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25</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Kupiansk direction Russian army shelled Krasne Pershe, Fyholivka, Dvorichna, Zapadne, Kupy...</text:span>
</text:h>
      <text:p text:style-name="P4">
Authors: liveuamap (Language: en)</text:p>
      <text:p text:style-name="P4">
Time: 2023-06-24T-52:49:00</text:p>
      <text:p text:style-name="P4">
Location: Svatove (Latitude:49.54359 Longtitude:37.8891)</text:p>
      <text:p text:style-name="P4">
Videos: []</text:p>
      <text:p text:style-name="P4">
Images: []</text:p>
      <text:p text:style-name="P4">
Tags: ["Russia"]</text:p>
      <text:p text:style-name="P4">
ID: 22571424</text:p>
      <!--METADATA-->
      <text:p text:style-name="P4">
At Kupiansk direction Russian army shelled Krasne Pershe, Fyholivka,Dvorichna, Zapadne, Kupyansk, Masutivka, Kyslivka and Berestove of Kharkivregion, - General Staff of Armed Forces of Ukraine says in the morning report</text:p>
      <text:p text:style-name="P4">
News Collection Link: <text:a xlink:type="simple" xlink:href="https:\/\/liveuamap.com\/en\/2023\/24-june-at-kupiansk-direction-russian-army-shelled-krasne" text:style-name="Internet_20_link" text:visited-style-name="Visited_20_Internet_20_Link">
https:\/\/liveuamap.com\/en\/2023\/24-june-at-kupiansk-direction-russian-army-shelled-krasne</text:a>
</text:p>
      <text:p text:style-name="P4">
Source: <text:a xlink:type="simple" xlink:href="https://t.me/lumsrc/5174" text:style-name="Internet_20_link" text:visited-style-name="Visited_20_Internet_20_Link">
https://t.me/lumsrc/5174</text:a>
</text:p>
      <!--NEWS-->
      <text:h text:style-name="P10" text:outline-level="1">
<text:span text:style-name="T4">
At Lyman direction Russian army shelled Nevske and Bilohorivka of Luhansk region and Torske, ...</text:span>
</text:h>
      <text:p text:style-name="P4">
Authors: liveuamap (Language: en)</text:p>
      <text:p text:style-name="P4">
Time: 2023-06-24T-54:49:00</text:p>
      <text:p text:style-name="P4">
Location: Donetsk (Latitude:48.73491 Longtitude:38.20152)</text:p>
      <text:p text:style-name="P4">
Videos: []</text:p>
      <text:p text:style-name="P4">
Images: []</text:p>
      <text:p text:style-name="P4">
Tags: ["Russia"]</text:p>
      <text:p text:style-name="P4">
ID: 22571423</text:p>
      <!--METADATA-->
      <text:p text:style-name="P4">
At Lyman direction Russian army shelled Nevske and Bilohorivka of Luhanskregion and Torske, Serebryanka, Verkhnokamyanske, Spirne and Rozdolivka ofDonetsk region.. Russian aviation conducted airstrikes at Nevske of Luhanskregion and Bilohorivka and Siversk of Donetsk region, - General Staff of ArmedForces of Ukraine says in the morning report</text:p>
      <text:p text:style-name="P4">
News Collection Link: <text:a xlink:type="simple" xlink:href="https:\/\/liveuamap.com\/en\/2023\/24-june-at-lyman-direction-russian-army-shelled-nevske-and" text:style-name="Internet_20_link" text:visited-style-name="Visited_20_Internet_20_Link">
https:\/\/liveuamap.com\/en\/2023\/24-june-at-lyman-direction-russian-army-shelled-nevske-and</text:a>
</text:p>
      <text:p text:style-name="P4">
Source: <text:a xlink:type="simple" xlink:href="https://t.me/lumsrc/5175" text:style-name="Internet_20_link" text:visited-style-name="Visited_20_Internet_20_Link">
https://t.me/lumsrc/5175</text:a>
</text:p>
      <!--NEWS-->
      <text:h text:style-name="P10" text:outline-level="1">
<text:span text:style-name="T4">
At Bakhmut direction Russian army shelled Vasukivka, Orikhovo-Vasylivka, Bohdanivka, Chasiv Y...</text:span>
</text:h>
      <text:p text:style-name="P4">
Authors: liveuamap (Language: en)</text:p>
      <text:p text:style-name="P4">
Time: 2023-06-24T-56:49:00</text:p>
      <text:p text:style-name="P4">
Location: Bakhmut (Latitude:48.57422000 Longtitude:37.92446000)</text:p>
      <text:p text:style-name="P4">
Videos: []</text:p>
      <text:p text:style-name="P4">
Images: []</text:p>
      <text:p text:style-name="P4">
Tags: ["Russia"]</text:p>
      <text:p text:style-name="P4">
ID: 22571421</text:p>
      <!--METADATA-->
      <text:p text:style-name="P4">
At Bakhmut direction Russian army shelled Vasukivka, Orikhovo-Vasylivka,Bohdanivka, Chasiv Yar, Ivanivske, Pivdenne and New York of Donetsk region.Russian aviation conducted airstrikes at Khromove, Ivanivske, Pervomayske andPredtechyne, - General Staff of Armed Forces of Ukraine says in the morningreport</text:p>
      <text:p text:style-name="P4">
News Collection Link: <text:a xlink:type="simple" xlink:href="https:\/\/liveuamap.com\/en\/2023\/24-june-at-bakhmut-direction-russian-army-shelled-vasukivka" text:style-name="Internet_20_link" text:visited-style-name="Visited_20_Internet_20_Link">
https:\/\/liveuamap.com\/en\/2023\/24-june-at-bakhmut-direction-russian-army-shelled-vasukivka</text:a>
</text:p>
      <text:p text:style-name="P4">
Source: <text:a xlink:type="simple" xlink:href="https://t.me/lumsrc/5176" text:style-name="Internet_20_link" text:visited-style-name="Visited_20_Internet_20_Link">
https://t.me/lumsrc/5176</text:a>
</text:p>
      <!--NEWS-->
      <text:h text:style-name="P10" text:outline-level="1">
<text:span text:style-name="T4">
At Avdiyivka direction Russian army shelled Berdychi, Avdiyivka, Tonenke, Karlivka and Nevels...</text:span>
</text:h>
      <text:p text:style-name="P4">
Authors: liveuamap (Language: en)</text:p>
      <text:p text:style-name="P4">
Time: 2023-06-24T-58:49:00</text:p>
      <text:p text:style-name="P4">
Location: Marinka, Donetsk Oblast (Latitude:48.12611 Longtitude:37.66491)</text:p>
      <text:p text:style-name="P4">
Videos: []</text:p>
      <text:p text:style-name="P4">
Images: []</text:p>
      <text:p text:style-name="P4">
Tags: ["Russia"]</text:p>
      <text:p text:style-name="P4">
ID: 22571420</text:p>
      <!--METADATA-->
      <text:p text:style-name="P4">
At Avdiyivka direction Russian army shelled Berdychi, Avdiyivka, Tonenke,Karlivka and Nevelske of Donetsk region. Russian aviation conducted airstrikesat Novokalynove, Ocheretyne, Nevelske, Avdiyivka and Syeverne, - General Staffof Armed Forces of Ukraine says in the morning report</text:p>
      <text:p text:style-name="P4">
News Collection Link: <text:a xlink:type="simple" xlink:href="https:\/\/liveuamap.com\/en\/2023\/24-june-at-avdiyivka-direction-russian-army-shelled-berdychi" text:style-name="Internet_20_link" text:visited-style-name="Visited_20_Internet_20_Link">
https:\/\/liveuamap.com\/en\/2023\/24-june-at-avdiyivka-direction-russian-army-shelled-berdychi</text:a>
</text:p>
      <text:p text:style-name="P4">
Source: <text:a xlink:type="simple" xlink:href="https://t.me/lumsrc/5177" text:style-name="Internet_20_link" text:visited-style-name="Visited_20_Internet_20_Link">
https://t.me/lumsrc/5177</text:a>
</text:p>
      <!--NEWS-->
      <text:h text:style-name="P10" text:outline-level="1">
<text:span text:style-name="T4">
At Maryinka direction Russian army shelled Krasnohorivka, Maryinka and Heorhiyivka of Donetsk...</text:span>
</text:h>
      <text:p text:style-name="P4">
Authors: liveuamap (Language: en)</text:p>
      <text:p text:style-name="P4">
Time: 2023-06-24T-60:49:00</text:p>
      <text:p text:style-name="P4">
Location: Marinka, Donetsk Oblast (Latitude:47.95987 Longtitude:37.44304)</text:p>
      <text:p text:style-name="P4">
Videos: []</text:p>
      <text:p text:style-name="P4">
Images: []</text:p>
      <text:p text:style-name="P4">
Tags: ["Russia"]</text:p>
      <text:p text:style-name="P4">
ID: 22571419</text:p>
      <!--METADATA-->
      <text:p text:style-name="P4">
At Maryinka direction Russian army shelled Krasnohorivka, Maryinka andHeorhiyivka of Donetsk region, - General Staff of Armed Forces of Ukraine saysin the morning report</text:p>
      <text:p text:style-name="P4">
News Collection Link: <text:a xlink:type="simple" xlink:href="https:\/\/liveuamap.com\/en\/2023\/24-june-at-maryinka-direction-russian-army-shelled-krasnohorivka" text:style-name="Internet_20_link" text:visited-style-name="Visited_20_Internet_20_Link">
https:\/\/liveuamap.com\/en\/2023\/24-june-at-maryinka-direction-russian-army-shelled-krasnohorivka</text:a>
</text:p>
      <text:p text:style-name="P4">
Source: <text:a xlink:type="simple" xlink:href="https://t.me/lumsrc/5178" text:style-name="Internet_20_link" text:visited-style-name="Visited_20_Internet_20_Link">
https://t.me/lumsrc/5178</text:a>
</text:p>
      <!--NEWS-->
      <text:h text:style-name="P10" text:outline-level="1">
<text:span text:style-name="T4">
At Shakhtarske direction Russian army shelled Paraskoviyivka, Novomykhaylivka, Blahodatne, Vi...</text:span>
</text:h>
      <text:p text:style-name="P4">
Authors: liveuamap (Language: en)</text:p>
      <text:p text:style-name="P4">
Time: 2023-06-24T-62:49:00</text:p>
      <text:p text:style-name="P4">
Location: Velyka Novosilka (Latitude:47.79967 Longtitude:36.81845)</text:p>
      <text:p text:style-name="P4">
Videos: []</text:p>
      <text:p text:style-name="P4">
Images: []</text:p>
      <text:p text:style-name="P4">
Tags: ["Russia"]</text:p>
      <text:p text:style-name="P4">
ID: 22571418</text:p>
      <!--METADATA-->
      <text:p text:style-name="P4">
At Shakhtarske direction Russian army shelled Paraskoviyivka, Novomykhaylivka,Blahodatne, Vilne Pole, Zelene Pole, Novopil, Vodyane, Vuhledar and Storozheveof Donetsk region. Russian aviation conducted airstrikes at Zolota Nyva,Storozheve, Makarivka and Blahodatne of Donetsk region, - General Staff ofArmed Forces of Ukraine says in the morning report</text:p>
      <text:p text:style-name="P4">
News Collection Link: <text:a xlink:type="simple" xlink:href="https:\/\/liveuamap.com\/en\/2023\/24-june-at-shakhtarske-direction-russian-army-shelled-paraskoviyivka" text:style-name="Internet_20_link" text:visited-style-name="Visited_20_Internet_20_Link">
https:\/\/liveuamap.com\/en\/2023\/24-june-at-shakhtarske-direction-russian-army-shelled-paraskoviyivka</text:a>
</text:p>
      <text:p text:style-name="P4">
Source: <text:a xlink:type="simple" xlink:href="https://t.me/lumsrc/5179" text:style-name="Internet_20_link" text:visited-style-name="Visited_20_Internet_20_Link">
https://t.me/lumsrc/5179</text:a>
</text:p>
      <!--NEWS-->
      <text:h text:style-name="P10" text:outline-level="1">
<text:span text:style-name="T4">
At Zaporizhzhia and Kherson directions Russian army shelled Novodarivka, Temyrivka, Levadne, ...</text:span>
</text:h>
      <text:p text:style-name="P4">
Authors: liveuamap (Language: en)</text:p>
      <text:p text:style-name="P4">
Time: 2023-06-24T-64:49:00</text:p>
      <text:p text:style-name="P4">
Location: Donetsk (Latitude:47.87744 Longtitude:37.3542)</text:p>
      <text:p text:style-name="P4">
Videos: []</text:p>
      <text:p text:style-name="P4">
Images: []</text:p>
      <text:p text:style-name="P4">
Tags: ["Russia"]</text:p>
      <text:p text:style-name="P4">
ID: 22571417</text:p>
      <!--METADATA-->
      <text:p text:style-name="P4">
At Zaporizhzhia and Kherson directions Russian army shelled Novodarivka,Temyrivka, Levadne, Malynivka, Huliaipole, Huliaipilske, Charivne,Zaliznychne, Bilohirya, Novodanylivka, Omelnyk, Chervona Krynytsya,Preobrazhenka, Orikhiv, Yehorivka, Novoandriyivka, Stepove, Pyatykhatky ofZaporizhzhia region; Prydniprovske, Nikopol of Dnipropetrovsk region;Kachkarivka, Respublikanets, Kozatske, Shlyakhove, Burhunka, Zolota Balka,Dudchany, Ivanivka, Molodizhne, Bilozerka, Romashkove, Antonivka, Zelenivka,Kherson, Zymivnyk, Dniprovske, Yantarne, Berehove, Veletenske of Khersonregion. Russian aviation conducted airstrikes at Novodanylivka, Orikhiv,Stepnohirsk of Zaporizhzhia region and Vesele, Kozatske and Antonivka ofKherson region, - General Staff of Armed Forces of Ukraine says in the morningreport</text:p>
      <text:p text:style-name="P4">
News Collection Link: <text:a xlink:type="simple" xlink:href="https:\/\/liveuamap.com\/en\/2023\/24-june-at-zaporizhzhia-and-kherson-directions-russian-army" text:style-name="Internet_20_link" text:visited-style-name="Visited_20_Internet_20_Link">
https:\/\/liveuamap.com\/en\/2023\/24-june-at-zaporizhzhia-and-kherson-directions-russian-army</text:a>
</text:p>
      <text:p text:style-name="P4">
Source: <text:a xlink:type="simple" xlink:href="https://t.me/lumsrc/5180" text:style-name="Internet_20_link" text:visited-style-name="Visited_20_Internet_20_Link">
https://t.me/lumsrc/5180</text:a>
</text:p>
      <!--NEWS-->
      <text:h text:style-name="P10" text:outline-level="1">
<text:span text:style-name="T4">
Explosion was reported in Zaporizhzhia</text:span>
</text:h>
      <text:p text:style-name="P4">
Authors: liveuamap (Language: en)</text:p>
      <text:p text:style-name="P4">
Time: 2023-06-24T19:34:34</text:p>
      <text:p text:style-name="P4">
Location: Zaporizhzhia, Zaporiz'ka oblast (Latitude:47.82537 Longtitude:35.12226)</text:p>
      <text:p text:style-name="P4">
Videos: []</text:p>
      <text:p text:style-name="P4">
Images: []</text:p>
      <text:p text:style-name="P4">
Tags: []</text:p>
      <text:p text:style-name="P4">
ID: 22571524</text:p>
      <!--METADATA-->
      <text:p text:style-name="P4">
Explosion was reported in Zaporizhzhia</text:p>
      <text:p text:style-name="P4">
News Collection Link: <text:a xlink:type="simple" xlink:href="https:\/\/liveuamap.com\/en\/2023\/25-june-explosion-was-reported-in-zaporizhzhia-" text:style-name="Internet_20_link" text:visited-style-name="Visited_20_Internet_20_Link">
https:\/\/liveuamap.com\/en\/2023\/25-june-explosion-was-reported-in-zaporizhzhia-</text:a>
</text:p>
      <text:p text:style-name="P4">
Source: <text:a xlink:type="simple" xlink:href="https://t.me/suspilnezaporizhzhya/14097" text:style-name="Internet_20_link" text:visited-style-name="Visited_20_Internet_20_Link">
https://t.me/suspilnezaporizhzhya/14097</text:a>
</text:p>
      <!--NEWS-->
      <text:h text:style-name="P10" text:outline-level="1">
<text:span text:style-name="T4">
За результатами Конференції з відновлення у Лондоні Україна отримає пакет міжнародної фінансової підтримки — Денис Шмигаль</text:span>
</text:h>
      <text:p text:style-name="P4">
Author: ['АРМІЯINFORM']</text:p>
      <text:p text:style-name="P4">
Time: 2023-06-24T34:00:00-04:00</text:p>
      <text:p text:style-name="P4">
Description: Зокрема, йдеться про наступне:    — 50 млрд євро від ЄС як новий середньостроков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jen-gel-08_04_5-900x506-1.jpg" text:style-name="Internet_20_link" text:visited-style-name="Visited_20_Internet_20_Link">
jen-gel-08_04_5-900x506-1.jpg</text:a>
']</text:p>
      <text:p text:style-name="P4">
Tags: ['STOPRUSSIA', 'АГРЕСІЯ РФ', 'ВТОРГНЕННЯ РФ']</text:p>
      <text:p text:style-name="P4">
Category: News</text:p>
      <!--METADATA-->
      <text:p text:style-name="P4">
<draw:frame draw:style-name="fr1" draw:name="Image2" text:anchor-type="as-char" svg:width="6.9236in" svg:height="3.892602in" draw:z-index="0">
<draw:image xlink:href="../Images/AРМІЯINFORM/2023-06-24T34-00-00-04-00/jen-gel-08_04_5-900x506-1.jpg" xlink:type="simple" xlink:show="embed" xlink:actuate="onLoad" draw:mime-type="image/jpeg"/>
</draw:frame>
 Ілюстративне фото</text:p>
      <text:p text:style-name="P4">
<text:span text:style-name="T4">
Зокрема, йдеться про наступне:</text:span>
</text:p>
      <text:p text:style-name="P4">
— 50 млрд євро від ЄС як новий середньостроковий інструмент підтримки;</text:p>
      <text:p text:style-name="P4">
— трирічна програма підтримки на 3 млрд фунтів від Великої Британії;</text:p>
      <text:p text:style-name="P4">
— 1,76 млрд доларів за угодою зі Світовим банком;</text:p>
      <text:p text:style-name="P4">
— 600 млн євро енергокомпаніям Укргідроенерго, Укренерго, Нафтогаз від ЄБРР;</text:p>
      <text:p text:style-name="P4">
— новий портфель проєктів для відбудови на 840 млн євро від Європейськогоінвестиційного банку;</text:p>
      <text:p text:style-name="P4">
— 1,3 млрд доларів анонсованої допомоги від США;</text:p>
      <text:p text:style-name="P4">
— додаткових 381 млн євро допомоги від Німеччини.</text:p>
      <text:p text:style-name="P4">
Також партнери підтримали ідею використання заморожених російських активів длявідбудови України та заявили, що не сумніваються у членстві України в ЄС.</text:p>
      <text:p text:style-name="P4">
Джерело: <text:a xlink:type="simple" xlink:href="https://minre.gov.ua/2023/06/23/za-rezultatamy-konferencziyi-z-vidnovlennya-u-londoni-ukrayina-otrymaye-paket-mizhnarodnoyi-finansovoyi-pidtrymky-premyer-ministr-denys-shmygal/" text:style-name="Internet_20_link" text:visited-style-name="Visited_20_Internet_20_Link">
Міністерство з питань реінтеграції тимчасово окупованих територійУкраїни</text:a>
</text:p>
      <text:p text:style-name="P4">
Source: <text:a xlink:type="simple" xlink:href="https://armyinform.com.ua/2023/06/24/za-rezultatamy-konferencziyi-z-vidnovlennya-u-londoni-ukrayina-otrymaye-paket-mizhnarodnoyi-finansovoyi-pidtrymky-denys-shmygal/" text:style-name="Internet_20_link" text:visited-style-name="Visited_20_Internet_20_Link">
https://armyinform.com.ua/2023/06/24/za-rezultatamy-konferencziyi-z-vidnovlennya-u-londoni-ukrayina-otrymaye-paket-mizhnarodnoyi-finansovoyi-pidtrymky-denys-shmygal/</text:a>
</text:p>
      <!--NEWS-->
      <text:h text:style-name="P10" text:outline-level="1">
<text:span text:style-name="T4">
До 13 років за ґратами засуджено колаборанта з окупаційного «мвс рф», який викрадав місцевих жителів</text:span>
</text:h>
      <text:p text:style-name="P4">
Author: ['АРМІЯINFORM']</text:p>
      <text:p text:style-name="P4">
Time: 2023-06-24T36:00:00-04:00</text:p>
      <text:p text:style-name="P4">
Description: Доказова база, зібрана слідчими Служби безпеки України, дозволила притягну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a8879da467f5ef3186c59aa101cecbce_id76321_1300x820_141_650x410.jpg" text:style-name="Internet_20_link" text:visited-style-name="Visited_20_Internet_20_Link">
a8879da467f5ef3186c59aa101cecbce_id76321_1300x820_141_650x410.jpg</text:a>
']</text:p>
      <text:p text:style-name="P4">
Tags: ['STOPRUSSIA']</text:p>
      <text:p text:style-name="P4">
Category: News</text:p>
      <!--METADATA-->
      <text:p text:style-name="P4">
<draw:frame draw:style-name="fr1" draw:name="Image3" text:anchor-type="as-char" svg:width="6.9236in" svg:height="4.367194in" draw:z-index="0">
<draw:image xlink:href="../Images/AРМІЯINFORM/2023-06-24T36-00-00-04-00/a8879da467f5ef3186c59aa101cecbce_id76321_1300x820_141_650x410.jpg" xlink:type="simple" xlink:show="embed" xlink:actuate="onLoad" draw:mime-type="image/jpeg"/>
</draw:frame>
Ілюстративне фото</text:p>
      <text:p text:style-name="P4">
Доказова база, зібрана слідчими Служби безпеки України, дозволила притягнутидо відповідальності ще одного колаборанта, який на період окупації Харківщиниприєднався до створеного агресором місцевого «управління мвс».</text:p>
      <text:p text:style-name="P4">
Про це <text:a xlink:type="simple" xlink:href="https://ssu.gov.ua/novyny/za-materialamy-sbu-13-rokiv-tiurmy-otrymav-kolaborant-z-okupatsiinoho-mvs-rf-u-kupiansku-yakyi-vykradav-mistsevykh-zhyteliv" text:style-name="Internet_20_link" text:visited-style-name="Visited_20_Internet_20_Link">
повідомляє</text:a>
 Служба безпеки України.</text:p>
      <text:p text:style-name="P4">
«У лавах загарбницького органу він допомагав російським окупантам проводитикаральні рейди проти мирних жителів захопленого на той час Куп’янська. Тоділюдей просто хапали на вулицях або вдиралися до їхніх помешкань і викрадали.Здебільшого рашисти відвозили потерпілих до місцевої катівні, звідки деякі вжене поверталися.Співробітники СБУ затримали зловмисника восени 2022 року у ходістабілізаційних заходів на звільнених територіях області», — йдеться вповідомленні.</text:p>
      <text:p text:style-name="P4">
Також на підставі доказів української спецслужби суд визнав його винним за ч.7 ст. 111-1 Кримінального кодексу України (колабораційна діяльність) іпризначив 13 років тюремного ув’язнення.</text:p>
      <text:p text:style-name="P4">
За матеріалами слідства, зловмисником є 37-річний місцевий житель, який напочатку повномасштабного вторгнення підтримав російських загарбників.</text:p>
      <text:p text:style-name="P4">
Під час тимчасової окупації Куп’янська він добровільно погодився стати«патрульним» у складі місцевої «філії мвс рф».</text:p>
      <text:p text:style-name="P4">
На цій посаді він «наводив» рашистів на місця перебування учасників руху опоруі брав участь у їх викраденні та розграбуванні майна.</text:p>
      <text:p text:style-name="P4">
За свої злочини колаборант щомісяця отримував від агресора «зарплату» урозмірі 40 тис. руб.</text:p>
      <text:p text:style-name="P4">
Розслідування проводили співробітники СБУ в Харківській області запроцесуального керівництва обласної прокуратури.</text:p>
      <text:p text:style-name="P4">
Source: <text:a xlink:type="simple" xlink:href="https://armyinform.com.ua/2023/06/24/do-13-rokiv-tyurmy-zasuzhdeno-kolaboranta-z-okupaczijnogo-mvs-rf-yakyj-vykradav-misczevyh-zhyteliv/" text:style-name="Internet_20_link" text:visited-style-name="Visited_20_Internet_20_Link">
https://armyinform.com.ua/2023/06/24/do-13-rokiv-tyurmy-zasuzhdeno-kolaboranta-z-okupaczijnogo-mvs-rf-yakyj-vykradav-misczevyh-zhyteliv/</text:a>
</text:p>
      <!--NEWS-->
      <text:h text:style-name="P10" text:outline-level="1">
<text:span text:style-name="T4">
У Координаційному штабі відбулася зустріч з родинами військовослужбовців 46-ї аеромобільної бригади</text:span>
</text:h>
      <text:p text:style-name="P4">
Author: ['АРМІЯINFORM']</text:p>
      <text:p text:style-name="P4">
Time: 2023-06-24T38:00:00-04:00</text:p>
      <text:p text:style-name="P4">
Description: Про це повідомляє Координаційний штаб з питань поводження з військовополоненими.    Сере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23_15-40-13.jpg" text:style-name="Internet_20_link" text:visited-style-name="Visited_20_Internet_20_Link">
photo_2023-06-23_15-40-13.jpg</text:a>
']</text:p>
      <text:p text:style-name="P4">
Tags: ['STOPRUSSIA', 'АГРЕСІЯ РФ']</text:p>
      <text:p text:style-name="P4">
Category: News</text:p>
      <!--METADATA-->
      <text:p text:style-name="P4">
<draw:frame draw:style-name="fr1" draw:name="Image4" text:anchor-type="as-char" svg:width="6.9236in" svg:height="4.027227in" draw:z-index="0">
<draw:image xlink:href="../Images/AРМІЯINFORM/2023-06-24T38-00-00-04-00/photo_2023-06-23_15-40-13.jpg" xlink:type="simple" xlink:show="embed" xlink:actuate="onLoad" draw:mime-type="image/jpeg"/>
</draw:frame>
</text:p>
      <text:p text:style-name="P4">
Про це <text:a xlink:type="simple" xlink:href="https://t.me/Koord_shtab" text:style-name="Internet_20_link" text:visited-style-name="Visited_20_Internet_20_Link">
повідомляє</text:a>
 Координаційний штаб з питаньповодження з військовополоненими.</text:p>
      <text:p text:style-name="P4">
Серед інших питань порушили тему труднощів у перемовинах про обміни.</text:p>
      <text:p text:style-name="P4">
«Ми провели 45 обмінів. І жоден не схожий на інші, — зазначив представникШтабу. — Аналізуємо інформацію після зустрічей з родинами, щоби сформуватипереговорну позицію.</text:p>
      <text:p text:style-name="P4">
Персонально ні про кого не домовляємося. Намагалися забрали людину знадзвичайно важкими пораненнями, яка перебуває між життям і смертю. Вона вжене зможе воювати, тобто, не завдасть країні-агресорці жодної шкоди, але її невіддали. Переговори по персоналіях можуть тільки зашкодити поверненню. Такевраження, вони навмисне не віддають важких, щоби зробити нам боляче».</text:p>
      <text:p text:style-name="P4">
Обговорили випадки, коли прізвища Захисників з’являються в інтернеті за кількаднів до обміну:</text:p>
      <text:p text:style-name="P4">
«росіяни інколи роблять такі „зливи“ днів за два до обміну. Інколи всезбігається. А інколи — не повністю. Когось не повертають, а рідні вже очікуютьлюдину вдома. Потім впадають у відчай. Тому ми до обміну не оприлюднюємо жодніпрізвища».</text:p>
      <text:p text:style-name="P4">
Представник Штабу також наголосив, що за найменшої можливості ми забираємовсіх, не зважаючи на підрозділ — десантників, морпіхів, прикордонників:</text:p>
      <text:p text:style-name="P4">
«Якщо є один шанс із тисячі — чіпляємося за нього. Не відмовилися ще віджодної людини».</text:p>
      <text:p text:style-name="P4">
Source: <text:a xlink:type="simple" xlink:href="https://armyinform.com.ua/2023/06/24/u-koordynaczijnomu-shtabi-vidbulasya-zustrich-z-rodynamy-vijskovosluzhbovcziv-46-yi-okremoyi-aeromobilnoyi-brygady/" text:style-name="Internet_20_link" text:visited-style-name="Visited_20_Internet_20_Link">
https://armyinform.com.ua/2023/06/24/u-koordynaczijnomu-shtabi-vidbulasya-zustrich-z-rodynamy-vijskovosluzhbovcziv-46-yi-okremoyi-aeromobilnoyi-brygady/</text:a>
</text:p>
      <!--NEWS-->
      <text:h text:style-name="P10" text:outline-level="1">
<text:span text:style-name="T4">
Журналіста з Хмельниччини засуджено до 5 років ув’язнення за держраду</text:span>
</text:h>
      <text:p text:style-name="P4">
Author: ['АРМІЯINFORM']</text:p>
      <text:p text:style-name="P4">
Time: 2023-06-24T40:00:00-04:00</text:p>
      <text:p text:style-name="P4">
Description: За публічного обвинувачення Хмельницької обласної прокуратури місцевого жителя визна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23_17-44-12.jpg" text:style-name="Internet_20_link" text:visited-style-name="Visited_20_Internet_20_Link">
photo_2023-06-23_17-44-12.jpg</text:a>
']</text:p>
      <text:p text:style-name="P4">
Tags: ['STOPRUSSIA']</text:p>
      <text:p text:style-name="P4">
Category: News</text:p>
      <!--METADATA-->
      <text:p text:style-name="P4">
<draw:frame draw:style-name="fr1" draw:name="Image5" text:anchor-type="as-char" svg:width="6.9236in" svg:height="4.885067in" draw:z-index="0">
<draw:image xlink:href="../Images/AРМІЯINFORM/2023-06-24T40-00-00-04-00/photo_2023-06-23_17-44-12.jpg" xlink:type="simple" xlink:show="embed" xlink:actuate="onLoad" draw:mime-type="image/jpeg"/>
</draw:frame>
</text:p>
      <text:p text:style-name="P4">
За публічного обвинувачення Хмельницької обласної прокуратури місцевого жителявизнано винним у державній зраді (ч. 1 ст. 111 КК України).</text:p>
      <text:p text:style-name="P4">
Йому призначено покарання — 5 років позбавлення волі з конфіскацією усьогомайна, окрім житла.</text:p>
      <text:p text:style-name="P4">
Про це <text:a xlink:type="simple" xlink:href="https://t.me/pgo_gov_ua" text:style-name="Internet_20_link" text:visited-style-name="Visited_20_Internet_20_Link">
повідомляє</text:a>
 Офіс Генерального прокурора.</text:p>
      <text:p text:style-name="P4">
«Чоловік належить до числа проросійських експертів і політичних оглядачів, якіактивно співпрацюють з нині підсанкційними українськими ЗМІ, що належаликерівнику забороненої політичної партії „ОПЗЖ“. Засуджений працював якпозаштатний кореспондент та був автором публікацій у державному російськомупропагандистському інформагентстві. Із 2016 року безпосередньо займався„розкруткою“ медійних образів поплічників Кремля, допомагав їм у просуванніворожих наративів в інформпросторі. Публічно підтримував окупацію та діїбойовиків на Донбасі. Усі неправдиві матеріали журналіст спочатку погоджував зпредставниками країни-агресора», — йдеться в повідомленні.</text:p>
      <text:p text:style-name="P4">
До вироку суду засуджений перебував під вартою. Досудове розслідування — СБУ.</text:p>
      <text:p text:style-name="P4">
Source: <text:a xlink:type="simple" xlink:href="https://armyinform.com.ua/2023/06/24/zhurnalista-z-hmelnychchyny-zasudzheno-do-5-rokiv-uvyaznennya-za-derzhradu/" text:style-name="Internet_20_link" text:visited-style-name="Visited_20_Internet_20_Link">
https://armyinform.com.ua/2023/06/24/zhurnalista-z-hmelnychchyny-zasudzheno-do-5-rokiv-uvyaznennya-za-derzhradu/</text:a>
</text:p>
      <!--NEWS-->
      <text:h text:style-name="P10" text:outline-level="1">
<text:span text:style-name="T4">
Військовий рф розповів про зміну локації та моральний стан особового складу – перехоплення ГУР</text:span>
</text:h>
      <text:p text:style-name="P4">
Author: ['АРМІЯINFORM']</text:p>
      <text:p text:style-name="P4">
Time: 2023-06-24T42:00:00-04:00</text:p>
      <text:p text:style-name="P4">
Description: Військовий рф розповів другу про зміну локації та моральний стан особового складу. Ц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urperehoplennya.jpg" text:style-name="Internet_20_link" text:visited-style-name="Visited_20_Internet_20_Link">
gurperehoplennya.jpg</text:a>
']</text:p>
      <text:p text:style-name="P4">
Tags: ['STOPRUSSIA', 'АГРЕСІЯ РФ', 'ГУР МО УКРАЇНИ', 'ГУР МОУ']</text:p>
      <text:p text:style-name="P4">
Category: News</text:p>
      <!--METADATA-->
      <text:p text:style-name="P4">
<draw:frame draw:style-name="fr1" draw:name="Image6" text:anchor-type="as-char" svg:width="6.9236in" svg:height="3.894525in" draw:z-index="0">
<draw:image xlink:href="../Images/AРМІЯINFORM/2023-06-24T42-00-00-04-00/gurperehoplennya.jpg" xlink:type="simple" xlink:show="embed" xlink:actuate="onLoad" draw:mime-type="image/jpeg"/>
</draw:frame>
</text:p>
      <text:p text:style-name="P4">
Військовий рф розповів другу про зміну локації та моральний стан особовогоскладу. Цю телефонну розмову перехопило та<text:a xlink:type="simple" xlink:href="https://t.me/DIUkraine" text:style-name="Internet_20_link" text:visited-style-name="Visited_20_Internet_20_Link">
опублікувало</text:a>
 Головне управління розвідкиМіністерства оборони України.</text:p>
      <ul>
        <li>
«если захотят нас туда перекинуть, соответственно тут уже все в отказную пойдут»;  * окупант розповідає, тим часом, доки БТРщики по другому колу ідуть у відпустки, мобілізованим поки відпустки не передбачені;  * «нас тут бросили как не знаю кого, 2 недели вертушка лупила здесь».</li>
      </ul>
      <text:p text:style-name="P4">
За кожен воєнний злочин, здійснений проти України, буде справедлива відплата.</text:p>
      <text:p text:style-name="P4">
Source: <text:a xlink:type="simple" xlink:href="https://armyinform.com.ua/2023/06/24/vijskovyj-rf-rozpoviv-drugu-pro-zminu-lokacziyi-ta-moralnyj-stan-osobovogo-skladu-perehoplennya-gur/" text:style-name="Internet_20_link" text:visited-style-name="Visited_20_Internet_20_Link">
https://armyinform.com.ua/2023/06/24/vijskovyj-rf-rozpoviv-drugu-pro-zminu-lokacziyi-ta-moralnyj-stan-osobovogo-skladu-perehoplennya-gur/</text:a>
</text:p>
      <!--NEWS-->
      <text:h text:style-name="P10" text:outline-level="1">
<text:span text:style-name="T4">
14 ракет та 2 дрони було знищено силами та засобами ППО</text:span>
</text:h>
      <text:p text:style-name="P4">
Author: ['АРМІЯINFORM']</text:p>
      <text:p text:style-name="P4">
Time: 2023-06-24T44:00:00-04:00</text:p>
      <text:p text:style-name="P4">
Description: war  Як зазначається в Генеральному штабі ЗСУ, протягом минулої доби ворог завд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aketnyj-udar.jpg" text:style-name="Internet_20_link" text:visited-style-name="Visited_20_Internet_20_Link">
raketnyj-udar.jpg</text:a>
']</text:p>
      <text:p text:style-name="P4">
Tags: ['STOPRUSSIA', 'АГРЕСІЯ РФ', 'ВТОРГНЕННЯ РФ', 'ГШ ЗСУ']</text:p>
      <text:p text:style-name="P4">
Category: News</text:p>
      <!--METADATA-->
      <text:p text:style-name="P4">
<draw:frame draw:style-name="fr1" draw:name="Image7" text:anchor-type="as-char" svg:width="6.9236in" svg:height="3.893007in" draw:z-index="0">
<draw:image xlink:href="../Images/AРМІЯINFORM/2023-06-24T44-00-00-04-00/raketnyj-udar.jpg" xlink:type="simple" xlink:show="embed" xlink:actuate="onLoad" draw:mime-type="image/jpeg"/>
</draw:frame>
Фото ілюстративне</text:p>
      <text:p text:style-name="P4">
war</text:p>
      <text:p text:style-name="P4">
Як<text:a xlink:type="simple" xlink:href="https://www.facebook.com/GeneralStaff.ua/posts/pfbid0PSQrtYbxm3G1qJCcXQhYrfZq2ZpjeCHXk4QXcMwxsWJUew7qMutb5T65mnVwiAVXl" text:style-name="Internet_20_link" text:visited-style-name="Visited_20_Internet_20_Link">
зазначається</text:a>
в Генеральному штабі ЗСУ, протягом минулої доби ворог завдав ракетно-авіаційного удару по території України, застосувавши 14 крилатих ракетиХ-101/Х-555, 3 дрони «Shahed», та 4 зенітні керовані ракети із С-300 поЗапоріжжю.</text:p>
      <text:p text:style-name="P4">
Водночас силами та засобами протиповітряної оборони 14 ракет та 2 дрони булознищено. Також було знищено російський ударний вертоліт Ка-52 та 7розвідувальних БПЛА.</text:p>
      <text:p text:style-name="P4">
Крім того, ворог завдав 51 авіаційного удару та здійснив 59 обстрілів зреактивних систем залпового вогню. На жаль, постраждали мирні люди.</text:p>
      <text:p text:style-name="P4">
Нагадуємо, що ймовірність завдавання ракетних та авіаційних ударів по всійтериторії України залишається високою.</text:p>
      <text:p text:style-name="P4">
Source: <text:a xlink:type="simple" xlink:href="https://armyinform.com.ua/2023/06/24/14-raket-ta-2-drony-bulo-znyshheno-sylamy-ta-zasobamy-ppo/" text:style-name="Internet_20_link" text:visited-style-name="Visited_20_Internet_20_Link">
https://armyinform.com.ua/2023/06/24/14-raket-ta-2-drony-bulo-znyshheno-sylamy-ta-zasobamy-ppo/</text:a>
</text:p>
      <!--NEWS-->
      <text:h text:style-name="P10" text:outline-level="1">
<text:span text:style-name="T4">
Противник зосереджує основні зусилля на трьох напрямках, за добу там відбулося 28 бойових зіткнень — Генштаб</text:span>
</text:h>
      <text:p text:style-name="P4">
Author: ['АРМІЯINFORM']</text:p>
      <text:p text:style-name="P4">
Time: 2023-06-24T46:00:00-04:00</text:p>
      <text:p text:style-name="P4">
Description: Про це повідомляє Генеральний штаб ЗСУ.    «Противник зосереджує основні зусил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491295273525.jpeg" text:style-name="Internet_20_link" text:visited-style-name="Visited_20_Internet_20_Link">
6491295273525.jpeg</text:a>
']</text:p>
      <text:p text:style-name="P4">
Tags: ['STOPRUSSIA', 'АГРЕСІЯ РФ', 'ГШ ЗСУ']</text:p>
      <text:p text:style-name="P4">
Category: News</text:p>
      <!--METADATA-->
      <text:p text:style-name="P4">
<draw:frame draw:style-name="fr1" draw:name="Image8" text:anchor-type="as-char" svg:width="6.9236in" svg:height="4.32725in" draw:z-index="0">
<draw:image xlink:href="../Images/AРМІЯINFORM/2023-06-24T46-00-00-04-00/6491295273525.jpeg" xlink:type="simple" xlink:show="embed" xlink:actuate="onLoad" draw:mime-type="image/jpeg"/>
</draw:frame>
Ілюстративне фото <text:span text:style-name="T4">
🔥 Ситуація щодо російського вторгнення</text:span>
</text:p>
      <text:p text:style-name="P4">
Про це <text:a xlink:type="simple" xlink:href="https://www.facebook.com/GeneralStaff.ua/" text:style-name="Internet_20_link" text:visited-style-name="Visited_20_Internet_20_Link">
повідомляє</text:a>
 Генеральнийштаб ЗСУ.</text:p>
      <text:p text:style-name="P4">
«Противник зосереджує основні зусилля на Лиманському, Авдіївському таМар’їнському напрямках — протягом доби відбулось понад 28 бойових зіткнень», —йдеться в повідомленні.</text:p>
      <text:p text:style-name="P4">
На Волинському та Поліському напрямках оперативна обстановка без суттєвихзмін.</text:p>
      <text:p text:style-name="P4">
Крім того, на Сіверському та Слобожанському напрямках противник завдававіаційного удару в районах Павлівки Сумської області та Гатища і ПлетенівкиХарківської області. Здійснив мінометні та артилерійські обстріли населенихпунктів Карповичі, Карабани, Михальчина Слобода Чернігівської області;Середина-Буда, Шалигіне, Попівка, Атинське, Іскрисківщина, Волфине, Павлівка,Стукалівка, Ободи, Кіндратівка Сумської області, а також Гур’їв Козачок, Уди,Ветеринарне, Козача Лопань, Стрілеча, Олійникове, Нескучне, Огірцеве, Гатище,Вовчанськ, Нестерне, Плетенівка, Бударки, Землянки, Озерне, Вільхуватка,Чугунівка, Тополі на Харківщині.</text:p>
      <text:p text:style-name="P4">
На Куп’янському напрямку артилерійських і мінометних обстрілів противниказазнали Красне Перше, Фиголівка, Дворічна, Западне, Куп’янськ, Масютівка,Кислівка і Берестове Харківської області.</text:p>
      <text:p text:style-name="P4">
На Лиманському напрямку противник здійснив безуспішні наступальні дії внапрямках Веселого та південніше Діброви. Завдав авіаційних ударів в районахНевське Луганської області та Білогорівка і Сіверськ Донецької області.Артилерійських обстрілів зазнали Невське і Білогорівка Луганської області таТорське, Серебрянка, Верхньокам’янське, Спірне і Роздолівка — Донецької.</text:p>
      <text:p text:style-name="P4">
На Бахмутському напрямку противник завдав авіаційних ударів в районах Хромове,Іванівське, Первомайське та Предтечине. Від ворожих артилерійських обстрілівпостраждали Васюківка, Оріхово-Василівка, Богданівка, Часів Яр, Іванівське,Південне та Нью-Йорк Донецької області.</text:p>
      <text:p text:style-name="P4">
На Авдіївському напрямку противник проводив безуспішні наступальні дії врайоні Авдіївки Донецької області. Завдав авіаційних ударів в районахНовокалинове, Очеретине, Невельське, Авдіївка та Сєверне. Здійснивартилерійські обстріли населених пунктів Бердичі, Авдіївка, Тоненьке, Карлівката Невельське Донецької області.</text:p>
      <text:p text:style-name="P4">
На Мар’їнському напрямку ворог проводив наступальні дії в районі Мар’їнки,успіху не мав. В той же час, здійснив артилерійські обстріли населених пунктівКрасногорівка, Мар’їнка та Георгіївка Донецької області.</text:p>
      <text:p text:style-name="P4">
На Шахтарському напрямку ворог здійснив безуспішні наступальні дії в напрямкахВугледара та Золотої Ниви. Завдав авіаційних ударів в районах Золота Нива,Сторожеве, Макарівка і Благодатне Донецької області. Здійснив обстрілинаселених пунктів Парасковіївка, Новомихайлівка, Благодатне, Вільне Поле,Зелене Поле, Новопіль, Водяне, Вугледар та Сторожеве на Донеччині.</text:p>
      <text:p text:style-name="P4">
На Запорізькому та Херсонському напрямках противник продовжує вести обороннідії, зосереджує основні зусилля на недопущенні просування наших військ.Намагався відновити втрачене положення в районі Макарівки Донецької області.Завдав авіаційних ударів в районах населених пунктів Новоданилівка, Оріхів,Степногірськ Запорізької області та Веселе, Козацьке і Антонівка наХерсонщині. Здійснив артилерійські обстріли населених пунктів Новодарівка,Темирівка, Левадне, Малинівка, Гуляйполе, Гуляйпільське, Чарівне, Залізничне,Білогір’я, Новоданилівка, Омельник, Червона Криниця, Преображенка, Оріхів,Єгорівка, Новоандріївка, Степове, П’ятихатки Запорізької області;Придніпровське, Нікополь Дніпропетровської області; Качкарівка,Республіканець, Козацьке, Шляхове, Бургунка, Золота Балка, Дудчани, Іванівка,Молодіжне, Білозерка, Ромашкове, Антонівка, Зеленівка, Херсон, Зимівник,Дніпровське, Янтарне, Берегове, Велетенське Херсонської області.</text:p>
      <text:p text:style-name="P4">
Source: <text:a xlink:type="simple" xlink:href="https://armyinform.com.ua/2023/06/24/protyvnyk-zoseredzhuye-osnovni-zusyllya-na-troh-napryamkah-za-dobu-tam-vidbulosya-28-bojovyh-zitknen-genshtab/" text:style-name="Internet_20_link" text:visited-style-name="Visited_20_Internet_20_Link">
https://armyinform.com.ua/2023/06/24/protyvnyk-zoseredzhuye-osnovni-zusyllya-na-troh-napryamkah-za-dobu-tam-vidbulosya-28-bojovyh-zitknen-genshtab/</text:a>
</text:p>
      <!--NEWS-->
      <text:h text:style-name="P10" text:outline-level="1">
<text:span text:style-name="T4">
Україна повернула ще двох військовополонених з Угорщини</text:span>
</text:h>
      <text:p text:style-name="P4">
Author: ['АРМІЯINFORM']</text:p>
      <text:p text:style-name="P4">
Time: 2023-06-24T48:00:00-04:00</text:p>
      <text:p text:style-name="P4">
Description: Дипломати вивезли з Угорщини ще двох українських військовополонених, переданих туд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photo_2022-12-27_16-19-39.jpg" text:style-name="Internet_20_link" text:visited-style-name="Visited_20_Internet_20_Link">
photo_2022-12-27_16-19-39.jpg</text:a>
']</text:p>
      <text:p text:style-name="P4">
Tags: ['ВІЙНА', 'ВІЙСЬКОВОПОЛОНЕНІ']</text:p>
      <text:p text:style-name="P4">
Category: News</text:p>
      <!--METADATA-->
      <text:p text:style-name="P4">
<draw:frame draw:style-name="fr1" draw:name="Image9" text:anchor-type="as-char" svg:width="6.9236in" svg:height="4.569576in" draw:z-index="0">
<draw:image xlink:href="../Images/AРМІЯINFORM/2023-06-24T48-00-00-04-00/photo_2022-12-27_16-19-39.jpg" xlink:type="simple" xlink:show="embed" xlink:actuate="onLoad" draw:mime-type="image/jpeg"/>
</draw:frame>
 Ілюстративне фото</text:p>
      <text:p text:style-name="P4">
Дипломати вивезли з Угорщини ще двох українських військовополонених, переданихтуди росією.</text:p>
      <text:p text:style-name="P4">
Про це <text:a xlink:type="simple" xlink:href="https://t.me/Koord_shtab/1318" text:style-name="Internet_20_link" text:visited-style-name="Visited_20_Internet_20_Link">
повідомляє</text:a>
 Координаційний штаб зпитань поводження з військовополоненими з посиланням на речника МЗС УкраїниОлега Ніколенка.</text:p>
      <text:p text:style-name="P4">
«Таким чином українській стороні вдалося повернути вже п’ятьох українськихзахисників з одинадцяти», — йдеться у повідомленні.</text:p>
      <text:p text:style-name="P4">
У штабі зазначили, що триває робота, аби і решта воїнів якнайшвидшеповернулися додому.</text:p>
      <text:p text:style-name="P4">
Source: <text:a xlink:type="simple" xlink:href="https://armyinform.com.ua/2023/06/24/ukrayina-povernula-shhe-dvoh-vijskovopolonenyh-z-ugorshhyny/" text:style-name="Internet_20_link" text:visited-style-name="Visited_20_Internet_20_Link">
https://armyinform.com.ua/2023/06/24/ukrayina-povernula-shhe-dvoh-vijskovopolonenyh-z-ugorshhyny/</text:a>
</text:p>
      <!--NEWS-->
      <text:h text:style-name="P10" text:outline-level="1">
<text:span text:style-name="T4">
Нічна ракетна атака на Київ: троє осіб загинуло, вісім — травмовано</text:span>
</text:h>
      <text:p text:style-name="P4">
Author: ['АРМІЯINFORM']</text:p>
      <text:p text:style-name="P4">
Time: 2023-06-24T50:00:00-04:00</text:p>
      <text:p text:style-name="P4">
Description: Унаслідок нічної атаки на Київ з боку росії є потрапляння в житловий 24-поверхов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40246223431124554_y-1.jpg" text:style-name="Internet_20_link" text:visited-style-name="Visited_20_Internet_20_Link">
photo_5240246223431124554_y-1.jpg</text:a>
']</text:p>
      <text:p text:style-name="P4">
Tags: ['АТАКА ВОРОГА', 'РОСІЙСЬКА РАКЕТНА АТАКА']</text:p>
      <text:p text:style-name="P4">
Category: News</text:p>
      <!--METADATA-->
      <text:p text:style-name="P4">
<draw:frame draw:style-name="fr1" draw:name="Image10" text:anchor-type="as-char" svg:width="6.9236in" svg:height="5.1927in" draw:z-index="0">
<draw:image xlink:href="../Images/AРМІЯINFORM/2023-06-24T50-00-00-04-00/photo_5240246223431124554_y-1.jpg" xlink:type="simple" xlink:show="embed" xlink:actuate="onLoad" draw:mime-type="image/jpeg"/>
</draw:frame>
</text:p>
      <text:p text:style-name="P4">
Унаслідок нічної атаки на Київ з боку росії є потрапляння в житловий24-поверховий будинок в Солом’янському районі.</text:p>
      <text:p text:style-name="P4">
Про це <text:a xlink:type="simple" xlink:href="https://t.me/mvs_ukraine/26738" text:style-name="Internet_20_link" text:visited-style-name="Visited_20_Internet_20_Link">
повідомляє</text:a>
 пресслужба Міністерствовнутрішніх справ.</text:p>
      <text:p text:style-name="P4">
Станом на зараз троє осіб загинуло, вісім — травмовано. 24 особи врятувалиспівробітники ДСНС.</text:p>
      <text:p text:style-name="P4">
На місці продовжують працювати рятувальники та поліцейські. Врятованим тародичам загиблих надають психологічну допомогу.</text:p>
      <text:p text:style-name="P4">
«Місце події очеплене, правоохоронці розгорнули мобільний пункт прийому заяввід громадян. Особливо чекають звернень щодо безвісти зниклих осіб. Оскільки єневпізнані жертви, потрібен ДНК-аналіз для ідентифікації», — йдеться уповідомленні.</text:p>
      <text:p text:style-name="P4">
Source: <text:a xlink:type="simple" xlink:href="https://armyinform.com.ua/2023/06/24/nichna-raketna-ataka-na-kyyiv-troye-osib-zagynulo-8-travmovano/" text:style-name="Internet_20_link" text:visited-style-name="Visited_20_Internet_20_Link">
https://armyinform.com.ua/2023/06/24/nichna-raketna-ataka-na-kyyiv-troye-osib-zagynulo-8-travmovano/</text:a>
</text:p>
      <!--NEWS-->
      <text:h text:style-name="P10" text:outline-level="1">
<text:span text:style-name="T4">
Володимир Зеленський привітав ухвалення 11-го пакету санкцій ЄС проти росії</text:span>
</text:h>
      <text:p text:style-name="P4">
Author: ['АРМІЯINFORM']</text:p>
      <text:p text:style-name="P4">
Time: 2023-06-24T52:00:00-04:00</text:p>
      <text:p text:style-name="P4">
Description: Президент України Володимир Зеленський привітав рішення Європейського Союзу що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zelenskyj.jpeg" text:style-name="Internet_20_link" text:visited-style-name="Visited_20_Internet_20_Link">
zelenskyj.jpeg</text:a>
']</text:p>
      <text:p text:style-name="P4">
Tags: ['ВОЛОДИМИР ЗЕЛЕНСЬКИЙ', 'ЄВРОПЕЙСЬКИЙ СОЮЗ', 'САНКЦІЇ РФ']</text:p>
      <text:p text:style-name="P4">
Category: News</text:p>
      <!--METADATA-->
      <text:p text:style-name="P4">
<draw:frame draw:style-name="fr1" draw:name="Image11" text:anchor-type="as-char" svg:width="6.9236in" svg:height="4.202534in" draw:z-index="0">
<draw:image xlink:href="../Images/AРМІЯINFORM/2023-06-24T52-00-00-04-00/zelenskyj.jpeg" xlink:type="simple" xlink:show="embed" xlink:actuate="onLoad" draw:mime-type="image/jpeg"/>
</draw:frame>
Президент України Володимир Зеленський</text:p>
      <text:p text:style-name="P4">
Президент України Володимир Зеленський привітав рішення Європейського Союзущодо ухвалення 11-го пакету санкцій проти росії й зазначив, що очікує наподальше посилення обмежень.</text:p>
      <text:p text:style-name="P4">
Про це<text:a xlink:type="simple" xlink:href="https://twitter.com/ZelenskyyUa/status/1672318603805204494" text:style-name="Internet_20_link" text:visited-style-name="Visited_20_Internet_20_Link">
йдеться</text:a>
у його Twitter.</text:p>
      <text:p text:style-name="P4">
«Вітаємо довгоочікуване й важливе ухвалення 11-го пакету санкцій відЄвропейського Союзу, спрямованих на припинення обходу санкцій з боку росії. Знетерпінням чекаємо на його ефективну реалізацію для зупинки кремлівськоївоєнної машини та подальшого посилення обмежувальних заходів від ЄС, зокремапроти російської атомної енергетики», — акцентував глава держави.</text:p>
      <text:p text:style-name="P4">
Нагадаємо, <text:a xlink:type="simple" xlink:href="https://armyinform.com.ua/2023/06/23/11-j-paket-yevropejskyh-sankczij-proty-rosiyi-nabuv-chynnosti-mzs-estoniyi/" text:style-name="Internet_20_link" text:visited-style-name="Visited_20_Internet_20_Link">
набув</text:a>
 чинностіодинадцятий пакет санкцій ЄС проти рф, який був прийнятий 21 червня.</text:p>
      <text:p text:style-name="P4">
Source: <text:a xlink:type="simple" xlink:href="https://armyinform.com.ua/2023/06/24/volodymyr-zelenskyj-pryvitav-uhvalennya-11-go-paketu-sankczij-yes-proty-rosiyi/" text:style-name="Internet_20_link" text:visited-style-name="Visited_20_Internet_20_Link">
https://armyinform.com.ua/2023/06/24/volodymyr-zelenskyj-pryvitav-uhvalennya-11-go-paketu-sankczij-yes-proty-rosiyi/</text:a>
</text:p>
      <!--NEWS-->
      <text:h text:style-name="P10" text:outline-level="1">
<text:span text:style-name="T4">
Уночі ворог вдарив ракетами по Дніпру, серед постраждалих — діти</text:span>
</text:h>
      <text:p text:style-name="P4">
Author: ['АРМІЯINFORM']</text:p>
      <text:p text:style-name="P4">
Time: 2023-06-24T54:00:00-04:00</text:p>
      <text:p text:style-name="P4">
Description: У ніч на 24 червня 2023 року збройні сили рф здійснили ракетну атаку по Дніпру. Ворож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38010203327286752_y.jpg" text:style-name="Internet_20_link" text:visited-style-name="Visited_20_Internet_20_Link">
photo_5238010203327286752_y.jpg</text:a>
']</text:p>
      <text:p text:style-name="P4">
Tags: ['ВОЄННІ ЗЛОЧИНИ РФ', 'ОФІС ГЕНПРОКУРОРА УКРАЇНИ', 'РОСІЙСЬКА РАКЕТНА АТАКА']</text:p>
      <text:p text:style-name="P4">
Category: News</text:p>
      <!--METADATA-->
      <text:p text:style-name="P4">
<draw:frame draw:style-name="fr1" draw:name="Image12" text:anchor-type="as-char" svg:width="6.9236in" svg:height="3.894525in" draw:z-index="0">
<draw:image xlink:href="../Images/AРМІЯINFORM/2023-06-24T54-00-00-04-00/photo_5238010203327286752_y.jpg" xlink:type="simple" xlink:show="embed" xlink:actuate="onLoad" draw:mime-type="image/jpeg"/>
</draw:frame>
</text:p>
      <text:p text:style-name="P4">
У ніч на 24 червня 2023 року збройні сили рф здійснили ракетну атаку поДніпру. Ворожа ракета влучила у приватний сектор.</text:p>
      <text:p text:style-name="P4">
Про це <text:a xlink:type="simple" xlink:href="https://t.me/pgo_gov_ua/13778" text:style-name="Internet_20_link" text:visited-style-name="Visited_20_Internet_20_Link">
повідомляє</text:a>
 Офіс Генерального прокурораУкраїни.</text:p>
      <text:p text:style-name="P4">
«Вісім людей дістали поранення, з них двоє дітєй. Внаслідок атаки зруйновано 4приватні будинки, пошкоджено 25. Понівечено понад 20 автомобілів містян. Такожпошкоджено об’єкт інфраструктури», — йдеться у повідомленні.</text:p>
      <text:p text:style-name="P4">
Прокурори у взаємодії з іншими правоохоронцями фіксують наслідки обстрілу.</text:p>
      <text:p text:style-name="P4">
Source: <text:a xlink:type="simple" xlink:href="https://armyinform.com.ua/2023/06/24/unochi-vorog-vdaryv-raketamy-po-dnipru-sered-postrazhdalyh-dity/" text:style-name="Internet_20_link" text:visited-style-name="Visited_20_Internet_20_Link">
https://armyinform.com.ua/2023/06/24/unochi-vorog-vdaryv-raketamy-po-dnipru-sered-postrazhdalyh-dity/</text:a>
</text:p>
      <!--NEWS-->
      <text:h text:style-name="P10" text:outline-level="1">
<text:span text:style-name="T4">
Під час нічної атаки по Україні ворог випустив понад пів сотні ракет — Юрій Ігнат</text:span>
</text:h>
      <text:p text:style-name="P4">
Author: ['Анастасія Олехнович']</text:p>
      <text:p text:style-name="P4">
Time: 2023-06-24T56:00:00-04:00</text:p>
      <text:p text:style-name="P4">
Description: За попередніми даними, вночі ворог випустив 40 ракет із десяти стратегіч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aketa-bastion.jpg" text:style-name="Internet_20_link" text:visited-style-name="Visited_20_Internet_20_Link">
raketa-bastion.jpg</text:a>
']</text:p>
      <text:p text:style-name="P4">
Tags: ['ППО ЗСУ', 'РОСІЙСЬКА РАКЕТНА АТАКА', 'ЮРІЙ ІГНАТ']</text:p>
      <text:p text:style-name="P4">
Category: News</text:p>
      <!--METADATA-->
      <text:p text:style-name="P4">
<draw:frame draw:style-name="fr1" draw:name="Image13" text:anchor-type="as-char" svg:width="6.9236in" svg:height="3.750283in" draw:z-index="0">
<draw:image xlink:href="../Images/AРМІЯINFORM/2023-06-24T56-00-00-04-00/raketa-bastion.jpg" xlink:type="simple" xlink:show="embed" xlink:actuate="onLoad" draw:mime-type="image/jpeg"/>
</draw:frame>
Пуск протикорабельної ракети П-800 «Онікс» комплексу «Бастион». Ілюстративнефото</text:p>
      <text:p text:style-name="P4">
За попередніми даними, вночі ворог випустив 40 ракет із десяти стратегічнихбомбардувальників Ту-95. Також до атаки були залучені бомбардувальникиТу-22М3, із яких випущено 9 ракет Х-22. Не вгамувавшись, противник застосувавтакож 2 ракети «Калібр» і на додаток 2 ударних дрони Shahed-136/131.</text:p>
      <text:p text:style-name="P4">
Про це в ефірі телемарафону «Єдині новини» повідомив Юрій Ігнат, речникКомандування Повітряних Сил.</text:p>
      <text:p text:style-name="P4">
— Результати бойової роботи — доволі успішні, знищено 41 крилату ракету та дваударні дрони. До відбиття атаки залучались зенітні ракетні підрозділи, авіаціята мобільні вогневі групи, — зазначив Юрій Ігнат.</text:p>
      <text:p text:style-name="P4">
Source: <text:a xlink:type="simple" xlink:href="https://armyinform.com.ua/2023/06/24/pid-chas-nichnoyi-ataky-po-ukrayini-vorog-vypustyv-ponad-piv-sotni-raket-yurij-ignat/" text:style-name="Internet_20_link" text:visited-style-name="Visited_20_Internet_20_Link">
https://armyinform.com.ua/2023/06/24/pid-chas-nichnoyi-ataky-po-ukrayini-vorog-vypustyv-ponad-piv-sotni-raket-yurij-ignat/</text:a>
</text:p>
      <!--NEWS-->
      <text:h text:style-name="P10" text:outline-level="1">
<text:span text:style-name="T4">
Олексій Резніков про навчання українських пілотів на F-16: Прогнозую, що розпочнуться в липні</text:span>
</text:h>
      <text:p text:style-name="P4">
Author: ['АРМІЯINFORM']</text:p>
      <text:p text:style-name="P4">
Time: 2023-06-24T58:00:00-04:00</text:p>
      <text:p text:style-name="P4">
Description: Міністр оборони України Олексій Резніков прогнозує початок навчань українських пілотів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77.webp" text:style-name="Internet_20_link" text:visited-style-name="Visited_20_Internet_20_Link">
77.webp</text:a>
']</text:p>
      <text:p text:style-name="P4">
Tags: ['F-16', 'НАВЧАННЯ', 'ОЛЕКСІЙ РЕЗНІКОВ', 'ОФІЦІЙНО', 'УКРАЇНСЬКІ ПІЛОТИ']</text:p>
      <text:p text:style-name="P4">
Category: News</text:p>
      <!--METADATA-->
      <text:p text:style-name="P4">
<draw:frame draw:style-name="fr1" draw:name="Image14" text:anchor-type="as-char" svg:width="6.9236in" svg:height="3.892372in" draw:z-index="0">
<draw:image xlink:href="../ConvertedIMGs/AРМІЯINFORM/2023-06-24T58-00-00-04-00/77.png" xlink:type="simple" xlink:show="embed" xlink:actuate="onLoad" draw:mime-type="image/png"/>
</draw:frame>
</text:p>
      <text:p text:style-name="P4">
Міністр оборони України Олексій Резніков прогнозує початок навчань українськихпілотів на F-16 у липні.</text:p>
      <text:p text:style-name="P4">
Про це <text:a xlink:type="simple" xlink:href="https://t.me/militarymediacenter/2341" text:style-name="Internet_20_link" text:visited-style-name="Visited_20_Internet_20_Link">
повідомляє</text:a>
 Military MediaCenter</text:p>
      <text:p text:style-name="P4">
«Маємо надію, що вони розпочнуться у липні, але за умови, що буде затвердженапрограма навчань», — сказав очільник оборонного відомства України.</text:p>
      <text:p text:style-name="P4">
Він додав, що ця програма зараз готується.</text:p>
      <text:p text:style-name="P4">
Як повідомлялось, Данія та Нідерланди висловили готовність забезпечитипідготовку українських пілотів на винищувачах F-16.</text:p>
      <text:p text:style-name="P4">
«Визначені відповідальні особи, програма до початку липня буде прописана, вонабуде оголошена, я оптимістично можу сказати, що в липні навчання вжепочнуться», — сказав Олексій Резніков.</text:p>
      <text:p text:style-name="P4">
Source: <text:a xlink:type="simple" xlink:href="https://armyinform.com.ua/2023/06/24/oleksij-reznikov-pro-navchannya-ukrayinskyh-pilotiv-na-f-16-prognozuyu-shho-rozpochnutsya-v-lypni/" text:style-name="Internet_20_link" text:visited-style-name="Visited_20_Internet_20_Link">
https://armyinform.com.ua/2023/06/24/oleksij-reznikov-pro-navchannya-ukrayinskyh-pilotiv-na-f-16-prognozuyu-shho-rozpochnutsya-v-lypni/</text:a>
</text:p>
      <!--NEWS-->
      <text:h text:style-name="P10" text:outline-level="1">
<text:span text:style-name="T4">
ГУР: Бунт прігожина ― внутрішній російській конфлікт, який є ознакою краху путінського режиму</text:span>
</text:h>
      <text:p text:style-name="P4">
Author: ['АРМІЯINFORM']</text:p>
      <text:p text:style-name="P4">
Time: 2023-06-24T60:00:00-04:00</text:p>
      <text:p text:style-name="P4">
Description: Внутрішнє російське протистояння між ватажком так званої пвк «вагнер» прігожиним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442bbe8b-39ff-42b5-9f75-60cdf52a9cf7_w1200_r1.jpg" text:style-name="Internet_20_link" text:visited-style-name="Visited_20_Internet_20_Link">
442bbe8b-39ff-42b5-9f75-60cdf52a9cf7_w1200_r1.jpg</text:a>
']</text:p>
      <text:p text:style-name="P4">
Tags: ['АНДРІЙ ЮСОВ', 'ГУР МО УКРАЇНИ', 'КРАХ РОСІЇ']</text:p>
      <text:p text:style-name="P4">
Category: News</text:p>
      <!--METADATA-->
      <text:p text:style-name="P4">
<draw:frame draw:style-name="fr1" draw:name="Image15" text:anchor-type="as-char" svg:width="6.9236in" svg:height="3.894525in" draw:z-index="0">
<draw:image xlink:href="../Images/AРМІЯINFORM/2023-06-24T60-00-00-04-00/442bbe8b-39ff-42b5-9f75-60cdf52a9cf7_w1200_r1.jpg" xlink:type="simple" xlink:show="embed" xlink:actuate="onLoad" draw:mime-type="image/jpeg"/>
</draw:frame>
</text:p>
      <text:p text:style-name="P4">
Внутрішнє російське протистояння між ватажком так званої пвк «вагнер»прігожиним з військово-політичним керівництвом держави агресора є ознакоюкраху путінського режиму.</text:p>
      <text:p text:style-name="P4">
Про це <text:a xlink:type="simple" xlink:href="https://t.me/DIUkraine/2478" text:style-name="Internet_20_link" text:visited-style-name="Visited_20_Internet_20_Link">
заявив</text:a>
 представник Головного управліннярозвідки Міністерства оборони України Андрій Юсов.</text:p>
      <text:p text:style-name="P4">
«Насамперед треба розуміти, що йдеться про внутрішній російський конфлікт іпротистояння, які є прямим наслідком злочинної військової агресії режимупутіна проти України», ― підкреслив представник української воєнної розвідки.</text:p>
      <text:p text:style-name="P4">
Андрій Юсов додав, що Україна продовжує стежити за подальшим розвиткомситуації на росії.</text:p>
      <text:p text:style-name="P4">
Source: <text:a xlink:type="simple" xlink:href="https://armyinform.com.ua/2023/06/24/gur-bunt-prigozhyna-%e2%80%95-vnutrishnij-rosijskij-konflikt-yakyj-ye-oznakoyu-krahu-putinskogo-rezhymu/" text:style-name="Internet_20_link" text:visited-style-name="Visited_20_Internet_20_Link">
https://armyinform.com.ua/2023/06/24/gur-bunt-prigozhyna-%e2%80%95-vnutrishnij-rosijskij-konflikt-yakyj-ye-oznakoyu-krahu-putinskogo-rezhymu/</text:a>
</text:p>
      <!--NEWS-->
      <text:h text:style-name="P10" text:outline-level="1">
<text:span text:style-name="T4">
Розмінування України: за добу піротехніки знешкодили 318 вибухонебезпечних предметів</text:span>
</text:h>
      <text:p text:style-name="P4">
Author: ['АРМІЯINFORM']</text:p>
      <text:p text:style-name="P4">
Time: 2023-06-24T62:00:00-04:00</text:p>
      <text:p text:style-name="P4">
Description: Протягом минулої доби, 23 черв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2022-11-16-sapery-zsu.jpg" text:style-name="Internet_20_link" text:visited-style-name="Visited_20_Internet_20_Link">
2022-11-16-sapery-zsu.jpg</text:a>
']</text:p>
      <text:p text:style-name="P4">
Tags: ['ДСНС УКРАЇНИ', 'РОЗМІНУВАННЯ']</text:p>
      <text:p text:style-name="P4">
Category: News</text:p>
      <!--METADATA-->
      <text:p text:style-name="P4">
<draw:frame draw:style-name="fr1" draw:name="Image16" text:anchor-type="as-char" svg:width="6.9236in" svg:height="4.615733in" draw:z-index="0">
<draw:image xlink:href="../Images/AРМІЯINFORM/2023-06-24T62-00-00-04-00/2022-11-16-sapery-zsu.jpg" xlink:type="simple" xlink:show="embed" xlink:actuate="onLoad" draw:mime-type="image/jpeg"/>
</draw:frame>
</text:p>
      <text:p text:style-name="P4">
<text:span text:style-name="T4">
Протягом минулої доби, 23 червня,</text:span>
 піротехнічні підрозділи Державної службиУкраїни з надзвичайних ситуацій <text:span text:style-name="T4">
134 рази</text:span>
 залучалися до виконання завдань зрозмінування.</text:p>
      <text:p text:style-name="P4">
Про це <text:a xlink:type="simple" xlink:href="https://www.kmu.gov.ua/news/24062023operatyvna-informatsiia-dsns-shchodo-naslidkiv-vedennia-boiovykh-dii-rosiiskoiu-federatsiieiu" text:style-name="Internet_20_link" text:visited-style-name="Visited_20_Internet_20_Link">
<text:span text:style-name="T5">
повідомляє</text:span>
</text:a>
 Урядовий портал.</text:p>
      <text:p text:style-name="P4">
Піротехнічні підрозділи виявили, вилучили і знешкодили 318 од.вибухонебезпечних предметів. Обстежено (очищено) територію площею понад 47,11гектарів.</text:p>
      <text:p text:style-name="P4">
Довідково: Всього від початку широкомасштабної агресії російської федерації натериторії України піротехнічні підрозділи ДСНС України залучалися <text:span text:style-name="T4">
49 425рази</text:span>
 до виконання завдань з розмінування. Знешкоджено <text:span text:style-name="T4">
404 тис. 407 одиницьвибухонебезпечних предметів</text:span>
 , зокрема <text:span text:style-name="T4">
3 002</text:span>
 <text:span text:style-name="T4">
авіаційних бомб</text:span>
.Обстежено (очищено) територію площею <text:span text:style-name="T4">
90 тис. 527</text:span>
 <text:span text:style-name="T4">
гектари</text:span>
.</text:p>
      <text:p text:style-name="P4">
Усього залишається 174 тис. кв. км потенційно небезпечних територій, щостановить 30% від загальної площі держави.</text:p>
      <text:p text:style-name="P4">
Source: <text:a xlink:type="simple" xlink:href="https://armyinform.com.ua/2023/06/24/rozminuvannya-ukrayiny-za-dobu-pirotehniky-zneshkodyly-318-vybuhonebezpechnyh-predmetiv/" text:style-name="Internet_20_link" text:visited-style-name="Visited_20_Internet_20_Link">
https://armyinform.com.ua/2023/06/24/rozminuvannya-ukrayiny-za-dobu-pirotehniky-zneshkodyly-318-vybuhonebezpechnyh-predmetiv/</text:a>
</text:p>
      <!--NEWS-->
      <text:h text:style-name="P10" text:outline-level="1">
<text:span text:style-name="T4">
росія довго маскувала пропагандою дурість свого правління, а тепер жодна брехня не сховає її — Президент України</text:span>
</text:h>
      <text:p text:style-name="P4">
Author: ['АРМІЯINFORM']</text:p>
      <text:p text:style-name="P4">
Time: 2023-06-24T64:00:00-04:00</text:p>
      <text:p text:style-name="P4">
Description: Президент України Володимир Зеленський прокоментував внутрішній російський конфлікт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7214984pd1-scaled.jpg" text:style-name="Internet_20_link" text:visited-style-name="Visited_20_Internet_20_Link">
37214984pd1-scaled.jpg</text:a>
']</text:p>
      <text:p text:style-name="P4">
Tags: ['ВОЛОДИМИР ЗЕЛЕНСЬКИЙ', 'КРАХ РОСІЇ', 'ПРЕЗИДЕНТ УКРАЇНИ']</text:p>
      <text:p text:style-name="P4">
Category: News</text:p>
      <!--METADATA-->
      <text:p text:style-name="P4">
<draw:frame draw:style-name="fr1" draw:name="Image17" text:anchor-type="as-char" svg:width="6.9236in" svg:height="4.615733in" draw:z-index="0">
<draw:image xlink:href="../Images/AРМІЯINFORM/2023-06-24T64-00-00-04-00/37214984pd1-scaled.jpg" xlink:type="simple" xlink:show="embed" xlink:actuate="onLoad" draw:mime-type="image/jpeg"/>
</draw:frame>
</text:p>
      <text:p text:style-name="P4">
Президент України Володимир Зеленський прокоментував внутрішній російськийконфлікт та наголосив, що кожен, хто обирає шлях зла, врешті-решт руйнує самсебе.</text:p>
      <text:p text:style-name="P4">
Про це <text:a xlink:type="simple" xlink:href="https://t.me/V_Zelenskiy_official/6694" text:style-name="Internet_20_link" text:visited-style-name="Visited_20_Internet_20_Link">
йдеться</text:a>
 у його телеграм-каналі.</text:p>
      <text:p text:style-name="P4">
«росія довго маскувала пропагандою свою слабкість і дурість свого правління. Атепер хаосу вже стільки, що жодною брехнею його не сховаєш. І все це – одналюдина, яка знов і знов лякає 1917 роком, хоча взагалі ні до чого іншогопривести не здатна», — написав глава держави.</text:p>
      <text:p text:style-name="P4">
Володимир Зеленський наголосив, що слабкість росії очевидна.</text:p>
      <text:p text:style-name="P4">
«Широкомасштабна слабкість. І чим довше росія триматиме свої війська танайманців на нашій землі, тим більше хаосу, болю і проблем для себе ж потімотримає. Це теж очевидно», — наголосив він.</text:p>
      <text:p text:style-name="P4">
Президент зазначив, що кожен, хто посилає колони військових знищувати життяіншої країни – та не може втримати їх від втечі та зради, коли життя чинитьопір. Тероризує ракетами, а коли їх збивають — принижується, щоб дали«Шахеди». Зневажає людей та кидає на війну сотні тисяч — щоб врештізабарикадуватись у московській області від тих, кого сам озброїв.</text:p>
      <text:p text:style-name="P4">
Він додав, що Україна здатна захистити Європу від розповзання російського злаі хаосу. Також Володимир Зеленський закликав українців зберігати нашуміцність, єдність та силу.</text:p>
      <text:p text:style-name="P4">
«Всі наші командувачі, всі наші воїни знають, що робити. Слава Україні!» —акцентував він.</text:p>
      <text:p text:style-name="P4">
Source: <text:a xlink:type="simple" xlink:href="https://armyinform.com.ua/2023/06/24/rosiya-dovgo-maskuvala-propagandoyu-durist-svogo-pravlinnya-a-teper-zhodna-brehnya-ne-shovaye-yiyi-prezydent-ukrayiny/" text:style-name="Internet_20_link" text:visited-style-name="Visited_20_Internet_20_Link">
https://armyinform.com.ua/2023/06/24/rosiya-dovgo-maskuvala-propagandoyu-durist-svogo-pravlinnya-a-teper-zhodna-brehnya-ne-shovaye-yiyi-prezydent-ukrayiny/</text:a>
</text:p>
      <!--NEWS-->
      <text:h text:style-name="P10" text:outline-level="1">
<text:span text:style-name="T4">
Окупанти наростили присутність ракетоносіїв у Чорному морі</text:span>
</text:h>
      <text:p text:style-name="P4">
Author: ['АРМІЯINFORM']</text:p>
      <text:p text:style-name="P4">
Time: 2023-06-24T66:00:00-04:00</text:p>
      <text:p text:style-name="P4">
Description: У Чорному морі на бойовому чергуванні перебувають п’ять ворожих кораблів, серед них т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5/chorne-more.jpg" text:style-name="Internet_20_link" text:visited-style-name="Visited_20_Internet_20_Link">
chorne-more.jpg</text:a>
']</text:p>
      <text:p text:style-name="P4">
Tags: ['ВМС ЗС УКРАЇНИ', 'РАКЕТИ «КАЛІБР»', 'ЧОРНЕ МОРЕ']</text:p>
      <text:p text:style-name="P4">
Category: News</text:p>
      <!--METADATA-->
      <text:p text:style-name="P4">
<draw:frame draw:style-name="fr1" draw:name="Image18" text:anchor-type="as-char" svg:width="6.9236in" svg:height="3.956343in" draw:z-index="0">
<draw:image xlink:href="../Images/AРМІЯINFORM/2023-06-24T66-00-00-04-00/chorne-more.jpg" xlink:type="simple" xlink:show="embed" xlink:actuate="onLoad" draw:mime-type="image/jpeg"/>
</draw:frame>
</text:p>
      <text:p text:style-name="P4">
У Чорному морі на бойовому чергуванні перебувають п’ять ворожих кораблів,серед них три ракетоносії з шістьма «Калібрами».</text:p>
      <text:p text:style-name="P4">
Про це <text:a xlink:type="simple" xlink:href="https://t.me/ukrainian_navy/3397" text:style-name="Internet_20_link" text:visited-style-name="Visited_20_Internet_20_Link">
повідомляє</text:a>
 пресслужба Військово-Морських Сил ЗСУ.</text:p>
      <text:p text:style-name="P4">
В Азовському морі — один ворожий корабель. У Середземному морі на бойовомучергуванні перебувають до восьми ворожих кораблів, серед яких один носійкрилатих ракет «Калібр», загальний залп до 16 ракет.</text:p>
      <text:p text:style-name="P4">
За добу в інтересах рф прохід Керч-Єнікальською протокою здійснили:</text:p>
      <ul>
        <li>
до Азовського моря — 16 суден, з них 6 рухалось у напрямку протоки Босфор;  * до Чорного моря — 8 суден.</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6/24/okupanty-narostyly-prysutnist-raketonosiyiv-u-chornomu-mori/" text:style-name="Internet_20_link" text:visited-style-name="Visited_20_Internet_20_Link">
https://armyinform.com.ua/2023/06/24/okupanty-narostyly-prysutnist-raketonosiyiv-u-chornomu-mori/</text:a>
</text:p>
      <!--NEWS-->
      <text:h text:style-name="P10" text:outline-level="1">
<text:span text:style-name="T4">
Сили оборони України знищили базу росгвардії в Генічеську</text:span>
</text:h>
      <text:p text:style-name="P4">
Author: ['АРМІЯINFORM']</text:p>
      <text:p text:style-name="P4">
Time: 2023-06-24T67:00:00-04:00</text:p>
      <text:p text:style-name="P4">
Description: Про це повідомив Командувач Повітряних Сил Збройних Сил України генерал-лейтенант Мико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c5d0c661556103861ead45aa3bd65370.jpg" text:style-name="Internet_20_link" text:visited-style-name="Visited_20_Internet_20_Link">
c5d0c661556103861ead45aa3bd65370.jpg</text:a>
']</text:p>
      <text:p text:style-name="P4">
Tags: ['STOPRUSSIA', 'АГРЕСІЯ РФ', 'ВТОРГНЕННЯ РФ']</text:p>
      <text:p text:style-name="P4">
Category: News</text:p>
      <!--METADATA-->
      <text:p text:style-name="P4">
<draw:frame draw:style-name="fr1" draw:name="Image19" text:anchor-type="as-char" svg:width="6.9236in" svg:height="4.289917in" draw:z-index="0">
<draw:image xlink:href="../Images/AРМІЯINFORM/2023-06-24T67-00-00-04-00/c5d0c661556103861ead45aa3bd65370.jpg" xlink:type="simple" xlink:show="embed" xlink:actuate="onLoad" draw:mime-type="image/jpeg"/>
</draw:frame>
 Ілюстративнефото</text:p>
      <text:p text:style-name="P4">
Про це <text:a xlink:type="simple" xlink:href="https://t.me/MykolaOleshchuk/90" text:style-name="Internet_20_link" text:visited-style-name="Visited_20_Internet_20_Link">
повідомив</text:a>
 Командувач Повітряних СилЗбройних Сил України генерал-лейтенант Микола Олещук у Телеграмі</text:p>
      <text:p text:style-name="P4">
«База росгвардії в Генічеську… Українська відповідь на російський ракетнийтерор не забарилась. Окупантам не буде спокою на нашій землі! Нищимо рашистів,тримаємо небо!»- зазначив Микола Олещук у дописі.</text:p>
      <text:p text:style-name="P4">
Source: <text:a xlink:type="simple" xlink:href="https://armyinform.com.ua/2023/06/24/syly-oborony-ukrayiny-znyshhyly-bazu-rosgvardiyi-v-genichesku/" text:style-name="Internet_20_link" text:visited-style-name="Visited_20_Internet_20_Link">
https://armyinform.com.ua/2023/06/24/syly-oborony-ukrayiny-znyshhyly-bazu-rosgvardiyi-v-genichesku/</text:a>
</text:p>
      <!--NEWS-->
      <text:h text:style-name="P10" text:outline-level="1">
<text:span text:style-name="T4">
росіяни впродовж доби обстріляли понад 170 міст і сіл України, є загиблі й поранені</text:span>
</text:h>
      <text:p text:style-name="P4">
Author: ['АРМІЯINFORM']</text:p>
      <text:p text:style-name="P4">
Time: 2023-06-24T68:00:00-04:00</text:p>
      <text:p text:style-name="P4">
Description: російські війська обстріляли територію 12 областей України.    Про це повідомляє Military...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40476987728972646_y.jpg" text:style-name="Internet_20_link" text:visited-style-name="Visited_20_Internet_20_Link">
photo_5240476987728972646_y.jpg</text:a>
']</text:p>
      <text:p text:style-name="P4">
Tags: ['ОБСТРІЛИ РФ', 'РАКЕТНІ ОБСТРІЛИ РФ']</text:p>
      <text:p text:style-name="P4">
Category: News</text:p>
      <!--METADATA-->
      <text:p text:style-name="P4">
<draw:frame draw:style-name="fr1" draw:name="Image20" text:anchor-type="as-char" svg:width="6.9236in" svg:height="5.117443in" draw:z-index="0">
<draw:image xlink:href="../Images/AРМІЯINFORM/2023-06-24T68-00-00-04-00/photo_5240476987728972646_y.jpg" xlink:type="simple" xlink:show="embed" xlink:actuate="onLoad" draw:mime-type="image/jpeg"/>
</draw:frame>
</text:p>
      <text:p text:style-name="P4">
російські війська обстріляли територію 12 областей України.</text:p>
      <text:p text:style-name="P4">
Про це <text:a xlink:type="simple" xlink:href="https://t.me/militarymediacenter/2342" text:style-name="Internet_20_link" text:visited-style-name="Visited_20_Internet_20_Link">
повідомляє</text:a>
 Military MediaCenter.</text:p>
      <text:p text:style-name="P4">
«Із різних видів озброєння — гранатомети, міномети, танки, артилерія, РСЗВ,ЗРК, БПЛА, стратегічна та тактична авіація - були атаковані 170 населенихпунктів та 200 об’єктів інфраструктури», — йдеться у повідомленні.</text:p>
      <text:p text:style-name="P4">
Серед цивільних є загиблі та поранені, кількість жертв уточнюється.</text:p>
      <text:p text:style-name="P4">
Source: <text:a xlink:type="simple" xlink:href="https://armyinform.com.ua/2023/06/24/rosiyany-vprodovzh-doby-obstrilyaly-ponad-170-mist-i-sil-ukrayiny-ye-zagybli-j-poraneni/" text:style-name="Internet_20_link" text:visited-style-name="Visited_20_Internet_20_Link">
https://armyinform.com.ua/2023/06/24/rosiyany-vprodovzh-doby-obstrilyaly-ponad-170-mist-i-sil-ukrayiny-ye-zagybli-j-poraneni/</text:a>
</text:p>
      <!--NEWS-->
      <text:h text:style-name="P10" text:outline-level="1">
<text:span text:style-name="T4">
У Чорному морі відбулися бойові навчання</text:span>
</text:h>
      <text:p text:style-name="P4">
Author: ['АРМІЯINFORM']</text:p>
      <text:p text:style-name="P4">
Time: 2023-06-24T69:00:00-04:00</text:p>
      <text:p text:style-name="P4">
Description: Військовослужбовці Морської охорони у взаємодії з побратимами ВМС ЗСУ продовжу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news_20230623_154804_16875244849.jpg" text:style-name="Internet_20_link" text:visited-style-name="Visited_20_Internet_20_Link">
news_20230623_154804_16875244849.jpg</text:a>
', '<text:a xlink:type="simple" xlink:href="https://armyinform.com.ua/wp-content/uploads/2023/06/news_20230623_154812_168752449215-150x150.jpg" text:style-name="Internet_20_link" text:visited-style-name="Visited_20_Internet_20_Link">
news_20230623_154812_168752449215-150x150.jpg</text:a>
', '<text:a xlink:type="simple" xlink:href="https://armyinform.com.ua/wp-content/uploads/2023/06/news_20230623_154820_168752450023-150x150.jpg" text:style-name="Internet_20_link" text:visited-style-name="Visited_20_Internet_20_Link">
news_20230623_154820_168752450023-150x150.jpg</text:a>
']</text:p>
      <text:p text:style-name="P4">
Tags: ['STOPRUSSIA', 'АГРЕСІЯ РФ']</text:p>
      <text:p text:style-name="P4">
Category: News</text:p>
      <!--METADATA-->
      <text:p text:style-name="P4">
<draw:frame draw:style-name="fr1" draw:name="Image21" text:anchor-type="as-char" svg:width="6.9236in" svg:height="4.286862in" draw:z-index="0">
<draw:image xlink:href="../Images/AРМІЯINFORM/2023-06-24T69-00-00-04-00/news_20230623_154804_16875244849.jpg" xlink:type="simple" xlink:show="embed" xlink:actuate="onLoad" draw:mime-type="image/jpeg"/>
</draw:frame>
</text:p>
      <text:p text:style-name="P4">
Військовослужбовці Морської охорони у взаємодії з побратимами ВМС ЗСУпродовжують вдосконалювати свої вміння та навички.</text:p>
      <text:p text:style-name="P4">
Про це <text:a xlink:type="simple" xlink:href="https://dpsu.gov.ua/ua/news/%20VIDEO%20-U-CHornomu-mori-vidbulisya-boyovi-navchannya/" text:style-name="Internet_20_link" text:visited-style-name="Visited_20_Internet_20_Link">
повідомляє</text:a>
 Державна прикордонна служба України.</text:p>
      <text:p text:style-name="P4">
«Морські прикордонники разом з військовими моряками відпрацювали тактичнерозгортання та маневрування, забезпечення універсальної оборони під часпереходу морем, виявлення та вогневе ураження цілей противника.</text:p>
      <text:p text:style-name="P4">
<text:a xlink:type="simple" xlink:href="https://armyinform.com.ua/wp-content/uploads/2023/06/news_20230623_154812_168752449215.jpg" text:style-name="Internet_20_link" text:visited-style-name="Visited_20_Internet_20_Link">
<draw:frame draw:style-name="fr1" draw:name="Image22" text:anchor-type="as-char" svg:width="6.9236in" svg:height="6.9236in" draw:z-index="0">
<draw:image xlink:href="../Images/AРМІЯINFORM/2023-06-24T69-00-00-04-00/news_20230623_154812_168752449215-150x150.jpg" xlink:type="simple" xlink:show="embed" xlink:actuate="onLoad" draw:mime-type="image/jpeg"/>
</draw:frame>
</text:a>
</text:p>
      <text:p text:style-name="P4">
<text:a xlink:type="simple" xlink:href="https://armyinform.com.ua/wp-content/uploads/2023/06/news_20230623_154820_168752450023.jpg" text:style-name="Internet_20_link" text:visited-style-name="Visited_20_Internet_20_Link">
<draw:frame draw:style-name="fr1" draw:name="Image23" text:anchor-type="as-char" svg:width="6.9236in" svg:height="6.9236in" draw:z-index="0">
<draw:image xlink:href="../Images/AРМІЯINFORM/2023-06-24T69-00-00-04-00/news_20230623_154820_168752450023-150x150.jpg" xlink:type="simple" xlink:show="embed" xlink:actuate="onLoad" draw:mime-type="image/jpeg"/>
</draw:frame>
</text:a>
</text:p>
      <text:p text:style-name="P4">
Також морські воїни відпрацювали елементи навчання боротьби за живучістькораблів та катерів, відточили дії аварійно-рятувальних груп за різнимисценаріями та ввідними, вживали заходи з локалізації аварій та здійснювалипрактичне буксирування», — йдеться в повідомленні.</text:p>
      <text:p text:style-name="P4">
За умови мінної загрози на морі такий практикум працює на користьзлагодженості екіпажів та загального убезпечення, зокрема й забезпеченнябезпекової складової зернової ініціативи.</text:p>
      <text:p text:style-name="P4">
Згуртовані і вправні — разом до Перемоги!</text:p>
      <text:p text:style-name="P4">
Source: <text:a xlink:type="simple" xlink:href="https://armyinform.com.ua/2023/06/24/u-chornomu-mori-vidbulysya-bojovi-navchannya/" text:style-name="Internet_20_link" text:visited-style-name="Visited_20_Internet_20_Link">
https://armyinform.com.ua/2023/06/24/u-chornomu-mori-vidbulysya-bojovi-navchannya/</text:a>
</text:p>
      <!--NEWS-->
      <text:h text:style-name="P10" text:outline-level="1">
<text:span text:style-name="T4">
ГУР повідомляє, що у москві та низці регіонів рф введено режим контртерористичної операції</text:span>
</text:h>
      <text:p text:style-name="P4">
Author: ['АРМІЯINFORM']</text:p>
      <text:p text:style-name="P4">
Time: 2023-06-24T70:00:00-04:00</text:p>
      <text:p text:style-name="P4">
Description: Після демаршу пригожина і початку руху пвк «вагнер» в бік москви, в низці регіонів рос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40233291284597737_x.jpg" text:style-name="Internet_20_link" text:visited-style-name="Visited_20_Internet_20_Link">
photo_5240233291284597737_x.jpg</text:a>
']</text:p>
      <text:p text:style-name="P4">
Tags: ['ВІЙНА', 'ГУР МО УКРАЇНИ']</text:p>
      <text:p text:style-name="P4">
Category: News</text:p>
      <!--METADATA-->
      <text:p text:style-name="P4">
<draw:frame draw:style-name="fr1" draw:name="Image24" text:anchor-type="as-char" svg:width="6.9236in" svg:height="3.956343in" draw:z-index="0">
<draw:image xlink:href="../Images/AРМІЯINFORM/2023-06-24T70-00-00-04-00/photo_5240233291284597737_x.jpg" xlink:type="simple" xlink:show="embed" xlink:actuate="onLoad" draw:mime-type="image/jpeg"/>
</draw:frame>
</text:p>
      <text:p text:style-name="P4">
Після демаршу пригожина і початку руху пвк «вагнер» в бік москви, в низцірегіонів росії оголошено режим контртерористичної операції (КТО).</text:p>
      <text:p text:style-name="P4">
Про це <text:a xlink:type="simple" xlink:href="https://t.me/DIUkraine/2479" text:style-name="Internet_20_link" text:visited-style-name="Visited_20_Internet_20_Link">
повідомляє</text:a>
 Головне управління розвідкиМОУ.</text:p>
      <text:p text:style-name="P4">
«москва готується до облоги — введено режим контртерористичної операції», —йдеться у повідомленні.</text:p>
      <text:p text:style-name="P4">
У розвідці повідомляють, що у зв’язку з цим силовики рф отримали дозвіл на:</text:p>
      <ul>
        <li>
Прослуховування будь-яких розмов та перевірку переписки.  * Проведення затримань та обшуків без додаткових погоджень.  * Силовий доступ в приватні та службові приміщення.  * Використання автомобільного транспорту громадян та організацій.  * Відключення всіх видів зв’язку.  * «Видалення фізичних осіб з ділянок місцевості та об’єктів».</li>
      </ul>
      <text:p text:style-name="P4">
«Наразі москва практично ізольована силами поліцейських та військовихпідрозділів. На кожному перехресті та на виїздах з міста перебувають посиленіпатрулі. Містом рухається велика кількість автобусів без номерів тарозпізнавальних знаків з озброєними людьми всередині. Зупинено рухміжрегіонального пасажирського транспорту», — зазначили в розвідці.</text:p>
      <text:p text:style-name="P4">
Також призупинено вантажні та поштові перевезення. Проводиться масовий доглядавтотранспорту з акцентом на великі закриті фургони.</text:p>
      <text:p text:style-name="P4">
Практично зупинено рух цивільного та службового транспорту федеральноюавтомобільною трасою М4 «дон» (москва – вороніж – ростов-на-дону – краснодар –новоросійськ). Всі смуги звільнено для руху військової та вантажної техніки.На всіх з’їздах з траси виставлено озброєні блок-пости.</text:p>
      <text:p text:style-name="P4">
В москву стягують всю військову техніку, яка досі залишалась в резерві таприкордонних регіонах.</text:p>
      <text:p text:style-name="P4">
Раніше у ГУР <text:a xlink:type="simple" xlink:href="https://armyinform.com.ua/2023/06/24/gur-bunt-prigozhyna-%e2%80%95-vnutrishnij-rosijskij-konflikt-yakyj-ye-oznakoyu-krahu-putinskogo-rezhymu/" text:style-name="Internet_20_link" text:visited-style-name="Visited_20_Internet_20_Link">
заявили</text:a>
, що бунт пріґожина ― внутрішній російській конфлікт, якийє ознакою краху путінського режиму.</text:p>
      <text:p text:style-name="P4">
Source: <text:a xlink:type="simple" xlink:href="https://armyinform.com.ua/2023/06/24/gur-povidomlyaye-shho-u-moskvi-ta-nyzczi-regioniv-rf-vvedeno-rezhym-kontrterorystychnoyi-operacziyi/" text:style-name="Internet_20_link" text:visited-style-name="Visited_20_Internet_20_Link">
https://armyinform.com.ua/2023/06/24/gur-povidomlyaye-shho-u-moskvi-ta-nyzczi-regioniv-rf-vvedeno-rezhym-kontrterorystychnoyi-operacziyi/</text:a>
</text:p>
      <!--NEWS-->
      <text:h text:style-name="P10" text:outline-level="1">
<text:span text:style-name="T4">
За минулу добу авіація Сил оборони завдала 13 ударів по районах зосередження противника</text:span>
</text:h>
      <text:p text:style-name="P4">
Author: ['АРМІЯINFORM']</text:p>
      <text:p text:style-name="P4">
Time: 2023-06-24T71:00:00-04:00</text:p>
      <text:p text:style-name="P4">
Description: Про це повідомляє Генеральний штаб ЗСУ.    «Авіація Сил оборони за минулу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ukrayinska-aviacziya.jpg" text:style-name="Internet_20_link" text:visited-style-name="Visited_20_Internet_20_Link">
ukrayinska-aviacziya.jpg</text:a>
']</text:p>
      <text:p text:style-name="P4">
Tags: ['STOPRUSSIA', 'АГРЕСІЯ РФ', 'ГШ ЗСУ', 'ХРОНІКА ОБОРОНИ']</text:p>
      <text:p text:style-name="P4">
Category: News</text:p>
      <!--METADATA-->
      <text:p text:style-name="P4">
<draw:frame draw:style-name="fr1" draw:name="Image25" text:anchor-type="as-char" svg:width="6.9236in" svg:height="4.615733in" draw:z-index="0">
<draw:image xlink:href="../Images/AРМІЯINFORM/2023-06-24T71-00-00-04-00/ukrayinska-aviacziya.jpg" xlink:type="simple" xlink:show="embed" xlink:actuate="onLoad" draw:mime-type="image/jpeg"/>
</draw:frame>
 Ілюстративне фото <text:span text:style-name="T4">
🔥 Ситуація щодо російського вторгнення</text:span>
</text:p>
      <text:p text:style-name="P4">
Про це повідомляє Генеральний штаб ЗСУ.</text:p>
      <text:p text:style-name="P4">
«Авіація Сил оборони за минулу добу завдала 13 ударів по районах зосередженняособового складу противника.</text:p>
      <text:p text:style-name="P4">
Підрозділи ракетних військ і артилерії протягом минулої доби уразили 4 районизосередження особового складу та військової техніки, 15 артилерійськихпідрозділів на вогневих позиціях, 2 засоби радіоелектронної боротьби та 5засобів протиповітряної оборони», — йдеться у повідомленні.</text:p>
      <text:p text:style-name="P4">
Source: <text:a xlink:type="simple" xlink:href="https://armyinform.com.ua/2023/06/24/za-mynulu-dobu-aviacziya-syl-oborony-zavdala-13-udariv-po-rajonah-zoseredzhennya-protyvnyka/" text:style-name="Internet_20_link" text:visited-style-name="Visited_20_Internet_20_Link">
https://armyinform.com.ua/2023/06/24/za-mynulu-dobu-aviacziya-syl-oborony-zavdala-13-udariv-po-rajonah-zoseredzhennya-protyvnyka/</text:a>
</text:p>
      <!--NEWS-->
      <text:h text:style-name="P10" text:outline-level="1">
<text:span text:style-name="T4">
За 16 місяців війни Сили оборони знищили понад 4 тисячі артсистем і 4 тисячі танків ворога</text:span>
</text:h>
      <text:p text:style-name="P4">
Author: ['АРМІЯINFORM']</text:p>
      <text:p text:style-name="P4">
Time: 2023-06-24T73:00:00-04:00</text:p>
      <text:p text:style-name="P4">
Description: Загальні бойові втрати противника з 24.02.22 по 24.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vtraty_06-24-2023-scaled.jpg" text:style-name="Internet_20_link" text:visited-style-name="Visited_20_Internet_20_Link">
vtraty_06-24-2023-scaled.jpg</text:a>
']</text:p>
      <text:p text:style-name="P4">
Tags: ['ВІЙНА', 'ВТРАТИ ВОРОГА', 'ГЕНЕРАЛЬНИЙ ШТАБ ЗС УКРАЇНИ']</text:p>
      <text:p text:style-name="P4">
Category: News</text:p>
      <!--METADATA-->
      <text:p text:style-name="P4">
<draw:frame draw:style-name="fr1" draw:name="Image26" text:anchor-type="as-char" svg:width="6.9236in" svg:height="6.975527in" draw:z-index="0">
<draw:image xlink:href="../Images/AРМІЯINFORM/2023-06-24T73-00-00-04-00/vtraty_06-24-2023-scaled.jpg" xlink:type="simple" xlink:show="embed" xlink:actuate="onLoad" draw:mime-type="image/jpeg"/>
</draw:frame>
</text:p>
      <text:p text:style-name="P4">
Загальні бойові втрати противника з 24.02.22 по 24.06.23 орієнтовностановлять:</text:p>
      <ul>
        <li>
<text:span text:style-name="T4">
особового складу ‒</text:span>
 223910 (+580) осіб ліквідовано  * <text:span text:style-name="T4">
танків ‒</text:span>
 4024 (+7)  * <text:span text:style-name="T4">
бойових броньованих машин ‒</text:span>
 7804 (+6)  * <text:span text:style-name="T4">
артилерійських систем ‒</text:span>
 4015 (+30)  * <text:span text:style-name="T4">
РСЗВ ‒</text:span>
 619 (+2)  * <text:span text:style-name="T4">
засоби ППО ‒</text:span>
 383 (+4)  * <text:span text:style-name="T4">
літаків ‒</text:span>
 314 (0)  * <text:span text:style-name="T4">
гелікоптерів ‒</text:span>
 308 (+1)  * <text:span text:style-name="T4">
БПЛА оперативно-тактичного рівня ‒</text:span>
 3460 (+13)  * <text:span text:style-name="T4">
крилаті ракети ‒</text:span>
 1228 (+14)  * <text:span text:style-name="T4">
кораблі / катери ‒</text:span>
 18 (0)  * <text:span text:style-name="T4">
автомобільної техніки та автоцистерн ‒</text:span>
 6731 (+23)  * <text:span text:style-name="T4">
спеціальна техніка ‒</text:span>
 548 (+3)</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4.06.23.</text:p>
      <text:p text:style-name="P4">
Source: <text:a xlink:type="simple" xlink:href="https://armyinform.com.ua/2023/06/24/za-16-misyacziv-vijny-syly-oborony-znyshhyly-ponad-4-tysyachi-artsystem-i-tankiv-voroga/" text:style-name="Internet_20_link" text:visited-style-name="Visited_20_Internet_20_Link">
https://armyinform.com.ua/2023/06/24/za-16-misyacziv-vijny-syly-oborony-znyshhyly-ponad-4-tysyachi-artsystem-i-tankiv-voroga/</text:a>
</text:p>
      <!--NEWS-->
      <text:h text:style-name="P10" text:outline-level="1">
<text:span text:style-name="T4">
Боєприпаси для України: посли ЄС затвердили рішення про збільшення виробництва</text:span>
</text:h>
      <text:p text:style-name="P4">
Author: ['АРМІЯINFORM']</text:p>
      <text:p text:style-name="P4">
Time: 2023-06-24T75:00:00-04:00</text:p>
      <text:p text:style-name="P4">
Description: Рада ЄС погодила мандат для переговорів з Європарламентом щодо прийняття Акту сприя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b376095c853edbc6b901cd16f07fa9ea-e1687593904640.jpeg" text:style-name="Internet_20_link" text:visited-style-name="Visited_20_Internet_20_Link">
b376095c853edbc6b901cd16f07fa9ea-e1687593904640.jpeg</text:a>
']</text:p>
      <text:p text:style-name="P4">
Tags: ['БОЄПРИПАСИ ДЛЯ УКРАЇНИ', 'ДОПОМОГА ПАРТНЕРІВ', 'ЄВРОПЕЙСЬКА РАДА', 'СВІТ ПІДТРИМУЄ УКРАЇНУ']</text:p>
      <text:p text:style-name="P4">
Category: News</text:p>
      <!--METADATA-->
      <text:p text:style-name="P4">
<draw:frame draw:style-name="fr1" draw:name="Image27" text:anchor-type="as-char" svg:width="6.9236in" svg:height="4.188816in" draw:z-index="0">
<draw:image xlink:href="../Images/AРМІЯINFORM/2023-06-24T75-00-00-04-00/b376095c853edbc6b901cd16f07fa9ea-e1687593904640.jpeg" xlink:type="simple" xlink:show="embed" xlink:actuate="onLoad" draw:mime-type="image/jpeg"/>
</draw:frame>
</text:p>
      <text:p text:style-name="P4">
Рада ЄС погодила мандат для переговорів з Європарламентом щодо прийняття Актусприяння виробництву боєприпасів (ASAP).</text:p>
      <text:p text:style-name="P4">
Про це <text:a xlink:type="simple" xlink:href="https://www.consilium.europa.eu/en/press/press-releases/2023/06/23/boosting-ammunition-production-in-the-eu-defence-industry-council-ready-to-negotiate-with-the-european-parliament/" text:style-name="Internet_20_link" text:visited-style-name="Visited_20_Internet_20_Link">
йдеться</text:a>
на сайті Європейської Ради.</text:p>
      <text:p text:style-name="P4">
«Сьогодні країни-члени погодили мандат на переговори щодо запропонованихрегуляторних правил, що складатимуть Акт з підтримки виробництва боєприпасів,який призначений для нарощування виробничих спроможностей для виробництвабоєприпасів земля-земля та артилерійських боєприпасів, а також ракет», —йдеться у повідомленні.</text:p>
      <text:p text:style-name="P4">
Документ передбачає заходи, включаючи додаткове фінансування, які допоможутьусунути поточну нестачу артилерійських боєприпасів та ракет, а також їхскладових, в рамках «третього треку» плану із прискорення виробництвабоєприпасів, що був погоджений Європейською Радою у березні 2023 року длятермінової поставки боєприпасів в Україну та для поповнення військових складіву країнах-членах ЄС.</text:p>
      <text:p text:style-name="P4">
Для реалізації третього «треку» Єврокомісія пропонує виділити додатково 500мільйонів євро з бюджету ЄС.</text:p>
      <text:p text:style-name="P4">
«Після російського вторгнення в Україну війна прийшла на наш поріг. Обороннапромисловість ЄС постає перед безпрецедентними викликами, долаючи нові реаліїта наявну нестачу. Ми маємо зробити все, що можемо, щоб допомогти обороннійіндустрії Європи виробляти більше для нашої власної безпеки та для наданняУкраїні спроможностей для самозахисту від несправедливої загарбницької війни.Це залишається пріоритетом та невідкладною справою», — зауважив міністроборони Швеції, що наразі головує в ЄС, Поль Джонсон.</text:p>
      <text:p text:style-name="P4">
Як зазначається, зараз, коли посли країн-членів погодили свій мандат щодопропозицій Єврокомісії, Рада ЄС готова розпочати переговори з ЄвропейськимПарламентом щодо ухвалення остаточної версії тексту Акту.</text:p>
      <text:p text:style-name="P4">
Source: <text:a xlink:type="simple" xlink:href="https://armyinform.com.ua/2023/06/24/boyeprypasy-dlya-ukrayiny-posly-yes-zatverdyly-rishennya-pro-zbilshennya-vyrobnycztva/" text:style-name="Internet_20_link" text:visited-style-name="Visited_20_Internet_20_Link">
https://armyinform.com.ua/2023/06/24/boyeprypasy-dlya-ukrayiny-posly-yes-zatverdyly-rishennya-pro-zbilshennya-vyrobnycztva/</text:a>
</text:p>
      <!--NEWS-->
      <text:h text:style-name="P10" text:outline-level="1">
<text:span text:style-name="T4">
22 країни-члени Організації американських держав закликали рф негайно вивести війська з України</text:span>
</text:h>
      <text:p text:style-name="P4">
Author: ['АРМІЯINFORM']</text:p>
      <text:p text:style-name="P4">
Time: 2023-06-24T77:00:00-04:00</text:p>
      <text:p text:style-name="P4">
Description: Президент України Володимир Зеленський подякував країнам – членам Організ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91943_vz_reuters_new_960x380_0.webp" text:style-name="Internet_20_link" text:visited-style-name="Visited_20_Internet_20_Link">
291943_vz_reuters_new_960x380_0.webp</text:a>
']</text:p>
      <text:p text:style-name="P4">
Tags: ['ВОЛОДИМИР ЗЕЛЕНСЬКИЙ', 'ОРГАНІЗАЦІЯ АМЕРИКАНСЬКИХ ДЕРЖАВ', 'ПРЕЗИДЕНТ УКРАЇНИ']</text:p>
      <text:p text:style-name="P4">
Category: News</text:p>
      <!--METADATA-->
      <text:p text:style-name="P4">
<draw:frame draw:style-name="fr1" draw:name="Image28" text:anchor-type="as-char" svg:width="6.9236in" svg:height="3.606042in" draw:z-index="0">
<draw:image xlink:href="../ConvertedIMGs/AРМІЯINFORM/2023-06-24T77-00-00-04-00/291943_vz_reuters_new_960x380_0.png" xlink:type="simple" xlink:show="embed" xlink:actuate="onLoad" draw:mime-type="image/png"/>
</draw:frame>
</text:p>
      <text:p text:style-name="P4">
Президент України Володимир Зеленський подякував країнам – членам Організаціїамериканських держав за заклики до негайного виведення військ агресора зУкраїни та притягнення до відповідальності всіх винних у воєнних злочинах.</text:p>
      <text:p text:style-name="P4">
Про це<text:a xlink:type="simple" xlink:href="https://twitter.com/ZelenskyyUa/status/1672489703336017920" text:style-name="Internet_20_link" text:visited-style-name="Visited_20_Internet_20_Link">
йдеться</text:a>
у його Twitter.</text:p>
      <text:p text:style-name="P4">
«Вдячний 22 країнам-членам ОАД за потужну заяву на підтримку України, схваленуна 53-й сесії Генеральної асамблеї. Заклики до негайного виведення військагресора з України та притягнення до відповідальності всіх винних у воєннихзлочинах – надважливі. Цінуємо активну підтримку країнами Американськогоконтиненту зусиль з досягнення справедливого і тривалого миру для України», —написав глава держави.</text:p>
      <text:p text:style-name="P4">
Раніше Володимир Зеленський<text:a xlink:type="simple" xlink:href="https://www.president.gov.ua/news/mayemo-stati-globalnoyu-gromadoyu-shob-mir-dlya-kozhnoyi-nac-83729" text:style-name="Internet_20_link" text:visited-style-name="Visited_20_Internet_20_Link">
закликав</text:a>
 Організацію американських державпрацювати над реалізацією української Формули миру.</text:p>
      <text:p text:style-name="P4">
Source: <text:a xlink:type="simple" xlink:href="https://armyinform.com.ua/2023/06/24/22-krayiny-chleny-organizacziyi-amerykanskyh-derzhav-zaklykaly-rf-negajno-vyvesty-vijska-z-ukrayiny/" text:style-name="Internet_20_link" text:visited-style-name="Visited_20_Internet_20_Link">
https://armyinform.com.ua/2023/06/24/22-krayiny-chleny-organizacziyi-amerykanskyh-derzhav-zaklykaly-rf-negajno-vyvesty-vijska-z-ukrayiny/</text:a>
</text:p>
      <!--NEWS-->
      <text:h text:style-name="P10" text:outline-level="1">
<text:span text:style-name="T4">
Рівень води у ставку-охолоджувачі ЗАЕС стабільний — Енергоатом</text:span>
</text:h>
      <text:p text:style-name="P4">
Author: ['АРМІЯINFORM']</text:p>
      <text:p text:style-name="P4">
Time: 2023-06-24T79:00:00-04:00</text:p>
      <text:p text:style-name="P4">
Description: Попри підрив російськими окупантами греблі Каховської ГЕС, ситуація залишаєть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55220.jpg" text:style-name="Internet_20_link" text:visited-style-name="Visited_20_Internet_20_Link">
255220.jpg</text:a>
']</text:p>
      <text:p text:style-name="P4">
Tags: ['ЗАЕС', 'КАХОВСЬКА ГЕС', 'КАХОВСЬКА ГЕС/ШТАБ INFO', 'НАЕК ЕНЕРГОАТОМ', 'ЯДЕРНА БЕЗПЕКА']</text:p>
      <text:p text:style-name="P4">
Category: News</text:p>
      <!--METADATA-->
      <text:p text:style-name="P4">
<draw:frame draw:style-name="fr1" draw:name="Image29" text:anchor-type="as-char" svg:width="6.9236in" svg:height="3.893007in" draw:z-index="0">
<draw:image xlink:href="../Images/AРМІЯINFORM/2023-06-24T79-00-00-04-00/255220.jpg" xlink:type="simple" xlink:show="embed" xlink:actuate="onLoad" draw:mime-type="image/jpeg"/>
</draw:frame>
</text:p>
      <text:p text:style-name="P4">
Попри підрив російськими окупантами греблі Каховської ГЕС, ситуаціязалишається стабільною та контрольованою.</text:p>
      <text:p text:style-name="P4">
Про це <text:a xlink:type="simple" xlink:href="https://t.me/energoatom_ua/13686" text:style-name="Internet_20_link" text:visited-style-name="Visited_20_Internet_20_Link">
повідомляє</text:a>
 ДП «Енергоатом».</text:p>
      <text:p text:style-name="P4">
Так, станом на 10:00 24 червня рівень води у ставку-охолоджувачі ЗапорізькоїАЕС без змін. Наразі він становить <text:span text:style-name="T4">
16,60 м.</text:span>
 Цього достатньо длязабезпечення потреб станції.</text:p>
      <text:p text:style-name="P4">
«Рівень води в каналі ТЕС, звідки за необхідності підживлюється ставок ЗАЕС, –на рівні 11,15 м. Зауважимо, що протягом останнього часу рівень води в каналісуттєво не падає, його показники вже не залежать від Каховського водосховища»,— пояснили у компанії.</text:p>
      <text:p text:style-name="P4">
Source: <text:a xlink:type="simple" xlink:href="https://armyinform.com.ua/2023/06/24/riven-vody-u-stavku-oholodzhuvachi-zaes-stabilnyj-energoatom/" text:style-name="Internet_20_link" text:visited-style-name="Visited_20_Internet_20_Link">
https://armyinform.com.ua/2023/06/24/riven-vody-u-stavku-oholodzhuvachi-zaes-stabilnyj-energoatom/</text:a>
</text:p>
      <!--NEWS-->
      <text:h text:style-name="P10" text:outline-level="1">
<text:span text:style-name="T4">
Активні бойові дії триватимуть найближчі два-три місяці — українська розвідка</text:span>
</text:h>
      <text:p text:style-name="P4">
Author: ['АРМІЯINFORM']</text:p>
      <text:p text:style-name="P4">
Time: 2023-06-24T81:00:00-04:00</text:p>
      <text:p text:style-name="P4">
Description: Представник Головного управління розвідки Міністерства оборони України Вадим Скібіцьк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230624-2.jpg" text:style-name="Internet_20_link" text:visited-style-name="Visited_20_Internet_20_Link">
20230624-2.jpg</text:a>
']</text:p>
      <text:p text:style-name="P4">
Tags: ['ВІЙНА', 'ГУР МО УКРАЇНИ']</text:p>
      <text:p text:style-name="P4">
Category: News</text:p>
      <!--METADATA-->
      <text:p text:style-name="P4">
<draw:frame draw:style-name="fr1" draw:name="Image30" text:anchor-type="as-char" svg:width="6.9236in" svg:height="3.600272in" draw:z-index="0">
<draw:image xlink:href="../Images/AРМІЯINFORM/2023-06-24T81-00-00-04-00/20230624-2.jpg" xlink:type="simple" xlink:show="embed" xlink:actuate="onLoad" draw:mime-type="image/jpeg"/>
</draw:frame>
</text:p>
      <text:p text:style-name="P4">
Представник Головного управління розвідки Міністерства оборони України ВадимСкібіцький заявив, що активні бойові дії як наступального, так і оборонногохарактеру триватимуть найближчі два-три місяці.</text:p>
      <text:p text:style-name="P4">
Про це <text:a xlink:type="simple" xlink:href="https://gur.gov.ua/content/aktyvni-boiovi-dii-tryvatymut-naiblyzhchi-dva-try-misiatsi-meta-ukrainy-zvilnennia-usikh-terytorii.html" text:style-name="Internet_20_link" text:visited-style-name="Visited_20_Internet_20_Link">
йдеться</text:a>
 насайті ГУР МОУ.</text:p>
      <text:p text:style-name="P4">
«Наша стратегічна мета і ціль — це звільнення всіх наших територій. росіяни жбудуть намагатися все ж таки виконати ті завдання, щоб сказати, чи закінчиливони свою «спеціальну військову операцію», чи не закінчили», — сказавпредставник ГУР МО України.</text:p>
      <text:p text:style-name="P4">
За його оцінкою, найближчим часом росіяни не зможуть вийти на адмінкордониДонеччини та Луганщини, що залишається однією з цілей ворога.</text:p>
      <text:p text:style-name="P4">
Вадим Скібіцький описав труднощі держави-агресора: росія намагаєтьсяпоповнювати ліквідований на війні в Україні особовий склад, але масштабиприхованої мобілізації не такі, як були восени 2022 року.</text:p>
      <text:p text:style-name="P4">
Водночас, він додав, що у терористичної москви є й серйозніші проблеми:</text:p>
      <text:p text:style-name="P4">
«Усі нові частини противник намагається дуже швидко озброїти. Це не виходить.Постає питання не тільки в людях – постає питання в сучасному озброєнні, а нетому, яке зберігається на складах рф після розвалу радянського союзу. Вонопотребує дуже багато вкладень для приведення до нормального бою», — пояснивпредставник ГУР МО України.</text:p>
      <text:p text:style-name="P4">
Source: <text:a xlink:type="simple" xlink:href="https://armyinform.com.ua/2023/06/24/aktyvni-bojovi-diyi-tryvatymut-najblyzhchi-dva-try-misyaczi-gur/" text:style-name="Internet_20_link" text:visited-style-name="Visited_20_Internet_20_Link">
https://armyinform.com.ua/2023/06/24/aktyvni-bojovi-diyi-tryvatymut-najblyzhchi-dva-try-misyaczi-gur/</text:a>
</text:p>
      <!--NEWS-->
      <text:h text:style-name="P10" text:outline-level="1">
<text:span text:style-name="T4">
У ДСНС показали наслідки падіння уламків на житловий будинок у Києві</text:span>
</text:h>
      <text:p text:style-name="P4">
Author: ['АРМІЯINFORM']</text:p>
      <text:p text:style-name="P4">
Time: 2023-06-24T83:00:00-04:00</text:p>
      <text:p text:style-name="P4">
Description: У Державній службі найдзвичайних ситуацій показали відео з наслідками падіння уламків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40074244350659668_y.jpg" text:style-name="Internet_20_link" text:visited-style-name="Visited_20_Internet_20_Link">
photo_5240074244350659668_y.jpg</text:a>
']</text:p>
      <text:p text:style-name="P4">
Tags: ['ВОРОЖІ ОБСТРІЛИ', 'ДСНС УКРАЇНИ', 'КРАЇНА-ТЕРОРИСТ РФ', 'ЛІКВІДАЦІЯ НАСЛІДКІВ ВОРОЖИХ ОБСТРІЛІВ']</text:p>
      <text:p text:style-name="P4">
Category: News</text:p>
      <!--METADATA-->
      <text:p text:style-name="P4">
<draw:frame draw:style-name="fr1" draw:name="Image31" text:anchor-type="as-char" svg:width="6.9236in" svg:height="5.065767in" draw:z-index="0">
<draw:image xlink:href="../Images/AРМІЯINFORM/2023-06-24T83-00-00-04-00/photo_5240074244350659668_y.jpg" xlink:type="simple" xlink:show="embed" xlink:actuate="onLoad" draw:mime-type="image/jpeg"/>
</draw:frame>
</text:p>
      <text:p text:style-name="P4">
У Державній службі найдзвичайних ситуацій показали відео з наслідками падінняуламків на житловий будинок у Солом'янському районі Києва.</text:p>
      <text:p text:style-name="P4">
Про це <text:a xlink:type="simple" xlink:href="https://t.me/dsns_telegram/18037" text:style-name="Internet_20_link" text:visited-style-name="Visited_20_Internet_20_Link">
йдеться</text:a>
 на сторінці ДСНС уТелеграмі.</text:p>
      <text:p text:style-name="P4">
Станом на 11:30 через нічний ракетний терор загинуло троє людей, травмовано 11осіб, з них чотири госпіталізовано, сімом надана медична допомога на місці.</text:p>
      <text:p text:style-name="P4">
Рятувальники евакуювали з будинку 24 особи. Троє постраждалих деблокованоз-під завалів конструкцій та 1 особу деблоковано з ліфта.</text:p>
      <text:p text:style-name="P4">
Пожежу, яка виникла у багатоповерхівці — ліквідовано.</text:p>
      <text:p text:style-name="P4">
Як повідомлялось, під час нічної атаки по Україні ворог<text:a xlink:type="simple" xlink:href="https://armyinform.com.ua/2023/06/24/pid-chas-nichnoyi-ataky-po-ukrayini-vorog-vypustyv-ponad-piv-sotni-raket-yurij-ignat/" text:style-name="Internet_20_link" text:visited-style-name="Visited_20_Internet_20_Link">
випустив</text:a>
 понад пів сотніракет.</text:p>
      <text:p text:style-name="P4">
Source: <text:a xlink:type="simple" xlink:href="https://armyinform.com.ua/2023/06/24/u-dsns-pokazaly-naslidky-padinnya-ulamkiv-na-zhytlovyj-budynok-u-kyyevi/" text:style-name="Internet_20_link" text:visited-style-name="Visited_20_Internet_20_Link">
https://armyinform.com.ua/2023/06/24/u-dsns-pokazaly-naslidky-padinnya-ulamkiv-na-zhytlovyj-budynok-u-kyyevi/</text:a>
</text:p>
      <!--NEWS-->
      <text:h text:style-name="P10" text:outline-level="1">
<text:span text:style-name="T4">
Ганна Маляр про події в росії: Це неминуча деградація, але розслаблятись нам не варто</text:span>
</text:h>
      <text:p text:style-name="P4">
Author: ['АРМІЯINFORM']</text:p>
      <text:p text:style-name="P4">
Time: 2023-06-24T85:00:00-04:00</text:p>
      <text:p text:style-name="P4">
Description: Політична криза в рф була передбачуваною і неминучою.    Про це заступник Міністр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anna-malyar.jpg" text:style-name="Internet_20_link" text:visited-style-name="Visited_20_Internet_20_Link">
ganna-malyar.jpg</text:a>
']</text:p>
      <text:p text:style-name="P4">
Tags: ['ГАННА МАЛЯР', 'КРАХ РОСІЇ', 'МІНІСТЕРСТВА ОБОРОНИ УКРАЇНИ']</text:p>
      <text:p text:style-name="P4">
Category: News</text:p>
      <!--METADATA-->
      <text:p text:style-name="P4">
<draw:frame draw:style-name="fr1" draw:name="Image32" text:anchor-type="as-char" svg:width="6.9236in" svg:height="4.615733in" draw:z-index="0">
<draw:image xlink:href="../Images/AРМІЯINFORM/2023-06-24T85-00-00-04-00/ganna-malyar.jpg" xlink:type="simple" xlink:show="embed" xlink:actuate="onLoad" draw:mime-type="image/jpeg"/>
</draw:frame>
</text:p>
      <text:p text:style-name="P4">
Політична криза в рф була передбачуваною і неминучою.</text:p>
      <text:p text:style-name="P4">
Про це <text:a xlink:type="simple" xlink:href="https://t.me/annamaliar/882" text:style-name="Internet_20_link" text:visited-style-name="Visited_20_Internet_20_Link">
заступник</text:a>
 Міністра оборони України ГаннаМаляр написала у своєму Телеграмі.</text:p>
      <text:p text:style-name="P4">
Ганна Маляр наголосила, що українці можуть розцінювати події які почались вросії як неминучу деградацію російської держави.</text:p>
      <text:p text:style-name="P4">
Для України це вікно можливостей, але розслаблятись не варто, краще до цьогоставитись обережно і готуватись до будь-яких сценаріїв.</text:p>
      <text:p text:style-name="P4">
«Працюємо далі на наше зміцнення та перемогу», — наголосила вона.</text:p>
      <text:p text:style-name="P4">
Заступник Міністра оборони зауважила, що імперський похід за новими землями неможе перекрити внутрішні проблеми в державі — лише загострити. Що івідбувається. Яку б державу вони не будували, в них все одно виходить «Гулаг»,який рано чи пізно бунтує і ії розвалює.</text:p>
      <text:p text:style-name="P4">
«Війна в Україні показала найслабкіше місце російської імперії — страх передправдою. Всі їх рішення базуються на брехні. Вони завжди для царя створювали«повітряні замки» і самі в них вірили. Це така імперська особливість —роздувати власну велич та переоцінювати себе. Це їх наштовхнуло на гетьнеадекватне рішення — розв’язати війну з Україною без системних правдивихрозрахунків власних спроможностей. Виключно амбіції та пиха. Ціна цьогопомилкового рішення — доля самої росії. Вони воюють з нами, а знищують себе»,— йдеться у її дописі.</text:p>
      <text:p text:style-name="P4">
Ганна Маляр акцентувала, що якщо дивитись глобально на це, як на еволюційнийпроцес, то нежиттєздатна система запустила програму самознищення. Ніякоїконспірології чи світової змови у цьому немає. Це природні процеси.</text:p>
      <text:p text:style-name="P4">
«Вони у такому виді себе знищать як держава, а ми природно переможемо, боеволюційно готові рухатись вперед. Ми нація, яка зараз на очах у всього світустворює новий тип культури. До нас — культура завжди програвала варварству. Ами доводимо, що можна бути сильними, захищати себе і залишатисьцивілізованими. Тому за нами майбутнє, а за росією — минуле», — резюмувалавона.</text:p>
      <text:p text:style-name="P4">
Source: <text:a xlink:type="simple" xlink:href="https://armyinform.com.ua/2023/06/24/ganna-malyar-pro-podiyi-v-rosiyi-cze-nemynucha-degradacziya-kraminist/" text:style-name="Internet_20_link" text:visited-style-name="Visited_20_Internet_20_Link">
https://armyinform.com.ua/2023/06/24/ganna-malyar-pro-podiyi-v-rosiyi-cze-nemynucha-degradacziya-kraminist/</text:a>
</text:p>
      <!--NEWS-->
      <text:h text:style-name="P10" text:outline-level="1">
<text:span text:style-name="T4">
Армія рф обстріляла Сумщину: зафіксовано 88 приходів</text:span>
</text:h>
      <text:p text:style-name="P4">
Author: ['АРМІЯINFORM']</text:p>
      <text:p text:style-name="P4">
Time: 2023-06-24T94:00:00-04:00</text:p>
      <text:p text:style-name="P4">
Description: Ворог вчергове обстріляв прикордонні території Сумщини.    Про це повідомляє Оперативн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1-3.jpg" text:style-name="Internet_20_link" text:visited-style-name="Visited_20_Internet_20_Link">
1-1-3.jpg</text:a>
']</text:p>
      <text:p text:style-name="P4">
Tags: ['ВОРОЖІ ОБСТРІЛИ', 'ОК «ПІВНІЧ»']</text:p>
      <text:p text:style-name="P4">
Category: News</text:p>
      <!--METADATA-->
      <text:p text:style-name="P4">
<draw:frame draw:style-name="fr1" draw:name="Image33" text:anchor-type="as-char" svg:width="6.9236in" svg:height="4.615733in" draw:z-index="0">
<draw:image xlink:href="../Images/AРМІЯINFORM/2023-06-24T94-00-00-04-00/1-1-3.jpg" xlink:type="simple" xlink:show="embed" xlink:actuate="onLoad" draw:mime-type="image/jpeg"/>
</draw:frame>
</text:p>
      <text:p text:style-name="P4">
Ворог вчергове обстріляв прикордонні території Сумщини.</text:p>
      <text:p text:style-name="P4">
Про це <text:a xlink:type="simple" xlink:href="https://t.me/ok_pivnich1/3480" text:style-name="Internet_20_link" text:visited-style-name="Visited_20_Internet_20_Link">
повідомляє</text:a>
 Оперативне командування«Північ».</text:p>
      <text:p text:style-name="P4">
Зафіксовано 4 приходи, ймовірно зі 120-мм міномета, в районі населеного пунктуФотовиж та 25 приходів в районі Радіонівки.</text:p>
      <text:p text:style-name="P4">
Також ворог випустив 14 снарядів у районі Нововасилівки та 33 снаряди в районіРуденка.</text:p>
      <text:p text:style-name="P4">
Зафіксовано 8 приходів, ймовірно РСЗВ, та 4 приходи з міномета в районінаселеного пункту Чуйківка.</text:p>
      <text:p text:style-name="P4">
Зазначається, що про втрати серед місцевого населення пошкодження цивільноїінфраструктури інформації не надходило.</text:p>
      <text:p text:style-name="P4">
Source: <text:a xlink:type="simple" xlink:href="https://armyinform.com.ua/2023/06/24/armiya-rf-obstrilyala-sumshhynu-zafiksovano-88-pryhodiv/" text:style-name="Internet_20_link" text:visited-style-name="Visited_20_Internet_20_Link">
https://armyinform.com.ua/2023/06/24/armiya-rf-obstrilyala-sumshhynu-zafiksovano-88-pryhodiv/</text:a>
</text:p>
      <!--NEWS-->
      <text:h text:style-name="P10" text:outline-level="1">
<text:span text:style-name="T4">
Винищувачі Британії перехопили 21 військовий літак РФ біля кордонів НАТО за останні три тижні</text:span>
</text:h>
      <text:p text:style-name="P4">
Authors: Ukrinform (Person)</text:p>
      <text:p text:style-name="P4">
Publisher: Укринформ (Organization)</text:p>
      <text:p text:style-name="P4">
Published Time: 2023-06-25T-13:20:49+03:00</text:p>
      <text:p text:style-name="P4">
Modified Time: 2023-06-25T15:20:49+03:00</text:p>
      <text:p text:style-name="P4">
Description: Винищувачі Королівських військово-повітряних сил Великої Британії під час місії НАТО з контролю за повітряним простором над Балтійським морем за останні три тижні перехопили 21 російський військовий літак. — Укрінформ.</text:p>
      <text:p text:style-name="P4">
Images: ['<text:a xlink:type="simple" xlink:href="https://static.ukrinform.com/photos/2023_06/thumb_files/630_360_1687695496-587.jpg" text:style-name="Internet_20_link" text:visited-style-name="Visited_20_Internet_20_Link">
630_360_16876...</text:a>
']</text:p>
      <text:p text:style-name="P4">
Tags: ['Британія', 'НАТО', 'Росія', 'Винищувач']</text:p>
      <text:p text:style-name="P4">
Type: Article</text:p>
      <!--METADATA-->
      <text:p text:style-name="P4">
<draw:frame draw:style-name="fr1" draw:name="Image34" text:anchor-type="as-char" svg:width="6.9236in" svg:height="3.956343in" draw:z-index="0">
<draw:image xlink:href="../Images/yкринформ/2023-06-25T-13-20-49-03-00/630_360_1687695496-587.jpg" xlink:type="simple" xlink:show="embed" xlink:actuate="onLoad" draw:mime-type="image/jpeg"/>
</draw:frame>
Винищувачі Королівських військово-повітряних сил Великої Британії під часмісії НАТО з контролю за повітряним простором над Балтійським морем за останнітри тижні перехопили 21 російський військовий літак.</text:p>
      <text:p text:style-name="P4">
Про це повідомляється на <text:a xlink:type="simple" xlink:href="http://www.gov.uk/government/news/raf-jets-intercept-21-russian-aircraft-near-nato-airspace" text:style-name="Internet_20_link" text:visited-style-name="Visited_20_Internet_20_Link">
 сайті </text:a>
 британського уряду, передаєУкрінформ.</text:p>
      <text:p text:style-name="P4">
Зазначається, що повітряне патрулювання Балтійського моря наразі здійснюєтьсяКоролівськими ВПС, які базуються в Естонії, а також ВПС Португалії та Румунії,що базуються в Литві.</text:p>
      <text:p text:style-name="P4">
«Останні три тижні були особливо насиченими, і в результаті ВПС (Британії -ред. ) перехопили 21 російський літак за 21 день. Серед них винищувачі (Су-27МFLANKER B (за класифікацією НАТО – ред.), Су-30СM FLANKER H), транспортнілітаки (Ту-134 CRUSTY, Ан-72 COALER, Ан-12 CUB), літак радіоелектронноїрозвідки (Іл-20 COOT A). ) і дальні бомбардувальники (Ту-22М BACKFIRE)», -йдеться у повідомленні.</text:p>
      <text:p text:style-name="P4">
Як наголошується, британські Typhoon піднімаються в повітря для спостереженняза російськими літаками, коли ті не виходять на зв'язок з авіадиспетчерськимислужбами, що загрожує авіаційній безпеці.</text:p>
      <text:p text:style-name="P4">
«Ці перехоплення є суворим нагадуванням про цінність колективної оборони істримування, яке забезпечує НАТО. Королівські ВПС працювали разом з нашимисоюзниками протягом останніх трьох тижнів над забезпеченням захисту країн-членів і наших країн-партнерів, і вони можуть бути впевнені в нашій постійнійпідтримці посилення європейської безпеки разом з тими, хто поділяє нашіцінності», – сказав міністр оборони Великої Британії Бен Воллес.</text:p>
      <text:p text:style-name="P4">
<text:span text:style-name="T4">
Читайте також:</text:span>
 <text:a xlink:type="simple" xlink:href="https://www.ukrinform.ua/rubric-ato/3724818-virobnik-f16-zaaviv-so-gotovij-navcati-ukrainskih-pilotiv.html" text:style-name="Internet_20_link" text:visited-style-name="Visited_20_Internet_20_Link">
 Виробник F-16 заявив, що готовий навчати українськихпілотів </text:a>
</text:p>
      <text:p text:style-name="P4">
Як йдеться у заяві, під час перебування в Естонії Королівські ВПС також взялиучасть у кількох великих навчаннях, одне з яких Британія назваланайважливішими повітряними навчаннями НАТО з часів закінчення холодної війни.</text:p>
      <text:p text:style-name="P4">
Королівські ВПС продовжуватимуть виконувати місію <text:a xlink:type="simple" xlink:href="https://www.ukrinform.ua/tag-nato" text:style-name="Internet_20_link" text:visited-style-name="Visited_20_Internet_20_Link">
 НАТО</text:a>
 з контролю за повітрям в Естонії досерпня, коли їх змінять літаки ВПС Іспанії.</text:p>
      <text:p text:style-name="P4">
<text:span text:style-name="T4">
Читайте також:</text:span>
 <text:a xlink:type="simple" xlink:href="https://www.ukrinform.ua/rubric-ato/3726982-niderlandi-pocnut-navcanna-ukrainskih-pilotiv-na-f16-vze-cogo-lita-ministerka-oboroni.html" text:style-name="Internet_20_link" text:visited-style-name="Visited_20_Internet_20_Link">
 Нідерланди почнуть навчання українських пілотів на F-16вже цього літа – міністерка оборони </text:a>
</text:p>
      <text:p text:style-name="P4">
Як повідомляв Укрінформ, країни НАТО з 12 по 23 червня проведуть найбільші усвоїй історії авіаційні навчання Air Defender 2023. Багатонаціональні навчанняпід керівництвом Німеччини будуть зосереджені на польових тренуванняхоперативного та тактичного рівня, вони проходитимуть переважно у Німеччині зпередовими оперативними пунктами в Чехії, Естонії та Латвії. Метою AirDefender 2023 буде перевірка здатності швидко розгортати та використовуватиавіацію країн НАТО.</text:p>
      <text:p text:style-name="P4">
Source: <text:a xlink:type="simple" xlink:href="https://www.ukrinform.ua/rubric-world/3727511-vinisuvaci-britanii-perehopili-21-vijskovij-litak-rf-bila-kordoniv-nato-za-ostanni-tri-tizni.html" text:style-name="Internet_20_link" text:visited-style-name="Visited_20_Internet_20_Link">
https://www.ukrinform.ua/rubric-world/3727511-vinisuvaci-britanii-perehopili-21-vijskovij-litak-rf-bila-kordoniv-nato-za-ostanni-tri-tizni.html</text:a>
</text:p>
      <!--NEWS-->
      <text:h text:style-name="P10" text:outline-level="1">
<text:span text:style-name="T4">
На Львівщині дівчинка загинула від удару струмом з обірваного електродроту</text:span>
</text:h>
      <text:p text:style-name="P4">
Authors: Ukrinform (Person)</text:p>
      <text:p text:style-name="P4">
Publisher: Укринформ (Organization)</text:p>
      <text:p text:style-name="P4">
Published Time: 2023-06-25T-14:15:00+03:00</text:p>
      <text:p text:style-name="P4">
Modified Time: 2023-06-25T15:15:00+03:00</text:p>
      <text:p text:style-name="P4">
Description: На Львівщині від удару електрострумом загинула 10-річна дитина, яка торкнулася до обірваного внаслідок негоди дроту. — Укрінформ.</text:p>
      <text:p text:style-name="P4">
Images: ['<text:a xlink:type="simple" xlink:href="https://static.ukrinform.com/photos/2023_06/thumb_files/630_360_1687695323-731.jpg" text:style-name="Internet_20_link" text:visited-style-name="Visited_20_Internet_20_Link">
630_360_16876...</text:a>
']</text:p>
      <text:p text:style-name="P4">
Tags: ['Діти', 'Електроенергія', 'Львівщина', 'Загибель']</text:p>
      <text:p text:style-name="P4">
Type: Article</text:p>
      <!--METADATA-->
      <text:p text:style-name="P4">
<draw:frame draw:style-name="fr1" draw:name="Image35" text:anchor-type="as-char" svg:width="6.9236in" svg:height="3.956343in" draw:z-index="0">
<draw:image xlink:href="../Images/yкринформ/2023-06-25T-14-15-00-03-00/630_360_1687695323-731.jpg" xlink:type="simple" xlink:show="embed" xlink:actuate="onLoad" draw:mime-type="image/jpeg"/>
</draw:frame>
 НаЛьвівщині від удару електрострумом загинула 10-річна дитина, яка торкнулася дообірваного внаслідок негоди дроту.</text:p>
      <text:p text:style-name="P4">
Про це повідомила у <text:a xlink:type="simple" xlink:href="https://t.me/people_of_action/17813" text:style-name="Internet_20_link" text:visited-style-name="Visited_20_Internet_20_Link">
 Телеграмі </text:a>
Львівська ОВА, передає Укрінформ.</text:p>
      <text:p text:style-name="P4">
«У селі Глібовичі Львівського району внаслідок обриву електричного дроту струмсмертельно вразив <text:a xlink:type="simple" xlink:href="https://www.ukrinform.ua/tag-diti" text:style-name="Internet_20_link" text:visited-style-name="Visited_20_Internet_20_Link">
 дитину </text:a>
 2013 рокународження. За попередньою інформацією, дівчинка доторкнулася до дроту, якийобірвало через негоду», - йдеться в дописі.</text:p>
      <text:p text:style-name="P4">
За цим фактом правоохоронці відкрили провадження.</text:p>
      <text:p text:style-name="P4">
В ОВА нагадали, що у разі виявлення обірваного проводу лінії електропередачіне можна наближатися до нього ближче ніж на 8 метрів. Відходити від обірваногопроводу треба «гусячим кроком»: звести ступні разом, не відривати їх одна відодної і від землі та пересуватися дрібними ковзкими кроками.</text:p>
      <text:p text:style-name="P4">
<text:span text:style-name="T4">
Читайте також:</text:span>
 <text:a xlink:type="simple" xlink:href="https://www.ukrinform.ua/rubric-regions/3726338-na-odesini-zatrimali-colovika-akij-namagavsa-zakoloti-ditinu-nozicami-ta-videlkou.html" text:style-name="Internet_20_link" text:visited-style-name="Visited_20_Internet_20_Link">
 На Одещині затримали чоловіка, який намагався заколоти<text:span text:style-name="T4">
дитину</text:span>
 ножицями та виделкою </text:a>
</text:p>
      <text:p text:style-name="P4">
Як <text:a xlink:type="simple" xlink:href="https://www.ukrinform.ua/rubric-regions/3727491-u-kremencuci-unak-pid-narkotikami-zbiv-na-smert-dvoh-ludej-na-pisohidnomu-perehodi.html" text:style-name="Internet_20_link" text:visited-style-name="Visited_20_Internet_20_Link">
 повідомлялося </text:a>
 , у Кременчуці Полтавської області водій у станінаркотичного сп'яніння збив на смерть 15 та 21-річного юнаків.</text:p>
      <text:p text:style-name="P4">
Source: <text:a xlink:type="simple" xlink:href="https://www.ukrinform.ua/rubric-regions/3727509-na-lvivsini-divcinka-zaginula-vid-udaru-strumom-z-obirvanogo-elektrodrotu.html" text:style-name="Internet_20_link" text:visited-style-name="Visited_20_Internet_20_Link">
https://www.ukrinform.ua/rubric-regions/3727509-na-lvivsini-divcinka-zaginula-vid-udaru-strumom-z-obirvanogo-elektrodrotu.html</text:a>
</text:p>
      <!--NEWS-->
      <text:h text:style-name="P10" text:outline-level="1">
<text:span text:style-name="T4">
В операційну зону Східного угруповання росіяни стягують всі види військ - Череватий</text:span>
</text:h>
      <text:p text:style-name="P4">
Authors: Ukrinform (Person)</text:p>
      <text:p text:style-name="P4">
Publisher: Укринформ (Organization)</text:p>
      <text:p text:style-name="P4">
Published Time: 2023-06-25T-1:14:00+03:00</text:p>
      <text:p text:style-name="P4">
Modified Time: 2023-06-25T20:14:00+03:00</text:p>
      <text:p text:style-name="P4">
Description: В операційну зону Східного угруповання військ ворог стягує всі можливі види військ, зокрема повітряно-десантні війська та низку ПВК. — Укрінформ.</text:p>
      <text:p text:style-name="P4">
Images: ['<text:a xlink:type="simple" xlink:href="https://static.ukrinform.com/photos/2023_02/thumb_files/630_360_1675335446-850.jpg" text:style-name="Internet_20_link" text:visited-style-name="Visited_20_Internet_20_Link">
630_360_16753...</text:a>
']</text:p>
      <text:p text:style-name="P4">
Tags: ['ЗСУ', 'Російські військові', 'Війна з Росією', '#stoprussia', 'Єдині новини']</text:p>
      <text:p text:style-name="P4">
Type: Article</text:p>
      <!--METADATA-->
      <text:p text:style-name="P4">
<draw:frame draw:style-name="fr1" draw:name="Image36" text:anchor-type="as-char" svg:width="6.9236in" svg:height="3.956343in" draw:z-index="0">
<draw:image xlink:href="../Images/yкринформ/2023-06-25T-1-14-00-03-00/630_360_1675335446-850.jpg" xlink:type="simple" xlink:show="embed" xlink:actuate="onLoad" draw:mime-type="image/jpeg"/>
</draw:frame>
 Вопераційну зону Східного угруповання військ ворог стягує всі можливі видивійськ, зокрема повітряно-десантні війська та низку ПВК.</text:p>
      <text:p text:style-name="P4">
Як повідомляє кореспондент Укрінформу, про це заявив речник Східногоугруповання військ ЗСУ Сергій Череватий в ефірі телемарафону "Єдині новини".</text:p>
      <text:p text:style-name="P4">
"Вони стягують в нашу операційну зону всі види - це повітряно-десантніпідрозділи, піхоту, боєвий армійський резерв так званий "Барс", територіальні<text:a xlink:type="simple" xlink:href="https://www.ukrinform.ua/tag-rosijski-vijskovi" text:style-name="Internet_20_link" text:visited-style-name="Visited_20_Internet_20_Link">
 війська, </text:a>
 ряд інших більшмілкіших ПВК типу "Патріот", "Факел", "Ветерани". І останні - були штурмовіроти "Шторм Z". Це при воєнкоматах створена така репліка на "Вагнер". Їх внашій операційній зоні напевно більше 170 тисяч", - зазначив Череватий.</text:p>
      <text:p text:style-name="P4">
Він наголосив, що кількість - це єдина перевага, яка залишається у ворога,проте Сили оборони України не дають цю перевагу використати для реальнихвеликих успіхів.</text:p>
      <text:p text:style-name="P4">
<text:span text:style-name="T4">
Читайте також:</text:span>
 <text:a xlink:type="simple" xlink:href="https://www.ukrinform.ua/rubric-ato/3727585-reznikov-prokomentuvav-potocnij-kontrnastup-ak-pidgotovcu-operaciu.html" text:style-name="Internet_20_link" text:visited-style-name="Visited_20_Internet_20_Link">
 Резніков прокоментував поточний контрнаступ як«підготовчу операцію» </text:a>
</text:p>
      <text:p text:style-name="P4">
За його словами, підрозділи Збройних сил України, підрозділи Нацгвардії таЦентр спеціальних операцій "А" СБУ знищують техніку ворога з максимальноюточністю. Череватий підкреслив, що майже кожна ворожа ціль вражається зодного-двох пострілів.</text:p>
      <text:p text:style-name="P4">
"Ворог не має такої точності, тому що, на жаль, у нього поки що є доситьвеликий об'єм цих снарядів. У нас немає такої розкоші, тому це змусило насбути максимально якісними", - пояснив він.</text:p>
      <text:p text:style-name="P4">
Як повідомляв Укрінформ, за добу <text:a xlink:type="simple" xlink:href="https://www.ukrinform.ua/rubric-ato/3727579-ukrainski-bijci-za-dobu-prosunulis-na-flangah-navkolo-bahmuta-do-kilometra-cerevatij.html" text:style-name="Internet_20_link" text:visited-style-name="Visited_20_Internet_20_Link">
 Сили оборони пройшли</text:a>
 напівденному та північному флангах навколо Бахмута від 600 до 1 000 метрів.</text:p>
      <text:p text:style-name="P4">
<text:span text:style-name="T5">
Фото: armyinform</text:span>
</text:p>
      <text:p text:style-name="P4">
Source: <text:a xlink:type="simple" xlink:href="https://www.ukrinform.ua/rubric-ato/3727589-v-operacijnu-zonu-shidnogo-ugrupovanna-rosiani-staguut-vsi-vidi-vijsk-cerevatij.html" text:style-name="Internet_20_link" text:visited-style-name="Visited_20_Internet_20_Link">
https://www.ukrinform.ua/rubric-ato/3727589-v-operacijnu-zonu-shidnogo-ugrupovanna-rosiani-staguut-vsi-vidi-vijsk-cerevatij.html</text:a>
</text:p>
      <!--NEWS-->
      <text:h text:style-name="P10" text:outline-level="1">
<text:span text:style-name="T4">
At Kupiansk direction Russian army shelled Krasne Pershe, Fyholivka, Dvorichna, Masutivka, Ky...</text:span>
</text:h>
      <text:p text:style-name="P4">
Authors: liveuamap (Language: en)</text:p>
      <text:p text:style-name="P4">
Time: 2023-06-25T-1:26:00</text:p>
      <text:p text:style-name="P4">
Location: Svatove (Latitude:49.54292 Longtitude:37.89391)</text:p>
      <text:p text:style-name="P4">
Videos: []</text:p>
      <text:p text:style-name="P4">
Images: []</text:p>
      <text:p text:style-name="P4">
Tags: ["Russia"]</text:p>
      <text:p text:style-name="P4">
ID: 22571620</text:p>
      <!--METADATA-->
      <text:p text:style-name="P4">
At Kupiansk direction Russian army shelled Krasne Pershe, Fyholivka,Dvorichna, Masutivka, Kyslivka, Berestove of Kharkiv region, - General Staffof Armed Forces of Ukraine says in the morning report</text:p>
      <text:p text:style-name="P4">
News Collection Link: <text:a xlink:type="simple" xlink:href="https:\/\/liveuamap.com\/en\/2023\/25-june-at-kupiansk-direction-russian-army-shelled-krasne" text:style-name="Internet_20_link" text:visited-style-name="Visited_20_Internet_20_Link">
https:\/\/liveuamap.com\/en\/2023\/25-june-at-kupiansk-direction-russian-army-shelled-krasne</text:a>
</text:p>
      <text:p text:style-name="P4">
Source: <text:a xlink:type="simple" xlink:href="https://t.me/lumsrc/5183" text:style-name="Internet_20_link" text:visited-style-name="Visited_20_Internet_20_Link">
https://t.me/lumsrc/5183</text:a>
</text:p>
      <!--NEWS-->
      <text:h text:style-name="P10" text:outline-level="1">
<text:span text:style-name="T4">
Магучіх завоювала золоту медаль у стрибках у висоту на Європейських іграх</text:span>
</text:h>
      <text:p text:style-name="P4">
Authors: Ukrinform (Person)</text:p>
      <text:p text:style-name="P4">
Publisher: Укринформ (Organization)</text:p>
      <text:p text:style-name="P4">
Published Time: 2023-06-25T-2:13:07+03:00</text:p>
      <text:p text:style-name="P4">
Modified Time: 2023-06-25T20:13:07+03:00</text:p>
      <text:p text:style-name="P4">
Description: Українська легкоатлетка Ярослава Магучіх здобула золоту медаль на Європейських іграх. — Укрінформ.</text:p>
      <text:p text:style-name="P4">
Images: ['<text:a xlink:type="simple" xlink:href="https://static.ukrinform.com/photos/2023_06/thumb_files/630_360_1687713118-825.jpg" text:style-name="Internet_20_link" text:visited-style-name="Visited_20_Internet_20_Link">
630_360_16877...</text:a>
']</text:p>
      <text:p text:style-name="P4">
Tags: ['Легка атлетика', 'Ярослава Магучіх', 'Європейські ігри']</text:p>
      <text:p text:style-name="P4">
Type: Article</text:p>
      <!--METADATA-->
      <text:p text:style-name="P4">
<draw:frame draw:style-name="fr1" draw:name="Image37" text:anchor-type="as-char" svg:width="6.9236in" svg:height="3.956343in" draw:z-index="0">
<draw:image xlink:href="../Images/yкринформ/2023-06-25T-2-13-07-03-00/630_360_1687713118-825.jpg" xlink:type="simple" xlink:show="embed" xlink:actuate="onLoad" draw:mime-type="image/jpeg"/>
</draw:frame>
 Українськалегкоатлетка Ярослава Магучіх здобула золоту медаль на Європейських іграх.</text:p>
      <text:p text:style-name="P4">
У стрибках у висоту вона показала результат 1,97 метра та стала найкращою удругому дивізіоні, передає Укрінформ.</text:p>
      <text:p text:style-name="P4">
Ніхто зі спортсменок першого та третього дивізіонів не змогли перевершитирезультат українки.</text:p>
      <text:p text:style-name="P4">
<text:span text:style-name="T4">
Читайте також:</text:span>
 <text:a xlink:type="simple" xlink:href="https://www.ukrinform.ua/rubric-sports/3727544-sereda-ta-boluh-zavouvali-zoloto-u-sinhronnih-stribkah-u-vodu-z-10metrovoi-viski-na-evropejskih-igrah.html" text:style-name="Internet_20_link" text:visited-style-name="Visited_20_Internet_20_Link">
 <text:span text:style-name="T4">
Середа</text:span>
 та Болюх завоювали «золото» у синхроннихстрибках у воду з 10-метрової вишки на Європейських іграх</text:a>
</text:p>
      <text:p text:style-name="P4">
Це 11-те золото українки на всіх змаганнях сезону-2023. Лише одного разуМагучіх закінчувала змагання другою — у кваліфікації Євро-2023 в приміщенні,де врешті здобула «золото» у фіналі.</text:p>
      <text:p text:style-name="P4">
Фото: Getty Images</text:p>
      <text:p text:style-name="P4">
Source: <text:a xlink:type="simple" xlink:href="https://www.ukrinform.ua/rubric-sports/3727587-magucih-zavouvala-zolotu-medal-u-stribkah-u-visotu-na-evropejskih-igrah.html" text:style-name="Internet_20_link" text:visited-style-name="Visited_20_Internet_20_Link">
https://www.ukrinform.ua/rubric-sports/3727587-magucih-zavouvala-zolotu-medal-u-stribkah-u-visotu-na-evropejskih-igrah.html</text:a>
</text:p>
      <!--NEWS-->
      <text:h text:style-name="P10" text:outline-level="1">
<text:span text:style-name="T4">
Після невдалого заколоту два літаки Путіна повернулися в Москву – росЗМІ</text:span>
</text:h>
      <text:p text:style-name="P4">
Authors: Ukrinform (Person)</text:p>
      <text:p text:style-name="P4">
Publisher: Укринформ (Organization)</text:p>
      <text:p text:style-name="P4">
Published Time: 2023-06-25T-3:13:00+03:00</text:p>
      <text:p text:style-name="P4">
Modified Time: 2023-06-25T20:13:00+03:00</text:p>
      <text:p text:style-name="P4">
Description: Два літаки спеціального льотного загону "Росія", якими користується президент РФ Володимир Путін, повернулися до Москви в ніч проти 25 червня після невдалого заколоту ПВК «Вагнер» на чолі з Євгеном Пригожиним. — Укрінформ.</text:p>
      <text:p text:style-name="P4">
Images: ['<text:a xlink:type="simple" xlink:href="https://static.ukrinform.com/photos/2018_09/thumb_files/630_360_1536748525-9826.jpg" text:style-name="Internet_20_link" text:visited-style-name="Visited_20_Internet_20_Link">
630_360_15367...</text:a>
']</text:p>
      <text:p text:style-name="P4">
Tags: ['Літак', 'Путін', 'Росія', 'Пригожин']</text:p>
      <text:p text:style-name="P4">
Type: Article</text:p>
      <!--METADATA-->
      <text:p text:style-name="P4">
<draw:frame draw:style-name="fr1" draw:name="Image38" text:anchor-type="as-char" svg:width="6.9236in" svg:height="3.956343in" draw:z-index="0">
<draw:image xlink:href="../Images/yкринформ/2023-06-25T-3-13-00-03-00/630_360_1536748525-9826.jpg" xlink:type="simple" xlink:show="embed" xlink:actuate="onLoad" draw:mime-type="image/jpeg"/>
</draw:frame>
 Двалітаки спеціального льотного загону "Росія", якими користується президент РФВолодимир Путін, повернулися до Москви в ніч проти 25 червня після невдалогозаколоту ПВК «Вагнер» на чолі з Євгеном Пригожиним.</text:p>
      <text:p text:style-name="P4">
Як передає Укрінформ, це випливає із даних сервісу Flightradar24, на якізвернуло увагу « <text:a xlink:type="simple" xlink:href="https://t.me/agentstvonews/3564" text:style-name="Internet_20_link" text:visited-style-name="Visited_20_Internet_20_Link">
 Агентство </text:a>
 ».</text:p>
      <text:p text:style-name="P4">
Йдеться про два <text:a xlink:type="simple" xlink:href="https://www.ukrinform.ua/tag-litak" text:style-name="Internet_20_link" text:visited-style-name="Visited_20_Internet_20_Link">
 літаки </text:a>
 — Іл-96-300ПУ збортовим номером RA-96021 та ІЛ-96-300ПУ з бортовим номером RA-96022.</text:p>
      <text:p text:style-name="P4">
</text:p>
      <text:p text:style-name="P4">
РосЗМІ писали у суботу, що літак Путіна Іл-96-300 ПУ, оснащений обладнаннямдля управління армією, вилетів з аеропорту Внуково в напрямку Санкт-Петербурга24 червня о 14:16 за московським часом. У районі Твері, де знаходиться одна зрезиденцій Путіна, літак зник із радарів.</text:p>
      <text:p text:style-name="P4">
</text:p>
      <text:p text:style-name="P4">
За даними сервісу Flightradar24, перший літак у ніч на 25 червня близько 02:00увімкнув систему виявлення над Тверською областю. Долетівши до Москви, вінпротягом 15 хвилин кружляв над підмосковним містом Чеховим і приземлився о03:43.</text:p>
      <text:p text:style-name="P4">
</text:p>
      <text:p text:style-name="P4">
Інший літак увімкнув систему виявлення о 01:13 також у районі Тверськоїобласті. Він приземлився у Москві о 01:50. Звідки летіли обидва літаки,невідомо.</text:p>
      <text:p text:style-name="P4">
Речник президента РФ Дмитро Пєсков заперечував, що Путін залишав Москву 24червня. Він стверджував, що президент працює у Кремлі.</text:p>
      <text:p text:style-name="P4">
<text:span text:style-name="T4">
Читайте також:</text:span>
 <text:a xlink:type="simple" xlink:href="https://www.ukrinform.ua/rubric-world/3727525-u-prigozina-zaavili-so-vin-ne-na-zvazku-zmi.html" text:style-name="Internet_20_link" text:visited-style-name="Visited_20_Internet_20_Link">
 У Пригожина заявили, що він «не на зв'язку» – ЗМІ</text:a>
</text:p>
      <text:p text:style-name="P4">
Як <text:a xlink:type="simple" xlink:href="https://www.ukrinform.ua/rubric-other_news/3727120-zakolot-prigozina-vse-so-vidomo-na-cej-moment.html" text:style-name="Internet_20_link" text:visited-style-name="Visited_20_Internet_20_Link">
 повідомлялося </text:a>
 ,очільник ПВК «Вагнера» Євген Пригожин 23 червня оголосив демарш протиросійського військового керівництва, зокрема проти міністра оборони РФ СергіяШойгу. «Вагнер» встановив контроль над військовими об’єктами у Ростові-на-Дону. Пригожин заявив про намір дійти до Москви, а ввечері 24 червняповідомив, що <text:a xlink:type="simple" xlink:href="https://www.ukrinform.ua/rubric-world/3727347-prigozin-rozvertae-koloni-vagnerivciv-do-polovih-taboriv-roszmi.html" text:style-name="Internet_20_link" text:visited-style-name="Visited_20_Internet_20_Link">
 розвертає бійців угруповання до польових таборів</text:a>
 .</text:p>
      <text:p text:style-name="P4">
Видання "Медуза" писало, що в суботу, 24 червня, під час розгортання заколотуЄвгенія Пригожина та ПВК Вагнер, президента і верховного головнокомандуючогоРФ Володимира <text:a xlink:type="simple" xlink:href="https://www.ukrinform.ua/rubric-world/3727573-pid-cas-zakolotu-prigozina-putina-ne-bulo-nide-zmi.html" text:style-name="Internet_20_link" text:visited-style-name="Visited_20_Internet_20_Link">
 Путіна «не було ніде» </text:a>
 .</text:p>
      <text:p text:style-name="P4">
Source: <text:a xlink:type="simple" xlink:href="https://www.ukrinform.ua/rubric-world/3727588-pisla-nevdalogo-zakolotu-dva-litaki-putina-povernulisa-v-moskvu-roszmi.html" text:style-name="Internet_20_link" text:visited-style-name="Visited_20_Internet_20_Link">
https://www.ukrinform.ua/rubric-world/3727588-pisla-nevdalogo-zakolotu-dva-litaki-putina-povernulisa-v-moskvu-roszmi.html</text:a>
</text:p>
      <!--NEWS-->
      <text:h text:style-name="P10" text:outline-level="1">
<text:span text:style-name="T4">
At Lyman direction Russian army shelled Nevske and Bilohorivka of Luhansk region and Torske, ...</text:span>
</text:h>
      <text:p text:style-name="P4">
Authors: liveuamap (Language: en)</text:p>
      <text:p text:style-name="P4">
Time: 2023-06-25T-3:26:00</text:p>
      <text:p text:style-name="P4">
Location: Bilohorivka (Latitude:48.92013 Longtitude:38.24118)</text:p>
      <text:p text:style-name="P4">
Videos: []</text:p>
      <text:p text:style-name="P4">
Images: []</text:p>
      <text:p text:style-name="P4">
Tags: ["Russia"]</text:p>
      <text:p text:style-name="P4">
ID: 22571613</text:p>
      <!--METADATA-->
      <text:p text:style-name="P4">
At Lyman direction Russian army shelled Nevske and Bilohorivka of Luhanskregion and Torske, Serebryanka, Verkhnokamyanske, Spirne and Rozdolivka ofDonetsk region. Russian aviation conducted airstrikes at Bilohorivka ofLuhansk region, - General Staff of Armed Forces of Ukraine says in the morningreport</text:p>
      <text:p text:style-name="P4">
News Collection Link: <text:a xlink:type="simple" xlink:href="https:\/\/liveuamap.com\/en\/2023\/25-june-at-lyman-direction-russian-army-shelled-nevske-and" text:style-name="Internet_20_link" text:visited-style-name="Visited_20_Internet_20_Link">
https:\/\/liveuamap.com\/en\/2023\/25-june-at-lyman-direction-russian-army-shelled-nevske-and</text:a>
</text:p>
      <text:p text:style-name="P4">
Source: <text:a xlink:type="simple" xlink:href="https://t.me/lumsrc/5184" text:style-name="Internet_20_link" text:visited-style-name="Visited_20_Internet_20_Link">
https://t.me/lumsrc/5184</text:a>
</text:p>
      <!--NEWS-->
      <text:h text:style-name="P10" text:outline-level="1">
<text:span text:style-name="T4">
Резніков прокоментував поточний контрнаступ як «підготовчу операцію»</text:span>
</text:h>
      <text:p text:style-name="P4">
Authors: Ukrinform (Person)</text:p>
      <text:p text:style-name="P4">
Publisher: Укринформ (Organization)</text:p>
      <text:p text:style-name="P4">
Published Time: 2023-06-25T-4:01:00+03:00</text:p>
      <text:p text:style-name="P4">
Modified Time: 2023-06-25T20:01:00+03:00</text:p>
      <text:p text:style-name="P4">
Description: Міністр оборони Олексій Резніков вважає, що 2023 рік стане переломним і Україна повинна перемогти у війні. — Укрінформ.</text:p>
      <text:p text:style-name="P4">
Images: ['<text:a xlink:type="simple" xlink:href="https://static.ukrinform.com/photos/2023_03/thumb_files/630_360_1678276922-524.jpg" text:style-name="Internet_20_link" text:visited-style-name="Visited_20_Internet_20_Link">
630_360_16782...</text:a>
']</text:p>
      <text:p text:style-name="P4">
Tags: ['ЗСУ', 'Резніков', 'Війна з Росією', 'Контрнаступ']</text:p>
      <text:p text:style-name="P4">
Type: Article</text:p>
      <!--METADATA-->
      <text:p text:style-name="P4">
<draw:frame draw:style-name="fr1" draw:name="Image42" text:anchor-type="as-char" svg:width="6.9236in" svg:height="3.956343in" draw:z-index="0">
<draw:image xlink:href="../Images/yкринформ/2023-06-25T-4-01-00-03-00/630_360_1678276922-524.jpg" xlink:type="simple" xlink:show="embed" xlink:actuate="onLoad" draw:mime-type="image/jpeg"/>
</draw:frame>
 Міністроборони Олексій Резніков вважає, що 2023 рік стане переломним і Українаповинна перемогти у війні.</text:p>
      <text:p text:style-name="P4">
Про це він сказав в інтервʼю <text:a xlink:type="simple" xlink:href="https://www.foxnews.com/world/reporters-notebook-one-step-closer-victory-ukraine-counteroffensive-underway" text:style-name="Internet_20_link" text:visited-style-name="Visited_20_Internet_20_Link">
 Fox News</text:a>
 , передає Укрінформ.</text:p>
      <text:p text:style-name="P4">
"Я відчуваю, що ми переможемо у цій війні, тому що ми воюємо за свою країну.Цей рік стане переломним", - сказав він, додавши, що ми повинні перемогти, боце наша ідея.</text:p>
      <text:p text:style-name="P4">
За його словами, очікування результату від контрнаступу ЗСУ були завищеними, асама Україна дуже обережна, щоб не наражати на небезпеку своїх хоробрих імотивованих бійців. "Ми намагаємося врятувати їхні (українських військових –ред.) життя", - сказав Резніков. Він описав російський підхід до використаннясвоїх військ як "м'ясорубку".</text:p>
      <text:p text:style-name="P4">
Він додав, що поточні дії ЗСУ не є головним наступом. Міністр описав ціманеври як певну "підготовчу операцію", визнавши, що <text:a xlink:type="simple" xlink:href="https://www.ukrinform.ua/tag-rosijski-vijskovi" text:style-name="Internet_20_link" text:visited-style-name="Visited_20_Internet_20_Link">
 росіяни</text:a>
 побудували "дуже сильніоборонні лінії".</text:p>
      <text:p text:style-name="P4">
Однак, за його словами, як тільки контрнаступ повністю розпочнеться, він будеуспішним.</text:p>
      <text:p text:style-name="P4">
Резніков також заявив, що вважає реалістичним вступ України до НАТО. "Явпевнений, що ми будемо повноправним членом (НАТО – ред.), але на це потрібенчас", – зазначив він, додавши, що це в інтересах самих країн Альянсу, тому щоУкраїна знає, як "перемогти і стримати російські збройні сили", - наголосиввін.</text:p>
      <text:p text:style-name="P4">
Щодо ядерних погроз Путіна, міністр заявив, що вважає це блефом. "Особисто длямене це звучить як блеф. Я думаю, що у цивілізованого світу є аргументи протицього, щоб переконати його", - сказав він.</text:p>
      <text:p text:style-name="P4">
<text:span text:style-name="T4">
Читайте також:</text:span>
 <text:a xlink:type="simple" xlink:href="https://www.ukrinform.ua/rubric-ato/3727449-zsu-vikoristovuut-dosvid-persih-tizniv-nastupu-ta-dosagaut-progresu-britanska-rozvidka.html" text:style-name="Internet_20_link" text:visited-style-name="Visited_20_Internet_20_Link">
 ЗСУ використовують досвід перших тижнів наступу тадосягають прогресу - британська розвідка </text:a>
</text:p>
      <text:p text:style-name="P4">
Резніков, коментуючи слова держсекретаря США Ентоні Блінкена про те, що успіхив контрнаступі можуть поставити Київ у кращу позицію на переговорах з Москвою,заявив, що не буде жодних переговорів з Росією, доки не будуть відновленікордони України 1991 року.</text:p>
      <text:p text:style-name="P4">
"Ми будемо готові обговорювати післявоєнне співіснування з Росією, коли вонизаберуться з нашої землі", - сказав він.</text:p>
      <text:p text:style-name="P4">
Як <text:a xlink:type="simple" xlink:href="https://www.ukrinform.ua/rubric-ato/3727399-sili-oboroni-likviduvali-vze-224-630-rosian.html" text:style-name="Internet_20_link" text:visited-style-name="Visited_20_Internet_20_Link">
 повідомлялося </text:a>
 , Сили оборони України з 24 лютого 2022року ліквідували близько 223 тисяч 910 російських загарбників.</text:p>
      <text:p text:style-name="P4">
Source: <text:a xlink:type="simple" xlink:href="https://www.ukrinform.ua/rubric-ato/3727585-reznikov-prokomentuvav-potocnij-kontrnastup-ak-pidgotovcu-operaciu.html" text:style-name="Internet_20_link" text:visited-style-name="Visited_20_Internet_20_Link">
https://www.ukrinform.ua/rubric-ato/3727585-reznikov-prokomentuvav-potocnij-kontrnastup-ak-pidgotovcu-operaciu.html</text:a>
</text:p>
      <!--NEWS-->
      <text:h text:style-name="P10" text:outline-level="1">
<text:span text:style-name="T4">
At Bakhmut direction Russian army shelled Vasukivka, Minkivka, Orikhovo-Vasylivka, Bohdanivka...</text:span>
</text:h>
      <text:p text:style-name="P4">
Authors: liveuamap (Language: en)</text:p>
      <text:p text:style-name="P4">
Time: 2023-06-25T-5:26:00</text:p>
      <text:p text:style-name="P4">
Location: Novhorods'ke, Donetsk Oblast (Latitude:48.3324 Longtitude:37.84361)</text:p>
      <text:p text:style-name="P4">
Videos: []</text:p>
      <text:p text:style-name="P4">
Images: []</text:p>
      <text:p text:style-name="P4">
Tags: ["Russia"]</text:p>
      <text:p text:style-name="P4">
ID: 22571611</text:p>
      <!--METADATA-->
      <text:p text:style-name="P4">
At Bakhmut direction Russian army shelled Vasukivka, Minkivka, Orikhovo-Vasylivka, Bohdanivka, Chasiv Yar, Ivanivske, Ozaryanivka and New York ofDonetsk region, - General Staff of Armed Forces of Ukraine says in the morningreport</text:p>
      <text:p text:style-name="P4">
News Collection Link: <text:a xlink:type="simple" xlink:href="https:\/\/liveuamap.com\/en\/2023\/25-june-at-bakhmut-direction-russian-army-shelled-vasukivka" text:style-name="Internet_20_link" text:visited-style-name="Visited_20_Internet_20_Link">
https:\/\/liveuamap.com\/en\/2023\/25-june-at-bakhmut-direction-russian-army-shelled-vasukivka</text:a>
</text:p>
      <text:p text:style-name="P4">
Source: <text:a xlink:type="simple" xlink:href="https://t.me/lumsrc/5185" text:style-name="Internet_20_link" text:visited-style-name="Visited_20_Internet_20_Link">
https://t.me/lumsrc/5185</text:a>
</text:p>
      <!--NEWS-->
      <text:h text:style-name="P10" text:outline-level="1">
<text:span text:style-name="T4">
У Рівному сталася бійка з різаниною - трьох людей госпіталізували</text:span>
</text:h>
      <text:p text:style-name="P4">
Authors: Ukrinform (Person)</text:p>
      <text:p text:style-name="P4">
Publisher: Укринформ (Organization)</text:p>
      <text:p text:style-name="P4">
Published Time: 2023-06-25T-6:46:00+03:00</text:p>
      <text:p text:style-name="P4">
Modified Time: 2023-06-25T19:46:00+03:00</text:p>
      <text:p text:style-name="P4">
Description: У Рівному після нічної бійки у середмісті госпіталізували трьох людей з ножовими пораненнями. — Укрінформ.</text:p>
      <text:p text:style-name="P4">
Images: ['<text:a xlink:type="simple" xlink:href="https://static.ukrinform.com/photos/2023_06/thumb_files/630_360_1687711400-435.jpg" text:style-name="Internet_20_link" text:visited-style-name="Visited_20_Internet_20_Link">
630_360_16877...</text:a>
']</text:p>
      <text:p text:style-name="P4">
Tags: ['Бійка', 'Поранені', 'Рівне', 'Різанина']</text:p>
      <text:p text:style-name="P4">
Type: Article</text:p>
      <!--METADATA-->
      <text:p text:style-name="P4">
<draw:frame draw:style-name="fr1" draw:name="Image43" text:anchor-type="as-char" svg:width="6.9236in" svg:height="3.956343in" draw:z-index="0">
<draw:image xlink:href="../Images/yкринформ/2023-06-25T-6-46-00-03-00/630_360_1687711400-435.jpg" xlink:type="simple" xlink:show="embed" xlink:actuate="onLoad" draw:mime-type="image/jpeg"/>
</draw:frame>
 У Рівномупісля нічної бійки у середмісті госпіталізували трьох людей з ножовимипораненнями.</text:p>
      <text:p text:style-name="P4">
Про це у <text:a xlink:type="simple" xlink:href="https://www.facebook.com/police.in.Rivne.region/posts/pfbid0SgN513RQ15sC6F5Y4ea4ZGGEghaA2vbRXfhV4rkTKFQxPLQQYvpPBUX2iqqWYnNjl" text:style-name="Internet_20_link" text:visited-style-name="Visited_20_Internet_20_Link">
 Фейсбуці</text:a>
повідомляє Поліція Рівненської області, передає Укрінформ.</text:p>
      <text:p text:style-name="P4">
«24 червня о 23:55 до поліції надійшло повідомлення медиків, що працівники«швидкої» надавали допомогу трьом чоловікам із ножовими <text:a xlink:type="simple" xlink:href="https://www.ukrinform.ua/tag-poraneni" text:style-name="Internet_20_link" text:visited-style-name="Visited_20_Internet_20_Link">
 пораненнями</text:a>
 », - йдеться у повідомленні поліціїобласті.</text:p>
      <text:p text:style-name="P4">
</text:p>
      <text:p text:style-name="P4">
За їхньою інформацією, інцидент стався на вулиці Соборній. Попередньо відомо,що бійка відбулася під час раптового конфлікту між вісьмома чоловіками. Підчас сутички та шарпанини один із них дістав ніж, яким завдав удари опонентам.</text:p>
      <text:p text:style-name="P4">
</text:p>
      <text:p text:style-name="P4">
У поліції уточнили, що 26-річного рівнянина із проникаючим пораненням грудноїклітки госпіталізували. Крім того, у 21-річного жителя села Малинськдіагностували колото-ножове поранення руки, а у його 26-річного односельця -колото-ножове поранення ноги: медичну допомогу їм надали на місці події.</text:p>
      <text:p text:style-name="P4">
<text:span text:style-name="T4">
Читайте також:</text:span>
 <text:a xlink:type="simple" xlink:href="https://www.ukrinform.ua/rubric-world/3720015-u-francii-colovik-vlastuvav-rizaninu-na-ditacomu-majdanciku-e-poraneni.html" text:style-name="Internet_20_link" text:visited-style-name="Visited_20_Internet_20_Link">
 У Франції чоловік влаштував <text:span text:style-name="T4">
різанину</text:span>
 на дитячомумайданчику, є поранені </text:a>
</text:p>
      <text:p text:style-name="P4">
Слідчі Рівненського РУП розпочали досудове розслідування.</text:p>
      <text:p text:style-name="P4">
<text:span text:style-name="T5">
Фото: Поліція Рівненської області</text:span>
</text:p>
      <text:p text:style-name="P4">
Source: <text:a xlink:type="simple" xlink:href="https://www.ukrinform.ua/rubric-regions/3727581-u-rivnomu-stalasa-bijka-z-rizaninou-troh-ludej-gospitalizuvali.html" text:style-name="Internet_20_link" text:visited-style-name="Visited_20_Internet_20_Link">
https://www.ukrinform.ua/rubric-regions/3727581-u-rivnomu-stalasa-bijka-z-rizaninou-troh-ludej-gospitalizuvali.html</text:a>
</text:p>
      <!--NEWS-->
      <text:h text:style-name="P10" text:outline-level="1">
<text:span text:style-name="T4">
At Avdiyivka direction Russian army shelled Novooleksandrivka, Keramik, Novokalynove, Avdiyiv...</text:span>
</text:h>
      <text:p text:style-name="P4">
Authors: liveuamap (Language: en)</text:p>
      <text:p text:style-name="P4">
Time: 2023-06-25T-7:26:00</text:p>
      <text:p text:style-name="P4">
Location: Donetsk Oblast (Latitude:48.06168 Longtitude:37.57616)</text:p>
      <text:p text:style-name="P4">
Videos: []</text:p>
      <text:p text:style-name="P4">
Images: []</text:p>
      <text:p text:style-name="P4">
Tags: ["Russia"]</text:p>
      <text:p text:style-name="P4">
ID: 22571610</text:p>
      <!--METADATA-->
      <text:p text:style-name="P4">
At Avdiyivka direction Russian army shelled Novooleksandrivka, Keramik,Novokalynove, Avdiyivka, Syeverne, Vodyane, Umanske, Vesele, Karlivka,Pervomayske and Nevelske of Donetsk region. Russian aviation conductedairstrikes at Avdiyivka and Syeverne of Donetsk region, - General Staff ofArmed Forces of Ukraine says in the morning report</text:p>
      <text:p text:style-name="P4">
News Collection Link: <text:a xlink:type="simple" xlink:href="https:\/\/liveuamap.com\/en\/2023\/25-june-at-avdiyivka-direction-russian-army-shelled-novooleksandrivka" text:style-name="Internet_20_link" text:visited-style-name="Visited_20_Internet_20_Link">
https:\/\/liveuamap.com\/en\/2023\/25-june-at-avdiyivka-direction-russian-army-shelled-novooleksandrivka</text:a>
</text:p>
      <text:p text:style-name="P4">
Source: <text:a xlink:type="simple" xlink:href="https://t.me/lumsrc/5186" text:style-name="Internet_20_link" text:visited-style-name="Visited_20_Internet_20_Link">
https://t.me/lumsrc/5186</text:a>
</text:p>
      <!--NEWS-->
      <text:h text:style-name="P10" text:outline-level="1">
<text:span text:style-name="T4">
ЗСУ за добу вразили три артпідрозділи та пункт управління росіян</text:span>
</text:h>
      <text:p text:style-name="P4">
Authors: Ukrinform (Person)</text:p>
      <text:p text:style-name="P4">
Publisher: Укринформ (Organization)</text:p>
      <text:p text:style-name="P4">
Published Time: 2023-06-25T-7:45:00+03:00</text:p>
      <text:p text:style-name="P4">
Modified Time: 2023-06-25T19:45:00+03:00</text:p>
      <text:p text:style-name="P4">
Description: Сили оборони України за добу уразили три артилерійські підрозділи на вогневих позиціях, пункт управління та склад боєприпасів російської армії. — Укрінформ.</text:p>
      <text:p text:style-name="P4">
Images: ['<text:a xlink:type="simple" xlink:href="https://static.ukrinform.com/photos/2023_06/thumb_files/630_360_1687346859-983.jpg" text:style-name="Internet_20_link" text:visited-style-name="Visited_20_Internet_20_Link">
630_360_16873...</text:a>
']</text:p>
      <text:p text:style-name="P4">
Tags: ['Генштаб', 'ЗСУ', 'Російські військові', 'Війна з Росією', '#stoprussia']</text:p>
      <text:p text:style-name="P4">
Type: Article</text:p>
      <!--METADATA-->
      <text:p text:style-name="P4">
<draw:frame draw:style-name="fr1" draw:name="Image46" text:anchor-type="as-char" svg:width="6.9236in" svg:height="3.956343in" draw:z-index="0">
<draw:image xlink:href="../Images/yкринформ/2023-06-25T-7-45-00-03-00/630_360_1687346859-983.jpg" xlink:type="simple" xlink:show="embed" xlink:actuate="onLoad" draw:mime-type="image/jpeg"/>
</draw:frame>
 Силиоборони України за добу уразили три артилерійські підрозділи на вогневихпозиціях, пункт управління та склад боєприпасів російської армії.</text:p>
      <text:p text:style-name="P4">
Як передає Укрінформ, про це Генеральний штаб Збройних сил України повідомляєу <text:a xlink:type="simple" xlink:href="https://www.facebook.com/GeneralStaff.ua/posts/pfbid0h6auhdncgscLYSDXCioujycedJMhht18rZg4tkdKZHo6vXUXmjNytm6jN9jrn1sbl" text:style-name="Internet_20_link" text:visited-style-name="Visited_20_Internet_20_Link">
 Фейсбуці</text:a>
.</text:p>
      <text:p text:style-name="P4">
“Підрозділи ракетних військ і артилерії протягом доби уразили пунктуправління, три райони зосередження особового складу та військової техніки,склад боєприпасів, станцію РЕБ та три ворожих артилерійських підрозділи навогневих позиціях”, - ідеться у повідомленні.</text:p>
      <text:p text:style-name="P4">
Окрім того, Авіація сил оборони за добу завдала шістьох ударів по районахзосередження особового складу російських військ. Також <text:a xlink:type="simple" xlink:href="https://www.ukrinform.ua/tag-zsu" text:style-name="Internet_20_link" text:visited-style-name="Visited_20_Internet_20_Link">
 українські захисники</text:a>
 знищили розвідувальний безпілотникоперативно-тактичного рівня.</text:p>
      <text:p text:style-name="P4">
У Генштабі підкреслюють, що Російська Федерація продовжує вбивати мирненаселення України, і надалі ігнорує закони та звичаї війни, використовуєтактику терору, завдає ударів, здійснює обстріли як по військових, так і поцивільних об’єктах.</text:p>
      <text:p text:style-name="P4">
<text:span text:style-name="T4">
Читайте також:</text:span>
 <text:a xlink:type="simple" xlink:href="https://www.ukrinform.ua/rubric-ato/3727471-pvk-vagner-moze-atakuvati-kiiv-z-bilorusi-britanskij-general.html" text:style-name="Internet_20_link" text:visited-style-name="Visited_20_Internet_20_Link">
 ПВК «Вагнер» може атакувати Київ з <text:span text:style-name="T4">
Білорусі</text:span>
 -британський генерал </text:a>
</text:p>
      <text:p text:style-name="P4">
Так, сьогодні вночі росіяни застосували 6 зенітних керованих ракет із С-300 поцивільних об’єктах на території Запорізької області. Крім того, протягом добиворог завдав 25 авіаційних ударів, також здійснив понад 30 обстрілів зреактивних систем залпового вогню по позиціях українських військ та населенихпунктах.</text:p>
      <text:p text:style-name="P4">
Ймовірність завдання ракетних та авіаційних ударів по всій території Українизалишається високою.</text:p>
      <text:p text:style-name="P4">
Російські війська і надалі зосереджують основні зусилля на <text:span text:style-name="T4">
Лиманському,</text:span>
<text:span text:style-name="T4">
Бахмутському</text:span>
 та <text:span text:style-name="T4">
Мар’їнському</text:span>
 напрямках, протягом доби відбулися понад20 бойових зіткнень.</text:p>
      <text:p text:style-name="P4">
На <text:span text:style-name="T4">
Волинському</text:span>
 та <text:span text:style-name="T4">
Поліському</text:span>
 напрямках оперативна ситуація безсуттєвих змін. Ознак формування наступальних угруповань не виявлено.</text:p>
      <text:p text:style-name="P4">
На <text:span text:style-name="T4">
Сіверському</text:span>
 та <text:span text:style-name="T4">
Слобожанському</text:span>
 напрямках агресор зберігає військовуприсутність, продовжує диверсійно-розвідувальну діяльність у прикордонних зУкраїною районах.</text:p>
      <text:p text:style-name="P4">
<text:span text:style-name="T4">
Читайте також:</text:span>
 <text:a xlink:type="simple" xlink:href="https://www.ukrinform.ua/rubric-ato/3727568-na-tavrijskomu-napramku-za-dobu-rosiani-vtratili-majze-tri-roti.html" text:style-name="Internet_20_link" text:visited-style-name="Visited_20_Internet_20_Link">
 На Таврійському напрямку за добу росіяни втратили майжетри роти </text:a>
</text:p>
      <text:p text:style-name="P4">
Росіяни минулої доби в районі населеного пункту Родіонівка Сумської областіздійснили невдалу спробу проникнення диверсійно-розвідувальної групи черездержкордон України. Ворог зазнав втрат та відступив.</text:p>
      <text:p text:style-name="P4">
Також агресор здійснив мінометні та артилерійські обстріли населених пунктівГрем'ячка, Тимоновичі Чернігівської області; Ходине, Малушине, Козаче,Ворожба, Іскрисківщина, Павлівка, Катеринівка Сумської області, а також Уди,Ветеринарне, Гранів, Козача Лопань, Красне, Стариця, Огірцеве, Гатище,Вовчанськ, Бочкове, Охрімівка, Миколаївка, Нестерне, Бударки, Кругле,Землянки, Вільхуватка, Чугунівка, Григорівка, Одрадне на Харківщині.</text:p>
      <text:p text:style-name="P4">
На <text:span text:style-name="T4">
Куп’янському</text:span>
 напрямку артилерійських і мінометних обстрілів російськихвійськ зазнали Колодязне, Красне Перше, Фиголівка, Новомлинськ, Дворічна,Западне, Масютівка, Кислівка та Берестове Харківської області.</text:p>
      <text:p text:style-name="P4">
На <text:span text:style-name="T4">
Лиманському</text:span>
 напрямку агресор здійснив безуспішні наступальні дії внапрямку Роздолівки. Артилерійських обстрілів зазнали Невське і БілогорівкаЛуганської області та Торське, Серебрянка, Верхньокам’янське, Спірне іРоздолівка на Донеччині.</text:p>
      <text:p text:style-name="P4">
<text:span text:style-name="T4">
Читайте також:</text:span>
 <text:a xlink:type="simple" xlink:href="https://www.ukrinform.ua/rubric-ato/3727011-bilij-dim-zalisae-pravo-komentuvati-tempi-ta-riven-skladnosti-kontrnastupu-za-ukrainou.html" text:style-name="Internet_20_link" text:visited-style-name="Visited_20_Internet_20_Link">
 Білий дім залишає право коментувати темпи та рівеньскладності <text:span text:style-name="T4">
контрнаступ</text:span>
 у за Україною </text:a>
</text:p>
      <text:p text:style-name="P4">
На <text:span text:style-name="T4">
Бахмутському</text:span>
 напрямку російські війська вели безуспішні наступальні діїв районах Григорівки та Міньківки Донецької області. Завдали авіаційного ударубіля Сухої Балки на Донеччині. Від ворожих артилерійських обстрілівпостраждали Васюківка, Міньківка, Оріхово-Василівка, Богданівка, Часів Яр,Іванівське, Озарянівка та Нью-Йорк Донецької області.</text:p>
      <text:p text:style-name="P4">
На <text:span text:style-name="T4">
Авдіївському</text:span>
 напрямку ворог завдав авіаційного удару в районі Авдіївки.Здійснив артилерійські обстріли районів населених пунктів Бердичі, Авдіївка,Водяне, Карлівка та Первомайське.</text:p>
      <text:p text:style-name="P4">
На <text:span text:style-name="T4">
Мар’їнському</text:span>
 напрямку російська армія проводила наступальні дії врайоні Мар’їнки, успіху не мала. Також агресор завдав авіаційного удару біляКрасногорівки. В той же час ворог здійснив артилерійські обстріли населенихпунктів Гостре, Георгіївка та Мар’їнка Донецької області.</text:p>
      <text:p text:style-name="P4">
На <text:span text:style-name="T4">
Шахтарському</text:span>
 напрямку ворог завдав авіаційних ударів в районахПречистівки та Благодатного. Окрім того, здійснив обстріли населених пунктівПарасковіївка, Новомихайлівка, Вугледар, Сторожеве, Макарівка, Новосілка таНовопіль Донецької області.</text:p>
      <text:p text:style-name="P4">
<text:span text:style-name="T4">
Читайте також:</text:span>
 <text:a xlink:type="simple" xlink:href="https://www.ukrinform.ua/rubric-ato/3727260-nimeccina-u-spivpraci-zi-ssa-planue-cogoric-postaviti-v-ukrainu-se-do-30-gepard.html" text:style-name="Internet_20_link" text:visited-style-name="Visited_20_Internet_20_Link">
 Німеччина у співпраці зі США планує цьогоріч поставити вУкраїну ще до 30 Gepard </text:a>
</text:p>
      <text:p text:style-name="P4">
На <text:span text:style-name="T4">
Запорізькому</text:span>
 та <text:span text:style-name="T4">
Херсонському</text:span>
 напрямках російська армія зосереджуєосновні зусилля на недопущенні просування українських військ. Росіянибезуспішно намагалися відновити втрачене положення в районі НоводарівкиЗапорізької області.</text:p>
      <text:p text:style-name="P4">
Окрім того, ворог здійснив артилерійські обстріли близько 30 населенихпунктів, серед яких - Темирівка, Новодарівка, Левадне, Ольгівське, Малинівка,Зелений Гай, Затишшя Гуляйполе Запорізької області; Нікополь Дніпропетровськоїобласті; Милове, Берислав, Козацьке, Львове, Микільське, Антонівка, Зеленівка,Херсон, Дніпровське Херсонської області та Очаків на Миколаївщині.</text:p>
      <text:p text:style-name="P4">
Як повідомляв Укрінформ, Сили оборони України <text:a xlink:type="simple" xlink:href="https://www.ukrinform.ua/rubric-ato/3727399-sili-oboroni-likviduvali-vze-224-630-rosian.html" text:style-name="Internet_20_link" text:visited-style-name="Visited_20_Internet_20_Link">
</text:a>
 з 24 лютого 2022 року по 25 червня 2023 рокуліквідували близько <text:a xlink:type="simple" xlink:href="https://www.ukrinform.ua/rubric-ato/3727399-sili-oboroni-likviduvali-vze-224-630-rosian.html" text:style-name="Internet_20_link" text:visited-style-name="Visited_20_Internet_20_Link">
 224 тисяч 630 російських загарбників</text:a>
 , і ще 720 осіб - за минулу добу.</text:p>
      <text:p text:style-name="P4">
Source: <text:a xlink:type="simple" xlink:href="https://www.ukrinform.ua/rubric-ato/3727580-zsu-za-dobu-vrazili-tri-artpidrozdili-punkt-upravlinna-ta-sklad-boepripasiv-rosian.html" text:style-name="Internet_20_link" text:visited-style-name="Visited_20_Internet_20_Link">
https://www.ukrinform.ua/rubric-ato/3727580-zsu-za-dobu-vrazili-tri-artpidrozdili-punkt-upravlinna-ta-sklad-boepripasiv-rosian.html</text:a>
</text:p>
      <!--NEWS-->
      <text:h text:style-name="P10" text:outline-level="1">
<text:span text:style-name="T4">
Українські бійці за добу просунулись на флангах навколо Бахмута до кілометра - Череватий</text:span>
</text:h>
      <text:p text:style-name="P4">
Authors: Ukrinform (Person)</text:p>
      <text:p text:style-name="P4">
Publisher: Укринформ (Organization)</text:p>
      <text:p text:style-name="P4">
Published Time: 2023-06-25T-8:31:00+03:00</text:p>
      <text:p text:style-name="P4">
Modified Time: 2023-06-25T19:31:00+03:00</text:p>
      <text:p text:style-name="P4">
Description: За добу Сили оборони пройшли на південному та північному флангах навколо Бахмута від 600 до 1000 метрів. — Укрінформ.</text:p>
      <text:p text:style-name="P4">
Images: ['<text:a xlink:type="simple" xlink:href="https://static.ukrinform.com/photos/2023_02/thumb_files/630_360_1675335452-443.jpg" text:style-name="Internet_20_link" text:visited-style-name="Visited_20_Internet_20_Link">
630_360_16753...</text:a>
']</text:p>
      <text:p text:style-name="P4">
Tags: ['Бахмут', 'Війна з Росією', 'Контрнаступ', 'Єдині новини']</text:p>
      <text:p text:style-name="P4">
Type: Article</text:p>
      <!--METADATA-->
      <text:p text:style-name="P4">
<draw:frame draw:style-name="fr1" draw:name="Image47" text:anchor-type="as-char" svg:width="6.9236in" svg:height="3.956343in" draw:z-index="0">
<draw:image xlink:href="../Images/yкринформ/2023-06-25T-8-31-00-03-00/630_360_1675335452-443.jpg" xlink:type="simple" xlink:show="embed" xlink:actuate="onLoad" draw:mime-type="image/jpeg"/>
</draw:frame>
 За добуСили оборони пройшли на південному та північному флангах навколо Бахмута від600 до 1000 метрів.</text:p>
      <text:p text:style-name="P4">
Як повідомляє кореспондент Укрінформу, про це сказав речник Східногоугруповання військ ЗСУ Сергій Череватий в ефірі телемарафону "Єдині новини".</text:p>
      <text:p text:style-name="P4">
"На Бахмутському напрямку Сили оборони тримають ініціативу і продовжуютьштурмові дії, тіснять <text:a xlink:type="simple" xlink:href="https://www.ukrinform.ua/tag-rosijski-vijskovi" text:style-name="Internet_20_link" text:visited-style-name="Visited_20_Internet_20_Link">
 ворога </text:a>
 . За добу було пройдено на південному, північному флангах навколоБахмута від 600 до 1000 метрів", - сказав Череватий.</text:p>
      <text:p text:style-name="P4">
Він зазначив, що Сили оборони за добу знищили 186 окупантів, поранили 224 тавзяли у полон 8 осіб. Також було знищено танк, бойову машину піхоти, двісамохідні артилерійські установки, дві реактивні системи залпового вогню"Град", три протитанкових комплекси, три гармати "Мста-Б", зенітно-ракетнийкомплекс "Стріла-10", шість польових складів з боєприпасами, три дрони-камікадзе "Ланцет" та один безпілотник "Орлан-10".</text:p>
      <text:p text:style-name="P4">
<text:span text:style-name="T4">
Читайте також:</text:span>
 <text:a xlink:type="simple" xlink:href="https://www.ukrinform.ua/rubric-ato/3726811-na-bahmutskomu-napramku-sili-oboroni-znisili-tri-skladi-boepripasiv-voroga-cerevatij.html" text:style-name="Internet_20_link" text:visited-style-name="Visited_20_Internet_20_Link">
 На Бахмутському напрямку Сили оборони знищили три складибоєприпасів ворога - <text:span text:style-name="T4">
Череватий</text:span>
 </text:a>
</text:p>
      <text:p text:style-name="P4">
Як повідомляв <text:a xlink:type="simple" xlink:href="https://www.ukrinform.ua/rubric-ato/3727551-sili-oboroni-ukraini-za-tizden-znisili-majze-pat-tisac-vijskovih-rf.html" text:style-name="Internet_20_link" text:visited-style-name="Visited_20_Internet_20_Link">
 Укрінформ </text:a>
 , Силиоборони України з 19 по 25 червня знищили майже п'ять тисяч військовихРосійської Федерації та 187 артилерійських систем.</text:p>
      <text:p text:style-name="P4">
Source: <text:a xlink:type="simple" xlink:href="https://www.ukrinform.ua/rubric-ato/3727579-ukrainski-bijci-za-dobu-prosunulis-na-flangah-navkolo-bahmuta-do-kilometra-cerevatij.html" text:style-name="Internet_20_link" text:visited-style-name="Visited_20_Internet_20_Link">
https://www.ukrinform.ua/rubric-ato/3727579-ukrainski-bijci-za-dobu-prosunulis-na-flangah-navkolo-bahmuta-do-kilometra-cerevatij.html</text:a>
</text:p>
      <!--NEWS-->
      <text:h text:style-name="P10" text:outline-level="1">
<text:span text:style-name="T4">
1 person wounded as result of artillery shelling in Nikopol district overnight</text:span>
</text:h>
      <text:p text:style-name="P4">
Authors: liveuamap (Language: en)</text:p>
      <text:p text:style-name="P4">
Time: 2023-06-25T02:30:00</text:p>
      <text:p text:style-name="P4">
Location: Zaporizhia (Latitude:47.56193 Longtitude:34.38789)</text:p>
      <text:p text:style-name="P4">
Videos: []</text:p>
      <text:p text:style-name="P4">
Images: ["<text:a xlink:type="simple" xlink:href="https://liveuamap.com/pics/2023/06/25/22571531_0.jpg" text:style-name="Internet_20_link" text:visited-style-name="Visited_20_Internet_20_Link">
22571531_0.jpg</text:a>
", "<text:a xlink:type="simple" xlink:href="https://liveuamap.com/pics/2023/06/25/22571531_1.jpg" text:style-name="Internet_20_link" text:visited-style-name="Visited_20_Internet_20_Link">
22571531_1.jpg</text:a>
", "<text:a xlink:type="simple" xlink:href="https://liveuamap.com/pics/2023/06/25/22571531_2.jpg" text:style-name="Internet_20_link" text:visited-style-name="Visited_20_Internet_20_Link">
22571531_2.jpg</text:a>
", "<text:a xlink:type="simple" xlink:href="https://liveuamap.com/pics/2023/06/25/22571531_3.jpg" text:style-name="Internet_20_link" text:visited-style-name="Visited_20_Internet_20_Link">
22571531_3.jpg</text:a>
"]</text:p>
      <text:p text:style-name="P4">
Tags: ["Europe", "Central and Eastern Europe"]</text:p>
      <text:p text:style-name="P4">
ID: 22571531</text:p>
      <!--METADATA-->
      <text:p text:style-name="P4">
1 person wounded as result of artillery shelling in Nikopol district overnight</text:p>
      <text:p text:style-name="P4">
<draw:frame draw:style-name="fr1" draw:name="Image48" text:anchor-type="as-char" svg:width="6.9236in" svg:height="5.1927in" draw:z-index="0">
<draw:image xlink:href="../Images/liveuamap/2023-06-25T02-30-00/22571531_0.jpg" xlink:type="simple" xlink:show="embed" xlink:actuate="onLoad" draw:mime-type="image/jpeg"/>
</draw:frame>
<draw:frame draw:style-name="fr1" draw:name="Image49" text:anchor-type="as-char" svg:width="6.9236in" svg:height="5.1927in" draw:z-index="0">
<draw:image xlink:href="../Images/liveuamap/2023-06-25T02-30-00/22571531_1.jpg" xlink:type="simple" xlink:show="embed" xlink:actuate="onLoad" draw:mime-type="image/jpeg"/>
</draw:frame>
<draw:frame draw:style-name="fr1" draw:name="Image50" text:anchor-type="as-char" svg:width="6.9236in" svg:height="5.1927in" draw:z-index="0">
<draw:image xlink:href="../Images/liveuamap/2023-06-25T02-30-00/22571531_2.jpg" xlink:type="simple" xlink:show="embed" xlink:actuate="onLoad" draw:mime-type="image/jpeg"/>
</draw:frame>
<draw:frame draw:style-name="fr1" draw:name="Image51" text:anchor-type="as-char" svg:width="6.9236in" svg:height="5.1927in" draw:z-index="0">
<draw:image xlink:href="../Images/liveuamap/2023-06-25T02-30-00/22571531_3.jpg" xlink:type="simple" xlink:show="embed" xlink:actuate="onLoad" draw:mime-type="image/jpeg"/>
</draw:frame>
</text:p>
      <text:p text:style-name="P4">
News Collection Link: <text:a xlink:type="simple" xlink:href="https:\/\/liveuamap.com\/en\/2023\/25-june-1-person-wounded-as-result-of-artillery-shelling" text:style-name="Internet_20_link" text:visited-style-name="Visited_20_Internet_20_Link">
https:\/\/liveuamap.com\/en\/2023\/25-june-1-person-wounded-as-result-of-artillery-shelling</text:a>
</text:p>
      <text:p text:style-name="P4">
Source: <text:a xlink:type="simple" xlink:href="https://t.me/dnepr_operativ/45069" text:style-name="Internet_20_link" text:visited-style-name="Visited_20_Internet_20_Link">
https://t.me/dnepr_operativ/45069</text:a>
</text:p>
      <!--NEWS-->
      <text:h text:style-name="P10" text:outline-level="1">
<text:span text:style-name="T4">
According to Russian Telegram channel Millerovo and Rostov airbases are still under Wagner PM...</text:span>
</text:h>
      <text:p text:style-name="P4">
Authors: liveuamap (Language: en)</text:p>
      <text:p text:style-name="P4">
Time: 2023-06-25T02:59:00</text:p>
      <text:p text:style-name="P4">
Location: Rostov, Rostovskaya oblast' (Latitude:47.25789 Longtitude:39.81812)</text:p>
      <text:p text:style-name="P4">
Videos: []</text:p>
      <text:p text:style-name="P4">
Images: []</text:p>
      <text:p text:style-name="P4">
Tags: ["Central and Eastern Europe", "Russia"]</text:p>
      <text:p text:style-name="P4">
ID: 22571532</text:p>
      <!--METADATA-->
      <text:p text:style-name="P4">
According to Russian Telegram channel Millerovo and Rostov airbases are stillunder Wagner PMC control</text:p>
      <text:p text:style-name="P4">
News Collection Link: <text:a xlink:type="simple" xlink:href="https:\/\/liveuamap.com\/en\/2023\/25-june-according-to-russian-telegram-channel-millerovo-and" text:style-name="Internet_20_link" text:visited-style-name="Visited_20_Internet_20_Link">
https:\/\/liveuamap.com\/en\/2023\/25-june-according-to-russian-telegram-channel-millerovo-and</text:a>
</text:p>
      <text:p text:style-name="P4">
Source: <text:a xlink:type="simple" xlink:href="https://t.me/fighter_bomber/12909" text:style-name="Internet_20_link" text:visited-style-name="Visited_20_Internet_20_Link">
https://t.me/fighter_bomber/12909</text:a>
</text:p>
      <!--NEWS-->
      <text:h text:style-name="P10" text:outline-level="1">
<text:span text:style-name="T4">
1 person killed, 1 under the rubble after Russian shelling destroyed residential apartments b...</text:span>
</text:h>
      <text:p text:style-name="P4">
Authors: liveuamap (Language: en)</text:p>
      <text:p text:style-name="P4">
Time: 2023-06-25T03:14:36</text:p>
      <text:p text:style-name="P4">
Location: Kherson (Latitude:46.63432 Longtitude:32.61712)</text:p>
      <text:p text:style-name="P4">
Videos: []</text:p>
      <text:p text:style-name="P4">
Images: ["<text:a xlink:type="simple" xlink:href="https://liveuamap.com/pics/2023/06/25/22571534_0.jpg" text:style-name="Internet_20_link" text:visited-style-name="Visited_20_Internet_20_Link">
22571534_0.jpg</text:a>
", "<text:a xlink:type="simple" xlink:href="https://liveuamap.com/pics/2023/06/25/22571534_1.jpg" text:style-name="Internet_20_link" text:visited-style-name="Visited_20_Internet_20_Link">
22571534_1.jpg</text:a>
"]</text:p>
      <text:p text:style-name="P4">
Tags: ["Europe", "Central and Eastern Europe"]</text:p>
      <text:p text:style-name="P4">
ID: 22571534</text:p>
      <!--METADATA-->
      <text:p text:style-name="P4">
1 person killed, 1 under the rubble after Russian shelling destroyedresidential apartments block</text:p>
      <text:p text:style-name="P4">
<draw:frame draw:style-name="fr1" draw:name="Image52" text:anchor-type="as-char" svg:width="6.9236in" svg:height="8.157408in" draw:z-index="0">
<draw:image xlink:href="../Images/liveuamap/2023-06-25T03-14-36/22571534_0.jpg" xlink:type="simple" xlink:show="embed" xlink:actuate="onLoad" draw:mime-type="image/jpeg"/>
</draw:frame>
<draw:frame draw:style-name="fr1" draw:name="Image53" text:anchor-type="as-char" svg:width="6.9236in" svg:height="5.96295in" draw:z-index="0">
<draw:image xlink:href="../Images/liveuamap/2023-06-25T03-14-36/22571534_1.jpg" xlink:type="simple" xlink:show="embed" xlink:actuate="onLoad" draw:mime-type="image/jpeg"/>
</draw:frame>
</text:p>
      <text:p text:style-name="P4">
News Collection Link: <text:a xlink:type="simple" xlink:href="https:\/\/liveuamap.com\/en\/2023\/25-june-1-person-killed-1-under-the-rubble-after-russian" text:style-name="Internet_20_link" text:visited-style-name="Visited_20_Internet_20_Link">
https:\/\/liveuamap.com\/en\/2023\/25-june-1-person-killed-1-under-the-rubble-after-russian</text:a>
</text:p>
      <text:p text:style-name="P4">
Source: <text:a xlink:type="simple" xlink:href="https://t.me/babel/34492" text:style-name="Internet_20_link" text:visited-style-name="Visited_20_Internet_20_Link">
https://t.me/babel/34492</text:a>
</text:p>
      <!--NEWS-->
      <text:h text:style-name="P10" text:outline-level="1">
<text:span text:style-name="T4">
Blackout in several districts of Kyiv</text:span>
</text:h>
      <text:p text:style-name="P4">
Authors: liveuamap (Language: en)</text:p>
      <text:p text:style-name="P4">
Time: 2023-06-25T03:24:20</text:p>
      <text:p text:style-name="P4">
Location: Kyiv, Kyiv city (Latitude:50.46367 Longtitude:30.6288)</text:p>
      <text:p text:style-name="P4">
Videos: []</text:p>
      <text:p text:style-name="P4">
Images: []</text:p>
      <text:p text:style-name="P4">
Tags: ["Europe", "Central and Eastern Europe"]</text:p>
      <text:p text:style-name="P4">
ID: 22571539</text:p>
      <!--METADATA-->
      <text:p text:style-name="P4">
Blackout in several districts of Kyiv</text:p>
      <text:p text:style-name="P4">
News Collection Link: <text:a xlink:type="simple" xlink:href="https:\/\/liveuamap.com\/en\/2023\/25-june-blackout-in-several-districts-of-kyiv" text:style-name="Internet_20_link" text:visited-style-name="Visited_20_Internet_20_Link">
https:\/\/liveuamap.com\/en\/2023\/25-june-blackout-in-several-districts-of-kyiv</text:a>
</text:p>
      <text:p text:style-name="P4">
Source: <text:a xlink:type="simple" xlink:href="https://t.me/kyiv_polit/36786" text:style-name="Internet_20_link" text:visited-style-name="Visited_20_Internet_20_Link">
https://t.me/kyiv_polit/36786</text:a>
</text:p>
      <!--NEWS-->
      <text:h text:style-name="P10" text:outline-level="1">
<text:span text:style-name="T4">
At Sivershchyna and Slobozhanschyna directions Russian army shelled Halahanivka of Chernihiv ...</text:span>
</text:h>
      <text:p text:style-name="P4">
Authors: liveuamap (Language: en)</text:p>
      <text:p text:style-name="P4">
Time: 2023-06-25T04:26:00</text:p>
      <text:p text:style-name="P4">
Location: Vovchansk (Latitude:50.18064 Longtitude:37.61461)</text:p>
      <text:p text:style-name="P4">
Videos: []</text:p>
      <text:p text:style-name="P4">
Images: []</text:p>
      <text:p text:style-name="P4">
Tags: ["Russia"]</text:p>
      <text:p text:style-name="P4">
ID: 22571631</text:p>
      <!--METADATA-->
      <text:p text:style-name="P4">
At Sivershchyna and Slobozhanschyna directions Russian army shelledHalahanivka of Chernihiv region; Novovasylivka, Chuykivka, Rudenka, Fotovyzh,Volfyne of Sumy region, also Okip, Chervona Zorya, Veterynarne, Pylna, KozachaLopan, Ohirtseve, Hatysche, Bochkove, Budarky, Chuhunivka of Kharkiv region, -General Staff of Armed Forces of Ukraine says in the morning report</text:p>
      <text:p text:style-name="P4">
News Collection Link: <text:a xlink:type="simple" xlink:href="https:\/\/liveuamap.com\/en\/2023\/25-june-at-sivershchyna-and-slobozhanschyna-directions-russian" text:style-name="Internet_20_link" text:visited-style-name="Visited_20_Internet_20_Link">
https:\/\/liveuamap.com\/en\/2023\/25-june-at-sivershchyna-and-slobozhanschyna-directions-russian</text:a>
</text:p>
      <text:p text:style-name="P4">
Source: <text:a xlink:type="simple" xlink:href="https://t.me/lumsrc/5182" text:style-name="Internet_20_link" text:visited-style-name="Visited_20_Internet_20_Link">
https://t.me/lumsrc/5182</text:a>
</text:p>
      <!--NEWS-->
      <text:h text:style-name="P10" text:outline-level="1">
<text:span text:style-name="T4">
Death toll after debris of  Russian missile hit a house in Solomyansky district of Kyiv incre...</text:span>
</text:h>
      <text:p text:style-name="P4">
Authors: liveuamap (Language: en)</text:p>
      <text:p text:style-name="P4">
Time: 2023-06-25T04:32:00</text:p>
      <text:p text:style-name="P4">
Location: Kyiv, Kyiv city (Latitude:50.42826 Longtitude:30.45292)</text:p>
      <text:p text:style-name="P4">
Videos: []</text:p>
      <text:p text:style-name="P4">
Images: ["<text:a xlink:type="simple" xlink:href="https://liveuamap.com/pics/2023/06/25/22571641_0.jpg" text:style-name="Internet_20_link" text:visited-style-name="Visited_20_Internet_20_Link">
22571641_0.jpg</text:a>
", "<text:a xlink:type="simple" xlink:href="https://liveuamap.com/pics/2023/06/25/22571641_1.jpg" text:style-name="Internet_20_link" text:visited-style-name="Visited_20_Internet_20_Link">
22571641_1.jpg</text:a>
", "<text:a xlink:type="simple" xlink:href="https://liveuamap.com/pics/2023/06/25/22571641_2.jpg" text:style-name="Internet_20_link" text:visited-style-name="Visited_20_Internet_20_Link">
22571641_2.jpg</text:a>
", "<text:a xlink:type="simple" xlink:href="https://liveuamap.com/pics/2023/06/25/22571641_3.jpg" text:style-name="Internet_20_link" text:visited-style-name="Visited_20_Internet_20_Link">
22571641_3.jpg</text:a>
"]</text:p>
      <text:p text:style-name="P4">
Tags: ["Europe", "Central and Eastern Europe"]</text:p>
      <text:p text:style-name="P4">
ID: 22571641</text:p>
      <!--METADATA-->
      <text:p text:style-name="P4">
Death toll after debris of Russian missile hit a house in Solomyansky districtof Kyiv increased to 5, rescuers still working on the site</text:p>
      <text:p text:style-name="P4">
<draw:frame draw:style-name="fr1" draw:name="Image54" text:anchor-type="as-char" svg:width="6.9236in" svg:height="5.071537in" draw:z-index="0">
<draw:image xlink:href="../Images/liveuamap/2023-06-25T04-32-00/22571641_0.jpg" xlink:type="simple" xlink:show="embed" xlink:actuate="onLoad" draw:mime-type="image/jpeg"/>
</draw:frame>
<draw:frame draw:style-name="fr1" draw:name="Image55" text:anchor-type="as-char" svg:width="6.9236in" svg:height="5.071537in" draw:z-index="0">
<draw:image xlink:href="../Images/liveuamap/2023-06-25T04-32-00/22571641_1.jpg" xlink:type="simple" xlink:show="embed" xlink:actuate="onLoad" draw:mime-type="image/jpeg"/>
</draw:frame>
<draw:frame draw:style-name="fr1" draw:name="Image56" text:anchor-type="as-char" svg:width="6.9236in" svg:height="9.231467in" draw:z-index="0">
<draw:image xlink:href="../Images/liveuamap/2023-06-25T04-32-00/22571641_2.jpg" xlink:type="simple" xlink:show="embed" xlink:actuate="onLoad" draw:mime-type="image/jpeg"/>
</draw:frame>
<draw:frame draw:style-name="fr1" draw:name="Image57" text:anchor-type="as-char" svg:width="6.9236in" svg:height="5.1927in" draw:z-index="0">
<draw:image xlink:href="../Images/liveuamap/2023-06-25T04-32-00/22571641_3.jpg" xlink:type="simple" xlink:show="embed" xlink:actuate="onLoad" draw:mime-type="image/jpeg"/>
</draw:frame>
</text:p>
      <text:p text:style-name="P4">
News Collection Link: <text:a xlink:type="simple" xlink:href="https:\/\/liveuamap.com\/en\/2023\/25-june-death-toll-after-debris-of--russian-missile-hit-a" text:style-name="Internet_20_link" text:visited-style-name="Visited_20_Internet_20_Link">
https:\/\/liveuamap.com\/en\/2023\/25-june-death-toll-after-debris-of--russian-missile-hit-a</text:a>
</text:p>
      <text:p text:style-name="P4">
Source: <text:a xlink:type="simple" xlink:href="https://t.me/info_zp/39243" text:style-name="Internet_20_link" text:visited-style-name="Visited_20_Internet_20_Link">
https://t.me/info_zp/39243</text:a>
</text:p>
      <!--NEWS-->
      <text:h text:style-name="P10" text:outline-level="1">
<text:span text:style-name="T4">
Russian forces conducting offensive actions in Donetsk and Luhansk regions. Ukrainian militar...</text:span>
</text:h>
      <text:p text:style-name="P4">
Authors: liveuamap (Language: en)</text:p>
      <text:p text:style-name="P4">
Time: 2023-06-25T04:37:23</text:p>
      <text:p text:style-name="P4">
Location: Marinka, Donetsk Oblast (Latitude:47.939 Longtitude:37.50252)</text:p>
      <text:p text:style-name="P4">
Videos: []</text:p>
      <text:p text:style-name="P4">
Images: []</text:p>
      <text:p text:style-name="P4">
Tags: ["Russia"]</text:p>
      <text:p text:style-name="P4">
ID: 22571595</text:p>
      <!--METADATA-->
      <text:p text:style-name="P4">
Russian forces conducting offensive actions in Donetsk and Luhansk regions.Ukrainian military had 29 combat engagements with Russian forces nearBerestove, Vesele, Ivanivske, Maryinka, - General Staff of Armed Forces ofUkraine says in the morning report</text:p>
      <text:p text:style-name="P4">
News Collection Link: <text:a xlink:type="simple" xlink:href="https:\/\/liveuamap.com\/en\/2023\/25-june-russian-forces-conducting-offensive-actions-in-donetsk" text:style-name="Internet_20_link" text:visited-style-name="Visited_20_Internet_20_Link">
https:\/\/liveuamap.com\/en\/2023\/25-june-russian-forces-conducting-offensive-actions-in-donetsk</text:a>
</text:p>
      <text:p text:style-name="P4">
Source: <text:a xlink:type="simple" xlink:href="https://t.me/lumsrc/5190" text:style-name="Internet_20_link" text:visited-style-name="Visited_20_Internet_20_Link">
https://t.me/lumsrc/5190</text:a>
</text:p>
      <!--NEWS-->
      <text:h text:style-name="P10" text:outline-level="1">
<text:span text:style-name="T4">
At Zaporizhzhia and Kherson directions Russian army shelled Novodarivka, Levadne, Poltavka, Z...</text:span>
</text:h>
      <text:p text:style-name="P4">
Authors: liveuamap (Language: en)</text:p>
      <text:p text:style-name="P4">
Time: 2023-06-25T04:43:06</text:p>
      <text:p text:style-name="P4">
Location: Ukraine (Latitude:47.4462 Longtitude:35.82865)</text:p>
      <text:p text:style-name="P4">
Videos: []</text:p>
      <text:p text:style-name="P4">
Images: []</text:p>
      <text:p text:style-name="P4">
Tags: ["Russia"]</text:p>
      <text:p text:style-name="P4">
ID: 22571605</text:p>
      <!--METADATA-->
      <text:p text:style-name="P4">
At Zaporizhzhia and Kherson directions Russian army shelled Novodarivka,Levadne, Poltavka, Zaliznychne, Huliaipole, Huliaipilske, Charivne, Bilohirya,Orikhiv, Prymorske of Zaporizhzhia region and Nikopol of Dnipropetrovskregion; Dudchany, Beryslav, Vesele, Kozatske, Mykilske, Inzhenerne, Antonivka,Zelenivka, Bilozerka, Dniprovske, Kizomys of Kherson region. Russian aviationconducted airstrikes at Orikhiv, Novodanylivka, Robotyne of Zaporizhzhiaregion, - General Staff of Armed Forces of Ukraine says in the morning report</text:p>
      <text:p text:style-name="P4">
News Collection Link: <text:a xlink:type="simple" xlink:href="https:\/\/liveuamap.com\/en\/2023\/25-june-at-zaporizhzhia-and-kherson-directions-russian-army" text:style-name="Internet_20_link" text:visited-style-name="Visited_20_Internet_20_Link">
https:\/\/liveuamap.com\/en\/2023\/25-june-at-zaporizhzhia-and-kherson-directions-russian-army</text:a>
</text:p>
      <text:p text:style-name="P4">
Source: <text:a xlink:type="simple" xlink:href="https://t.me/lumsrc/5189" text:style-name="Internet_20_link" text:visited-style-name="Visited_20_Internet_20_Link">
https://t.me/lumsrc/5189</text:a>
</text:p>
      <!--NEWS-->
      <text:h text:style-name="P10" text:outline-level="1">
<text:span text:style-name="T4">
At Shakhtarske direction Russian army shelled Katerynivka, Bohoyavlenka, Novomykhaylivka, Bla...</text:span>
</text:h>
      <text:p text:style-name="P4">
Authors: liveuamap (Language: en)</text:p>
      <text:p text:style-name="P4">
Time: 2023-06-25T04:44:55</text:p>
      <text:p text:style-name="P4">
Location: Velyka Novosilka (Latitude:47.77487 Longtitude:36.80094)</text:p>
      <text:p text:style-name="P4">
Videos: []</text:p>
      <text:p text:style-name="P4">
Images: []</text:p>
      <text:p text:style-name="P4">
Tags: ["Russia"]</text:p>
      <text:p text:style-name="P4">
ID: 22571608</text:p>
      <!--METADATA-->
      <text:p text:style-name="P4">
At Shakhtarske direction Russian army shelled Katerynivka, Bohoyavlenka,Novomykhaylivka, Blahodatne, Vuhledar, Prechystivka, Zolota Nyva,Novoukrayinka of Donetsk region. Russian aviation conducted airstrikes atPrechystivka, Zolota Nyva, Makarivka, - General Staff of Armed Forces ofUkraine says in the morning report</text:p>
      <text:p text:style-name="P4">
News Collection Link: <text:a xlink:type="simple" xlink:href="https:\/\/liveuamap.com\/en\/2023\/25-june-at-shakhtarske-direction-russian-army-shelled-katerynivka" text:style-name="Internet_20_link" text:visited-style-name="Visited_20_Internet_20_Link">
https:\/\/liveuamap.com\/en\/2023\/25-june-at-shakhtarske-direction-russian-army-shelled-katerynivka</text:a>
</text:p>
      <text:p text:style-name="P4">
Source: <text:a xlink:type="simple" xlink:href="https://t.me/lumsrc/5188" text:style-name="Internet_20_link" text:visited-style-name="Visited_20_Internet_20_Link">
https://t.me/lumsrc/5188</text:a>
</text:p>
      <!--NEWS-->
      <text:h text:style-name="P10" text:outline-level="1">
<text:span text:style-name="T4">
At Maryinka direction Russian army shelled Krasnohorivka, Maryinka, Pobyeda, Heorhiyivka, Kur...</text:span>
</text:h>
      <text:p text:style-name="P4">
Authors: liveuamap (Language: en)</text:p>
      <text:p text:style-name="P4">
Time: 2023-06-25T04:45:50</text:p>
      <text:p text:style-name="P4">
Location: Maryinka, Donetsk region (Latitude:48.01427 Longtitude:36.95698)</text:p>
      <text:p text:style-name="P4">
Videos: []</text:p>
      <text:p text:style-name="P4">
Images: []</text:p>
      <text:p text:style-name="P4">
Tags: ["Russia"]</text:p>
      <text:p text:style-name="P4">
ID: 22571609</text:p>
      <!--METADATA-->
      <text:p text:style-name="P4">
At Maryinka direction Russian army shelled Krasnohorivka, Maryinka, Pobyeda,Heorhiyivka, Kurakhove and Oleksiyivka of Donetsk region, - General Staff ofArmed Forces of Ukraine says in the morning report</text:p>
      <text:p text:style-name="P4">
News Collection Link: <text:a xlink:type="simple" xlink:href="https:\/\/liveuamap.com\/en\/2023\/25-june-at-maryinka-direction-russian-army-shelled-krasnohorivka" text:style-name="Internet_20_link" text:visited-style-name="Visited_20_Internet_20_Link">
https:\/\/liveuamap.com\/en\/2023\/25-june-at-maryinka-direction-russian-army-shelled-krasnohorivka</text:a>
</text:p>
      <text:p text:style-name="P4">
Source: <text:a xlink:type="simple" xlink:href="https://t.me/lumsrc/5187" text:style-name="Internet_20_link" text:visited-style-name="Visited_20_Internet_20_Link">
https://t.me/lumsrc/5187</text:a>
</text:p>
      <!--NEWS-->
      <text:h text:style-name="P10" text:outline-level="1">
<text:span text:style-name="T4">
Авіація ЗСУ завдала 18 ударів по позиціях ворога, знищений ЗРК росіян</text:span>
</text:h>
      <text:p text:style-name="P4">
Authors: Ukrinform (Person)</text:p>
      <text:p text:style-name="P4">
Publisher: Укринформ (Organization)</text:p>
      <text:p text:style-name="P4">
Published Time: 2023-06-25T06:42:00+03:00</text:p>
      <text:p text:style-name="P4">
Modified Time: 2023-06-25T06:42:00+03:00</text:p>
      <text:p text:style-name="P4">
Description: Авіація Сил оборони за минулу добу завдала 18 ударів по районах зосередження особового складу ворога та знищила зенітно-ракетний комплекс. Також ЗСУ збили шість розвідувальних безпілотників.  — Укрінформ.</text:p>
      <text:p text:style-name="P4">
Images: ['<text:a xlink:type="simple" xlink:href="https://static.ukrinform.com/photos/2023_02/thumb_files/630_360_1676998492-715.jpg" text:style-name="Internet_20_link" text:visited-style-name="Visited_20_Internet_20_Link">
630_360_16769...</text:a>
']</text:p>
      <text:p text:style-name="P4">
Tags: ['Авіація', 'Генштаб', 'Обстріл', 'ЗСУ', 'Війна з Росією']</text:p>
      <text:p text:style-name="P4">
Type: Article</text:p>
      <!--METADATA-->
      <text:p text:style-name="P4">
<draw:frame draw:style-name="fr1" draw:name="Image58" text:anchor-type="as-char" svg:width="6.9236in" svg:height="3.956343in" draw:z-index="0">
<draw:image xlink:href="../Images/yкринформ/2023-06-25T06-42-00-03-00/630_360_1676998492-715.jpg" xlink:type="simple" xlink:show="embed" xlink:actuate="onLoad" draw:mime-type="image/jpeg"/>
</draw:frame>
 АвіаціяСил оборони за минулу добу завдала 18 ударів по районах зосередження особовогоскладу ворога та знищила зенітно-ракетний комплекс. Також ЗСУ збили шістьрозвідувальних безпілотників.</text:p>
      <text:p text:style-name="P4">
Таку інформацію Генеральний штаб ЗСУ оприлюднив у <text:a xlink:type="simple" xlink:href="https://www.facebook.com/GeneralStaff.ua/" text:style-name="Internet_20_link" text:visited-style-name="Visited_20_Internet_20_Link">
 Фейсбуку</text:a>
 , передає Укрінформ.</text:p>
      <text:p text:style-name="P4">
"Протягом минулої доби противник завдав ракетного удару по території України,застосувавши 40 крилатих ракет Х-101/Х-555, 9 ракет Х-22, 2 ракети морськогобазування “Калібр”, 2 зенітні керовані ракети С-300 та 3 дрони “Shahed”.Силами та засобами протиповітряної оборони збито 40 крилатих ракетХ-101/Х-555, одну крилату ракету “Калібр” та три ударних дрони “Shahed”.Ракети Х-22 російські терористи спрямували по містах Дніпро та Кривий Ріг", -ідеться в повідомленні.</text:p>
      <text:p text:style-name="P4">
Унаслідок російської терористичної атаки, на жаль, є загиблі та пораненіцивільні люди, серед яких - діти з тілесними ушкодженнями середнього ступенятяжкості. Вщент зруйновано та пошкоджено десятки приватних житлових будинків,цивільні господарські споруди, понад 50 приватних цивільних автомобілів.</text:p>
      <text:p text:style-name="P4">
Загалом протягом минулої доби ворог завдав 53 ракетних та 15 авіаційнихударів, також здійснив близько 50 обстрілів з реактивних систем залповоговогню по позиціях наших військ та населених пунктах.</text:p>
      <text:p text:style-name="P4">
Імовірність ракетних та авіаційних ударів по всій території Українизалишається високою, попереджають у Генштабі ЗСУ.</text:p>
      <text:p text:style-name="P4">
<text:span text:style-name="T4">
Читайте також:</text:span>
 <text:a xlink:type="simple" xlink:href="https://www.ukrinform.ua/rubric-ato/3727270-zsu-zvilnili-teritorii-pid-krasnogorivkou-aki-buli-okupovani-z-2014-roku.html" text:style-name="Internet_20_link" text:visited-style-name="Visited_20_Internet_20_Link">
 ЗСУ звільнили території під <text:span text:style-name="T4">
Красногор</text:span>
 івкою, рух силтриває - Тарнавський </text:a>
</text:p>
      <text:p text:style-name="P4">
Противник і надалі зосереджує основні зусилля на Лиманському, Авдіївському таМар’їнському напрямках - протягом доби відбулось 29 бойових зіткнень.</text:p>
      <text:p text:style-name="P4">
На <text:span text:style-name="T4">
Волинському</text:span>
 та <text:span text:style-name="T4">
Поліському напрямках</text:span>
 оперативна обстановка безсуттєвих змін.</text:p>
      <text:p text:style-name="P4">
На <text:span text:style-name="T4">
Сіверському</text:span>
 та <text:span text:style-name="T4">
Слобожанському напрямках</text:span>
 противник зберігаєвійськову присутність у прикордонних з Україною районах. Здійснив мінометні таартилерійські <text:a xlink:type="simple" xlink:href="https://www.ukrinform.ua/tag-obstril" text:style-name="Internet_20_link" text:visited-style-name="Visited_20_Internet_20_Link">
 обстріли </text:a>
 населенихпунктів Галаганівка Чернігівської області; Нововасилівка, Чуйківка, Руденка,Фотовиж, Волфине Сумської області, а також Окіп, Червона Зоря, Ветеринарне,Пильна, Козача Лопань, Огірцеве, Гатище, Бочкове, Бударки, Чугунівка наХарківщині.</text:p>
      <text:p text:style-name="P4">
На <text:span text:style-name="T4">
Куп’янському напрямку</text:span>
 ворог проводив наступальні дії у напрямкуБерестового, успіху не мав. Артилерійських і мінометних обстрілів противниказазнали Красне Перше, Фиголівка, Дворічна, Масютівка, Кислівка, БерестовеХарківської області.</text:p>
      <text:p text:style-name="P4">
На <text:span text:style-name="T4">
Лиманському напрямку</text:span>
 противник здійснив безуспішні наступальні дії внапрямку Веселого. Завдав авіаційних ударів в районі Білогорівки Луганськоїобласті. Артилерійських обстрілів зазнали Невське і Білогорівка на Луганщиніта Торське, Серебрянка, Верхньокам’янське, Спірне і Роздолівка Донецькоїобласті.</text:p>
      <text:p text:style-name="P4">
На <text:span text:style-name="T4">
Бахмутському напрямку</text:span>
 противник вів безуспішні наступальні дії в районіІванівського Донецької області. Від ворожих артилерійських обстрілівпостраждали Васюківка, Міньківка, Оріхово-Василівка, Богданівка, Часів Яр,Іванівське, Озарянівка та Нью-Йорк Донецької області.</text:p>
      <text:p text:style-name="P4">
<text:span text:style-name="T4">
Читайте також:</text:span>
 <text:a xlink:type="simple" xlink:href="https://www.ukrinform.ua/rubric-ato/3727372-sili-oboroni-zacistili-placdarm-voroga-na-zahidnomu-berezi-kanalu-siverskij-donec-donbas.html" text:style-name="Internet_20_link" text:visited-style-name="Visited_20_Internet_20_Link">
 Сили оборони зачистили плацдарм ворога на західномуберезі каналу Сіверський Донець - Донбас </text:a>
</text:p>
      <text:p text:style-name="P4">
На <text:span text:style-name="T4">
Авдіївському напрямку</text:span>
 противник завдав авіаційних ударів в районахАвдіївки та Сєверного Донецької області. Здійснив артилерійські обстрілирайонів населених пунктів Новоолександрівка, Керамік, Новокалинове, Авдіївка,Сєверне, Водяне, Уманське, Веселе, Карлівка, Первомайське та НевельськеДонецької області.</text:p>
      <text:p text:style-name="P4">
На <text:span text:style-name="T4">
Мар’їнському напрямку</text:span>
 ворог проводив наступальні дії в районі Мар’їнки,успіху не мав. Водночас здійснив артилерійські обстріли населених пунктівКрасногорівка, Мар’їнка, Побєда, Георгіївка, Курахове та Олексіївка Донецькоїобласті.</text:p>
      <text:p text:style-name="P4">
На <text:span text:style-name="T4">
Шахтарському напрямку</text:span>
 ворог завдав авіаційних ударів в районахПречистівки, Золотої Ниви, Макарівки та здійснив обстріли населених пунктівКатеринівка, Богоявленка, Новомихайлівка, Благодатне, Вугледар, Пречистівка,Золота Нива, Новоукраїнка Донецької області.</text:p>
      <text:p text:style-name="P4">
На <text:span text:style-name="T4">
Запорізькому</text:span>
 та <text:span text:style-name="T4">
Херсонському напрямках</text:span>
 противник продовжує вестиоборонні дії, зосереджує основні зусилля на недопущенні просування нашихвійськ. Завдав авіаційних ударів в районах Оріхів, Новоданилівка, РоботинеЗапорізької області. Здійснив артилерійські обстріли близько 50 населенихпунктів, серед них: Новодарівка, Левадне, Полтавка, Залізничне, Гуляйполе,Гуляйпільське, Чарівне, Білогір’я, Оріхів, Приморське Запорізької області;Нікополь Дніпропетровської області; Дудчани, Берислав, Веселе, Козацьке,Микільське, Інженерне, Антонівка, Зеленівка, Білозерка, Дніпровське, КізомисХерсонської області.</text:p>
      <text:p text:style-name="P4">
За даними Генштабу, росіяни продовжують зазнавати великих втрат в живій силіта військовій техніці. З метою приховування втрат використовує інфраструктурутимчасово захоплених населених пунктів для надання медичної допомоги своїмпораненим військовослужбовцям. Зокрема, в населеному пункті КаланчакХерсонської області у приміщені центральної районної лікарні противникоблаштував військовий шпиталь. У ньому перебуває близько 100 російськихвійськовослужбовців. При цьому надавати медичну допомогу цивільному населеннюзаборонено.</text:p>
      <text:p text:style-name="P4">
<text:span text:style-name="T4">
Читайте також:</text:span>
 <text:a xlink:type="simple" xlink:href="https://www.ukrinform.ua/rubric-regions/3727068-rosiani-za-dobu-vipustili-po-hersonsini-399-snaradiv-cetvero-zagiblih.html" text:style-name="Internet_20_link" text:visited-style-name="Visited_20_Internet_20_Link">
 Росіяни за добу випустили по <text:span text:style-name="T4">
Херсонщ</text:span>
 ині 399снарядів, четверо загиблих </text:a>
</text:p>
      <text:p text:style-name="P4">
На тимчасово захопленій Херсонщині відзначається активізація процесу евакуаціїмісцевих колаборантів з російськими паспортами на власних автомобілях дотимчасово окупованого українського Криму. Утім, співробітники ФСБ РФздійснюють фільтраційні заходи стосовно кожного зрадника.</text:p>
      <text:p text:style-name="P4">
"Авіація Сил оборони за минулу добу завдала 18 ударів по районах зосередженняособового складу противника та знищила 1 зенітно-ракетний комплекс ворога.Також нашими захисниками було знищено 6 розвідувальних БпЛА. Підрозділиракетних військ і артилерії протягом минулої доби уразили 1 зенітний ракетнийкомплекс “Стріла”, 3 райони зосередження особового складу та військовоїтехніки, 12 гармат на вогневих позиціях та 2 станції РЕБ противника", -підсумували в Генштабі ЗСУ.</text:p>
      <text:p text:style-name="P4">
Як повідомлялося, Сили оборони України з 24 лютого 2022 року ліквідувалиблизько 223 тисяч 910 російських загарбників.</text:p>
      <text:p text:style-name="P4">
Source: <text:a xlink:type="simple" xlink:href="https://www.ukrinform.ua/rubric-ato/3727391-aviacia-zsu-zavdala-18-udariv-po-poziciah-voroga-znisenij-zrk-rosian.html" text:style-name="Internet_20_link" text:visited-style-name="Visited_20_Internet_20_Link">
https://www.ukrinform.ua/rubric-ato/3727391-aviacia-zsu-zavdala-18-udariv-po-poziciah-voroga-znisenij-zrk-rosian.html</text:a>
</text:p>
      <!--NEWS-->
      <text:h text:style-name="P10" text:outline-level="1">
<text:span text:style-name="T4">
СБУ знешкодила проросійських агітаторів у кількох регіонах</text:span>
</text:h>
      <text:p text:style-name="P4">
Authors: Ukrinform (Person)</text:p>
      <text:p text:style-name="P4">
Publisher: Укринформ (Organization)</text:p>
      <text:p text:style-name="P4">
Published Time: 2023-06-25T07:06:00+03:00</text:p>
      <text:p text:style-name="P4">
Modified Time: 2023-06-25T07:06:00+03:00</text:p>
      <text:p text:style-name="P4">
Description: Служба безпеки України викрила у декількох областях 11 агітаторів, які поширювали в інтернеті кремлівську пропаганду. — Укрінформ.</text:p>
      <text:p text:style-name="P4">
Images: ['<text:a xlink:type="simple" xlink:href="https://static.ukrinform.com/photos/2021_10/thumb_files/630_360_1634664278-801.jpg" text:style-name="Internet_20_link" text:visited-style-name="Visited_20_Internet_20_Link">
630_360_16346...</text:a>
']</text:p>
      <text:p text:style-name="P4">
Tags: ['Інтернет', 'Пропаганда', 'СБУ', 'Соцмережі', 'Війна з Росією']</text:p>
      <text:p text:style-name="P4">
Type: Article</text:p>
      <!--METADATA-->
      <text:p text:style-name="P4">
<draw:frame draw:style-name="fr1" draw:name="Image59" text:anchor-type="as-char" svg:width="6.9236in" svg:height="3.956343in" draw:z-index="0">
<draw:image xlink:href="../Images/yкринформ/2023-06-25T07-06-00-03-00/630_360_1634664278-801.jpg" xlink:type="simple" xlink:show="embed" xlink:actuate="onLoad" draw:mime-type="image/jpeg"/>
</draw:frame>
 Службабезпеки України викрила у декількох областях 11 агітаторів, які поширювали вінтернеті кремлівську пропаганду.</text:p>
      <text:p text:style-name="P4">
Як передає Укрінформ, про це СБУ повідомляє у <text:a xlink:type="simple" xlink:href="https://www.facebook.com/SecurSerUkraine/" text:style-name="Internet_20_link" text:visited-style-name="Visited_20_Internet_20_Link">
 Фейсбуку</text:a>
 .</text:p>
      <text:p text:style-name="P4">
“Служба безпеки нейтралізувала інформаційно-підривну діяльність ще 11проросійських інтернет-агітаторів у декількох областях України”, - ідеться вповідомленні.</text:p>
      <text:p text:style-name="P4">
Зокрема, контррозвідники СБУ викрили киянина, який закликав до “союзу зРосією”. Для масового поширення такої “ідеї” він створив та особистоадміністрував декілька груп у мережах Фейсбук, Телеграм і Вайбер.</text:p>
      <text:p text:style-name="P4">
У Миколаєві повідомили про підозру клірику місцевого храму Українськоїправославної церкви Московського патріархату. За даними слідства, він публічнозакликав вірян релігійної громади підтримати російських загарбників у війніпроти України.</text:p>
      <text:p text:style-name="P4">
На Дніпропетровщині заблокували підривну діяльність ще двох російськихагітаторів. Одним із них виявився співробітник об’єкта критичноїінфраструктури Дніпра, другим – працівник авіапідприємства з Кривого Рогу. У <text:a xlink:type="simple" xlink:href="https://www.ukrinform.ua/tag-socmerezi" text:style-name="Internet_20_link" text:visited-style-name="Visited_20_Internet_20_Link">
соцмережах </text:a>
 вони вихваляли вищевійськово-політичне керівництво РФ і дискредитували українських захисників.</text:p>
      <text:p text:style-name="P4">
<text:span text:style-name="T4">
Читайте також:</text:span>
 <text:a xlink:type="simple" xlink:href="https://www.ukrinform.ua/rubric-regions/3721738-sbu-likviduvala-botofermu-aka-sodna-stvoruvala-do-500-akauntiv-dla-rozgonu-narativiv-kremla.html" text:style-name="Internet_20_link" text:visited-style-name="Visited_20_Internet_20_Link">
 СБУ ліквідувала ботоферму, яка щодня створювала до 500пропагандистських акаунтів рф </text:a>
</text:p>
      <text:p text:style-name="P4">
У Кіровоградській області знешкодили мережу інтернет-пропагандистів РФ, доякої входили пʼятеро жителів регіону. Для поширення деструктивного контентувони створили власну платформу в забороненій соцмережі “Одноклассники”.</text:p>
      <text:p text:style-name="P4">
Зловмисники називали російську збройну агресію проти України “боротьбою зфашизмом” і агітували місцевих жителів вступати до лав загарбницькихугруповань країни-агресора.</text:p>
      <text:p text:style-name="P4">
У Вінниці викрили двох місцевих жителів, які в тих-таки “Одноклассниках”героїзували “подвиги” терористів і пропонували встановлювати пам’ятникиКадирову.</text:p>
      <text:p text:style-name="P4">
<text:span text:style-name="T4">
Читайте також:</text:span>
 <text:a xlink:type="simple" xlink:href="https://www.ukrinform.ua/rubric-society/3718350-sbu-zneskodila-grupu-rosijskih-agentiv-aki-spiguvali-za-centrami-prijnatta-risen.html" text:style-name="Internet_20_link" text:visited-style-name="Visited_20_Internet_20_Link">
 СБУ знешкодила групу російських агентів, які шпигували за«центрами прийняття рішень» </text:a>
</text:p>
      <text:p text:style-name="P4">
За всіма фактами тривають слідчі дії для встановлення всіх обставин злочинів іпритягнення винних до відповідальності.</text:p>
      <text:p text:style-name="P4">
Як повідомляв Укрінформ, <text:a xlink:type="simple" xlink:href="http://www.ukrinform.ua/rubric-society/3717788-sbu-vikrila-se-simoh-rosijskih-internetagentiv.html" text:style-name="Internet_20_link" text:visited-style-name="Visited_20_Internet_20_Link">
 СБУ нейтралізувала інформаційно-підривну діяльність</text:a>
 сімох агітаторів, які поширювалипрокремлівський контент у соціальних мережах.</text:p>
      <text:p text:style-name="P4">
<text:span text:style-name="T5">
Фото: СБУ</text:span>
</text:p>
      <text:p text:style-name="P4">
Source: <text:a xlink:type="simple" xlink:href="https://www.ukrinform.ua/rubric-regions/3727389-sbu-zneskodila-prorosijskih-agitatoriv-u-kilkoh-regionah.html" text:style-name="Internet_20_link" text:visited-style-name="Visited_20_Internet_20_Link">
https://www.ukrinform.ua/rubric-regions/3727389-sbu-zneskodila-prorosijskih-agitatoriv-u-kilkoh-regionah.html</text:a>
</text:p>
      <!--NEWS-->
      <text:h text:style-name="P10" text:outline-level="1">
<text:span text:style-name="T4">
Японія планує використовувати у збройних силах супутниковий інтернет Starlink – ЗМІ</text:span>
</text:h>
      <text:p text:style-name="P4">
Authors: Ukrinform (Person)</text:p>
      <text:p text:style-name="P4">
Publisher: Укринформ (Organization)</text:p>
      <text:p text:style-name="P4">
Published Time: 2023-06-25T07:36:00+03:00</text:p>
      <text:p text:style-name="P4">
Modified Time: 2023-06-25T07:36:00+03:00</text:p>
      <text:p text:style-name="P4">
Description: Міністерство оборони Японії планує з наступного року використовувати у збройних силах супутниковий інтернет-сервіс Starlink американської компанії SpaceX бізнесмена Ілона Маска. — Укрінформ.</text:p>
      <text:p text:style-name="P4">
Images: ['<text:a xlink:type="simple" xlink:href="https://static.ukrinform.com/photos/2022_09/thumb_files/630_360_1663330874-610.jpg" text:style-name="Internet_20_link" text:visited-style-name="Visited_20_Internet_20_Link">
630_360_16633...</text:a>
']</text:p>
      <text:p text:style-name="P4">
Tags: ['Японія', 'Армія', 'Starlink']</text:p>
      <text:p text:style-name="P4">
Type: Article</text:p>
      <!--METADATA-->
      <text:p text:style-name="P4">
<draw:frame draw:style-name="fr1" draw:name="Image60" text:anchor-type="as-char" svg:width="6.9236in" svg:height="3.956343in" draw:z-index="0">
<draw:image xlink:href="../Images/yкринформ/2023-06-25T07-36-00-03-00/630_360_1663330874-610.jpg" xlink:type="simple" xlink:show="embed" xlink:actuate="onLoad" draw:mime-type="image/jpeg"/>
</draw:frame>
Міністерство оборони Японії планує з наступного року використовувати узбройних силах супутниковий інтернет-сервіс Starlink американської компаніїSpaceX бізнесмена Ілона Маска.</text:p>
      <text:p text:style-name="P4">
Про це з посиланням на місцеві японські ЗМІ повідомляє <text:a xlink:type="simple" xlink:href="http://www.reuters.com/technology/japans-military-considers-adopting-musks-starlink-satellite-service-media-2023-06-25/" text:style-name="Internet_20_link" text:visited-style-name="Visited_20_Internet_20_Link">
 Reuters</text:a>
 , передає Укрінформ.</text:p>
      <text:p text:style-name="P4">
Сили самооборони Японії від березня розгорнули систему Starlink у десятирізних місцях на території країни і тестують ефективність її використання дляпотреб військових.</text:p>
      <text:p text:style-name="P4">
Наразі японське оборонне відомство використовує супутники зв’язку нагеостаціонарній орбіті, проте прагне підвищити стійкість комунікаційвикористанням технології Starlink із супутниками на низькій навколоземнійорбіті.</text:p>
      <text:p text:style-name="P4">
<text:span text:style-name="T4">
Читайте також:</text:span>
 <text:a xlink:type="simple" xlink:href="https://www.ukrinform.ua/rubric-technology/3720112-terminalami-starlink-v-ukraini-planuut-obladnati-16-potagiv-intersiti.html" text:style-name="Internet_20_link" text:visited-style-name="Visited_20_Internet_20_Link">
 Терміналами <text:span text:style-name="T4">
Starlink</text:span>
 в Україні планують обладнати 16потягів Інтерсіті+ </text:a>
</text:p>
      <text:p text:style-name="P4">
Останнім часом низка країн світу докладають значних зусиль, щоб забезпечитинадійність військових комунікацій у разі ймовірного конфлікту й нівелюватиризики блокування противником зв’язку чи його атак на супутники.</text:p>
      <text:p text:style-name="P4">
Reuters нагадує, що Starlink використовує Україна у війні проти Росії і цятехнологія довела свою ефективність, оскільки росіянам, попри всі проби, невдалося заблокувати її використання.</text:p>
      <text:p text:style-name="P4">
<text:span text:style-name="T4">
Читайте також:</text:span>
 <text:a xlink:type="simple" xlink:href="https://www.ukrinform.ua/rubric-technology/3726263-ssa-zapustili-u-kosmos-rozviduvalnij-suputnik.html" text:style-name="Internet_20_link" text:visited-style-name="Visited_20_Internet_20_Link">
 США запустили у космос розвідувальний супутник</text:a>
</text:p>
      <text:p text:style-name="P4">
Як повідомляв Укрінформ, ракета-носій Falcon 9 у п’ятницю стартувала на орбітуз черговою партією з 55 мінісупутників для поповнення орбітального угруповання<text:a xlink:type="simple" xlink:href="https://www.ukrinform.ua/rubric-technology/3727002-spacex-zapustila-na-orbitu-drugu-za-dva-dni-raketu-z-internetsuputnikami-starlink.html" text:style-name="Internet_20_link" text:visited-style-name="Visited_20_Internet_20_Link">
 глобальної мережі інтернет-покриття системи Starlink</text:a>
 .</text:p>
      <text:p text:style-name="P4">
Source: <text:a xlink:type="simple" xlink:href="https://www.ukrinform.ua/rubric-technology/3727393-aponia-planue-vikoristovuvati-u-zbrojnih-silah-suputnikovij-internet-starlink-zmi.html" text:style-name="Internet_20_link" text:visited-style-name="Visited_20_Internet_20_Link">
https://www.ukrinform.ua/rubric-technology/3727393-aponia-planue-vikoristovuvati-u-zbrojnih-silah-suputnikovij-internet-starlink-zmi.html</text:a>
</text:p>
      <!--NEWS-->
      <text:h text:style-name="P10" text:outline-level="1">
<text:span text:style-name="T4">
Росіяни обстріляли Дніпропетровщину, є постраждалий</text:span>
</text:h>
      <text:p text:style-name="P4">
Authors: Ukrinform (Person)</text:p>
      <text:p text:style-name="P4">
Publisher: Укринформ (Organization)</text:p>
      <text:p text:style-name="P4">
Published Time: 2023-06-25T07:55:51+03:00</text:p>
      <text:p text:style-name="P4">
Modified Time: 2023-06-25T07:55:51+03:00</text:p>
      <text:p text:style-name="P4">
Description: Російські військові обстріляли Дніпропетровщину, руйнування та постраждалий. — Укрінформ.</text:p>
      <text:p text:style-name="P4">
Images: ['<text:a xlink:type="simple" xlink:href="https://static.ukrinform.com/photos/2023_06/thumb_files/630_360_1687668856-630.jpg" text:style-name="Internet_20_link" text:visited-style-name="Visited_20_Internet_20_Link">
630_360_16876...</text:a>
']</text:p>
      <text:p text:style-name="P4">
Tags: ['Дніпропетровщина', 'Обстріл', 'Поранені', 'Війна з Росією']</text:p>
      <text:p text:style-name="P4">
Type: Article</text:p>
      <!--METADATA-->
      <text:p text:style-name="P4">
<draw:frame draw:style-name="fr1" draw:name="Image61" text:anchor-type="as-char" svg:width="6.9236in" svg:height="3.956343in" draw:z-index="0">
<draw:image xlink:href="../Images/yкринформ/2023-06-25T07-55-51-03-00/630_360_1687668856-630.jpg" xlink:type="simple" xlink:show="embed" xlink:actuate="onLoad" draw:mime-type="image/jpeg"/>
</draw:frame>
 Російськівійськові обстріляли Дніпропетровщину, руйнування та постраждалий.</text:p>
      <text:p text:style-name="P4">
Про це в <text:a xlink:type="simple" xlink:href="http://t.me/dnipropetrovskaODA/5575" text:style-name="Internet_20_link" text:visited-style-name="Visited_20_Internet_20_Link">
 Телеграмі </text:a>
 повідомляєголова Дніпропетровської ОВА Сергій Лисак, передає Укрінформ.</text:p>
      <text:p text:style-name="P4">
"У Нікополі внаслідок ворожого <text:a xlink:type="simple" xlink:href="https://www.ukrinform.ua/tag-obstril" text:style-name="Internet_20_link" text:visited-style-name="Visited_20_Internet_20_Link">
 обстрілу </text:a>
 поранено 47-річного чоловіка. У нього мінно-вибухова травма. Множинніуламкові рани. У місті пошкоджено 3 приватні будинки та газопровід", - йдетьсяв дописі.</text:p>
      <text:p text:style-name="P4">
З важкої артилерії гатив ворог і по Марганецькій громаді, що на Нікопольщині.Там наслідки уточнюють.</text:p>
      <text:p text:style-name="P4">
<text:span text:style-name="T4">
Читайте також:</text:span>
 <text:a xlink:type="simple" xlink:href="https://www.ukrinform.ua/rubric-ato/3727355-vorog-uprodovz-dna-obstriluvav-sumsinu-ta-cernigivsinu-113-vlucan.html" text:style-name="Internet_20_link" text:visited-style-name="Visited_20_Internet_20_Link">
 Ворог упродовж дня <text:span text:style-name="T4">
обстріл</text:span>
 ював Сумщину таЧернігівщину – 113 влучань </text:a>
</text:p>
      <text:p text:style-name="P4">
20 боєприпасів окупаційні війська випустили й по Синельниківському району.Дісталося Великомихайлівській громаді. Місцевих не зачепило. Побило лініюелектропередач. Деякі населені пункти знеструмлені.</text:p>
      <text:p text:style-name="P4">
Source: <text:a xlink:type="simple" xlink:href="https://www.ukrinform.ua/rubric-regions/3727395-rosiani-obstrilali-dnipropetrovsinu-e-postrazdalij.html" text:style-name="Internet_20_link" text:visited-style-name="Visited_20_Internet_20_Link">
https://www.ukrinform.ua/rubric-regions/3727395-rosiani-obstrilali-dnipropetrovsinu-e-postrazdalij.html</text:a>
</text:p>
      <!--NEWS-->
      <text:h text:style-name="P10" text:outline-level="1">
<text:span text:style-name="T4">
Армія РФ 59 разів обстріляла Херсонщину, двоє поранених</text:span>
</text:h>
      <text:p text:style-name="P4">
Authors: Ukrinform (Person)</text:p>
      <text:p text:style-name="P4">
Publisher: Укринформ (Organization)</text:p>
      <text:p text:style-name="P4">
Published Time: 2023-06-25T08:18:12+03:00</text:p>
      <text:p text:style-name="P4">
Modified Time: 2023-06-25T08:18:12+03:00</text:p>
      <text:p text:style-name="P4">
Description: Російська армія за минулу добу, 24 червня, здійснила 59 обстрілів Херсонської області. — Укрінформ.</text:p>
      <text:p text:style-name="P4">
Images: ['<text:a xlink:type="simple" xlink:href="https://static.ukrinform.com/photos/2022_10/thumb_files/630_360_1666685096-575.jpg" text:style-name="Internet_20_link" text:visited-style-name="Visited_20_Internet_20_Link">
630_360_16666...</text:a>
']</text:p>
      <text:p text:style-name="P4">
Tags: ['Херсонщина', 'Обстріл', 'Поранені', 'Війна з Росією']</text:p>
      <text:p text:style-name="P4">
Type: Article</text:p>
      <!--METADATA-->
      <text:p text:style-name="P4">
<draw:frame draw:style-name="fr1" draw:name="Image62" text:anchor-type="as-char" svg:width="6.9236in" svg:height="3.956343in" draw:z-index="0">
<draw:image xlink:href="../Images/yкринформ/2023-06-25T08-18-12-03-00/630_360_1666685096-575.jpg" xlink:type="simple" xlink:show="embed" xlink:actuate="onLoad" draw:mime-type="image/jpeg"/>
</draw:frame>
 Російськаармія за минулу добу, 24 червня, здійснила 59 обстрілів Херсонської області.</text:p>
      <text:p text:style-name="P4">
Як передає Укрінформ, про це у голова обласної військової адміністраціїОлександр Прокудін повідомив у <text:a xlink:type="simple" xlink:href="http://t.me/olexandrprokudin/787" text:style-name="Internet_20_link" text:visited-style-name="Visited_20_Internet_20_Link">
 Телеграмі </text:a>
.</text:p>
      <text:p text:style-name="P4">
«За минулу добу противник здійснив – 59 обстрілів, випустивши 235 снарядів змінометів, артилерії, «Градів» та авіації», - зазначив Прокудін.</text:p>
      <text:p text:style-name="P4">
За його словами, російські військові поцілили у житлові квартали населенихпунктів.</text:p>
      <text:p text:style-name="P4">
Як підкреслив очільник ОВА, через російську агресію двоє людей дісталипоранення.</text:p>
      <text:p text:style-name="P4">
<text:span text:style-name="T4">
Читайте також:</text:span>
 <text:a xlink:type="simple" xlink:href="https://www.ukrinform.ua/rubric-regions/3727395-rosiani-obstrilali-dnipropetrovsinu-e-postrazdalij.html" text:style-name="Internet_20_link" text:visited-style-name="Visited_20_Internet_20_Link">
 Росіяни обстріляли Дніпропетровщину, є постраждалий</text:a>
</text:p>
      <text:p text:style-name="P4">
Як повідомляв Укрінформ, 23 червня російські війська <text:a xlink:type="simple" xlink:href="https://www.ukrinform.ua/rubric-ato/3726861-u-hersoni-kilkist-zagiblih-vnaslidok-obstrilu-transportnogo-pidpriemstva-zbilsilasa-do-troh.html" text:style-name="Internet_20_link" text:visited-style-name="Visited_20_Internet_20_Link">
 прицільним вогнем</text:a>
 вдарилипо комунальному тролейбусному підприємству в <text:a xlink:type="simple" xlink:href="https://www.ukrinform.ua/tag-herson" text:style-name="Internet_20_link" text:visited-style-name="Visited_20_Internet_20_Link">
 Херсоні</text:a>
 . Загинули троє людей.</text:p>
      <text:p text:style-name="P4">
Source: <text:a xlink:type="simple" xlink:href="https://www.ukrinform.ua/rubric-regions/3727398-armia-rf-59-raziv-obstrilala-hersonsinu-dvoe-poranenih.html" text:style-name="Internet_20_link" text:visited-style-name="Visited_20_Internet_20_Link">
https://www.ukrinform.ua/rubric-regions/3727398-armia-rf-59-raziv-obstrilala-hersonsinu-dvoe-poranenih.html</text:a>
</text:p>
      <!--NEWS-->
      <text:h text:style-name="P10" text:outline-level="1">
<text:span text:style-name="T4">
Сили оборони ліквідували вже 224 630 росіян</text:span>
</text:h>
      <text:p text:style-name="P4">
Authors: Ukrinform (Person)</text:p>
      <text:p text:style-name="P4">
Publisher: Укринформ (Organization)</text:p>
      <text:p text:style-name="P4">
Published Time: 2023-06-25T08:35:48+03:00</text:p>
      <text:p text:style-name="P4">
Modified Time: 2023-06-25T08:35:48+03:00</text:p>
      <text:p text:style-name="P4">
Description: Сили оборони України з 24 лютого 2022 року по 25 червня 2023 року ліквідували близько 224 тисяч 630 російських загарбників, і ще 720 осіб - за минулу добу. — Укрінформ.</text:p>
      <text:p text:style-name="P4">
Images: ['<text:a xlink:type="simple" xlink:href="https://static.ukrinform.com/photos/2022_09/thumb_files/630_360_1663863368-624.jpg" text:style-name="Internet_20_link" text:visited-style-name="Visited_20_Internet_20_Link">
630_360_16638...</text:a>
']</text:p>
      <text:p text:style-name="P4">
Tags: ['Генштаб', 'ЗСУ', 'Війна з Росією']</text:p>
      <text:p text:style-name="P4">
Type: Article</text:p>
      <!--METADATA-->
      <text:p text:style-name="P4">
<draw:frame draw:style-name="fr1" draw:name="Image63" text:anchor-type="as-char" svg:width="6.9236in" svg:height="3.956343in" draw:z-index="0">
<draw:image xlink:href="../Images/yкринформ/2023-06-25T08-35-48-03-00/630_360_1663863368-624.jpg" xlink:type="simple" xlink:show="embed" xlink:actuate="onLoad" draw:mime-type="image/jpeg"/>
</draw:frame>
 Силиоборони України з 24 лютого 2022 року по 25 червня 2023 року ліквідувалиблизько 224 тисяч 630 російських загарбників, і ще 720 осіб - за минулу добу.</text:p>
      <text:p text:style-name="P4">
Як передає Укрінформ, про це Генеральний штаб Збройних сил України повідомляєу <text:a xlink:type="simple" xlink:href="http://www.facebook.com/GeneralStaff.ua/posts/pfbid02UkPEN5hMAe9bupC1CydWkpnFGamuqNpYJBNjVSLqdvwjH6zWZh8UQpq4XzaB5m85l" text:style-name="Internet_20_link" text:visited-style-name="Visited_20_Internet_20_Link">
 Фейсбуці</text:a>
.</text:p>
      <text:p text:style-name="P4">
</text:p>
      <text:p text:style-name="P4">
Також знищено 4030 ворожих танків (+6), бойових броньованих машин - 7806 (+2),артилерійських систем - 4034 (+19), РСЗВ - 624 (+5), засобів ППО - 385 (+2), <text:a xlink:type="simple" xlink:href="https://www.ukrinform.ua/tag-litak" text:style-name="Internet_20_link" text:visited-style-name="Visited_20_Internet_20_Link">
літаків </text:a>
 - 314 (+0), гелікоптерів - 308(+0), БПЛА оперативно-тактичного рівня - 3472 (+12), крилатих ракет - 1259(+41), кораблів/катерів - 18 (+0), автомобільної техніки та автоцистерн - 6735(+4), спеціальної техніки - 552 (+4).</text:p>
      <text:p text:style-name="P4">
Дані уточнюються.</text:p>
      <text:p text:style-name="P4">
<text:span text:style-name="T4">
Читайте також:</text:span>
 <text:a xlink:type="simple" xlink:href="https://www.ukrinform.ua/rubric-crimea/3726181-rozvidka-pro-poskodzenna-congarskogo-mostu-robota-trivae-dali-bude.html" text:style-name="Internet_20_link" text:visited-style-name="Visited_20_Internet_20_Link">
 <text:span text:style-name="T4">
Розвідка</text:span>
 про пошкодження Чонгарського мосту: Роботатриває, далі буде </text:a>
</text:p>
      <text:p text:style-name="P4">
Як повідомляв Укрінформ, минулої доби <text:a xlink:type="simple" xlink:href="https://www.ukrinform.ua/rubric-ato/3727391-aviacia-zsu-zavdala-18-udariv-po-poziciah-voroga-znisenij-zrk-rosian.html" text:style-name="Internet_20_link" text:visited-style-name="Visited_20_Internet_20_Link">
 авіація Сил оборони завдала 18 ударів</text:a>
 по районах зосередження особовогоскладу ворога та знищила зенітно-ракетний комплекс. Також ЗСУ збили шістьрозвідувальних безпілотників.</text:p>
      <text:p text:style-name="P4">
Source: <text:a xlink:type="simple" xlink:href="https://www.ukrinform.ua/rubric-ato/3727399-sili-oboroni-likviduvali-vze-224-630-rosian.html" text:style-name="Internet_20_link" text:visited-style-name="Visited_20_Internet_20_Link">
https://www.ukrinform.ua/rubric-ato/3727399-sili-oboroni-likviduvali-vze-224-630-rosian.html</text:a>
</text:p>
      <!--NEWS-->
      <text:h text:style-name="P10" text:outline-level="1">
<text:span text:style-name="T4">
Росіяни минулої доби вбили одного жителя Донеччини</text:span>
</text:h>
      <text:p text:style-name="P4">
Authors: Ukrinform (Person)</text:p>
      <text:p text:style-name="P4">
Publisher: Укринформ (Organization)</text:p>
      <text:p text:style-name="P4">
Published Time: 2023-06-25T08:45:49+03:00</text:p>
      <text:p text:style-name="P4">
Modified Time: 2023-06-25T08:45:49+03:00</text:p>
      <text:p text:style-name="P4">
Description: Армія Російської Федерації за минулу добу, 24 червня, вбила одного жителя Донецької області. — Укрінформ.</text:p>
      <text:p text:style-name="P4">
Images: ['<text:a xlink:type="simple" xlink:href="https://static.ukrinform.com/photos/2022_11/thumb_files/630_360_1668525985-809.jpg" text:style-name="Internet_20_link" text:visited-style-name="Visited_20_Internet_20_Link">
630_360_16685...</text:a>
']</text:p>
      <text:p text:style-name="P4">
Tags: ['Донеччина', 'Обстріл', 'Війна з Росією']</text:p>
      <text:p text:style-name="P4">
Type: Article</text:p>
      <!--METADATA-->
      <text:p text:style-name="P4">
<draw:frame draw:style-name="fr1" draw:name="Image65" text:anchor-type="as-char" svg:width="6.9236in" svg:height="3.956343in" draw:z-index="0">
<draw:image xlink:href="../Images/yкринформ/2023-06-25T08-45-49-03-00/630_360_1668525985-809.jpg" xlink:type="simple" xlink:show="embed" xlink:actuate="onLoad" draw:mime-type="image/jpeg"/>
</draw:frame>
 АрміяРосійської Федерації за минулу добу, 24 червня, вбила одного жителя Донецькоїобласті.</text:p>
      <text:p text:style-name="P4">
Як передає Укрінформ, про начальник Донецької обласної військовоїадміністрації Павло Кириленко повідомив у <text:a xlink:type="simple" xlink:href="https://t.me/pavlokyrylenko_donoda/8474" text:style-name="Internet_20_link" text:visited-style-name="Visited_20_Internet_20_Link">
 Телеграмі</text:a>
 .</text:p>
      <text:p text:style-name="P4">
</text:p>
      <text:p text:style-name="P4">
«За 24 червня росіяни вбили 1 жителя Донеччини - у Вугледарі. Ще 2 людини вобласті за добу дістали поранення», - зазначив він.</text:p>
      <text:p text:style-name="P4">
Кириленко також зауважив, що наразі неможливо встановити точну кількість жертву Маріуполі та Волновасі.</text:p>
      <text:p text:style-name="P4">
<text:span text:style-name="T4">
Читайте також:</text:span>
 <text:a xlink:type="simple" xlink:href="https://www.ukrinform.ua/rubric-regions/3727398-armia-rf-59-raziv-obstrilala-hersonsinu-dvoe-poranenih.html" text:style-name="Internet_20_link" text:visited-style-name="Visited_20_Internet_20_Link">
 Армія РФ 59 разів обстріляла <text:span text:style-name="T4">
Херсон</text:span>
 щину, двоєпоранених </text:a>
</text:p>
      <text:p text:style-name="P4">
Як повідомляв Укрінформ, <text:a xlink:type="simple" xlink:href="https://www.ukrinform.ua/tag-doneccina" text:style-name="Internet_20_link" text:visited-style-name="Visited_20_Internet_20_Link">
 Донецька область </text:a>
 перебуває під постійними обстрілами російських військ, щодня ворогубиває і травмує цивільних мешканців та руйнує інфраструктурні об’єктирегіону.</text:p>
      <text:p text:style-name="P4">
<text:span text:style-name="T5">
Фото ілюстративне</text:span>
</text:p>
      <text:p text:style-name="P4">
Source: <text:a xlink:type="simple" xlink:href="https://www.ukrinform.ua/rubric-regions/3727401-rosiani-minuloi-dobi-vbili-odnogo-zitela-doneccini.html" text:style-name="Internet_20_link" text:visited-style-name="Visited_20_Internet_20_Link">
https://www.ukrinform.ua/rubric-regions/3727401-rosiani-minuloi-dobi-vbili-odnogo-zitela-doneccini.html</text:a>
</text:p>
      <!--NEWS-->
      <text:h text:style-name="P10" text:outline-level="1">
<text:span text:style-name="T4">
Уночі ворог атакував передмістя Запоріжжя</text:span>
</text:h>
      <text:p text:style-name="P4">
Authors: Ukrinform (Person)</text:p>
      <text:p text:style-name="P4">
Publisher: Укринформ (Organization)</text:p>
      <text:p text:style-name="P4">
Published Time: 2023-06-25T08:54:40+03:00</text:p>
      <text:p text:style-name="P4">
Modified Time: 2023-06-25T08:54:40+03:00</text:p>
      <text:p text:style-name="P4">
Description: Вночі ворог атакував передмістя Запоріжжя. — Укрінформ.</text:p>
      <text:p text:style-name="P4">
Images: ['<text:a xlink:type="simple" xlink:href="https://static.ukrinform.com/photos/2023_06/thumb_files/630_360_1687672362-358.jpg" text:style-name="Internet_20_link" text:visited-style-name="Visited_20_Internet_20_Link">
630_360_16876...</text:a>
']</text:p>
      <text:p text:style-name="P4">
Tags: ['Обстріл', 'Запоріжжя', 'Війна з Росією']</text:p>
      <text:p text:style-name="P4">
Type: Article</text:p>
      <!--METADATA-->
      <text:p text:style-name="P4">
<draw:frame draw:style-name="fr1" draw:name="Image67" text:anchor-type="as-char" svg:width="6.9236in" svg:height="3.956343in" draw:z-index="0">
<draw:image xlink:href="../Images/yкринформ/2023-06-25T08-54-40-03-00/630_360_1687672362-358.jpg" xlink:type="simple" xlink:show="embed" xlink:actuate="onLoad" draw:mime-type="image/jpeg"/>
</draw:frame>
 Вночіворог атакував передмістя Запоріжжя.</text:p>
      <text:p text:style-name="P4">
Про це в <text:a xlink:type="simple" xlink:href="http://zoda_gov_ua" text:style-name="Internet_20_link" text:visited-style-name="Visited_20_Internet_20_Link">
 Телеграмі </text:a>
 повідомив голова Запорізької ОВАЮрій Малашко, передає Укрінформ.</text:p>
      <text:p text:style-name="P4">
"Вночі ворог атакував передмістя обласного центру. Влучання відбулося навідкритих територіях, в тому числі в одне з місцевих підприємств. На щастя,людей не зачепило. Понівечено припарковані вантажівки та споруди поруч", -написав він.</text:p>
      <text:p text:style-name="P4">
В.о. міського голови <text:a xlink:type="simple" xlink:href="https://www.ukrinform.ua/tag-zaporizza" text:style-name="Internet_20_link" text:visited-style-name="Visited_20_Internet_20_Link">
 Запоріжжя </text:a>
Анатолій Куртєв <text:a xlink:type="simple" xlink:href="http://t.me/kurtievofficial/11785" text:style-name="Internet_20_link" text:visited-style-name="Visited_20_Internet_20_Link">
 додав </text:a>
 , що станом наранок ситуація у Запоріжжі стабільна.</text:p>
      <text:p text:style-name="P4">
"Люди та житлові будинки не постраждали. Усі комунальні системи в нормі.Міські служби працюють у штатному режимі", - зазначив він.</text:p>
      <text:p text:style-name="P4">
Загалом упродовж доби ворог здійснив 71 обстріл по території 23 населенихпунктів: атакував з БПЛА Ольгівське та Плавні, з РСЗВ Темирівку та Левадне,завдав 65 артударів по Оріхову, Гуляйполю, Залізничному, Новодарівці,П'ятихатках та інших прифронтових селах.</text:p>
      <text:p text:style-name="P4">
Зруйновані 15 житлових будівель.</text:p>
      <text:p text:style-name="P4">
<text:span text:style-name="T4">
Читайте також:</text:span>
 <text:a xlink:type="simple" xlink:href="https://www.ukrinform.ua/rubric-regions/3725873-policia-pokazala-naslidki-masovanogo-raketnogo-udaru-po-zaporizzu.html" text:style-name="Internet_20_link" text:visited-style-name="Visited_20_Internet_20_Link">
 Поліція показала наслідки масованого ракетного удару по<text:span text:style-name="T4">
Запоріжжю</text:span>
 </text:a>
</text:p>
      <text:p text:style-name="P4">
Травми під час ворожих ударів отримали двоє цивільних - 85-річна жителькаПреображенки та 77-річна жителька Новоданилівки.</text:p>
      <text:p text:style-name="P4">
Як повідомляв Укрінформ, російські війська за минулу добу, 24 червня,здійснили 59 обстрілів Херсонської області.</text:p>
      <text:p text:style-name="P4">
Source: <text:a xlink:type="simple" xlink:href="https://www.ukrinform.ua/rubric-regions/3727405-unoci-vorog-atakuvav-peredmista-zaporizza.html" text:style-name="Internet_20_link" text:visited-style-name="Visited_20_Internet_20_Link">
https://www.ukrinform.ua/rubric-regions/3727405-unoci-vorog-atakuvav-peredmista-zaporizza.html</text:a>
</text:p>
      <!--NEWS-->
      <text:h text:style-name="P10" text:outline-level="1">
<text:span text:style-name="T4">
Пам'яті поліцейського Станіслава Дяченка</text:span>
</text:h>
      <text:p text:style-name="P4">
Authors: Ukrinform (Person)</text:p>
      <text:p text:style-name="P4">
Publisher: Укринформ (Organization)</text:p>
      <text:p text:style-name="P4">
Published Time: 2023-06-25T09:00:00+03:00</text:p>
      <text:p text:style-name="P4">
Modified Time: 2023-06-25T09:00:00+03:00</text:p>
      <text:p text:style-name="P4">
Description: Чоловік брав участь у бойових діях на Луганщині та Донеччині з 2014 року</text:p>
      <text:p text:style-name="P4">
— Укрінформ.</text:p>
      <text:p text:style-name="P4">
Images: ['<text:a xlink:type="simple" xlink:href="https://static.ukrinform.com/photos/2023_06/thumb_files/630_360_1687616744-235.jpg" text:style-name="Internet_20_link" text:visited-style-name="Visited_20_Internet_20_Link">
630_360_16876...</text:a>
']</text:p>
      <text:p text:style-name="P4">
Tags: ["Пам'ять", 'Поліція', 'Війна з Росією', '#stoprussia']</text:p>
      <text:p text:style-name="P4">
Type: Article</text:p>
      <!--METADATA-->
      <text:p text:style-name="P4">
<draw:frame draw:style-name="fr1" draw:name="Image68" text:anchor-type="as-char" svg:width="6.9236in" svg:height="3.956343in" draw:z-index="0">
<draw:image xlink:href="../Images/yкринформ/2023-06-25T09-00-00-03-00/630_360_1687616744-235.jpg" xlink:type="simple" xlink:show="embed" xlink:actuate="onLoad" draw:mime-type="image/jpeg"/>
</draw:frame>
 Чоловікбрав участь у бойових діях на Луганщині та Донеччині з 2014 року</text:p>
      <text:p text:style-name="P4">
Черкаський спецпризначенець Станіслав Дяченко загинув 22 травня 2022 року,виконуючи бойові завдання на Запоріжжі. Йому було 37 років.</text:p>
      <text:p text:style-name="P4">
_Відео:<text:a xlink:type="simple" xlink:href="https://www.youtube.com/watch" text:style-name="Internet_20_link" text:visited-style-name="Visited_20_Internet_20_Link">
 Національна поліція України</text:a>
 _</text:p>
      <text:p text:style-name="P4">
Станіслав народився 6 квітня 1985 року у місті Кам’янка. Він змалкузахоплювався військовою справою та мріяв стати офіцером. Після закінченняКам’янської загальноосвітньої школи № 1 хлопець вступив до Миколаївськоговійськового автомобільного коледжу і закінчив його у 2005 році.</text:p>
      <text:p text:style-name="P4">
Потім була служба у ЗСУ, у зенітно-ракетному Білоцерківському полку. ЗгодомСтаніслав пішов працювати у правоохоронні органи. Він був фізичнозагартованим, серйозно захоплювався спортом і брав участь у багатьохзмаганнях.</text:p>
      <text:p text:style-name="P4">
</text:p>
      <text:p text:style-name="P4">
При цьому поліцейський вдосконалювався та постійно підвищував свій професійнийрівень. Він здобув вищу освіту в Академії внутрішніх військ МВС України таотримав спеціальність за напрямом «Автомобільний транспорт» у 2014 році.</text:p>
      <text:p text:style-name="P4">
Станіслав прагнув стати спецпризначенцем і після проходження складних етапіввідбору почав служити у батальйоні поліції особливого призначення ГУНП уЧеркаській області. Тут чоловік зарекомендував себе професіоналом, який мавнайкращі результати.</text:p>
      <text:p text:style-name="P4">
Поліцейський з 2014 року брав участь у проведенні антитерористичної операціїна території Луганщини та Донеччини – загалом п’ять разів був у відрядженнях взоні бойових дій. А вже у 2018 році, після подолання усіх етапів жорсткоговідбору, Станіслав отримав сертифікат Міністерства внутрішніх справ України іПосольства США та з гордістю почав носити шеврон КОРДівця.</text:p>
      <text:p text:style-name="P4">
Згодом лейтенант поліції вступив у зведений полк спеціального призначення«Сафарі» і виконував завдання в Запорізькій області. Він брав участь і узвільненні від росіян Київщини та Харківщини.</text:p>
      <text:p text:style-name="P4">
Але його службу Батьківщині перервав російський обстріл на Запоріжжі 22 травняминулого року.</text:p>
      <text:p text:style-name="P4">
</text:p>
      <text:p text:style-name="P4">
Прощання із Станіславом Дяченком відбулося 26 травня 2022 року у Черкасах наплощі Слави.</text:p>
      <text:p text:style-name="P4">
</text:p>
      <text:p text:style-name="P4">
Загалом поліцейський присвятив службі у правоохоронних органах 16 років свогожиття. У 2021 році Станіслав був нагороджений відзнакою Нацполіції – медаллю«15 років сумлінної служби».</text:p>
      <text:p text:style-name="P4">
Йому також того року була оголошена подяка від імені начальника поліціїЧеркащини Дмитра Мусієнка – за бездоганне виконання службових обов’язків,мужність і героїзм, професійну майстерність та особистий вагомий внесок усправу протидії злочинності.</text:p>
      <text:p text:style-name="P4">
Колеги розповіли, що правоохоронець був відповідальною, цілеспрямованою,доброю, щирою, відкритою і надійною людиною, з якою завжди було про щопоговорити. Його друг і колега Ярослав, який знав поліцейського понад 10років, сказав, що той був людиною, яка ніде не носила масок: яким був вдома,таким був і на роботі.</text:p>
      <text:p text:style-name="P4">
«Станіслав був товариською, світлою людиною, яка дотримувалася свого слова,людиною, яка завжди підказувала, як правильно зробити, та підтримувала у важкухвилину… Він був людиною, яка якщо обіцяла, то робила. Тим, за ким я будусумувати. Він був найкращим», - вважає Ярослав.</text:p>
      <text:p text:style-name="P4">
</text:p>
      <text:p text:style-name="P4">
Друзі думали про нього як про Людину з великої літери, врівноваженого іспокійного чоловіка. «Він мені був як рідний брат», - заявив другправоохоронця Олександр.</text:p>
      <text:p text:style-name="P4">
Без найближчої людини залишилася мама Людмила Альбертівна, батько ВікторПетрович та дружина Юлія.</text:p>
      <text:p text:style-name="P4">
Із Юлією Станіслав був знайомий із самого дитинства. Через багато років вонизнову зустрілися і вже вирішили ніколи не розлучатися, тож у 2020 роціодружилися. За рік у них народився син Тимофій.</text:p>
      <text:p text:style-name="P4">
</text:p>
      <text:p text:style-name="P4">
У щасливому шлюбі вони виховували і доньку Софію. Станіслав завжди прагнув,щоб у нього у родині було все добре, щоб там панувала злагода.</text:p>
      <text:p text:style-name="P4">
За словами дружини загиблого, у її чоловіка був такий сильний характер, щоякщо він поставив собі щось за мету, то відмовок потім не було. «На початкуповномасштабного вторгнення ворога Станіслав, не роздумуючи, став на захисткраїни. Просто, стиснувши кулаки, сказав, що має це витримати і всіхзахистити», - сказала Юлія.</text:p>
      <text:p text:style-name="P4">
Як уточнила подруга родини Вікторія, чоловік був гарним сім'янином і жив длядітей та Юлії.</text:p>
      <text:p text:style-name="P4">
Мати загиблого поліцейського зазначила, що син завжди допомагав батькам увсьому. «У нього було так: спочатку допомогти вдома, а потім іти гуляти. Уміві молоток в руках тримати, і їсти зварити, і чистоту та порядок підтримувати»,- згадує пані Людмила.</text:p>
      <text:p text:style-name="P4">
</text:p>
      <text:p text:style-name="P4">
<text:a xlink:type="simple" xlink:href="https://www.president.gov.ua/documents/8912022-45465" text:style-name="Internet_20_link" text:visited-style-name="Visited_20_Internet_20_Link">
 Указом Президента Володимира Зеленського №891/2022</text:a>
 від 27 грудня минулогороку Станіслав Дяченко був посмертно нагороджений орденом «За мужність» ІІІступеня. Ця нагорода була вручена дружині і батькам загиблого захисника 13квітня 2023 року у Черкаській обласній військовій адміністрації.</text:p>
      <text:p text:style-name="P4">
Наприкінці травня 2023 року в одній із адміністративних будівель Головногоуправління Нацполіції в Черкаській області був відкритий куточок пам’ятібійцям КОРД, які загинули за волю України, у тому числі і пам’яті Станіслава.</text:p>
      <text:p text:style-name="P4">
</text:p>
      <text:p text:style-name="P4">
Юлія Дяченко, бажаючи вшанувати пам'ять коханого, звернулася до Черкаськоїміської ради із петицією про перейменування у місті вулиці Волкова на честь їїчоловіка. 29 вересня минулого року у міськраді <text:a xlink:type="simple" xlink:href="http://rada.ck.ua/petitions/web/1834" text:style-name="Internet_20_link" text:visited-style-name="Visited_20_Internet_20_Link">
 ухвалили рішення</text:a>
 щодо винесення цього питання нарозгляд топонімічної комісії при виконавчому комітеті.</text:p>
      <text:p text:style-name="P4">
«Мій синочок… Моя любов, радість, гордість, надія. Кожен день прошу у тебевибачення за мої сльози. Я дякую Богу за те, що у мене був такий прекраснийсин», - уточнила пані Людмила.</text:p>
      <text:p text:style-name="P4">
Вічна пам'ять Герою!</text:p>
      <text:p text:style-name="P4">
<text:span text:style-name="T5">
Фото із сімейного архіву та поліції Черкаської області</text:span>
</text:p>
      <text:p text:style-name="P4">
Source: <text:a xlink:type="simple" xlink:href="https://www.ukrinform.ua/rubric-ato/3726134-pamati-policejskogo-stanislava-dacenka.html" text:style-name="Internet_20_link" text:visited-style-name="Visited_20_Internet_20_Link">
https://www.ukrinform.ua/rubric-ato/3726134-pamati-policejskogo-stanislava-dacenka.html</text:a>
</text:p>
      <!--NEWS-->
      <text:h text:style-name="P10" text:outline-level="1">
<text:span text:style-name="T4">
Росіяни за минулу добу обстріляли три райони Харківщини</text:span>
</text:h>
      <text:p text:style-name="P4">
Authors: Ukrinform (Person)</text:p>
      <text:p text:style-name="P4">
Publisher: Укринформ (Organization)</text:p>
      <text:p text:style-name="P4">
Published Time: 2023-06-25T09:01:00+03:00</text:p>
      <text:p text:style-name="P4">
Modified Time: 2023-06-25T09:01:00+03:00</text:p>
      <text:p text:style-name="P4">
Description: Російські війська минулої доби, 24 червня, обстріляли прифронтові та прикордонні населені пункти Харківського, Куп'янського та Чугуївського районів Харківської області. — Укрінформ.</text:p>
      <text:p text:style-name="P4">
Images: ['<text:a xlink:type="simple" xlink:href="https://static.ukrinform.com/photos/2017_02/thumb_files/630_360_1487747482-1856.jpg" text:style-name="Internet_20_link" text:visited-style-name="Visited_20_Internet_20_Link">
630_360_14877...</text:a>
']</text:p>
      <text:p text:style-name="P4">
Tags: ['Обстріл', 'Харківщина', 'Війна з Росією']</text:p>
      <text:p text:style-name="P4">
Type: Article</text:p>
      <!--METADATA-->
      <text:p text:style-name="P4">
<draw:frame draw:style-name="fr1" draw:name="Image76" text:anchor-type="as-char" svg:width="6.9236in" svg:height="3.956343in" draw:z-index="0">
<draw:image xlink:href="../Images/yкринформ/2023-06-25T09-01-00-03-00/630_360_1487747482-1856.jpg" xlink:type="simple" xlink:show="embed" xlink:actuate="onLoad" draw:mime-type="image/jpeg"/>
</draw:frame>
 Російськівійська минулої доби, 24 червня, обстріляли прифронтові та прикордоннінаселені пункти Харківського, Куп'янського та Чугуївського районів Харківськоїобласті.</text:p>
      <text:p text:style-name="P4">
Як передає Укрінформ, про це начальник Харківської обласної військовоїадміністрації Олег Синєгубов повідомив у <text:a xlink:type="simple" xlink:href="https://t.me/synegubov/6500" text:style-name="Internet_20_link" text:visited-style-name="Visited_20_Internet_20_Link">
 Телеграмі</text:a>
 .</text:p>
      <text:p text:style-name="P4">
Зокрема, під вогнем російських загарбників перебували Червона Зоря,Ветеринарне, Козача Лопань, Огірцеве, Гатище, Красне Перше, Дворічна,Масютівка, Кислівка, Берестове та інші населені пункти.</text:p>
      <text:p text:style-name="P4">
У селі Кругляківка Куп'янського району поранення дістав 49-річний цивільнийчоловік.</text:p>
      <text:p text:style-name="P4">
«У м. Південне <text:a xlink:type="simple" xlink:href="https://www.ukrinform.ua/tag-harkivsina" text:style-name="Internet_20_link" text:visited-style-name="Visited_20_Internet_20_Link">
 Харківського </text:a>
району хлопчик 7 років знайшов предмет, схожий на патрон, та вдарив ним постіні. Внаслідок вибуху хлопчик отримав поранення та був госпіталізований», -заявив Синєгубов.</text:p>
      <text:p text:style-name="P4">
Він також зауважив, що триває розмінування. За добу піротехніки ДСНСзнешкодили 111 вибухонебезпечних предметів.</text:p>
      <text:p text:style-name="P4">
<text:span text:style-name="T4">
Читайте також:</text:span>
 <text:a xlink:type="simple" xlink:href="https://www.ukrinform.ua/rubric-regions/3727398-armia-rf-59-raziv-obstrilala-hersonsinu-dvoe-poranenih.html" text:style-name="Internet_20_link" text:visited-style-name="Visited_20_Internet_20_Link">
 Армія РФ 59 разів <text:span text:style-name="T4">
обстріл</text:span>
 яла Херсонщину, двоєпоранених </text:a>
</text:p>
      <text:p text:style-name="P4">
«На лінії зіткнення ворог здійснив спробу вести наступальні дії у напрямкуБерестового. Зазнав невдачі та відступив з втратами», - повідомив Синєгубов.</text:p>
      <text:p text:style-name="P4">
Як повідомляв Укрінформ, Харківська область перебуває під обстріламиросійських військ, щодня ворог убиває і травмує цивільних жителів та руйнуєінфраструктурні об’єкти регіону.</text:p>
      <text:p text:style-name="P4">
Source: <text:a xlink:type="simple" xlink:href="https://www.ukrinform.ua/rubric-regions/3727407-rosiani-za-minulu-dobu-obstrilali-tri-rajoni-harkivsini.html" text:style-name="Internet_20_link" text:visited-style-name="Visited_20_Internet_20_Link">
https://www.ukrinform.ua/rubric-regions/3727407-rosiani-za-minulu-dobu-obstrilali-tri-rajoni-harkivsini.html</text:a>
</text:p>
      <!--NEWS-->
      <text:h text:style-name="P10" text:outline-level="1">
<text:span text:style-name="T4">
Повстання «Вагнера» завдасть суттєвої шкоди Москві - ISW</text:span>
</text:h>
      <text:p text:style-name="P4">
Authors: Ukrinform (Person)</text:p>
      <text:p text:style-name="P4">
Publisher: Укринформ (Organization)</text:p>
      <text:p text:style-name="P4">
Published Time: 2023-06-25T09:12:00+03:00</text:p>
      <text:p text:style-name="P4">
Modified Time: 2023-06-25T09:12:00+03:00</text:p>
      <text:p text:style-name="P4">
Description: Збройне повстання засновника ПВК "Вагнер" Євгена Пригожина та його похід на Москву показало слабкість Кремля, і, найімовірніше, завдасть суттєвої шкоди зусиллям країни-агресора у війні проти України. — Укрінформ.</text:p>
      <text:p text:style-name="P4">
Images: ['<text:a xlink:type="simple" xlink:href="https://static.ukrinform.com/photos/2023_06/thumb_files/630_360_1687597042-988.jpg" text:style-name="Internet_20_link" text:visited-style-name="Visited_20_Internet_20_Link">
630_360_16875...</text:a>
']</text:p>
      <text:p text:style-name="P4">
Tags: ['Путін', 'Росія', 'Російські військові', 'ПВК "Вагнера"', 'Пригожин', 'Інститут вивчення війни']</text:p>
      <text:p text:style-name="P4">
Type: Article</text:p>
      <!--METADATA-->
      <text:p text:style-name="P4">
<draw:frame draw:style-name="fr1" draw:name="Image77" text:anchor-type="as-char" svg:width="6.9236in" svg:height="3.956343in" draw:z-index="0">
<draw:image xlink:href="../Images/yкринформ/2023-06-25T09-12-00-03-00/630_360_1687597042-988.jpg" xlink:type="simple" xlink:show="embed" xlink:actuate="onLoad" draw:mime-type="image/jpeg"/>
</draw:frame>
 Збройнеповстання засновника ПВК "Вагнер" Євгена Пригожина та його похід на Москвупоказало слабкість Кремля, і, найімовірніше, завдасть суттєвої шкоди зусиллямкраїни-агресора у війні проти України.</text:p>
      <text:p text:style-name="P4">
Як передає Укрінформ, про це повідомляється у звіті <text:a xlink:type="simple" xlink:href="https://www.understandingwar.org/backgrounder/russian-offensive-campaign-assessment-june-24-2023" text:style-name="Internet_20_link" text:visited-style-name="Visited_20_Internet_20_Link">
</text:a>
 <text:a xlink:type="simple" xlink:href="https://www.understandingwar.org/backgrounder/russian-offensive-campaign-assessment-june-24-2023" text:style-name="Internet_20_link" text:visited-style-name="Visited_20_Internet_20_Link">
 ISW</text:a>
</text:p>
      <text:p text:style-name="P4">
"Повстання Пригожина продемонструвало, що російським військам бракує резервіву багатьох тилових районах і воно майже напевно погіршить моральний духросійських військ в Україні, адже українські сили можуть це використати длякоригування спроб прориву російської оборони", - йдеться у повідомленні.</text:p>
      <text:p text:style-name="P4">
Зараз Кремль стикається з глибоко нестабільною рівновагою. Угода, досягнутазавдяки Лукашенку, є короткостроковим, а не довгостроковим рішенням, повстанняПригожина виявило серйозні слабкості Кремля та російського міноборони.</text:p>
      <text:p text:style-name="P4">
<text:span text:style-name="T4">
Читайте також:</text:span>
 <text:a xlink:type="simple" xlink:href="https://www.ukrinform.ua/rubric-world/3727387-zahidni-rozvidki-ne-zmogli-peredbaciti-masstab-zakolotu-prigozina-cnn.html" text:style-name="Internet_20_link" text:visited-style-name="Visited_20_Internet_20_Link">
 Західні розвідки не змогли передбачити масштаб заколотуПригожина - CNN </text:a>
</text:p>
      <text:p text:style-name="P4">
"Припущення про те, що повстання Пригожина, відповідь Кремля та посередництвоЛукашенка були інсценовані Кремлем, абсурдні", - йдеться у повідомленні.</text:p>
      <text:p text:style-name="P4">
В Інституті вивчення війни звертають увагу, що повстання виявило слабкістьросійських силових структур та продемонструвало нездатність Путіна своєчасновикористовувати свої сили для відбиття внутрішньої загрози, а також ще більшепідірвало його силову монополію.</text:p>
      <text:p text:style-name="P4">
У звіті йдеться про те, що дії "вагнерівців" показали деградацію російськихвійськових резервів, які майже повністю зайняті боями в Україні, а такожнебезпеку покладатися на недосвідчених призовників для захисту кордонів РФ.</text:p>
      <text:p text:style-name="P4">
Зазначається, що аналітики не прогнозують швидкий крах Кремля, проте заколотПригожина та події в РФ, швидше за все, завдадуть суттєвої шкоди військовимзусиллям Москви у війні проти України.</text:p>
      <text:p text:style-name="P4">
<text:span text:style-name="T4">
Читайте також:</text:span>
 <text:a xlink:type="simple" xlink:href="https://www.ukrinform.ua/rubric-polytics/3727369-prigozin-pokazav-kremlu-so-monopolii-na-nasilstvo-bilse-nemae-podolak.html" text:style-name="Internet_20_link" text:visited-style-name="Visited_20_Internet_20_Link">
 <text:span text:style-name="T4">
Пригожин</text:span>
 показав Кремлю, що монополії на насильствобільше немає - Подоляк </text:a>
</text:p>
      <text:p text:style-name="P4">
Як повідомлялося, очільник ПВК «Вагнер» <text:a xlink:type="simple" xlink:href="https://www.ukrinform.ua/rubric-other_news/3727120-zakolot-prigozina-vse-so-vidomo-na-cej-moment.html" text:style-name="Internet_20_link" text:visited-style-name="Visited_20_Internet_20_Link">
 Євген Пригожин 23 червня оголосив</text:a>
 демарш проти російського військового керівництва,зокрема проти міністра оборони Сергія Шойгу. Він узяв під контроль Ростов-на-Дону та частину Воронезької області, після чого «вагнерівці» вирушили наМоскву.</text:p>
      <text:p text:style-name="P4">
24 червня Олександр Лукашенко за погодженням з президентом РФ Путіним провівпереговори з Пригожиним. За результатами перемовин очільник <text:a xlink:type="simple" xlink:href="https://www.ukrinform.ua/tag-pvk-vagnera" text:style-name="Internet_20_link" text:visited-style-name="Visited_20_Internet_20_Link">
 ПВК «Вагнер»</text:a>
 заявив, що розвертає бійцівугруповання до польових таборів.</text:p>
      <text:p text:style-name="P4">
Source: <text:a xlink:type="simple" xlink:href="https://www.ukrinform.ua/rubric-world/3727409-povstanna-vagnera-zavdast-suttevoi-skodi-moskvi-isw.html" text:style-name="Internet_20_link" text:visited-style-name="Visited_20_Internet_20_Link">
https://www.ukrinform.ua/rubric-world/3727409-povstanna-vagnera-zavdast-suttevoi-skodi-moskvi-isw.html</text:a>
</text:p>
      <!--NEWS-->
      <text:h text:style-name="P10" text:outline-level="1">
<text:span text:style-name="T4">
Цієї ночі ворог застосував проти України ракети С-300 — Ігнат</text:span>
</text:h>
      <text:p text:style-name="P4">
Authors: Ukrinform (Person)</text:p>
      <text:p text:style-name="P4">
Publisher: Укринформ (Organization)</text:p>
      <text:p text:style-name="P4">
Published Time: 2023-06-25T09:13:38+03:00</text:p>
      <text:p text:style-name="P4">
Modified Time: 2023-06-25T09:13:38+03:00</text:p>
      <text:p text:style-name="P4">
Description: Ця ніч в Україні була відносно спокійна, порівняно з попередніми. — Укрінформ.</text:p>
      <text:p text:style-name="P4">
Images: ['<text:a xlink:type="simple" xlink:href="https://static.ukrinform.com/photos/2023_04/thumb_files/630_360_1681053650-211.jpg" text:style-name="Internet_20_link" text:visited-style-name="Visited_20_Internet_20_Link">
630_360_16810...</text:a>
']</text:p>
      <text:p text:style-name="P4">
Tags: ['Ракета', 'Війна з Росією', 'Єдині новини', 'Юрій Ігнат', 'Повітряна атака']</text:p>
      <text:p text:style-name="P4">
Type: Article</text:p>
      <!--METADATA-->
      <text:p text:style-name="P4">
<draw:frame draw:style-name="fr1" draw:name="Image78" text:anchor-type="as-char" svg:width="6.9236in" svg:height="3.956343in" draw:z-index="0">
<draw:image xlink:href="../Images/yкринформ/2023-06-25T09-13-38-03-00/630_360_1681053650-211.jpg" xlink:type="simple" xlink:show="embed" xlink:actuate="onLoad" draw:mime-type="image/jpeg"/>
</draw:frame>
 Ця ніч вУкраїні була відносно спокійна, порівняно з попередніми.</text:p>
      <text:p text:style-name="P4">
Про це речник Повітряних сил ЗСУ Юрій Ігнат сказав в ефірізагальнонаціонального телемарафону «Єдині новини», повідомляє Укрінформ.</text:p>
      <text:p text:style-name="P4">
«Порівняно спокійна доба, ворог застосовував різні типи озброєння. Зрозуміло,що минулої доби ми бачили, яка навала була ракет — понад півсотні на нашукраїну з різних напрямків. Цього разу лише застосування С-300, Запорізькаобласть», - сказав Ігнат.</text:p>
      <text:p text:style-name="P4">
Він додав, що «С-300 - це балістика, знаємо, що реагування після пуску повиннобути швидким, тому що летить доволі недовго».</text:p>
      <text:p text:style-name="P4">
Ігнат підкреслив, що такий тип ракет несе серйозну загрозу.</text:p>
      <text:p text:style-name="P4">
<text:span text:style-name="T4">
Читайте також:</text:span>
 <text:a xlink:type="simple" xlink:href="https://www.ukrinform.ua/rubric-ato/3726630-taktika-voroga-pid-cas-raketnih-atak-ne-zminuetsa-ignat.html" text:style-name="Internet_20_link" text:visited-style-name="Visited_20_Internet_20_Link">
 Тактика ворога під час ракетних атак не змінюється -<text:span text:style-name="T4">
Ігнат</text:span>
 </text:a>
</text:p>
      <text:p text:style-name="P4">
Як повідомлялося, вночі ворог атакував передмістя <text:a xlink:type="simple" xlink:href="https://www.ukrinform.ua/tag-zaporizza" text:style-name="Internet_20_link" text:visited-style-name="Visited_20_Internet_20_Link">
 Запоріжжя</text:a>
 .</text:p>
      <text:p text:style-name="P4">
Source: <text:a xlink:type="simple" xlink:href="https://www.ukrinform.ua/rubric-ato/3727410-ciei-noci-vorog-zastosuvav-proti-ukraini-raketi-s300-ignat.html" text:style-name="Internet_20_link" text:visited-style-name="Visited_20_Internet_20_Link">
https://www.ukrinform.ua/rubric-ato/3727410-ciei-noci-vorog-zastosuvav-proti-ukraini-raketi-s300-ignat.html</text:a>
</text:p>
      <!--NEWS-->
      <text:h text:style-name="P10" text:outline-level="1">
<text:span text:style-name="T4">
У Греції проходять парламентські вибори</text:span>
</text:h>
      <text:p text:style-name="P4">
Authors: Ukrinform (Person)</text:p>
      <text:p text:style-name="P4">
Publisher: Укринформ (Organization)</text:p>
      <text:p text:style-name="P4">
Published Time: 2023-06-25T09:32:00+03:00</text:p>
      <text:p text:style-name="P4">
Modified Time: 2023-06-25T09:32:00+03:00</text:p>
      <text:p text:style-name="P4">
Description: У Греції 25 червня вдруге за трохи більш як місяць проходять парламентські вибори. — Укрінформ.</text:p>
      <text:p text:style-name="P4">
Images: ['<text:a xlink:type="simple" xlink:href="https://static.ukrinform.com/photos/2023_06/thumb_files/630_360_1687674600-252.jpg" text:style-name="Internet_20_link" text:visited-style-name="Visited_20_Internet_20_Link">
630_360_16876...</text:a>
']</text:p>
      <text:p text:style-name="P4">
Tags: ['Греція', 'Парламент', 'Вибори', 'Партія']</text:p>
      <text:p text:style-name="P4">
Type: Article</text:p>
      <!--METADATA-->
      <text:p text:style-name="P4">
<draw:frame draw:style-name="fr1" draw:name="Image79" text:anchor-type="as-char" svg:width="6.9236in" svg:height="3.956343in" draw:z-index="0">
<draw:image xlink:href="../Images/yкринформ/2023-06-25T09-32-00-03-00/630_360_1687674600-252.jpg" xlink:type="simple" xlink:show="embed" xlink:actuate="onLoad" draw:mime-type="image/jpeg"/>
</draw:frame>
 У Греції25 червня вдруге за трохи більш як місяць проходять парламентські вибори.</text:p>
      <text:p text:style-name="P4">
Як передає Укрінформ, про це повідомляє <text:a xlink:type="simple" xlink:href="https://www.france24.com/en/live-news/20230625-greece-votes-with-conservative-premier-favourite-to-win" text:style-name="Internet_20_link" text:visited-style-name="Visited_20_Internet_20_Link">
 AFP</text:a>
 .</text:p>
      <text:p text:style-name="P4">
На цих виборах лідер партії консерваторів Кіріакос Міцотакіс прагнепереобратися на другий термін та здобути абсолютну парламентську більшість дляформування «стабільного уряду».</text:p>
      <text:p text:style-name="P4">
Партія "Нова демократія" Міцотакіса перемогла на виборах 21 травня,випередивши на 20 відсотків ліву партію СІРІЗА.</text:p>
      <text:p text:style-name="P4">
Однак "Нова демократія" не набрала абсолютної більшості, необхідної дляправління без формування коаліції, що призвело до нового голосування.</text:p>
      <text:p text:style-name="P4">
<text:span text:style-name="T4">
Читайте також:</text:span>
 <text:a xlink:type="simple" xlink:href="https://www.ukrinform.ua/rubric-world/3727032-partia-tuska-u-polsi-nazdoganae-politsilu-kacinskogo-za-dekilka-misaciv-do-viboriv.html" text:style-name="Internet_20_link" text:visited-style-name="Visited_20_Internet_20_Link">
 Партія Туска у Польщі наздоганяє політсилу Качинського задекілька місяців до виборів </text:a>
</text:p>
      <text:p text:style-name="P4">
Нинішнє голосування відбувається за новими правилами, згідно з якими партія-переможець отримує бонус у розмірі 25-50 місць у парламенті, залежно відздобутих результатів.</text:p>
      <text:p text:style-name="P4">
Як повідомлялося, президент <text:a xlink:type="simple" xlink:href="https://www.ukrinform.ua/tag-grecia" text:style-name="Internet_20_link" text:visited-style-name="Visited_20_Internet_20_Link">
 Греції </text:a>
Катерина Сакелларопулу 29 травня <text:a xlink:type="simple" xlink:href="https://www.ukrinform.ua/rubric-world/3715725-u-grecii-rozpustili-parlament-ta-priznacila-datu-viboriv.html" text:style-name="Internet_20_link" text:visited-style-name="Visited_20_Internet_20_Link">
 видала указ про розпуск</text:a>
 новообраного парламенту та офіційнопризначила вибори на 25 червня.</text:p>
      <text:p text:style-name="P4">
<text:span text:style-name="T5">
Фото: NURPHOTO VIA GETTY IMAGES</text:span>
</text:p>
      <text:p text:style-name="P4">
Source: <text:a xlink:type="simple" xlink:href="https://www.ukrinform.ua/rubric-world/3727415-u-grecii-prohodat-parlamentski-vibori.html" text:style-name="Internet_20_link" text:visited-style-name="Visited_20_Internet_20_Link">
https://www.ukrinform.ua/rubric-world/3727415-u-grecii-prohodat-parlamentski-vibori.html</text:a>
</text:p>
      <!--NEWS-->
      <text:h text:style-name="P10" text:outline-level="1">
<text:span text:style-name="T4">
Загарбники вночі та зранку вісім разів обстріляли Сумщину</text:span>
</text:h>
      <text:p text:style-name="P4">
Authors: Ukrinform (Person)</text:p>
      <text:p text:style-name="P4">
Publisher: Укринформ (Organization)</text:p>
      <text:p text:style-name="P4">
Published Time: 2023-06-25T09:34:00+03:00</text:p>
      <text:p text:style-name="P4">
Modified Time: 2023-06-25T09:34:00+03:00</text:p>
      <text:p text:style-name="P4">
Description: Минулої ночі та вранці російські загарбники вісім разів обстріляли Сумську область. — Укрінформ.</text:p>
      <text:p text:style-name="P4">
Images: ['<text:a xlink:type="simple" xlink:href="https://static.ukrinform.com/photos/2016_07/thumb_files/630_360_1469087094-3763.jpg" text:style-name="Internet_20_link" text:visited-style-name="Visited_20_Internet_20_Link">
630_360_14690...</text:a>
']</text:p>
      <text:p text:style-name="P4">
Tags: ['Обстріл', 'Сумщина', 'Російські військові', 'Кордон', 'Війна з Росією']</text:p>
      <text:p text:style-name="P4">
Type: Article</text:p>
      <!--METADATA-->
      <text:p text:style-name="P4">
<draw:frame draw:style-name="fr1" draw:name="Image80" text:anchor-type="as-char" svg:width="6.9236in" svg:height="3.956343in" draw:z-index="0">
<draw:image xlink:href="../Images/yкринформ/2023-06-25T09-34-00-03-00/630_360_1469087094-3763.jpg" xlink:type="simple" xlink:show="embed" xlink:actuate="onLoad" draw:mime-type="image/jpeg"/>
</draw:frame>
 Минулоїночі та вранці російські загарбники вісім разів обстріляли Сумську область.</text:p>
      <text:p text:style-name="P4">
Про це повідомила у <text:a xlink:type="simple" xlink:href="https://t.me/Sumy_news_ODA/17298" text:style-name="Internet_20_link" text:visited-style-name="Visited_20_Internet_20_Link">
 Телеграмі </text:a>
 СумськаОВА, передає Укрінформ.</text:p>
      <text:p text:style-name="P4">
«Вночі та вранці росіяни здійснили 8 обстрілів прикордонних громад.Зафіксовано 34 вибухи. Обстрілів зазнали Есманська, Великописарівська,Шалигинська, Ворожбянська, Новослобідська громади», - йдеться у повідомленні..</text:p>
      <text:p text:style-name="P4">
Зазначається, що Великописарівську громаду обстріляли з АГС, внаслідок чогобуло вісім вибухів. На Есманську громаду ворог скинув три міни.</text:p>
      <text:p text:style-name="P4">
По Шалигинській громаді був мінометний <text:a xlink:type="simple" xlink:href="https://www.ukrinform.ua/tag-obstril" text:style-name="Internet_20_link" text:visited-style-name="Visited_20_Internet_20_Link">
 обстріл</text:a>
 (3 вибухи).</text:p>
      <text:p text:style-name="P4">
<text:span text:style-name="T4">
Читайте також:</text:span>
 <text:a xlink:type="simple" xlink:href="https://www.ukrinform.ua/rubric-regions/3727407-rosiani-za-minulu-dobu-obstrilali-tri-rajoni-harkivsini.html" text:style-name="Internet_20_link" text:visited-style-name="Visited_20_Internet_20_Link">
 Росіяни за минулу добу <text:span text:style-name="T4">
обстріл</text:span>
 яли три райониХарківщини </text:a>
</text:p>
      <text:p text:style-name="P4">
По Ворожбянській громаді здійснено артобстріл (5 вибухів).</text:p>
      <text:p text:style-name="P4">
По Новослобідській громаді здійснено мінометний обстріл (15 вибухів).</text:p>
      <text:p text:style-name="P4">
В ОВА зазначили, що попередньо обійшлося без людських втрат та руйнуваньінфраструктури.</text:p>
      <text:p text:style-name="P4">
Як повідомлялося, протягом 24 червня <text:a xlink:type="simple" xlink:href="https://www.ukrinform.ua/rubric-ato/3727373-rosiani-za-den-vipustili-po-sumsini-ponad-200-min-i-snaradiv-e-rujnuvanna.html" text:style-name="Internet_20_link" text:visited-style-name="Visited_20_Internet_20_Link">
 росіяни вчинили 24 обстріли</text:a>
 прикордонних громадСумської області. Загалом зафіксовано понад 200 вибухів.</text:p>
      <text:p text:style-name="P4">
Source: <text:a xlink:type="simple" xlink:href="https://www.ukrinform.ua/rubric-ato/3727417-zagarbniki-vnoci-ta-zranku-visim-raziv-obstrilali-sumsinu.html" text:style-name="Internet_20_link" text:visited-style-name="Visited_20_Internet_20_Link">
https://www.ukrinform.ua/rubric-ato/3727417-zagarbniki-vnoci-ta-zranku-visim-raziv-obstrilali-sumsinu.html</text:a>
</text:p>
      <!--NEWS-->
      <text:h text:style-name="P10" text:outline-level="1">
<text:span text:style-name="T4">
Єрмак розповів про результати зустрічі радників у Копенгагені</text:span>
</text:h>
      <text:p text:style-name="P4">
Authors: Ukrinform (Person)</text:p>
      <text:p text:style-name="P4">
Publisher: Укринформ (Organization)</text:p>
      <text:p text:style-name="P4">
Published Time: 2023-06-25T09:42:00+03:00</text:p>
      <text:p text:style-name="P4">
Modified Time: 2023-06-25T09:42:00+03:00</text:p>
      <text:p text:style-name="P4">
Description: Зустріч радників у Копенгагені є чітким сигналом поваги до України та справедливої боротьби, підтримки територіальної цілісності нашої держави та її суверенітету. — Укрінформ.</text:p>
      <text:p text:style-name="P4">
Images: ['<text:a xlink:type="simple" xlink:href="https://static.ukrinform.com/photos/2023_06/thumb_files/630_360_1687675254-737.jpg" text:style-name="Internet_20_link" text:visited-style-name="Visited_20_Internet_20_Link">
630_360_16876...</text:a>
']</text:p>
      <text:p text:style-name="P4">
Tags: ['Єрмак', 'Офіс Президента', 'Копенгаген']</text:p>
      <text:p text:style-name="P4">
Type: Article</text:p>
      <!--METADATA-->
      <text:p text:style-name="P4">
<draw:frame draw:style-name="fr1" draw:name="Image81" text:anchor-type="as-char" svg:width="6.9236in" svg:height="3.956343in" draw:z-index="0">
<draw:image xlink:href="../Images/yкринформ/2023-06-25T09-42-00-03-00/630_360_1687675254-737.jpg" xlink:type="simple" xlink:show="embed" xlink:actuate="onLoad" draw:mime-type="image/jpeg"/>
</draw:frame>
 Зустрічрадників у Копенгагені є чітким сигналом поваги до України та справедливоїборотьби, підтримки територіальної цілісності нашої держави та їїсуверенітету.</text:p>
      <text:p text:style-name="P4">
Про це керівник Офісу Президента Андрій Єрмак написав у <text:a xlink:type="simple" xlink:href="http://t.me/ermaka2022/3022" text:style-name="Internet_20_link" text:visited-style-name="Visited_20_Internet_20_Link">
 Телеграмі,</text:a>
 передає Укрінформ.</text:p>
      <text:p text:style-name="P4">
Він повідомив, що в Копенгагені відбулися консультації щодо ключових принципівмиру з радниками із питань національної безпеки та політичними радниками зБразилії, Великої Британії, Данії, ЄС, Італії, Індії, Канади, Німеччини,Південної Африки, Саудівської Аравії, США, Туреччини, України, Франції таЯпонії.</text:p>
      <text:p text:style-name="P4">
“Зустріч є продовженням діалогу, який був розпочатий на саміті G7 у Хіросіміміж лідерами України, країн G7 та Глобального Півдня. Українська делегаціяскладалася з команди Офісу Президента та МЗС”, - повідомив керівник ОП.</text:p>
      <text:p text:style-name="P4">
Він зазначив, що під час консультацій українська делегація розповіла нашимміжнародним партнерам про деталі Формули миру Президента ВолодимираЗеленського.</text:p>
      <text:p text:style-name="P4">
“Я висловив переконання, що саме вона має стати основою для досягненнястійкого та справедливого миру для України, оскільки війна триває на нашійтериторії”, - підкреслив Єрмак.</text:p>
      <text:p text:style-name="P4">
Він нагадав, що Формула складається з 10 пунктів і ґрунтується на принципахСтатуту ООН та міжнародного права.</text:p>
      <text:p text:style-name="P4">
Крім того, кожен з напрямків української формули було закріплено у резолюціяхГенасамблеї ООН. Єрмак зауважив, що сторони ще раз підтвердили своюприхильність нормам Статуту ООН та принципам міжнародного права.</text:p>
      <text:p text:style-name="P4">
Також керівник ОП розповів що радники з питань національної безпеки таполітичні радники погодилися з тим, що формат консультацій є успішним, а такожце гарний майданчик для продовження роботи та подальшого опрацювання питанняпро проведення Глобального саміту миру в майбутньому. Він поінформував продомовленість продовжити формат консультацій.</text:p>
      <text:p text:style-name="P4">
“Мною були озвучені майданчики, які могли б стати потенційним місцемпроведення Глобального саміту миру. Першою я запропонував Україну, як найбільшбажаний для нас варіант”, - сказав Єрмак.</text:p>
      <text:p text:style-name="P4">
За його словами, чимало країн вже висловили готовність приймати в себе цейсаміт, включно з такими міжнародними майданчиками як Генеральна Асамблея <text:a xlink:type="simple" xlink:href="https://www.ukrinform.ua/tag-oon" text:style-name="Internet_20_link" text:visited-style-name="Visited_20_Internet_20_Link">
 ООН</text:a>
 .</text:p>
      <text:p text:style-name="P4">
<text:span text:style-name="T4">
Читайте також:</text:span>
 <text:a xlink:type="simple" xlink:href="https://www.ukrinform.ua/rubric-ato/3726510-ermak-obgovoriv-iz-sallivanom-situaciu-na-fronti-ta-potrebi-zsu-v-ozbroenni.html" text:style-name="Internet_20_link" text:visited-style-name="Visited_20_Internet_20_Link">
 <text:span text:style-name="T4">
Єрмак</text:span>
 обговорив із Салліваном ситуацію на фронті тапотреби ЗСУ в озброєнні </text:a>
</text:p>
      <text:p text:style-name="P4">
“Під час консультацій я зазначив, що зустріч радників у Копенгагені є чіткимсигналом поваги до України та нашої справедливої боротьби, підтримкитериторіальної цілісності нашої держави та суверенітету, що є основоположнимипринципами ООН, які ми всі розділяємо. Участь значної кількості країнГлобального Півдня демонструє, що в стосунках наших країн відбуваються суттєвіпозитивні зміни і вихід на якісно новий рівень взаємостосунків. Вдячний запідтримку нашим західним союзникам”, - підкреслив Єрмак.</text:p>
      <text:p text:style-name="P4">
Він також відзначив конструктивний діалог та подякував кожному за підтримкуУкраїни і включеність в процеси світової безпеки.</text:p>
      <text:p text:style-name="P4">
<text:span text:style-name="T4">
Читайте також:</text:span>
 <text:a xlink:type="simple" xlink:href="https://www.ukrinform.ua/rubric-polytics/3725910-ermak-obgovoriv-pidtrimku-ukraini-z-predstavnikami-evrejskih-organizacij-j-izrailskih-zmi.html" text:style-name="Internet_20_link" text:visited-style-name="Visited_20_Internet_20_Link">
 <text:span text:style-name="T4">
Єрмак</text:span>
 обговорив підтримку України з представникамиєврейських організацій й ізраїльських ЗМІ </text:a>
</text:p>
      <text:p text:style-name="P4">
Як повідомляв <text:a xlink:type="simple" xlink:href="https://www.ukrinform.ua/rubric-polytics/3614525-formula-miru-zelenskij-nazvav-10-umov-pripinenna-vijni-v-ukraini.html" text:style-name="Internet_20_link" text:visited-style-name="Visited_20_Internet_20_Link">
 Укрінформ </text:a>
 , Президент України у листопаді 2022 року під час виступу передучасниками саміту Групи двадцяти представив українську Формулу миру з 10пунктів.</text:p>
      <text:p text:style-name="P4">
На саміті G7 у Хіросімі Зеленський запропонував у липні зібрати міжнароднийсаміт, присвячений Формулі миру.</text:p>
      <text:p text:style-name="P4">
Source: <text:a xlink:type="simple" xlink:href="https://www.ukrinform.ua/rubric-polytics/3727420-ermak-rozpoviv-pro-rezultati-zustrici-radnikiv-u-kopengageni.html" text:style-name="Internet_20_link" text:visited-style-name="Visited_20_Internet_20_Link">
https://www.ukrinform.ua/rubric-polytics/3727420-ermak-rozpoviv-pro-rezultati-zustrici-radnikiv-u-kopengageni.html</text:a>
</text:p>
      <!--NEWS-->
      <text:h text:style-name="P10" text:outline-level="1">
<text:span text:style-name="T4">
США не зафіксували переміщень ядерної зброї у Росії під час заколоту Пригожина</text:span>
</text:h>
      <text:p text:style-name="P4">
Authors: Ukrinform (Person)</text:p>
      <text:p text:style-name="P4">
Publisher: Укринформ (Organization)</text:p>
      <text:p text:style-name="P4">
Published Time: 2023-06-25T09:53:34+03:00</text:p>
      <text:p text:style-name="P4">
Modified Time: 2023-06-25T09:53:34+03:00</text:p>
      <text:p text:style-name="P4">
Description: У США не виявили змін у розташуванні російських ядерних сил під час "бунту" ватажка ПВК "Вагнер" Євгена Пригожина. — Укрінформ.</text:p>
      <text:p text:style-name="P4">
Images: ['<text:a xlink:type="simple" xlink:href="https://static.ukrinform.com/photos/2022_09/thumb_files/630_360_1664318176-577.png" text:style-name="Internet_20_link" text:visited-style-name="Visited_20_Internet_20_Link">
630_360_16643...</text:a>
']</text:p>
      <text:p text:style-name="P4">
Tags: ['США', 'Ядерна зброя', 'Росія', 'Пригожин']</text:p>
      <text:p text:style-name="P4">
Type: Article</text:p>
      <!--METADATA-->
      <text:p text:style-name="P4">
<draw:frame draw:style-name="fr1" draw:name="Image82" text:anchor-type="as-char" svg:width="6.9236in" svg:height="3.956343in" draw:z-index="0">
<draw:image xlink:href="../Images/yкринформ/2023-06-25T09-53-34-03-00/630_360_1664318176-577.png" xlink:type="simple" xlink:show="embed" xlink:actuate="onLoad" draw:mime-type="image/png"/>
</draw:frame>
 У США невиявили змін у розташуванні російських ядерних сил під час "бунту" ватажка ПВК"Вагнер" Євгена Пригожина.</text:p>
      <text:p text:style-name="P4">
Як передає Укрінформ, про це з посиланням на речника Державного департаментуповідомляє <text:a xlink:type="simple" xlink:href="https://edition.cnn.com/europe/live-news/russia-ukraine-war-news-06-24-23/h_d759d3e4fa3d68f899b67a4375e4af39" text:style-name="Internet_20_link" text:visited-style-name="Visited_20_Internet_20_Link">
 CNN </text:a>
 .</text:p>
      <text:p text:style-name="P4">
"Ми не помітили жодних змін у розташуванні російських ядерних сил", - сказавречник Держдепу.</text:p>
      <text:p text:style-name="P4">
Він додав, що у <text:a xlink:type="simple" xlink:href="https://www.ukrinform.ua/tag-ssa" text:style-name="Internet_20_link" text:visited-style-name="Visited_20_Internet_20_Link">
 США </text:a>
 "немає причинкоригувати позицію наших звичайних або ядерних сил. У нас є давні, налагодженіканали зв'язку з Росією з ядерних питань".</text:p>
      <text:p text:style-name="P4">
Також видання нагадує, що раніше цього місяця російський президент ВолодимирПутін заявив, що перша тактична ядерна зброя, яка буде зберігатися в Білорусі,прибула на нове місце. Президент США Джо Байден назвав цей крок "абсолютнобезвідповідальним".</text:p>
      <text:p text:style-name="P4">
<text:span text:style-name="T4">
Читайте також:</text:span>
 <text:a xlink:type="simple" xlink:href="https://www.ukrinform.ua/rubric-world/3727034-stati-proveli-zustric-ekspertiv-adernih-derzav-z-metou-zmensenna-strategicnih-rizikiv.html" text:style-name="Internet_20_link" text:visited-style-name="Visited_20_Internet_20_Link">
 Штати провели зустріч експертів ядерних держав з метоюзменшення стратегічних ризиків </text:a>
</text:p>
      <text:p text:style-name="P4">
"Як ядерна держава, Росія несе особливу відповідальність за забезпеченнякомандування, контролю та охорони своїх ядерних сил, а також за те, щоб невживалися заходи, які загрожують стратегічній стабільності", — сказав речникДерждепу.</text:p>
      <text:p text:style-name="P4">
І оскільки США продовжують стежити за ситуацією в РФ, дипломатична присутністьСША в цій країні залишається незмінною.</text:p>
      <text:p text:style-name="P4">
"Наше посольство в Москві залишається відкритим, ми підтримуємо з нимрегулярний зв'язок, і його робочий режим наразі залишається незмінним", -сказав речник.</text:p>
      <text:p text:style-name="P4">
<text:span text:style-name="T4">
Читайте також:</text:span>
 <text:a xlink:type="simple" xlink:href="https://www.ukrinform.ua/rubric-world/3727289-kancler-avstrii-pro-podii-v-rf-aderna-zbroa-ne-povinna-potrapiti-do-cuzih-ruk.html" text:style-name="Internet_20_link" text:visited-style-name="Visited_20_Internet_20_Link">
 Канцлер Австрії про події в РФ: Ядерна зброя не повиннапотрапити до чужих рук </text:a>
</text:p>
      <text:p text:style-name="P4">
Як повідомлялося, ватажок ПВК "Вагнер" <text:a xlink:type="simple" xlink:href="https://www.ukrinform.ua/rubric-other_news/3727120-zakolot-prigozina-vse-so-vidomo-na-cej-moment.html" text:style-name="Internet_20_link" text:visited-style-name="Visited_20_Internet_20_Link">
 Євген Пригожин 23 червня оголосивдемарш проти російського військового керівництва</text:a>
 , зокрема проти міністра оборони Сергія Шойгу. Вінузяв під контроль Ростов-на-Дону та частину Воронезької області, після чого"вагнерівці" вирушили на Москву.</text:p>
      <text:p text:style-name="P4">
Увечері 24 червня самопроголошений президент Білорусі Олександр Лукашенкозаявив, що за погодженням з Путіним провів переговори з Пригожиним. За їхрезультатами ватажок ПВК "Вагнер" оголосив, що розвертає своїх найманців назаддо "польових таборів".</text:p>
      <text:p text:style-name="P4">
Source: <text:a xlink:type="simple" xlink:href="https://www.ukrinform.ua/rubric-world/3727424-ssa-ne-zafiksuvali-peremisen-adernoi-zbroi-u-rosii-pid-cas-zakolotu-prigozina.html" text:style-name="Internet_20_link" text:visited-style-name="Visited_20_Internet_20_Link">
https://www.ukrinform.ua/rubric-world/3727424-ssa-ne-zafiksuvali-peremisen-adernoi-zbroi-u-rosii-pid-cas-zakolotu-prigozina.html</text:a>
</text:p>
      <!--NEWS-->
      <text:h text:style-name="P10" text:outline-level="1">
<text:span text:style-name="T4">
Рівень води у низових частинах Голої Пристані сягає метра</text:span>
</text:h>
      <text:p text:style-name="P4">
Authors: Ukrinform (Person)</text:p>
      <text:p text:style-name="P4">
Publisher: Укринформ (Organization)</text:p>
      <text:p text:style-name="P4">
Published Time: 2023-06-25T09:58:41+03:00</text:p>
      <text:p text:style-name="P4">
Modified Time: 2023-06-25T09:58:41+03:00</text:p>
      <text:p text:style-name="P4">
Description: Низові частини міста Гола Пристань, а також села Голопристанської громади на Херсонщині залишаються підтопленими. — Укрінформ.</text:p>
      <text:p text:style-name="P4">
Images: ['<text:a xlink:type="simple" xlink:href="https://static.ukrinform.com/photos/2023_06/thumb_files/630_360_1687676192-964.jpg" text:style-name="Internet_20_link" text:visited-style-name="Visited_20_Internet_20_Link">
630_360_16876...</text:a>
']</text:p>
      <text:p text:style-name="P4">
Tags: ['Херсонщина', 'Каховська ГЕС', 'Підтоплення']</text:p>
      <text:p text:style-name="P4">
Type: Article</text:p>
      <!--METADATA-->
      <text:p text:style-name="P4">
<draw:frame draw:style-name="fr1" draw:name="Image83" text:anchor-type="as-char" svg:width="6.9236in" svg:height="3.956343in" draw:z-index="0">
<draw:image xlink:href="../Images/yкринформ/2023-06-25T09-58-41-03-00/630_360_1687676192-964.jpg" xlink:type="simple" xlink:show="embed" xlink:actuate="onLoad" draw:mime-type="image/jpeg"/>
</draw:frame>
 Низовічастини міста Гола Пристань, а також села Голопристанської громади наХерсонщині залишаються підтопленими.</text:p>
      <text:p text:style-name="P4">
Про це повідомила у <text:a xlink:type="simple" xlink:href="https://t.me/golopristanskaMVA/1213" text:style-name="Internet_20_link" text:visited-style-name="Visited_20_Internet_20_Link">
 Телеграмі </text:a>
Голопристанська міська військова адміністрація, передає Укрінформ.</text:p>
      <text:p text:style-name="P4">
«Рівень води в низових частинах міста <text:a xlink:type="simple" xlink:href="https://www.ukrinform.ua/tag-hersonsina" text:style-name="Internet_20_link" text:visited-style-name="Visited_20_Internet_20_Link">
 Гола Пристань</text:a>
 сягає подекуди до 1м (в центральнійта східній частинах міста). У селах Валикокардашинського старостату в низинахта береговій частині домоволодіння залишаються у воді», - йдеться уповідомленні.</text:p>
      <text:p text:style-name="P4">
У місцях, де відійшла вода, руйнуються будинки та споруди.</text:p>
      <text:p text:style-name="P4">
«Жахлива картина, яка залишає після себе купу сміття, мул та сморід іспустошені вулиці населених пунктів», - зауважили у МВА.</text:p>
      <text:p text:style-name="P4">
<text:span text:style-name="T4">
Читайте також:</text:span>
 <text:a xlink:type="simple" xlink:href="https://www.ukrinform.ua/rubric-regions/3726930-magate-napravit-specialnu-misiu-dla-dopomogi-hersonsini.html" text:style-name="Internet_20_link" text:visited-style-name="Visited_20_Internet_20_Link">
 <text:span text:style-name="T4">
МАГАТЕ</text:span>
 направить спеціальну місію для допомогиХерсонщині </text:a>
</text:p>
      <text:p text:style-name="P4">
Зазначається, що ситуація в громаді залишається критичною, відсутні ліки,медичне обслуговування, елементарні послуги. Також майже відсутній зв'язок.</text:p>
      <text:p text:style-name="P4">
Як <text:a xlink:type="simple" xlink:href="https://www.ukrinform.ua/rubric-regions/3726190-u-golij-pristani-rosiani-viselaut-ta-grabuut-miscevih-ziteliv.html" text:style-name="Internet_20_link" text:visited-style-name="Visited_20_Internet_20_Link">
 повідомлялося </text:a>
 , у Голій Пристанівійськові РФ під приводом підготовки міста до бойових дій почали виселятимісцевих жителів з власних домівок, при цьому загарбники мародерять.</text:p>
      <text:p text:style-name="P4">
Source: <text:a xlink:type="simple" xlink:href="https://www.ukrinform.ua/rubric-regions/3727425-riven-vodi-u-nizovih-castinah-goloi-pristani-sagae-metra.html" text:style-name="Internet_20_link" text:visited-style-name="Visited_20_Internet_20_Link">
https://www.ukrinform.ua/rubric-regions/3727425-riven-vodi-u-nizovih-castinah-goloi-pristani-sagae-metra.html</text:a>
</text:p>
      <!--NEWS-->
      <text:h text:style-name="P10" text:outline-level="1">
<text:span text:style-name="T4">
Жіноча збірна України з волейболу обіграла Чехію у півфіналі Золотої Євроліги</text:span>
</text:h>
      <text:p text:style-name="P4">
Authors: Ukrinform (Person)</text:p>
      <text:p text:style-name="P4">
Publisher: Укринформ (Organization)</text:p>
      <text:p text:style-name="P4">
Published Time: 2023-06-25T0:16:18+03:00</text:p>
      <text:p text:style-name="P4">
Modified Time: 2023-06-25T20:16:18+03:00</text:p>
      <text:p text:style-name="P4">
Description: Сьогодні, 25 червня, жіноча збірна України з волейболу провела півфінальний матч Золотої Євроліги. — Укрінформ.</text:p>
      <text:p text:style-name="P4">
Images: ['<text:a xlink:type="simple" xlink:href="https://static.ukrinform.com/photos/2023_06/thumb_files/630_360_1687713319-128.jpg" text:style-name="Internet_20_link" text:visited-style-name="Visited_20_Internet_20_Link">
630_360_16877...</text:a>
']</text:p>
      <text:p text:style-name="P4">
Tags: ['Євроліга', 'Волейбол', 'Збірна України']</text:p>
      <text:p text:style-name="P4">
Type: Article</text:p>
      <!--METADATA-->
      <text:p text:style-name="P4">
<draw:frame draw:style-name="fr1" draw:name="Image84" text:anchor-type="as-char" svg:width="6.9236in" svg:height="3.956343in" draw:z-index="0">
<draw:image xlink:href="../Images/yкринформ/2023-06-25T0-16-18-03-00/630_360_1687713319-128.jpg" xlink:type="simple" xlink:show="embed" xlink:actuate="onLoad" draw:mime-type="image/jpeg"/>
</draw:frame>
 Сьогодні,25 червня, жіноча збірна України з волейболу провела півфінальний матч ЗолотоїЄвроліги.</text:p>
      <text:p text:style-name="P4">
Українки обіграли Чехію - 3:0, повідомляє Укрінформ.</text:p>
      <text:p text:style-name="P4">
У іншому півфіналі Швеція обіграла Бельгію - 3:2. Другі матчі пройдуть 28червня.</text:p>
      <text:p text:style-name="P4">
<text:span text:style-name="T4">
Читайте також:</text:span>
 <text:a xlink:type="simple" xlink:href="https://www.ukrinform.ua/rubric-sports/3727429-sogodni-ukraina-zigrae-proti-tureccini-u-finali-zolotoi-evroligi-z-volejbolu.html" text:style-name="Internet_20_link" text:visited-style-name="Visited_20_Internet_20_Link">
 Сьогодні Україна зіграє проти Туреччини у фіналі ЗолотоїЄвроліги з <text:span text:style-name="T4">
волейбол</text:span>
 у </text:a>
</text:p>
      <text:p text:style-name="P4">
Як повідомлялося, у 2017 році українська збірна здобула титул.</text:p>
      <text:p text:style-name="P4">
Фото: CEV</text:p>
      <text:p text:style-name="P4">
Source: <text:a xlink:type="simple" xlink:href="https://www.ukrinform.ua/rubric-sports/3727590-zinoca-zbirna-ukraini-z-volejbolu-obigrala-cehiu-u-pivfinali-zolotoi-evroligi.html" text:style-name="Internet_20_link" text:visited-style-name="Visited_20_Internet_20_Link">
https://www.ukrinform.ua/rubric-sports/3727590-zinoca-zbirna-ukraini-z-volejbolu-obigrala-cehiu-u-pivfinali-zolotoi-evroligi.html</text:a>
</text:p>
      <!--NEWS-->
      <text:h text:style-name="P10" text:outline-level="1">
<text:span text:style-name="T4">
Резніков і Остін обговорили слабкість російської влади та контрнаступ ЗСУ</text:span>
</text:h>
      <text:p text:style-name="P4">
Authors: Ukrinform (Person)</text:p>
      <text:p text:style-name="P4">
Publisher: Укринформ (Organization)</text:p>
      <text:p text:style-name="P4">
Published Time: 2023-06-25T10:05:00+03:00</text:p>
      <text:p text:style-name="P4">
Modified Time: 2023-06-25T22:05:00+03:00</text:p>
      <text:p text:style-name="P4">
Description: Міністр оборони України Олексій Резніков у ході телефонної розмови з американським колегою Ллойдом Остіном обговорив останні події в Росії та український контрнаступ. — Укрінформ.</text:p>
      <text:p text:style-name="P4">
Images: ['<text:a xlink:type="simple" xlink:href="https://static.ukrinform.com/photos/2023_03/thumb_files/630_360_1677842583-533.jpg" text:style-name="Internet_20_link" text:visited-style-name="Visited_20_Internet_20_Link">
630_360_16778...</text:a>
']</text:p>
      <text:p text:style-name="P4">
Tags: ['Резніков', 'Остін', 'Війна з Росією', 'Контрнаступ']</text:p>
      <text:p text:style-name="P4">
Type: Article</text:p>
      <!--METADATA-->
      <text:p text:style-name="P4">
<draw:frame draw:style-name="fr1" draw:name="Image85" text:anchor-type="as-char" svg:width="6.9236in" svg:height="3.956343in" draw:z-index="0">
<draw:image xlink:href="../Images/yкринформ/2023-06-25T10-05-00-03-00/630_360_1677842583-533.jpg" xlink:type="simple" xlink:show="embed" xlink:actuate="onLoad" draw:mime-type="image/jpeg"/>
</draw:frame>
 Міністроборони України Олексій Резніков у ході телефонної розмови з американськимколегою Ллойдом Остіном обговорив останні події в Росії та українськийконтрнаступ.</text:p>
      <text:p text:style-name="P4">
Про це Резніков написав у <text:a xlink:type="simple" xlink:href="https://twitter.com/oleksiireznikov/status/1673024465410588673" text:style-name="Internet_20_link" text:visited-style-name="Visited_20_Internet_20_Link">
 Твіттері</text:a>
 , передаєУкрінформ.</text:p>
      <text:p text:style-name="P4">
«Мав телефонну розмову з моїм другом і колегою Ллойдом Остіном. Ми говорилипро останні події в <text:a xlink:type="simple" xlink:href="https://www.ukrinform.ua/tag-rosia" text:style-name="Internet_20_link" text:visited-style-name="Visited_20_Internet_20_Link">
 Росії </text:a>
 . Ми згодніз тим, що російська влада слабка і що виведення російських військ з України єнайкращим вибором для Кремля. Росії було б краще зайнятися вирішенням власнихпроблем», — йдеться у дописі.</text:p>
      <text:p text:style-name="P4">
Сторони також обговорили контрнаступ ЗСУ та подальші кроки у зміцненні Силоборони України.</text:p>
      <text:p text:style-name="P4">
«Справи рухаються в правильному напрямку. Україна переможе», — зазначивРезніков.</text:p>
      <text:p text:style-name="P4">
Як <text:a xlink:type="simple" xlink:href="https://www.ukrinform.ua/rubric-other_news/3727120-zakolot-prigozina-vse-so-vidomo-na-cej-moment.html" text:style-name="Internet_20_link" text:visited-style-name="Visited_20_Internet_20_Link">
 повідомлялося </text:a>
 ,ватажок ПВК «Вагнера» Євген Пригожин 23 червня оголосив демарш протиросійського військового керівництва, зокрема проти міністра оборони СергіяШойгу. Він узяв під контроль Ростов-на-Дону та частину Воронезької області,після чого «вагнерівці» вирушили на Москву.</text:p>
      <text:p text:style-name="P4">
<text:span text:style-name="T4">
Читайте також:</text:span>
 <text:a xlink:type="simple" xlink:href="https://www.ukrinform.ua/rubric-ato/3727585-reznikov-prokomentuvav-potocnij-kontrnastup-ak-pidgotovcu-operaciu.html" text:style-name="Internet_20_link" text:visited-style-name="Visited_20_Internet_20_Link">
 <text:span text:style-name="T4">
Резніков</text:span>
 прокоментував поточний контрнаступ як«підготовчу операцію» </text:a>
</text:p>
      <text:p text:style-name="P4">
Увечері 24 червня самопроголошений президент Білорусі Олександр Лукашенкозаявив, що за погодженням з Путіним провів переговори з Пригожиним. Післяцього ватажок ПВК «Вагнера» оголосив, що <text:a xlink:type="simple" xlink:href="https://www.ukrinform.ua/rubric-world/3727347-prigozin-rozvertae-koloni-vagnerivciv-do-polovih-taboriv-roszmi.html" text:style-name="Internet_20_link" text:visited-style-name="Visited_20_Internet_20_Link">
 розвертає своїх найманців назад до«польових таборів» </text:a>
 .</text:p>
      <text:p text:style-name="P4">
Секретар Ради національної безпеки та оборони України Олексій Данілов назвавспробу заколоту ватажка ПВК «Вагнера» Євгена Пригожина <text:a xlink:type="simple" xlink:href="https://www.ukrinform.ua/rubric-polytics/3727477-danilov-nazvav-zakolot-prigozina-persim-etapom-demontazu-putinskoi-sistemi.html" text:style-name="Internet_20_link" text:visited-style-name="Visited_20_Internet_20_Link">
 першим етапомдемонтажу системи </text:a>
президента Росії Володимира Путіна.</text:p>
      <text:p text:style-name="P4">
Source: <text:a xlink:type="simple" xlink:href="https://www.ukrinform.ua/rubric-ato/3727611-reznikov-obgovoriv-z-ostinom-slabkist-rosijskoi-vladi-ta-kontrnastup-zsu.html" text:style-name="Internet_20_link" text:visited-style-name="Visited_20_Internet_20_Link">
https://www.ukrinform.ua/rubric-ato/3727611-reznikov-obgovoriv-z-ostinom-slabkist-rosijskoi-vladi-ta-kontrnastup-zsu.html</text:a>
</text:p>
      <!--NEWS-->
      <text:h text:style-name="P10" text:outline-level="1">
<text:span text:style-name="T4">
На правобережжі Херсонщини залишаються підтопленими два населені пункти</text:span>
</text:h>
      <text:p text:style-name="P4">
Authors: Ukrinform (Person)</text:p>
      <text:p text:style-name="P4">
Publisher: Укринформ (Organization)</text:p>
      <text:p text:style-name="P4">
Published Time: 2023-06-25T10:14:00+03:00</text:p>
      <text:p text:style-name="P4">
Modified Time: 2023-06-25T10:14:00+03:00</text:p>
      <text:p text:style-name="P4">
Description: У Херсонській області на правому березі Дніпра після підриву росіянами Каховської ГЕС залишаються підтопленими два населені пункти. — Укрінформ.</text:p>
      <text:p text:style-name="P4">
Images: ['<text:a xlink:type="simple" xlink:href="https://static.ukrinform.com/photos/2023_06/thumb_files/630_360_1686036969-673.jpeg" text:style-name="Internet_20_link" text:visited-style-name="Visited_20_Internet_20_Link">
630_360_16860...</text:a>
']</text:p>
      <text:p text:style-name="P4">
Tags: ['Херсонщина', 'Каховська ГЕС', 'Підтоплення']</text:p>
      <text:p text:style-name="P4">
Type: Article</text:p>
      <!--METADATA-->
      <text:p text:style-name="P4">
<draw:frame draw:style-name="fr1" draw:name="Image86" text:anchor-type="as-char" svg:width="6.9236in" svg:height="3.956343in" draw:z-index="0">
<draw:image xlink:href="../Images/yкринформ/2023-06-25T10-14-00-03-00/630_360_1686036969-673.jpeg" xlink:type="simple" xlink:show="embed" xlink:actuate="onLoad" draw:mime-type="image/jpeg"/>
</draw:frame>
 УХерсонській області на правому березі Дніпра після підриву росіянамиКаховської ГЕС залишаються підтопленими два населені пункти.</text:p>
      <text:p text:style-name="P4">
Як передає Укрінформ, про це повідомляє <text:a xlink:type="simple" xlink:href="https://dsns.gov.ua/uk/news/nadzvicaini-podiyi/xersonska-oblast-operativna-informaciia-shhodo-likvidaciyi-naslidkiv-pidrivu-kaxovskoyi-ges-stanom-na-900-25-cervnia" text:style-name="Internet_20_link" text:visited-style-name="Visited_20_Internet_20_Link">
 ДСНС</text:a>
 <text:a xlink:type="simple" xlink:href="https://dsns.gov.ua/uk/news/nadzvicaini-podiyi/xersonska-oblast-operativna-informaciia-shhodo-likvidaciyi-naslidkiv-pidrivu-kaxovskoyi-ges-stanom-na-900-25-cervnia" text:style-name="Internet_20_link" text:visited-style-name="Visited_20_Internet_20_Link">
 . </text:a>
</text:p>
      <text:p text:style-name="P4">
«На річці Дніпро у створі поста «Херсон», спостерігається поступове зниженнярівня води та перевищує норму на 3 см (з початку доби рівень знизився на 3см). На Каховському водосховищі у створі поста «Нікополь» по причині втратигідравлічного зв’язку з основною частиною водосховища, подальші спостереженняу створі поста неможливі», - ідеться в повідомленні.</text:p>
      <text:p text:style-name="P4">
Підтопленими залишаються два населені пункти (два будинки) на правому березіДніпра та 17 населених пунктів на тимчасово захопленій території.</text:p>
      <text:p text:style-name="P4">
Загалом по <text:a xlink:type="simple" xlink:href="https://www.ukrinform.ua/tag-hersonsina" text:style-name="Internet_20_link" text:visited-style-name="Visited_20_Internet_20_Link">
 Херсонській області </text:a>
евакуйовані 2 тис. 783 особи (у т.ч. 309 дітей та 80 маломобільних осіб) та284 тварини. Розгорнуто роботу 14 евакуаційних пунктів.</text:p>
      <text:p text:style-name="P4">
<text:span text:style-name="T4">
Читайте також:</text:span>
 <text:a xlink:type="simple" xlink:href="https://www.ukrinform.ua/rubric-regions/3727360-ekologi-prognozuut-zagibel-znacnoi-castini-derev-na-pidtoplenih-teritoriah.html" text:style-name="Internet_20_link" text:visited-style-name="Visited_20_Internet_20_Link">
 Екологи прогнозують загибель значної частини дерев напідтоплених територіях </text:a>
</text:p>
      <text:p text:style-name="P4">
Вибухотехніки перевірили майже 620 гектарів території на Херсонщині післяпідтоплення, знешкодили ще 76 вибухонебезпечних предметів.</text:p>
      <text:p text:style-name="P4">
«На ранок 25 червня середній рівень води становить 33 сантиметри. І цедозволяє нам продовжувати відновлювальні роботи. Вибухотехніки перевірилимайже 620 гектарів територій, що раніше були затоплені. Там виявили тазнешкодили 76 вибухонебезпечних предметів», - повідомив у <text:a xlink:type="simple" xlink:href="https://t.me/olexandrprokudin/788" text:style-name="Internet_20_link" text:visited-style-name="Visited_20_Internet_20_Link">
 Телеграмі</text:a>
 голова Херсонської ОВА ОлександрПрокудін,</text:p>
      <text:p text:style-name="P4">
"Херсонгаз" перевіряє герметичність газопроводів, є позитивний результат у 51багатоповерхівці в центральній частині Корабельного мікрорайону.</text:p>
      <text:p text:style-name="P4">
<text:span text:style-name="T4">
Читайте також:</text:span>
 <text:a xlink:type="simple" xlink:href="https://www.ukrinform.ua/rubric-economy/3726783-mozlivij-rosijskij-terakt-na-zaes-cim-ce-zagrozue-ukraini-evropi-j-samij-rosii.html" text:style-name="Internet_20_link" text:visited-style-name="Visited_20_Internet_20_Link">
 Можливий російський теракт на ЗАЕС: чим це загрожуєУкраїні, Європі й самій Росії </text:a>
</text:p>
      <text:p text:style-name="P4">
Окрім того, із Корабельного мікрорайону вивезли майже 190 тонн сміття.</text:p>
      <text:p text:style-name="P4">
Триває прибирання у Калинівській та Тягинській громадах. У Калинівськійгромаді розмінували 5 будинків.</text:p>
      <text:p text:style-name="P4">
«Незабаром в населених пунктах мають завершити прибирання. І ми розпочнемонаступний етап відновлювальних робіт», - зауважив Прокудін.</text:p>
      <text:p text:style-name="P4">
Як повідомляв Укрінформ, <text:a xlink:type="simple" xlink:href="https://www.ukrinform.ua/rubric-regions/3727247-na-hersonsini-zibrali-naftoprodukti-aki-rozlilisa-vnaslidok-pidrivu-kahovskoi-ges.html" text:style-name="Internet_20_link" text:visited-style-name="Visited_20_Internet_20_Link">
 рятувальники завершили</text:a>
 збірнафтопродуктів, які осіли поблизу населеного пункту в заплаві річки Вірьовчинау Херсонській області внаслідок підриву росіянами Каховської ГЕС.</text:p>
      <text:p text:style-name="P4">
<text:span text:style-name="T4">
Читайте також:</text:span>
 <text:a xlink:type="simple" xlink:href="https://www.ukrinform.ua/rubric-ato/3726548-na-hersonsini-zagarbniki-sformuvali-specgrupi-sob-shovati-tila-zagiblih-zelenskij.html" text:style-name="Internet_20_link" text:visited-style-name="Visited_20_Internet_20_Link">
 На Херсонщині загарбники сформували спецгрупи, щобсховати тіла загиблих - Зеленський </text:a>
</text:p>
      <text:p text:style-name="P4">
У ніч проти 6 червня <text:a xlink:type="simple" xlink:href="https://www.ukrinform.ua/rubric-other_news/3723441-pidriv-rosianami-kahovskoi-ges-usi-novini.html" text:style-name="Internet_20_link" text:visited-style-name="Visited_20_Internet_20_Link">
 російська армія підірвала</text:a>
 греблю Каховської ГЕС, спричинивши затопленнячастини Херсонської та Миколаївської областей і водночас - критичне обмілінняКаховського водосховища.</text:p>
      <text:p text:style-name="P4">
<text:span text:style-name="T5">
Фото: Херсонська МВА</text:span>
</text:p>
      <text:p text:style-name="P4">
Source: <text:a xlink:type="simple" xlink:href="https://www.ukrinform.ua/rubric-regions/3727430-na-pravoberezzi-hersonsini-zalisautsa-pidtoplenimi-dva-naseleni-punkti.html" text:style-name="Internet_20_link" text:visited-style-name="Visited_20_Internet_20_Link">
https://www.ukrinform.ua/rubric-regions/3727430-na-pravoberezzi-hersonsini-zalisautsa-pidtoplenimi-dva-naseleni-punkti.html</text:a>
</text:p>
      <!--NEWS-->
      <text:h text:style-name="P10" text:outline-level="1">
<text:span text:style-name="T4">
Сьогодні Україна зіграє проти Туреччини у фіналі Золотої Євроліги з волейболу</text:span>
</text:h>
      <text:p text:style-name="P4">
Authors: Ukrinform (Person)</text:p>
      <text:p text:style-name="P4">
Publisher: Укринформ (Organization)</text:p>
      <text:p text:style-name="P4">
Published Time: 2023-06-25T10:20:16+03:00</text:p>
      <text:p text:style-name="P4">
Modified Time: 2023-06-25T10:20:16+03:00</text:p>
      <text:p text:style-name="P4">
Description: Сьогодні, 25 червня, чоловіча збірна України з волейболу зіграє фінальний матч у Золотій Євролізі. — Укрінформ.</text:p>
      <text:p text:style-name="P4">
Images: ['<text:a xlink:type="simple" xlink:href="https://static.ukrinform.com/photos/2023_06/thumb_files/630_360_1687677559-805.jpeg" text:style-name="Internet_20_link" text:visited-style-name="Visited_20_Internet_20_Link">
630_360_16876...</text:a>
']</text:p>
      <text:p text:style-name="P4">
Tags: ['Євроліга', 'Волейбол', 'Збірна України']</text:p>
      <text:p text:style-name="P4">
Type: Article</text:p>
      <!--METADATA-->
      <text:p text:style-name="P4">
<draw:frame draw:style-name="fr1" draw:name="Image87" text:anchor-type="as-char" svg:width="6.9236in" svg:height="3.956343in" draw:z-index="0">
<draw:image xlink:href="../Images/yкринформ/2023-06-25T10-20-16-03-00/630_360_1687677559-805.jpeg" xlink:type="simple" xlink:show="embed" xlink:actuate="onLoad" draw:mime-type="image/jpeg"/>
</draw:frame>
 Сьогодні,25 червня, чоловіча збірна України з волейболу зіграє фінальний матч у ЗолотійЄвролізі.</text:p>
      <text:p text:style-name="P4">
Початок матчу – о 21:00 за Києвом, передає Укрінформ.</text:p>
      <text:p text:style-name="P4">
Україна на шляху до фіналу здолала збірну Хорватії (3:1), Туреччина – Чехію(3:2).</text:p>
      <text:p text:style-name="P4">
Збірна України гратиме у фіналі Золотої Євроліги вдруге за три роки – у2021-му Туреччина обіграла нашу команду у фіналі.</text:p>
      <text:p text:style-name="P4">
<text:span text:style-name="T4">
Читайте також:</text:span>
 <text:a xlink:type="simple" xlink:href="https://www.ukrinform.ua/rubric-sports/3727190-miznarodna-federacia-volejbolu-prodovzila-vidstoronenna-rosii-ta-bilorusi.html" text:style-name="Internet_20_link" text:visited-style-name="Visited_20_Internet_20_Link">
 Міжнародна федерація <text:span text:style-name="T4">
волейбол</text:span>
 у продовжилавідсторонення Росії та Білорусі </text:a>
</text:p>
      <text:p text:style-name="P4">
У 2017 році українська команда здобула титул.</text:p>
      <text:p text:style-name="P4">
Фото: cev.eu</text:p>
      <text:p text:style-name="P4">
Source: <text:a xlink:type="simple" xlink:href="https://www.ukrinform.ua/rubric-sports/3727429-sogodni-ukraina-zigrae-proti-tureccini-u-finali-zolotoi-evroligi-z-volejbolu.html" text:style-name="Internet_20_link" text:visited-style-name="Visited_20_Internet_20_Link">
https://www.ukrinform.ua/rubric-sports/3727429-sogodni-ukraina-zigrae-proti-tureccini-u-finali-zolotoi-evroligi-z-volejbolu.html</text:a>
</text:p>
      <!--NEWS-->
      <text:h text:style-name="P10" text:outline-level="1">
<text:span text:style-name="T4">
У Херсоні внаслідок обстрілу п'ятиповерхівки загинув чоловік</text:span>
</text:h>
      <text:p text:style-name="P4">
Authors: Ukrinform (Person)</text:p>
      <text:p text:style-name="P4">
Publisher: Укринформ (Organization)</text:p>
      <text:p text:style-name="P4">
Published Time: 2023-06-25T10:29:00+03:00</text:p>
      <text:p text:style-name="P4">
Modified Time: 2023-06-25T10:29:00+03:00</text:p>
      <text:p text:style-name="P4">
Description: У Херсоні внаслідок обстрілів російських військ загинув 44-річний чоловік, під завалами опинилася жінка. — Укрінформ.</text:p>
      <text:p text:style-name="P4">
Images: ['<text:a xlink:type="simple" xlink:href="https://static.ukrinform.com/photos/2023_06/thumb_files/630_360_1687678059-603.jpg" text:style-name="Internet_20_link" text:visited-style-name="Visited_20_Internet_20_Link">
630_360_16876...</text:a>
']</text:p>
      <text:p text:style-name="P4">
Tags: ['Херсон', 'Обстріл', 'Загибель', 'Війна з Росією']</text:p>
      <text:p text:style-name="P4">
Type: Article</text:p>
      <!--METADATA-->
      <text:p text:style-name="P4">
<draw:frame draw:style-name="fr1" draw:name="Image88" text:anchor-type="as-char" svg:width="6.9236in" svg:height="3.956343in" draw:z-index="0">
<draw:image xlink:href="../Images/yкринформ/2023-06-25T10-29-00-03-00/630_360_1687678059-603.jpg" xlink:type="simple" xlink:show="embed" xlink:actuate="onLoad" draw:mime-type="image/jpeg"/>
</draw:frame>
 У Херсонівнаслідок обстрілів російських військ загинув 44-річний чоловік, під заваламиопинилася жінка.</text:p>
      <text:p text:style-name="P4">
Про це повідомив у <text:a xlink:type="simple" xlink:href="http://t.me/olexandrprokudin/789" text:style-name="Internet_20_link" text:visited-style-name="Visited_20_Internet_20_Link">
 Телеграмі </text:a>
 головаХерсонської ОВА Олександр Прокудін, передає Укрінформ.</text:p>
      <text:p text:style-name="P4">
Зазначається, що на Херсонщині була неспокійна ніч і важкий ранок.</text:p>
      <text:p text:style-name="P4">
«Окупанти знову вкрили вогнем наші мирні будинки. У Херсоні загинув 44-річнийчоловік. Ще одна жінка опинилася під завалами. Один зі снарядів розірвавсяпросто посеред кімнати», - йдеться в повідомленні.</text:p>
      <text:p text:style-name="P4">
Прокудін додав, що пошкоджені будинки та майно мешканців.</text:p>
      <text:p text:style-name="P4">
<text:span text:style-name="T4">
Читайте також:</text:span>
 <text:a xlink:type="simple" xlink:href="https://www.ukrinform.ua/rubric-regions/3727401-rosiani-minuloi-dobi-vbili-odnogo-zitela-doneccini.html" text:style-name="Internet_20_link" text:visited-style-name="Visited_20_Internet_20_Link">
 Росіяни минулої доби вбили одного жителя Донеччини</text:a>
</text:p>
      <text:p text:style-name="P4">
Як повідомила <text:a xlink:type="simple" xlink:href="http://kherson.gp.gov.ua/ua/news.html" text:style-name="Internet_20_link" text:visited-style-name="Visited_20_Internet_20_Link">
 Херсонська обласна прокуратура</text:a>
, росіяни обстріляли житлові квартали Херсона близько 03:20 ранку. Внаслідоквлучання снаряда в пʼятиповерховий житловий будинок під завалами загинувчоловік. Пошкоджені приватні та багатоквартирні будинки. Розпочато досудоверозслідування у кримінальному провадженні за фактом порушення законів тазвичаїв війни (ч. 2 ст. 438 ККУ.</text:p>
      <text:p text:style-name="P4">
</text:p>
      <text:p text:style-name="P4">
Як повідомлялося, російська армія за минулу добу, 24 червня, здійснила 59обстрілів Херсонської області.</text:p>
      <text:p text:style-name="P4">
Source: <text:a xlink:type="simple" xlink:href="https://www.ukrinform.ua/rubric-ato/3727433-u-hersoni-vnaslidok-obstrilu-patipoverhivki-zaginuv-colovik.html" text:style-name="Internet_20_link" text:visited-style-name="Visited_20_Internet_20_Link">
https://www.ukrinform.ua/rubric-ato/3727433-u-hersoni-vnaslidok-obstrilu-patipoverhivki-zaginuv-colovik.html</text:a>
</text:p>
      <!--NEWS-->
      <text:h text:style-name="P10" text:outline-level="1">
<text:span text:style-name="T4">
Розклад Європейських ігор на 25 червня</text:span>
</text:h>
      <text:p text:style-name="P4">
Authors: Ukrinform (Person)</text:p>
      <text:p text:style-name="P4">
Publisher: Укринформ (Organization)</text:p>
      <text:p text:style-name="P4">
Published Time: 2023-06-25T10:31:36+03:00</text:p>
      <text:p text:style-name="P4">
Modified Time: 2023-06-25T10:31:36+03:00</text:p>
      <text:p text:style-name="P4">
Description: Сьогодні, 25 червня, на Європейських іграх виступатимуть Костевич, Середа, Болюх, синхроністки та інші. — Укрінформ.</text:p>
      <text:p text:style-name="P4">
Images: ['<text:a xlink:type="simple" xlink:href="https://static.ukrinform.com/photos/2023_06/thumb_files/630_360_1687678135-772.jpg" text:style-name="Internet_20_link" text:visited-style-name="Visited_20_Internet_20_Link">
630_360_16876...</text:a>
']</text:p>
      <text:p text:style-name="P4">
Tags: ['Збірна України', 'Європейські ігри']</text:p>
      <text:p text:style-name="P4">
Type: Article</text:p>
      <!--METADATA-->
      <text:p text:style-name="P4">
<draw:frame draw:style-name="fr1" draw:name="Image90" text:anchor-type="as-char" svg:width="6.9236in" svg:height="3.956343in" draw:z-index="0">
<draw:image xlink:href="../Images/yкринформ/2023-06-25T10-31-36-03-00/630_360_1687678135-772.jpg" xlink:type="simple" xlink:show="embed" xlink:actuate="onLoad" draw:mime-type="image/jpeg"/>
</draw:frame>
 Сьогодні,25 червня, на Європейських іграх виступатимуть Костевич, Середа, Болюх,синхроністки та інші.</text:p>
      <text:p text:style-name="P4">
До вашої уваги розклад змагань Європейських ігор:</text:p>
      <text:p text:style-name="P4">
<text:span text:style-name="T4">
Стендова стрільба</text:span>
</text:p>
      <text:p text:style-name="P4">
10:00 - круглий стенд, другий раунд кваліфікації (Микола Мільчев)</text:p>
      <text:p text:style-name="P4">
10.00 - круглий стенд, другий раунд кваліфікації (Ірина Маловічко, ВікторіяНауменко)</text:p>
      <text:p text:style-name="P4">
16:45. - жінки, круглий стенд, фінал</text:p>
      <text:p text:style-name="P4">
18:45 - чоловіки, круглий стенд, фінал</text:p>
      <text:p text:style-name="P4">
<text:span text:style-name="T4">
Фехтування</text:span>
</text:p>
      <text:p text:style-name="P4">
10:00-12:20 - одиночний турнір, рапіра, перші раунди (Аліна Полозюк, ДаріяМиронюк, Крістіна Петрова, Ольга Сопіт)</text:p>
      <text:p text:style-name="P4">
14:00-15:20 - одиночний турнір, шабля, перші раунди (Василь Гумен, ОлексійСтаценко, Юрій Цап, Андрій Ягодка)</text:p>
      <text:p text:style-name="P4">
20:10 - жінки, одиночний турнір, рапіра, фінал</text:p>
      <text:p text:style-name="P4">
20:50 - чоловіки, одиночний турнір, шабля, фінал</text:p>
      <text:p text:style-name="P4">
<text:span text:style-name="T4">
Кульова стрільба</text:span>
</text:p>
      <text:p text:style-name="P4">
10:15 - пістолет, 25 метрів, кваліфікація (Анастасія Німець, Олена Костевич)</text:p>
      <text:p text:style-name="P4">
10:15 - гвинтівка, 50 метрів, кваліфікація (Сергій Куліш, Олег Царьков)</text:p>
      <text:p text:style-name="P4">
13:00 - гвинтівка, 50 метрів, фінал</text:p>
      <text:p text:style-name="P4">
<text:span text:style-name="T4">
Тхековондо</text:span>
</text:p>
      <text:p text:style-name="P4">
10:24-13:12 - 80 кг, 1/8 фіналу (Костянтин Костеневич)</text:p>
      <text:p text:style-name="P4">
21:36 - 80 кг, фінал</text:p>
      <text:p text:style-name="P4">
<text:span text:style-name="T4">
Стрільба з лука</text:span>
</text:p>
      <text:p text:style-name="P4">
10:50 - мікст, олімпійський лук, чвертьфінал (Анастасія Павлова, ІванКожокарь)</text:p>
      <text:p text:style-name="P4">
16:35 - мікст, олімпійський лук, фінал</text:p>
      <text:p text:style-name="P4">
<text:span text:style-name="T4">
Артистичне плавання</text:span>
</text:p>
      <text:p text:style-name="P4">
11:00 - команда, довільна програма, фінал (збірна України)</text:p>
      <text:p text:style-name="P4">
<text:span text:style-name="T4">
Стрибки у воду</text:span>
</text:p>
      <text:p text:style-name="P4">
11:00 - 3-метровий трамплін, кваліфікація (Анна Письменська)</text:p>
      <text:p text:style-name="P4">
16:00 - 10-метрова вишка, синхронні стрибки, фінал (Кирило Болюх/ОлексійСереда)</text:p>
      <text:p text:style-name="P4">
20:00 - 3-метровий трамплін, фінал</text:p>
      <text:p text:style-name="P4">
<text:span text:style-name="T4">
Сучасне п'ятиборство</text:span>
</text:p>
      <text:p text:style-name="P4">
11:00 - фехтування, кваліфікація (Юрій Ковальчук, Максим Агарушев, ОлександрТовкай, Павло Тимощенко)</text:p>
      <text:p text:style-name="P4">
11:00 - фехтування, кваліфікація (Ірина Хохлова, Ольга Клуннікова, ВалеріяПермикіна, Анастасія Чижова)</text:p>
      <text:p text:style-name="P4">
<text:span text:style-name="T4">
Настільний теніс</text:span>
</text:p>
      <text:p text:style-name="P4">
11:50 - одиночний турнір, 1/8 фіналу (Соломія Братейко)</text:p>
      <text:p text:style-name="P4">
<text:span text:style-name="T4">
Велоспорт</text:span>
</text:p>
      <text:p text:style-name="P4">
12:30 - маунтенбайк (Яна Беломоіна, Ірина Попова, Ірина Слободян)</text:p>
      <text:p text:style-name="P4">
15:15 - маунтенбайк (Дмитро Тітаренко, Олександр Коняєв, Сергій Рисенко)</text:p>
      <text:p text:style-name="P4">
<text:span text:style-name="T4">
Бокс</text:span>
</text:p>
      <text:p text:style-name="P4">
14:00 - 1/16 фіналу (Тетяна Коб)</text:p>
      <text:p text:style-name="P4">
20:00 - 1/16 фіналу (Юрій Захареєв)</text:p>
      <text:p text:style-name="P4">
<text:span text:style-name="T4">
Тайський бокс</text:span>
</text:p>
      <text:p text:style-name="P4">
15:25 - 60 кг, чвертьфінал (Владислав Микитась)</text:p>
      <text:p text:style-name="P4">
15:25 - 67 кг, чвертьфінал (Ігор Любченко)</text:p>
      <text:p text:style-name="P4">
15:25 - 51 кг, чвертьфінал (Анастасія Михайленко)</text:p>
      <text:p text:style-name="P4">
15:25 - 71 кг, чвертьфінал (Олександр Єфіменко)</text:p>
      <text:p text:style-name="P4">
15:25 - 81 кг, чвертьфінал (Єгор Скуріхін)</text:p>
      <text:p text:style-name="P4">
15:25 - 91 кг, чвертьфінал (Олег Приймачов)</text:p>
      <text:p text:style-name="P4">
<text:span text:style-name="T4">
Скелелазіння</text:span>
</text:p>
      <text:p text:style-name="P4">
21:00 - боулдеринг, фінал (Євгенія Казбекова)</text:p>
      <text:p text:style-name="P4">
<text:span text:style-name="T4">
Читайте також:</text:span>
 <text:a xlink:type="simple" xlink:href="https://www.ukrinform.ua/rubric-sports/3726708-iii-evropejski-igri-golovna-sportivna-podia-lita.html" text:style-name="Internet_20_link" text:visited-style-name="Visited_20_Internet_20_Link">
 ІІІ <text:span text:style-name="T4">
Європейські</text:span>
 <text:span text:style-name="T4">
ігри</text:span>
 : головна спортивна подіяліта </text:a>
</text:p>
      <text:p text:style-name="P4">
Змагання триватимуть до 2 липня.</text:p>
      <text:p text:style-name="P4">
Фото: НОК України</text:p>
      <text:p text:style-name="P4">
Source: <text:a xlink:type="simple" xlink:href="https://www.ukrinform.ua/rubric-sports/3727434-rozklad-evropejskih-igor-na-25-cervna.html" text:style-name="Internet_20_link" text:visited-style-name="Visited_20_Internet_20_Link">
https://www.ukrinform.ua/rubric-sports/3727434-rozklad-evropejskih-igor-na-25-cervna.html</text:a>
</text:p>
      <!--NEWS-->
      <text:h text:style-name="P10" text:outline-level="1">
<text:span text:style-name="T4">
Канада розпочала власне розслідування загибелі пасажирів батискафа «Титан»</text:span>
</text:h>
      <text:p text:style-name="P4">
Authors: Ukrinform (Person)</text:p>
      <text:p text:style-name="P4">
Publisher: Укринформ (Organization)</text:p>
      <text:p text:style-name="P4">
Published Time: 2023-06-25T10:44:00+03:00</text:p>
      <text:p text:style-name="P4">
Modified Time: 2023-06-25T10:44:00+03:00</text:p>
      <text:p text:style-name="P4">
Description: У Канаді розпочали власне розслідування причин аварії субмарини «Титан», що прямувала до місця, де затонув легендарний «Титанік». — Укрінформ.</text:p>
      <text:p text:style-name="P4">
Images: ['<text:a xlink:type="simple" xlink:href="https://static.ukrinform.com/photos/2023_06/thumb_files/630_360_1687469456-908.jpg" text:style-name="Internet_20_link" text:visited-style-name="Visited_20_Internet_20_Link">
630_360_16874...</text:a>
']</text:p>
      <text:p text:style-name="P4">
Tags: ['Канада', 'Катастрофа', 'Підводний човен', 'Атлантичний океан', 'Титанік']</text:p>
      <text:p text:style-name="P4">
Type: Article</text:p>
      <!--METADATA-->
      <text:p text:style-name="P4">
<draw:frame draw:style-name="fr1" draw:name="Image91" text:anchor-type="as-char" svg:width="6.9236in" svg:height="3.956343in" draw:z-index="0">
<draw:image xlink:href="../Images/yкринформ/2023-06-25T10-44-00-03-00/630_360_1687469456-908.jpg" xlink:type="simple" xlink:show="embed" xlink:actuate="onLoad" draw:mime-type="image/jpeg"/>
</draw:frame>
 У Канадірозпочали власне розслідування причин аварії субмарини «Титан», що прямуваладо місця, де затонув легендарний «Титанік».</text:p>
      <text:p text:style-name="P4">
Як передає Укрінформ, про це повідомляє <text:a xlink:type="simple" xlink:href="https://www.france24.com/en/americas/20230624-canada-begins-investigation-into-titanic-bound-submersible-implosion" text:style-name="Internet_20_link" text:visited-style-name="Visited_20_Internet_20_Link">
</text:a>
 <text:a xlink:type="simple" xlink:href="https://www.france24.com/en/americas/20230624-canada-begins-investigation-into-titanic-bound-submersible-implosion" text:style-name="Internet_20_link" text:visited-style-name="Visited_20_Internet_20_Link">
 France 24</text:a>
 .</text:p>
      <text:p text:style-name="P4">
У суботу у Раді з безпеки на транспорті <text:a xlink:type="simple" xlink:href="https://www.ukrinform.ua/tag-kanada" text:style-name="Internet_20_link" text:visited-style-name="Visited_20_Internet_20_Link">
 Канади</text:a>
 заявили, що проводять розслідуванняаварії «Титана».</text:p>
      <text:p text:style-name="P4">
Морські служби обстежують район у Північній Атлантиці, де затонула субмарина ізагинули всі п'ять осіб, які перебували на борту. Уламки субмарини буливиявлені на глибині 3810 метрів.</text:p>
      <text:p text:style-name="P4">
«Ми проводимо розслідування в Канаді, враховуючи, що це було судно (PolarPrice, яке доправило "Титан" до місця занурення в Атлантичному океані, та зекіпажем якого підтримувався зв'язок до моменту аварії - ред.) під канадськимпрапором, яке вийшло з канадського порту та було причетне до цієї події, хочай у міжнародних водах», — сказала голова транспортної ради Кеті Фокс.</text:p>
      <text:p text:style-name="P4">
Як повідомлялося, у неділю субмарина, яка використовувалася для перевезеннятуристів для огляду уламків затонулого “Титаніка”, <text:a xlink:type="simple" xlink:href="https://www.ukrinform.ua/rubric-world/3724932-pidvodnij-aparat-z-turistami-znik-dorogou-do-zatonulogo-titanika.html" text:style-name="Internet_20_link" text:visited-style-name="Visited_20_Internet_20_Link">
 зникла в Атлантичномуокеані </text:a>
 . Під час пошуків були <text:a xlink:type="simple" xlink:href="https://www.ukrinform.ua/rubric-world/3726535-znajdeni-ulamki-submarini-so-znikla-poblizu-titanika-zmi.html" text:style-name="Internet_20_link" text:visited-style-name="Visited_20_Internet_20_Link">
виявлені уламки </text:a>
 .</text:p>
      <text:p text:style-name="P4">
<text:span text:style-name="T4">
Читайте також:</text:span>
 <text:a xlink:type="simple" xlink:href="https://www.ukrinform.ua/rubric-world/3726553-beregova-ohorona-ssa-pidtverdila-zagibel-ludej-na-minisubmarini-titan.html" text:style-name="Internet_20_link" text:visited-style-name="Visited_20_Internet_20_Link">
 Берегова охорона США підтвердила загибель пасажирівмінісубмарини « <text:span text:style-name="T4">
Титан</text:span>
 » </text:a>
</text:p>
      <text:p text:style-name="P4">
На борту батискафа перебували п'ятеро людей: британський бізнесмен і засновниккомпанії Action Group Геміш Гардінг, бізнесмен із Пакистану Шахзада Давуд зісвоїм 19-річним сином Сулеманом, французький дослідник Поль-Анрі Наржоле, таСтоктон Раш - генеральний директор компанії OceanGate, яка організувалазанурення. Запас кисню в підводному човні був розрахований максимум на 96годин.</text:p>
      <text:p text:style-name="P4">
Експерти неодноразово попереджали керівництво OceanGate, що "Титан" -небезпечний. Проте компанія ігнорувала попередження. Раніше OceanGate успішнодоправила до "Титаніка" майже 60 приватних клієнтів і близько 20 вчених.</text:p>
      <text:p text:style-name="P4">
Source: <text:a xlink:type="simple" xlink:href="https://www.ukrinform.ua/rubric-world/3727435-kanada-rozpocala-vlasne-rozsliduvanna-zagibeli-pasaziriv-batiskafa-titan.html" text:style-name="Internet_20_link" text:visited-style-name="Visited_20_Internet_20_Link">
https://www.ukrinform.ua/rubric-world/3727435-kanada-rozpocala-vlasne-rozsliduvanna-zagibeli-pasaziriv-batiskafa-titan.html</text:a>
</text:p>
      <!--NEWS-->
      <text:h text:style-name="P10" text:outline-level="1">
<text:span text:style-name="T4">
У США вулична вечірка завершилася стріляниною, двоє загиблих</text:span>
</text:h>
      <text:p text:style-name="P4">
Authors: Ukrinform (Person)</text:p>
      <text:p text:style-name="P4">
Publisher: Укринформ (Organization)</text:p>
      <text:p text:style-name="P4">
Published Time: 2023-06-25T11:04:00+03:00</text:p>
      <text:p text:style-name="P4">
Modified Time: 2023-06-25T11:04:00+03:00</text:p>
      <text:p text:style-name="P4">
Description: Двоє людей загинули та 15 постраждали під час бійки, яка виникла на вуличній вечірці в місті Сагіно, штат Мічиган. — Укрінформ.</text:p>
      <text:p text:style-name="P4">
Images: ['<text:a xlink:type="simple" xlink:href="https://static.ukrinform.com/photos/2023_06/thumb_files/630_360_1687680053-483.jpg" text:style-name="Internet_20_link" text:visited-style-name="Visited_20_Internet_20_Link">
630_360_16876...</text:a>
']</text:p>
      <text:p text:style-name="P4">
Tags: ['Поліція', 'США', 'Стрілянина']</text:p>
      <text:p text:style-name="P4">
Type: Article</text:p>
      <!--METADATA-->
      <text:p text:style-name="P4">
<draw:frame draw:style-name="fr1" draw:name="Image92" text:anchor-type="as-char" svg:width="6.9236in" svg:height="3.956343in" draw:z-index="0">
<draw:image xlink:href="../Images/yкринформ/2023-06-25T11-04-00-03-00/630_360_1687680053-483.jpg" xlink:type="simple" xlink:show="embed" xlink:actuate="onLoad" draw:mime-type="image/jpeg"/>
</draw:frame>
 Двоє людейзагинули та 15 постраждали під час бійки, яка виникла на вуличній вечірці вмісті Сагіно, штат Мічиган.</text:p>
      <text:p text:style-name="P4">
Як передає Укрінформ, про це з посиланням на поліцію повідомляє <text:a xlink:type="simple" xlink:href="https://edition.cnn.com/2023/06/24/us/saginaw-michigan-party-shooting/index.html" text:style-name="Internet_20_link" text:visited-style-name="Visited_20_Internet_20_Link">
 CNN</text:a>
 .</text:p>
      <text:p text:style-name="P4">
Як зазначається, вулична вечірка рекламувалася e соціальних мережах, а доінциденту поліція декілька разів намагалася розігнати натовп людей.</text:p>
      <text:p text:style-name="P4">
Місцева влада заявила, що «між учасниками вечірки виникла бійка, внаслідокякої пролунали <text:a xlink:type="simple" xlink:href="https://www.ukrinform.ua/tag-strilanina" text:style-name="Internet_20_link" text:visited-style-name="Visited_20_Internet_20_Link">
 постріли </text:a>
 . Увідповідь інші люди в натовпі почали стріляти, поранивши декількох людей. Колилюди тікали з місця події, багато хто з них отримали поранення в результатінаїзду автомобілів, що виїжджали».</text:p>
      <text:p text:style-name="P4">
Згідно з повідомленням, було використано щонайменше п'ять одиниць зброїрізного калібру, підозрюваних наразі не затримано.</text:p>
      <text:p text:style-name="P4">
<text:span text:style-name="T4">
Читайте також:</text:span>
 <text:a xlink:type="simple" xlink:href="https://www.ukrinform.ua/rubric-world/3724541-u-ssa-na-muzicnomu-festivali-stalasa-strilanina-dvoe-ludej-zaginuli.html" text:style-name="Internet_20_link" text:visited-style-name="Visited_20_Internet_20_Link">
 У США на музичному фестивалі сталася <text:span text:style-name="T4">
стрілянина</text:span>
 ,двоє людей загинули </text:a>
</text:p>
      <text:p text:style-name="P4">
«П'ятнадцять людей отримали вогнепальні поранення або стали жертвами наїздуавтомобіля. Двоє постраждалих - 19-річний чоловік та 51-річна жінка -загинули", - йдеться у повідомленні.</text:p>
      <text:p text:style-name="P4">
Правоохоронці заявили, що небезпеки для населення немає, розслідування триває.</text:p>
      <text:p text:style-name="P4">
<text:span text:style-name="T5">
Фото: WNEM</text:span>
</text:p>
      <text:p text:style-name="P4">
Source: <text:a xlink:type="simple" xlink:href="https://www.ukrinform.ua/rubric-world/3727442-u-ssa-vulicna-vecirka-zaversilasa-strilaninou-dvoe-zagiblih.html" text:style-name="Internet_20_link" text:visited-style-name="Visited_20_Internet_20_Link">
https://www.ukrinform.ua/rubric-world/3727442-u-ssa-vulicna-vecirka-zaversilasa-strilaninou-dvoe-zagiblih.html</text:a>
</text:p>
      <!--NEWS-->
      <text:h text:style-name="P10" text:outline-level="1">
<text:span text:style-name="T4">
Метальник списа Фельфнер став бронзовим призером Європейських ігор</text:span>
</text:h>
      <text:p text:style-name="P4">
Authors: Ukrinform (Person)</text:p>
      <text:p text:style-name="P4">
Publisher: Укринформ (Organization)</text:p>
      <text:p text:style-name="P4">
Published Time: 2023-06-25T11:05:43+03:00</text:p>
      <text:p text:style-name="P4">
Modified Time: 2023-06-25T22:05:43+03:00</text:p>
      <text:p text:style-name="P4">
Description: Український метальник списа Артур Фельфнер став бронзовим призером Європейських ігор-2023. — Укрінформ.</text:p>
      <text:p text:style-name="P4">
Images: ['<text:a xlink:type="simple" xlink:href="https://static.ukrinform.com/photos/2023_06/thumb_files/630_360_1687719880-585.jpg" text:style-name="Internet_20_link" text:visited-style-name="Visited_20_Internet_20_Link">
630_360_16877...</text:a>
']</text:p>
      <text:p text:style-name="P4">
Tags: ['Європейські ігри']</text:p>
      <text:p text:style-name="P4">
Type: Article</text:p>
      <!--METADATA-->
      <text:p text:style-name="P4">
<draw:frame draw:style-name="fr1" draw:name="Image93" text:anchor-type="as-char" svg:width="6.9236in" svg:height="3.956343in" draw:z-index="0">
<draw:image xlink:href="../Images/yкринформ/2023-06-25T11-05-43-03-00/630_360_1687719880-585.jpg" xlink:type="simple" xlink:show="embed" xlink:actuate="onLoad" draw:mime-type="image/jpeg"/>
</draw:frame>
Український метальник списа Артур Фельфнер став бронзовим призеромЄвропейських ігор-2023.</text:p>
      <text:p text:style-name="P4">
Спортсмен показав результат у 82,24 метра декілька днів тому, і за підсумкамивиступів спортсменів зі всіх трьох дивізіонів опинився на третьому місці,повідомляє Укрінформ.</text:p>
      <text:p text:style-name="P4">
Як повідомлялося, 19-річний українець встановив рекорд континенту серед молодів сезоні.</text:p>
      <text:p text:style-name="P4">
<text:span text:style-name="T4">
Читайте також:</text:span>
 <text:a xlink:type="simple" xlink:href="https://www.ukrinform.ua/rubric-sports/3727587-magucih-zavouvala-zolotu-medal-u-stribkah-u-visotu-na-evropejskih-igrah.html" text:style-name="Internet_20_link" text:visited-style-name="Visited_20_Internet_20_Link">
 <text:span text:style-name="T4">
Магучіх</text:span>
 завоювала золоту медаль у стрибках у висотуна Європейських іграх </text:a>
</text:p>
      <text:p text:style-name="P4">
Кращий результат показали Едіс Матусевічус з Литви(84.22 метра) та Юліан Веберз Німеччини(86,26 метра).</text:p>
      <text:p text:style-name="P4">
Фото: World Athletics</text:p>
      <text:p text:style-name="P4">
Source: <text:a xlink:type="simple" xlink:href="https://www.ukrinform.ua/rubric-sports/3727610-metalnik-spisa-felfner-stav-bronzovim-prizerom-evropejskih-igor.html" text:style-name="Internet_20_link" text:visited-style-name="Visited_20_Internet_20_Link">
https://www.ukrinform.ua/rubric-sports/3727610-metalnik-spisa-felfner-stav-bronzovim-prizerom-evropejskih-igor.html</text:a>
</text:p>
      <!--NEWS-->
      <text:h text:style-name="P10" text:outline-level="1">
<text:span text:style-name="T4">
Як контрактникам отримати одноразову грошову допомогу – роз’яснення Міноборони</text:span>
</text:h>
      <text:p text:style-name="P4">
Authors: Ukrinform (Person)</text:p>
      <text:p text:style-name="P4">
Publisher: Укринформ (Organization)</text:p>
      <text:p text:style-name="P4">
Published Time: 2023-06-25T11:19:16+03:00</text:p>
      <text:p text:style-name="P4">
Modified Time: 2023-06-25T11:19:16+03:00</text:p>
      <text:p text:style-name="P4">
Description: У Міністерстві оборони пояснили, як отримати одноразову грошову допомогу особам, які підписали контракт зі Збройними силами України. — Укрінформ.</text:p>
      <text:p text:style-name="P4">
Images: ['<text:a xlink:type="simple" xlink:href="https://static.ukrinform.com/photos/2020_04/thumb_files/630_360_1586855922-901.jpg" text:style-name="Internet_20_link" text:visited-style-name="Visited_20_Internet_20_Link">
630_360_15868...</text:a>
']</text:p>
      <text:p text:style-name="P4">
Tags: ['ЗСУ', 'Гроші', 'Військові', 'Служба за контрактом', 'Справа Міноборони', 'допомога']</text:p>
      <text:p text:style-name="P4">
Type: Article</text:p>
      <!--METADATA-->
      <text:p text:style-name="P4">
<draw:frame draw:style-name="fr1" draw:name="Image94" text:anchor-type="as-char" svg:width="6.9236in" svg:height="3.956343in" draw:z-index="0">
<draw:image xlink:href="../Images/yкринформ/2023-06-25T11-19-16-03-00/630_360_1586855922-901.jpg" xlink:type="simple" xlink:show="embed" xlink:actuate="onLoad" draw:mime-type="image/jpeg"/>
</draw:frame>
 УМіністерстві оборони пояснили, як отримати одноразову грошову допомогу особам,які підписали контракт зі Збройними силами України.</text:p>
      <text:p text:style-name="P4">
Як передає Укрінформ, про це йдеться в <text:a xlink:type="simple" xlink:href="https://t.me/ministry_of_defense_ua/7716" text:style-name="Internet_20_link" text:visited-style-name="Visited_20_Internet_20_Link">
 Телеграмі</text:a>
 <text:a xlink:type="simple" xlink:href="https://t.me/ministry_of_defense_ua/7716" text:style-name="Internet_20_link" text:visited-style-name="Visited_20_Internet_20_Link">
</text:a>
 МОУ.</text:p>
      <text:p text:style-name="P4">
Зазначається, що 21 472 грн передбачається для осіб рядового складу, 24 156грн – для осіб сержантського та старшинського складу та 26 840 грн – для осібофіцерського складу.</text:p>
      <text:p text:style-name="P4">
Допомога виплачується одразу.</text:p>
      <text:p text:style-name="P4">
Також повідомляється, що відповідні виплати передбачені <text:a xlink:type="simple" xlink:href="https://www.ukrinform.ua/tag-vijskovi" text:style-name="Internet_20_link" text:visited-style-name="Visited_20_Internet_20_Link">
 військовим</text:a>
 , які приймаються на посади рядовогоскладу строком на 3 роки; на посади сержантського та старшинського складу на 3роки й більше; офіцерського – рік і більше; на 5 років і більше – призначеніна посади сержантського, старшинського та офіцерського складу після закінченняВВНЗ.</text:p>
      <text:p text:style-name="P4">
Щоб отримати допомогу, потрібно написати рапорт на ім’я командира.</text:p>
      <text:p text:style-name="P4">
<text:span text:style-name="T4">
Читайте також:</text:span>
 <text:a xlink:type="simple" xlink:href="https://www.ukrinform.ua/rubric-society/3727158-veresuk-rozpovila-ci-vistacae-kostiv-na-viplatu-dopomogi-zvilnenim-z-rosijskogo-polonu.html" text:style-name="Internet_20_link" text:visited-style-name="Visited_20_Internet_20_Link">
 Верещук розповіла, чи вистачає коштів на <text:span text:style-name="T4">
виплату</text:span>
допомоги звільненим з російського полону </text:a>
</text:p>
      <text:p text:style-name="P4">
Грошова допомога не виплачується особам рядового складу, які під час служби законтрактом уклали інший – на посаду сержантського та старшинського складу;особам сержантського та старшинського складу, яких під час дії контрактуприйнято на службу за контрактом осіб офіцерського складу, а також - особамофіцерського складу, які під час проходження кадрової служби підпишутьконтракт.</text:p>
      <text:p text:style-name="P4">
Як повідомлялося, з 1 лютого 2023 року було змінено порядок виплат премійвійськовим.</text:p>
      <text:p text:style-name="P4">
Source: <text:a xlink:type="simple" xlink:href="https://www.ukrinform.ua/rubric-society/3727443-ak-kontraktnikam-otrimati-odnorazovu-grosovu-dopomogu-rozasnenna-minoboroni.html" text:style-name="Internet_20_link" text:visited-style-name="Visited_20_Internet_20_Link">
https://www.ukrinform.ua/rubric-society/3727443-ak-kontraktnikam-otrimati-odnorazovu-grosovu-dopomogu-rozasnenna-minoboroni.html</text:a>
</text:p>
      <!--NEWS-->
      <text:h text:style-name="P10" text:outline-level="1">
<text:span text:style-name="T4">
Ракетна атака на Київ: під завалами будинку виявили тіла ще двох загиблих</text:span>
</text:h>
      <text:p text:style-name="P4">
Authors: Ukrinform (Person)</text:p>
      <text:p text:style-name="P4">
Publisher: Укринформ (Organization)</text:p>
      <text:p text:style-name="P4">
Published Time: 2023-06-25T11:28:00+03:00</text:p>
      <text:p text:style-name="P4">
Modified Time: 2023-06-25T11:28:00+03:00</text:p>
      <text:p text:style-name="P4">
Description: Під завалами в будинку в Соломʼянському районі рятувальники виявили тіла ще двох загиблих. Загалом у будинку, куди влучили уламки російської ракети, загинули пʼятеро людей.</text:p>
      <text:p text:style-name="P4">
— Укрінформ.</text:p>
      <text:p text:style-name="P4">
Images: ['<text:a xlink:type="simple" xlink:href="https://static.ukrinform.com/photos/2023_06/thumb_files/630_360_1687590690-571.jpg" text:style-name="Internet_20_link" text:visited-style-name="Visited_20_Internet_20_Link">
630_360_16875...</text:a>
']</text:p>
      <text:p text:style-name="P4">
Tags: ['Загибель', 'Київ', 'Війна з Росією', 'Повітряна атака']</text:p>
      <text:p text:style-name="P4">
Type: Article</text:p>
      <!--METADATA-->
      <text:p text:style-name="P4">
<draw:frame draw:style-name="fr1" draw:name="Image95" text:anchor-type="as-char" svg:width="6.9236in" svg:height="3.956343in" draw:z-index="0">
<draw:image xlink:href="../Images/yкринформ/2023-06-25T11-28-00-03-00/630_360_1687590690-571.jpg" xlink:type="simple" xlink:show="embed" xlink:actuate="onLoad" draw:mime-type="image/jpeg"/>
</draw:frame>
 Підзавалами в будинку в Соломʼянському районі рятувальники виявили тіла ще двохзагиблих. Загалом у будинку, куди влучили уламки російської ракети, загинулипʼятеро людей.</text:p>
      <text:p text:style-name="P4">
Як передає Укрінформ, про це в <text:a xlink:type="simple" xlink:href="https://t.me/vitaliy_klitschko/2133" text:style-name="Internet_20_link" text:visited-style-name="Visited_20_Internet_20_Link">
 Телеграмі</text:a>
 повідомив мер Києва Віталій Кличко.</text:p>
      <text:p text:style-name="P4">
«Під завалами в будинку в Соломʼянському районі рятувальники виявили тіла щедвох загиблих. Операція з ліквідації наслідків ворожої атаки триває.Рятувальники ще працюють у пошкодженому будинку», - заявив Кличко.</text:p>
      <text:p text:style-name="P4">
Він повідомив, що загалом у будинку, куди влучили уламки російської ракети,загинули п’ятеро людей.</text:p>
      <text:p text:style-name="P4">
<text:span text:style-name="T4">
Читайте також:</text:span>
 <text:a xlink:type="simple" xlink:href="https://www.ukrinform.ua/rubric-kyiv/3727133-klicko-pro-nicnu-raketnu-ataku-zagiblih-troe-pid-zavalami-mozut-buti-ludi.html" text:style-name="Internet_20_link" text:visited-style-name="Visited_20_Internet_20_Link">
 Шок у мешканців, гори скла і десятки розбитих авто. Яквиглядає ЖК, де впали уламки ракети в столиці</text:a>
</text:p>
      <text:p text:style-name="P4">
Як повідомляв Укрінформ, 24 червня у Соломʼянському районі Києва внаслідокпадіння уламків на 24-поверхову будівлю виникли руйнування та займання накількох поверхах.</text:p>
      <text:p text:style-name="P4">
Source: <text:a xlink:type="simple" xlink:href="https://www.ukrinform.ua/rubric-kyiv/3727445-raketna-ataka-na-kiiv-pid-zavalami-budinku-viavili-tila-se-dvoh-zagiblih.html" text:style-name="Internet_20_link" text:visited-style-name="Visited_20_Internet_20_Link">
https://www.ukrinform.ua/rubric-kyiv/3727445-raketna-ataka-na-kiiv-pid-zavalami-budinku-viavili-tila-se-dvoh-zagiblih.html</text:a>
</text:p>
      <!--NEWS-->
      <text:h text:style-name="P10" text:outline-level="1">
<text:span text:style-name="T4">
Зеленський анонсував публікації у соцмережах про шеврони, передані військовими й волонтерами</text:span>
</text:h>
      <text:p text:style-name="P4">
Authors: Ukrinform (Person)</text:p>
      <text:p text:style-name="P4">
Publisher: Укринформ (Organization)</text:p>
      <text:p text:style-name="P4">
Published Time: 2023-06-25T11:39:07+03:00</text:p>
      <text:p text:style-name="P4">
Modified Time: 2023-06-25T11:39:07+03:00</text:p>
      <text:p text:style-name="P4">
Description: Президент Володимир Зеленський анонсував серію публікацій у своїх соціальних мережах про шеврони, які йому передають військові та волонтери. — Укрінформ.</text:p>
      <text:p text:style-name="P4">
Images: ['<text:a xlink:type="simple" xlink:href="https://static.ukrinform.com/photos/2022_07/thumb_files/630_360_1658554942-587.jpg" text:style-name="Internet_20_link" text:visited-style-name="Visited_20_Internet_20_Link">
630_360_16585...</text:a>
']</text:p>
      <text:p text:style-name="P4">
Tags: ['ЗМІ', 'ЗСУ', 'Соцмережі', 'Військові', 'Зеленський', 'Війна з Росією']</text:p>
      <text:p text:style-name="P4">
Type: Article</text:p>
      <!--METADATA-->
      <text:p text:style-name="P4">
<draw:frame draw:style-name="fr1" draw:name="Image96" text:anchor-type="as-char" svg:width="6.9236in" svg:height="3.956343in" draw:z-index="0">
<draw:image xlink:href="../Images/yкринформ/2023-06-25T11-39-07-03-00/630_360_1658554942-587.jpg" xlink:type="simple" xlink:show="embed" xlink:actuate="onLoad" draw:mime-type="image/jpeg"/>
</draw:frame>
 ПрезидентВолодимир Зеленський анонсував серію публікацій у своїх соціальних мережах прошеврони, які йому передають військові та волонтери.</text:p>
      <text:p text:style-name="P4">
Про це йдеться в його <text:a xlink:type="simple" xlink:href="https://t.me/V_Zelenskiy_official/6697" text:style-name="Internet_20_link" text:visited-style-name="Visited_20_Internet_20_Link">
 </text:a>
 <text:a xlink:type="simple" xlink:href="https://t.me/V_Zelenskiy_official/6697" text:style-name="Internet_20_link" text:visited-style-name="Visited_20_Internet_20_Link">
 зверненні</text:a>
 , передає Укрінформ.</text:p>
      <text:p text:style-name="P4">
_<text:span text:style-name="T4">
Відео:</text:span>
 <text:a xlink:type="simple" xlink:href="https://t.me/OP_UA/9784" text:style-name="Internet_20_link" text:visited-style-name="Visited_20_Internet_20_Link">
 Офіс Президента, Телеграм </text:a>
 _</text:p>
      <text:p text:style-name="P4">
“Іноді в моєму кабінеті буває мій син. Іноді, але тим не менш. І найбільшейого тут цікавлять ось ці шеврони – їх мені передають військові, волонтери,рідні наших воїнів. На фронті і в Києві, у шпиталях, під час церемонійнагородження героїв у Маріїнському палаці…” - сказав <text:a xlink:type="simple" xlink:href="https://www.ukrinform.ua/tag-zelenskij" text:style-name="Internet_20_link" text:visited-style-name="Visited_20_Internet_20_Link">
 Зеленський</text:a>
 .</text:p>
      <text:p text:style-name="P4">
Він зауважив, що дошка для шевронів заповнюється, але дуже повільно, “бощоразу Кирило забирає”.</text:p>
      <text:p text:style-name="P4">
“І я щасливий, що його цікавить саме це. Наші герої, наша оборона, українськішеврони. Уже давно я хотів зробити спеціальну таку серію публікацій в моїхсоцмережах – про ці шеврони. Про те, звідки вони. Хто їх передав. Які цепідрозділи. І саме сьогодні ми почнемо такі публікації. Можливо, хтось іщезахоче розказати про шеврони, які є у вас. Я думаю, це правильно. Правильно,щоб наші люди, наші діти знали, кому ми завдячуємо нашим життям і свободоюУкраїни”, - сказав Зеленський.</text:p>
      <text:p text:style-name="P4">
<text:span text:style-name="T4">
Читайте також:</text:span>
 <text:a xlink:type="simple" xlink:href="https://www.ukrinform.ua/rubric-ato/3726644-zelenskij-podakuvav-specpriznacencam-sbu-za-kruti-operacii-vid-kieva-do-zmiinogo.html" text:style-name="Internet_20_link" text:visited-style-name="Visited_20_Internet_20_Link">
 Зеленський подякував спецпризначенцям СБУ за крутіоперації «від Києва до Зміїного» </text:a>
</text:p>
      <text:p text:style-name="P4">
Як повідомлялося, авіація Сил оборони за минулу добу <text:a xlink:type="simple" xlink:href="https://www.ukrinform.ua/rubric-ato/3727391-aviacia-zsu-zavdala-18-udariv-po-poziciah-voroga-znisenij-zrk-rosian.html" text:style-name="Internet_20_link" text:visited-style-name="Visited_20_Internet_20_Link">
 завдала 18 ударів</text:a>
 по районах зосередження особовогоскладу ворога та знищила зенітно-ракетний комплекс. Також ЗСУ збили шістьрозвідувальних безпілотників.</text:p>
      <text:p text:style-name="P4">
Source: <text:a xlink:type="simple" xlink:href="https://www.ukrinform.ua/rubric-society/3727447-zelenskij-anonsuvav-publikacii-u-socmerezah-pro-sevroni-peredani-vijskovimi-j-volonterami.html" text:style-name="Internet_20_link" text:visited-style-name="Visited_20_Internet_20_Link">
https://www.ukrinform.ua/rubric-society/3727447-zelenskij-anonsuvav-publikacii-u-socmerezah-pro-sevroni-peredani-vijskovimi-j-volonterami.html</text:a>
</text:p>
      <!--NEWS-->
      <text:h text:style-name="P10" text:outline-level="1">
<text:span text:style-name="T4">
ЗСУ використовують досвід перших тижнів наступу та досягають прогресу - британська розвідка</text:span>
</text:h>
      <text:p text:style-name="P4">
Authors: Ukrinform (Person)</text:p>
      <text:p text:style-name="P4">
Publisher: Укринформ (Organization)</text:p>
      <text:p text:style-name="P4">
Published Time: 2023-06-25T11:40:57+03:00</text:p>
      <text:p text:style-name="P4">
Modified Time: 2023-06-25T11:40:57+03:00</text:p>
      <text:p text:style-name="P4">
Description: Українські військові використовують досвід перших двох тижнів контрнаступу для вдосконалення тактики і досягають впевненого прогресу на ключових напрямках. — Укрінформ.</text:p>
      <text:p text:style-name="P4">
Images: ['<text:a xlink:type="simple" xlink:href="https://static.ukrinform.com/photos/2023_06/thumb_files/630_360_1686844070-771.jpg" text:style-name="Internet_20_link" text:visited-style-name="Visited_20_Internet_20_Link">
630_360_16868...</text:a>
']</text:p>
      <text:p text:style-name="P4">
Tags: ['Британія', 'Розвідка', 'ЗСУ', 'Війна з Росією', 'Контрнаступ']</text:p>
      <text:p text:style-name="P4">
Type: Article</text:p>
      <!--METADATA-->
      <text:p text:style-name="P4">
<draw:frame draw:style-name="fr1" draw:name="Image97" text:anchor-type="as-char" svg:width="6.9236in" svg:height="3.956343in" draw:z-index="0">
<draw:image xlink:href="../Images/yкринформ/2023-06-25T11-40-57-03-00/630_360_1686844070-771.jpg" xlink:type="simple" xlink:show="embed" xlink:actuate="onLoad" draw:mime-type="image/jpeg"/>
</draw:frame>
 Українськівійськові використовують досвід перших двох тижнів контрнаступу длявдосконалення тактики і досягають впевненого прогресу на ключових напрямках.</text:p>
      <text:p text:style-name="P4">
Як передає Укрінформ, про це повідомляє у <text:a xlink:type="simple" xlink:href="http://twitter.com/DefenceHQ/status/1672853423669010432/photo/1" text:style-name="Internet_20_link" text:visited-style-name="Visited_20_Internet_20_Link">
 Твіттері</text:a>
 МіноборониВеликої Британії з посиланням на розвідку.</text:p>
      <text:p text:style-name="P4">
Зокрема, зазначається, що останніми днями українські війська знову здійснюютьвеликі наступальні операції на трьох основних напрямках на півдні та сходіУкраїни.</text:p>
      <text:p text:style-name="P4">
Українські військові використовують досвід перших двох тижнів контрнаступу длявдосконалення власної тактики наступу на глибоку та добре підготовленуросійську оборону.</text:p>
      <text:p text:style-name="P4">
<text:span text:style-name="T4">
Читайте також:</text:span>
 <text:a xlink:type="simple" xlink:href="https://www.ukrinform.ua/rubric-ato/3727309-nastup-jde-za-planom-zaluznij-obgovoriv-iz-milli-situaciu-na-fronti.html" text:style-name="Internet_20_link" text:visited-style-name="Visited_20_Internet_20_Link">
 Наступ йде за планом: Залужний обговорив із Мілліситуацію на фронті </text:a>
</text:p>
      <text:p text:style-name="P4">
"Українські підрозділи досягають поступового, але впевненого тактичногопрогресу на ключових напрямках", - йдеться у звіті.</text:p>
      <text:p text:style-name="P4">
Водночас у <text:a xlink:type="simple" xlink:href="https://www.ukrinform.ua/tag-lugansina" text:style-name="Internet_20_link" text:visited-style-name="Visited_20_Internet_20_Link">
 Луганській області </text:a>
російські війська доклали значних зусиль для проведення наступу вСеребрянському лісі поблизу Кремінної. Ймовірно, це відображає наказросійського вищого керівництва переходити в наступ, коли це можливо. За данимибританської розвідки, Москва досягла "невеликих успіхів, але українські силизавадили прориву".</text:p>
      <text:p text:style-name="P4">
<text:span text:style-name="T4">
Читайте також:</text:span>
 <text:a xlink:type="simple" xlink:href="https://www.ukrinform.ua/rubric-ato/3727324-sili-oboroni-na-shodi-pocali-nastup-na-kilkoh-napramkah-odnocasno-malar.html" text:style-name="Internet_20_link" text:visited-style-name="Visited_20_Internet_20_Link">
 Сили оборони на сході почали наступ на кількох напрямкаходночасно - Маляр </text:a>
</text:p>
      <text:p text:style-name="P4">
Як повідомлялося, Сили оборони України з 24 лютого 2022 року ліквідувалиблизько 223 тисяч 910 російських загарбників.</text:p>
      <text:p text:style-name="P4">
Source: <text:a xlink:type="simple" xlink:href="https://www.ukrinform.ua/rubric-ato/3727449-zsu-vikoristovuut-dosvid-persih-tizniv-nastupu-ta-dosagaut-progresu-britanska-rozvidka.html" text:style-name="Internet_20_link" text:visited-style-name="Visited_20_Internet_20_Link">
https://www.ukrinform.ua/rubric-ato/3727449-zsu-vikoristovuut-dosvid-persih-tizniv-nastupu-ta-dosagaut-progresu-britanska-rozvidka.html</text:a>
</text:p>
      <!--NEWS-->
      <text:h text:style-name="P10" text:outline-level="1">
<text:span text:style-name="T4">
За добу росіяни атакували дев’ять регіонів України - зведення ОВА</text:span>
</text:h>
      <text:p text:style-name="P4">
Authors: Ukrinform (Person)</text:p>
      <text:p text:style-name="P4">
Publisher: Укринформ (Organization)</text:p>
      <text:p text:style-name="P4">
Published Time: 2023-06-25T11:50:00+03:00</text:p>
      <text:p text:style-name="P4">
Modified Time: 2023-06-25T11:50:00+03:00</text:p>
      <text:p text:style-name="P4">
Description: Російська армія за добу здійснила атаки на дев’ять областей України. — Укрінформ.</text:p>
      <text:p text:style-name="P4">
Images: ['<text:a xlink:type="simple" xlink:href="https://static.ukrinform.com/photos/2023_06/thumb_files/630_360_1687240826-168.jpeg" text:style-name="Internet_20_link" text:visited-style-name="Visited_20_Internet_20_Link">
630_360_16872...</text:a>
']</text:p>
      <text:p text:style-name="P4">
Tags: ['Обстріл', 'Війна з Росією']</text:p>
      <text:p text:style-name="P4">
Type: Article</text:p>
      <!--METADATA-->
      <text:p text:style-name="P4">
<draw:frame draw:style-name="fr1" draw:name="Image98" text:anchor-type="as-char" svg:width="6.9236in" svg:height="3.956343in" draw:z-index="0">
<draw:image xlink:href="../Images/yкринформ/2023-06-25T11-50-00-03-00/630_360_1687240826-168.jpeg" xlink:type="simple" xlink:show="embed" xlink:actuate="onLoad" draw:mime-type="image/jpeg"/>
</draw:frame>
 Російськаармія за добу здійснила атаки на дев’ять областей України.</text:p>
      <text:p text:style-name="P4">
Як передає Укрінформ, про це ідеться у зведеній інформації обласних військовихадміністрацій про ситуацію в регіонах України станом на ранок неділі, 25червня.</text:p>
      <text:p text:style-name="P4">
У <text:span text:style-name="T4">
Чернігівській області</text:span>
 за добу ворог 5 разів обстріляв із мінометів таАГС Чернігівський та Новгород-Сіверський райони. Без жертв та руйнувань.</text:p>
      <text:p text:style-name="P4">
У <text:span text:style-name="T4">
Сумській області</text:span>
 вночі та вранці війська РФ здійснили 8 обстрілівприкордонних громад. Зафіксовані 34 вибухи. <text:a xlink:type="simple" xlink:href="https://www.ukrinform.ua/tag-obstril" text:style-name="Internet_20_link" text:visited-style-name="Visited_20_Internet_20_Link">
 Обстрілів</text:a>
 зазнали Есманська, Великописарівська,Шалигинська, Ворожбянська, Новослобідська громади. Попередньо, без жертв.</text:p>
      <text:p text:style-name="P4">
Вчора протягом дня росіяни здійснили 24 обстріли прикордонних громад.Зафіксовані 204 вибухи. Обстрілів зазнали Білопільська, Миропільська,Краснопільська, Юнаківська, Свеська, Есманська, Дружбівська, Зноб-Новгородськата Великописарівська громади.</text:p>
      <text:p text:style-name="P4">
<text:span text:style-name="T4">
Читайте також:</text:span>
 <text:a xlink:type="simple" xlink:href="https://www.ukrinform.ua/rubric-ato/3727449-zsu-vikoristovuut-dosvid-persih-tizniv-nastupu-ta-dosagaut-progresu-britanska-rozvidka.html" text:style-name="Internet_20_link" text:visited-style-name="Visited_20_Internet_20_Link">
 ЗСУ використовують досвід перших тижнів наступу тадосягають прогресу - британська розвідка </text:a>
</text:p>
      <text:p text:style-name="P4">
У Великописарівській громаді пошкоджені шість приватних житлових будинків, двагосподарські приміщення, трансформатор РЕС.</text:p>
      <text:p text:style-name="P4">
У Білопільській громаді внаслідок одного з обстрілів пошкоджено чотири житловібудинки.</text:p>
      <text:p text:style-name="P4">
У <text:span text:style-name="T4">
Запорізькій області</text:span>
 вночі ворог атакував передмістя обласного центру.Влучання відбулося на відкритих територіях, в тому числі в одне з місцевихпідприємств. Пошкоджено припарковані вантажівки та споруди поруч. Без жертв.</text:p>
      <text:p text:style-name="P4">
Загалом упродовж доби росіяни здійснили 71 обстріл по території 23 населенихпунктів: атакували з БПЛА Ольгівське та Плавні, з РСЗВ Темирівку та Левадне,завдали 65 артударів по Оріхову, Гуляйполю, Залізничному, Новодарівці,П'ятихатках та інших прифронтових селах.</text:p>
      <text:p text:style-name="P4">
Надійшли ще 15 повідомлень про руйнування житлових будівель та іншого майна.</text:p>
      <text:p text:style-name="P4">
Травм під час ворожих ударів зазнали двоє цивільних - 85-річна жителькаПреображенки та 77-річна жителька Новоданилівки.</text:p>
      <text:p text:style-name="P4">
<text:span text:style-name="T4">
Читайте також:</text:span>
 <text:a xlink:type="simple" xlink:href="https://www.ukrinform.ua/rubric-society/3727180-u-moz-rozpovili-so-mae-buti-v-apteckah-ziteliv-50kilometrovoi-zoni-navkolo-zaes.html" text:style-name="Internet_20_link" text:visited-style-name="Visited_20_Internet_20_Link">
 У МОЗ розповіли, що має бути в аптечках жителів50-кілометрової зони навколо <text:span text:style-name="T4">
ЗАЕС</text:span>
 </text:a>
</text:p>
      <text:p text:style-name="P4">
У <text:span text:style-name="T4">
Дніпропетровській області</text:span>
 за день ворог двічі цілив по Нікополю з важкоїартилерії. Під час одного з обстрілів загинув чоловік. У місті є руйнування.</text:p>
      <text:p text:style-name="P4">
З артилерії бив агресор і по Покровській громаді. Без жертв.</text:p>
      <text:p text:style-name="P4">
Також у Нікополі внаслідок ворожого обстрілу поранено 47-річного чоловіка. Унього мінно-вибухова травма. У місті пошкоджено три приватні будинки тагазопровід.</text:p>
      <text:p text:style-name="P4">
З важкої артилерії ворог бив і по Марганецькій громаді, що на Нікопольщині.Наслідки уточнюють.</text:p>
      <text:p text:style-name="P4">
Двадцять боєприпасів загарбники випустили й по Синельниківському району. Жертвнемає.</text:p>
      <text:p text:style-name="P4">
У <text:span text:style-name="T4">
Харківській області</text:span>
 на Слобожанському напрямку ворог здійснив мінометніта артилерійські обстріли населених пунктів Окіп, Червона Зоря, Ветеринарне,Пильна, Козача Лопань, Огірцеве, Гатище, Бочкове, Бударки та Чугунівка.</text:p>
      <text:p text:style-name="P4">
На Куп’янському напрямку агресор проводив наступальні дії у напрямкуБерестового, успіху не мав. Артилерійських і мінометних обстрілів ворогазазнали Красне Перше, Фиголівка, Дворічна, Масютівка, Кислівка та Берестове.</text:p>
      <text:p text:style-name="P4">
<text:span text:style-name="T4">
Читайте також:</text:span>
 <text:a xlink:type="simple" xlink:href="https://www.ukrinform.ua/rubric-regions/3727430-na-pravoberezzi-hersonsini-zalisautsa-pidtoplenimi-dva-naseleni-punkti.html" text:style-name="Internet_20_link" text:visited-style-name="Visited_20_Internet_20_Link">
 На правобережжі <text:span text:style-name="T4">
Херсонщини</text:span>
 залишаються підтопленимидва населені пункти </text:a>
</text:p>
      <text:p text:style-name="P4">
Вчора росіяни обстріляли село Кругляківка Куп'янського району. Пораненнядістав 49-річний чоловік.</text:p>
      <text:p text:style-name="P4">
У місті Південне Харківського району 7-річний хлопчик на подвір'ї знайшоввибухонебезпечний предмет та вдарив ним по стіні. Внаслідок вибуху хлопчикотримав осколкові поранення та був госпіталізований, стан - середньоїтяжкості.</text:p>
      <text:p text:style-name="P4">
У <text:span text:style-name="T4">
Луганській області</text:span>
 ворог не досягає успіху, тому продовжує нищитинаселені пункти поблизу лінії фронту. Майже щодня по Білогорівці відпрацьовуєросійська авіація і артилерія. Дісталося вчора також Невському і маленькимнаселеним пунктам навколо нього.</text:p>
      <text:p text:style-name="P4">
За добу загарбники здійснили 118 обстрілів (випустили 511 снарядів).</text:p>
      <text:p text:style-name="P4">
У <text:span text:style-name="T4">
Донецькій області</text:span>
 минулої доби росіяни обстріляли Авдіївку, Вугледар,Торецьк, Щербинівку, Катеринівку, Соловйове.</text:p>
      <text:p text:style-name="P4">
Пошкоджені 5 житлових будинків, 4 цивільні автомобілі, 4 торгові павільйони,господарську споруду, крамницю.</text:p>
      <text:p text:style-name="P4">
<text:span text:style-name="T4">
Читайте також:</text:span>
 <text:a xlink:type="simple" xlink:href="https://www.ukrinform.ua/rubric-regions/3727237-u-bahmuti-avdiivci-ta-krasnogorivci-zalisautsa-diti-veresuk.html" text:style-name="Internet_20_link" text:visited-style-name="Visited_20_Internet_20_Link">
 У Бахмуті, Авдіївці та Красногорівці досі залишаютьсядіти - Верещук </text:a>
</text:p>
      <text:p text:style-name="P4">
На Донеччині за добу одна людина загинули і двоє дістали поранення.</text:p>
      <text:p text:style-name="P4">
У <text:span text:style-name="T4">
Миколаївській області</text:span>
 вчора ворог завдавав артилерійських обстрілів поакваторії Очаківської громади. Постраждалих немає.</text:p>
      <text:p text:style-name="P4">
У <text:span text:style-name="T4">
Херсонській області</text:span>
 за добу загарбники здійснили 59 обстрілів (випустили253 снаряди), поцілили у райони 22 населених пунктів.</text:p>
      <text:p text:style-name="P4">
Через російську агресію двоє людей дістали поранення.</text:p>
      <text:p text:style-name="P4">
Source: <text:a xlink:type="simple" xlink:href="https://www.ukrinform.ua/rubric-regions/3727450-za-dobu-rosiani-atakuvali-devat-regioniv-ukraini-zvedenna-ova.html" text:style-name="Internet_20_link" text:visited-style-name="Visited_20_Internet_20_Link">
https://www.ukrinform.ua/rubric-regions/3727450-za-dobu-rosiani-atakuvali-devat-regioniv-ukraini-zvedenna-ova.html</text:a>
</text:p>
      <!--NEWS-->
      <text:h text:style-name="P10" text:outline-level="1">
<text:span text:style-name="T4">
Загарбники посилили контроль на в’їзд у «ЛНР» із Росії</text:span>
</text:h>
      <text:p text:style-name="P4">
Authors: Ukrinform (Person)</text:p>
      <text:p text:style-name="P4">
Publisher: Укринформ (Organization)</text:p>
      <text:p text:style-name="P4">
Published Time: 2023-06-25T11:59:00+03:00</text:p>
      <text:p text:style-name="P4">
Modified Time: 2023-06-25T11:59:00+03:00</text:p>
      <text:p text:style-name="P4">
Description: Російські окупанти ускладнюють процедуру в’їзду на Луганщину з Росії, влаштовують ретельні обшуки для людей із українським паспортом. — Укрінформ.</text:p>
      <text:p text:style-name="P4">
Images: ['<text:a xlink:type="simple" xlink:href="https://static.ukrinform.com/photos/2018_09/thumb_files/630_360_1536741823-8124.jpg" text:style-name="Internet_20_link" text:visited-style-name="Visited_20_Internet_20_Link">
630_360_15367...</text:a>
']</text:p>
      <text:p text:style-name="P4">
Tags: ['Росія', 'Російські військові', 'Кордон', '"Л/ДНР"']</text:p>
      <text:p text:style-name="P4">
Type: Article</text:p>
      <!--METADATA-->
      <text:p text:style-name="P4">
<draw:frame draw:style-name="fr1" draw:name="Image99" text:anchor-type="as-char" svg:width="6.9236in" svg:height="3.956343in" draw:z-index="0">
<draw:image xlink:href="../Images/yкринформ/2023-06-25T11-59-00-03-00/630_360_1536741823-8124.jpg" xlink:type="simple" xlink:show="embed" xlink:actuate="onLoad" draw:mime-type="image/jpeg"/>
</draw:frame>
 Російськіокупанти ускладнюють процедуру в’їзду на Луганщину з Росії, влаштовуютьретельні обшуки для людей із українським паспортом.</text:p>
      <text:p text:style-name="P4">
Про це повідомив у <text:a xlink:type="simple" xlink:href="https://t.me/luhanskaVTSA/11588" text:style-name="Internet_20_link" text:visited-style-name="Visited_20_Internet_20_Link">
 Телеграмі </text:a>
 головаЛуганської ОВА Артем Лисогор, передає Укрінформ.</text:p>
      <text:p text:style-name="P4">
«Командування <text:a xlink:type="simple" xlink:href="https://www.ukrinform.ua/tag-rosijski-vijskovi" text:style-name="Internet_20_link" text:visited-style-name="Visited_20_Internet_20_Link">
 окупаційних військ </text:a>
 отримало наказ суттєво посилити заходи тиску та ускладнити процедурув’їзду на територію Луганщини з РФ через пункт пропуску «Ізварине», - йдетьсяв дописі.</text:p>
      <text:p text:style-name="P4">
Зазначається, що людям, які перетинають кордон та пред’являють українськийпаспорт, влаштовують ретельні обшуки. Їх також рекомендовано затримувати підприводом «ймовірного задіяння у розвідувально-підривній діяльності».</text:p>
      <text:p text:style-name="P4">
<text:span text:style-name="T4">
Читайте також:</text:span>
 <text:a xlink:type="simple" xlink:href="https://www.ukrinform.ua/rubric-regions/3722698-zagarbniki-na-lugansini-gotuut-tisaci-novih-lizkomisc-dla-poranenih.html" text:style-name="Internet_20_link" text:visited-style-name="Visited_20_Internet_20_Link">
 Загарбники на Луганщині готують тисячі нових ліжко-місцьдля поранених </text:a>
</text:p>
      <text:p text:style-name="P4">
Як повідомлялося, росіяни створили на ТОТ Луганщини півтора десяткаконцтаборів для військовослужбовців, які відмовляються йти в бій.</text:p>
      <text:p text:style-name="P4">
Source: <text:a xlink:type="simple" xlink:href="https://www.ukrinform.ua/rubric-regions/3727453-zagarbniki-posilili-kontrol-na-vizd-u-lnr-iz-rosii.html" text:style-name="Internet_20_link" text:visited-style-name="Visited_20_Internet_20_Link">
https://www.ukrinform.ua/rubric-regions/3727453-zagarbniki-posilili-kontrol-na-vizd-u-lnr-iz-rosii.html</text:a>
</text:p>
      <!--NEWS-->
      <text:h text:style-name="P10" text:outline-level="1">
<text:span text:style-name="T4">
Заплітний - про «золото» Європейських ігор: Головна перемога України буде не на татамі</text:span>
</text:h>
      <text:p text:style-name="P4">
Authors: Ukrinform (Person)</text:p>
      <text:p text:style-name="P4">
Publisher: Укринформ (Organization)</text:p>
      <text:p text:style-name="P4">
Published Time: 2023-06-25T12:02:11+03:00</text:p>
      <text:p text:style-name="P4">
Modified Time: 2023-06-25T12:02:11+03:00</text:p>
      <text:p text:style-name="P4">
Description: Український каратист Андрій Заплітний, який переміг на Європейських іграх-2023, переконаний, що головна мета українських спортсменів на змаганнях - продемонструвати силу українців, які перемагають не тільки на турнірах. — Укрінформ.</text:p>
      <text:p text:style-name="P4">
Images: ['<text:a xlink:type="simple" xlink:href="https://static.ukrinform.com/photos/2023_06/thumb_files/630_360_1687683624-627.jpg" text:style-name="Internet_20_link" text:visited-style-name="Visited_20_Internet_20_Link">
630_360_16876...</text:a>
']</text:p>
      <text:p text:style-name="P4">
Tags: ['карате', 'Європейські ігри']</text:p>
      <text:p text:style-name="P4">
Type: Article</text:p>
      <!--METADATA-->
      <text:p text:style-name="P4">
<draw:frame draw:style-name="fr1" draw:name="Image100" text:anchor-type="as-char" svg:width="6.9236in" svg:height="3.956343in" draw:z-index="0">
<draw:image xlink:href="../Images/yкринформ/2023-06-25T12-02-11-03-00/630_360_1687683624-627.jpg" xlink:type="simple" xlink:show="embed" xlink:actuate="onLoad" draw:mime-type="image/jpeg"/>
</draw:frame>
Український каратист Андрій Заплітний, який переміг на Європейськихіграх-2023, переконаний, що головна мета українських спортсменів на змаганнях- продемонструвати силу українців, які перемагають не тільки на турнірах.</text:p>
      <text:p text:style-name="P4">
Про це він розповів в коментарі кореспонденту Укрінформу.</text:p>
      <text:p text:style-name="P4">
«Емоції переповнюють, адже зміг довести на весь континент, що я гідний званнячемпіона Європи. Для мене це були перші Європейські ігри в якості учасниказмагань. Зараз я надзвичайно щасливий, що зміг почути гімн України. Для менеце надзвичайно важлива мета: показати всій Європі, наскільки ж сильна нашакраїна. Ми показали, що Україна здатна перемогти будь-де, і мова тут зовсім непро спорт», - сказав він.</text:p>
      <text:p text:style-name="P4">
Каратист також зауважив, що Європейські ігри були вкрай принциповими длянього, адже на цих змаганнях він зустрічався зі своїми прямими конкурентами.</text:p>
      <text:p text:style-name="P4">
«Хочу зазначити, що нас підтримувала наша федерація і взагалі вся делегаціянашої країни. На цих європейських іграх були мої прямі конкуренти в категорії,топові спортсмени світу. У фіналі я зустрівся з італійцем, з яким у нас завждиточиться боротьба. Поєдинки на Європейських іграх були вкрай принципові длямене. Але головна перемога України буде не на татамі», - пояснив Заплітний.</text:p>
      <text:p text:style-name="P4">
<text:span text:style-name="T4">
Читайте також:</text:span>
 <text:a xlink:type="simple" xlink:href="https://www.ukrinform.ua/rubric-sports/3726933-serogina-zdobula-sriblo-v-karate-na-evropejskih-igrah.html" text:style-name="Internet_20_link" text:visited-style-name="Visited_20_Internet_20_Link">
 Серьогіна здобула «срібло» в <text:span text:style-name="T4">
карате</text:span>
 на Європейськихіграх </text:a>
</text:p>
      <text:p text:style-name="P4">
Як повідомлялося, український каратист Андрій Заплітний завоював «золото»Європейських ігор у Кракові.</text:p>
      <text:p text:style-name="P4">
Змагання триватимуть до 2 липня.</text:p>
      <text:p text:style-name="P4">
Фото: facebook.com</text:p>
      <text:p text:style-name="P4">
Source: <text:a xlink:type="simple" xlink:href="https://www.ukrinform.ua/rubric-sports/3727454-zaplitnij-pro-zoloto-evropejskih-igor-golovna-peremoga-ukraini-bude-ne-na-tatami.html" text:style-name="Internet_20_link" text:visited-style-name="Visited_20_Internet_20_Link">
https://www.ukrinform.ua/rubric-sports/3727454-zaplitnij-pro-zoloto-evropejskih-igor-golovna-peremoga-ukraini-bude-ne-na-tatami.html</text:a>
</text:p>
      <!--NEWS-->
      <text:h text:style-name="P10" text:outline-level="1">
<text:span text:style-name="T4">
Зеленський обговорив з Байденом розширення оборонної співпраці України та США</text:span>
</text:h>
      <text:p text:style-name="P4">
Authors: Ukrinform (Person)</text:p>
      <text:p text:style-name="P4">
Publisher: Укринформ (Organization)</text:p>
      <text:p text:style-name="P4">
Published Time: 2023-06-25T12:19:00+03:00</text:p>
      <text:p text:style-name="P4">
Modified Time: 2023-06-25T22:19:00+03:00</text:p>
      <text:p text:style-name="P4">
Description: Президент України Володимир Зеленський провів телефонну розмову з главою Білого дому Джо Байденом - ішлося про розширення оборонної співпраці з акцентом на далекобійних засобах ураження. — Укрінформ.</text:p>
      <text:p text:style-name="P4">
Images: ['<text:a xlink:type="simple" xlink:href="https://static.ukrinform.com/photos/2022_06/thumb_files/630_360_1655321433-213.jpeg" text:style-name="Internet_20_link" text:visited-style-name="Visited_20_Internet_20_Link">
630_360_16553...</text:a>
']</text:p>
      <text:p text:style-name="P4">
Tags: ['Байден', 'Зброя', 'Зеленський', 'Війна з Росією']</text:p>
      <text:p text:style-name="P4">
Type: Article</text:p>
      <!--METADATA-->
      <text:p text:style-name="P4">
<draw:frame draw:style-name="fr1" draw:name="Image101" text:anchor-type="as-char" svg:width="6.9236in" svg:height="3.956343in" draw:z-index="0">
<draw:image xlink:href="../Images/yкринформ/2023-06-25T12-19-00-03-00/630_360_1655321433-213.jpeg" xlink:type="simple" xlink:show="embed" xlink:actuate="onLoad" draw:mime-type="image/jpeg"/>
</draw:frame>
 ПрезидентУкраїни Володимир Зеленський провів телефонну розмову з главою Білого дому ДжоБайденом - ішлося про розширення оборонної співпраці з акцентом надалекобійних засобах ураження.</text:p>
      <text:p text:style-name="P4">
Про це Президент України повідомив у <text:a xlink:type="simple" xlink:href="https://t.me/V_Zelenskiy_official/6705" text:style-name="Internet_20_link" text:visited-style-name="Visited_20_Internet_20_Link">
 Телеграмі</text:a>
 , передає Укрінформ.</text:p>
      <text:p text:style-name="P4">
"Говорив із Президентом США Джозефом Байденом. Позитивна й надихаюча розмова.Обговорили перебіг бойових дій і процеси, які відбуваються в Росії. Світповинен тиснути на Росію до відновлення міжнародного порядку", - зазначивЗеленський</text:p>
      <text:p text:style-name="P4">
Він подякував Байдену за неослабну підтримку України, особливо за системи ППОPatriot.</text:p>
      <text:p text:style-name="P4">
Президент України наголосив на важливості подальшого збільшення спроможностінашої країни щодо захисту неба. У цьому контексті він подякував і за підтримкукоаліції винищувачів.</text:p>
      <text:p text:style-name="P4">
Сторони також обговорили подальше розширення оборонної співпраці з акцентом надалекобійних засобах ураження.</text:p>
      <text:p text:style-name="P4">
<text:span text:style-name="T4">
Читайте також:</text:span>
 <text:a xlink:type="simple" xlink:href="https://www.ukrinform.ua/rubric-ato/3726456-bajden-vvazae-zagrozu-udaru-rf-adernou-zbroeu-realnou-so-robiti-svitovi-j-ukraini.html" text:style-name="Internet_20_link" text:visited-style-name="Visited_20_Internet_20_Link">
 <text:span text:style-name="T4">
Байден</text:span>
 вважає загрозу удару РФ ядерною зброєюреальною. Що робити світові й Україні </text:a>
</text:p>
      <text:p text:style-name="P4">
"Вдячний за готовність США й американського народу стояти пліч-о-пліч зУкраїною до повного звільнення всіх наших території в міжнародно визнанихкордонах", - зазначив <text:a xlink:type="simple" xlink:href="https://www.ukrinform.ua/tag-zelenskij" text:style-name="Internet_20_link" text:visited-style-name="Visited_20_Internet_20_Link">
 Зеленський </text:a>
 .</text:p>
      <text:p text:style-name="P4">
Окрім того, президенти України та США скоординували позиції напередодніВільнюського саміту НАТО, обговорили продовження роботи над реалізацієюУкраїнської формули миру та підготовку до Глобального саміту миру.</text:p>
      <text:p text:style-name="P4">
Як повідомляв Укрінформ, 25 червня <text:a xlink:type="simple" xlink:href="https://www.ukrinform.ua/rubric-polytics/3727602-zelenskij-telefonom-obgovoriv-iz-trudo-situaciu-na-poli-bou-ta-zagrozu-na-zaes.html" text:style-name="Internet_20_link" text:visited-style-name="Visited_20_Internet_20_Link">
 Володимир Зеленський обговорив ізпремʼєр-міністром Канади Джастіном Трюдо </text:a>
 ситуацію на полі бою та загрозу, яку російськіокупаційні війська створили на Запорізькій АЕС.</text:p>
      <text:p text:style-name="P4">
<text:span text:style-name="T5">
Фото: ОП</text:span>
</text:p>
      <text:p text:style-name="P4">
Source: <text:a xlink:type="simple" xlink:href="https://www.ukrinform.ua/rubric-polytics/3727614-zelenskij-proviv-rozmovu-z-bajdenom.html" text:style-name="Internet_20_link" text:visited-style-name="Visited_20_Internet_20_Link">
https://www.ukrinform.ua/rubric-polytics/3727614-zelenskij-proviv-rozmovu-z-bajdenom.html</text:a>
</text:p>
      <!--NEWS-->
      <text:h text:style-name="P10" text:outline-level="1">
<text:span text:style-name="T4">
Пригожина можуть ліквідувати у Білорусі - CNN</text:span>
</text:h>
      <text:p text:style-name="P4">
Authors: Ukrinform (Person)</text:p>
      <text:p text:style-name="P4">
Publisher: Укринформ (Organization)</text:p>
      <text:p text:style-name="P4">
Published Time: 2023-06-25T12:25:00+03:00</text:p>
      <text:p text:style-name="P4">
Modified Time: 2023-06-25T12:25:00+03:00</text:p>
      <text:p text:style-name="P4">
Description: Ватажка ПВК "Вагнера" Євгена Пригожина, який влаштував бунт проти кремлівського режиму, можуть вбити у Білорусі, куди він втік після вчорашніх подій. — Укрінформ.</text:p>
      <text:p text:style-name="P4">
Images: ['<text:a xlink:type="simple" xlink:href="https://static.ukrinform.com/photos/2023_06/thumb_files/630_360_1687559008-825.jpg" text:style-name="Internet_20_link" text:visited-style-name="Visited_20_Internet_20_Link">
630_360_16875...</text:a>
']</text:p>
      <text:p text:style-name="P4">
Tags: ['Білорусь', 'Путін', 'Росія', 'Російські військові', 'ПВК "Вагнера"', 'Пригожин', 'Переворот']</text:p>
      <text:p text:style-name="P4">
Type: Article</text:p>
      <!--METADATA-->
      <text:p text:style-name="P4">
<draw:frame draw:style-name="fr1" draw:name="Image102" text:anchor-type="as-char" svg:width="6.9236in" svg:height="3.956343in" draw:z-index="0">
<draw:image xlink:href="../Images/yкринформ/2023-06-25T12-25-00-03-00/630_360_1687559008-825.jpg" xlink:type="simple" xlink:show="embed" xlink:actuate="onLoad" draw:mime-type="image/jpeg"/>
</draw:frame>
 ВатажкаПВК "Вагнера" Євгена Пригожина, який влаштував бунт проти кремлівськогорежиму, можуть вбити у Білорусі, куди він втік після вчорашніх подій.</text:p>
      <text:p text:style-name="P4">
Як передає Укрінформ, про це повідомляє <text:a xlink:type="simple" xlink:href="https://edition.cnn.com/2023/06/25/europe/russia-prigozhin-wagner-insurrection-belarus-explainer-intl-hnk/index.html" text:style-name="Internet_20_link" text:visited-style-name="Visited_20_Internet_20_Link">
 CNN</text:a>
 .</text:p>
      <text:p text:style-name="P4">
Таку думку висловила ексочільниця московського бюро CNN, дослідниця країнколишнього СРСР та експертка з питань Росії Джилл Догерті.</text:p>
      <text:p text:style-name="P4">
«Путін не пробачає зрадників. Навіть якщо Путін скаже: «Пригожин, ти йди вБілорусь», він все одно зрадник, і я думаю, що Путін ніколи цього непробачить», - зазначила Догерті.</text:p>
      <text:p text:style-name="P4">
«Цілком можливо, що ми побачимо, як Пригожина вб’ють у Білорусі. Але це важкадилема для Москви, тому що поки Пригожин має певну підтримку, він є загрозою,незалежно від того, де він перебуває», - додала вона.</text:p>
      <text:p text:style-name="P4">
<text:span text:style-name="T4">
Читайте також:</text:span>
 <text:a xlink:type="simple" xlink:href="https://www.ukrinform.ua/rubric-world/3727424-ssa-ne-zafiksuvali-peremisen-adernoi-zbroi-u-rosii-pid-cas-zakolotu-prigozina.html" text:style-name="Internet_20_link" text:visited-style-name="Visited_20_Internet_20_Link">
 США не зафіксували переміщень ядерної зброї у Росії підчас заколоту <text:span text:style-name="T4">
Пригожин</text:span>
 а </text:a>
</text:p>
      <text:p text:style-name="P4">
Багато чого залишається незрозумілим, наприклад, що буде далі з Пригожиним, якзміниться його роль у ПВК «Вагнера» та участь «вагнерівців» у війні протиУкраїні загалом.</text:p>
      <text:p text:style-name="P4">
Речник Кремля Дмитро Пєсков сказав у суботу, що «не може відповісти», якупозицію займе Пригожин у Білорусі. Сам Пригожин надав мало подробиць про згодузупинити наступ на Москву.</text:p>
      <text:p text:style-name="P4">
«Група Вагнера» є «незалежною бойовою компанією» з іншими умовами, ніж урегулярних російських військових, заявив у суботу майор армії США у відставціМайк Лайонс. Наприклад, бійців "Вагнера" годують краще, ніж регулярнихвійськових – тобто повна асиміляція «вагнерівців» в армії РФ буде складною.</text:p>
      <text:p text:style-name="P4">
<text:span text:style-name="T4">
Читайте також:</text:span>
 <text:a xlink:type="simple" xlink:href="https://www.ukrinform.ua/rubric-world/3727409-povstanna-vagnera-zavdast-suttevoi-skodi-moskvi-isw.html" text:style-name="Internet_20_link" text:visited-style-name="Visited_20_Internet_20_Link">
 Повстання «Вагнера» завдасть суттєвої шкоди Москві - ISW</text:a>
</text:p>
      <text:p text:style-name="P4">
«Ці люди лояльні до людини, Пригожина, а не до країни, не до її місії. Ядумаю, що у нас є ще багато питань, на які зараз немає відповіді», - додаввін.</text:p>
      <text:p text:style-name="P4">
Як повідомлялося, очільник ПВК «Вагнер» <text:a xlink:type="simple" xlink:href="https://www.ukrinform.ua/rubric-other_news/3727120-zakolot-prigozina-vse-so-vidomo-na-cej-moment.html" text:style-name="Internet_20_link" text:visited-style-name="Visited_20_Internet_20_Link">
 Євген Пригожин 23 червня оголосив</text:a>
 демарш проти російського військового керівництва,зокрема проти міністра оборони Сергія Шойгу. Він узяв під контроль Ростов-на-Дону та частину Воронезької області, після чого «вагнерівці» вирушили наМоскву.</text:p>
      <text:p text:style-name="P4">
24 червня самопроголошений президент Білорусі Олександр Лукашенко запогодженням з президентом РФ Путіним провів переговори з Пригожиним. Зарезультатами перемовин очільник <text:a xlink:type="simple" xlink:href="https://www.ukrinform.ua/tag-pvk-vagnera" text:style-name="Internet_20_link" text:visited-style-name="Visited_20_Internet_20_Link">
 ПВК «Вагнер» </text:a>
 заявив, що розвертає бійців угруповання до польових таборів.</text:p>
      <text:p text:style-name="P4">
Source: <text:a xlink:type="simple" xlink:href="https://www.ukrinform.ua/rubric-world/3727460-prigozina-mozut-likviduvati-u-bilorusi-cnn.html" text:style-name="Internet_20_link" text:visited-style-name="Visited_20_Internet_20_Link">
https://www.ukrinform.ua/rubric-world/3727460-prigozina-mozut-likviduvati-u-bilorusi-cnn.html</text:a>
</text:p>
      <!--NEWS-->
      <text:h text:style-name="P10" text:outline-level="1">
<text:span text:style-name="T4">
Кожен заслуговує, щоб Україна знала й памʼятала: Зеленський показав шеврони воїнів</text:span>
</text:h>
      <text:p text:style-name="P4">
Authors: Ukrinform (Person)</text:p>
      <text:p text:style-name="P4">
Publisher: Укринформ (Organization)</text:p>
      <text:p text:style-name="P4">
Published Time: 2023-06-25T12:38:00+03:00</text:p>
      <text:p text:style-name="P4">
Modified Time: 2023-06-25T12:38:00+03:00</text:p>
      <text:p text:style-name="P4">
Description: Президент Володимир Зеленський зазначив, що для нього честь зберігати шеврони українських воїнів. — Укрінформ.</text:p>
      <text:p text:style-name="P4">
Images: ['<text:a xlink:type="simple" xlink:href="https://static.ukrinform.com/photos/2023_06/thumb_files/630_360_1687685747-793.jpg" text:style-name="Internet_20_link" text:visited-style-name="Visited_20_Internet_20_Link">
630_360_16876...</text:a>
']</text:p>
      <text:p text:style-name="P4">
Tags: ['ЗСУ', 'Військові', 'Зеленський', 'Шеврон']</text:p>
      <text:p text:style-name="P4">
Type: Article</text:p>
      <!--METADATA-->
      <text:p text:style-name="P4">
<draw:frame draw:style-name="fr1" draw:name="Image103" text:anchor-type="as-char" svg:width="6.9236in" svg:height="3.956343in" draw:z-index="0">
<draw:image xlink:href="../Images/yкринформ/2023-06-25T12-38-00-03-00/630_360_1687685747-793.jpg" xlink:type="simple" xlink:show="embed" xlink:actuate="onLoad" draw:mime-type="image/jpeg"/>
</draw:frame>
 ПрезидентВолодимир Зеленський зазначив, що для нього честь зберігати шеврониукраїнських воїнів.</text:p>
      <text:p text:style-name="P4">
Як передає Укрінформ, про це Зеленський написав у <text:a xlink:type="simple" xlink:href="https://t.me/V_Zelenskiy_official/6698" text:style-name="Internet_20_link" text:visited-style-name="Visited_20_Internet_20_Link">
 Телеграмі</text:a>
 .</text:p>
      <text:p text:style-name="P4">
"Кожен шеврон – це людина. Людина, яка поставила своє життя стіною проти зла.Людина, яка захищає Україну та українців, нашу свободу та мрію всіх народівжити вільно. Кожен шеврон дає нам історію. Історію битв та стійкості, успіхівта, на жаль, втрат. Кожен шеврон – це кров і біль, це друзі, які загинули, іце життя, які вдалося врятувати попри все", - зазначив Зеленський.</text:p>
      <text:p text:style-name="P4">
За його словами, коли ми бачимо шеврони наших воїнів, ми бачимо контури нашоїперемоги. "Ми бачимо її символи, її настрій, її творців – наших героїв, якимми завжди будемо вдячні", - зауважив Зеленський.</text:p>
      <text:p text:style-name="P4">
"Це честь для мене – зберігати шеврони наших <text:a xlink:type="simple" xlink:href="https://www.ukrinform.ua/tag-vijskovi" text:style-name="Internet_20_link" text:visited-style-name="Visited_20_Internet_20_Link">
 воїнів</text:a>
 . Частину з них мені передали нафронті, частину – рідні героїв, які віддали своє життя за Україну. Коженважливий. Кожен заслуговує, щоб Україна знала й памʼятала, чиї долі стаютьперемогою", - наголосив Президент.</text:p>
      <text:p text:style-name="P4">
Він згадав, що минулого місяця в День морської піхоти на передових позиціяхЗСУ морпіхи передали йому свій прапор, пам’ятну плакетку та шеврони частинморської піхоти. "Велика вдячність і велика гордість за те, які в насзахисники, які в нас люди, яка в нас Україна", - підкреслив Зеленський.</text:p>
      <text:p text:style-name="P4">
Він висловив вдячність 241-му навчальному центру, 35-тій окремій бригадіморської піхоти імені контрадмірала Михайла Остроградського, 36-й окремійбригаді морської піхоти імені контрадмірала Михайла Білинського, 140-муокремому розвідувальному батальйону, командуванню морської піхоти Військово-Морських сил України, 37-й окремій бригаді морської піхоти, 32-му реактивномуартилерійському полку, 406-й окремій артилерійській бригаді імені генерал-хорунжого Олексія Алмазова, 38-й окремій бригаді морської піхоти.</text:p>
      <text:p text:style-name="P4">
<text:span text:style-name="T4">
Читайте також:</text:span>
 <text:a xlink:type="simple" xlink:href="https://www.ukrinform.ua/rubric-society/3727447-zelenskij-anonsuvav-publikacii-u-socmerezah-pro-sevroni-peredani-vijskovimi-j-volonterami.html" text:style-name="Internet_20_link" text:visited-style-name="Visited_20_Internet_20_Link">
 <text:span text:style-name="T4">
Зеленський</text:span>
 анонсував публікації у соцмережах прошеврони, передані військовими й волонтерами </text:a>
</text:p>
      <text:p text:style-name="P4">
"Дякую кожному нашому захиснику і кожній наші захисниці, які щодня впевненодоводять: ворогу не місце на нашій землі. Слава всім нашим героям!", -наголосив Зеленський</text:p>
      <text:p text:style-name="P4">
Як повідомляв <text:a xlink:type="simple" xlink:href="https://www.ukrinform.ua/rubric-ato/3727455-zelenskij-zaklikav-ukrainciv-dakuvati-vijskovim-ta-pidtrimuvati-ih.html" text:style-name="Internet_20_link" text:visited-style-name="Visited_20_Internet_20_Link">
 Укрінформ </text:a>
 , Президент Володимир Зеленський закликав українців дякуватиукраїнським військовим та підтримувати їх, щоб у світі знали, які в нас воїни.</text:p>
      <text:p text:style-name="P4">
<text:span text:style-name="T5">
Фото: Zelenskiy / Official</text:span>
</text:p>
      <text:p text:style-name="P4">
Source: <text:a xlink:type="simple" xlink:href="https://www.ukrinform.ua/rubric-ato/3727463-kozen-zaslugovue-sob-ukraina-znala-j-pamatala-zelenskij-pokazav-sevroni-voiniv.html" text:style-name="Internet_20_link" text:visited-style-name="Visited_20_Internet_20_Link">
https://www.ukrinform.ua/rubric-ato/3727463-kozen-zaslugovue-sob-ukraina-znala-j-pamatala-zelenskij-pokazav-sevroni-voiniv.html</text:a>
</text:p>
      <!--NEWS-->
      <text:h text:style-name="P10" text:outline-level="1">
<text:span text:style-name="T4">
Росія тримає у Чорному морі один ракетоносій із «Калібрами»</text:span>
</text:h>
      <text:p text:style-name="P4">
Authors: Ukrinform (Person)</text:p>
      <text:p text:style-name="P4">
Publisher: Укринформ (Organization)</text:p>
      <text:p text:style-name="P4">
Published Time: 2023-06-25T12:39:00+03:00</text:p>
      <text:p text:style-name="P4">
Modified Time: 2023-06-25T12:39:00+03:00</text:p>
      <text:p text:style-name="P4">
Description: У Чорному морі на бойовому чергуванні перебувають чотири російські кораблі, серед яких один носій крилатих ракет "Калібр". — Укрінформ.</text:p>
      <text:p text:style-name="P4">
Images: ['<text:a xlink:type="simple" xlink:href="https://static.ukrinform.com/photos/2023_03/thumb_files/630_360_1678431987-587.jpg" text:style-name="Internet_20_link" text:visited-style-name="Visited_20_Internet_20_Link">
630_360_16784...</text:a>
']</text:p>
      <text:p text:style-name="P4">
Tags: ['Ракета', ' Чорне море', 'Російські військові', 'Корабель', 'Війна з Росією']</text:p>
      <text:p text:style-name="P4">
Type: Article</text:p>
      <!--METADATA-->
      <text:p text:style-name="P4">
<draw:frame draw:style-name="fr1" draw:name="Image104" text:anchor-type="as-char" svg:width="6.9236in" svg:height="3.956343in" draw:z-index="0">
<draw:image xlink:href="../Images/yкринформ/2023-06-25T12-39-00-03-00/630_360_1678431987-587.jpg" xlink:type="simple" xlink:show="embed" xlink:actuate="onLoad" draw:mime-type="image/jpeg"/>
</draw:frame>
 У Чорномуморі на бойовому чергуванні перебувають чотири російські кораблі, серед якиходин носій крилатих ракет "Калібр".</text:p>
      <text:p text:style-name="P4">
Як передає Укрінформ, про це Військово-морські сили Збройних сил Україниповідомляють у <text:a xlink:type="simple" xlink:href="https://www.facebook.com/navy.mil.gov.ua/posts/pfbid02z7QXpV2tAShD2HVmKrXpQAuxLTZqpu76bfrWBVPjfuWEhoPXtR7nE1A3hFxPyXCXl" text:style-name="Internet_20_link" text:visited-style-name="Visited_20_Internet_20_Link">
 Фейсбуці.</text:a>
</text:p>
      <text:p text:style-name="P4">
"Станом на 12:00 25.06.2023: в Чорному морі на бойовому чергуванні перебувають4 ворожі кораблі, серед яких один носій крилатих ракет "Калібр"; в Азовськомуморі - один ворожий <text:a xlink:type="simple" xlink:href="https://www.ukrinform.ua/tag-korabel" text:style-name="Internet_20_link" text:visited-style-name="Visited_20_Internet_20_Link">
 корабель </text:a>
 ", -ідеться у повідомленні.</text:p>
      <text:p text:style-name="P4">
У Середземному морі на бойовому чергуванні знаходиться до 8 ворожих кораблів,серед яких 1 носій крилатих ракет "Калібр", загальний залп до 16 ракет.</text:p>
      <text:p text:style-name="P4">
<text:span text:style-name="T4">
Читайте також:</text:span>
 <text:a xlink:type="simple" xlink:href="https://www.ukrinform.ua/rubric-ato/3726630-taktika-voroga-pid-cas-raketnih-atak-ne-zminuetsa-ignat.html" text:style-name="Internet_20_link" text:visited-style-name="Visited_20_Internet_20_Link">
 Тактика ворога під час ракетних атак не змінюється -<text:span text:style-name="T4">
Ігнат</text:span>
 </text:a>
</text:p>
      <text:p text:style-name="P4">
Як повідомляв Укрінформ, цієї ночі ворог застосував проти України <text:a xlink:type="simple" xlink:href="https://www.ukrinform.ua/rubric-ato/3727410-ciei-noci-vorog-zastosuvav-proti-ukraini-raketi-s300-ignat.html" text:style-name="Internet_20_link" text:visited-style-name="Visited_20_Internet_20_Link">
 ракетиС-300 </text:a>
 <text:a xlink:type="simple" xlink:href="https://www.ukrinform.ua/rubric-ato/3727410-ciei-noci-vorog-zastosuvav-proti-ukraini-raketi-s300-ignat.html" text:style-name="Internet_20_link" text:visited-style-name="Visited_20_Internet_20_Link">
 .</text:a>
</text:p>
      <text:p text:style-name="P4">
Source: <text:a xlink:type="simple" xlink:href="https://www.ukrinform.ua/rubric-ato/3727464-rosia-trimae-u-cornomu-mori-odin-raketonosij-iz-kalibrami.html" text:style-name="Internet_20_link" text:visited-style-name="Visited_20_Internet_20_Link">
https://www.ukrinform.ua/rubric-ato/3727464-rosia-trimae-u-cornomu-mori-odin-raketonosij-iz-kalibrami.html</text:a>
</text:p>
      <!--NEWS-->
      <text:h text:style-name="P10" text:outline-level="1">
<text:span text:style-name="T4">
На Таврійському напрямку українські військові покращили тактичне положення в обороні</text:span>
</text:h>
      <text:p text:style-name="P4">
Authors: Ukrinform (Person)</text:p>
      <text:p text:style-name="P4">
Publisher: Укринформ (Organization)</text:p>
      <text:p text:style-name="P4">
Published Time: 2023-06-25T12:45:00+03:00</text:p>
      <text:p text:style-name="P4">
Modified Time: 2023-06-25T12:45:00+03:00</text:p>
      <text:p text:style-name="P4">
Description: На Таврійському напрямку за минулу добу є частковий успіх у наступальних діях українських військових та покращення тактичного положення в обороні. — Укрінформ.</text:p>
      <text:p text:style-name="P4">
Images: ['<text:a xlink:type="simple" xlink:href="https://static.ukrinform.com/photos/2017_01/thumb_files/630_360_1484807775-5112.jpg" text:style-name="Internet_20_link" text:visited-style-name="Visited_20_Internet_20_Link">
630_360_14848...</text:a>
']</text:p>
      <text:p text:style-name="P4">
Tags: ['Оборона', 'Таврія', 'Контрнаступ', 'Єдині новини']</text:p>
      <text:p text:style-name="P4">
Type: Article</text:p>
      <!--METADATA-->
      <text:p text:style-name="P4">
<draw:frame draw:style-name="fr1" draw:name="Image105" text:anchor-type="as-char" svg:width="6.9236in" svg:height="3.956343in" draw:z-index="0">
<draw:image xlink:href="../Images/yкринформ/2023-06-25T12-45-00-03-00/630_360_1484807775-5112.jpg" xlink:type="simple" xlink:show="embed" xlink:actuate="onLoad" draw:mime-type="image/jpeg"/>
</draw:frame>
 НаТаврійському напрямку за минулу добу є частковий успіх у наступальних діяхукраїнських військових та покращення тактичного положення в обороні.</text:p>
      <text:p text:style-name="P4">
Про це в ефірі телемарафону «Єдині новини» розповів речник об'єднаногопресцентру Сил оборони Таврійського напрямку Валерій Шершень.</text:p>
      <text:p text:style-name="P4">
“За минулу добу на Таврійському напрямку характер бойових дій не змінився. В <text:a xlink:type="simple" xlink:href="https://www.ukrinform.ua/tag-oborona" text:style-name="Internet_20_link" text:visited-style-name="Visited_20_Internet_20_Link">
обороні </text:a>
 тримаємо позиції і маємозаходи, в тому числі, й з покращення тактичного положення. Натомість під часведення наступальних дій у визначених напрямках маємо частковий успіх. Ворогдокладає значних зусиль, щоб зупинити наше просування, а також несе великівтрати в живій силі, озброєнні та техніці”, - сказав Шершень.</text:p>
      <text:p text:style-name="P4">
За його інформацією, Росія на цьому напрямку втратила за добу вбитими тапораненими 242 окупанти, знищено 16 одиниць озброєння та військової технікипротивника.</text:p>
      <text:p text:style-name="P4">
<text:span text:style-name="T4">
Читайте також:</text:span>
 <text:a xlink:type="simple" xlink:href="https://www.ukrinform.ua/rubric-ato/3726956-na-tavrijskomu-napramku-sil-oboroni-za-dobu-vikonali-ponad-13-tisaci-vognevih-zavdan.html" text:style-name="Internet_20_link" text:visited-style-name="Visited_20_Internet_20_Link">
 На <text:span text:style-name="T4">
Таврійському</text:span>
 напрямку Сил оборони за добу виконалипонад 1,3 тисячі вогневих завдань </text:a>
</text:p>
      <text:p text:style-name="P4">
Крім того, Сили оборони знищили п’ять складів боєприпасів ворога, підкресливШершень.</text:p>
      <text:p text:style-name="P4">
Водночас він наголосив, що “досі залишається високою загроза застосуванняпротивником ракетного озброєння та безпілотних літальних апаратів по об’єктахвійськової та цивільної інфраструктури по всій Україні”.</text:p>
      <text:p text:style-name="P4">
Як <text:a xlink:type="simple" xlink:href="https://www.ukrinform.ua/rubric-regions/3727450-za-dobu-rosiani-atakuvali-devat-regioniv-ukraini-zvedenna-ova.html" text:style-name="Internet_20_link" text:visited-style-name="Visited_20_Internet_20_Link">
 повідомлялося </text:a>
 , російська арміяза добу здійснила атаки на дев’ять областей України.</text:p>
      <text:p text:style-name="P4">
Source: <text:a xlink:type="simple" xlink:href="https://www.ukrinform.ua/rubric-ato/3727465-na-tavrijskomu-napramku-ukrainski-vijskovi-pokrasili-takticne-polozenna-v-oboroni.html" text:style-name="Internet_20_link" text:visited-style-name="Visited_20_Internet_20_Link">
https://www.ukrinform.ua/rubric-ato/3727465-na-tavrijskomu-napramku-ukrainski-vijskovi-pokrasili-takticne-polozenna-v-oboroni.html</text:a>
</text:p>
      <!--NEWS-->
      <text:h text:style-name="P10" text:outline-level="1">
<text:span text:style-name="T4">
Загарбники скинули хімічний боєприпас на позиції ЗСУ під Мар'їнкою</text:span>
</text:h>
      <text:p text:style-name="P4">
Authors: Ukrinform (Person)</text:p>
      <text:p text:style-name="P4">
Publisher: Укринформ (Organization)</text:p>
      <text:p text:style-name="P4">
Published Time: 2023-06-25T12:53:00+03:00</text:p>
      <text:p text:style-name="P4">
Modified Time: 2023-06-25T12:53:00+03:00</text:p>
      <text:p text:style-name="P4">
Description: На Мар'їнському напрямку російські загарбники скинули на українську позицію хімічний боєприпас. — Укрінформ.</text:p>
      <text:p text:style-name="P4">
Images: ['<text:a xlink:type="simple" xlink:href="https://static.ukrinform.com/photos/2023_06/thumb_files/630_360_1687686542-495.jpg" text:style-name="Internet_20_link" text:visited-style-name="Visited_20_Internet_20_Link">
630_360_16876...</text:a>
']</text:p>
      <text:p text:style-name="P4">
Tags: ['Донеччина', 'Хімічна зброя', 'ЗСУ', 'Російські військові', 'Боєприпаси', 'Війна з Росією', 'Єдині новини']</text:p>
      <text:p text:style-name="P4">
Type: Article</text:p>
      <!--METADATA-->
      <text:p text:style-name="P4">
<draw:frame draw:style-name="fr1" draw:name="Image106" text:anchor-type="as-char" svg:width="6.9236in" svg:height="3.956343in" draw:z-index="0">
<draw:image xlink:href="../Images/yкринформ/2023-06-25T12-53-00-03-00/630_360_1687686542-495.jpg" xlink:type="simple" xlink:show="embed" xlink:actuate="onLoad" draw:mime-type="image/jpeg"/>
</draw:frame>
 НаМар'їнському напрямку російські загарбники скинули на українську позиціюхімічний боєприпас.</text:p>
      <text:p text:style-name="P4">
Про це в ефірі телемарафону «Єдині новини» повідомив речник об'єднаногопресцентру Сил оборони Таврійського напрямку Валерій Шершень.</text:p>
      <text:p text:style-name="P4">
«Зафіксовано факт скидання на одну з позицій забороненого хімічного боєприпасуаерозолього, задушливої дії. Вітер був у бік противника", – сказав Шершень.</text:p>
      <text:p text:style-name="P4">
Загалом, за його словами, минулої доби, як попередньої, <text:a xlink:type="simple" xlink:href="https://www.ukrinform.ua/tag-rosijski-vijskovi" text:style-name="Internet_20_link" text:visited-style-name="Visited_20_Internet_20_Link">
 росіяни</text:a>
 зосереджували основнізусилля на штурмах на Авдіївському та Мар’їнському напрямках.</text:p>
      <text:p text:style-name="P4">
<text:span text:style-name="T4">
Читайте також:</text:span>
 <text:a xlink:type="simple" xlink:href="https://www.ukrinform.ua/rubric-ato/3727461-vijskovopolonenij-rozpoviv-pro-pogane-zabezpecenna-rosarmii.html" text:style-name="Internet_20_link" text:visited-style-name="Visited_20_Internet_20_Link">
 Військовополонений розповів про погане забезпеченняросармії </text:a>
</text:p>
      <text:p text:style-name="P4">
«Саме тут відбулося 13 бойових зіткнень. Причому майже всі припадають на районМар’їнки. Отримав відсіч, відійшов. Крім того, застосовуючи танки, реактивнісистеми залпового вогню та ствольну артилерію ворог здійснив понад 440обстрілів наших позицій», - поінформував Шершень.</text:p>
      <text:p text:style-name="P4">
Окрім того, за його словами, на Авдіївському напрямку ворог завдав авіаційнихударів у районі Авдіївки та Сєверного. На Мар’їнському напрямку ворог проводивнаступальні дії в районі Мар’їнки, успіху не мав.</text:p>
      <text:p text:style-name="P4">
Водночас, зауважив Шершень, ворог здійснив артилерійські обстріли населенихпунктів Красногорівка, Мар’їнка, Побєда, Георгіївка, Курахове, та Олексіївка.</text:p>
      <text:p text:style-name="P4">
«Також ворог завдав авіаційних ударів в районах Пречистівки, Золотої Ниви,Макарівки та здійснив обстріли населених пунктів Катеринівка, Богоявленка,Новомихайлівка, Благодатне, Вугледар, Пречистівка, Золота Нива, НовоукраїнкаДонецької області», - уточнив речник об'єднаного пресцентру Сил оборониТаврійського напрямку.</text:p>
      <text:p text:style-name="P4">
<text:span text:style-name="T4">
Читайте також:</text:span>
 <text:a xlink:type="simple" xlink:href="https://www.ukrinform.ua/rubric-regions/3727450-za-dobu-rosiani-atakuvali-devat-regioniv-ukraini-zvedenna-ova.html" text:style-name="Internet_20_link" text:visited-style-name="Visited_20_Internet_20_Link">
 За добу росіяни атакували дев’ять регіонів України -зведення ОВА </text:a>
</text:p>
      <text:p text:style-name="P4">
Він поінформував, що «на Запорізькому напрямку противник продовжує вестиоборонні дії та зосереджує основні зусилля на недопущенні просування нашихвійськ».</text:p>
      <text:p text:style-name="P4">
Так, зауважив Шершень, ворог завдав авіаційних ударів у районах Оріхів,Новоданилівка, Роботине, а також - здійснив артилерійські обстріли населенихпунктів Новорадівка, Левадне, Полтавка, Залізничне, Гуляйполе, Гуляйпільське,Чарівне, Білогір’я, Оріхів, Приморське Запорізької області та обстрілявНікополь Дніпропетровської області.</text:p>
      <text:p text:style-name="P4">
«Підрозділ ракетних військ та артилерії сил оборони Таврійського напрямкупротягом доби виконали понад 1 090 завдань, в тому числі ідеться в проконтрбатарейну боротьбу, і про роботу по планових цілях, що були виявленіраніше», - сказав Шершень.</text:p>
      <text:p text:style-name="P4">
<text:span text:style-name="T4">
Читайте також:</text:span>
 <text:a xlink:type="simple" xlink:href="https://www.ukrinform.ua/rubric-ato/3727391-aviacia-zsu-zavdala-18-udariv-po-poziciah-voroga-znisenij-zrk-rosian.html" text:style-name="Internet_20_link" text:visited-style-name="Visited_20_Internet_20_Link">
 Авіація <text:span text:style-name="T4">
ЗСУ</text:span>
 завдала 18 ударів по позиціях ворога,знищений ЗРК росіян </text:a>
</text:p>
      <text:p text:style-name="P4">
Як повідомляв Укрінформ, Сили оборони України з 24 лютого 2022 року по 25червня 2023 року ліквідували близько <text:a xlink:type="simple" xlink:href="https://www.ukrinform.ua/rubric-ato/3727399-sili-oboroni-likviduvali-vze-224-630-rosian.html" text:style-name="Internet_20_link" text:visited-style-name="Visited_20_Internet_20_Link">
 224 тисяч 630 російських загарбників</text:a>
 , і ще 720 осіб – за минулу добу.</text:p>
      <text:p text:style-name="P4">
Source: <text:a xlink:type="simple" xlink:href="https://www.ukrinform.ua/rubric-ato/3727467-rosiani-skinuli-himicnij-boepripas-na-pozicii-zsu-pid-marinkou.html" text:style-name="Internet_20_link" text:visited-style-name="Visited_20_Internet_20_Link">
https://www.ukrinform.ua/rubric-ato/3727467-rosiani-skinuli-himicnij-boepripas-na-pozicii-zsu-pid-marinkou.html</text:a>
</text:p>
      <!--NEWS-->
      <text:h text:style-name="P10" text:outline-level="1">
<text:span text:style-name="T4">
Викрадення блогерки з Херсона росіянами: в Одесі розпочався судовий процес</text:span>
</text:h>
      <text:p text:style-name="P4">
Authors: Ukrinform (Person)</text:p>
      <text:p text:style-name="P4">
Publisher: Укринформ (Organization)</text:p>
      <text:p text:style-name="P4">
Published Time: 2023-06-25T12:54:00+03:00</text:p>
      <text:p text:style-name="P4">
Modified Time: 2023-06-25T12:54:00+03:00</text:p>
      <text:p text:style-name="P4">
Description: В Одесі розпочався судовий процес у справі про викрадення російськими військовими виховательки дитсадка та блогерки з Херсона Олени Наумової, над якою окупанти знущалися та утримували в підвалі за її проукраїнську позицію. — Укрінформ.</text:p>
      <text:p text:style-name="P4">
Images: ['<text:a xlink:type="simple" xlink:href="https://static.ukrinform.com/photos/2023_06/thumb_files/630_360_1687686801-460.jpg" text:style-name="Internet_20_link" text:visited-style-name="Visited_20_Internet_20_Link">
630_360_16876...</text:a>
']</text:p>
      <text:p text:style-name="P4">
Tags: ['Херсон', 'Суд', 'Викрадення людей', 'Війна з Росією']</text:p>
      <text:p text:style-name="P4">
Type: Article</text:p>
      <!--METADATA-->
      <text:p text:style-name="P4">
<draw:frame draw:style-name="fr1" draw:name="Image107" text:anchor-type="as-char" svg:width="6.9236in" svg:height="3.956343in" draw:z-index="0">
<draw:image xlink:href="../Images/yкринформ/2023-06-25T12-54-00-03-00/630_360_1687686801-460.jpg" xlink:type="simple" xlink:show="embed" xlink:actuate="onLoad" draw:mime-type="image/jpeg"/>
</draw:frame>
 В Одесірозпочався судовий процес у справі про викрадення російськими військовимивиховательки дитсадка та блогерки з Херсона Олени Наумової, над якою окупантизнущалися та утримували в підвалі за її проукраїнську позицію.</text:p>
      <text:p text:style-name="P4">
Про це повідомив у <text:a xlink:type="simple" xlink:href="https://www.facebook.com/yuriy.belous.3/posts/pfbid0u7EfBDbrvAgaLUdMGpvUMfLSxixjNHoedbrAvvPiDqaDB79vYGQcr27P48xjwQ2jl" text:style-name="Internet_20_link" text:visited-style-name="Visited_20_Internet_20_Link">
 Фейсбуці</text:a>
її адвокат Юрій Білоус, передає Укрінформ.</text:p>
      <text:p text:style-name="P4">
«Перебуваючи в окупованому <text:a xlink:type="simple" xlink:href="https://www.ukrinform.ua/tag-herson" text:style-name="Internet_20_link" text:visited-style-name="Visited_20_Internet_20_Link">
 Херсоні </text:a>
 ,вона відкрито висловлювалася проти російської окупації, проводила стріми уTikTok, допомагала людям в місті. В Одесі ми розпочали судовий процес у справіпро воєнний злочин проти Олени», - йдеться в дописі.</text:p>
      <text:p text:style-name="P4">
Він зауважив, що про розгляд справи інформуватимуть. Зокрема, Олена Наумоващоденно проводить стріми на своїй сторінці в TikTok.</text:p>
      <text:p text:style-name="P4">
<text:span text:style-name="T4">
Читайте також:</text:span>
 <text:a xlink:type="simple" xlink:href="https://www.ukrinform.ua/rubric-society/3720587-spravu-pro-vikradenna-zagarbnikami-deputataveterana-z-kupanska-rozglane-espl.html" text:style-name="Internet_20_link" text:visited-style-name="Visited_20_Internet_20_Link">
 Справу про <text:span text:style-name="T4">
викрадення</text:span>
 загарбниками депутата-ветераназ Куп’янська розгляне ЄСПЛ </text:a>
</text:p>
      <text:p text:style-name="P4">
Як повідомлялося, під час окупації Херсона Олена Наумова розповідала про життяв місті у TikTok. Через шість місяців від початку російської окупації їївикрали. Жінку допитували чотири дні, вона мерзла та голодувала в підвалі.Згодом окупанти відпустили жінку, змусивши записати відео з вибаченнями передармією РФ.</text:p>
      <text:p text:style-name="P4">
<text:span text:style-name="T5">
Фото: Юрій Білоус / Фейсбук</text:span>
</text:p>
      <text:p text:style-name="P4">
Source: <text:a xlink:type="simple" xlink:href="https://www.ukrinform.ua/rubric-regions/3727468-vikradenna-blogerki-z-hersona-rosianami-v-odesi-rozpocavsa-sudovij-proces.html" text:style-name="Internet_20_link" text:visited-style-name="Visited_20_Internet_20_Link">
https://www.ukrinform.ua/rubric-regions/3727468-vikradenna-blogerki-z-hersona-rosianami-v-odesi-rozpocavsa-sudovij-proces.html</text:a>
</text:p>
      <!--NEWS-->
      <text:h text:style-name="P10" text:outline-level="1">
<text:span text:style-name="T4">
ПВК «Вагнер» може атакувати Київ з Білорусі - британський генерал</text:span>
</text:h>
      <text:p text:style-name="P4">
Authors: Ukrinform (Person)</text:p>
      <text:p text:style-name="P4">
Publisher: Укринформ (Organization)</text:p>
      <text:p text:style-name="P4">
Published Time: 2023-06-25T13:02:00+03:00</text:p>
      <text:p text:style-name="P4">
Modified Time: 2023-06-25T13:02:00+03:00</text:p>
      <text:p text:style-name="P4">
Description: Колишній голова Генерального штабу Великої Британії генерал Річард Даннатт вважає, що Україна має остерігатися можливого нападу на Київ "вагнерівців" на чолі з Євгеном Пригожиним, який після спроби заколоту виїхав у Білорусь. — Укрінформ.</text:p>
      <text:p text:style-name="P4">
Images: ['<text:a xlink:type="simple" xlink:href="https://static.ukrinform.com/photos/2023_02/thumb_files/630_360_1675531805-640.jpg" text:style-name="Internet_20_link" text:visited-style-name="Visited_20_Internet_20_Link">
630_360_16755...</text:a>
']</text:p>
      <text:p text:style-name="P4">
Tags: ['Білорусь', 'ПВК "Вагнера"', 'Пригожин', 'Війна з Росією']</text:p>
      <text:p text:style-name="P4">
Type: Article</text:p>
      <!--METADATA-->
      <text:p text:style-name="P4">
<draw:frame draw:style-name="fr1" draw:name="Image108" text:anchor-type="as-char" svg:width="6.9236in" svg:height="3.956343in" draw:z-index="0">
<draw:image xlink:href="../Images/yкринформ/2023-06-25T13-02-00-03-00/630_360_1675531805-640.jpg" xlink:type="simple" xlink:show="embed" xlink:actuate="onLoad" draw:mime-type="image/jpeg"/>
</draw:frame>
 Колишнійголова Генерального штабу Великої Британії генерал Річард Даннатт вважає, щоУкраїна має остерігатися можливого нападу на Київ "вагнерівців" на чолі зЄвгеном Пригожиним, який після спроби заколоту виїхав у Білорусь.</text:p>
      <text:p text:style-name="P4">
Як передає Укрінформ, про це повідомляє <text:a xlink:type="simple" xlink:href="https://news.sky.com/story/ukraine-russia-war-latest-putin-wagner-prigozhin-rostov-on-don-live-updates-12541713" text:style-name="Internet_20_link" text:visited-style-name="Visited_20_Internet_20_Link">
 Sky News</text:a>
 .</text:p>
      <text:p text:style-name="P4">
"Той факт, що він поїхав у <text:a xlink:type="simple" xlink:href="https://www.ukrinform.ua/tag-bilorus" text:style-name="Internet_20_link" text:visited-style-name="Visited_20_Internet_20_Link">
 Білорусь </text:a>
, викликає певне занепокоєння", - сказав ексочільник генерального штабубританської армії.</text:p>
      <text:p text:style-name="P4">
Лідери України повинні захиститися від можливої атаки на чолі з Пригожиним наКиїв з Білорусі, сказав генерал Даннатт.</text:p>
      <text:p text:style-name="P4">
Якщо Пригожин "залишив навколо себе ефективну бойову силу, то він зновустановить загрозу для українського флангу, найближчого до Києва", звідкипочалася війна, додав він.</text:p>
      <text:p text:style-name="P4">
За словами лорда Даннатта, "цілком можливо", що Росія може використати групу"Вагнера", щоб спробувати знову захопити Київ.</text:p>
      <text:p text:style-name="P4">
Тим не менш, зазначив він, спроба заколоту у РФ не стала ні для когобезпосередньою перемогою.</text:p>
      <text:p text:style-name="P4">
<text:span text:style-name="T4">
Читайте також:</text:span>
 <text:a xlink:type="simple" xlink:href="https://www.ukrinform.ua/rubric-world/3727460-prigozina-mozut-likviduvati-u-bilorusi-cnn.html" text:style-name="Internet_20_link" text:visited-style-name="Visited_20_Internet_20_Link">
 <text:span text:style-name="T4">
Пригожин</text:span>
 а можуть ліквідувати у Білорусі - CNN</text:a>
</text:p>
      <text:p text:style-name="P4">
"Не було безпосередніх переможців від вчорашнього фіаско", - сказав експерт.</text:p>
      <text:p text:style-name="P4">
"Путін значно ослаб. У російських військових... очевидно, певний безлад", –сказав Даннатт в етері Sky News.</text:p>
      <text:p text:style-name="P4">
Як <text:a xlink:type="simple" xlink:href="https://www.ukrinform.ua/rubric-other_news/3727120-zakolot-prigozina-vse-so-vidomo-na-cej-moment.html" text:style-name="Internet_20_link" text:visited-style-name="Visited_20_Internet_20_Link">
 повідомлялося </text:a>
 ,очільник ПВК «Вагнер» Євген Пригожин 23 червня оголосив демарш протиросійського військового керівництва, зокрема проти міністра оборони СергіяШойгу. Він узяв під контроль Ростов-на-Дону та частину Воронезької області,після чого «вагнерівці» вирушили на Москву.</text:p>
      <text:p text:style-name="P4">
24 червня самопроголошений президент Білорусі Олександр Лукашенко запогодженням з президентом РФ Путіним провів переговори з Пригожиним. Зарезультатами перемовин очільник ПВК «Вагнер» заявив, що <text:a xlink:type="simple" xlink:href="https://www.ukrinform.ua/rubric-world/3727347-prigozin-rozvertae-koloni-vagnerivciv-do-polovih-taboriv-roszmi.html" text:style-name="Internet_20_link" text:visited-style-name="Visited_20_Internet_20_Link">
 розвертає бійцівугруповання до польових таборів </text:a>
 .</text:p>
      <text:p text:style-name="P4">
Source: <text:a xlink:type="simple" xlink:href="https://www.ukrinform.ua/rubric-ato/3727471-pvk-vagner-moze-atakuvati-kiiv-z-bilorusi-britanskij-general.html" text:style-name="Internet_20_link" text:visited-style-name="Visited_20_Internet_20_Link">
https://www.ukrinform.ua/rubric-ato/3727471-pvk-vagner-moze-atakuvati-kiiv-z-bilorusi-britanskij-general.html</text:a>
</text:p>
      <!--NEWS-->
      <text:h text:style-name="P10" text:outline-level="1">
<text:span text:style-name="T4">
Ворог продовжує розвідку з безпілотників у пошуку даних для атак по Україні - Гуменюк</text:span>
</text:h>
      <text:p text:style-name="P4">
Authors: Ukrinform (Person)</text:p>
      <text:p text:style-name="P4">
Publisher: Укринформ (Organization)</text:p>
      <text:p text:style-name="P4">
Published Time: 2023-06-25T13:02:18+03:00</text:p>
      <text:p text:style-name="P4">
Modified Time: 2023-06-25T13:02:18+03:00</text:p>
      <text:p text:style-name="P4">
Description: Російські військові продовжують розвідувальну роботу, збираючи дані для майбутніх атак по Україні. — Укрінформ.</text:p>
      <text:p text:style-name="P4">
Images: ['<text:a xlink:type="simple" xlink:href="https://static.ukrinform.com/photos/2023_06/thumb_files/630_360_1687340215-761.jpg" text:style-name="Internet_20_link" text:visited-style-name="Visited_20_Internet_20_Link">
630_360_16873...</text:a>
']</text:p>
      <text:p text:style-name="P4">
Tags: ['Безпілотник', 'Розвідка', 'ЗСУ', 'Російські військові', 'Єдині новини', 'Наталія Гуменюк']</text:p>
      <text:p text:style-name="P4">
Type: Article</text:p>
      <!--METADATA-->
      <text:p text:style-name="P4">
<draw:frame draw:style-name="fr1" draw:name="Image109" text:anchor-type="as-char" svg:width="6.9236in" svg:height="3.956343in" draw:z-index="0">
<draw:image xlink:href="../Images/yкринформ/2023-06-25T13-02-18-03-00/630_360_1687340215-761.jpg" xlink:type="simple" xlink:show="embed" xlink:actuate="onLoad" draw:mime-type="image/jpeg"/>
</draw:frame>
 Російськівійськові продовжують розвідувальну роботу, збираючи дані для майбутніх атакпо Україні.</text:p>
      <text:p text:style-name="P4">
Про це в ефірі загальнонаціонального телемарафону «Єдині новини» заявилакерівниця об’єднаного пресцентру Сил оборони півдня України Наталія Гуменюк,повідомляє Укрінформ.</text:p>
      <text:p text:style-name="P4">
“Цієї ночі було дещо спокійніше, хоча ворог продовжує розвідувальнудіяльність, і це очевидно, що збираються дані для наступних майбутніх атак,які, цілком ймовірно, ворог ще застосовуватиме. Тому що є і отриманнядодаткових партій “Шахедів”, і є ще потенціал ракетний, і є розуміння того, щоне маючи успіхів на фронті, маючи такий безлад у самій країні, їм потрібнібудь-які перемоги, які вони дуже часто видають якраз після таких ракетнихатак, навіть не досягнувши результату, на своїх пропагандистських ресурсах якчергові перемоги”, - зазначила Гуменюк.</text:p>
      <text:p text:style-name="P4">
Вона уточнила, що збір даних <text:a xlink:type="simple" xlink:href="https://www.ukrinform.ua/tag-rosijski-vijskovi" text:style-name="Internet_20_link" text:visited-style-name="Visited_20_Internet_20_Link">
 росіяни </text:a>
 продовжують за допомогою безпілотних “шпигунів”.</text:p>
      <text:p text:style-name="P4">
“І навіть нами фіксувалися минулої доби зальоти такого “шпигуна” аж доМиколаєва. Тобто це говорить про те, що вони не тільки вивчають позиції вздовжлінії фронту, а вишукують цілі в тилових регіонах. Цей розвідник був збитий,звісно, силами протиповітряної оборони. Але сам факт того, що чергування,наприклад, у Чорному морі кораблів, які можуть нести такі безпілотники ізапускати їх для того, щоб збирати інформацію, це нами ретельновідстежується”, - підкреслила речниця.</text:p>
      <text:p text:style-name="P4">
<text:span text:style-name="T4">
Читайте також:</text:span>
 <text:a xlink:type="simple" xlink:href="https://www.ukrinform.ua/rubric-ato/3726103-rosiani-namagautsa-povernutisa-na-pozicii-aki-zajmali-do-pidrivu-kahovskoi-ges-gumenuk.html" text:style-name="Internet_20_link" text:visited-style-name="Visited_20_Internet_20_Link">
 Загарбники намагаються повернутися на позиції, якізаймали до підриву Каховської ГЕС – <text:span text:style-name="T4">
Гуменюк</text:span>
</text:a>
</text:p>
      <text:p text:style-name="P4">
За її словами, росіянам цікавий Очаківський напрямок, напрямок вздовж правогоузбережжя, “де вони не можуть ніяк зрозуміти — де ж активність Сил оборони і вякий спосіб вона проявляється”.</text:p>
      <text:p text:style-name="P4">
“Але ми намагаємося працювати максимально ефективно і приховано для ворога длятого, щоб у них були такі несподівані сюрпризи, як то минулої доби: мінус 10окупантів, мінус 2 крупнокаліберні гармати, мінус 4 човни”, - повідомилаГуменюк.</text:p>
      <text:p text:style-name="P4">
Як повідомлялося, станом на 12:00 у Чорному морі на бойовому чергуванніперебувають чотири російські кораблі, <text:a xlink:type="simple" xlink:href="https://www.ukrinform.ua/rubric-ato/3727464-rosia-trimae-u-cornomu-mori-odin-raketonosij-iz-kalibrami.html" text:style-name="Internet_20_link" text:visited-style-name="Visited_20_Internet_20_Link">
 серед яких один носій</text:a>
 крилатих ракет "Калібр".</text:p>
      <text:p text:style-name="P4">
Source: <text:a xlink:type="simple" xlink:href="https://www.ukrinform.ua/rubric-ato/3727470-vorog-prodovzue-rozvidku-z-bezpilotnikiv-u-posuku-danih-dla-atak-po-ukraini-gumenuk.html" text:style-name="Internet_20_link" text:visited-style-name="Visited_20_Internet_20_Link">
https://www.ukrinform.ua/rubric-ato/3727470-vorog-prodovzue-rozvidku-z-bezpilotnikiv-u-posuku-danih-dla-atak-po-ukraini-gumenuk.html</text:a>
</text:p>
      <!--NEWS-->
      <text:h text:style-name="P10" text:outline-level="1">
<text:span text:style-name="T4">
На Кіровоградщині внаслідок ДТП за участю нетверезого поліцейського загинули троє дівчат</text:span>
</text:h>
      <text:p text:style-name="P4">
Authors: Ukrinform (Person)</text:p>
      <text:p text:style-name="P4">
Publisher: Укринформ (Organization)</text:p>
      <text:p text:style-name="P4">
Published Time: 2023-06-25T13:05:00+03:00</text:p>
      <text:p text:style-name="P4">
Modified Time: 2023-06-25T13:05:00+03:00</text:p>
      <text:p text:style-name="P4">
Description: На Кіровоградщині внаслідок дорожньо-транспортної пригоди за участю поліцейського напідпитку загинули троє 17-річних дівчат, ще трьох осіб госпіталізували. — Укрінформ.</text:p>
      <text:p text:style-name="P4">
Images: ['<text:a xlink:type="simple" xlink:href="https://static.ukrinform.com/photos/2023_05/thumb_files/630_360_1683796887-821.jpg" text:style-name="Internet_20_link" text:visited-style-name="Visited_20_Internet_20_Link">
630_360_16837...</text:a>
']</text:p>
      <text:p text:style-name="P4">
Tags: ['ДТП', 'Поліція', 'Загибель', 'Кіровоградщина']</text:p>
      <text:p text:style-name="P4">
Type: Article</text:p>
      <!--METADATA-->
      <text:p text:style-name="P4">
<draw:frame draw:style-name="fr1" draw:name="Image110" text:anchor-type="as-char" svg:width="6.9236in" svg:height="3.956343in" draw:z-index="0">
<draw:image xlink:href="../Images/yкринформ/2023-06-25T13-05-00-03-00/630_360_1683796887-821.jpg" xlink:type="simple" xlink:show="embed" xlink:actuate="onLoad" draw:mime-type="image/jpeg"/>
</draw:frame>
 НаКіровоградщині внаслідок дорожньо-транспортної пригоди за участю поліцейськогонапідпитку загинули троє 17-річних дівчат, ще трьох осіб госпіталізували.</text:p>
      <text:p text:style-name="P4">
Про це повідомило <text:a xlink:type="simple" xlink:href="http://kg.npu.gov.ua/news/na-kirovohradshchyni-pravookhorontsi-vstanovliuiut-obstavyny-dtp-za-uchasti-politseiskoho-vnaslidok-iakoi-zahynuly-troie-osib" text:style-name="Internet_20_link" text:visited-style-name="Visited_20_Internet_20_Link">
 Головне управління Національної поліції в Кіровоградськійобласті </text:a>
 , передає Укрінформ.</text:p>
      <text:p text:style-name="P4">
Зазначається, що сьогодні, 25 червня, близько 04:30 до поліції надійшлоповідомлення про ДТП поблизу смт Новгородка на Кіровоградщині. Прибувши намісце події, правоохоронці встановили, що за кермом перебував поліцейськийодного з територіальних підрозділів.</text:p>
      <text:p text:style-name="P4">
«Унаслідок ДТП загинули троє 17-річних осіб: двоє на місці події, ще однадівчина померла у кареті швидкої медичної допомоги. Крім того, отрималитілесні ушкодження та були доставлені до медичних закладів ще троє громадянвіком від 16 до 18 років», - йдеться в дописі.</text:p>
      <text:p text:style-name="P4">
Зазначається, що водій автомобіля у результаті <text:a xlink:type="simple" xlink:href="https://www.ukrinform.ua/tag-dtp" text:style-name="Internet_20_link" text:visited-style-name="Visited_20_Internet_20_Link">
 ДТП</text:a>
 отримав тілесні ушкодження. Він перебувавза кермом у стані алкогольного сп'яніння.</text:p>
      <text:p text:style-name="P4">
Розслідування за фактом дорожньо-транспортної пригоди проводять співробітникиДБР.</text:p>
      <text:p text:style-name="P4">
<text:span text:style-name="T4">
Читайте також:</text:span>
 <text:a xlink:type="simple" xlink:href="https://www.ukrinform.ua/rubric-regions/3723245-vodia-so-skoiv-smertelnu-dtp-na-bukovini-vzali-pid-vartu-bez-prava-na-zastavu.html" text:style-name="Internet_20_link" text:visited-style-name="Visited_20_Internet_20_Link">
 Водія, що скоїв смертельну <text:span text:style-name="T4">
ДТП</text:span>
 на Буковині, взяли підварту без права на заставу </text:a>
</text:p>
      <text:p text:style-name="P4">
Як <text:a xlink:type="simple" xlink:href="https://www.ukrinform.ua/rubric-regions/3725682-u-buci-stalasa-dtp-postrazdali-vagitna-zinka-i-dvoricna-ditina.html" text:style-name="Internet_20_link" text:visited-style-name="Visited_20_Internet_20_Link">
 повідомлялося </text:a>
 , внаслідок ДТПу Бучі постраждали вагітна жінка і 2-річна дитина, їх госпіталізовано.</text:p>
      <text:p text:style-name="P4">
Source: <text:a xlink:type="simple" xlink:href="https://www.ukrinform.ua/rubric-regions/3727472-na-kirovogradsini-vnaslidok-dtp-za-ucastu-netverezogo-policejskogo-zaginuli-troe-divcat.html" text:style-name="Internet_20_link" text:visited-style-name="Visited_20_Internet_20_Link">
https://www.ukrinform.ua/rubric-regions/3727472-na-kirovogradsini-vnaslidok-dtp-za-ucastu-netverezogo-policejskogo-zaginuli-troe-divcat.html</text:a>
</text:p>
      <!--NEWS-->
      <text:h text:style-name="P10" text:outline-level="1">
<text:span text:style-name="T4">
У Києві немає масових відключень світла – ДТЕК</text:span>
</text:h>
      <text:p text:style-name="P4">
Authors: Ukrinform (Person)</text:p>
      <text:p text:style-name="P4">
Publisher: Укринформ (Organization)</text:p>
      <text:p text:style-name="P4">
Published Time: 2023-06-25T13:11:00+03:00</text:p>
      <text:p text:style-name="P4">
Modified Time: 2023-06-25T13:11:00+03:00</text:p>
      <text:p text:style-name="P4">
Description: У Києві немає масових аварійних відключень світла. — Укрінформ.</text:p>
      <text:p text:style-name="P4">
Images: ['<text:a xlink:type="simple" xlink:href="https://static.ukrinform.com/photos/2022_10/thumb_files/630_360_1666341365-342.jpg" text:style-name="Internet_20_link" text:visited-style-name="Visited_20_Internet_20_Link">
630_360_16663...</text:a>
']</text:p>
      <text:p text:style-name="P4">
Tags: ['ДТЕК', 'Електроенергія', 'Відключення світла', 'Київ']</text:p>
      <text:p text:style-name="P4">
Type: Article</text:p>
      <!--METADATA-->
      <text:p text:style-name="P4">
<draw:frame draw:style-name="fr1" draw:name="Image111" text:anchor-type="as-char" svg:width="6.9236in" svg:height="3.956343in" draw:z-index="0">
<draw:image xlink:href="../Images/yкринформ/2023-06-25T13-11-00-03-00/630_360_1666341365-342.jpg" xlink:type="simple" xlink:show="embed" xlink:actuate="onLoad" draw:mime-type="image/jpeg"/>
</draw:frame>
 У Києвінемає масових аварійних відключень світла.</text:p>
      <text:p text:style-name="P4">
Як передає Укрінформ, про це ДТЕК повідомляє у <text:a xlink:type="simple" xlink:href="https://t.me/dtek_ua/593" text:style-name="Internet_20_link" text:visited-style-name="Visited_20_Internet_20_Link">
 Телеграмі</text:a>
 .</text:p>
      <text:p text:style-name="P4">
«В Телеграм-каналах почала поширюватись неправдива інформація стосовномасованих аварійних відключень <text:a xlink:type="simple" xlink:href="https://www.ukrinform.ua/tag-elektroenergia" text:style-name="Internet_20_link" text:visited-style-name="Visited_20_Internet_20_Link">
 світла </text:a>
 у Києві. Закликаємо слідкувати за інформацію на офіційнихканалах. Масованих аварійних відключень світла в Києві немає», - ідеться вповідомленні.</text:p>
      <text:p text:style-name="P4">
У ДТЕК зазначили, що станом на 12:30 невеликі локальні відключення є вСолом'янському районі.</text:p>
      <text:p text:style-name="P4">
Також локальні відключення, пов'язані з плановими роботами на електромережах,є в Солом’янському та Дарницькому районах.</text:p>
      <text:p text:style-name="P4">
<text:span text:style-name="T4">
Читайте також:</text:span>
 <text:a xlink:type="simple" xlink:href="https://www.ukrinform.ua/rubric-economy/3726689-na-kiivsini-planuut-pobuduvati-persi-v-ukraini-rozumni-elektromerezi.html" text:style-name="Internet_20_link" text:visited-style-name="Visited_20_Internet_20_Link">
 На Київщині планують побудувати перші в Україні «розумні»електромережі </text:a>
</text:p>
      <text:p text:style-name="P4">
«Всі інші кияни забезпечені електроенергією», - сказано в повідомленні.</text:p>
      <text:p text:style-name="P4">
Як повідомляв <text:a xlink:type="simple" xlink:href="https://www.ukrinform.ua/rubric-kyiv/3727242-u-kievi-energetiki-vidnovili-poskodzenu-ulamkami-raketi-elektroliniu.html" text:style-name="Internet_20_link" text:visited-style-name="Visited_20_Internet_20_Link">
 Укрінформ </text:a>
 , 24 червня у Києві енергетики відновили електричну лінію,яка була пошкоджена уламками збитої російської ракети.</text:p>
      <text:p text:style-name="P4">
Source: <text:a xlink:type="simple" xlink:href="https://www.ukrinform.ua/rubric-kyiv/3727476-u-kievi-nemae-masovih-vidklucen-svitla-dtek.html" text:style-name="Internet_20_link" text:visited-style-name="Visited_20_Internet_20_Link">
https://www.ukrinform.ua/rubric-kyiv/3727476-u-kievi-nemae-masovih-vidklucen-svitla-dtek.html</text:a>
</text:p>
      <!--NEWS-->
      <text:h text:style-name="P10" text:outline-level="1">
<text:span text:style-name="T4">
Данілов назвав заколот Пригожина першим етапом демонтажу путінської системи</text:span>
</text:h>
      <text:p text:style-name="P4">
Authors: Ukrinform (Person)</text:p>
      <text:p text:style-name="P4">
Publisher: Укринформ (Organization)</text:p>
      <text:p text:style-name="P4">
Published Time: 2023-06-25T13:12:00+03:00</text:p>
      <text:p text:style-name="P4">
Modified Time: 2023-06-25T13:12:00+03:00</text:p>
      <text:p text:style-name="P4">
Description: Секретар Ради національної безпеки та оборони України Олексій Данілов назвав спробу заколоту ватажка ПВК «Вагнер» Євгена Пригожина першим етапом демонтажу системи президента Росії Володимира Путіна. — Укрінформ.</text:p>
      <text:p text:style-name="P4">
Images: ['<text:a xlink:type="simple" xlink:href="https://static.ukrinform.com/photos/2023_03/thumb_files/630_360_1677827515-830.jpg" text:style-name="Internet_20_link" text:visited-style-name="Visited_20_Internet_20_Link">
630_360_16778...</text:a>
']</text:p>
      <text:p text:style-name="P4">
Tags: ['Путін', 'РНБО', 'Російські військові', 'ПВК "Вагнера"', 'Пригожин', 'Данілов', 'Війна з Росією']</text:p>
      <text:p text:style-name="P4">
Type: Article</text:p>
      <!--METADATA-->
      <text:p text:style-name="P4">
<draw:frame draw:style-name="fr1" draw:name="Image112" text:anchor-type="as-char" svg:width="6.9236in" svg:height="3.956343in" draw:z-index="0">
<draw:image xlink:href="../Images/yкринформ/2023-06-25T13-12-00-03-00/630_360_1677827515-830.jpg" xlink:type="simple" xlink:show="embed" xlink:actuate="onLoad" draw:mime-type="image/jpeg"/>
</draw:frame>
 СекретарРади національної безпеки та оборони України Олексій Данілов назвав спробузаколоту ватажка ПВК «Вагнер» Євгена Пригожина першим етапом демонтажу системипрезидента Росії Володимира Путіна.</text:p>
      <text:p text:style-name="P4">
Як передає Укрінформ, про це Данілов написав у <text:a xlink:type="simple" xlink:href="https://www.facebook.com/danilov.oleksiy/posts/pfbid062DgpLas23UhWV2eswLcsQgTfcyNniN4chwxWgsw3MUxs21hxqwvuadCK6SAbVmrl" text:style-name="Internet_20_link" text:visited-style-name="Visited_20_Internet_20_Link">
 Фейсбуці</text:a>
.</text:p>
      <text:p text:style-name="P4">
«Бунт» пригожина - перший етап демонтажу путінської системи. пригожин є тількичастиною групи і частиною плану, верхівкою айсберга процесу дестабілізації», -зазначив <text:a xlink:type="simple" xlink:href="https://www.ukrinform.ua/tag-danilov" text:style-name="Internet_20_link" text:visited-style-name="Visited_20_Internet_20_Link">
 Данілов </text:a>
 .</text:p>
      <text:p text:style-name="P4">
За його совами, у Росії сформувалась група невдоволених - силовиків,чиновників і олігархічного капіталу, яка вважає дії Путіна смертельнонебезпечними для власних інтересів і свого існування, загрозою для РосійськоїФедерації.</text:p>
      <text:p text:style-name="P4">
«пригожинський ростовський марш-кидок - демонстрація серйозності намірів,можливостей, що існують, і створення умов для початку процесу владноготранзиту - добровільного або примусового. Колони вагнерівців або іншихструктур можуть таки дійти до «Червоної площі», - підкреслив Данілов.</text:p>
      <text:p text:style-name="P4">
<text:span text:style-name="T4">
Читайте також:</text:span>
 <text:a xlink:type="simple" xlink:href="https://www.ukrinform.ua/rubric-polytics/3727369-prigozin-pokazav-kremlu-so-monopolii-na-nasilstvo-bilse-nemae-podolak.html" text:style-name="Internet_20_link" text:visited-style-name="Visited_20_Internet_20_Link">
 Пригожин показав Кремлю, що монополії на насильствобільше немає - <text:span text:style-name="T4">
Подоляк</text:span>
 </text:a>
</text:p>
      <text:p text:style-name="P4">
На його думку, у Путіна залишилась єдина можливість порятунку - тотальназачистка силового блоку, фізична ліквідація ПВК «Вагнер», демонстраційнепокарання Пригожина, введення в країні воєнного стану і розгортання масовихрепресій. «Чи спроможна виконати ці функції каральна машина імені золотова-бортникова, орієнтована на побиття хіпстерів, жінок та підлітків, - великепитання», - зауважив Данілов.</text:p>
      <text:p text:style-name="P4">
Він також зазначив, що справжня група російських майбутніх перемовників зУкраїною вже є, але поки залишається в тіні, втім не виключена участь у цьомупроцесі Президента Білорусі Олександра Лукашенка.</text:p>
      <text:p text:style-name="P4">
Однак, за словами Данілова, режиму Путіна «ножем в спину» нанесенийсмертельний, якщо не миттєвий, але «точно неминучий, хоча і відтерміновано вчасі, удар».</text:p>
      <text:p text:style-name="P4">
«Але… все, що може на росії піти не за планом, піде не за планом, і «казуспригожина» може запустити/запустив процеси з непередбачуваними наслідками.Відлік розпочато. Нам своє робити… до меж 1991 року», - підсумував Данілов.</text:p>
      <text:p text:style-name="P4">
<text:span text:style-name="T4">
Читайте також:</text:span>
 <text:a xlink:type="simple" xlink:href="https://www.ukrinform.ua/rubric-ato/3727471-pvk-vagner-moze-atakuvati-kiiv-z-bilorusi-britanskij-general.html" text:style-name="Internet_20_link" text:visited-style-name="Visited_20_Internet_20_Link">
 ПВК «Вагнер» може атакувати Київ з Білорусі - британськийгенерал </text:a>
</text:p>
      <text:p text:style-name="P4">
Як повідомлялося, очільник ПВК «Вагнер» <text:a xlink:type="simple" xlink:href="https://www.ukrinform.ua/tag-pvk-vagnera" text:style-name="Internet_20_link" text:visited-style-name="Visited_20_Internet_20_Link">
 </text:a>
 Євген Пригожин 23 червня оголосив демарш проти російськоговійськового керівництва, зокрема проти міністра оборони Сергія Шойгу.</text:p>
      <text:p text:style-name="P4">
За його словами, Шойгу прилітав у Ростов-на-Дону, де особисто провів операціюзі знищення «вагнерівців».</text:p>
      <text:p text:style-name="P4">
«Вагнер» установив контроль над військовими об’єктами у Ростові-на-Дону.Пригожин заявив про намір дійти до Москви.</text:p>
      <text:p text:style-name="P4">
24 червня Олександр Лукашенко за погодженням з президентом РФ ВолодимиромПутіним провів переговори з Євгеном Пригожиним. За результатами перемовиночільник ПВК «Вагнер» заявив, що розвертає бійців угруповання до польовихтаборів.</text:p>
      <text:p text:style-name="P4">
Source: <text:a xlink:type="simple" xlink:href="https://www.ukrinform.ua/rubric-polytics/3727477-danilov-nazvav-zakolot-prigozina-persim-etapom-demontazu-putinskoi-sistemi.html" text:style-name="Internet_20_link" text:visited-style-name="Visited_20_Internet_20_Link">
https://www.ukrinform.ua/rubric-polytics/3727477-danilov-nazvav-zakolot-prigozina-persim-etapom-demontazu-putinskoi-sistemi.html</text:a>
</text:p>
      <!--NEWS-->
      <text:h text:style-name="P10" text:outline-level="1">
<text:span text:style-name="T4">
На Одещині госпіталізували чотирьох людей, які отруїлися рибою</text:span>
</text:h>
      <text:p text:style-name="P4">
Authors: Ukrinform (Person)</text:p>
      <text:p text:style-name="P4">
Publisher: Укринформ (Organization)</text:p>
      <text:p text:style-name="P4">
Published Time: 2023-06-25T13:15:55+03:00</text:p>
      <text:p text:style-name="P4">
Modified Time: 2023-06-25T13:15:55+03:00</text:p>
      <text:p text:style-name="P4">
Description: На Одещині зафіксували захворювання внаслідок вживання риби, у стані середньої тяжкості госпіталізували чотирьох жінок. — Укрінформ.</text:p>
      <text:p text:style-name="P4">
Images: ['<text:a xlink:type="simple" xlink:href="https://static.ukrinform.com/photos/2020_09/thumb_files/630_360_1600090998-358.jpg" text:style-name="Internet_20_link" text:visited-style-name="Visited_20_Internet_20_Link">
630_360_16000...</text:a>
']</text:p>
      <text:p text:style-name="P4">
Tags: ['Одещина', 'Отруєння', 'Лікарня', 'Риба']</text:p>
      <text:p text:style-name="P4">
Type: Article</text:p>
      <!--METADATA-->
      <text:p text:style-name="P4">
<draw:frame draw:style-name="fr1" draw:name="Image113" text:anchor-type="as-char" svg:width="6.9236in" svg:height="3.956343in" draw:z-index="0">
<draw:image xlink:href="../Images/yкринформ/2023-06-25T13-15-55-03-00/630_360_1600090998-358.jpg" xlink:type="simple" xlink:show="embed" xlink:actuate="onLoad" draw:mime-type="image/jpeg"/>
</draw:frame>
 На Одещинізафіксували захворювання внаслідок вживання риби, у стані середньої тяжкостігоспіталізували чотирьох жінок.</text:p>
      <text:p text:style-name="P4">
Про це повідомив у <text:a xlink:type="simple" xlink:href="http://www.facebook.com/EMD103Odessa/posts/pfbid02qT3GvDFbfTPEkCLNzr1nV4h72rUHXjqJ9tM9RZZE7K8sPraQ8Am7DeQYE77RLCnFl" text:style-name="Internet_20_link" text:visited-style-name="Visited_20_Internet_20_Link">
 Фейсбуці</text:a>
Центр екстреної медичної допомоги та медицини катастроф Одеської області,передає Укрінформ.</text:p>
      <text:p text:style-name="P4">
«За останню добу на Одещині медики Центру екстреної медичної допомоги тамедицини катастроф діагностували на викликах гастроентероколіт, гострийентероколіт та два випадки харчової токсикоінфекції, що були викликанівживанням в їжу риби. Один з викликів надійшов на номер 103 зВеликомихайлівської громади, другий з Кодимського району, третій з Авангарду,а ще один випадок стався в <text:a xlink:type="simple" xlink:href="https://www.ukrinform.ua/tag-odesa" text:style-name="Internet_20_link" text:visited-style-name="Visited_20_Internet_20_Link">
 Одесі </text:a>
 », -йдеться в повідомленні.</text:p>
      <text:p text:style-name="P4">
<text:span text:style-name="T4">
Читайте також:</text:span>
 <text:a xlink:type="simple" xlink:href="https://www.ukrinform.ua/rubric-regions/3724763-na-dnipropetrovsini-zaboronili-vilov-i-prodaz-ribi.html" text:style-name="Internet_20_link" text:visited-style-name="Visited_20_Internet_20_Link">
 На Дніпропетровщині заборонили вилов і продаж <text:span text:style-name="T4">
риби</text:span>
</text:a>
</text:p>
      <text:p text:style-name="P4">
Зазначається, що госпіталізували у стані середньої тяжкості чотирьох жінок,серед них – вагітну.</text:p>
      <text:p text:style-name="P4">
У Центрі нагадали, що в <text:a xlink:type="simple" xlink:href="https://www.ukrinform.ua/tag-odesina" text:style-name="Internet_20_link" text:visited-style-name="Visited_20_Internet_20_Link">
 Одеській області </text:a>
 діє заборона на купання у відкритих водоймах та на вилов риби. Такождіє застереження щодо вживання риби та морепродуктів невідомого походження.</text:p>
      <text:p text:style-name="P4">
<text:span text:style-name="T4">
Читайте також:</text:span>
 <text:a xlink:type="simple" xlink:href="https://www.ukrinform.ua/rubric-regions/3724824-na-odeskih-rinkah-rozpocalisa-perevirki-ribi.html" text:style-name="Internet_20_link" text:visited-style-name="Visited_20_Internet_20_Link">
 На одеських ринках розпочалися перевірки <text:span text:style-name="T4">
риби</text:span>
</text:a>
</text:p>
      <text:p text:style-name="P4">
Як повідомлялося, на Одещині <text:a xlink:type="simple" xlink:href="https://www.ukrinform.ua/rubric-regions/3725543-na-odesini-postupovo-pripinaetsa-oprisnenna-morskoi-vodi.html" text:style-name="Internet_20_link" text:visited-style-name="Visited_20_Internet_20_Link">
 опріснення морської води припиняється</text:a>
 , поступово солоність зростає, однакмікробіологічні показники перевищені.</text:p>
      <text:p text:style-name="P4">
Source: <text:a xlink:type="simple" xlink:href="https://www.ukrinform.ua/rubric-regions/3727478-na-odesini-gospitalizuvali-cotiroh-ludej-aki-otruilisa-ribou.html" text:style-name="Internet_20_link" text:visited-style-name="Visited_20_Internet_20_Link">
https://www.ukrinform.ua/rubric-regions/3727478-na-odesini-gospitalizuvali-cotiroh-ludej-aki-otruilisa-ribou.html</text:a>
</text:p>
      <!--NEWS-->
      <text:h text:style-name="P10" text:outline-level="1">
<text:span text:style-name="T4">
У кіберполіції розповіли, чи безпечно користуватися Telegram і TikTok</text:span>
</text:h>
      <text:p text:style-name="P4">
Authors: Ukrinform (Person)</text:p>
      <text:p text:style-name="P4">
Publisher: Укринформ (Organization)</text:p>
      <text:p text:style-name="P4">
Published Time: 2023-06-25T13:22:00+03:00</text:p>
      <text:p text:style-name="P4">
Modified Time: 2023-06-25T13:22:00+03:00</text:p>
      <text:p text:style-name="P4">
Description: До використання месенджерів Telegram і TikTok необхідно підходити раціонально, знаючи, що потенційно вони можуть контролюватися спецслужбами РФ і Китаю. — Укрінформ.</text:p>
      <text:p text:style-name="P4">
Images: ['<text:a xlink:type="simple" xlink:href="https://static.ukrinform.com/photos/2023_06/thumb_files/630_360_1687688244-817.jpg" text:style-name="Internet_20_link" text:visited-style-name="Visited_20_Internet_20_Link">
630_360_16876...</text:a>
']</text:p>
      <text:p text:style-name="P4">
Tags: ['Telegram', 'Соцмережі', 'Кіберполіція', 'TikTok']</text:p>
      <text:p text:style-name="P4">
Type: Article</text:p>
      <!--METADATA-->
      <text:p text:style-name="P4">
<draw:frame draw:style-name="fr1" draw:name="Image114" text:anchor-type="as-char" svg:width="6.9236in" svg:height="3.956343in" draw:z-index="0">
<draw:image xlink:href="../Images/yкринформ/2023-06-25T13-22-00-03-00/630_360_1687688244-817.jpg" xlink:type="simple" xlink:show="embed" xlink:actuate="onLoad" draw:mime-type="image/jpeg"/>
</draw:frame>
 Довикористання месенджерів Telegram і TikTok необхідно підходити раціонально,знаючи, що потенційно вони можуть контролюватися спецслужбами РФ і Китаю.</text:p>
      <text:p text:style-name="P4">
Як передає Укрінформ, про це сказав <text:a xlink:type="simple" xlink:href="https://ukr.radio/news.html" text:style-name="Internet_20_link" text:visited-style-name="Visited_20_Internet_20_Link">
 Українському радіо</text:a>
 начальник відділу протидіїзлочинам у сфері комп'ютерних систем Департаменту кіберполіції Національноїполіції Євгеній Дороганов.</text:p>
      <text:p text:style-name="P4">
"Щодо Павла Дурова (творець месенджера Telegram – ред.), дійсно, ця особа єросіянином. Говорили, що у нього були якісь стосунки з Путіним абоспецслужбами <text:a xlink:type="simple" xlink:href="https://www.ukrinform.ua/tag-rosia" text:style-name="Internet_20_link" text:visited-style-name="Visited_20_Internet_20_Link">
 РФ </text:a>
 . Зараз це на рівнідесь чуток. Але я радив би користуватися все-таки іншими месенджерами. Їх,дякувати, є велика кількість, це Сігнал, це Воцап, це вже на крайній випадокTelegram. Але знову ж таки, треба враховувати те, що люди скоріш за всекористуватимуться Telegram. Чому? Тому що майже всі новини зараз там. Требапросто раціонально підходити до використання такого месенджера, знаючи, щопотенційно він може контролюватися спецслужбами РФ. Мається на увазі неперекидати якісь чутливі дані, видаляти таку інформацію", - зазначив він.</text:p>
      <text:p text:style-name="P4">
Дороганов додав, що сам TikTok не користується через громадянську позицію. "Яне хочу підтримувати цю мережу, бо вона, наприклад, блокує деякі хвилірозповсюдження інформації, яка стосується прав людини, а пропагандистськівідео, які культивують сучасну політичну систему в Китаї, навпаки підживлює іпоширює", - сказав він.</text:p>
      <text:p text:style-name="P4">
<text:span text:style-name="T4">
Читайте також:</text:span>
 <text:a xlink:type="simple" xlink:href="https://www.ukrinform.ua/rubric-society/3727382-kiberpolicia-vikrila-nizku-sahrajskih-callcentriv-aki-vimanuvali-grosi-v-inozemciv.html" text:style-name="Internet_20_link" text:visited-style-name="Visited_20_Internet_20_Link">
 <text:span text:style-name="T4">
Кіберполіція</text:span>
 викрила низку шахрайських call-центрів,які виманювали гроші в іноземців </text:a>
</text:p>
      <text:p text:style-name="P4">
Начальник відділу протидії злочинам у сфері комп'ютерних систем акцентував напоширенні останнім часом фішингу (вид шахрайства, за допомогою якого злодіїзаволодівають або якимись конфіденційними даними людей, або грошима - ред.)під виглядом різних телеграм-ботів. За його словами, кілька тижнів томуДепартамент кіберполіції проводив санкціоновані обшуки щодо організованоїгрупи злочинців, які створили низку телеграм-каналів під виглядом ДТЕК. "Колибув блекаут, з'явилася велика кількість телеграм-каналів, в яких можна булоперевірити своє підключення. Там нібито отримували якісь пріоритетніпідключення тощо. І таких каналів було близько 40. За допомогою цих каналівзловмисники заволоділи 15 тис. акаунтів у Telegram. Це неймовірно, людивважають, що через Telegram вони можуть попросити про позачергові якісьпідключення. Це все - прогалини в кібергігієні", - наголосив Дороганов.</text:p>
      <text:p text:style-name="P4">
Як повідомляв <text:a xlink:type="simple" xlink:href="https://www.ukrinform.ua/rubric-society/3711669-kiberpolicia-cogoric-otrimala-ponad-15-tisac-zvernen-pro-fisingovi-ataki.html" text:style-name="Internet_20_link" text:visited-style-name="Visited_20_Internet_20_Link">
 Укрінформ </text:a>
 , Департамент кіберполіції НПУ за п’ять місяців 2023року отримав понад 15 тисяч звернень від громадян, постраждалих від фішинговихатак.</text:p>
      <text:p text:style-name="P4">
Source: <text:a xlink:type="simple" xlink:href="https://www.ukrinform.ua/rubric-technology/3727481-u-kiberpolicii-rozpovili-ci-bezpecno-koristuvatisa-telegram-i-tiktok.html" text:style-name="Internet_20_link" text:visited-style-name="Visited_20_Internet_20_Link">
https://www.ukrinform.ua/rubric-technology/3727481-u-kiberpolicii-rozpovili-ci-bezpecno-koristuvatisa-telegram-i-tiktok.html</text:a>
</text:p>
      <!--NEWS-->
      <text:h text:style-name="P10" text:outline-level="1">
<text:span text:style-name="T4">
До 28 червня в персональних кабінетах учасників НМТ з’являться результати основної сесії</text:span>
</text:h>
      <text:p text:style-name="P4">
Authors: Ukrinform (Person)</text:p>
      <text:p text:style-name="P4">
Publisher: Укринформ (Organization)</text:p>
      <text:p text:style-name="P4">
Published Time: 2023-06-25T13:27:00+03:00</text:p>
      <text:p text:style-name="P4">
Modified Time: 2023-06-25T13:27:00+03:00</text:p>
      <text:p text:style-name="P4">
Description: До 28 червня в персональних кабінетах учасників Національного мультипредметного тесту з’являться результати основної сесії. — Укрінформ.</text:p>
      <text:p text:style-name="P4">
Images: ['<text:a xlink:type="simple" xlink:href="https://static.ukrinform.com/photos/2017_11/thumb_files/630_360_1512071662-2314.jpg" text:style-name="Internet_20_link" text:visited-style-name="Visited_20_Internet_20_Link">
630_360_15120...</text:a>
']</text:p>
      <text:p text:style-name="P4">
Tags: ['Освіта', 'Вступна кампанія', 'Абітурієнти', 'Мультипредметний тест']</text:p>
      <text:p text:style-name="P4">
Type: Article</text:p>
      <!--METADATA-->
      <text:p text:style-name="P4">
<draw:frame draw:style-name="fr1" draw:name="Image115" text:anchor-type="as-char" svg:width="6.9236in" svg:height="3.956343in" draw:z-index="0">
<draw:image xlink:href="../Images/yкринформ/2023-06-25T13-27-00-03-00/630_360_1512071662-2314.jpg" xlink:type="simple" xlink:show="embed" xlink:actuate="onLoad" draw:mime-type="image/jpeg"/>
</draw:frame>
 До 28червня в персональних кабінетах учасників Національного мультипредметноготесту з’являться результати основної сесії.</text:p>
      <text:p text:style-name="P4">
Як передає Укрінформ, про це повідомляє <text:a xlink:type="simple" xlink:href="https://testportal.gov.ua/yak-i-de-diznatysya-rezultaty-osnovnoyi-sesiyi-nmt/" text:style-name="Internet_20_link" text:visited-style-name="Visited_20_Internet_20_Link">
 Український центр оцінювання якостіосвіти </text:a>
 .</text:p>
      <text:p text:style-name="P4">
«Уже за декілька днів у персональних кабінетах учасників буде розміщеноінформацію про результати основної сесії НМТ за шкалою 100–200 балів», -ідеться в повідомленні.</text:p>
      <text:p text:style-name="P4">
В УЦОЯО повідомляють, що окремий етап, під час якого оброблюють, повторноперевіряють і детально аналізують усі надані відповіді всіх учасників кожноїсесії тестування, завершується.</text:p>
      <text:p text:style-name="P4">
«Уже за декілька днів / до 28 червня 2023 року офіційні результати будеоприлюднено в персональних кабінетах учасників. Звертаємо увагу учасників натому, що перевіряти необхідно вкладку «Результати», - сказано в повідомленні.</text:p>
      <text:p text:style-name="P4">
Крім того, в ній буде доступна опція формування інформаційної картки, яканеобхідна для <text:a xlink:type="simple" xlink:href="https://www.ukrinform.ua/tag-vstupna-kampania" text:style-name="Internet_20_link" text:visited-style-name="Visited_20_Internet_20_Link">
 вступу </text:a>
 дозакладів вищої освіти України.</text:p>
      <text:p text:style-name="P4">
<text:span text:style-name="T4">
Читайте також:</text:span>
 <text:a xlink:type="simple" xlink:href="https://www.ukrinform.ua/rubric-society/3718396-na-ucast-u-nacionalnomu-multipredmetnomu-testi-rozpocalasa-dodatkova-reestracia.html" text:style-name="Internet_20_link" text:visited-style-name="Visited_20_Internet_20_Link">
 На участь у Національному мультипредметному тестірозпочалася додаткова реєстрація </text:a>
</text:p>
      <text:p text:style-name="P4">
Якщо ж учаснику НМТ потрібно подати оригінал документа до закордонного закладуосвіти, після офіційного оголошення результатів він зможе замовити витяг звідомостей результатів НМТ.</text:p>
      <text:p text:style-name="P4">
Як повідомляв Укрінформ, з 5 червня розпочалася основна сесія Національногомультипредметного тесту (НМТ), яка тривала до 23 червня. На неїзареєструвалося 284 тис. вступників. Додаткова сесія НМТ пройде 11–24 липня.</text:p>
      <text:p text:style-name="P4">
Source: <text:a xlink:type="simple" xlink:href="https://www.ukrinform.ua/rubric-society/3727482-do-28-cervna-v-personalnih-kabinetah-ucasnikiv-nmt-zavlatsa-rezultati-osnovnoi-sesii.html" text:style-name="Internet_20_link" text:visited-style-name="Visited_20_Internet_20_Link">
https://www.ukrinform.ua/rubric-society/3727482-do-28-cervna-v-personalnih-kabinetah-ucasnikiv-nmt-zavlatsa-rezultati-osnovnoi-sesii.html</text:a>
</text:p>
      <!--NEWS-->
      <text:h text:style-name="P10" text:outline-level="1">
<text:span text:style-name="T4">
Ворог за день 16 разів обстріляв Сумщину - пошкоджені будинки та поранена людина</text:span>
</text:h>
      <text:p text:style-name="P4">
Authors: Ukrinform (Person)</text:p>
      <text:p text:style-name="P4">
Publisher: Укринформ (Organization)</text:p>
      <text:p text:style-name="P4">
Published Time: 2023-06-25T13:33:00+03:00</text:p>
      <text:p text:style-name="P4">
Modified Time: 2023-06-25T22:33:00+03:00</text:p>
      <text:p text:style-name="P4">
Description: Російські війська протягом 25 червня 16 разів обстріляли Сумську область, внаслідок обстрілів пошкоджено будинки та поранено цивільну особу.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Поранені', 'Сумщина', 'Війна з Росією']</text:p>
      <text:p text:style-name="P4">
Type: Article</text:p>
      <!--METADATA-->
      <text:p text:style-name="P4">
<draw:frame draw:style-name="fr1" draw:name="Image116" text:anchor-type="as-char" svg:width="6.9236in" svg:height="3.956343in" draw:z-index="0">
<draw:image xlink:href="../Images/yкринформ/2023-06-25T13-33-00-03-00/630_360_1669987737-966.jpg" xlink:type="simple" xlink:show="embed" xlink:actuate="onLoad" draw:mime-type="image/jpeg"/>
</draw:frame>
 Російськівійська протягом 25 червня 16 разів обстріляли Сумську область, внаслідокобстрілів пошкоджено будинки та поранено цивільну особу.</text:p>
      <text:p text:style-name="P4">
Як передає Укрінформ, про це Сумська обласна військова адміністраціяповідомляє у <text:a xlink:type="simple" xlink:href="https://t.me/Sumy_news_ODA/17302" text:style-name="Internet_20_link" text:visited-style-name="Visited_20_Internet_20_Link">
 Телеграмі</text:a>
 .</text:p>
      <text:p text:style-name="P4">
“Протягом дня росіяни здійснили 16 обстрілів прикордоння. Зафіксовано 76вибухів. <text:a xlink:type="simple" xlink:href="https://www.ukrinform.ua/tag-obstril" text:style-name="Internet_20_link" text:visited-style-name="Visited_20_Internet_20_Link">
 Обстрілів </text:a>
 зазналиМиропільська, Краснопільська, Юнаківська, Шалигинська та Новослобідськагромади”, - ідеться в повідомленні.</text:p>
      <text:p text:style-name="P4">
Новослобідську громаду росіяни обстріляли з міномета, зафіксовано один вибух.</text:p>
      <text:p text:style-name="P4">
Білопільську громаду російські війська обстріляли з мінометів (зафіксовано 16вибухів) та артилерії (6 вибухів). Внаслідок одного з мінометних обстрілівпошкоджено сарай та вибиті вікна в одному з домогосподарств. Також ворогобстрілював громаду зі станкового протитанкового гранатомета, зафіксовано 9вибухів.</text:p>
      <text:p text:style-name="P4">
По Миропільській громаді росіяни били з мінометів, випустивши 12 мін.Внаслідок одного з обстрілів одна цивільна особа отримала поранення.Пошкоджено два житлові будинки, гаражне приміщення, літню кухню та легковийавтомобіль.</text:p>
      <text:p text:style-name="P4">
Шалигинську громаду агресор обстріляв з артилерії, випустивши 11 снарядів.Внаслідок одного з обстрілів зазнали пошкоджень цивільні будинки.</text:p>
      <text:p text:style-name="P4">
<text:span text:style-name="T4">
Читайте також:</text:span>
 <text:a xlink:type="simple" xlink:href="https://www.ukrinform.ua/rubric-ato/3727503-vorog-obstrilav-prikordonna-cernigivsini-i-sumsini.html" text:style-name="Internet_20_link" text:visited-style-name="Visited_20_Internet_20_Link">
 Ворог обстріляв прикордоння Чернігівщини і <text:span text:style-name="T4">
Сумщини</text:span>
</text:a>
</text:p>
      <text:p text:style-name="P4">
Краснопільську громаду росіяни обстрілювали з мінометів, випустивши 7 мін. Узв'язку одним з обстрілів відбулося загорання сухої трави.</text:p>
      <text:p text:style-name="P4">
На Юнаківську громаду агресор скинув 10 мін.</text:p>
      <text:p text:style-name="P4">
Як повідомляв <text:a xlink:type="simple" xlink:href="https://www.ukrinform.ua/rubric-ato/3727580-zsu-za-dobu-vrazili-tri-artpidrozdili-punkt-upravlinna-ta-sklad-boepripasiv-rosian.html" text:style-name="Internet_20_link" text:visited-style-name="Visited_20_Internet_20_Link">
 Укрінформ </text:a>
 , росіяни минулої доби в районі населеного пункту РодіонівкаСумської області здійснили невдалу спробу проникнення диверсійно-розвідувальної групи через держкордон України.</text:p>
      <text:p text:style-name="P4">
Source: <text:a xlink:type="simple" xlink:href="https://www.ukrinform.ua/rubric-regions/3727616-vorog-za-den-16-raziv-obstrilav-sumsinu-poskodzeni-budinki-ta-poranena-ludina.html" text:style-name="Internet_20_link" text:visited-style-name="Visited_20_Internet_20_Link">
https://www.ukrinform.ua/rubric-regions/3727616-vorog-za-den-16-raziv-obstrilav-sumsinu-poskodzeni-budinki-ta-poranena-ludina.html</text:a>
</text:p>
      <!--NEWS-->
      <text:h text:style-name="P10" text:outline-level="1">
<text:span text:style-name="T4">
Родичів убитих у Бердянську хлопців загарбники допитують та обшукують</text:span>
</text:h>
      <text:p text:style-name="P4">
Authors: Ukrinform (Person)</text:p>
      <text:p text:style-name="P4">
Publisher: Укринформ (Organization)</text:p>
      <text:p text:style-name="P4">
Published Time: 2023-06-25T13:42:00+03:00</text:p>
      <text:p text:style-name="P4">
Modified Time: 2023-06-25T13:42:00+03:00</text:p>
      <text:p text:style-name="P4">
Description: Організація «Медійна ініціатива за права людини» (МІПЛ) проведе власне детальне розслідування обставин вбивства двох підлітків, Тіграна Оганнісяна і Микити Ханганова, яке вчинили загарбники у Бердянську.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Бердянськ', 'Діти', 'Окупація', 'Правозахисники', 'Російські військові', 'Вбивство', 'Запоріжжя', 'Дмитро Лубінець']</text:p>
      <text:p text:style-name="P4">
Type: Article</text:p>
      <!--METADATA-->
      <text:p text:style-name="P4">
<draw:frame draw:style-name="fr1" draw:name="Image117" text:anchor-type="as-char" svg:width="6.9236in" svg:height="3.956343in" draw:z-index="0">
<draw:image xlink:href="../Images/yкринформ/2023-06-25T13-42-00-03-00/630_360_1668461240-442.jpg" xlink:type="simple" xlink:show="embed" xlink:actuate="onLoad" draw:mime-type="image/jpeg"/>
</draw:frame>
Організація «Медійна ініціатива за права людини» (МІПЛ) проведе власнедетальне розслідування обставин вбивства двох підлітків, Тіграна Оганнісяна іМикити Ханганова, яке вчинили загарбники у Бердянську.</text:p>
      <text:p text:style-name="P4">
Про це у <text:a xlink:type="simple" xlink:href="https://www.facebook.com/100000664945046/posts/pfbid0zjmsmCFzk3L9XMkda8SwPHvD4PxfT5WMwmrQCWWnHwFGNrZSqUSaGT4EsJLKfX2Bl/" text:style-name="Internet_20_link" text:visited-style-name="Visited_20_Internet_20_Link">
 Фейсбуці</text:a>
повідомила координаторка МІПЛ Ольга Решетилова.</text:p>
      <text:p text:style-name="P4">
За її словами, «є кілька фактів, про які треба знати й вже зараз чіткозафіксувати, щоб вбивці хлопців не уникли покарання». Зокрема кілька днів томуза хлопцями приїжджав окупаційний слідчий з озброєним конвоєм, але підліткамвдалося втекти.</text:p>
      <text:p text:style-name="P4">
За пів години до дзвінка окупаційного слідчого батькам про те, що хлопцівбиті, мама Тіграна розмовляла з ним.</text:p>
      <text:p text:style-name="P4">
«Тігран був спокійний, казав, що гуляють з Микитою і думають, як святкуватидень народження Микити. Микиті сьогодні мало виповнитись 17 років», — написалакоординаторка.</text:p>
      <text:p text:style-name="P4">
<text:span text:style-name="T4">
Читайте також:</text:span>
 <text:a xlink:type="simple" xlink:href="https://www.ukrinform.ua/rubric-regions/3726841-zagarbniki-posilili-filtraciu-i-ne-vipuskaut-ludej-z-okupovanoi-castini-zaporizkoi-oblasti.html" text:style-name="Internet_20_link" text:visited-style-name="Visited_20_Internet_20_Link">
 Загарбники посилили фільтрацію і не випускають людей зокупованої частини Запорізької області </text:a>
</text:p>
      <text:p text:style-name="P4">
Вона додала, що наразі у МІПЛ бачать багато розбіжностей у фактах, часі,одязі. Батьки ще не бачили тіл хлопців. Натомість рідних з учорашнього вечорамучать допитами й обшуками.</text:p>
      <text:p text:style-name="P4">
«Це дає підстави ставити під сумнів основну версію слєдкома про напад на"поліцейських". Принаймні батьки Тіграна і Микити вважають, що вся цяперестрілка, передсмертне відео — це постановка для того, щоб убити хлопців»,— заявила Решетилова.</text:p>
      <text:p text:style-name="P4">
За її словами, українські слідчі органи порушили кримінальне провадження зафактом вбивства дітей. МІПЛ співпрацює зі слідством і надає всю наявну у нихінформацію.</text:p>
      <text:p text:style-name="P4">
Уповноважений Верховної Ради з прав людини Дмитро Лубінець заявив, що Росіямає бути покарана за вбивство за проукраїнську позицію Тиграна Оганнісяна іМикити Ханганова.</text:p>
      <text:p text:style-name="P4">
«Обличчя російської сторони – це обличчя вбивці й терориста! У тимчасовоокупованому Бердянську окупанти вбили двох неповнолітніх хлопців за їхнюпроукраїнську позицію. 25 травня двоє хлопців 2006 року народження, ТигранОганнісян і Микита Ханганов, вступили в бій з окупантами. Як відомо, вонизнищили військового РФ та колаборанта-поліцейського. Після перестрілкизагарбники заявили про «ліквідацію» хлопців», - написав Лубінець у <text:a xlink:type="simple" xlink:href="https://t.me/dmytro_lubinetzs/2789" text:style-name="Internet_20_link" text:visited-style-name="Visited_20_Internet_20_Link">
 Телеграмі</text:a>
 .</text:p>
      <text:p text:style-name="P4">
За його словами, раніше хлопці та їхні сім’ї піддавалися переслідуванню.Згодом одного з них, Тиграна Оганнісяна, викрали з дому. Його жорстокодопитували та піддавали катуванням із застосуванням електричного струму.</text:p>
      <text:p text:style-name="P4">
Водночас 24 травня цього року підлітки отримали обвинувачення від Слідчогокомітету РФ у нібито підготовці диверсії на залізниці.</text:p>
      <text:p text:style-name="P4">
Як повідомлялося, в окупованому Бердянську загарбники заявили про <text:a xlink:type="simple" xlink:href="https://www.ukrinform.ua/rubric-ato/3727376-zagarbniki-kazut-so-vbili-u-berdansku-dvoh-proukrainskih-teroristiv.html" text:style-name="Internet_20_link" text:visited-style-name="Visited_20_Internet_20_Link">
«ліквідацію двох проукраїнських терористів» </text:a>
 . Один з них — 16-річний Тігран Оганнісян. МІПЛ зазначає, щодругий убитий — Микита Ханганов.</text:p>
      <text:p text:style-name="P4">
<text:span text:style-name="T4">
Читайте також:</text:span>
 <text:a xlink:type="simple" xlink:href="https://www.ukrinform.ua/rubric-ato/3726696-u-melitopoli-okupanti-vlastuvali-vipusknij-pid-dulami-avtomativ.html" text:style-name="Internet_20_link" text:visited-style-name="Visited_20_Internet_20_Link">
 У Мелітополі окупанти влаштували випускний під дуламиавтоматів </text:a>
</text:p>
      <text:p text:style-name="P4">
У мережі публікують, як стверджується, останнє <text:a xlink:type="simple" xlink:href="https://t.me/berdmisk/3519" text:style-name="Internet_20_link" text:visited-style-name="Visited_20_Internet_20_Link">
 відео</text:a>
 , записане Тіграном. На ньому хлопець каже:«Усе, це смерть, пацани. Прощавайте. Слава Україні». Тоді запис обривається.</text:p>
      <text:p text:style-name="P4">
Тіграна Оганнісяна <text:a xlink:type="simple" xlink:href="https://www.ukrinform.ua/tag-rosijski-vijskovi" text:style-name="Internet_20_link" text:visited-style-name="Visited_20_Internet_20_Link">
 окупанти </text:a>
 викрали ще у вересні 2022 року. Його разом з іншим підлітком,Микитою Хангановим, звинуватили в тероризмі. За це їм загрожувало 20-річнеув’язнення.</text:p>
      <text:p text:style-name="P4">
Європарламент у червні цього року <text:a xlink:type="simple" xlink:href="https://www.ukrinform.ua/rubric-society/3723244-evroparlament-zasudiv-torturi-ta-kriminalne-peresliduvanna-rosieu-ukrainskih-pidlitkiv.html" text:style-name="Internet_20_link" text:visited-style-name="Visited_20_Internet_20_Link">
 вимагав </text:a>
 від російської влади припинити процес протидітей і дозволити їм виїхати на контрольовану Україною територію.</text:p>
      <text:p text:style-name="P4">
Публічного розголосу справі наприкінці травня надали правозахисники зорганізації «Медійна ініціатива за права людини». За їхніми даними, Тігранап'ять днів жорстоко допитували, били й катували електричним струмом. Відпідлітка вимагали зізнатися у підготовці диверсії на «Мелітопольськійзалізниці».</text:p>
      <text:p text:style-name="P4">
Source: <text:a xlink:type="simple" xlink:href="https://www.ukrinform.ua/rubric-regions/3727487-rodiciv-ubitih-u-berdansku-hlopciv-zagarbniki-dopituut-ta-obsukuut.html" text:style-name="Internet_20_link" text:visited-style-name="Visited_20_Internet_20_Link">
https://www.ukrinform.ua/rubric-regions/3727487-rodiciv-ubitih-u-berdansku-hlopciv-zagarbniki-dopituut-ta-obsukuut.html</text:a>
</text:p>
      <!--NEWS-->
      <text:h text:style-name="P10" text:outline-level="1">
<text:span text:style-name="T4">
Росіяни на окупованому Запоріжжі рвуть українські документи на блокпостах</text:span>
</text:h>
      <text:p text:style-name="P4">
Authors: Ukrinform (Person)</text:p>
      <text:p text:style-name="P4">
Publisher: Укринформ (Organization)</text:p>
      <text:p text:style-name="P4">
Published Time: 2023-06-25T13:44:00+03:00</text:p>
      <text:p text:style-name="P4">
Modified Time: 2023-06-25T13:44:00+03:00</text:p>
      <text:p text:style-name="P4">
Description: На тимчасово захопленій території Запорізької області окупанти рвуть українські документи на блокпостах та нав'язують російське громадянство.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Паспорт', 'Федоров', 'Запоріжжя', 'Війна з Росією']</text:p>
      <text:p text:style-name="P4">
Type: Article</text:p>
      <!--METADATA-->
      <text:p text:style-name="P4">
<draw:frame draw:style-name="fr1" draw:name="Image118" text:anchor-type="as-char" svg:width="6.9236in" svg:height="3.956343in" draw:z-index="0">
<draw:image xlink:href="../Images/yкринформ/2023-06-25T13-44-00-03-00/630_360_1668461240-442.jpg" xlink:type="simple" xlink:show="embed" xlink:actuate="onLoad" draw:mime-type="image/jpeg"/>
</draw:frame>
 Натимчасово захопленій території Запорізької області окупанти рвуть українськідокументи на блокпостах та нав'язують російське громадянство.</text:p>
      <text:p text:style-name="P4">
Про це в Телеграмі повідомив міський голова Мелітополя Іван Федоров, передає <text:a xlink:type="simple" xlink:href="https://t.me/ivan_fedorov_melitopol/2353" text:style-name="Internet_20_link" text:visited-style-name="Visited_20_Internet_20_Link">
Укрінформ </text:a>
 .</text:p>
      <text:p text:style-name="P4">
"Окупанти все більше тиснуть на людей, щоб нав’язати російське громадянство:без <text:a xlink:type="simple" xlink:href="https://www.ukrinform.ua/tag-pasport" text:style-name="Internet_20_link" text:visited-style-name="Visited_20_Internet_20_Link">
 паспорта </text:a>
 РФ вже неможливоотримати соціальні виплати і медичну допомогу. Озвірілі окупанти рвутьукраїнські документи на блокпостах. Людей, що відмовляються від паспорта,залякують депортацією і віджимом всього майна", - написав він.</text:p>
      <text:p text:style-name="P4">
Федоров додав, що людям роздають роспаспорти, виготовлені в лютому 2023 року.Тобто їх виготовили не за потребою, а для того, що нав'язувати їх абсолютновсім будь-якими методами, сказав мер.</text:p>
      <text:p text:style-name="P4">
Як повідомлялося, на захоплених територіях Запорізької області дітей упришкільних таборах змушують писати листи російським загарбникам.</text:p>
      <text:p text:style-name="P4">
<text:span text:style-name="T4">
Читайте також:</text:span>
 <text:a xlink:type="simple" xlink:href="https://www.ukrinform.ua/rubric-regions/3726841-zagarbniki-posilili-filtraciu-i-ne-vipuskaut-ludej-z-okupovanoi-castini-zaporizkoi-oblasti.html" text:style-name="Internet_20_link" text:visited-style-name="Visited_20_Internet_20_Link">
 Загарбники посилили фільтрацію і не випускають людей зокупованої частини Запорізької області </text:a>
</text:p>
      <text:p text:style-name="P4">
Зокрема, діти переписують заготовлений текст зі зразка під наглядом російськихвчителів, яких напередодні завезли в регіон. Усе це фільмують пропагандисти.Батьків, які намагаються вберегти своїх дітей та відмовляються віддавати їх дотаких «таборів відпочинку», штрафують або погрожують позбавити батьківськихправ.</text:p>
      <text:p text:style-name="P4">
Source: <text:a xlink:type="simple" xlink:href="https://www.ukrinform.ua/rubric-ato/3727490-rosiani-na-okupovanomu-zaporizzi-rvut-ukrainski-dokumenti-na-blokpostah.html" text:style-name="Internet_20_link" text:visited-style-name="Visited_20_Internet_20_Link">
https://www.ukrinform.ua/rubric-ato/3727490-rosiani-na-okupovanomu-zaporizzi-rvut-ukrainski-dokumenti-na-blokpostah.html</text:a>
</text:p>
      <!--NEWS-->
      <text:h text:style-name="P10" text:outline-level="1">
<text:span text:style-name="T4">
У травні вдалося підтвердити перебування у полоні сотень зниклих безвісти - МКЧХ</text:span>
</text:h>
      <text:p text:style-name="P4">
Authors: Ukrinform (Person)</text:p>
      <text:p text:style-name="P4">
Publisher: Укринформ (Organization)</text:p>
      <text:p text:style-name="P4">
Published Time: 2023-06-25T13:51:00+03:00</text:p>
      <text:p text:style-name="P4">
Modified Time: 2023-06-25T13:51:00+03:00</text:p>
      <text:p text:style-name="P4">
Description: Минулого місяця Міжнародному комітету Червоного Хреста вдалося підтвердити перебування у полоні сотень зниклих безвісти українців. — Укрінформ.</text:p>
      <text:p text:style-name="P4">
Images: ['<text:a xlink:type="simple" xlink:href="https://static.ukrinform.com/photos/2018_02/thumb_files/630_360_1518624641-6690.jpeg" text:style-name="Internet_20_link" text:visited-style-name="Visited_20_Internet_20_Link">
630_360_15186...</text:a>
']</text:p>
      <text:p text:style-name="P4">
Tags: ['МКЧХ', 'ЗСУ', 'Полонені', 'Зниклі безвісти', 'Війна з Росією']</text:p>
      <text:p text:style-name="P4">
Type: Article</text:p>
      <!--METADATA-->
      <text:p text:style-name="P4">
<draw:frame draw:style-name="fr1" draw:name="Image119" text:anchor-type="as-char" svg:width="6.9236in" svg:height="3.956343in" draw:z-index="0">
<draw:image xlink:href="../Images/yкринформ/2023-06-25T13-51-00-03-00/630_360_1518624641-6690.jpeg" xlink:type="simple" xlink:show="embed" xlink:actuate="onLoad" draw:mime-type="image/jpeg"/>
</draw:frame>
 Минулогомісяця Міжнародному комітету Червоного Хреста вдалося підтвердити перебуванняу полоні сотень зниклих безвісти українців.</text:p>
      <text:p text:style-name="P4">
Про це в інтерв’ю <text:a xlink:type="simple" xlink:href="https://tyzhden.ua/my-nikoly-ne-budemo-dobyvatysia-pokarannia-rechnyk-delehatsii-mkchkh-v-ukraini-oleksandr-vlasenko/" text:style-name="Internet_20_link" text:visited-style-name="Visited_20_Internet_20_Link">
 Тижню </text:a>
 сказав речник Міжнародного комітету Червоного Хреста в УкраїніОлександр Власенко, передає Укрінформ.</text:p>
      <text:p text:style-name="P4">
«У нас останнім часом, приблизно у середині травня, була велика кількістьповідомлень для родичів зниклих безвісти, адже ми отримали підтвердження <text:a xlink:type="simple" xlink:href="https://www.ukrinform.ua/tag-poloneni" text:style-name="Internet_20_link" text:visited-style-name="Visited_20_Internet_20_Link">
полону </text:a>
 їхніх рідних та місця їхньогоутримування. Повідомлення про сотні зниклих надійшли протягом тих двох-трьохтижнів», — зазначив Власенко.</text:p>
      <text:p text:style-name="P4">
Речник зауважив, що ця інформація надійшла від російського Національногоінформбюро.</text:p>
      <text:p text:style-name="P4">
Власенко пояснив, що лише після підтвердження статусу військовополоненого МКЧХможе вимагати доступ до особи, але жодного інструменту примусу організація немає.</text:p>
      <text:p text:style-name="P4">
<text:span text:style-name="T4">
Читайте також:</text:span>
 <text:a xlink:type="simple" xlink:href="https://www.ukrinform.ua/rubric-crimea/3725707-ombudsmen-zaklikae-oon-i-mkch-vtrutitisa-u-situaciu-z-brankou-kremla-danilovic.html" text:style-name="Internet_20_link" text:visited-style-name="Visited_20_Internet_20_Link">
 Омбудсмен закликає ООН і <text:span text:style-name="T4">
МКЧХ</text:span>
 втрутитися у ситуацію збранкою Кремля Данилович </text:a>
</text:p>
      <text:p text:style-name="P4">
Він пояснив, що зниклою безвісти людина буде вважатися доти, доки МКЧХ неотримав від НІБ РФ підтвердження, що особа перебуває у полоні.</text:p>
      <text:p text:style-name="P4">
«Навіть якщо людина, яка в нас відкриває справу, учора бачила зниклого вякомусь телеграм-каналі, це для нас не є підтвердженням. Ми не можемоверифікувати, що це не відеопостановка, та маємо отримати від офіційногооргану дані, що людина справді перебуває в тому місці. У такому разі ми можемоповідомити родичам, що знайшли цю людину», - додав Власенко.</text:p>
      <text:p text:style-name="P4">
Речник МКЧХ підсумував, що лише після підтвердження статусу особи «вмикаєтьсяінший механізм, коли ми вимагаємо доступу до цієї людини».</text:p>
      <text:p text:style-name="P4">
<text:span text:style-name="T4">
Читайте також:</text:span>
 <text:a xlink:type="simple" xlink:href="https://www.ukrinform.ua/rubric-ato/3722546-u-koordstabi-rozpovili-aki-dani-moze-nadati-mkch-ridnim-ukrainskih-polonenih.html" text:style-name="Internet_20_link" text:visited-style-name="Visited_20_Internet_20_Link">
 У Коордштабі розповіли, які дані може надати <text:span text:style-name="T4">
МКЧХ</text:span>
рідним українських полонених </text:a>
</text:p>
      <text:p text:style-name="P4">
Як повідомляв Укрінформ, <text:a xlink:type="simple" xlink:href="https://www.ukrinform.ua/rubric-society/3726391-gromadski-organizacii-narahuvali-ponad-10-tisac-ukrainskih-vijskovopolonenih-u-vaznicah-rf.html" text:style-name="Internet_20_link" text:visited-style-name="Visited_20_Internet_20_Link">
 громадські організації нарахували</text:a>
понад 10 тисяч українських військовополонених у в'язницях РосійськоїФедерації.</text:p>
      <text:p text:style-name="P4">
Source: <text:a xlink:type="simple" xlink:href="https://www.ukrinform.ua/rubric-ato/3727493-u-travni-vdalosa-pidtverditi-perebuvanna-u-poloni-soten-zniklih-bezvisti-mkch.html" text:style-name="Internet_20_link" text:visited-style-name="Visited_20_Internet_20_Link">
https://www.ukrinform.ua/rubric-ato/3727493-u-travni-vdalosa-pidtverditi-perebuvanna-u-poloni-soten-zniklih-bezvisti-mkch.html</text:a>
</text:p>
      <!--NEWS-->
      <text:h text:style-name="P10" text:outline-level="1">
<text:span text:style-name="T4">
У Кременчуці юнак «під наркотиками» збив на смерть двох людей на пішохідному переході</text:span>
</text:h>
      <text:p text:style-name="P4">
Authors: Ukrinform (Person)</text:p>
      <text:p text:style-name="P4">
Publisher: Укринформ (Organization)</text:p>
      <text:p text:style-name="P4">
Published Time: 2023-06-25T13:52:00+03:00</text:p>
      <text:p text:style-name="P4">
Modified Time: 2023-06-25T13:52:00+03:00</text:p>
      <text:p text:style-name="P4">
Description: У Кременчуці Полтавської області водій у стані наркотичного сп'яніння збив на смерть 15 та 21-річного юнаків. — Укрінформ.</text:p>
      <text:p text:style-name="P4">
Images: ['<text:a xlink:type="simple" xlink:href="https://static.ukrinform.com/photos/2023_06/thumb_files/630_360_1687690260-970.jpg" text:style-name="Internet_20_link" text:visited-style-name="Visited_20_Internet_20_Link">
630_360_16876...</text:a>
']</text:p>
      <text:p text:style-name="P4">
Tags: ['ДТП', 'Наркотики', 'Кременчук', 'Вбивство']</text:p>
      <text:p text:style-name="P4">
Type: Article</text:p>
      <!--METADATA-->
      <text:p text:style-name="P4">
<draw:frame draw:style-name="fr1" draw:name="Image120" text:anchor-type="as-char" svg:width="6.9236in" svg:height="3.956343in" draw:z-index="0">
<draw:image xlink:href="../Images/yкринформ/2023-06-25T13-52-00-03-00/630_360_1687690260-970.jpg" xlink:type="simple" xlink:show="embed" xlink:actuate="onLoad" draw:mime-type="image/jpeg"/>
</draw:frame>
 УКременчуці Полтавської області водій у стані наркотичного сп'яніння збив насмерть 15 та 21-річного юнаків.</text:p>
      <text:p text:style-name="P4">
Про це повідомило <text:a xlink:type="simple" xlink:href="https://pl.npu.gov.ua/news/slidchi-politsii-poltavshchyny-vstanovliuiut-obstavyny-dtp-v-iakii-zahynulo-dvoie-liudei" text:style-name="Internet_20_link" text:visited-style-name="Visited_20_Internet_20_Link">
 Головне управління Національної поліції Полтавськоїобласті </text:a>
 , передаєУкрінформ.</text:p>
      <text:p text:style-name="P4">
Зазначається, що 24 червня, близько 21:50 сталася <text:a xlink:type="simple" xlink:href="https://www.ukrinform.ua/tag-dtp" text:style-name="Internet_20_link" text:visited-style-name="Visited_20_Internet_20_Link">
 ДТП</text:a>
 на вулиці Республіканській у Кременчуці.</text:p>
      <text:p text:style-name="P4">
«За попередньою версією слідства, водій автомобіля Audi, 2003 року народження,здійснив наїзд на пішоходів, які рухалися по нерегульованому пішохідномупереході. Внаслідок ДТП чоловіки 2000 та 2008 років народження загинули намісці пригоди», - йдеться в дописі.</text:p>
      <text:p text:style-name="P4">
</text:p>
      <text:p text:style-name="P4">
За попереднім висновком лікарів, водій перебував у стані наркотичногосп’яніння.</text:p>
      <text:p text:style-name="P4">
</text:p>
      <text:p text:style-name="P4">
Водія легковика затримано у порядку статті 208 Кримінального процесуальногокодексу України. Слідчі поліції встановлюють причини та обставини події.</text:p>
      <text:p text:style-name="P4">
Поліція відкрила кримінальне провадження.</text:p>
      <text:p text:style-name="P4">
<text:span text:style-name="T4">
Читайте також:</text:span>
 <text:a xlink:type="simple" xlink:href="https://www.ukrinform.ua/rubric-regions/3725682-u-buci-stalasa-dtp-postrazdali-vagitna-zinka-i-dvoricna-ditina.html" text:style-name="Internet_20_link" text:visited-style-name="Visited_20_Internet_20_Link">
 У Бучі сталася <text:span text:style-name="T4">
ДТП</text:span>
 , постраждали вагітна жінка ідворічна дитина </text:a>
</text:p>
      <text:p text:style-name="P4">
Як <text:a xlink:type="simple" xlink:href="https://www.ukrinform.ua/rubric-regions/3727472-na-kirovogradsini-vnaslidok-dtp-za-ucastu-netverezogo-policejskogo-zaginuli-troe-divcat.html" text:style-name="Internet_20_link" text:visited-style-name="Visited_20_Internet_20_Link">
 повідомлялося </text:a>
 , на Кіровоградщині внаслідок дорожньо-транспортної пригоди заучастю поліцейського напідпитку загинули троє 17-річних дівчат, ще трьох осібгоспіталізували.</text:p>
      <text:p text:style-name="P4">
<text:span text:style-name="T5">
Фото: pl.npu.gov.ua</text:span>
</text:p>
      <text:p text:style-name="P4">
Source: <text:a xlink:type="simple" xlink:href="https://www.ukrinform.ua/rubric-regions/3727491-u-kremencuci-unak-pid-narkotikami-zbiv-na-smert-dvoh-ludej-na-pisohidnomu-perehodi.html" text:style-name="Internet_20_link" text:visited-style-name="Visited_20_Internet_20_Link">
https://www.ukrinform.ua/rubric-regions/3727491-u-kremencuci-unak-pid-narkotikami-zbiv-na-smert-dvoh-ludej-na-pisohidnomu-perehodi.html</text:a>
</text:p>
      <!--NEWS-->
      <text:h text:style-name="P10" text:outline-level="1">
<text:span text:style-name="T4">
Увага! Розшукуються діти</text:span>
</text:h>
      <text:p text:style-name="P4">
Authors: Ukrinform (Person)</text:p>
      <text:p text:style-name="P4">
Publisher: Укринформ (Organization)</text:p>
      <text:p text:style-name="P4">
Published Time: 2023-06-25T14:09:00+03:00</text:p>
      <text:p text:style-name="P4">
Modified Time: 2023-06-25T14:09:00+03:00</text:p>
      <text:p text:style-name="P4">
Description: Якщо у вас є інформація про зниклих дітей - дзвоніть за номером 116 000 — Укрінформ.</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23" text:anchor-type="as-char" svg:width="6.9236in" svg:height="3.956343in" draw:z-index="0">
<draw:image xlink:href="../Images/yкринформ/2023-06-25T14-09-00-03-00/630_360_1659527493-225.jpg" xlink:type="simple" xlink:show="embed" xlink:actuate="onLoad" draw:mime-type="image/jpeg"/>
</draw:frame>
 Якщо у васє інформація про зниклих дітей - дзвоніть за номером 116 000</text:p>
      <text:p text:style-name="P4">
<text:span text:style-name="T4">
АНАСТАСІЯ ТОЛСТОКОРОВА, 4 роки</text:span>
</text:p>
      <text:p text:style-name="P4">
<draw:frame draw:style-name="fr1" draw:name="Image124" text:anchor-type="as-char" svg:width="6.9236in" svg:height="6.9236in" draw:z-index="0">
<draw:image xlink:href="../Images/yкринформ/2023-06-25T14-09-00-03-00/1659527406-459.jpg" xlink:type="simple" xlink:show="embed" xlink:actuate="onLoad" draw:mime-type="image/jpeg"/>
</draw:frame>
</text:p>
      <text:p text:style-name="P4">
12 березня 2022 року 4-річна Анастасія Толстокорова зникла після вибуху убудинку у м. Маріуполь. Де вона зараз - невідомо.</text:p>
      <text:p text:style-name="P4">
Прикмети дитини: виглядає на 4-5 років, худорлява, світле волосся, блакитніочі.</text:p>
      <text:p text:style-name="P4">
<text:span text:style-name="T4">
РОЗА КАМІНСЬКА, 2 роки</text:span>
</text:p>
      <text:p text:style-name="P4">
<draw:frame draw:style-name="fr1" draw:name="Image125" text:anchor-type="as-char" svg:width="6.9236in" svg:height="6.9236in" draw:z-index="0">
<draw:image xlink:href="../Images/yкринформ/2023-06-25T14-09-00-03-00/1659527405-642.jpg" xlink:type="simple" xlink:show="embed" xlink:actuate="onLoad" draw:mime-type="image/jpeg"/>
</draw:frame>
</text:p>
      <text:p text:style-name="P4">
Ще 1 березня 2022 року 2-річна Роза Камінська зникла разом зі своєю родиною уБучанському районі на Київщині.</text:p>
      <text:p text:style-name="P4">
Ймовірно, родина перебуває у Польщі.</text:p>
      <text:p text:style-name="P4">
<text:span text:style-name="T4">
ГЛІБ ЧЕРЕПАНОВ, 11 років</text:span>
</text:p>
      <text:p text:style-name="P4">
<draw:frame draw:style-name="fr1" draw:name="Image126" text:anchor-type="as-char" svg:width="6.9236in" svg:height="6.9236in" draw:z-index="0">
<draw:image xlink:href="../Images/yкринформ/2023-06-25T14-09-00-03-00/1668596593-534.jpg" xlink:type="simple" xlink:show="embed" xlink:actuate="onLoad" draw:mime-type="image/jpeg"/>
</draw:frame>
</text:p>
      <text:p text:style-name="P4">
11-річний Гліб Черепанов безвісти зник на Донеччині.</text:p>
      <text:p text:style-name="P4">
Ще 12 березня 2022 року хлопчик разом зі своєю бабусею перебував підобстрілами у м. Маріуполь. З тих часів про них немає жодних звісток. Де вони іщо з ними - невідомо!</text:p>
      <text:p text:style-name="P4">
<text:span text:style-name="T4">
СЕРГІЙ САМОЙЛОВ, 16 років</text:span>
</text:p>
      <text:p text:style-name="P4">
<draw:frame draw:style-name="fr1" draw:name="Image127" text:anchor-type="as-char" svg:width="6.9236in" svg:height="6.9236in" draw:z-index="0">
<draw:image xlink:href="../Images/yкринформ/2023-06-25T14-09-00-03-00/1668596592-112.jpg" xlink:type="simple" xlink:show="embed" xlink:actuate="onLoad" draw:mime-type="image/jpeg"/>
</draw:frame>
</text:p>
      <text:p text:style-name="P4">
**** На Донеччині безвісти зник 16-річний Сергій Самойлов.</text:p>
      <text:p text:style-name="P4">
Ще в березні 2022 року підліток зник на Донеччині після обсрілів містаМаріуполь. Досі про нього немає жодних звісток і де він зараз - невідомо!</text:p>
      <text:p text:style-name="P4">
Прикмети дитини: виглядає на 16-17 років, середня статура, русяве волосся.</text:p>
      <text:p text:style-name="P4">
<text:span text:style-name="T4">
Якщо Ви десь бачили цих дітей - телефонуйте з мобільного на гарячу лінію«Служби розшуку дітей» за номером 116 000 або напишіть нам в чат-бот -@missingchildren_bot!</text:span>
</text:p>
      <text:p text:style-name="P4">
<text:span text:style-name="T4">
Для абонентів усіх мобільних операторів дзвінки - безкоштовні.</text:span>
</text:p>
      <text:p text:style-name="P4">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Як безпечно повертатись у житло після підтоплення - поради Мінреінтеграції</text:span>
</text:h>
      <text:p text:style-name="P4">
Authors: Ukrinform (Person)</text:p>
      <text:p text:style-name="P4">
Publisher: Укринформ (Organization)</text:p>
      <text:p text:style-name="P4">
Published Time: 2023-06-25T14:20:00+03:00</text:p>
      <text:p text:style-name="P4">
Modified Time: 2023-06-25T14:20:00+03:00</text:p>
      <text:p text:style-name="P4">
Description: У Міністерстві з питань реінтеграції тимчасово окупованих територій України дали поради, як безпечно повертатись у житло, яке зазнало підтоплення. — Укрінформ.</text:p>
      <text:p text:style-name="P4">
Images: ['<text:a xlink:type="simple" xlink:href="https://static.ukrinform.com/photos/2023_06/thumb_files/630_360_1686056975-847.jpg" text:style-name="Internet_20_link" text:visited-style-name="Visited_20_Internet_20_Link">
630_360_16860...</text:a>
']</text:p>
      <text:p text:style-name="P4">
Tags: ['Житло', 'Каховська ГЕС', 'Мінреінтеграції', 'Затоплення']</text:p>
      <text:p text:style-name="P4">
Type: Article</text:p>
      <!--METADATA-->
      <text:p text:style-name="P4">
<draw:frame draw:style-name="fr1" draw:name="Image128" text:anchor-type="as-char" svg:width="6.9236in" svg:height="3.956343in" draw:z-index="0">
<draw:image xlink:href="../Images/yкринформ/2023-06-25T14-20-00-03-00/630_360_1686056975-847.jpg" xlink:type="simple" xlink:show="embed" xlink:actuate="onLoad" draw:mime-type="image/jpeg"/>
</draw:frame>
 УМіністерстві з питань реінтеграції тимчасово окупованих територій України далипоради, як безпечно повертатись у житло, яке зазнало підтоплення.</text:p>
      <text:p text:style-name="P4">
Як передає Укрінформ, про це Мінреінтеграції повідомляє у <text:a xlink:type="simple" xlink:href="https://t.me/minre_ua/3631" text:style-name="Internet_20_link" text:visited-style-name="Visited_20_Internet_20_Link">
 Телеграмі</text:a>
 .</text:p>
      <text:p text:style-name="P4">
Наразі в населених пунктах Херсонської та Миколаївської областей проводятьсяроботи з ліквідації наслідків підриву Росією Каховської ГЕС. У деяких районахжителі вже повертаються до своїх <text:a xlink:type="simple" xlink:href="https://www.ukrinform.ua/tag-zitlo" text:style-name="Internet_20_link" text:visited-style-name="Visited_20_Internet_20_Link">
 осель </text:a>
.</text:p>
      <text:p text:style-name="P4">
Втім, наголошують у Мінреінтеграції, повернувшись у житло, яке перебувало упідтопленому стані, необхідно дотримуватися певних порад.</text:p>
      <text:p text:style-name="P4">
Перед тим, як заходити до помешкання, слід оцінити його зовнішню цілісність.Особливо несучі конструкції й стіни. Переконатися, що вони не деформованіводою та безпечні. Пересуваючись помешканням потрібно зважати на отвори впідлозі, розбите скло тощо.</text:p>
      <text:p text:style-name="P4">
"Всередині приміщення будьте максимально уважними. Не чіпайте електричніщитки, вимикачі, розетки, якщо вони не були добре просушені, очищені тапопередньо перевірені спеціалістами. У разі увімкнення вони можуть уразитиелектричним струмом або спричинити пожежу. Це ж стосується й електричнихприладів, які залишалися у підтопленій оселі", - підкреслили уМінреінтеграції.</text:p>
      <text:p text:style-name="P4">
<text:span text:style-name="T4">
Читайте також:</text:span>
 <text:a xlink:type="simple" xlink:href="https://www.ukrinform.ua/rubric-regions/3725019-ak-otrimati-viplati-postrazdalim-vid-pidtoplen-rozasnenna-minreintegracii.html" text:style-name="Internet_20_link" text:visited-style-name="Visited_20_Internet_20_Link">
 Як постраждалим від підтоплень отримати виплати –роз’яснення <text:span text:style-name="T4">
Мінреінтеграції</text:span>
 </text:a>
</text:p>
      <text:p text:style-name="P4">
Повертатися з дітьми можна лише у прибране, добре просушене та безпечне житло.</text:p>
      <text:p text:style-name="P4">
"Пам’ятайте: повертатися до осель, які знаходилися у зоні затоплення, можналише з дозволу місцевої влади та служб екстреного реагування", - наголосили уМінреінтеграції.</text:p>
      <text:p text:style-name="P4">
Як повідомляв Укрінформ, у ніч проти 6 червня <text:a xlink:type="simple" xlink:href="https://www.ukrinform.ua/rubric-other_news/3723441-pidriv-rosianami-kahovskoi-ges-usi-novini.html" text:style-name="Internet_20_link" text:visited-style-name="Visited_20_Internet_20_Link">
 російська армія підірвала</text:a>
 греблю Каховської ГЕС, спричинивши затопленнячастини Херсонської та Миколаївської областей і водночас - критичне обмілінняКаховського водосховища.</text:p>
      <text:p text:style-name="P4">
Станом на 25 червня на правобережжі Херсонщини <text:a xlink:type="simple" xlink:href="https://www.ukrinform.ua/rubric-regions/3727430-na-pravoberezzi-hersonsini-zalisautsa-pidtoplenimi-dva-naseleni-punkti.html" text:style-name="Internet_20_link" text:visited-style-name="Visited_20_Internet_20_Link">
 залишаються підтопленими</text:a>
 два населені пункти.</text:p>
      <text:p text:style-name="P4">
Source: <text:a xlink:type="simple" xlink:href="https://www.ukrinform.ua/rubric-regions/3727496-ak-bezpecno-povertatis-u-zitlo-pisla-pidtoplenna-poradi-minreintegracii.html" text:style-name="Internet_20_link" text:visited-style-name="Visited_20_Internet_20_Link">
https://www.ukrinform.ua/rubric-regions/3727496-ak-bezpecno-povertatis-u-zitlo-pisla-pidtoplenna-poradi-minreintegracii.html</text:a>
</text:p>
      <!--NEWS-->
      <text:h text:style-name="P10" text:outline-level="1">
<text:span text:style-name="T4">
Розвідка США знала, що Пригожин готує заколот - CNN</text:span>
</text:h>
      <text:p text:style-name="P4">
Authors: Ukrinform (Person)</text:p>
      <text:p text:style-name="P4">
Publisher: Укринформ (Organization)</text:p>
      <text:p text:style-name="P4">
Published Time: 2023-06-25T14:37:23+03:00</text:p>
      <text:p text:style-name="P4">
Modified Time: 2023-06-25T14:37:23+03:00</text:p>
      <text:p text:style-name="P4">
Description: Розвідка США заздалегідь володіла інформацією про те, що ватажок ПВК "Вагнер" Євген Пригожин планує збройний заколот проти високопосадовців російського Міноборони. — Укрінформ.</text:p>
      <text:p text:style-name="P4">
Images: ['<text:a xlink:type="simple" xlink:href="https://static.ukrinform.com/photos/2023_06/thumb_files/630_360_1687604995-722.jpg" text:style-name="Internet_20_link" text:visited-style-name="Visited_20_Internet_20_Link">
630_360_16876...</text:a>
']</text:p>
      <text:p text:style-name="P4">
Tags: ['Розвідка', 'США', 'Росія', 'ПВК "Вагнера"', 'Пригожин']</text:p>
      <text:p text:style-name="P4">
Type: Article</text:p>
      <!--METADATA-->
      <text:p text:style-name="P4">
<draw:frame draw:style-name="fr1" draw:name="Image129" text:anchor-type="as-char" svg:width="6.9236in" svg:height="3.956343in" draw:z-index="0">
<draw:image xlink:href="../Images/yкринформ/2023-06-25T14-37-23-03-00/630_360_1687604995-722.jpg" xlink:type="simple" xlink:show="embed" xlink:actuate="onLoad" draw:mime-type="image/jpeg"/>
</draw:frame>
 РозвідкаСША заздалегідь володіла інформацією про те, що ватажок ПВК "Вагнер" ЄвгенПригожин планує збройний заколот проти високопосадовців російськогоМіноборони.</text:p>
      <text:p text:style-name="P4">
Як передає Укрінформ, про це повідомляє <text:a xlink:type="simple" xlink:href="http://edition.cnn.com/2023/06/24/politics/us-western-officials-russia-prigozhin-putin" text:style-name="Internet_20_link" text:visited-style-name="Visited_20_Internet_20_Link">
 CNN</text:a>
 .</text:p>
      <text:p text:style-name="P4">
В американській розвідці вважають, що керівник приватної військової компанії"Вагнер" Пригожин планував кинути серйозний виклик російському військовомукерівництву досить тривалий час, але було незрозуміло, якою буде його кінцевамета, повідомили CNN троє людей, знайомих з цим питанням.</text:p>
      <text:p text:style-name="P4">
<text:span text:style-name="T4">
Читайте також:</text:span>
 <text:a xlink:type="simple" xlink:href="https://www.ukrinform.ua/rubric-world/3727424-ssa-ne-zafiksuvali-peremisen-adernoi-zbroi-u-rosii-pid-cas-zakolotu-prigozina.html" text:style-name="Internet_20_link" text:visited-style-name="Visited_20_Internet_20_Link">
 США не зафіксували переміщень ядерної зброї у Росії підчас заколоту <text:span text:style-name="T4">
Пригожин</text:span>
 а </text:a>
</text:p>
      <text:p text:style-name="P4">
Співробітники розвідки поінформували про плани Пригожина лідерів Конгресу напочатку цього тижня, зокрема щодо пересування групи «Вагнера» та накопиченняобладнання поблизу кордонів Росії.</text:p>
      <text:p text:style-name="P4">
В американській та західних розвідках помітили, що Пригожин накопичує зброю табоєприпаси, зазначають джерела CNN. Однак серйозність його намірів було важкооцінити, і, зрештою, «все сталося дуже швидко».</text:p>
      <text:p text:style-name="P4">
У розвідці <text:a xlink:type="simple" xlink:href="https://www.ukrinform.ua/tag-ssa" text:style-name="Internet_20_link" text:visited-style-name="Visited_20_Internet_20_Link">
 США </text:a>
 дійшли висновку, щоключовим тригером для Пригожина став наказ російського Міноборони від 10червня про те, що всі «добровольчі» формування та найманці мають підписатиофіційні контракти зі збройними силами РФ.</text:p>
      <text:p text:style-name="P4">
Втім, важко було зрозуміти, наскільки серйозно Пригожин налаштований створитизагрози російським військовим та куди він поведе своїх бойовиків.</text:p>
      <text:p text:style-name="P4">
<text:span text:style-name="T4">
Читайте також:</text:span>
 <text:a xlink:type="simple" xlink:href="https://www.ukrinform.ua/rubric-world/3727460-prigozina-mozut-likviduvati-u-bilorusi-cnn.html" text:style-name="Internet_20_link" text:visited-style-name="Visited_20_Internet_20_Link">
 <text:span text:style-name="T4">
Пригожин</text:span>
 а можуть ліквідувати у Білорусі - CNN</text:a>
</text:p>
      <text:p text:style-name="P4">
Як <text:a xlink:type="simple" xlink:href="https://www.ukrinform.ua/rubric-other_news/3727120-zakolot-prigozina-vse-so-vidomo-na-cej-moment.html" text:style-name="Internet_20_link" text:visited-style-name="Visited_20_Internet_20_Link">
 повідомлялося </text:a>
 ,очільник ПВК «Вагнер» Євген Пригожин 23 червня оголосив демарш протиросійського військового керівництва, зокрема проти міністра оборони СергіяШойгу. Він узяв під контроль Ростов-на-Дону та частину Воронезької області,після чого «вагнерівці» вирушили на Москву.</text:p>
      <text:p text:style-name="P4">
24 червня самопроголошений президент Білорусі Олександр Лукашенко запогодженням з президентом РФ Путіним провів переговори з Пригожиним. Зарезультатами перемовин очільник ПВК «Вагнер» заявив, що <text:a xlink:type="simple" xlink:href="https://www.ukrinform.ua/rubric-world/3727347-prigozin-rozvertae-koloni-vagnerivciv-do-polovih-taboriv-roszmi.html" text:style-name="Internet_20_link" text:visited-style-name="Visited_20_Internet_20_Link">
 розвертає бійцівугруповання до польових таборів </text:a>
 .</text:p>
      <text:p text:style-name="P4">
Source: <text:a xlink:type="simple" xlink:href="https://www.ukrinform.ua/rubric-world/3727500-rozvidka-ssa-znala-so-prigozin-gotue-zakolot-cnn.html" text:style-name="Internet_20_link" text:visited-style-name="Visited_20_Internet_20_Link">
https://www.ukrinform.ua/rubric-world/3727500-rozvidka-ssa-znala-so-prigozin-gotue-zakolot-cnn.html</text:a>
</text:p>
      <!--NEWS-->
      <text:h text:style-name="P10" text:outline-level="1">
<text:span text:style-name="T4">
Подоляк про заколот Пригожина: Ми б хотіли трохи інших результатів</text:span>
</text:h>
      <text:p text:style-name="P4">
Authors: Ukrinform (Person)</text:p>
      <text:p text:style-name="P4">
Publisher: Укринформ (Organization)</text:p>
      <text:p text:style-name="P4">
Published Time: 2023-06-25T14:46:00+03:00</text:p>
      <text:p text:style-name="P4">
Modified Time: 2023-06-25T14:46:00+03:00</text:p>
      <text:p text:style-name="P4">
Description: Ватажок ПВК "Вагнер" Євген Пригожин своїми вчорашніми діями показав, що Росії як сильної країни з державними та силовими інституціями не існує. — Укрінформ.</text:p>
      <text:p text:style-name="P4">
Images: ['<text:a xlink:type="simple" xlink:href="https://static.ukrinform.com/photos/2022_03/thumb_files/630_360_1647521738-527.jpeg" text:style-name="Internet_20_link" text:visited-style-name="Visited_20_Internet_20_Link">
630_360_16475...</text:a>
']</text:p>
      <text:p text:style-name="P4">
Tags: ['Путін', 'Росія', 'ПВК "Вагнера"', 'Пригожин', 'Переворот', 'Офіс Президента', 'Подоляк', 'Єдині новини']</text:p>
      <text:p text:style-name="P4">
Type: Article</text:p>
      <!--METADATA-->
      <text:p text:style-name="P4">
<draw:frame draw:style-name="fr1" draw:name="Image130" text:anchor-type="as-char" svg:width="6.9236in" svg:height="3.956343in" draw:z-index="0">
<draw:image xlink:href="../Images/yкринформ/2023-06-25T14-46-00-03-00/630_360_1647521738-527.jpeg" xlink:type="simple" xlink:show="embed" xlink:actuate="onLoad" draw:mime-type="image/jpeg"/>
</draw:frame>
 ВатажокПВК "Вагнер" Євген Пригожин своїми вчорашніми діями показав, що Росії яксильної країни з державними та силовими інституціями не існує.</text:p>
      <text:p text:style-name="P4">
Таку думку висловив радник керівника Офісу Президента Михайло Подоляк в ефірі<text:a xlink:type="simple" xlink:href="https://m.youtube.com/watch" text:style-name="Internet_20_link" text:visited-style-name="Visited_20_Internet_20_Link">
</text:a>
<text:a xlink:type="simple" xlink:href="https://www.youtube.com/watch" text:style-name="Internet_20_link" text:visited-style-name="Visited_20_Internet_20_Link">
 телемарафону</text:a>
“Єдині новини”, повідомляє Укрінформ.</text:p>
      <text:p text:style-name="P4">
“Безумовно, ми б хотіли трішки інших результатів, ми б хотіли більшконкретної, можу навіть сказати, громадянської війни в Росії, тому що це бвідповідало історичному моменту. Але я думаю, що це все буде. Тим не менш, намій погляд, вчора був достатньо позитивний день, в тому числі для України, дляЄвропи в цілому, для демократичного світу, тому що ми побачили наступні речі:по-перше, Пригожин абсолютно чітко показав, що Росії, яку малювали тривалийчас сильною такою країною, де є сильні державні інституції, сильні силовіінституції, не існує”, - сказав <text:a xlink:type="simple" xlink:href="https://www.ukrinform.ua/tag-podolak" text:style-name="Internet_20_link" text:visited-style-name="Visited_20_Internet_20_Link">
 Подоляк </text:a>
 .</text:p>
      <text:p text:style-name="P4">
По-друге, за його словами, “вчора ми побачили абсолютно відсутнього президентаПутіна”.</text:p>
      <text:p text:style-name="P4">
“Третє - ми вчора побачили обнулення класичних міфів Росії для громадян Росії.Виходить президент Путін і говорить зранку - це зрадник, ми будемо його“мочить в сортире”, як притаманно цій лексиці, потім Путін зникає, анаприкінці дня все повертається “на круги своя”: це не зрадник, це герой Росіїі так далі”, - зазначив Подоляк.</text:p>
      <text:p text:style-name="P4">
<text:span text:style-name="T4">
Читайте також:</text:span>
 <text:a xlink:type="simple" xlink:href="https://www.ukrinform.ua/rubric-polytics/3727369-prigozin-pokazav-kremlu-so-monopolii-na-nasilstvo-bilse-nemae-podolak.html" text:style-name="Internet_20_link" text:visited-style-name="Visited_20_Internet_20_Link">
 Пригожин показав Кремлю, що монополії на насильствобільше немає - <text:span text:style-name="T4">
Подоляк</text:span>
 </text:a>
</text:p>
      <text:p text:style-name="P4">
Він підкреслив, що Росії немає як держави, і вчора це ще раз булопродемонстровано.</text:p>
      <text:p text:style-name="P4">
Також він звернув увагу на поведінку росіян під час подій в їхній країні.</text:p>
      <text:p text:style-name="P4">
“До речі, дуже важливий момент, я його теж хотів підкреслити: на відміну відукраїнців, зараз росіяни десь підсвідомо вже розуміють, чому ми абсолютнорізні, — тому що у нас, коли такі ж самі колони йшли, люди починалигуртуватися і чинити величезний спротив, особливо в перші дні війни, нагадаю.Нищили все, що йшло, рухалося з російською символікою цією, нацистськоюсимволікою “Z” і тому подібне. У Росії — навпаки, всі були приголомшені,ставали на коліна, боялися. В цьому різниця між суспільством російським іукраїнським. І це все вчора за один день буквально було показано”, - сказавПодоляк.</text:p>
      <text:p text:style-name="P4">
Окрім того, за його словами, вчора “було показано європейським елітам, де ще єпевні проросійські настрої, що Росія - це хаотична країна, яка точно вже нікимне керована”.</text:p>
      <text:p text:style-name="P4">
<text:span text:style-name="T4">
Читайте також:</text:span>
 <text:a xlink:type="simple" xlink:href="https://www.ukrinform.ua/rubric-polytics/3727477-danilov-nazvav-zakolot-prigozina-persim-etapom-demontazu-putinskoi-sistemi.html" text:style-name="Internet_20_link" text:visited-style-name="Visited_20_Internet_20_Link">
 <text:span text:style-name="T4">
Данілов</text:span>
 назвав заколот Пригожина першим етапомдемонтажу путінської системи </text:a>
</text:p>
      <text:p text:style-name="P4">
“Мені здається, що за вчорашній день дуже і дуже багато суттєво позитивногосталося, яке буде мати тяжкі наслідки і для Росії відповідно, і позитивнінаслідки для ходу війни як такої”, - вважає радник керівника ОП.</text:p>
      <text:p text:style-name="P4">
Як повідомлялося, ватажок ПВК «Вагнер» Євген Пригожин 23 червня оголосивдемарш проти російського військового керівництва, зокрема проти міністраоборони Сергія Шойгу. Він узяв під контроль Ростов-на-Дону та частинуВоронезької області, після чого «вагнерівці» вирушили на Москву.</text:p>
      <text:p text:style-name="P4">
Увечері 24 червня самопроголошений президент Білорусі Олександр Лукашенкозаявив, що за погодженням з Путіним провів переговори з Пригожиним. Післяцього ватажок ПВК «Вагнер» оголосив, що розвертає своїх найманців назад до«польових таборів».</text:p>
      <text:p text:style-name="P4">
Source: <text:a xlink:type="simple" xlink:href="https://www.ukrinform.ua/rubric-polytics/3727502-podolak-pro-zakolot-prigozina-mi-b-hotili-trohi-insih-rezultativ.html" text:style-name="Internet_20_link" text:visited-style-name="Visited_20_Internet_20_Link">
https://www.ukrinform.ua/rubric-polytics/3727502-podolak-pro-zakolot-prigozina-mi-b-hotili-trohi-insih-rezultativ.html</text:a>
</text:p>
      <!--NEWS-->
      <text:h text:style-name="P10" text:outline-level="1">
<text:span text:style-name="T4">
Ворог обстріляв прикордоння Чернігівщини і Сумщини</text:span>
</text:h>
      <text:p text:style-name="P4">
Authors: Ukrinform (Person)</text:p>
      <text:p text:style-name="P4">
Publisher: Укринформ (Organization)</text:p>
      <text:p text:style-name="P4">
Published Time: 2023-06-25T14:47:00+03:00</text:p>
      <text:p text:style-name="P4">
Modified Time: 2023-06-25T14:47:00+03:00</text:p>
      <text:p text:style-name="P4">
Description: Російські війська станом на 13:00 25 червня вчергове обстріляли прикордонні території Чернігівської та Сумської областей. — Укрінформ.</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Сумщина', 'Чернігівщина', 'Війна з Росією']</text:p>
      <text:p text:style-name="P4">
Type: Article</text:p>
      <!--METADATA-->
      <text:p text:style-name="P4">
<draw:frame draw:style-name="fr1" draw:name="Image131" text:anchor-type="as-char" svg:width="6.9236in" svg:height="3.956343in" draw:z-index="0">
<draw:image xlink:href="../Images/yкринформ/2023-06-25T14-47-00-03-00/630_360_1667124180-530.jpg" xlink:type="simple" xlink:show="embed" xlink:actuate="onLoad" draw:mime-type="image/jpeg"/>
</draw:frame>
 Російськівійська станом на 13:00 25 червня вчергове обстріляли прикордонні територіїЧернігівської та Сумської областей.</text:p>
      <text:p text:style-name="P4">
Як передає Укрінформ, про це оперативне командування «Північ» повідомляє у <text:a xlink:type="simple" xlink:href="https://t.me/ok_pivnich1/3486" text:style-name="Internet_20_link" text:visited-style-name="Visited_20_Internet_20_Link">
Телеграмі </text:a>
 .</text:p>
      <text:p text:style-name="P4">
У Чернігівській області загарбники <text:a xlink:type="simple" xlink:href="https://www.ukrinform.ua/tag-obstril" text:style-name="Internet_20_link" text:visited-style-name="Visited_20_Internet_20_Link">
 обстріляли</text:a>
 два населені пункти.</text:p>
      <text:p text:style-name="P4">
Зокрема, з 02:10 до 02:30 зафіксовано 5 влучань, ймовірно, з 120-міліметровогоміномета, в районі населеного пункту Грем’ячка.</text:p>
      <text:p text:style-name="P4">
З 10:40 до 10:53 зафіксовано 3 влучання, ймовірно, з 120-міліметровогоміномета, в районі населеного пункту Тимоновичі.</text:p>
      <text:p text:style-name="P4">
«Про втрати серед місцевого населення чи пошкодження цивільної інфраструктуриінформація не надходила», - ідеться в повідомленні.</text:p>
      <text:p text:style-name="P4">
На Сумщині росіяни обстріляли також два населені пункти. Так, з 06:32 до 07:01зафіксовано 11 влучань, орієнтовно міномет, в районі Малушине.</text:p>
      <text:p text:style-name="P4">
Близько 06:46 зафіксовано 2 влучання, орієнтовно міномет, в районі населеногопункту Ходине.</text:p>
      <text:p text:style-name="P4">
<text:span text:style-name="T4">
Читайте також:</text:span>
 <text:a xlink:type="simple" xlink:href="https://www.ukrinform.ua/rubric-regions/3727407-rosiani-za-minulu-dobu-obstrilali-tri-rajoni-harkivsini.html" text:style-name="Internet_20_link" text:visited-style-name="Visited_20_Internet_20_Link">
 Росіяни за минулу добу <text:span text:style-name="T4">
обстріл</text:span>
 яли три райониХарківщини </text:a>
</text:p>
      <text:p text:style-name="P4">
«Про втрати серед місцевого населення пошкодження цивільної інфраструктуриінформація уточнюється», - сказано в повідомленні.</text:p>
      <text:p text:style-name="P4">
Як повідомляв Укрінформ, минулої ночі та вранці російські загарбники вісімразів обстріляли Сумську область.</text:p>
      <text:p text:style-name="P4">
Source: <text:a xlink:type="simple" xlink:href="https://www.ukrinform.ua/rubric-ato/3727503-vorog-obstrilav-prikordonna-cernigivsini-i-sumsini.html" text:style-name="Internet_20_link" text:visited-style-name="Visited_20_Internet_20_Link">
https://www.ukrinform.ua/rubric-ato/3727503-vorog-obstrilav-prikordonna-cernigivsini-i-sumsini.html</text:a>
</text:p>
      <!--NEWS-->
      <text:h text:style-name="P10" text:outline-level="1">
<text:span text:style-name="T4">
Підозрюваний у смертельній аварії поліцейський віз сімох підлітків з випускного - ДБР</text:span>
</text:h>
      <text:p text:style-name="P4">
Authors: Ukrinform (Person)</text:p>
      <text:p text:style-name="P4">
Publisher: Укринформ (Organization)</text:p>
      <text:p text:style-name="P4">
Published Time: 2023-06-25T14:48:42+03:00</text:p>
      <text:p text:style-name="P4">
Modified Time: 2023-06-25T14:48:42+03:00</text:p>
      <text:p text:style-name="P4">
Description: Державне бюро розслідувань встановлює обставини ДТП на Кіровоградщині за участю правоохоронця, в якій загинули троє дівчат-випускниць. — Укрінформ.</text:p>
      <text:p text:style-name="P4">
Images: ['<text:a xlink:type="simple" xlink:href="https://static.ukrinform.com/photos/2023_06/thumb_files/630_360_1687693594-819.jpg" text:style-name="Internet_20_link" text:visited-style-name="Visited_20_Internet_20_Link">
630_360_16876...</text:a>
']</text:p>
      <text:p text:style-name="P4">
Tags: ['ДТП', 'Загибель', 'Держбюро розслідувань', 'Кіровоградщина']</text:p>
      <text:p text:style-name="P4">
Type: Article</text:p>
      <!--METADATA-->
      <text:p text:style-name="P4">
<draw:frame draw:style-name="fr1" draw:name="Image132" text:anchor-type="as-char" svg:width="6.9236in" svg:height="3.956343in" draw:z-index="0">
<draw:image xlink:href="../Images/yкринформ/2023-06-25T14-48-42-03-00/630_360_1687693594-819.jpg" xlink:type="simple" xlink:show="embed" xlink:actuate="onLoad" draw:mime-type="image/jpeg"/>
</draw:frame>
 Державнебюро розслідувань встановлює обставини ДТП на Кіровоградщині за участюправоохоронця, в якій загинули троє дівчат-випускниць.</text:p>
      <text:p text:style-name="P4">
Як передає Укрінформ, про це ДБР повідомляє у <text:a xlink:type="simple" xlink:href="http://t.me/DBRgovua/3564" text:style-name="Internet_20_link" text:visited-style-name="Visited_20_Internet_20_Link">
 Телеграмі.</text:a>
</text:p>
      <text:p text:style-name="P4">
За попередніми даними слідства, за кермом автомобіля знаходився правоохоронецьз ознаками сп'яніння. Він відвозив підлітків зі святкування випускного та упорушення правил безпеки посадив у легковик сімох випускників, підкреслили уДБР.</text:p>
      <text:p text:style-name="P4">
Зазначається, що правоохоронець втратив керування автомобілем, машина злетілау кювет та перекинулася. Внаслідок <text:a xlink:type="simple" xlink:href="https://www.ukrinform.ua/tag-dtp" text:style-name="Internet_20_link" text:visited-style-name="Visited_20_Internet_20_Link">
 ДТП </text:a>
троє дівчат загинули та ще четверо неповнолітніх пасажирів доставлені долікарні.</text:p>
      <text:p text:style-name="P4">
<text:span text:style-name="T4">
Читайте також:</text:span>
 <text:a xlink:type="simple" xlink:href="https://www.ukrinform.ua/rubric-regions/3725014-na-volini-pasazirskij-avtobus-zitknuvsa-z-vantazivkou-vosmero-ludej-u-likarni.html" text:style-name="Internet_20_link" text:visited-style-name="Visited_20_Internet_20_Link">
 На Волині пасажирський автобус зіткнувся з вантажівкою,восьмеро людей - у лікарні </text:a>
</text:p>
      <text:p text:style-name="P4">
Правоохоронця затримано. Вирішується питання щодо повідомлення йому пропідозру у порушенні правил безпеки дорожнього руху, які керують транспортнимзасобом у стані алкогольного сп'яніння (ч. 4 ст. 286-1 КК України) та обраннязапобіжного заходу.</text:p>
      <text:p text:style-name="P4">
Передбачене статтею покарання - позбавлення волі до 12 років. Процесуальнекерівництво здійснює Кіровоградська обласна прокуратура.</text:p>
      <text:p text:style-name="P4">
<text:span text:style-name="T4">
Читайте також:</text:span>
 <text:a xlink:type="simple" xlink:href="https://www.ukrinform.ua/rubric-regions/3727491-u-kremencuci-unak-pid-narkotikami-zbiv-na-smert-dvoh-ludej-na-pisohidnomu-perehodi.html" text:style-name="Internet_20_link" text:visited-style-name="Visited_20_Internet_20_Link">
 У Кременчуці юнак «під наркотиками» збив на смерть двохлюдей на пішохідному переході </text:a>
</text:p>
      <text:p text:style-name="P4">
Як повідомлялося, у <text:a xlink:type="simple" xlink:href="https://www.ukrinform.ua/rubric-regions/3727472-na-kirovogradsini-vnaslidok-dtp-za-ucastu-netverezogo-policejskogo-zaginuli-troe-divcat.html" text:style-name="Internet_20_link" text:visited-style-name="Visited_20_Internet_20_Link">
 поліції раніше інформували</text:a>
 про трьохзагиблих та трьох госпіталізованих внаслідок ДТП за участю нетверезогополіцейського на Кіровоградщині.</text:p>
      <text:p text:style-name="P4">
Source: <text:a xlink:type="simple" xlink:href="https://www.ukrinform.ua/rubric-regions/3727504-pidozruvanij-u-smertelnij-avarii-policejskij-viz-simoh-pidlitkiv-z-vipusknogo-dbr.html" text:style-name="Internet_20_link" text:visited-style-name="Visited_20_Internet_20_Link">
https://www.ukrinform.ua/rubric-regions/3727504-pidozruvanij-u-smertelnij-avarii-policejskij-viz-simoh-pidlitkiv-z-vipusknogo-dbr.html</text:a>
</text:p>
      <!--NEWS-->
      <text:h text:style-name="P10" text:outline-level="1">
<text:span text:style-name="T4">
Заколот Пригожина підкреслив розбіжності в російській владі - Макрон</text:span>
</text:h>
      <text:p text:style-name="P4">
Authors: Ukrinform (Person)</text:p>
      <text:p text:style-name="P4">
Publisher: Укринформ (Organization)</text:p>
      <text:p text:style-name="P4">
Published Time: 2023-06-25T14:56:00+03:00</text:p>
      <text:p text:style-name="P4">
Modified Time: 2023-06-25T22:56:00+03:00</text:p>
      <text:p text:style-name="P4">
Description: Президент Франції Еммануель Макрон вважає, що заколот найманців ПВК «Вагнер» підкреслює розбіжності, наявні у владних колах Російської Федерації. — Укрінформ.</text:p>
      <text:p text:style-name="P4">
Images: ['<text:a xlink:type="simple" xlink:href="https://static.ukrinform.com/photos/2022_04/thumb_files/630_360_1650825731-404.jpeg" text:style-name="Internet_20_link" text:visited-style-name="Visited_20_Internet_20_Link">
630_360_16508...</text:a>
']</text:p>
      <text:p text:style-name="P4">
Tags: ['Макрон', 'Росія', 'ПВК "Вагнера"', 'Пригожин']</text:p>
      <text:p text:style-name="P4">
Type: Article</text:p>
      <!--METADATA-->
      <text:p text:style-name="P4">
<draw:frame draw:style-name="fr1" draw:name="Image133" text:anchor-type="as-char" svg:width="6.9236in" svg:height="3.956343in" draw:z-index="0">
<draw:image xlink:href="../Images/yкринформ/2023-06-25T14-56-00-03-00/630_360_1650825731-404.jpeg" xlink:type="simple" xlink:show="embed" xlink:actuate="onLoad" draw:mime-type="image/jpeg"/>
</draw:frame>
 ПрезидентФранції Еммануель Макрон вважає, що заколот найманців ПВК «Вагнер» підкреслюєрозбіжності, наявні у владних колах Російської Федерації.</text:p>
      <text:p text:style-name="P4">
Про це повідомляє <text:a xlink:type="simple" xlink:href="http://www.theguardian.com/world/live/2023/jun/25/russia-ukraine-war-live-prigozhin-to-go-to-belarus-as-rebellion-ends-and-wagner-troops-withdraw-from-rostov#top-of-blog" text:style-name="Internet_20_link" text:visited-style-name="Visited_20_Internet_20_Link">
 The Guardian</text:a>
 , передає Укрінформ.</text:p>
      <text:p text:style-name="P4">
В інтерв’ю газеті Provence Макрон сказав, що марш ПВК «Вагнер» на Москву, якийраптово зупинився, «показує розбіжності, що існують у російському таборі, ікрихкість як його військових, так і допоміжних сил».</text:p>
      <text:p text:style-name="P4">
Французький лідер додав, що «ситуація ще розвивається», і він стежить заподіями.</text:p>
      <text:p text:style-name="P4">
«Все це має зробити нас дуже пильними і повністю виправдовує підтримку, яку минадаємо українцям у їхньому опорі», – наголосив <text:a xlink:type="simple" xlink:href="https://www.ukrinform.ua/tag-makron" text:style-name="Internet_20_link" text:visited-style-name="Visited_20_Internet_20_Link">
 Макрон</text:a>
 .</text:p>
      <text:p text:style-name="P4">
<text:span text:style-name="T4">
Читайте також:</text:span>
 <text:a xlink:type="simple" xlink:href="https://www.ukrinform.ua/rubric-world/3726709-makron-vizme-sluhavku-akso-putin-zatelefonue-ale-sam-jomu-dzvoniti-ne-bude.html" text:style-name="Internet_20_link" text:visited-style-name="Visited_20_Internet_20_Link">
 <text:span text:style-name="T4">
Макрон</text:span>
 візьме слухавку, якщо Путін зателефонує, алесам йому дзвонити не буде </text:a>
</text:p>
      <text:p text:style-name="P4">
Як повідомлялося, ватажок ПВК «Вагнер» Євген Пригожин 23 червня оголосивдемарш проти російського військового керівництва, зокрема проти міністраоборони Сергія Шойгу. Він узяв під контроль Ростов-на-Дону та частинуВоронезької області, після чого «вагнерівці» вирушили на Москву.</text:p>
      <text:p text:style-name="P4">
Увечері 24 червня самопроголошений президент Білорусі Олександр Лукашенкозаявив, що за погодженням з Путіним провів переговори з Пригожиним. Післяцього ватажок ПВК «Вагнер» оголосив, що розвертає своїх найманців назад до«польових таборів».</text:p>
      <text:p text:style-name="P4">
Source: <text:a xlink:type="simple" xlink:href="https://www.ukrinform.ua/rubric-world/3727613-zakolot-prigozina-pidkresliv-rozbiznosti-v-rosijskij-vladi-makron.html" text:style-name="Internet_20_link" text:visited-style-name="Visited_20_Internet_20_Link">
https://www.ukrinform.ua/rubric-world/3727613-zakolot-prigozina-pidkresliv-rozbiznosti-v-rosijskij-vladi-makron.html</text:a>
</text:p>
      <!--NEWS-->
      <text:h text:style-name="P10" text:outline-level="1">
<text:span text:style-name="T4">
Європейська конфедерація фехтування відсторонила РФ і Білорусь</text:span>
</text:h>
      <text:p text:style-name="P4">
Authors: Ukrinform (Person)</text:p>
      <text:p text:style-name="P4">
Publisher: Укринформ (Organization)</text:p>
      <text:p text:style-name="P4">
Published Time: 2023-06-25T14:58:00+03:00</text:p>
      <text:p text:style-name="P4">
Modified Time: 2023-06-25T14:58:00+03:00</text:p>
      <text:p text:style-name="P4">
Description: Європейська конфедерація фехтування (EFC) на тлі війни Росії проти України призупинила членство федерацій фехтувальників РФ і Білорусі. — Укрінформ.</text:p>
      <text:p text:style-name="P4">
Images: ['<text:a xlink:type="simple" xlink:href="https://static.ukrinform.com/photos/2023_06/thumb_files/630_360_1687694256-268.jpg" text:style-name="Internet_20_link" text:visited-style-name="Visited_20_Internet_20_Link">
630_360_16876...</text:a>
']</text:p>
      <text:p text:style-name="P4">
Tags: ['Білорусь', 'Фехтування', 'Спорт', 'Росія']</text:p>
      <text:p text:style-name="P4">
Type: Article</text:p>
      <!--METADATA-->
      <text:p text:style-name="P4">
<draw:frame draw:style-name="fr1" draw:name="Image134" text:anchor-type="as-char" svg:width="6.9236in" svg:height="3.956343in" draw:z-index="0">
<draw:image xlink:href="../Images/yкринформ/2023-06-25T14-58-00-03-00/630_360_1687694256-268.jpg" xlink:type="simple" xlink:show="embed" xlink:actuate="onLoad" draw:mime-type="image/jpeg"/>
</draw:frame>
Європейська конфедерація фехтування (EFC) на тлі війни Росії проти Українипризупинила членство федерацій фехтувальників РФ і Білорусі.</text:p>
      <text:p text:style-name="P4">
Про це повідомляє <text:a xlink:type="simple" xlink:href="https://www.dw.com/uk/evropejska-konfederacia-fehtuvanna-vidstoronila-rosiu-ta-bilorus/a-66025555" text:style-name="Internet_20_link" text:visited-style-name="Visited_20_Internet_20_Link">
 DW </text:a>
 , передає Укрінформ.</text:p>
      <text:p text:style-name="P4">
Відповідну пропозицію Федерації фехтування України підтримала більшість із 43країн-членів конфедерації на конгресі в польському Кракові 24 червня. <text:a xlink:type="simple" xlink:href="https://www.ukrinform.ua/tag-rosia" text:style-name="Internet_20_link" text:visited-style-name="Visited_20_Internet_20_Link">
Російські </text:a>
 та білоруські спортсмени незможуть брати участі в турнірах та інших заходах під егідою конфедерації.</text:p>
      <text:p text:style-name="P4">
Водночас вони можуть змагатися на турнірах Міжнародної федерації фехтування(FIE) у "нейтральному" статусі.</text:p>
      <text:p text:style-name="P4">
Раніше фехтувальників з Росії та Білорусі відсторонили від європейськихпершостей. Тоді FIE в терміновому порядку перенесла з Польщі до Болгаріїіндивідуальний чемпіонат Європи, що має важливе значення для кваліфікації научасть в Олімпійських іграх 2024 року в Парижі.</text:p>
      <text:p text:style-name="P4">
<text:span text:style-name="T4">
Читайте також:</text:span>
 <text:a xlink:type="simple" xlink:href="https://www.ukrinform.ua/rubric-sports/3726486-pare-uhvalila-rezoluciu-pro-nedopusk-sportsmeniv-z-rosii-ta-bilorusi-na-olimpiadu2024.html" text:style-name="Internet_20_link" text:visited-style-name="Visited_20_Internet_20_Link">
 ПАРЄ ухвалила резолюцію про недопуск <text:span text:style-name="T4">
спортсменів</text:span>
 зРосії та Білорусі на Олімпіаду-2024 </text:a>
</text:p>
      <text:p text:style-name="P4">
Командний європейський чемпіонат розпочнеться 29 червня у Кракові.</text:p>
      <text:p text:style-name="P4">
<text:span text:style-name="T5">
Фото: Sefa Karacan/AA</text:span>
</text:p>
      <text:p text:style-name="P4">
Source: <text:a xlink:type="simple" xlink:href="https://www.ukrinform.ua/rubric-sports/3727506-evropejska-konfederacia-fehtuvanna-vidstoronila-rf-i-bilorus.html" text:style-name="Internet_20_link" text:visited-style-name="Visited_20_Internet_20_Link">
https://www.ukrinform.ua/rubric-sports/3727506-evropejska-konfederacia-fehtuvanna-vidstoronila-rf-i-bilorus.html</text:a>
</text:p>
      <!--NEWS-->
      <text:h text:style-name="P10" text:outline-level="1">
<text:span text:style-name="T4">
Для родичів зниклих безвісти запустили додаткову гарячу лінію юридичної допомоги</text:span>
</text:h>
      <text:p text:style-name="P4">
Authors: Ukrinform (Person)</text:p>
      <text:p text:style-name="P4">
Publisher: Укринформ (Organization)</text:p>
      <text:p text:style-name="P4">
Published Time: 2023-06-25T15:05:58+03:00</text:p>
      <text:p text:style-name="P4">
Modified Time: 2023-06-25T15:05:58+03:00</text:p>
      <text:p text:style-name="P4">
Description: Офіс уповноваженого з питань осіб, зниклих безвісти за особливих обставин, запустив додаткову гарячу лінію юридичної допомоги, на яку можуть звернутися родини зниклих безвісти. — Укрінформ.</text:p>
      <text:p text:style-name="P4">
Images: ['<text:a xlink:type="simple" xlink:href="https://static.ukrinform.com/photos/2023_02/thumb_files/630_360_1676289053-714.jpg" text:style-name="Internet_20_link" text:visited-style-name="Visited_20_Internet_20_Link">
630_360_16762...</text:a>
']</text:p>
      <text:p text:style-name="P4">
Tags: ['Зниклі безвісти', 'Гаряча лінія', 'Війна з Росією']</text:p>
      <text:p text:style-name="P4">
Type: Article</text:p>
      <!--METADATA-->
      <text:p text:style-name="P4">
<draw:frame draw:style-name="fr1" draw:name="Image135" text:anchor-type="as-char" svg:width="6.9236in" svg:height="3.956343in" draw:z-index="0">
<draw:image xlink:href="../Images/yкринформ/2023-06-25T15-05-58-03-00/630_360_1676289053-714.jpg" xlink:type="simple" xlink:show="embed" xlink:actuate="onLoad" draw:mime-type="image/jpeg"/>
</draw:frame>
 Офісуповноваженого з питань осіб, зниклих безвісти за особливих обставин, запустивдодаткову гарячу лінію юридичної допомоги, на яку можуть звернутися родинизниклих безвісти.</text:p>
      <text:p text:style-name="P4">
Про це повідомив уповноважений з питань осіб, зниклих безвісти за особливихобставин, Олег Котенко у <text:a xlink:type="simple" xlink:href="http://t.me/Oleg_Kotenko_Patriot/172" text:style-name="Internet_20_link" text:visited-style-name="Visited_20_Internet_20_Link">
 Телеграмі, </text:a>
передає Укрінформ.</text:p>
      <text:p text:style-name="P4">
"Юридичний супровід цих людей є вкрай важливим, адже вони зараз у відчаї й неможуть з усіма деталями розібратися самостійно. Саме тому було прийняторішення всіляко сприяти їм у цьому. Це стало можливо завдяки співпраціуповноваженого з міжнародним фондом "Відродження". Родини зниклих на гарячійлінії проконсультують фахові юристи, нададуть відповіді на актуальні питання,допоможуть із отриманням передбачених для них соціальних гарантій та грошовихвиплат”, - зазначив Котенко.</text:p>
      <text:p text:style-name="P4">
<text:span text:style-name="T4">
Читайте також:</text:span>
 <text:a xlink:type="simple" xlink:href="https://www.ukrinform.ua/rubric-society/3727146-rosiani-ne-nadaut-informaciu-pro-peremisenna-polonenih-do-insoi-kolonii-ci-izolatora-koordstab.html" text:style-name="Internet_20_link" text:visited-style-name="Visited_20_Internet_20_Link">
 Росіяни не надають інформацію про переміщення полоненихдо іншої колонії чи ізолятора - Коордштаб </text:a>
</text:p>
      <text:p text:style-name="P4">
Для отримання безоплатної юридичної консультації родини зниклих безвістиможуть звертатися за телефоном (066) 053-11-39. Гаряча лінія працює зпонеділка по п’ятницю, з 9:00 до 18:00.</text:p>
      <text:p text:style-name="P4">
<text:span text:style-name="T4">
Читайте також:</text:span>
 <text:a xlink:type="simple" xlink:href="https://www.ukrinform.ua/rubric-other_news/3727497-u-travni-vdalosa-pidtverditi-perebuvanna-u-poloni-soten-zniklih-bezvisti-mkch.html" text:style-name="Internet_20_link" text:visited-style-name="Visited_20_Internet_20_Link">
 У травні вдалося підтвердити перебування у полоні сотеньзниклих <text:span text:style-name="T4">
безвісти</text:span>
 - МКЧХ </text:a>
</text:p>
      <text:p text:style-name="P4">
Як <text:a xlink:type="simple" xlink:href="https://www.ukrinform.ua/rubric-ato/3726424-rodini-zniklih-ta-polonenih-mozut-peredati-listi-svoim-ridnim-kotenko.html" text:style-name="Internet_20_link" text:visited-style-name="Visited_20_Internet_20_Link">
 повідомлялося </text:a>
 , ранішеКотенко поінформував, що родини зниклих та полонених можуть передати листисвоїм рідним.</text:p>
      <text:p text:style-name="P4">
Source: <text:a xlink:type="simple" xlink:href="https://www.ukrinform.ua/rubric-society/3727507-dla-rodiciv-zniklih-bezvisti-zapustili-dodatkovu-garacu-liniu-uridicnoi-dopomogi.html" text:style-name="Internet_20_link" text:visited-style-name="Visited_20_Internet_20_Link">
https://www.ukrinform.ua/rubric-society/3727507-dla-rodiciv-zniklih-bezvisti-zapustili-dodatkovu-garacu-liniu-uridicnoi-dopomogi.html</text:a>
</text:p>
      <!--NEWS-->
      <text:h text:style-name="P10" text:outline-level="1">
<text:span text:style-name="T4">
Кравченко приєднався до «Полісся»  на правах  оренди з опцією викупу</text:span>
</text:h>
      <text:p text:style-name="P4">
Authors: Ukrinform (Person)</text:p>
      <text:p text:style-name="P4">
Publisher: Укринформ (Organization)</text:p>
      <text:p text:style-name="P4">
Published Time: 2023-06-25T15:09:48+03:00</text:p>
      <text:p text:style-name="P4">
Modified Time: 2023-06-25T15:09:48+03:00</text:p>
      <text:p text:style-name="P4">
Description: «Полісся» на правах оренди підписало захисника «Динамо» Микиту Кравченка. — Укрінформ.</text:p>
      <text:p text:style-name="P4">
Images: ['<text:a xlink:type="simple" xlink:href="https://static.ukrinform.com/photos/2023_06/thumb_files/630_360_1687694890-628.jpg" text:style-name="Internet_20_link" text:visited-style-name="Visited_20_Internet_20_Link">
630_360_16876...</text:a>
']</text:p>
      <text:p text:style-name="P4">
Tags: ['Динамо', 'Футбол', 'Полісся']</text:p>
      <text:p text:style-name="P4">
Type: Article</text:p>
      <!--METADATA-->
      <text:p text:style-name="P4">
<draw:frame draw:style-name="fr1" draw:name="Image136" text:anchor-type="as-char" svg:width="6.9236in" svg:height="3.956343in" draw:z-index="0">
<draw:image xlink:href="../Images/yкринформ/2023-06-25T15-09-48-03-00/630_360_1687694890-628.jpg" xlink:type="simple" xlink:show="embed" xlink:actuate="onLoad" draw:mime-type="image/jpeg"/>
</draw:frame>
 «Полісся»на правах оренди підписало захисника «Динамо» Микиту Кравченка.</text:p>
      <text:p text:style-name="P4">
Про це повідомила <text:a xlink:type="simple" xlink:href="https://polissyafc.com/news/oficijno-zahisnik-mikita-kravcenko-novij-gravec-fk-polissa" text:style-name="Internet_20_link" text:visited-style-name="Visited_20_Internet_20_Link">
 пресслужба </text:a>
 «Полісся», передаєУкрінформ.</text:p>
      <text:p text:style-name="P4">
Контракт діятиме до кінця сезону-2023/24. Після завершення терміну оренди«Полісся» має право на викуп футболіста у столичного клубу.</text:p>
      <text:p text:style-name="P4">
<text:span text:style-name="T4">
Читайте також:</text:span>
 <text:a xlink:type="simple" xlink:href="https://www.ukrinform.ua/rubric-sports/3727168-uaf-zvernulasa-do-fifa-ta-uefa-z-privodu-dij-teroristicnoi-derzavi.html" text:style-name="Internet_20_link" text:visited-style-name="Visited_20_Internet_20_Link">
 УАФ звернулася до ФІФА та УЄФА з приводу дійтерористичної держави </text:a>
</text:p>
      <text:p text:style-name="P4">
Кравченко раніше також виступав за «Дніпро-1» та «Колос». У минулому сезонівін провів 4 матчі за «Динамо» та 13 - в оренді за «Колос».</text:p>
      <text:p text:style-name="P4">
Фото: polissyafc.com</text:p>
      <text:p text:style-name="P4">
Source: <text:a xlink:type="simple" xlink:href="https://www.ukrinform.ua/rubric-sports/3727508-kravcenko-priednavsa-do-polissa-na-pravah-orendi-z-opcieu-vikupu.html" text:style-name="Internet_20_link" text:visited-style-name="Visited_20_Internet_20_Link">
https://www.ukrinform.ua/rubric-sports/3727508-kravcenko-priednavsa-do-polissa-na-pravah-orendi-z-opcieu-vikupu.html</text:a>
</text:p>
      <!--NEWS-->
      <text:h text:style-name="P10" text:outline-level="1">
<text:span text:style-name="T4">
На Львівщині дівчинка загинула від удару струмом з обірваного електродроту</text:span>
</text:h>
      <text:p text:style-name="P4">
Authors: Ukrinform (Person)</text:p>
      <text:p text:style-name="P4">
Publisher: Укринформ (Organization)</text:p>
      <text:p text:style-name="P4">
Published Time: 2023-06-25T15:15:00+03:00</text:p>
      <text:p text:style-name="P4">
Modified Time: 2023-06-25T15:15:00+03:00</text:p>
      <text:p text:style-name="P4">
Description: На Львівщині від удару електрострумом загинула 10-річна дитина, яка торкнулася до обірваного внаслідок негоди дроту. — Укрінформ.</text:p>
      <text:p text:style-name="P4">
Images: ['<text:a xlink:type="simple" xlink:href="https://static.ukrinform.com/photos/2023_06/thumb_files/630_360_1687695323-731.jpg" text:style-name="Internet_20_link" text:visited-style-name="Visited_20_Internet_20_Link">
630_360_16876...</text:a>
']</text:p>
      <text:p text:style-name="P4">
Tags: ['Діти', 'Електроенергія', 'Львівщина', 'Загибель']</text:p>
      <text:p text:style-name="P4">
Type: Article</text:p>
      <!--METADATA-->
      <text:p text:style-name="P4">
<draw:frame draw:style-name="fr1" draw:name="Image137" text:anchor-type="as-char" svg:width="6.9236in" svg:height="3.956343in" draw:z-index="0">
<draw:image xlink:href="../Images/yкринформ/2023-06-25T15-15-00-03-00/630_360_1687695323-731.jpg" xlink:type="simple" xlink:show="embed" xlink:actuate="onLoad" draw:mime-type="image/jpeg"/>
</draw:frame>
 НаЛьвівщині від удару електрострумом загинула 10-річна дитина, яка торкнулася дообірваного внаслідок негоди дроту.</text:p>
      <text:p text:style-name="P4">
Про це повідомила у <text:a xlink:type="simple" xlink:href="https://t.me/people_of_action/17813" text:style-name="Internet_20_link" text:visited-style-name="Visited_20_Internet_20_Link">
 Телеграмі </text:a>
Львівська ОВА, передає Укрінформ.</text:p>
      <text:p text:style-name="P4">
«У селі Глібовичі Львівського району внаслідок обриву електричного дроту струмсмертельно вразив <text:a xlink:type="simple" xlink:href="https://www.ukrinform.ua/tag-diti" text:style-name="Internet_20_link" text:visited-style-name="Visited_20_Internet_20_Link">
 дитину </text:a>
 2013 рокународження. За попередньою інформацією, дівчинка доторкнулася до дроту, якийобірвало через негоду», - йдеться в дописі.</text:p>
      <text:p text:style-name="P4">
За цим фактом правоохоронці відкрили провадження.</text:p>
      <text:p text:style-name="P4">
В ОВА нагадали, що у разі виявлення обірваного проводу лінії електропередачіне можна наближатися до нього ближче ніж на 8 метрів. Відходити від обірваногопроводу треба «гусячим кроком»: звести ступні разом, не відривати їх одна відодної і від землі та пересуватися дрібними ковзкими кроками.</text:p>
      <text:p text:style-name="P4">
<text:span text:style-name="T4">
Читайте також:</text:span>
 <text:a xlink:type="simple" xlink:href="https://www.ukrinform.ua/rubric-regions/3726338-na-odesini-zatrimali-colovika-akij-namagavsa-zakoloti-ditinu-nozicami-ta-videlkou.html" text:style-name="Internet_20_link" text:visited-style-name="Visited_20_Internet_20_Link">
 На Одещині затримали чоловіка, який намагався заколоти<text:span text:style-name="T4">
дитину</text:span>
 ножицями та виделкою </text:a>
</text:p>
      <text:p text:style-name="P4">
Як <text:a xlink:type="simple" xlink:href="https://www.ukrinform.ua/rubric-regions/3727491-u-kremencuci-unak-pid-narkotikami-zbiv-na-smert-dvoh-ludej-na-pisohidnomu-perehodi.html" text:style-name="Internet_20_link" text:visited-style-name="Visited_20_Internet_20_Link">
 повідомлялося </text:a>
 , у Кременчуці Полтавської області водій у станінаркотичного сп'яніння збив на смерть 15 та 21-річного юнаків.</text:p>
      <text:p text:style-name="P4">
Source: <text:a xlink:type="simple" xlink:href="https://www.ukrinform.ua/rubric-regions/3727509-na-lvivsini-divcinka-zaginula-vid-udaru-strumom-z-obirvanogo-elektrodrotu.html" text:style-name="Internet_20_link" text:visited-style-name="Visited_20_Internet_20_Link">
https://www.ukrinform.ua/rubric-regions/3727509-na-lvivsini-divcinka-zaginula-vid-udaru-strumom-z-obirvanogo-elektrodrotu.html</text:a>
</text:p>
      <!--NEWS-->
      <text:h text:style-name="P10" text:outline-level="1">
<text:span text:style-name="T4">
Винищувачі Британії перехопили 21 військовий літак РФ біля кордонів НАТО за останні три тижні</text:span>
</text:h>
      <text:p text:style-name="P4">
Authors: Ukrinform (Person)</text:p>
      <text:p text:style-name="P4">
Publisher: Укринформ (Organization)</text:p>
      <text:p text:style-name="P4">
Published Time: 2023-06-25T15:20:49+03:00</text:p>
      <text:p text:style-name="P4">
Modified Time: 2023-06-25T15:20:49+03:00</text:p>
      <text:p text:style-name="P4">
Description: Винищувачі Королівських військово-повітряних сил Великої Британії під час місії НАТО з контролю за повітряним простором над Балтійським морем за останні три тижні перехопили 21 російський військовий літак. — Укрінформ.</text:p>
      <text:p text:style-name="P4">
Images: ['<text:a xlink:type="simple" xlink:href="https://static.ukrinform.com/photos/2023_06/thumb_files/630_360_1687695496-587.jpg" text:style-name="Internet_20_link" text:visited-style-name="Visited_20_Internet_20_Link">
630_360_16876...</text:a>
']</text:p>
      <text:p text:style-name="P4">
Tags: ['Британія', 'НАТО', 'Росія', 'Винищувач']</text:p>
      <text:p text:style-name="P4">
Type: Article</text:p>
      <!--METADATA-->
      <text:p text:style-name="P4">
<draw:frame draw:style-name="fr1" draw:name="Image138" text:anchor-type="as-char" svg:width="6.9236in" svg:height="3.956343in" draw:z-index="0">
<draw:image xlink:href="../Images/yкринформ/2023-06-25T15-20-49-03-00/630_360_1687695496-587.jpg" xlink:type="simple" xlink:show="embed" xlink:actuate="onLoad" draw:mime-type="image/jpeg"/>
</draw:frame>
 ВинищувачіКоролівських військово-повітряних сил Великої Британії під час місії НАТО зконтролю за повітряним простором над Балтійським морем за останні три тижніперехопили 21 російський військовий літак.</text:p>
      <text:p text:style-name="P4">
Про це повідомляється на <text:a xlink:type="simple" xlink:href="http://www.gov.uk/government/news/raf-jets-intercept-21-russian-aircraft-near-nato-airspace" text:style-name="Internet_20_link" text:visited-style-name="Visited_20_Internet_20_Link">
 сайті </text:a>
 британського уряду, передаєУкрінформ.</text:p>
      <text:p text:style-name="P4">
Зазначається, що повітряне патрулювання Балтійського моря наразі здійснюєтьсяКоролівськими ВПС, які базуються в Естонії, а також ВПС Португалії та Румунії,що базуються в Литві.</text:p>
      <text:p text:style-name="P4">
«Останні три тижні були особливо насиченими, і в результаті ВПС (Британії -ред. ) перехопили 21 російський літак за 21 день. Серед них винищувачі (Су-27МFLANKER B (за класифікацією НАТО – ред.), Су-30СM FLANKER H), транспортнілітаки (Ту-134 CRUSTY, Ан-72 COALER, Ан-12 CUB), літак радіоелектронноїрозвідки (Іл-20 COOT A). ) і дальні бомбардувальники (Ту-22М BACKFIRE)», -йдеться у повідомленні.</text:p>
      <text:p text:style-name="P4">
Як наголошується, британські Typhoon піднімаються в повітря для спостереженняза російськими літаками, коли ті не виходять на зв'язок з авіадиспетчерськимислужбами, що загрожує авіаційній безпеці.</text:p>
      <text:p text:style-name="P4">
«Ці перехоплення є суворим нагадуванням про цінність колективної оборони істримування, яке забезпечує НАТО. Королівські ВПС працювали разом з нашимисоюзниками протягом останніх трьох тижнів над забезпеченням захисту країн-членів і наших країн-партнерів, і вони можуть бути впевнені в нашій постійнійпідтримці посилення європейської безпеки разом з тими, хто поділяє нашіцінності», – сказав міністр оборони Великої Британії Бен Воллес.</text:p>
      <text:p text:style-name="P4">
<text:span text:style-name="T4">
Читайте також:</text:span>
 <text:a xlink:type="simple" xlink:href="https://www.ukrinform.ua/rubric-ato/3724818-virobnik-f16-zaaviv-so-gotovij-navcati-ukrainskih-pilotiv.html" text:style-name="Internet_20_link" text:visited-style-name="Visited_20_Internet_20_Link">
 Виробник F-16 заявив, що готовий навчати українськихпілотів </text:a>
</text:p>
      <text:p text:style-name="P4">
Як йдеться у заяві, під час перебування в Естонії Королівські ВПС також взялиучасть у кількох великих навчаннях, одне з яких Британія назваланайважливішими повітряними навчаннями НАТО з часів закінчення холодної війни.</text:p>
      <text:p text:style-name="P4">
Королівські ВПС продовжуватимуть виконувати місію <text:a xlink:type="simple" xlink:href="https://www.ukrinform.ua/tag-nato" text:style-name="Internet_20_link" text:visited-style-name="Visited_20_Internet_20_Link">
 НАТО</text:a>
 з контролю за повітрям в Естонії досерпня, коли їх змінять літаки ВПС Іспанії.</text:p>
      <text:p text:style-name="P4">
<text:span text:style-name="T4">
Читайте також:</text:span>
 <text:a xlink:type="simple" xlink:href="https://www.ukrinform.ua/rubric-ato/3726982-niderlandi-pocnut-navcanna-ukrainskih-pilotiv-na-f16-vze-cogo-lita-ministerka-oboroni.html" text:style-name="Internet_20_link" text:visited-style-name="Visited_20_Internet_20_Link">
 Нідерланди почнуть навчання українських пілотів на F-16вже цього літа – міністерка оборони </text:a>
</text:p>
      <text:p text:style-name="P4">
Як повідомляв Укрінформ, країни НАТО з 12 по 23 червня проведуть найбільші усвоїй історії авіаційні навчання Air Defender 2023. Багатонаціональні навчанняпід керівництвом Німеччини будуть зосереджені на польових тренуванняхоперативного та тактичного рівня, вони проходитимуть переважно у Німеччині зпередовими оперативними пунктами в Чехії, Естонії та Латвії. Метою AirDefender 2023 буде перевірка здатності швидко розгортати та використовуватиавіацію країн НАТО.</text:p>
      <text:p text:style-name="P4">
Source: <text:a xlink:type="simple" xlink:href="https://www.ukrinform.ua/rubric-world/3727511-vinisuvaci-britanii-perehopili-21-vijskovij-litak-rf-bila-kordoniv-nato-za-ostanni-tri-tizni.html" text:style-name="Internet_20_link" text:visited-style-name="Visited_20_Internet_20_Link">
https://www.ukrinform.ua/rubric-world/3727511-vinisuvaci-britanii-perehopili-21-vijskovij-litak-rf-bila-kordoniv-nato-za-ostanni-tri-tizni.html</text:a>
</text:p>
      <!--NEWS-->
      <text:h text:style-name="P10" text:outline-level="1">
<text:span text:style-name="T4">
Глава МЗС Італії - про заколот Пригожина: Міф про єдність путінської Росії закінчився</text:span>
</text:h>
      <text:p text:style-name="P4">
Authors: Ukrinform (Person)</text:p>
      <text:p text:style-name="P4">
Publisher: Укринформ (Organization)</text:p>
      <text:p text:style-name="P4">
Published Time: 2023-06-25T15:25:00+03:00</text:p>
      <text:p text:style-name="P4">
Modified Time: 2023-06-25T15:25:00+03:00</text:p>
      <text:p text:style-name="P4">
Description: Міністр закордонних справ Італії Антоніо Таяні вважає, що спроба заколоту, вчинена ватажком приватної військової компанії "Вагнер" Євгеном Пригожиним, показала слабкість Москви та російської влади, а також може допомогти Україні. — Укрінформ.</text:p>
      <text:p text:style-name="P4">
Images: ['<text:a xlink:type="simple" xlink:href="https://static.ukrinform.com/photos/2017_01/thumb_files/630_360_1484820684-8338-foto-european-external-action-service-followflickr.jpg" text:style-name="Internet_20_link" text:visited-style-name="Visited_20_Internet_20_Link">
630_360_14848...</text:a>
']</text:p>
      <text:p text:style-name="P4">
Tags: ['Італія', 'Україна', 'Пригожин', 'Війна з Росією']</text:p>
      <text:p text:style-name="P4">
Type: Article</text:p>
      <!--METADATA-->
      <text:p text:style-name="P4">
<draw:frame draw:style-name="fr1" draw:name="Image139" text:anchor-type="as-char" svg:width="6.9236in" svg:height="3.956343in" draw:z-index="0">
<draw:image xlink:href="../Images/yкринформ/2023-06-25T15-25-00-03-00/630_360_1484820684-8338-foto-european-external-action-service-followflickr.jpg" xlink:type="simple" xlink:show="embed" xlink:actuate="onLoad" draw:mime-type="image/jpeg"/>
</draw:frame>
 Міністр закордонних справ ІталіїАнтоніо Таяні вважає, що спроба заколоту, вчинена ватажком приватноївійськової компанії "Вагнер" Євгеном Пригожиним, показала слабкість Москви таросійської влади, а також може допомогти Україні.</text:p>
      <text:p text:style-name="P4">
Як передає Укрінформ, про це повідомляє <text:a xlink:type="simple" xlink:href="https://www.ilmessaggero.it/persone/antonio_tajani_putin_guerra_pace_ucraina_intervista-7481927.html" text:style-name="Internet_20_link" text:visited-style-name="Visited_20_Internet_20_Link">
 Il Messaggero</text:a>
.</text:p>
      <text:p text:style-name="P4">
За словами очільника італійського МЗС, спроба заколоту з боку "вагнерівців"означає, що "міф про єдність путінської <text:a xlink:type="simple" xlink:href="https://www.ukrinform.ua/tag-rosia" text:style-name="Internet_20_link" text:visited-style-name="Visited_20_Internet_20_Link">
 Росії</text:a>
 закінчився".</text:p>
      <text:p text:style-name="P4">
"Путін тепер слабший, для України наближається мир", - вважає Таяні.</text:p>
      <text:p text:style-name="P4">
Таяні, переконаний, що спроба Пригожина влаштувати переворот у РФ завершилаепоху Путіна.</text:p>
      <text:p text:style-name="P4">
«З міфом про єдність путінської Росії покінчено. Ця внутрішня ескалаціярозділяє російських військових. Це неминучий результат, коли ви підтримуєте тафінансуєте легіон найманців», - зазначив він.</text:p>
      <text:p text:style-name="P4">
Таяні додав, що в результаті дій ПВК "Вагнер" можна "сказати точно: сьогодніросійський фронт слабший, ніж учора". "Сподіваюся, тепер мир ближче. Мичекаємо, щоб зрозуміти наступні кроки РФ в Україні", - сказав очільникіталійського МЗС.</text:p>
      <text:p text:style-name="P4">
Це (вторгнення в Україну – ред.) виявилося бумерангом для Путіна. Росіяни незмогли перемогти, вони провалили бліцкриг. Тепер вони розплачуються запроблеми та протиріччя військового апарату", – вважає італійський міністр.</text:p>
      <text:p text:style-name="P4">
Він також висловив сподівання, що після спроби заколоту контрнаступ України"рухатиметься ще швидше і українці відновлять свою незалежність".</text:p>
      <text:p text:style-name="P4">
<text:span text:style-name="T4">
Читайте також:</text:span>
 <text:a xlink:type="simple" xlink:href="https://www.ukrinform.ua/rubric-polytics/3727477-danilov-nazvav-zakolot-prigozina-persim-etapom-demontazu-putinskoi-sistemi.html" text:style-name="Internet_20_link" text:visited-style-name="Visited_20_Internet_20_Link">
 Данілов назвав заколот <text:span text:style-name="T4">
Пригожин</text:span>
 а першим етапомдемонтажу путінської системи </text:a>
</text:p>
      <text:p text:style-name="P4">
На запитання про вступ Києва в НАТО Таяні сказав: "Нам потрібен поступовийшлях. Першим кроком є створення Ради Україна-НАТО та відновлення процесурозширення, розпочатого у Бухаресті у 2008 році, щойно збройний конфліктзакінчиться".</text:p>
      <text:p text:style-name="P4">
Як <text:a xlink:type="simple" xlink:href="https://www.ukrinform.ua/rubric-other_news/3727120-zakolot-prigozina-vse-so-vidomo-na-cej-moment.html" text:style-name="Internet_20_link" text:visited-style-name="Visited_20_Internet_20_Link">
 повідомлялося </text:a>
 ,ватажок ПВК «Вагнер» Євген Пригожин 23 червня оголосив демарш протиросійського військового керівництва, зокрема проти міністра оборони СергіяШойгу. Він узяв під контроль Ростов-на-Дону та частину Воронезької області,після чого «вагнерівці» вирушили на Москву.</text:p>
      <text:p text:style-name="P4">
Увечері 24 червня самопроголошений президент Білорусі Олександр Лукашенкозаявив, що за погодженням з Путіним провів переговори з Пригожиним. Післяцього ватажок ПВК «Вагнер» оголосив, що <text:a xlink:type="simple" xlink:href="https://www.ukrinform.ua/rubric-world/3727347-prigozin-rozvertae-koloni-vagnerivciv-do-polovih-taboriv-roszmi.html" text:style-name="Internet_20_link" text:visited-style-name="Visited_20_Internet_20_Link">
 розвертає своїх найманців назад до«польових таборів» </text:a>
 .</text:p>
      <text:p text:style-name="P4">
Source: <text:a xlink:type="simple" xlink:href="https://www.ukrinform.ua/rubric-polytics/3727513-glava-mzs-italii-pro-zakolot-prigozina-mif-pro-ednist-putinskoi-rosii-zakincivsa.html" text:style-name="Internet_20_link" text:visited-style-name="Visited_20_Internet_20_Link">
https://www.ukrinform.ua/rubric-polytics/3727513-glava-mzs-italii-pro-zakolot-prigozina-mif-pro-ednist-putinskoi-rosii-zakincivsa.html</text:a>
</text:p>
      <!--NEWS-->
      <text:h text:style-name="P10" text:outline-level="1">
<text:span text:style-name="T4">
У Львові вшосте провели велопробіг для збору коштів на дитячий медцентр</text:span>
</text:h>
      <text:p text:style-name="P4">
Authors: Ukrinform (Person)</text:p>
      <text:p text:style-name="P4">
Publisher: Укринформ (Organization)</text:p>
      <text:p text:style-name="P4">
Published Time: 2023-06-25T15:52:00+03:00</text:p>
      <text:p text:style-name="P4">
Modified Time: 2023-06-25T15:52:00+03:00</text:p>
      <text:p text:style-name="P4">
Description: У Львові вшосте провели велопробіг «Кручу педалі, щоб вони жили» з метою зібрати кошти на облаштування зони прийому важкохворих у Західноукраїнському дитячому медичному центрі. — Укрінформ.</text:p>
      <text:p text:style-name="P4">
Images: ['<text:a xlink:type="simple" xlink:href="https://static.ukrinform.com/photos/2023_06/thumb_files/630_360_1687698194-9532.jpeg" text:style-name="Internet_20_link" text:visited-style-name="Visited_20_Internet_20_Link">
630_360_16876...</text:a>
']</text:p>
      <text:p text:style-name="P4">
Tags: ['Діти', 'Львів', 'Медицина', 'Велопробіг']</text:p>
      <text:p text:style-name="P4">
Type: Article</text:p>
      <!--METADATA-->
      <text:p text:style-name="P4">
<draw:frame draw:style-name="fr1" draw:name="Image140" text:anchor-type="as-char" svg:width="6.9236in" svg:height="3.956343in" draw:z-index="0">
<draw:image xlink:href="../Images/yкринформ/2023-06-25T15-52-00-03-00/630_360_1687698194-9532.jpeg" xlink:type="simple" xlink:show="embed" xlink:actuate="onLoad" draw:mime-type="image/jpeg"/>
</draw:frame>
 У Львовівшосте провели велопробіг «Кручу педалі, щоб вони жили» з метою зібрати коштина облаштування зони прийому важкохворих у Західноукраїнському дитячомумедичному центрі.</text:p>
      <text:p text:style-name="P4">
Про це у <text:a xlink:type="simple" xlink:href="https://www.facebook.com/lviv.adm/posts/pfbid0FWe1b265qej3GWqnWX7Zurxf7rwqwbNs1v6N8v7JWqC1kmSb1FEscDj38EZj5Drcl" text:style-name="Internet_20_link" text:visited-style-name="Visited_20_Internet_20_Link">
 Фейсбуці</text:a>
повідомляє Львівська міська рада, передає Укрінформ.</text:p>
      <text:p text:style-name="P4">
</text:p>
      <text:p text:style-name="P4">
<text:a xlink:type="simple" xlink:href="https://static.ukrinform.com/photos/2023_06/1687698193-4180.jpeg" text:style-name="Internet_20_link" text:visited-style-name="Visited_20_Internet_20_Link">
 </text:a>
 <text:a xlink:type="simple" xlink:href="https://static.ukrinform.com/photos/2023_06/1687698193-2440.jpeg" text:style-name="Internet_20_link" text:visited-style-name="Visited_20_Internet_20_Link">
</text:a>
 <text:a xlink:type="simple" xlink:href="https://static.ukrinform.com/photos/2023_06/1687698193-7923.jpeg" text:style-name="Internet_20_link" text:visited-style-name="Visited_20_Internet_20_Link">
</text:a>
 <text:a xlink:type="simple" xlink:href="https://static.ukrinform.com/photos/2023_06/1687698193-6783.jpeg" text:style-name="Internet_20_link" text:visited-style-name="Visited_20_Internet_20_Link">
</text:a>
 <text:a xlink:type="simple" xlink:href="https://static.ukrinform.com/photos/2023_06/1687698193-8778.jpeg" text:style-name="Internet_20_link" text:visited-style-name="Visited_20_Internet_20_Link">
</text:a>
 <text:a xlink:type="simple" xlink:href="https://static.ukrinform.com/photos/2023_06/1687698193-9802.jpeg" text:style-name="Internet_20_link" text:visited-style-name="Visited_20_Internet_20_Link">
</text:a>
 <text:a xlink:type="simple" xlink:href="https://static.ukrinform.com/photos/2023_06/1687698194-8950.jpeg" text:style-name="Internet_20_link" text:visited-style-name="Visited_20_Internet_20_Link">
</text:a>
 <text:a xlink:type="simple" xlink:href="https://static.ukrinform.com/photos/2023_06/1687698194-7116.jpeg" text:style-name="Internet_20_link" text:visited-style-name="Visited_20_Internet_20_Link">
</text:a>
 <text:a xlink:type="simple" xlink:href="https://static.ukrinform.com/photos/2023_06/1687698194-9532.jpeg" text:style-name="Internet_20_link" text:visited-style-name="Visited_20_Internet_20_Link">
<draw:frame draw:style-name="fr1" draw:name="Image150" text:anchor-type="as-char" svg:width="6.9236in" svg:height="3.956343in" draw:z-index="0">
<draw:image xlink:href="../Images/yкринформ/2023-06-25T15-52-00-03-00/630_360_1687698194-9532.jpeg" xlink:type="simple" xlink:show="embed" xlink:actuate="onLoad" draw:mime-type="image/jpeg"/>
</draw:frame>
</text:a>
</text:p>
      <text:p text:style-name="P4">
«У Львові вшосте відбувається велопробіг з Арсеном Мірзояном «Кручу педалі,щоб вони жили», аби зібрати кошти для дитячого <text:a xlink:type="simple" xlink:href="https://www.ukrinform.ua/tag-medicina" text:style-name="Internet_20_link" text:visited-style-name="Visited_20_Internet_20_Link">
 медичного</text:a>
 центру. Цього року мета події –зібрати кошти на реконструкцію та облаштування зони прийому важкохворих уЗахідноукраїнському спеціалізованому дитячому медичному центрі у Львові», -йдеться в повідомленні.</text:p>
      <text:p text:style-name="P4">
За інформацією міськради, до благодійної події долучився мер Львова АндрійСадовий, анонсувавши перший внесок від громади міста – 500 тисяч гривень.</text:p>
      <text:p text:style-name="P4">
<text:span text:style-name="T4">
Читайте також:</text:span>
 <text:a xlink:type="simple" xlink:href="https://www.ukrinform.ua/rubric-society/3718101-zaversivsa-veteranskij-veloprobig-ucasniki-akogo-podolali-ponad-15-tisaci-kilometriv.html" text:style-name="Internet_20_link" text:visited-style-name="Visited_20_Internet_20_Link">
 Завершився ветеранський <text:span text:style-name="T4">
велопробіг</text:span>
 , учасники якогоподолали понад 1,5 тисячі кілометрів </text:a>
</text:p>
      <text:p text:style-name="P4">
Як повідомлялося, у минулі роки велопробіги зібрали близько мільйона гривень,за які відремонтували шість палат відділення гематології та інтенсивноїхімієтерапії, три кімнати кабінету функціональної діагностики та придбалип’ять інфузоматів для онкохворих дітей.</text:p>
      <text:p text:style-name="P4">
«Кручу педалі, щоб вони жили» – благодійний велопробіг, який щорокувідбувається у Львові з ініціативи співака Арсена Мірзояна та благодійногофонду «Запорука».</text:p>
      <text:p text:style-name="P4">
Source: <text:a xlink:type="simple" xlink:href="https://www.ukrinform.ua/rubric-regions/3727517-u-lvovi-vsoste-proveli-veloprobig-dla-zboru-kostiv-na-ditacij-medcentr.html" text:style-name="Internet_20_link" text:visited-style-name="Visited_20_Internet_20_Link">
https://www.ukrinform.ua/rubric-regions/3727517-u-lvovi-vsoste-proveli-veloprobig-dla-zboru-kostiv-na-ditacij-medcentr.html</text:a>
</text:p>
      <!--NEWS-->
      <text:h text:style-name="P10" text:outline-level="1">
<text:span text:style-name="T4">
President of Ukraine Zelensky had phone calls with Polish President Andrzej Duda and US Presi...</text:span>
</text:h>
      <text:p text:style-name="P4">
Authors: liveuamap (Language: en)</text:p>
      <text:p text:style-name="P4">
Time: 2023-06-25T15:57:40</text:p>
      <text:p text:style-name="P4">
Location: Kyiv, Kyiv city (Latitude:50.44425 Longtitude:30.52903)</text:p>
      <text:p text:style-name="P4">
Videos: []</text:p>
      <text:p text:style-name="P4">
Images: ["<text:a xlink:type="simple" xlink:href="https://liveuamap.com/pics/2023/06/25/22571723_0.jpg" text:style-name="Internet_20_link" text:visited-style-name="Visited_20_Internet_20_Link">
22571723_0.jpg</text:a>
"]</text:p>
      <text:p text:style-name="P4">
Tags: ["Europe", "Central and Eastern Europe"]</text:p>
      <text:p text:style-name="P4">
ID: 22571723</text:p>
      <!--METADATA-->
      <text:p text:style-name="P4">
President of Ukraine Zelensky had phone calls with Polish President AndrzejDuda and US President Joseph Biden</text:p>
      <text:p text:style-name="P4">
<draw:frame draw:style-name="fr1" draw:name="Image151" text:anchor-type="as-char" svg:width="6.9236in" svg:height="4.612849in" draw:z-index="0">
<draw:image xlink:href="../Images/liveuamap/2023-06-25T15-57-40/22571723_0.jpg" xlink:type="simple" xlink:show="embed" xlink:actuate="onLoad" draw:mime-type="image/jpeg"/>
</draw:frame>
</text:p>
      <text:p text:style-name="P4">
News Collection Link: <text:a xlink:type="simple" xlink:href="https:\/\/liveuamap.com\/en\/2023\/25-june-president-of-ukraine-zelensky-had-phone-calls-with" text:style-name="Internet_20_link" text:visited-style-name="Visited_20_Internet_20_Link">
https:\/\/liveuamap.com\/en\/2023\/25-june-president-of-ukraine-zelensky-had-phone-calls-with</text:a>
</text:p>
      <text:p text:style-name="P4">
Source: <text:a xlink:type="simple" xlink:href="https://t.me/V_Zelenskiy_official/6706" text:style-name="Internet_20_link" text:visited-style-name="Visited_20_Internet_20_Link">
https://t.me/V_Zelenskiy_official/6706</text:a>
</text:p>
      <!--NEWS-->
      <text:h text:style-name="P10" text:outline-level="1">
<text:span text:style-name="T4">
У Лондоні обвалився триповерховий будинок</text:span>
</text:h>
      <text:p text:style-name="P4">
Authors: Ukrinform (Person)</text:p>
      <text:p text:style-name="P4">
Publisher: Укринформ (Organization)</text:p>
      <text:p text:style-name="P4">
Published Time: 2023-06-25T16:04:00+03:00</text:p>
      <text:p text:style-name="P4">
Modified Time: 2023-06-25T16:04:00+03:00</text:p>
      <text:p text:style-name="P4">
Description: У Лондоні несподівано обвалився триповерховий будинок. — Укрінформ.</text:p>
      <text:p text:style-name="P4">
Images: ['<text:a xlink:type="simple" xlink:href="https://static.ukrinform.com/photos/2023_06/thumb_files/630_360_1687698078-116.jpg" text:style-name="Internet_20_link" text:visited-style-name="Visited_20_Internet_20_Link">
630_360_16876...</text:a>
']</text:p>
      <text:p text:style-name="P4">
Tags: ['Британія', 'Будинок', 'Лондон']</text:p>
      <text:p text:style-name="P4">
Type: Article</text:p>
      <!--METADATA-->
      <text:p text:style-name="P4">
<draw:frame draw:style-name="fr1" draw:name="Image152" text:anchor-type="as-char" svg:width="6.9236in" svg:height="3.956343in" draw:z-index="0">
<draw:image xlink:href="../Images/yкринформ/2023-06-25T16-04-00-03-00/630_360_1687698078-116.jpg" xlink:type="simple" xlink:show="embed" xlink:actuate="onLoad" draw:mime-type="image/jpeg"/>
</draw:frame>
 У Лондонінесподівано обвалився триповерховий будинок.</text:p>
      <text:p text:style-name="P4">
Як передає Укрінформ, про це повідомляє <text:a xlink:type="simple" xlink:href="https://news.sky.com/story/like-an-earthquake-three-storey-house-collapses-in-hackney-12909014" text:style-name="Internet_20_link" text:visited-style-name="Visited_20_Internet_20_Link">
 Sky News</text:a>
 .</text:p>
      <text:p text:style-name="P4">
На зображеннях у соціальних мережах видно, що вся задня частина будівліобвалилася, на землі розкидані її уламки.</text:p>
      <text:p text:style-name="P4">
</text:p>
      <text:p text:style-name="P4">
Рятувальники наразі оцінюють руйнування, дивлячись на місце події з сусідньогобудинку.</text:p>
      <text:p text:style-name="P4">
Під завалами нікого з людей не виявлено, постраждалих немає.</text:p>
      <text:p text:style-name="P4">
</text:p>
      <text:p text:style-name="P4">
Як зазначив 31-річний місцевий житель, «все, що я почув, — це гучний звук, ібудівля, у якій я живу, тремтіла, наче стався <text:a xlink:type="simple" xlink:href="https://www.ukrinform.ua/tag-zemletrus" text:style-name="Internet_20_link" text:visited-style-name="Visited_20_Internet_20_Link">
 землетрус</text:a>
 . Це було дуже страшно».</text:p>
      <text:p text:style-name="Quotations">

<text:p text:style-name="P4">
A building that collapsed in North London that could have been caused by gas&gt;
 explosion. Fire fighters, Ambulance and Police are all present with high&gt;
 volume.  &gt;
  &gt;
  A possibility that people could be under the rubble. Pray for them. <text:a xlink:type="simple" xlink:href="https://twitter.com/hashtag/londonfirebrigade" text:style-name="Internet_20_link" text:visited-style-name="Visited_20_Internet_20_Link">
&gt;
 #londonfirebrigade&gt;
 </text:a>
&gt;
 <text:a xlink:type="simple" xlink:href="https://twitter.com/hashtag/London" text:style-name="Internet_20_link" text:visited-style-name="Visited_20_Internet_20_Link">
 #London </text:a>
&gt;
 <text:a xlink:type="simple" xlink:href="https://twitter.com/hashtag/gas" text:style-name="Internet_20_link" text:visited-style-name="Visited_20_Internet_20_Link">
 #gas </text:a>
 <text:a xlink:type="simple" xlink:href="https://twitter.com/hashtag/news" text:style-name="Internet_20_link" text:visited-style-name="Visited_20_Internet_20_Link">
&gt;
 #news </text:a>
 <text:a xlink:type="simple" xlink:href="https://twitter.com/hashtag/foryou" text:style-name="Internet_20_link" text:visited-style-name="Visited_20_Internet_20_Link">
&gt;
 #foryou </text:a>
 <text:a xlink:type="simple" xlink:href="https://t.co/1QjKPgWSob" text:style-name="Internet_20_link" text:visited-style-name="Visited_20_Internet_20_Link">
&gt;
 pic.twitter.com/1QjKPgWSob </text:a>
&gt;
&gt;
 — FC London (@aliamirofficia1) <text:a xlink:type="simple" xlink:href="https://twitter.com/aliamirofficia1/status/1672599472952467460" text:style-name="Internet_20_link" text:visited-style-name="Visited_20_Internet_20_Link">
 June 24, 2023&gt;
 </text:a>
</text:p>

</text:p>
      <text:p text:style-name="P4">
За його словами, екстрені служби прибули на місце події приблизно через 10-15хвилин.</text:p>
      <text:p text:style-name="P4">
Лондонська пожежна бригада повідомила, що близько 60 пожежників, п'ятьпожежних машин та три рятувальні підрозділи були розгорнуті на місці події.</text:p>
      <text:p text:style-name="P4">
<text:span text:style-name="T4">
Читайте також:</text:span>
 <text:a xlink:type="simple" xlink:href="https://www.ukrinform.ua/rubric-world/3713125-u-tailandi-obvalivsa-dah-skoli-semero-zagiblih-23-poranenih.html" text:style-name="Internet_20_link" text:visited-style-name="Visited_20_Internet_20_Link">
 У Таїланді <text:span text:style-name="T4">
обвалився</text:span>
 дах школи - семеро загиблих, 23поранених </text:a>
</text:p>
      <text:p text:style-name="P4">
Співробітники столичної поліції також присутні на місці події. Правоохоронціповідомили, що було евакуйовано кілька будинків.</text:p>
      <text:p text:style-name="P4">
Причину руйнування наразі встановлюють.</text:p>
      <text:p text:style-name="P4">
<text:span text:style-name="T5">
Фото: @aliamirofficia1/Twitter/PA Wire</text:span>
</text:p>
      <text:p text:style-name="P4">
Source: <text:a xlink:type="simple" xlink:href="https://www.ukrinform.ua/rubric-world/3727519-u-londoni-obvalivsa-tripoverhovij-budinok.html" text:style-name="Internet_20_link" text:visited-style-name="Visited_20_Internet_20_Link">
https://www.ukrinform.ua/rubric-world/3727519-u-londoni-obvalivsa-tripoverhovij-budinok.html</text:a>
</text:p>
      <!--NEWS-->
      <text:h text:style-name="P10" text:outline-level="1">
<text:span text:style-name="T4">
1 person killed in Myropillia community of Sumy region as result of shelling</text:span>
</text:h>
      <text:p text:style-name="P4">
Authors: liveuamap (Language: en)</text:p>
      <text:p text:style-name="P4">
Time: 2023-06-25T16:04:16</text:p>
      <text:p text:style-name="P4">
Location: Sumy (Latitude:51.02131 Longtitude:35.25375)</text:p>
      <text:p text:style-name="P4">
Videos: []</text:p>
      <text:p text:style-name="P4">
Images: []</text:p>
      <text:p text:style-name="P4">
Tags: ["Russia", "Central and Eastern Europe"]</text:p>
      <text:p text:style-name="P4">
ID: 22571725</text:p>
      <!--METADATA-->
      <text:p text:style-name="P4">
1 person killed in Myropillia community of Sumy region as result of shelling</text:p>
      <text:p text:style-name="P4">
News Collection Link: <text:a xlink:type="simple" xlink:href="https:\/\/liveuamap.com\/en\/2023\/25-june-1-person-killed-in-myropillia-community-of-sumy-region" text:style-name="Internet_20_link" text:visited-style-name="Visited_20_Internet_20_Link">
https:\/\/liveuamap.com\/en\/2023\/25-june-1-person-killed-in-myropillia-community-of-sumy-region</text:a>
</text:p>
      <text:p text:style-name="P4">
Source: <text:a xlink:type="simple" xlink:href="https://t.me/suspilnesumy/12680" text:style-name="Internet_20_link" text:visited-style-name="Visited_20_Internet_20_Link">
https://t.me/suspilnesumy/12680</text:a>
</text:p>
      <!--NEWS-->
      <text:h text:style-name="P10" text:outline-level="1">
<text:span text:style-name="T4">
Зеленський розповів Дуді про ситуацію на Запорізькій АЕС</text:span>
</text:h>
      <text:p text:style-name="P4">
Authors: Ukrinform (Person)</text:p>
      <text:p text:style-name="P4">
Publisher: Укринформ (Organization)</text:p>
      <text:p text:style-name="P4">
Published Time: 2023-06-25T16:06:00+03:00</text:p>
      <text:p text:style-name="P4">
Modified Time: 2023-06-25T23:06:00+03:00</text:p>
      <text:p text:style-name="P4">
Description: Президент України Володимир Зеленський провів телефонну розмову з польським колегою Анджеєм Дудою, зокрема розповів про загрозливу ситуацію, яку окупанти створили на Запорізькій АЕС. — Укрінформ.</text:p>
      <text:p text:style-name="P4">
Images: ['<text:a xlink:type="simple" xlink:href="https://static.ukrinform.com/photos/2022_05/thumb_files/630_360_1653230044-377.jpeg" text:style-name="Internet_20_link" text:visited-style-name="Visited_20_Internet_20_Link">
630_360_16532...</text:a>
']</text:p>
      <text:p text:style-name="P4">
Tags: ['Дуда', 'Зеленський', 'Запорізька АЕС', 'Війна з Росією']</text:p>
      <text:p text:style-name="P4">
Type: Article</text:p>
      <!--METADATA-->
      <text:p text:style-name="P4">
<draw:frame draw:style-name="fr1" draw:name="Image155" text:anchor-type="as-char" svg:width="6.9236in" svg:height="3.956343in" draw:z-index="0">
<draw:image xlink:href="../Images/yкринформ/2023-06-25T16-06-00-03-00/630_360_1653230044-377.jpeg" xlink:type="simple" xlink:show="embed" xlink:actuate="onLoad" draw:mime-type="image/jpeg"/>
</draw:frame>
 ПрезидентУкраїни Володимир Зеленський провів телефонну розмову з польським колегоюАнджеєм Дудою, зокрема розповів про загрозливу ситуацію, яку окупанти створилина Запорізькій АЕС.</text:p>
      <text:p text:style-name="P4">
Про це Президент України повідомив у <text:a xlink:type="simple" xlink:href="https://t.me/s/V_Zelenskiy_official" text:style-name="Internet_20_link" text:visited-style-name="Visited_20_Internet_20_Link">
 Телеграмі</text:a>
 , передає Укрінформ.</text:p>
      <text:p text:style-name="P4">
«Остання на сьогодні з розмов із нашими партнерами – із Президентом ПольщіАнджеєм Дудою. Обговорили останні події в Росії та те, як вони можуть вплинутина перебіг бойових дій і на безпекову ситуацію в регіоні», - зазначивЗеленський.</text:p>
      <text:p text:style-name="P4">
Президент додав, що розповів польському колезі про стан справ на полі бою тазагрозливу ситуацію, яку окупанти створили на Запорізькій АЕС.</text:p>
      <text:p text:style-name="P4">
<text:span text:style-name="T4">
Читайте також:</text:span>
 <text:a xlink:type="simple" xlink:href="https://www.ukrinform.ua/rubric-polytics/3727602-zelenskij-telefonom-obgovoriv-iz-trudo-situaciu-na-poli-bou-ta-zagrozu-na-zaes.html" text:style-name="Internet_20_link" text:visited-style-name="Visited_20_Internet_20_Link">
 Зеленський телефоном обговорив із <text:span text:style-name="T4">
Трюдо</text:span>
 ситуацію наполі бою та загрозу на ЗАЕС </text:a>
</text:p>
      <text:p text:style-name="P4">
Як повідомлялося, Володимир Зеленський провів телефонну розмову з главоюБілого дому Джо Байденом - ішлося про розширення оборонної співпраці закцентом на далекобійних засобах ураження.</text:p>
      <text:p text:style-name="P4">
<text:span text:style-name="T5">
Фото: ОП</text:span>
</text:p>
      <text:p text:style-name="P4">
Source: <text:a xlink:type="simple" xlink:href="https://www.ukrinform.ua/rubric-polytics/3727621-zelenskij-rozpoviv-dudi-pro-situaciu-na-zaes.html" text:style-name="Internet_20_link" text:visited-style-name="Visited_20_Internet_20_Link">
https://www.ukrinform.ua/rubric-polytics/3727621-zelenskij-rozpoviv-dudi-pro-situaciu-na-zaes.html</text:a>
</text:p>
      <!--NEWS-->
      <text:h text:style-name="P10" text:outline-level="1">
<text:span text:style-name="T4">
У США засудили хакера, який зламав твіттер-сторінки Байдена, Гейтса та Маска</text:span>
</text:h>
      <text:p text:style-name="P4">
Authors: Ukrinform (Person)</text:p>
      <text:p text:style-name="P4">
Publisher: Укринформ (Organization)</text:p>
      <text:p text:style-name="P4">
Published Time: 2023-06-25T16:28:11+03:00</text:p>
      <text:p text:style-name="P4">
Modified Time: 2023-06-25T16:28:11+03:00</text:p>
      <text:p text:style-name="P4">
Description: Федеральний суд Нью-Йорка засудив до п<code>
яти років ув</code>
язнення 24-річного британця Джозефа Джеймса О'Коннора за злом твіттер-акаунтів декількох американських політиків і знаменитостей у 2020-му році. — Укрінформ.</text:p>
      <text:p text:style-name="P4">
Images: ['<text:a xlink:type="simple" xlink:href="https://static.ukrinform.com/photos/2019_12/thumb_files/630_360_1575637264-429.jpg" text:style-name="Internet_20_link" text:visited-style-name="Visited_20_Internet_20_Link">
630_360_15756...</text:a>
']</text:p>
      <text:p text:style-name="P4">
Tags: ['США', 'Twitter', 'Хакери']</text:p>
      <text:p text:style-name="P4">
Type: Article</text:p>
      <!--METADATA-->
      <text:p text:style-name="P4">
<draw:frame draw:style-name="fr1" draw:name="Image156" text:anchor-type="as-char" svg:width="6.9236in" svg:height="3.956343in" draw:z-index="0">
<draw:image xlink:href="../Images/yкринформ/2023-06-25T16-28-11-03-00/630_360_1575637264-429.jpg" xlink:type="simple" xlink:show="embed" xlink:actuate="onLoad" draw:mime-type="image/jpeg"/>
</draw:frame>
Федеральний суд Нью-Йорка засудив до п<code>
яти років ув</code>
язнення 24-річногобританця Джозефа Джеймса О'Коннора за злом твіттер-акаунтів декількохамериканських політиків і знаменитостей у 2020-му році.</text:p>
      <text:p text:style-name="P4">
Про це повідомляє <text:a xlink:type="simple" xlink:href="http://techcrunch.com/2023/06/23/twitter-hacker-sentenced-prison/" text:style-name="Internet_20_link" text:visited-style-name="Visited_20_Internet_20_Link">
 TechCrunch </text:a>
 , передає Укрінформ.</text:p>
      <text:p text:style-name="P4">
Окрім цього, О'Коннор має сплатити $794 тисячі постраждалим від його злочинів.</text:p>
      <text:p text:style-name="P4">
Він є громадянином Сполученого Королівства і був екстрадований з Іспанії назапит прокуратури <text:a xlink:type="simple" xlink:href="https://www.ukrinform.ua/tag-ssa" text:style-name="Internet_20_link" text:visited-style-name="Visited_20_Internet_20_Link">
 США </text:a>
 на початку цьогороку і з тої пори перебуває під вартою. У травні чоловік визнав себе винним зачотирма пунктами обвинувачення в комп’ютерному зломі, шахрайстві звикористанням електронних засобів, кіберпереслідуванні та відмиванні грошей.</text:p>
      <text:p text:style-name="P4">
Під час слухання суддя Джед С. Ракофф заявив, що О'Коннор, ймовірно, відбудеблизько половини терміну ув'язнення, провівши понад два роки у досудовомуув'язненні. Прокурори натомість вимагали для О'Коннора щонайменше сім роківув'язнення.</text:p>
      <text:p text:style-name="P4">
У суді О'Коннор назвав скоєні ним злочини "дурними і безглуздими" та вибачивсяперед своїми постраждалими.</text:p>
      <text:p text:style-name="P4">
<text:span text:style-name="T4">
Читайте також:</text:span>
 <text:a xlink:type="simple" xlink:href="https://www.ukrinform.ua/rubric-world/3723551-u-ssa-arestuvali-rosianina-za-kiberataki-ta-zdirnictvo-v-interneti.html" text:style-name="Internet_20_link" text:visited-style-name="Visited_20_Internet_20_Link">
 У США арештували росіянина за кібератаки та здирництво вІнтернеті </text:a>
</text:p>
      <text:p text:style-name="P4">
Як зазначається, О'Коннор, відомий під ніком PlugWalkJoe, був частиною групи,яка у липні 2020 року зламала десятки відомих акаунтів у Twitter, зокремаApple, Binance, Білла Гейтса, Джо Байдена та Ілона Маска, з метою поширеннякриптовалютних шахрайських схем швидкого збагачення.</text:p>
      <text:p text:style-name="P4">
За словами прокурорів, зловмисник проводив складну атаку з підміни SIM-картдля крадіжки великих сум криптовалюти, зламував Twitter, здійснювавкомп'ютерні вторгнення з метою заволодіння акаунтами в соціальних мережах інавіть переслідував двох жертв, в тому числі неповнолітню жертву.</text:p>
      <text:p text:style-name="P4">
<text:span text:style-name="T4">
Читайте також:</text:span>
 <text:a xlink:type="simple" xlink:href="https://www.ukrinform.ua/rubric-technology/3722731-prorosijski-hakeri-atakuvali-sajt-najbilsogo-v-evropi-portu-rotterdama.html" text:style-name="Internet_20_link" text:visited-style-name="Visited_20_Internet_20_Link">
 Проросійські <text:span text:style-name="T4">
хакери</text:span>
 атакували сайт найбільшого вЄвропі порту Роттердама </text:a>
</text:p>
      <text:p text:style-name="P4">
Як повідомляв Укрінформ, у Державній службі спеціального зв'язку та захистуінформації України попередили, що російські хакери посилили фішинг-атаки, щоботримати несанкціонований доступ до особистих даних українців, зокрема допаролів поштових скриньок сервісу Ukr.net.</text:p>
      <text:p text:style-name="P4">
Source: <text:a xlink:type="simple" xlink:href="https://www.ukrinform.ua/rubric-technology/3727523-u-ssa-zasudili-hakera-akij-zlamav-tvitterstorinki-bajdena-gejtsa-ta-maska.html" text:style-name="Internet_20_link" text:visited-style-name="Visited_20_Internet_20_Link">
https://www.ukrinform.ua/rubric-technology/3727523-u-ssa-zasudili-hakera-akij-zlamav-tvitterstorinki-bajdena-gejtsa-ta-maska.html</text:a>
</text:p>
      <!--NEWS-->
      <text:h text:style-name="P10" text:outline-level="1">
<text:span text:style-name="T4">
У Пригожина заявили, що він «не на зв'язку» – ЗМІ</text:span>
</text:h>
      <text:p text:style-name="P4">
Authors: Ukrinform (Person)</text:p>
      <text:p text:style-name="P4">
Publisher: Укринформ (Organization)</text:p>
      <text:p text:style-name="P4">
Published Time: 2023-06-25T16:32:00+03:00</text:p>
      <text:p text:style-name="P4">
Modified Time: 2023-06-25T16:32:00+03:00</text:p>
      <text:p text:style-name="P4">
Description: У пресслужбі ватажка ПВК "Вагнер" Євгена Пригожина заявили, що він поки не на зв'язку. — Укрінформ.</text:p>
      <text:p text:style-name="P4">
Images: ['<text:a xlink:type="simple" xlink:href="https://static.ukrinform.com/photos/2023_06/thumb_files/630_360_1687592601-344.jpg" text:style-name="Internet_20_link" text:visited-style-name="Visited_20_Internet_20_Link">
630_360_16875...</text:a>
']</text:p>
      <text:p text:style-name="P4">
Tags: ['Росія', 'ПВК "Вагнера"', 'Пригожин']</text:p>
      <text:p text:style-name="P4">
Type: Article</text:p>
      <!--METADATA-->
      <text:p text:style-name="P4">
<draw:frame draw:style-name="fr1" draw:name="Image157" text:anchor-type="as-char" svg:width="6.9236in" svg:height="3.956343in" draw:z-index="0">
<draw:image xlink:href="../Images/yкринформ/2023-06-25T16-32-00-03-00/630_360_1687592601-344.jpg" xlink:type="simple" xlink:show="embed" xlink:actuate="onLoad" draw:mime-type="image/jpeg"/>
</draw:frame>
 Упресслужбі ватажка ПВК "Вагнер" Євгена Пригожина заявили, що він поки не назв'язку.</text:p>
      <text:p text:style-name="P4">
Про це повідомили <text:a xlink:type="simple" xlink:href="http://t.me/rtvimain/77862" text:style-name="Internet_20_link" text:visited-style-name="Visited_20_Internet_20_Link">
 RTVI </text:a>
 у пресслужбі Пригожина,передає Укрінформ.</text:p>
      <text:p text:style-name="P4">
"Він передає всім привіт і відповість на запитання, коли буде на нормальномузв'язку", - сказали журналісту видання у відповідь на запит.</text:p>
      <text:p text:style-name="P4">
Як зазначається, про місцезнаходження Пригожина публічно нічого неповідомлялося з вечора 24 червня. Тоді з'явилося відео, на якому засновник ПВК"Вагнер" їде з Ростова-на-Дону автомобілем.</text:p>
      <text:p text:style-name="P4">
Водночас <text:a xlink:type="simple" xlink:href="http://www.interfax.ru/russia/908921" text:style-name="Internet_20_link" text:visited-style-name="Visited_20_Internet_20_Link">
 Інтерфакс </text:a>
 пише, що бійцігрупи "Вагнер" залишили Липецьку область.</text:p>
      <text:p text:style-name="P4">
<text:span text:style-name="T4">
Читайте також:</text:span>
 <text:a xlink:type="simple" xlink:href="https://www.ukrinform.ua/rubric-world/3727460-prigozina-mozut-likviduvati-u-bilorusi-cnn.html" text:style-name="Internet_20_link" text:visited-style-name="Visited_20_Internet_20_Link">
 <text:span text:style-name="T4">
Пригожина</text:span>
 можуть ліквідувати у Білорусі - CNN</text:a>
</text:p>
      <text:p text:style-name="P4">
Як повідомлялося, ватажок ПВК "Вагнер" Євген Пригожин 23 червня оголосивдемарш проти російського військового керівництва, зокрема проти міністраоборони Сергія Шойгу. Він узяв під контроль Ростов-на-Дону та частинуВоронезької області, після чого "вагнерівці" вирушили на Москву.</text:p>
      <text:p text:style-name="P4">
Увечері 24 червня самопроголошений президент Білорусі Олександр Лукашенкозаявив, що за погодженням з Путіним провів переговори з Пригожиним. Післяцього ватажок ПВК "Вагнер" оголосив, що розвертає своїх найманців назад до"польових таборів".</text:p>
      <text:p text:style-name="P4">
<text:span text:style-name="T4">
Читайте також:</text:span>
 <text:a xlink:type="simple" xlink:href="https://www.ukrinform.ua/rubric-polytics/3727513-glava-mzs-italii-pro-zakolot-prigozina-mif-pro-ednist-putinskoi-rosii-zakincivsa.html" text:style-name="Internet_20_link" text:visited-style-name="Visited_20_Internet_20_Link">
 Глава МЗС Італії - про заколот <text:span text:style-name="T4">
Пригожина</text:span>
 : Міф проєдність путінської Росії закінчився </text:a>
</text:p>
      <text:p text:style-name="P4">
Секретар Ради національної безпеки та оборони України Олексій Данілов назвавспробу заколоту ватажка ПВК "Вагнер" Євгена Пригожина першим етапом демонтажусистеми президента Росії Володимира Путіна.</text:p>
      <text:p text:style-name="P4">
Source: <text:a xlink:type="simple" xlink:href="https://www.ukrinform.ua/rubric-world/3727525-u-prigozina-zaavili-so-vin-ne-na-zvazku-zmi.html" text:style-name="Internet_20_link" text:visited-style-name="Visited_20_Internet_20_Link">
https://www.ukrinform.ua/rubric-world/3727525-u-prigozina-zaavili-so-vin-ne-na-zvazku-zmi.html</text:a>
</text:p>
      <!--NEWS-->
      <text:h text:style-name="P10" text:outline-level="1">
<text:span text:style-name="T4">
На лондонській конференції залучили близько $60 мільярдів на відновлення України - Шмигаль</text:span>
</text:h>
      <text:p text:style-name="P4">
Authors: Ukrinform (Person)</text:p>
      <text:p text:style-name="P4">
Publisher: Укринформ (Organization)</text:p>
      <text:p text:style-name="P4">
Published Time: 2023-06-25T16:38:00+03:00</text:p>
      <text:p text:style-name="P4">
Modified Time: 2023-06-25T16:38:00+03:00</text:p>
      <text:p text:style-name="P4">
Description: На  Конференції з відновлення України у Лондоні (Ukraine Recovery Conference) на відновлення країни було залучено близько $60 мільярдів.</text:p>
      <text:p text:style-name="P4">
— Укрінформ.</text:p>
      <text:p text:style-name="P4">
Images: ['<text:a xlink:type="simple" xlink:href="https://static.ukrinform.com/photos/2022_12/thumb_files/630_360_1670257965-607.jpg" text:style-name="Internet_20_link" text:visited-style-name="Visited_20_Internet_20_Link">
630_360_16702...</text:a>
']</text:p>
      <text:p text:style-name="P4">
Tags: ['Україна', 'Шмигаль', 'Відбудова', 'Конференція з відбудови у Лондоні']</text:p>
      <text:p text:style-name="P4">
Type: Article</text:p>
      <!--METADATA-->
      <text:p text:style-name="P4">
<draw:frame draw:style-name="fr1" draw:name="Image158" text:anchor-type="as-char" svg:width="6.9236in" svg:height="3.956343in" draw:z-index="0">
<draw:image xlink:href="../Images/yкринформ/2023-06-25T16-38-00-03-00/630_360_1670257965-607.jpg" xlink:type="simple" xlink:show="embed" xlink:actuate="onLoad" draw:mime-type="image/jpeg"/>
</draw:frame>
 НаКонференції з відновлення України у Лондоні (Ukraine Recovery Conference) навідновлення країни було залучено близько $60 мільярдів.</text:p>
      <text:p text:style-name="P4">
Як передає Укрінформ, про це повідомив Прем'єр-міністр України Денис Шмигаль у<text:a xlink:type="simple" xlink:href="https://www.facebook.com/dshmyhal/posts/pfbid02EbEWVTV2beuowWpQUMDL1cdU3K2UbL3FLf3tWuM53p2qDGqUiEDKMvBs9HsxHGZCl" text:style-name="Internet_20_link" text:visited-style-name="Visited_20_Internet_20_Link">
 Фейсбуці</text:a>
.</text:p>
      <text:p text:style-name="P4">
"Минулий тиждень пройшов під знаком Ukraine Recovery Conference у Лондоні, де<text:a xlink:type="simple" xlink:href="https://www.ukrinform.ua/tag-ukraina" text:style-name="Internet_20_link" text:visited-style-name="Visited_20_Internet_20_Link">
 Україна </text:a>
 отримала практичнірезультати, які посилюють нашу стійкість і прискорюють відбудову. Залучили длявідновлення фінансові ресурси на загальну суму близько 60 млрд доларів", -написав він.</text:p>
      <text:p text:style-name="P4">
Шмигаль зазначив, що під час конференції ЄС анонсував 50 млрд євро на 4 роки.За його словами, ці кошти будуть використані для покриття дефіциту держбюджетута фінансування відновлювальних проєктів. Крім цього, Велика Британія спрямуєУкраїні 3 млрд фунтів на наступні три роки, зокрема 240 млн фунтів на цей рік.Також Україна і Британія створять Фонд викликів у сфері зелених інновацій«InnovateUkraine» обсягом 62 млн фунтів.</text:p>
      <text:p text:style-name="P4">
Шмигаль додав, що під час конференції була досягнута домовленість про пакетдопомоги на 1,76 млрд доларів для фінансування соціальних виплат від Світовогобанку. Разом з цим, були анонсовані програми фінансової підтримки від окремихкраїн: США – додатково 1,3 млрд доларів на транспортну інфраструктуру,цифровізацію та енергетику, Німеччина – додатково 381 млн євро, зокрема нагуманітарне розмінування, Швейцарія – 1,5 млрд франків у межахсередньострокової програми підтримки.</text:p>
      <text:p text:style-name="P4">
<text:span text:style-name="T4">
Читайте також:</text:span>
 <text:a xlink:type="simple" xlink:href="https://www.ukrinform.ua/rubric-polytics/3726760-prezident-proviv-naradu-za-pidsumkami-konferencii-z-vidnovlenna-u-londoni.html" text:style-name="Internet_20_link" text:visited-style-name="Visited_20_Internet_20_Link">
 Президент провів нараду за підсумками <text:span text:style-name="T4">
Конференції</text:span>
 звідновлення у Лондоні </text:a>
</text:p>
      <text:p text:style-name="P4">
Прем'єр розповів, що Європейський інвестиційний банк під час конференціїанонсував новий портфель проєктів для відбудови України на 840 млн євро.Ідеться про муніципальну інфраструктуру, водопостачання, транспорт,кібербезпеку.</text:p>
      <text:p text:style-name="P4">
Також ЄБРР підтримає українські енергетичні компанії "Нафтогаз", "Укренерго"та "Укргідроенерго" на суму 600 млн євро. "Після звільнення територіїКаховського водосховища розробимо дорожню карту реконструкції ГЕС. У планах –програма на 3-5 млрд євро для реалізації проєктів відбудови", - повідомивочільник уряду.</text:p>
      <text:p text:style-name="P4">
Він зауважив, що партнери й надалі будуть фінансово підтримувати Україну вмежах чотирирічної програми МВФ на суму 15,6 млрд доларів.</text:p>
      <text:p text:style-name="P4">
Шмигаль наголосив, що партнери позитивно оцінюють динаміку реформ в Україні,не сумніваються в європейських перспективах для нашої країни та підтримуютьідею використання заморожених російських активів для відбудови України.</text:p>
      <text:p text:style-name="P4">
<text:span text:style-name="T4">
Читайте також:</text:span>
 <text:a xlink:type="simple" xlink:href="https://www.ukrinform.ua/rubric-vidbudova/3726893-marcenko-pidsumuvav-zdobutki-konferencii-z-vidnovlenna-ukraini.html" text:style-name="Internet_20_link" text:visited-style-name="Visited_20_Internet_20_Link">
 Марченко підсумував здобутки <text:span text:style-name="T4">
Конференції</text:span>
 звідновлення України </text:a>
</text:p>
      <text:p text:style-name="P4">
Також на конференції розпочалось створення коаліції бізнесу для інвестицій вукраїнську економіку, зокрема до Ukraine Business Compact (єднання провіднихукраїнських та міжнародних компаній в глобальну спільноту відповідальнихбізнесів для підтримки відновлення України) вже долучилось понад 500 компанії.Під час заходу було запущено Українську інвестиційну платформу G7, ЄС та йогофінансових інституцій розвитку та підписано угоду України, ЄС, Норвегії,Швейцарії, Європейського інвестиційного банку та ЄБРР щодо перезапуску ринкуприватного страхування воєнних ризиків.</text:p>
      <text:p text:style-name="P4">
Крім цього, Велика Британія анонсувала внесок у розмірі 20 млн фунтівстерлінгів до Трастового фонду перестрахування MIGA, яке в свою чергупідписало меморандум про взаєморозуміння з ProСredit банком, що збільшило сумугарантій до 40,8 млн євро. Також була укладена угода між IFC та УкраїнськимДунайським пароплавством для модернізації та розширення можливостей логістикина Дунаї. Під час конференції було запущено україно-британську цифровуплатформу для пошуку бізнес-партнерів.</text:p>
      <text:p text:style-name="P4">
<text:span text:style-name="T4">
Читайте також:</text:span>
 <text:a xlink:type="simple" xlink:href="https://www.ukrinform.ua/rubric-vidbudova/3727185-investori-zacikavleni-u-vidnovlenni-ukraini-im-potribni-lise-strahovi-polisi-biznesombudsmen.html" text:style-name="Internet_20_link" text:visited-style-name="Visited_20_Internet_20_Link">
 <text:span text:style-name="T4">
Інвестори</text:span>
 <text:span text:style-name="T4">
зацікавлені</text:span>
 у <text:span text:style-name="T4">
відновленні</text:span>
<text:span text:style-name="T4">
України</text:span>
 , їм <text:span text:style-name="T4">
потрібні</text:span>
 <text:span text:style-name="T4">
лише</text:span>
 <text:span text:style-name="T4">
страхові</text:span>
 <text:span text:style-name="T4">
поліси</text:span>
 — <text:span text:style-name="T4">
бізнес</text:span>
 -<text:span text:style-name="T4">
омбудсмен</text:span>
 </text:a>
</text:p>
      <text:p text:style-name="P4">
Як повідомлялося, 21-22 червня у Лондоні проходила міжнародна Конференція звідновлення України - Ukraine Recovery Conference, третій масштабнийміжнародний захід (після конференцій в Лугано та Берліні). Понад 400 світовихкомпаній пообіцяли надати підтримку Україні у відбудові економіки.</text:p>
      <text:p text:style-name="P4">
Source: <text:a xlink:type="simple" xlink:href="https://www.ukrinform.ua/rubric-vidbudova/3727530-na-londonskij-konferencii-zalucili-blizko-60-milardiv-na-vidnovlenna-smigal.html" text:style-name="Internet_20_link" text:visited-style-name="Visited_20_Internet_20_Link">
https://www.ukrinform.ua/rubric-vidbudova/3727530-na-londonskij-konferencii-zalucili-blizko-60-milardiv-na-vidnovlenna-smigal.html</text:a>
</text:p>
      <!--NEWS-->
      <text:h text:style-name="P10" text:outline-level="1">
<text:span text:style-name="T4">
Андрій П'ятов отримав тренерський диплом</text:span>
</text:h>
      <text:p text:style-name="P4">
Authors: Ukrinform (Person)</text:p>
      <text:p text:style-name="P4">
Publisher: Укринформ (Organization)</text:p>
      <text:p text:style-name="P4">
Published Time: 2023-06-25T16:40:21+03:00</text:p>
      <text:p text:style-name="P4">
Modified Time: 2023-06-25T16:40:21+03:00</text:p>
      <text:p text:style-name="P4">
Description: Голкіпер «Шахтаря» Андрій Пятов отримав тренерський диплом УЄФА категорії В. — Укрінформ.</text:p>
      <text:p text:style-name="P4">
Images: ['<text:a xlink:type="simple" xlink:href="https://static.ukrinform.com/photos/2023_06/thumb_files/630_360_1687700336-559.jpg" text:style-name="Internet_20_link" text:visited-style-name="Visited_20_Internet_20_Link">
630_360_16877...</text:a>
']</text:p>
      <text:p text:style-name="P4">
Tags: ['Футбол']</text:p>
      <text:p text:style-name="P4">
Type: Article</text:p>
      <!--METADATA-->
      <text:p text:style-name="P4">
<draw:frame draw:style-name="fr1" draw:name="Image159" text:anchor-type="as-char" svg:width="6.9236in" svg:height="3.956343in" draw:z-index="0">
<draw:image xlink:href="../Images/yкринформ/2023-06-25T16-40-21-03-00/630_360_1687700336-559.jpg" xlink:type="simple" xlink:show="embed" xlink:actuate="onLoad" draw:mime-type="image/jpeg"/>
</draw:frame>
 Голкіпер«Шахтаря» Андрій Пятов отримав тренерський диплом УЄФА категорії В.</text:p>
      <text:p text:style-name="P4">
Він повідомив про це у своєму <text:a xlink:type="simple" xlink:href="https://www.instagram.com/p/Ct1Ub-4tJep/" text:style-name="Internet_20_link" text:visited-style-name="Visited_20_Internet_20_Link">
 Інстаграмі</text:a>
 , передає Укрінформ.</text:p>
      <text:p text:style-name="P4">
«Перший пішов. Перший диплом з тренерства. Любов до футболу в крові. Досвідпотрібно вчитися використовувати з користю для наступних футбольних поколінь.Навчання продовжується», - йдеться в повідомленні П'ятова.</text:p>
      <text:p text:style-name="P4">
<text:span text:style-name="T4">
Читайте також:</text:span>
 <text:a xlink:type="simple" xlink:href="https://www.ukrinform.ua/rubric-sports/3727508-kravcenko-priednavsa-do-polissa-na-pravah-orendi-z-opcieu-vikupu.html" text:style-name="Internet_20_link" text:visited-style-name="Visited_20_Internet_20_Link">
 Кравченко приєднався до «Полісся» на правах оренди зопцією викупу </text:a>
</text:p>
      <text:p text:style-name="P4">
38-річний воротар у минулому сезоні провів 2 матчі за «Шахтар». Його контрактдіє до 30 червня.</text:p>
      <text:p text:style-name="P4">
Фото: instagram.com</text:p>
      <text:p text:style-name="P4">
Source: <text:a xlink:type="simple" xlink:href="https://www.ukrinform.ua/rubric-sports/3727529-andrij-patov-otrimav-trenerskij-diplom.html" text:style-name="Internet_20_link" text:visited-style-name="Visited_20_Internet_20_Link">
https://www.ukrinform.ua/rubric-sports/3727529-andrij-patov-otrimav-trenerskij-diplom.html</text:a>
</text:p>
      <!--NEWS-->
      <text:h text:style-name="P10" text:outline-level="1">
<text:span text:style-name="T4">
Міст на Чонгарі після вибуху закритий для легковиків - мер Мелітополя</text:span>
</text:h>
      <text:p text:style-name="P4">
Authors: Ukrinform (Person)</text:p>
      <text:p text:style-name="P4">
Publisher: Укринформ (Organization)</text:p>
      <text:p text:style-name="P4">
Published Time: 2023-06-25T16:43:00+03:00</text:p>
      <text:p text:style-name="P4">
Modified Time: 2023-06-25T16:43:00+03:00</text:p>
      <text:p text:style-name="P4">
Description: Автомобільний міст на Чонгарі закритий для легкового транспорту, до КПП "Армянськ" треба їхати дуже поганою дорогою, а на кордоні між Росією та Латвією люди по чотири дні проходять фільтрацію. — Укрінформ.</text:p>
      <text:p text:style-name="P4">
Images: ['<text:a xlink:type="simple" xlink:href="https://static.ukrinform.com/photos/2023_06/thumb_files/630_360_1687700057-506.jpg" text:style-name="Internet_20_link" text:visited-style-name="Visited_20_Internet_20_Link">
630_360_16877...</text:a>
']</text:p>
      <text:p text:style-name="P4">
Tags: ['Чонгар', 'Крим', 'Окупація Криму', 'Міст', 'Федоров', 'Єдині новини']</text:p>
      <text:p text:style-name="P4">
Type: Article</text:p>
      <!--METADATA-->
      <text:p text:style-name="P4">
<draw:frame draw:style-name="fr1" draw:name="Image160" text:anchor-type="as-char" svg:width="6.9236in" svg:height="3.956343in" draw:z-index="0">
<draw:image xlink:href="../Images/yкринформ/2023-06-25T16-43-00-03-00/630_360_1687700057-506.jpg" xlink:type="simple" xlink:show="embed" xlink:actuate="onLoad" draw:mime-type="image/jpeg"/>
</draw:frame>
Автомобільний міст на Чонгарі закритий для легкового транспорту, до КПП"Армянськ" треба їхати дуже поганою дорогою, а на кордоні між Росією таЛатвією люди по чотири дні проходять фільтрацію.</text:p>
      <text:p text:style-name="P4">
Про це в <text:a xlink:type="simple" xlink:href="https://t.me/ivan_fedorov_melitopol/2355" text:style-name="Internet_20_link" text:visited-style-name="Visited_20_Internet_20_Link">
 ефірі </text:a>
 національноготелемарафону "Єдині новини" заявив міський голова Мелітополя Іван Федоров,передає Укрінформ.</text:p>
      <text:p text:style-name="P4">
</text:p>
      <text:p text:style-name="P4">
"Після вибуху на <text:a xlink:type="simple" xlink:href="https://www.ukrinform.ua/tag-mist" text:style-name="Internet_20_link" text:visited-style-name="Visited_20_Internet_20_Link">
 мосту </text:a>
 на Чонгарі вінповністю закритий для легкового транспорту. Частково військові вантажівкиможуть ним їхати. Інших - сьогодні в об'їзд відправляють до Армянська (КПП"Армянськ" - ред.). Але від Сімферополя до Армянська дорога надпогана, іжителі туди добираються складно", - сказав Федоров.</text:p>
      <text:p text:style-name="P4">
На пропускному пункті в Армянську сьогодні величезна черга. За його словами,цей перехід був основним для евакуації з тимчасово окупованої територіїЗапорізької та Херсонської області.</text:p>
      <text:p text:style-name="P4">
<text:span text:style-name="T4">
Читайте також:</text:span>
 <text:a xlink:type="simple" xlink:href="https://www.ukrinform.ua/rubric-crimea/3726868-rosiani-zveli-pontonnu-perepravu-pisla-udaru-po-congarskomu-mostu.html" text:style-name="Internet_20_link" text:visited-style-name="Visited_20_Internet_20_Link">
 Росіяни звели понтонну переправу після удару по<text:span text:style-name="T4">
Чонгар</text:span>
 ському мосту </text:a>
</text:p>
      <text:p text:style-name="P4">
"Сьогодні "Чонгар" не працює, "Армянськ" погано працює. Є велика кількістьлюдей на кордонах між Росією і Латвією. Жителі стоять на пунктах переходу почотири дні. Тож евакуюватися практично неможливо", - додав мер.</text:p>
      <text:p text:style-name="P4">
Раніше повідомлялося, що на окупованій частині Запорізької області наблокпостах загарбники <text:a xlink:type="simple" xlink:href="https://www.ukrinform.ua/rubric-ato/3727490-rosiani-na-okupovanomu-zaporizzi-rvut-ukrainski-dokumenti-na-blokpostah.html" text:style-name="Internet_20_link" text:visited-style-name="Visited_20_Internet_20_Link">
 рвуть українські паспорти</text:a>
 .</text:p>
      <text:p text:style-name="P4">
Source: <text:a xlink:type="simple" xlink:href="https://www.ukrinform.ua/rubric-crimea/3727532-mist-na-congari-pisla-vibuhu-zakritij-dla-legkovikiv-mer-melitopola.html" text:style-name="Internet_20_link" text:visited-style-name="Visited_20_Internet_20_Link">
https://www.ukrinform.ua/rubric-crimea/3727532-mist-na-congari-pisla-vibuhu-zakritij-dla-legkovikiv-mer-melitopola.html</text:a>
</text:p>
      <!--NEWS-->
      <text:h text:style-name="P10" text:outline-level="1">
<text:span text:style-name="T4">
У Криму російська поліція затримала трьох активістів</text:span>
</text:h>
      <text:p text:style-name="P4">
Authors: Ukrinform (Person)</text:p>
      <text:p text:style-name="P4">
Publisher: Укринформ (Organization)</text:p>
      <text:p text:style-name="P4">
Published Time: 2023-06-25T16:46:56+03:00</text:p>
      <text:p text:style-name="P4">
Modified Time: 2023-06-25T16:46:56+03:00</text:p>
      <text:p text:style-name="P4">
Description: У Криму під час сходження на Білу Скалу російська поліція затримала трьох активістів. — Укрінформ.</text:p>
      <text:p text:style-name="P4">
Images: ['<text:a xlink:type="simple" xlink:href="https://static.ukrinform.com/photos/2020_10/thumb_files/630_360_1603365565-629.jpg" text:style-name="Internet_20_link" text:visited-style-name="Visited_20_Internet_20_Link">
630_360_16033...</text:a>
']</text:p>
      <text:p text:style-name="P4">
Tags: ['Крим', 'Затримання', 'Активіст']</text:p>
      <text:p text:style-name="P4">
Type: Article</text:p>
      <!--METADATA-->
      <text:p text:style-name="P4">
<draw:frame draw:style-name="fr1" draw:name="Image162" text:anchor-type="as-char" svg:width="6.9236in" svg:height="3.956343in" draw:z-index="0">
<draw:image xlink:href="../Images/yкринформ/2023-06-25T16-46-56-03-00/630_360_1603365565-629.jpg" xlink:type="simple" xlink:show="embed" xlink:actuate="onLoad" draw:mime-type="image/jpeg"/>
</draw:frame>
 У Кримупід час сходження на Білу Скалу російська поліція затримала трьох активістів.</text:p>
      <text:p text:style-name="P4">
Про це у <text:a xlink:type="simple" xlink:href="http://t.me/Crimeanwind/34823" text:style-name="Internet_20_link" text:visited-style-name="Visited_20_Internet_20_Link">
 Телеграмі </text:a>
 повідомляє видання«Крымский ветер», передає Укрінформ.</text:p>
      <text:p text:style-name="P4">
«У <text:a xlink:type="simple" xlink:href="https://www.ukrinform.ua/tag-krim" text:style-name="Internet_20_link" text:visited-style-name="Visited_20_Internet_20_Link">
 Криму </text:a>
 під час сходження на БілуСкалу до Дня кримськотатарського прапора працівники російської поліціїзатримали трьох осіб», - повідомляє видання.</text:p>
      <text:p text:style-name="P4">
За їхньою інформацією, затримані активіст Рустем Курносов, син редакторакримськотатарської газети "Къырым" Сервер Ібраім - Эбабіль Ібраім та ще один73-річний активіст.</text:p>
      <text:p text:style-name="P4">
<text:span text:style-name="T4">
Читайте також:</text:span>
 <text:a xlink:type="simple" xlink:href="https://www.ukrinform.ua/rubric-crimea/3723336-krimskij-sud-vidmovivsa-skasuvati-straf-gromadanskomu-zurnalistu-osmanovu.html" text:style-name="Internet_20_link" text:visited-style-name="Visited_20_Internet_20_Link">
 Кримський «суд» відмовився скасувати штраф громадянськомужурналісту Османову </text:a>
</text:p>
      <text:p text:style-name="P4">
Зазначається, що наразі усіх утримують у Бєлгородському відділенні поліції.</text:p>
      <text:p text:style-name="P4">
Source: <text:a xlink:type="simple" xlink:href="https://www.ukrinform.ua/rubric-crimea/3727533-u-krimu-rosijska-policia-zatrimala-troh-aktivistiv.html" text:style-name="Internet_20_link" text:visited-style-name="Visited_20_Internet_20_Link">
https://www.ukrinform.ua/rubric-crimea/3727533-u-krimu-rosijska-policia-zatrimala-troh-aktivistiv.html</text:a>
</text:p>
      <!--NEWS-->
      <text:h text:style-name="P10" text:outline-level="1">
<text:span text:style-name="T4">
Світ побачив, що владу Путіна можна хитнути зсередини - естонський парламентарій</text:span>
</text:h>
      <text:p text:style-name="P4">
Authors: Ukrinform (Person)</text:p>
      <text:p text:style-name="P4">
Publisher: Укринформ (Organization)</text:p>
      <text:p text:style-name="P4">
Published Time: 2023-06-25T16:59:00+03:00</text:p>
      <text:p text:style-name="P4">
Modified Time: 2023-06-25T16:59:00+03:00</text:p>
      <text:p text:style-name="P4">
Description: Голова комісії із закордонних справ естонського парламенту Марко Міхкельсон зазначив, що суботні події показали певну хиткість влади Росії. — Укрінформ.</text:p>
      <text:p text:style-name="P4">
Images: ['<text:a xlink:type="simple" xlink:href="https://static.ukrinform.com/photos/2019_04/thumb_files/630_360_1554981720-342.jpg" text:style-name="Internet_20_link" text:visited-style-name="Visited_20_Internet_20_Link">
630_360_15549...</text:a>
']</text:p>
      <text:p text:style-name="P4">
Tags: ['Естонія', 'Парламент', 'Путін', 'Росія', 'ПВК "Вагнера"', 'Пригожин', 'Переворот']</text:p>
      <text:p text:style-name="P4">
Type: Article</text:p>
      <!--METADATA-->
      <text:p text:style-name="P4">
<draw:frame draw:style-name="fr1" draw:name="Image163" text:anchor-type="as-char" svg:width="6.9236in" svg:height="3.956343in" draw:z-index="0">
<draw:image xlink:href="../Images/yкринформ/2023-06-25T16-59-00-03-00/630_360_1554981720-342.jpg" xlink:type="simple" xlink:show="embed" xlink:actuate="onLoad" draw:mime-type="image/jpeg"/>
</draw:frame>
 Головакомісії із закордонних справ естонського парламенту Марко Міхкельсон зазначив,що суботні події показали певну хиткість влади Росії.</text:p>
      <text:p text:style-name="P4">
Як повідомляє Укрінформ, про це повідомляє національний <text:a xlink:type="simple" xlink:href="https://rus.err.ee/1609017257/mihkelson-miru-pokazali-chto-vlast-putina-ne-zheleznaja" text:style-name="Internet_20_link" text:visited-style-name="Visited_20_Internet_20_Link">
 мовник ERR</text:a>
 .</text:p>
      <text:p text:style-name="P4">
«Я не бачив такого ланцюга подій протягом дуже тривалого часу. Як сказав Путіну своєму суботньому ранковому зверненні, ситуацію можна порівняти з 1917роком. Однозначний висновок про те, чому і як це сталося, важко зробити навітьсьогодні вранці», – сказав Міхкельсон у неділю.</text:p>
      <text:p text:style-name="P4">
На його думку, переїзд ватажка ПВК "Вагнер" Євгенія Пригожина до Білорусі – цене просто питання бажання Олександра Лукашенка, оскільки білоруськийавторитарний лідер не є суверенним главою держави. «Час покаже, чому і на чиєпрохання він це зробив, і яким буде результат», – додав парламентарій.</text:p>
      <text:p text:style-name="P4">
<text:span text:style-name="T4">
Читайте також:</text:span>
 <text:a xlink:type="simple" xlink:href="https://www.ukrinform.ua/rubric-ato/3727471-pvk-vagner-moze-atakuvati-kiiv-z-bilorusi-britanskij-general.html" text:style-name="Internet_20_link" text:visited-style-name="Visited_20_Internet_20_Link">
 ПВК « <text:span text:style-name="T4">
Вагнер</text:span>
 » може атакувати Київ з Білорусі -британський генерал </text:a>
</text:p>
      <text:p text:style-name="P4">
За його словами, "наївно було б думати, що це (суботній заколот, - ред.)призведе до якогось демократичного становлення Росії". Щодо самого перебігуподій, то невідомо, хто допоміг колонам Пригожина і "Вагнера" так логістичнограмотно рухатися і дійти до певної точки, де було досягнуто угоди, зазначивголова парламентської комісії.</text:p>
      <text:p text:style-name="P4">
«Сьогодні вранці можна сказати, що авторитет влади в Росії збережено, алеводночас стало зрозуміло, що цю владу можна похитнути досить простимизасобами… Усьому світу було показано, що влада Путіна не залізна, її можнапохитнути зсередини», – сказав Міхкельсон.</text:p>
      <text:p text:style-name="P4">
Як повідомлялося, ватажок <text:a xlink:type="simple" xlink:href="https://www.ukrinform.ua/tag-pvk-vagnera" text:style-name="Internet_20_link" text:visited-style-name="Visited_20_Internet_20_Link">
 ПВК "Вагнер" </text:a>
 Євген Пригожин 23 червня оголосив демарш проти російськоговійськового керівництва, зокрема проти міністра оборони Сергія Шойгу. Він узявпід контроль Ростов-на-Дону та частину Воронезької області, після чого"вагнерівці" вирушили на Москву.</text:p>
      <text:p text:style-name="P4">
<text:span text:style-name="T4">
Читайте також:</text:span>
 <text:a xlink:type="simple" xlink:href="https://www.ukrinform.ua/rubric-world/3727525-u-prigozina-zaavili-so-vin-ne-na-zvazku-zmi.html" text:style-name="Internet_20_link" text:visited-style-name="Visited_20_Internet_20_Link">
 У Пригожина заявили, що він «не на зв'язку» – ЗМІ</text:a>
</text:p>
      <text:p text:style-name="P4">
Увечері 24 червня самопроголошений президент Білорусі Олександр Лукашенкозаявив, що за погодженням з Путіним провів переговори з Пригожиним. Післяцього ватажок ПВК "Вагнер" оголосив, що розвертає своїх найманців назад до"польових таборів".</text:p>
      <text:p text:style-name="P4">
Секретар Ради національної безпеки та оборони України <text:a xlink:type="simple" xlink:href="https://www.ukrinform.ua/rubric-polytics/3727477-danilov-nazvav-zakolot-prigozina-persim-etapom-demontazu-putinskoi-sistemi.html" text:style-name="Internet_20_link" text:visited-style-name="Visited_20_Internet_20_Link">
 Олексій Данілов назвавспробу </text:a>
 заколотуватажка ПВК "Вагнер" Євгена Пригожина першим етапом демонтажу системипрезидента Росії Володимира Путіна.</text:p>
      <text:p text:style-name="P4">
Source: <text:a xlink:type="simple" xlink:href="https://www.ukrinform.ua/rubric-world/3727536-svit-pobaciv-so-vladu-putina-mozna-hitnuti-zseredini-estonskij-parlamentarij.html" text:style-name="Internet_20_link" text:visited-style-name="Visited_20_Internet_20_Link">
https://www.ukrinform.ua/rubric-world/3727536-svit-pobaciv-so-vladu-putina-mozna-hitnuti-zseredini-estonskij-parlamentarij.html</text:a>
</text:p>
      <!--NEWS-->
      <text:h text:style-name="P10" text:outline-level="1">
<text:span text:style-name="T4">
Павлова та Кожокарь завоювали «срібло» у змішаних змаганнях у стрільбі з лука на Європейських іграх</text:span>
</text:h>
      <text:p text:style-name="P4">
Authors: Ukrinform (Person)</text:p>
      <text:p text:style-name="P4">
Publisher: Укринформ (Organization)</text:p>
      <text:p text:style-name="P4">
Published Time: 2023-06-25T16:59:39+03:00</text:p>
      <text:p text:style-name="P4">
Modified Time: 2023-06-25T16:59:39+03:00</text:p>
      <text:p text:style-name="P4">
Description: Українські лучники Анастасія Павлова та Іван Кожокарь стали срібними призерами Європейських ігор в Кракові. — Укрінформ.</text:p>
      <text:p text:style-name="P4">
Images: ['<text:a xlink:type="simple" xlink:href="https://static.ukrinform.com/photos/2023_06/thumb_files/630_360_1687701455-844.jpg" text:style-name="Internet_20_link" text:visited-style-name="Visited_20_Internet_20_Link">
630_360_16877...</text:a>
']</text:p>
      <text:p text:style-name="P4">
Tags: ['стрільба з лука', 'Європейські ігри']</text:p>
      <text:p text:style-name="P4">
Type: Article</text:p>
      <!--METADATA-->
      <text:p text:style-name="P4">
<draw:frame draw:style-name="fr1" draw:name="Image164" text:anchor-type="as-char" svg:width="6.9236in" svg:height="3.956343in" draw:z-index="0">
<draw:image xlink:href="../Images/yкринформ/2023-06-25T16-59-39-03-00/630_360_1687701455-844.jpg" xlink:type="simple" xlink:show="embed" xlink:actuate="onLoad" draw:mime-type="image/jpeg"/>
</draw:frame>
 Українськілучники Анастасія Павлова та Іван Кожокарь стали срібними призерамиЄвропейських ігор в Кракові.</text:p>
      <text:p text:style-name="P4">
У фіналі у змішаних змаганнях вони поступились Іспанії - 1:5, повідомляєУкрінформ.</text:p>
      <text:p text:style-name="P4">
Іспанці завдяки перемозі вибороли ліцензію на Олімпіаду-2024.</text:p>
      <text:p text:style-name="P4">
На шляху до фіналу українці перемогли Францію (5:3) та Молдову у півфіналі(5:4).</text:p>
      <text:p text:style-name="P4">
«Бронзу» в цій дисципліні здобула збірна Німеччини, яка обіграла Молдову -5:4.</text:p>
      <text:p text:style-name="P4">
<text:span text:style-name="T4">
Читайте також:</text:span>
 <text:a xlink:type="simple" xlink:href="https://www.ukrinform.ua/rubric-sports/3727434-rozklad-evropejskih-igor-na-25-cervna.html" text:style-name="Internet_20_link" text:visited-style-name="Visited_20_Internet_20_Link">
 Розклад Європейських ігор на 25 червня</text:a>
</text:p>
      <text:p text:style-name="P4">
Європейські ігри триватимуть до 2 липня.</text:p>
      <text:p text:style-name="P4">
Фото: Getty Images</text:p>
      <text:p text:style-name="P4">
Source: <text:a xlink:type="simple" xlink:href="https://www.ukrinform.ua/rubric-sports/3727534-pavlova-ta-kozokar-zavouvali-sriblo-u-zmisanih-zmagannah-u-strilbi-z-luka-na-evropejskih-igrah.html" text:style-name="Internet_20_link" text:visited-style-name="Visited_20_Internet_20_Link">
https://www.ukrinform.ua/rubric-sports/3727534-pavlova-ta-kozokar-zavouvali-sriblo-u-zmisanih-zmagannah-u-strilbi-z-luka-na-evropejskih-igrah.html</text:a>
</text:p>
      <!--NEWS-->
      <text:h text:style-name="P10" text:outline-level="1">
<text:span text:style-name="T4">
У Києві та низці областей - повітряна тривога</text:span>
</text:h>
      <text:p text:style-name="P4">
Authors: Ukrinform (Person)</text:p>
      <text:p text:style-name="P4">
Publisher: Укринформ (Organization)</text:p>
      <text:p text:style-name="P4">
Published Time: 2023-06-25T17:12:00+03:00</text:p>
      <text:p text:style-name="P4">
Modified Time: 2023-06-25T23:12:00+03:00</text:p>
      <text:p text:style-name="P4">
Description: У столиці та низці областей оголошено повітряну тривогу. — Укрінформ.</text:p>
      <text:p text:style-name="P4">
Images: ['<text:a xlink:type="simple" xlink:href="https://static.ukrinform.com/photos/2022_02/thumb_files/630_360_1645871571-868.jpg" text:style-name="Internet_20_link" text:visited-style-name="Visited_20_Internet_20_Link">
630_360_16458...</text:a>
']</text:p>
      <text:p text:style-name="P4">
Tags: ['Київ', 'Війна з Росією', 'Повітряна тривога']</text:p>
      <text:p text:style-name="P4">
Type: Article</text:p>
      <!--METADATA-->
      <text:p text:style-name="P4">
<draw:frame draw:style-name="fr1" draw:name="Image165" text:anchor-type="as-char" svg:width="6.9236in" svg:height="3.956343in" draw:z-index="0">
<draw:image xlink:href="../Images/yкринформ/2023-06-25T17-12-00-03-00/630_360_1645871571-868.jpg" xlink:type="simple" xlink:show="embed" xlink:actuate="onLoad" draw:mime-type="image/jpeg"/>
</draw:frame>
 У столиціта низці областей оголошено повітряну тривогу.</text:p>
      <text:p text:style-name="P4">
Про це повідомляє Укрінформ із посиланням на <text:a xlink:type="simple" xlink:href="https://alerts.in.ua/" text:style-name="Internet_20_link" text:visited-style-name="Visited_20_Internet_20_Link">
 мапу </text:a>
повітряних тривог.</text:p>
      <text:p text:style-name="P4">
</text:p>
      <text:p text:style-name="P4">
Водночас Повітряні сили ЗСУ <text:a xlink:type="simple" xlink:href="https://t.me/s/kpszsu" text:style-name="Internet_20_link" text:visited-style-name="Visited_20_Internet_20_Link">
 попереджають </text:a>
 проракетну небезпеку.</text:p>
      <text:p text:style-name="P4">
"Київська, Чернігівська, Черкаська області - ракетна небезпека!" - йдеться вдописі.</text:p>
      <text:p text:style-name="P4">
<text:span text:style-name="T4">
Читайте також:</text:span>
 <text:a xlink:type="simple" xlink:href="https://www.ukrinform.ua/rubric-ato/3727048-ukrainou-znovu-siritsa-povitrana-trivoga-povidomlaut-pro-raketnu-nebezpeku.html" text:style-name="Internet_20_link" text:visited-style-name="Visited_20_Internet_20_Link">
 Україною знову шириться повітряна <text:span text:style-name="T4">
тривога</text:span>
 :повідомляють про ракетну небезпеку </text:a>
</text:p>
      <text:p text:style-name="P4">
Раніше Повітряні сили попередили про загрозу застосування ворогом ударнихбезпілотників у Полтавській і Сумській областях.</text:p>
      <text:p text:style-name="P4">
Source: <text:a xlink:type="simple" xlink:href="https://www.ukrinform.ua/rubric-ato/3727622-u-kievi-ta-nizci-oblastej-povitrana-trivoga.html" text:style-name="Internet_20_link" text:visited-style-name="Visited_20_Internet_20_Link">
https://www.ukrinform.ua/rubric-ato/3727622-u-kievi-ta-nizci-oblastej-povitrana-trivoga.html</text:a>
</text:p>
      <!--NEWS-->
      <text:h text:style-name="P10" text:outline-level="1">
<text:span text:style-name="T4">
Лучниця Павлова: Статус андердога на нас не тиснув, але, звісно, хвилювалися</text:span>
</text:h>
      <text:p text:style-name="P4">
Authors: Ukrinform (Person)</text:p>
      <text:p text:style-name="P4">
Publisher: Укринформ (Organization)</text:p>
      <text:p text:style-name="P4">
Published Time: 2023-06-25T17:26:45+03:00</text:p>
      <text:p text:style-name="P4">
Modified Time: 2023-06-25T17:26:45+03:00</text:p>
      <text:p text:style-name="P4">
Description: Українська лучниця Анастасія Павлова, яка в парі з Іваном Кожухарьом стала другою на Європейських іграх, вважає, що змагання пройшли вдало, а шанс завоювати ліцензію на Олімпіаду буде в майбутньому. — Укрінформ.</text:p>
      <text:p text:style-name="P4">
Images: ['<text:a xlink:type="simple" xlink:href="https://static.ukrinform.com/photos/2023_06/thumb_files/630_360_1687703125-699.jpeg" text:style-name="Internet_20_link" text:visited-style-name="Visited_20_Internet_20_Link">
630_360_16877...</text:a>
']</text:p>
      <text:p text:style-name="P4">
Tags: ['стрільба з лука', 'Європейські ігри']</text:p>
      <text:p text:style-name="P4">
Type: Article</text:p>
      <!--METADATA-->
      <text:p text:style-name="P4">
<draw:frame draw:style-name="fr1" draw:name="Image167" text:anchor-type="as-char" svg:width="6.9236in" svg:height="3.956343in" draw:z-index="0">
<draw:image xlink:href="../Images/yкринформ/2023-06-25T17-26-45-03-00/630_360_1687703125-699.jpeg" xlink:type="simple" xlink:show="embed" xlink:actuate="onLoad" draw:mime-type="image/jpeg"/>
</draw:frame>
Українська лучниця Анастасія Павлова, яка в парі з Іваном Кожухарьом сталадругою на Європейських іграх, вважає, що змагання пройшли вдало, а шансзавоювати ліцензію на Олімпіаду буде в майбутньому.</text:p>
      <text:p text:style-name="P4">
Про це вона розповіла після фінального поєдинку, повідомляє кореспондентУкрінформу.</text:p>
      <text:p text:style-name="P4">
«Хотілося б досягнути кращого результату, але я впевнена, що у нас ще будешанс завоювати ліцензію на Олімпіаду. Статус андердога на нас не тиснув. Вміксті інколи все проходить непередбачувано. Хвилювання незначне було, але мипройшли шлях до фіналу. В загальному Європейські ігри були вдалими. Ми завждирозраховуємо на медаль, інакше не займалися б спортом», - сказала вона.</text:p>
      <text:p text:style-name="P4">
<text:span text:style-name="T4">
Читайте також:</text:span>
 <text:a xlink:type="simple" xlink:href="https://www.ukrinform.ua/rubric-sports/3727534-pavlova-ta-kozokar-zavouvali-sriblo-u-zmisanih-zmagannah-u-strilbi-z-luka-na-evropejskih-igrah.html" text:style-name="Internet_20_link" text:visited-style-name="Visited_20_Internet_20_Link">
 <text:span text:style-name="T4">
Павлова</text:span>
 та Кожокарь завоювали «срібло» у змішанихзмаганнях у стрільбі з лука на Європейських іграх</text:a>
</text:p>
      <text:p text:style-name="P4">
Як повідомлялося, українські стрільці з лука Іван Кожокарь та АнастасіяПавлова завоювали срібні медалі Європейських ігор в Кракові, поступившись уфіналі Іспанії (1:5).</text:p>
      <text:p text:style-name="P4">
Змагання триватимуть до 2 липня.</text:p>
      <text:p text:style-name="P4">
Фото: НОК України</text:p>
      <text:p text:style-name="P4">
Source: <text:a xlink:type="simple" xlink:href="https://www.ukrinform.ua/rubric-sports/3727543-lucnica-pavlova-status-anderdoga-na-nas-ne-tisnuv-ale-zvisno-hviluvalisa.html" text:style-name="Internet_20_link" text:visited-style-name="Visited_20_Internet_20_Link">
https://www.ukrinform.ua/rubric-sports/3727543-lucnica-pavlova-status-anderdoga-na-nas-ne-tisnuv-ale-zvisno-hviluvalisa.html</text:a>
</text:p>
      <!--NEWS-->
      <text:h text:style-name="P10" text:outline-level="1">
<text:span text:style-name="T4">
Середа та Болюх завоювали «золото» у синхронних стрибках у воду з 10-метрової вишки на Європейських іграх</text:span>
</text:h>
      <text:p text:style-name="P4">
Authors: Ukrinform (Person)</text:p>
      <text:p text:style-name="P4">
Publisher: Укринформ (Organization)</text:p>
      <text:p text:style-name="P4">
Published Time: 2023-06-25T17:34:42+03:00</text:p>
      <text:p text:style-name="P4">
Modified Time: 2023-06-25T17:34:42+03:00</text:p>
      <text:p text:style-name="P4">
Description: Українці Олексій Середа та Кирило Болюх здобули «золото» у синхронних стрибках у воду з 10-метрової вишки на Європейських іграх-2023. — Укрінформ.</text:p>
      <text:p text:style-name="P4">
Images: ['<text:a xlink:type="simple" xlink:href="https://static.ukrinform.com/photos/2023_06/thumb_files/630_360_1687703545-439.jpg" text:style-name="Internet_20_link" text:visited-style-name="Visited_20_Internet_20_Link">
630_360_16877...</text:a>
']</text:p>
      <text:p text:style-name="P4">
Tags: ['Стрибки у воду', 'Європейські ігри']</text:p>
      <text:p text:style-name="P4">
Type: Article</text:p>
      <!--METADATA-->
      <text:p text:style-name="P4">
<draw:frame draw:style-name="fr1" draw:name="Image168" text:anchor-type="as-char" svg:width="6.9236in" svg:height="3.956343in" draw:z-index="0">
<draw:image xlink:href="../Images/yкринформ/2023-06-25T17-34-42-03-00/630_360_1687703545-439.jpg" xlink:type="simple" xlink:show="embed" xlink:actuate="onLoad" draw:mime-type="image/jpeg"/>
</draw:frame>
 УкраїнціОлексій Середа та Кирило Болюх здобули «золото» у синхронних стрибках у воду з10-метрової вишки на Європейських іграх-2023.</text:p>
      <text:p text:style-name="P4">
Українські спортсмени набрали у фіналі 398.70 бали, повідомляє Укрінформ.</text:p>
      <text:p text:style-name="P4">
Також у топ-3 увійшли спортсмени з Італії та Великої Британії.</text:p>
      <text:p text:style-name="P4">
Для Болюха це друге «золото» на цих Європейських іграх. Раніше він здобувперемогу разом з Ксенією Байло.</text:p>
      <text:p text:style-name="P4">
<text:span text:style-name="T4">
Читайте також:</text:span>
 <text:a xlink:type="simple" xlink:href="https://www.ukrinform.ua/rubric-sports/3727281-bajlo-ta-boluh-persi-u-sinhronnih-stribkah-u-vodu-z-10metrovoi-viski-na-evropejskih-igrah.html" text:style-name="Internet_20_link" text:visited-style-name="Visited_20_Internet_20_Link">
 Байло та <text:span text:style-name="T4">
Болюх</text:span>
 - перші у синхронних стрибках у водуз 10-метрової вишки на Європейських іграх </text:a>
</text:p>
      <text:p text:style-name="P4">
Змагання триватимуть до 2 липня.</text:p>
      <text:p text:style-name="P4">
Фото: facebook.com/ukrainiandiving</text:p>
      <text:p text:style-name="P4">
Source: <text:a xlink:type="simple" xlink:href="https://www.ukrinform.ua/rubric-sports/3727544-sereda-ta-boluh-zavouvali-zoloto-u-sinhronnih-stribkah-u-vodu-z-10metrovoi-viski-na-evropejskih-igrah.html" text:style-name="Internet_20_link" text:visited-style-name="Visited_20_Internet_20_Link">
https://www.ukrinform.ua/rubric-sports/3727544-sereda-ta-boluh-zavouvali-zoloto-u-sinhronnih-stribkah-u-vodu-z-10metrovoi-viski-na-evropejskih-igrah.html</text:a>
</text:p>
      <!--NEWS-->
      <text:h text:style-name="P10" text:outline-level="1">
<text:span text:style-name="T4">
У Болгарії сталася пожежа на складі боєприпасів бізнесмена, якого отруїло ГРУ</text:span>
</text:h>
      <text:p text:style-name="P4">
Authors: Ukrinform (Person)</text:p>
      <text:p text:style-name="P4">
Publisher: Укринформ (Organization)</text:p>
      <text:p text:style-name="P4">
Published Time: 2023-06-25T17:38:00+03:00</text:p>
      <text:p text:style-name="P4">
Modified Time: 2023-06-25T17:38:00+03:00</text:p>
      <text:p text:style-name="P4">
Description: Поблизу болгарського Карнобата вночі сталася пожежа та вибухи на складі боєприпасів, що належить власнику компанії "Емко" Еміліану Гебреву, якого в 2015 році намагалися отруїти співробітники російської військової розвідки. — Укрінформ.</text:p>
      <text:p text:style-name="P4">
Images: ['<text:a xlink:type="simple" xlink:href="https://static.ukrinform.com/photos/2023_06/thumb_files/630_360_1687703862-904.jpg" text:style-name="Internet_20_link" text:visited-style-name="Visited_20_Internet_20_Link">
630_360_16877...</text:a>
']</text:p>
      <text:p text:style-name="P4">
Tags: ['Болгарія', 'ГРУ РФ', 'Отруєння', 'Пожежа', 'Завод', 'Боєприпаси']</text:p>
      <text:p text:style-name="P4">
Type: Article</text:p>
      <!--METADATA-->
      <text:p text:style-name="P4">
<draw:frame draw:style-name="fr1" draw:name="Image169" text:anchor-type="as-char" svg:width="6.9236in" svg:height="3.956343in" draw:z-index="0">
<draw:image xlink:href="../Images/yкринформ/2023-06-25T17-38-00-03-00/630_360_1687703862-904.jpg" xlink:type="simple" xlink:show="embed" xlink:actuate="onLoad" draw:mime-type="image/jpeg"/>
</draw:frame>
 Поблизуболгарського Карнобата вночі сталася пожежа та вибухи на складі боєприпасів,що належить власнику компанії "Емко" Еміліану Гебреву, якого в 2015 роцінамагалися отруїти співробітники російської військової розвідки.</text:p>
      <text:p text:style-name="P4">
Про це повідомляє <text:a xlink:type="simple" xlink:href="https://www.polskieradio.pl/398/7856/Artykul/3196202,%D1%83-%D0%B1%D0%BE%D0%BB%D0%B3%D0%B0%D1%80%D1%96%D1%97-%D0%B3%D0%BE%D1%80%D1%96%D0%B2-%D1%81%D0%BA%D0%BB%D0%B0%D0%B4-%D0%B1%D0%BE%D1%94%D0%BF%D1%80%D0%B8%D0%BF%D0%B0%D1%81%D1%96%D0%B2" text:style-name="Internet_20_link" text:visited-style-name="Visited_20_Internet_20_Link">
 Польське радіо</text:a>
, передає Укрінформ.</text:p>
      <text:p text:style-name="P4">
За словами власника, на складі знаходилися матеріали для виготовлення виробівоборонного призначення. Після опівночі з невідомих причин у будівлі спалахнуласильна пожежа, потім пролунало кілька сильних, але коротких вибухів. Власниккомпанії повідомив, що вибухівки в будівлі не було, тому вибухи тривалинедовго.</text:p>
      <text:p text:style-name="P4">
У результаті інциденту будівля складу згоріла повністю. Внаслідок вибуху ніхтоне постраждав. Територія навколо складу огороджена поліцією, на місці працюютьпрокурори.</text:p>
      <text:p text:style-name="P4">
Компанія розташована за декілька кілометрів від міста Карнобат у східній <text:a xlink:type="simple" xlink:href="https://www.ukrinform.ua/tag-bolgaria" text:style-name="Internet_20_link" text:visited-style-name="Visited_20_Internet_20_Link">
Болгарії </text:a>
 .</text:p>
      <text:p text:style-name="P4">
<text:span text:style-name="T4">
Читайте також:</text:span>
 <text:a xlink:type="simple" xlink:href="https://www.ukrinform.ua/rubric-world/3712187-policia-berlina-rozslidue-jmovirne-otruenna-ucasnic-konferencii-rosijskoi-opozicii.html" text:style-name="Internet_20_link" text:visited-style-name="Visited_20_Internet_20_Link">
 <text:span text:style-name="T4">
Поліція</text:span>
 <text:span text:style-name="T4">
Берліна</text:span>
 <text:span text:style-name="T4">
розслідує</text:span>
 <text:span text:style-name="T4">
ймовірне</text:span>
<text:span text:style-name="T4">
отруєння</text:span>
 <text:span text:style-name="T4">
учасниць</text:span>
 <text:span text:style-name="T4">
конференції</text:span>
 <text:span text:style-name="T4">
російської</text:span>
 <text:span text:style-name="T4">
опозиції</text:span>
</text:a>
</text:p>
      <text:p text:style-name="P4">
Як повідомлялося, 31 липня 2022 року <text:a xlink:type="simple" xlink:href="https://www.ukrinform.ua/rubric-world/3540803-u-bolgarii-na-skladi-boepripasiv-stavsa-vibuh.html" text:style-name="Internet_20_link" text:visited-style-name="Visited_20_Internet_20_Link">
 на цьому ж заводі</text:a>
 сталася пожежа на складі вибухівки. Поліціядосі не може з'ясувати його причини.</text:p>
      <text:p text:style-name="P4">
У 2015 році невідомі намагалися отруїти власника компанії “Емко” ЕміліанаГебрева, його сина, а також бізнес-партнера. Болгарська прокуратуразвинуватила в цьому співробітників російської військової розвідки. Причинузамаху Гебрю вбачають в експорті зброї в Україну.</text:p>
      <text:p text:style-name="P4">
<text:span text:style-name="T5">
Фото ілюстраційне</text:span>
</text:p>
      <text:p text:style-name="P4">
Source: <text:a xlink:type="simple" xlink:href="https://www.ukrinform.ua/rubric-world/3727546-u-bolgarii-stalasa-pozeza-na-skladi-boepripasiv-biznesmena-akogo-otruilo-gru.html" text:style-name="Internet_20_link" text:visited-style-name="Visited_20_Internet_20_Link">
https://www.ukrinform.ua/rubric-world/3727546-u-bolgarii-stalasa-pozeza-na-skladi-boepripasiv-biznesmena-akogo-otruilo-gru.html</text:a>
</text:p>
      <!--NEWS-->
      <text:h text:style-name="P10" text:outline-level="1">
<text:span text:style-name="T4">
Руйнування росіянами об'єктів культурної спадщини мають бути належно задокументовані - МКІП</text:span>
</text:h>
      <text:p text:style-name="P4">
Authors: Ukrinform (Person)</text:p>
      <text:p text:style-name="P4">
Publisher: Укринформ (Organization)</text:p>
      <text:p text:style-name="P4">
Published Time: 2023-06-25T17:50:45+03:00</text:p>
      <text:p text:style-name="P4">
Modified Time: 2023-06-25T17:50:45+03:00</text:p>
      <text:p text:style-name="P4">
Description: Належне документування ушкоджень і руйнувань об‘єктів культурної спадщини та культурної інфраструктури України є важливим з огляду на потребу привернення уваги до злочинів Російської Федерації проти України та притягнення її до міжнародно-правової відповідальності. — Укрінформ.</text:p>
      <text:p text:style-name="P4">
Images: ['<text:a xlink:type="simple" xlink:href="https://static.ukrinform.com/photos/2022_12/thumb_files/630_360_1670254529-992.jpeg" text:style-name="Internet_20_link" text:visited-style-name="Visited_20_Internet_20_Link">
630_360_16702...</text:a>
']</text:p>
      <text:p text:style-name="P4">
Tags: ['Культурна спадщина', 'МКІП ', 'Війна з Росією']</text:p>
      <text:p text:style-name="P4">
Type: Article</text:p>
      <!--METADATA-->
      <text:p text:style-name="P4">
<draw:frame draw:style-name="fr1" draw:name="Image170" text:anchor-type="as-char" svg:width="6.9236in" svg:height="3.956343in" draw:z-index="0">
<draw:image xlink:href="../Images/yкринформ/2023-06-25T17-50-45-03-00/630_360_1670254529-992.jpeg" xlink:type="simple" xlink:show="embed" xlink:actuate="onLoad" draw:mime-type="image/jpeg"/>
</draw:frame>
 Належнедокументування ушкоджень і руйнувань об‘єктів культурної спадщини такультурної інфраструктури України є важливим з огляду на потребу приверненняуваги до злочинів Російської Федерації проти України та притягнення її доміжнародно-правової відповідальності.</text:p>
      <text:p text:style-name="P4">
Про це заявила заступниця міністра культури та інформаційної політики КатеринаЧуєва під час зустрічі з експертами Незалежної міжнародної комісії ООН,передає Укрінформ з посиланням на пресслужбу МКІП у <text:a xlink:type="simple" xlink:href="http://www.facebook.com/MCIPUkraine/posts/pfbid02VpXS3sRK68i5FFM7Q8pyjUDs5WJPFBeFH2PqmNit1qUP3dVzBqXSgh9URfgMbu8dl" text:style-name="Internet_20_link" text:visited-style-name="Visited_20_Internet_20_Link">
 Фейсбуці.</text:a>
</text:p>
      <text:p text:style-name="P4">
Вона наголосила на важливості належного документування ушкоджень і руйнуваньоб‘єктів культурної спадщини та культурної інфраструктури. Такі дані єважливими з огляду на потребу привернення уваги до злочинів РФ проти Українита притягнення її до міжнародно-правової відповідальності.</text:p>
      <text:p text:style-name="P4">
<text:span text:style-name="T4">
Читайте також:</text:span>
 <text:a xlink:type="simple" xlink:href="https://www.ukrinform.ua/rubric-culture/3723994-kulturni-institucii-evropi-dolucatsa-do-cifrovizacii-ukrainskih-muzeiv-ta-bibliotek-mkip.html" text:style-name="Internet_20_link" text:visited-style-name="Visited_20_Internet_20_Link">
 Культурні інституції Європи долучаться до цифровізаціїукраїнських музеїв та бібліотек - <text:span text:style-name="T4">
МКІП</text:span>
 </text:a>
</text:p>
      <text:p text:style-name="P4">
Під час зустрічі сторони обговорили актуальні механізми розслідування тадокументування фактів порушення Росією міжнародного права у сфері прав людинита міжнародного гуманітарного права в результаті агресії проти України.</text:p>
      <text:p text:style-name="P4">
Зазначається, що Незалежна міжнародна комісія <text:a xlink:type="simple" xlink:href="https://www.ukrinform.ua/tag-oon" text:style-name="Internet_20_link" text:visited-style-name="Visited_20_Internet_20_Link">
 ООН</text:a>
 з розслідування порушень в Україні працюєз метою проведення всебічного розслідування щодо руйнувань, завданих об’єктамкультурної спадщини, а також для незалежного документування всіх порушень правлюдини та воєнних злочинів, скоєних РФ внаслідок повномасштабної війни протиУкраїни.</text:p>
      <text:p text:style-name="P4">
<text:span text:style-name="T4">
Читайте також:</text:span>
 <text:a xlink:type="simple" xlink:href="https://www.ukrinform.ua/rubric-culture/3725803-mkip-ta-predstavniki-unesko-obgovorili-zberezenna-kulturnoi-spadsini.html" text:style-name="Internet_20_link" text:visited-style-name="Visited_20_Internet_20_Link">
 <text:span text:style-name="T4">
МКІП</text:span>
 та представники ЮНЕСКО обговорили збереженнякультурної спадщини </text:a>
</text:p>
      <text:p text:style-name="P4">
Як повідомляв Укрінформ, за даними Мінкульту за період з 24 лютого 2022 рокупо 15 травня 2023 року пошкоджено або зруйновані 623 нерухомих об’єктикультурної спадщини. З них національного значення – 80, місцевого значення –484.</text:p>
      <text:p text:style-name="P4">
Source: <text:a xlink:type="simple" xlink:href="https://www.ukrinform.ua/rubric-culture/3727548-rujnuvanna-rosianami-obektiv-kulturnoi-spadsini-maut-buti-nalezno-zadokumentovani-mkip.html" text:style-name="Internet_20_link" text:visited-style-name="Visited_20_Internet_20_Link">
https://www.ukrinform.ua/rubric-culture/3727548-rujnuvanna-rosianami-obektiv-kulturnoi-spadsini-maut-buti-nalezno-zadokumentovani-mkip.html</text:a>
</text:p>
      <!--NEWS-->
      <text:h text:style-name="P10" text:outline-level="1">
<text:span text:style-name="T4">
Ситуація у північній операційній зоні залишається стабільною та контрольованою – Наєв</text:span>
</text:h>
      <text:p text:style-name="P4">
Authors: Ukrinform (Person)</text:p>
      <text:p text:style-name="P4">
Publisher: Укринформ (Organization)</text:p>
      <text:p text:style-name="P4">
Published Time: 2023-06-25T18:07:00+03:00</text:p>
      <text:p text:style-name="P4">
Modified Time: 2023-06-25T18:07:00+03:00</text:p>
      <text:p text:style-name="P4">
Description: Командувач Об'єднаних Сил ЗСУ генерал-лейтенант Сергій Наєв заявив, що ситуація у північній операційній зоні залишається стабільною та контрольованою. — Укрінформ.</text:p>
      <text:p text:style-name="P4">
Images: ['<text:a xlink:type="simple" xlink:href="https://static.ukrinform.com/photos/2023_02/thumb_files/630_360_1676881826-931.jpg" text:style-name="Internet_20_link" text:visited-style-name="Visited_20_Internet_20_Link">
630_360_16768...</text:a>
']</text:p>
      <text:p text:style-name="P4">
Tags: ['Білорусь', 'ПВК "Вагнера"', 'Сергій Наєв', 'Війна з Росією']</text:p>
      <text:p text:style-name="P4">
Type: Article</text:p>
      <!--METADATA-->
      <text:p text:style-name="P4">
<draw:frame draw:style-name="fr1" draw:name="Image171" text:anchor-type="as-char" svg:width="6.9236in" svg:height="3.956343in" draw:z-index="0">
<draw:image xlink:href="../Images/yкринформ/2023-06-25T18-07-00-03-00/630_360_1676881826-931.jpg" xlink:type="simple" xlink:show="embed" xlink:actuate="onLoad" draw:mime-type="image/jpeg"/>
</draw:frame>
 КомандувачОб'єднаних Сил ЗСУ генерал-лейтенант Сергій Наєв заявив, що ситуація упівнічній операційній зоні залишається стабільною та контрольованою.</text:p>
      <text:p text:style-name="P4">
Як передає Укрінформ, про це Military Media Center повідомляє у <text:a xlink:type="simple" xlink:href="https://t.me/militarymediacenter/2349" text:style-name="Internet_20_link" text:visited-style-name="Visited_20_Internet_20_Link">
 Телеграмі</text:a>
 .</text:p>
      <text:p text:style-name="P4">
"З приводу заяв щодо можливої участі <text:a xlink:type="simple" xlink:href="https://www.ukrinform.ua/tag-pvk-vagnera" text:style-name="Internet_20_link" text:visited-style-name="Visited_20_Internet_20_Link">
 ПВК "Вагнер"</text:a>
 у нападі на нашу територію з бокуреспубліки Білорусь. Хочу всіх запевнити, що ситуація у північній операційнійзоні залишається стабільною та контрольованою", - зазначив Наєв.</text:p>
      <text:p text:style-name="P4">
За його словами, у країнські війська продовжують нарощувати оборонні засоби. Упосиленому режимі працюють всі служби від розвідки до інженерних військ.</text:p>
      <text:p text:style-name="P4">
"Наразі не спостерігається ані нарощування техніки, ані живої сили противника.Кордон держави під надійним захистом в режимі 24/7. Якщо ж таке станеться іворог спробує перетнути державний кордон для них це буде ніщо інше, яксамогубство. Наші воїни готові дати гідну відповідь будь-кому, хто наважуєтьсяперетнути державний рубіж зі зброєю в руках", - наголосив Наєв.</text:p>
      <text:p text:style-name="P4">
<text:span text:style-name="T4">
Читайте також:</text:span>
 <text:a xlink:type="simple" xlink:href="https://www.ukrinform.ua/rubric-world/3727460-prigozina-mozut-likviduvati-u-bilorusi-cnn.html" text:style-name="Internet_20_link" text:visited-style-name="Visited_20_Internet_20_Link">
 Пригожина можуть ліквідувати у <text:span text:style-name="T4">
Білорусі</text:span>
 - CNN</text:a>
</text:p>
      <text:p text:style-name="P4">
Як повідомляв <text:a xlink:type="simple" xlink:href="https://www.ukrinform.ua/rubric-ato/3727471-pvk-vagner-moze-atakuvati-kiiv-z-bilorusi-britanskij-general.html" text:style-name="Internet_20_link" text:visited-style-name="Visited_20_Internet_20_Link">
 Укрінформ </text:a>
 , колишнійголова Генерального штабу Великої Британії генерал Річард Даннатт вважає, щоУкраїна має остерігатися можливого нападу на Київ "вагнерівців" на чолі зЄвгеном Пригожиним, який після спроби заколоту виїхав у Білорусь.</text:p>
      <text:p text:style-name="P4">
Source: <text:a xlink:type="simple" xlink:href="https://www.ukrinform.ua/rubric-ato/3727552-situacia-u-pivnicnij-operacijnij-zoni-zalisaetsa-stabilnou-ta-kontrolovanou-naev.html" text:style-name="Internet_20_link" text:visited-style-name="Visited_20_Internet_20_Link">
https://www.ukrinform.ua/rubric-ato/3727552-situacia-u-pivnicnij-operacijnij-zoni-zalisaetsa-stabilnou-ta-kontrolovanou-naev.html</text:a>
</text:p>
      <!--NEWS-->
      <text:h text:style-name="P10" text:outline-level="1">
<text:span text:style-name="T4">
Сили оборони України за тиждень знищили майже п'ять тисяч військових РФ</text:span>
</text:h>
      <text:p text:style-name="P4">
Authors: Ukrinform (Person)</text:p>
      <text:p text:style-name="P4">
Publisher: Укринформ (Organization)</text:p>
      <text:p text:style-name="P4">
Published Time: 2023-06-25T18:07:40+03:00</text:p>
      <text:p text:style-name="P4">
Modified Time: 2023-06-25T18:07:40+03:00</text:p>
      <text:p text:style-name="P4">
Description: Сили оборони України з 19 по 25 червня знищили майже п'ять тисяч військових Російської Федерації та 187 артилерійських систем. — Укрінформ.</text:p>
      <text:p text:style-name="P4">
Images: ['<text:a xlink:type="simple" xlink:href="https://static.ukrinform.com/photos/2023_04/thumb_files/630_360_1680422407-224.png" text:style-name="Internet_20_link" text:visited-style-name="Visited_20_Internet_20_Link">
630_360_16804...</text:a>
']</text:p>
      <text:p text:style-name="P4">
Tags: ['Оборона', 'ЗСУ', 'Війна з Росією']</text:p>
      <text:p text:style-name="P4">
Type: Article</text:p>
      <!--METADATA-->
      <text:p text:style-name="P4">
<draw:frame draw:style-name="fr1" draw:name="Image172" text:anchor-type="as-char" svg:width="6.9236in" svg:height="3.956343in" draw:z-index="0">
<draw:image xlink:href="../Images/yкринформ/2023-06-25T18-07-40-03-00/630_360_1680422407-224.png" xlink:type="simple" xlink:show="embed" xlink:actuate="onLoad" draw:mime-type="image/png"/>
</draw:frame>
 Силиоборони України з 19 по 25 червня знищили майже п'ять тисяч військовихРосійської Федерації та 187 артилерійських систем.</text:p>
      <text:p text:style-name="P4">
Як передає Укрінформ, про це перший заступник міністра оборони Українигенерал-лейтенант Олександр Павлюк повідомив у <text:a xlink:type="simple" xlink:href="http://t.me/Pavliuk_KSV/4589" text:style-name="Internet_20_link" text:visited-style-name="Visited_20_Internet_20_Link">
 Телеграмі</text:a>
 .</text:p>
      <text:p text:style-name="P4">
</text:p>
      <text:p text:style-name="P4">
“За тиждень з 19 червня по 25 червня Силами оборони України знищено близько4810 осіб особового складу противника”, - написав він.</text:p>
      <text:p text:style-name="P4">
За словами Павлюка, суттєвих втрат зазнали військова техніка російськихвійськ. За тиждень росіяни втратили 46 танків, 77 бойових броньованих машин,187 артилерійських систем, 14 реактивних систем залпового вогню, 21 установкупротиповітряної <text:a xlink:type="simple" xlink:href="https://www.ukrinform.ua/tag-oborona" text:style-name="Internet_20_link" text:visited-style-name="Visited_20_Internet_20_Link">
 оборони </text:a>
 , 164одиниці автотехніки та 30 одиниць спецтехніки.</text:p>
      <text:p text:style-name="P4">
Окрім цього, українські захисники збили чотири гелікоптери, 48 ворожих ракетта 101 безпілотний літальний апарат.</text:p>
      <text:p text:style-name="P4">
<text:span text:style-name="T4">
Читайте також:</text:span>
 <text:a xlink:type="simple" xlink:href="https://www.ukrinform.ua/rubric-ato/3727449-zsu-vikoristovuut-dosvid-persih-tizniv-nastupu-ta-dosagaut-progresu-britanska-rozvidka.html" text:style-name="Internet_20_link" text:visited-style-name="Visited_20_Internet_20_Link">
 ЗСУ використовують досвід перших тижнів наступу тадосягають прогресу - британська <text:span text:style-name="T4">
розвідка</text:span>
</text:a>
</text:p>
      <text:p text:style-name="P4">
Як повідомляв Укрінформ, <text:a xlink:type="simple" xlink:href="https://www.ukrinform.ua/rubric-ato/3727399-sili-oboroni-likviduvali-vze-224-630-rosian.html" text:style-name="Internet_20_link" text:visited-style-name="Visited_20_Internet_20_Link">
 Сили оборони України</text:a>
 з 24 лютого 2022 року по 25 червня 2023 рокуліквідували близько 224 тисяч 630 російських загарбників, і ще 720 осіб - заминулу добу.</text:p>
      <text:p text:style-name="P4">
Source: <text:a xlink:type="simple" xlink:href="https://www.ukrinform.ua/rubric-ato/3727551-sili-oboroni-ukraini-za-tizden-znisili-majze-pat-tisac-vijskovih-rf.html" text:style-name="Internet_20_link" text:visited-style-name="Visited_20_Internet_20_Link">
https://www.ukrinform.ua/rubric-ato/3727551-sili-oboroni-ukraini-za-tizden-znisili-majze-pat-tisac-vijskovih-rf.html</text:a>
</text:p>
      <!--NEWS-->
      <text:h text:style-name="P10" text:outline-level="1">
<text:span text:style-name="T4">
Блінкен — про заколот Пригожина: Не думаю, що ми бачили фінальний акт</text:span>
</text:h>
      <text:p text:style-name="P4">
Authors: Ukrinform (Person)</text:p>
      <text:p text:style-name="P4">
Publisher: Укринформ (Organization)</text:p>
      <text:p text:style-name="P4">
Published Time: 2023-06-25T18:14:02+03:00</text:p>
      <text:p text:style-name="P4">
Modified Time: 2023-06-25T18:14:02+03:00</text:p>
      <text:p text:style-name="P4">
Description: Військовий заколот найманців з ПВК «Вагнер» на чолі з Євгеном Пригожиним проти Кремля продемонстрував «тріщини» у владі президента Росії Володимира Путіна. — Укрінформ.</text:p>
      <text:p text:style-name="P4">
Images: ['<text:a xlink:type="simple" xlink:href="https://static.ukrinform.com/photos/2023_01/thumb_files/630_360_1674007118-313.jpg" text:style-name="Internet_20_link" text:visited-style-name="Visited_20_Internet_20_Link">
630_360_16740...</text:a>
']</text:p>
      <text:p text:style-name="P4">
Tags: ['Путін', 'Росія', 'Пригожин', 'Блінкен', 'Війна з Росією']</text:p>
      <text:p text:style-name="P4">
Type: Article</text:p>
      <!--METADATA-->
      <text:p text:style-name="P4">
<draw:frame draw:style-name="fr1" draw:name="Image174" text:anchor-type="as-char" svg:width="6.9236in" svg:height="3.956343in" draw:z-index="0">
<draw:image xlink:href="../Images/yкринформ/2023-06-25T18-14-02-03-00/630_360_1674007118-313.jpg" xlink:type="simple" xlink:show="embed" xlink:actuate="onLoad" draw:mime-type="image/jpeg"/>
</draw:frame>
 Військовийзаколот найманців з ПВК «Вагнер» на чолі з Євгеном Пригожиним проти Кремляпродемонстрував «тріщини» у владі президента Росії Володимира Путіна.</text:p>
      <text:p text:style-name="P4">
Про це заявив держсекретар США Ентоні Блінкен в інтерв`ю американським ЗМІ.</text:p>
      <text:p text:style-name="P4">
За словами Блінкена, повстання Пригожина проти Путіна підкреслює те, щорішення російського лідера вторгнутися в Україну також посіяло хаос у йоговласній країні.</text:p>
      <text:p text:style-name="P4">
«Якщо помістити це в контекст 16 місяців тому, Путін був на порозі Києва вУкраїні, прагнучи взяти місто за лічені дні, стерти країну з карти. Тепер йомудовелося захищати Москву, столицю Росії, проти власного найманця» - сказавБлінкен в інтерв’ю <text:a xlink:type="simple" xlink:href="http://abcnews.go.com/Politics/wagner-uprising-russia-shows-cracks-putins-power-ukraine/story" text:style-name="Internet_20_link" text:visited-style-name="Visited_20_Internet_20_Link">
 ABC News </text:a>
 .</text:p>
      <text:p text:style-name="P4">
«Отже, я думаю, що це очевидно — ми бачимо, як з'являються тріщини. Куди вонипідуть, якщо підуть, коли підуть, дуже важко сказати. Я не хочу спекулювати нацьому», — сказав Блінкен, додавши, що «не думає, що ми бачили фінальний акт».</text:p>
      <text:p text:style-name="P4">
«Стільки всього, що знаходиться під поверхнею, тепер знову спливло назовні зточки зору сумнівів у передумовах для війни, з точки зору ведення війни, зточки зору сумнівів у тому, що це насправді принесло Росії», - сказав Блінкен.</text:p>
      <text:p text:style-name="P4">
В ефірі каналу <text:a xlink:type="simple" xlink:href="http://edition.cnn.com/europe/live-news/russia-ukraine-war-news-06-25-23/index.html" text:style-name="Internet_20_link" text:visited-style-name="Visited_20_Internet_20_Link">
 CNN </text:a>
 держсекретар зазначив, що ця ситуація може статиперевагою для України при здійсненні контрнаступу. «Оскільки Росія заразвідволікається, Путіну доводиться хвилюватися про те, що відбуваєтьсявсередині Росії, так само як і про те, що він неуспішно намагається зробити вУкраїні. Я думаю, що це створює додаткову перевагу для українців», - зазначиввін.</text:p>
      <text:p text:style-name="P4">
«Те, що ви маєте зсередини людину, яка прямо ставить під сумнів чиїсьповноваження, прямо ставить під сумнів передумови, на яких було розпочато цюагресію проти України. Це саме по собі є чимось дуже, дуже потужним. Це додаєтріщин. Куди вони підуть, коли вони з'являться, поки що рано говорити, але цеявно ставить нові питання, з якими Путіну доведеться мати справу», – додавдержсекретар США.</text:p>
      <text:p text:style-name="P4">
Водночас, за словами Блінкена, будь-яка нестабільність у Росії також викликаєстурбованість офіційних осіб США, враховуючи її статус ядерної держави.«Кожного разу, коли велика країна, як-от Росія, має ознаки нестабільності, цевикликає занепокоєння. Це те, на чому ми дуже зосереджені. Коли мова заходитьпро їхню ядерну зброю, ми не помітили жодних змін у їхній позиції, і ми незмінили своєї позиції», - наголосив він.</text:p>
      <text:p text:style-name="P4">
<text:span text:style-name="T4">
Читайте також:</text:span>
 <text:a xlink:type="simple" xlink:href="https://www.ukrinform.ua/rubric-world/3727536-svit-pobaciv-so-vladu-putina-mozna-hitnuti-zseredini-estonskij-parlamentarij.html" text:style-name="Internet_20_link" text:visited-style-name="Visited_20_Internet_20_Link">
 Світ побачив, що владу Путіна можна хитнути зсередини -естонський парламентарій </text:a>
</text:p>
      <text:p text:style-name="P4">
В ефірі <text:a xlink:type="simple" xlink:href="http://www.cbsnews.com/news/antony-blinken-secretary-of-state-face-the-nation-transcript-06-25-2023/" text:style-name="Internet_20_link" text:visited-style-name="Visited_20_Internet_20_Link">
 CBS News </text:a>
 Блінкен заявив, що сам Пригожинпід час усього цього інциденту порушив глибокі питання щодо самих передумовдля російської агресії проти України, заявивши, що Україна чи НАТО нестановили загрози для Росії, що є частиною наративу Путіна. «І це був прямийвиклик владі Путіна. Тож це порушує глибокі запитання. Це показує справжнітріщини», - відзначив він</text:p>
      <text:p text:style-name="P4">
Блінкен також припустив, що загрози для влади Путіна, спричиненібезпрецедентними подіями, можливо, ще не закінчилися і можуть тривати тижніабо місяці. Він також назвав Пригожина «наростаючою грозою» всередині Росії.</text:p>
      <text:p text:style-name="P4">
Як повідомлялося, ватажок ПВК «Вагнер» Євген Пригожин 23 червня оголосивдемарш проти російського військового керівництва, зокрема проти міністраоборони Сергія Шойгу. Він узяв під контроль Ростов-на-Дону та частинуВоронезької області, після чого «вагнерівці» вирушили на Москву.</text:p>
      <text:p text:style-name="P4">
<text:span text:style-name="T4">
Читайте також:</text:span>
 <text:a xlink:type="simple" xlink:href="https://www.ukrinform.ua/rubric-polytics/3727513-glava-mzs-italii-pro-zakolot-prigozina-mif-pro-ednist-putinskoi-rosii-zakincivsa.html" text:style-name="Internet_20_link" text:visited-style-name="Visited_20_Internet_20_Link">
 Глава МЗС Італії - про заколот <text:span text:style-name="T4">
Пригожина</text:span>
 : Міф проєдність путінської Росії закінчився </text:a>
</text:p>
      <text:p text:style-name="P4">
Увечері 24 червня самопроголошений президент Білорусі Олександр Лукашенкозаявив, що за погодженням з <text:a xlink:type="simple" xlink:href="https://www.ukrinform.ua/tag-putin" text:style-name="Internet_20_link" text:visited-style-name="Visited_20_Internet_20_Link">
 Путіним </text:a>
провів переговори з Пригожиним. Після цього ватажок ПВК «Вагнер» оголосив, щорозвертає своїх найманців назад до «польових таборів».</text:p>
      <text:p text:style-name="P4">
Секретар Ради національної безпеки та оборони України Олексій Данілов назвавспробу заколоту ватажка ПВК «Вагнер» Євгена Пригожина першим етапом демонтажусистеми президента Росії Володимира Путіна.</text:p>
      <text:p text:style-name="P4">
Source: <text:a xlink:type="simple" xlink:href="https://www.ukrinform.ua/rubric-world/3727554-blinken-pro-zakolot-prigozina-ne-dumau-so-mi-bacili-finalnij-akt.html" text:style-name="Internet_20_link" text:visited-style-name="Visited_20_Internet_20_Link">
https://www.ukrinform.ua/rubric-world/3727554-blinken-pro-zakolot-prigozina-ne-dumau-so-mi-bacili-finalnij-akt.html</text:a>
</text:p>
      <!--NEWS-->
      <text:h text:style-name="P10" text:outline-level="1">
<text:span text:style-name="T4">
Зеленський: Що довше триває агресія, то більшу деградацію вона викликає в самій Росії</text:span>
</text:h>
      <text:p text:style-name="P4">
Authors: Ukrinform (Person)</text:p>
      <text:p text:style-name="P4">
Publisher: Укринформ (Organization)</text:p>
      <text:p text:style-name="P4">
Published Time: 2023-06-25T18:21:00+03:00</text:p>
      <text:p text:style-name="P4">
Modified Time: 2023-06-25T23:21:00+03:00</text:p>
      <text:p text:style-name="P4">
Description: Що довше триває російська агресія проти України, то більшу деградацію вона викликає і в самій Росії.  — Укрінформ.</text:p>
      <text:p text:style-name="P4">
Images: ['<text:a xlink:type="simple" xlink:href="https://static.ukrinform.com/photos/2022_07/thumb_files/630_360_1657829957-221.jpeg" text:style-name="Internet_20_link" text:visited-style-name="Visited_20_Internet_20_Link">
630_360_16578...</text:a>
']</text:p>
      <text:p text:style-name="P4">
Tags: ['Україна', 'Зеленський', 'Війна з Росією']</text:p>
      <text:p text:style-name="P4">
Type: Article</text:p>
      <!--METADATA-->
      <text:p text:style-name="P4">
<draw:frame draw:style-name="fr1" draw:name="Image175" text:anchor-type="as-char" svg:width="6.9236in" svg:height="3.956343in" draw:z-index="0">
<draw:image xlink:href="../Images/yкринформ/2023-06-25T18-21-00-03-00/630_360_1657829957-221.jpeg" xlink:type="simple" xlink:show="embed" xlink:actuate="onLoad" draw:mime-type="image/jpeg"/>
</draw:frame>
 Що довшетриває російська агресія проти України, то більшу деградацію вона викликає і всамій Росії.</text:p>
      <text:p text:style-name="P4">
Про це у <text:a xlink:type="simple" xlink:href="https://www.youtube.com/watch" text:style-name="Internet_20_link" text:visited-style-name="Visited_20_Internet_20_Link">
 відеозверненні </text:a>
сказав Володимир Зеленський, передає Укрінформ.</text:p>
      <text:p text:style-name="P4">
_Відео:<text:a xlink:type="simple" xlink:href="https://www.facebook.com/president.gov.ua/videos/1276926429863532" text:style-name="Internet_20_link" text:visited-style-name="Visited_20_Internet_20_Link">
 Офіс Президента</text:a>
 _</text:p>
      <text:p text:style-name="P4">
<text:span text:style-name="T4">
Бажаю здоровʼя, шановні українці!</text:span>
</text:p>
      <text:p text:style-name="P4">
Щойно завершив серію міжнародних розмов – із Президентом Сполучених ШтатівБайденом, із Премʼєр-міністром Канади Трюдо, із Президентом Польщі АнджеємДудою. Позитивні розмови, дуже потрібні саме зараз для всіх нас.</text:p>
      <text:p text:style-name="P4">
Перше. Звичайно, ми обговорили бойові дії на передовій, наші активні дії. Яподякував партнерам за надану підтримку – вона дуже вагома й реально допомагаєнашим воїнам рухатися вперед. Зараз російські окупанти зазнають втрат, які намі потрібні. Кожна їхня втрата – це довгострокове посилення свободи.</text:p>
      <text:p text:style-name="P4">
Обговорили й подальше зміцнення українських воїнів, і я дякую партнерам зарозуміння наших потреб – далекобійних потреб. Особливо я вдячний ПрезидентуБайдену і Сполученим Штатам за надійність «Петріотів». Обговорили посиленнянашої артилерії, MLRS та іншого.</text:p>
      <text:p text:style-name="P4">
Друге. Ситуація на Запорізькій атомній станції. Увага світу до наявноїросійської загрози на Запорізькій станції, на жаль, поки недостатня. Як буланедостатньою і реакція на російський підрив Каховської гідроелектростанції тасвідоме намагання російських терористів влучити в дамбу іншого водосховища уКривому Розі.</text:p>
      <text:p text:style-name="P4">
Довів партнерам інформацію, яка є в нас, у нашої розвідки про російськийсценарій з мінуванням Запорізької АЕС, який для терористів, очевидно,затверджено. Маємо й мусимо зробити – всі разом у світі – цілком конкретнікроки, щоб не допустити будь-яких радіаційних інцидентів.</text:p>
      <text:p text:style-name="P4">
Третє. Що довше триває російська агресія, то більшу деградацію вона викликає ів самій Росії. Один із проявів такої деградації – те, що російська агресіяпоступово повертається в рідну гавань. Ми обмінялися в розмовах із лідерамиоцінками того, що відбувається в Росії. Бачимо розвиток ситуації однаково ізнаємо, як реагувати.</text:p>
      <text:p text:style-name="P4">
І ще одне. Дуже важливі зустрічі відбулися сьогодні в Копенгагені. Форматполітичних радників. Команда Офісу – Андрій Єрмак, а також Андрій Сибіга, атакож Ігор Жовква, зустрілися з політичними радниками лідерів Туреччини,Індії, Японії, Південної Африки та інституцій Європейського Союзу. Наближаємореалізацію Формули миру, і для цього залучаємо якнайширше коло партнерів.Незмінним топ-пріоритетом є й відносини з Євросоюзом, щотижня додаємо ґрунтудля набуття повноправного членства.</text:p>
      <text:p text:style-name="P4">
Залишається всього лише 15 днів до початку саміту НАТО у Вільнюсі, і ми робимовсе, щоб саміт мав реальний зміст. Сильний зміст. Позитивні рішення дляУкраїни у Вільнюсі – це єдині можливі позитивні рішення для нашої спільноїбезпеки у Європі та загалом в Альянсі.</text:p>
      <text:p text:style-name="P4">
Дякую всім, хто підтримує Україну! Дякую пану Президенту Байдену, Конгресу,обом партіям та всім американцям за історичне зміцнення свободи у світі! Дякуюпану Прем’єр-міністру Трюдо та всім канадцям за незмінну підтримку! Дякую пануПрезиденту Дуді й кожному в Польщі, хто стоїть з Україною пліч-о-пліч узахисті Європи!</text:p>
      <text:p text:style-name="P4">
Слава нашим воїнам! Слава кожній бригаді, яка зараз на фронті рухаєтьсявперед… Таврійський напрямок – ви молодці! Дякую!</text:p>
      <text:p text:style-name="P4">
<text:span text:style-name="T4">
Слава Україні!</text:span>
</text:p>
      <text:p text:style-name="P4">
<text:span text:style-name="T5">
Фото: ОП</text:span>
</text:p>
      <text:p text:style-name="P4">
Source: <text:a xlink:type="simple" xlink:href="https://www.ukrinform.ua/rubric-ato/3727624-zelenskij-so-dovse-trivae-agresia-to-bilsu-degradaciu-vona-viklikae-v-samij-rosii.html" text:style-name="Internet_20_link" text:visited-style-name="Visited_20_Internet_20_Link">
https://www.ukrinform.ua/rubric-ato/3727624-zelenskij-so-dovse-trivae-agresia-to-bilsu-degradaciu-vona-viklikae-v-samij-rosii.html</text:a>
</text:p>
      <!--NEWS-->
      <text:h text:style-name="P10" text:outline-level="1">
<text:span text:style-name="T4">
На Запоріжжі колаборанти масово телефонують українським спецслужбам, аби врятуватися - Федоров</text:span>
</text:h>
      <text:p text:style-name="P4">
Authors: Ukrinform (Person)</text:p>
      <text:p text:style-name="P4">
Publisher: Укринформ (Organization)</text:p>
      <text:p text:style-name="P4">
Published Time: 2023-06-25T18:21:54+03:00</text:p>
      <text:p text:style-name="P4">
Modified Time: 2023-06-25T18:21:54+03:00</text:p>
      <text:p text:style-name="P4">
Description: Після "перевороту" у Росії на тимчасово окупованій території Запорізької області колаборанти почали телефонувати українським спецслужбам. — Укрінформ.</text:p>
      <text:p text:style-name="P4">
Images: ['<text:a xlink:type="simple" xlink:href="https://static.ukrinform.com/photos/2023_05/thumb_files/630_360_1685444472-679.jpg" text:style-name="Internet_20_link" text:visited-style-name="Visited_20_Internet_20_Link">
630_360_16854...</text:a>
']</text:p>
      <text:p text:style-name="P4">
Tags: ['Колаборант', 'Федоров', 'Запоріжжя', 'Війна з Росією', 'Єдині новини']</text:p>
      <text:p text:style-name="P4">
Type: Article</text:p>
      <!--METADATA-->
      <text:p text:style-name="P4">
<draw:frame draw:style-name="fr1" draw:name="Image176" text:anchor-type="as-char" svg:width="6.9236in" svg:height="3.956343in" draw:z-index="0">
<draw:image xlink:href="../Images/yкринформ/2023-06-25T18-21-54-03-00/630_360_1685444472-679.jpg" xlink:type="simple" xlink:show="embed" xlink:actuate="onLoad" draw:mime-type="image/jpeg"/>
</draw:frame>
 Після"перевороту" у Росії на тимчасово окупованій території Запорізької областіколаборанти почали телефонувати українським спецслужбам.</text:p>
      <text:p text:style-name="P4">
Про це в <text:a xlink:type="simple" xlink:href="http://t.me/ivan_fedorov_melitopol/2356" text:style-name="Internet_20_link" text:visited-style-name="Visited_20_Internet_20_Link">
 ефірі </text:a>
 національноготелемарафону "Єдині новини" сказав міський голова Мелітополя Іван Федоров,передає Укрінформ.</text:p>
      <text:p text:style-name="P4">
"Такої кількості колаборантів і зрадників, які знаходились на тимчасовоокупованій території, ні наші спецслужби, ні наші органи місцевогосамоврядування не бачили за останній майже рік. Вони масово телефонували,намагались знайти можливість співробітництва і ми одразу побачили, хто готовийна це, а хто ні. Останні два дні вони намагалися шукати для себе шляхи дляпорятунку", - сказав Федоров.</text:p>
      <text:p text:style-name="P4">
За словами мера, окупанти не випускають зрадників та колаборантів. Наприклад,днями один із поліцейських-колаборантів намагався виїхати, але його невипустили.</text:p>
      <text:p text:style-name="P4">
<text:span text:style-name="T4">
Читайте також:</text:span>
 <text:a xlink:type="simple" xlink:href="https://www.ukrinform.ua/rubric-crimea/3724721-u-simferopoli-pidirvalosa-avto-iz-zaporizkim-kolaborantom-zmi.html" text:style-name="Internet_20_link" text:visited-style-name="Visited_20_Internet_20_Link">
 У Сімферополі підірвалося авто із запорізьким<text:span text:style-name="T4">
колаборанто</text:span>
 м - ЗМІ </text:a>
</text:p>
      <text:p text:style-name="P4">
Федоров нагадав, що на КПП "Чонгар" через підрив мосту перекрито рух, на КПП"Армянськ" - ускладнено, що суттєво загальмує перекидання військовогоозброєння з окупованого Криму на окуповані загарбниками території Запорізькоїі Херсонської областей.</text:p>
      <text:p text:style-name="P4">
Source: <text:a xlink:type="simple" xlink:href="https://www.ukrinform.ua/rubric-regions/3727557-na-zaporizzi-kolaboranti-masovo-telefonuut-ukrainskim-specsluzbam-abi-vratuvatisa-fedorov.html" text:style-name="Internet_20_link" text:visited-style-name="Visited_20_Internet_20_Link">
https://www.ukrinform.ua/rubric-regions/3727557-na-zaporizzi-kolaboranti-masovo-telefonuut-ukrainskim-specsluzbam-abi-vratuvatisa-fedorov.html</text:a>
</text:p>
      <!--NEWS-->
      <text:h text:style-name="P10" text:outline-level="1">
<text:span text:style-name="T4">
Посольство України розкритикувало політику уряду Ізраїлю щодо РФ і закликало підтримати Київ</text:span>
</text:h>
      <text:p text:style-name="P4">
Authors: Ukrinform (Person)</text:p>
      <text:p text:style-name="P4">
Publisher: Укринформ (Organization)</text:p>
      <text:p text:style-name="P4">
Published Time: 2023-06-25T18:22:00+03:00</text:p>
      <text:p text:style-name="P4">
Modified Time: 2023-06-25T18:22:00+03:00</text:p>
      <text:p text:style-name="P4">
Description: Посольство України в Державі Ізраїль закликало ізраїльський уряд змінити свою позицію щодо РФ та підтримати Україну оборонними засобами у боротьбі з агресором. — Укрінформ.</text:p>
      <text:p text:style-name="P4">
Images: ['<text:a xlink:type="simple" xlink:href="https://static.ukrinform.com/photos/2021_10/thumb_files/630_360_1633433547-197.jpeg" text:style-name="Internet_20_link" text:visited-style-name="Visited_20_Internet_20_Link">
630_360_16334...</text:a>
']</text:p>
      <text:p text:style-name="P4">
Tags: ['Антиросійські санкції', 'Ізраїль', 'Україна', 'Війна з Росією']</text:p>
      <text:p text:style-name="P4">
Type: Article</text:p>
      <!--METADATA-->
      <text:p text:style-name="P4">
<draw:frame draw:style-name="fr1" draw:name="Image177" text:anchor-type="as-char" svg:width="6.9236in" svg:height="3.956343in" draw:z-index="0">
<draw:image xlink:href="../Images/yкринформ/2023-06-25T18-22-00-03-00/630_360_1633433547-197.jpeg" xlink:type="simple" xlink:show="embed" xlink:actuate="onLoad" draw:mime-type="image/jpeg"/>
</draw:frame>
Посольство України в Державі Ізраїль закликало ізраїльський уряд змінити своюпозицію щодо РФ та підтримати Україну оборонними засобами у боротьбі загресором.</text:p>
      <text:p text:style-name="P4">
Про це йдеться у дописі посольства у <text:a xlink:type="simple" xlink:href="https://www.facebook.com/UkraineInIsrael/posts/651043500390546" text:style-name="Internet_20_link" text:visited-style-name="Visited_20_Internet_20_Link">
</text:a>
<text:a xlink:type="simple" xlink:href="https://www.facebook.com/UkraineInIsrael/posts/651043500390546" text:style-name="Internet_20_link" text:visited-style-name="Visited_20_Internet_20_Link">
 Фейсбуці</text:a>
, передає Укрінформ.</text:p>
      <text:p text:style-name="P4">
«Посольство України в <text:a xlink:type="simple" xlink:href="https://www.ukrinform.ua/tag-izrail" text:style-name="Internet_20_link" text:visited-style-name="Visited_20_Internet_20_Link">
 Державі Ізраїль </text:a>
із жалем наголошує, що чинний уряд Ізраїлю обрав шлях тісної співпраці зРосійською Федерацією. Про це свідчить низка досить суперечливих подій, яківідбулися в першій половині 2023 року і які збіглися із майже повноювідсутністю ізраїльської гуманітарної допомоги Україні», - йдеться уповідомленні.</text:p>
      <text:p text:style-name="P4">
Серед цих подій посольство відзначає «безрезультатний візит глави МЗС Ізраїлюдо України в лютому цього року та низку інтерв'ю прем'єр-міністра БіньямінаНетаньягу ізраїльським ЗМІ, зокрема останнє - з The Jerusalem Post від 22червня».</text:p>
      <text:p text:style-name="P4">
«Перш за все, усі відповідні заяви прем’єр-міністра Ізраїлю завжди булиспрямовані на виправдання бездіяльності Ізраїлю в наданні оборонної допомогинашій країні протягом останніх 1,5 року. Спочатку аргументи були зосередженідовкола відносин Ізраїлю з Росією в Сирії та крихкого становища єврейськогонаселення в Російській Федерації. Однак в останньому інтерв'ю з'явилисявигадані та спекулятивні припущення, які припускають передачу західногоозброєння з поля бою в Україні сирійському та іранському режимам», - йдеться удописі.</text:p>
      <text:p text:style-name="P4">
<text:span text:style-name="T4">
Читайте також:</text:span>
 <text:a xlink:type="simple" xlink:href="https://www.ukrinform.ua/rubric-world/3726873-erusalim-poprosiv-moskvu-ne-citati-lekcij-sodo-ukraini.html" text:style-name="Internet_20_link" text:visited-style-name="Visited_20_Internet_20_Link">
 <text:span text:style-name="T4">
Єрусалим</text:span>
 попросив Москву «не читати лекцій» щодоУкраїни </text:a>
</text:p>
      <text:p text:style-name="P4">
Також посольство нагадує, що ізраїльський уряд нещодавно успішно провів двараунди політичних переговорів на високому рівні з МЗС Росії. Крім того, буладосягнута домовленість про створення ще однієї російської дипломатичної місіїв Єрусалимі, для якої навіть була безкоштовно виділена земля, що булопредставлено Міністерством закордонних справ як «велике досягнення».</text:p>
      <text:p text:style-name="P4">
Крім цього, посольство відзначає нехтування моральними межами багатьмаізраїльськими чиновниками, які взяли участь у дипломатичному прийомівлаштованому російським посольством в Єрусалимі тиждень тому. Зокрема МЗСІзраїлю ігнорує регулярні антисемітські заяви Путіна.</text:p>
      <text:p text:style-name="P4">
«У той час, як демократичні країни накладають санкції на Росію як на країну-терориста, яка щодня скоює військові злочини, Ізраїль не запровадив жоднихсанкцій, більше того, за останні два роки він збільшив двосторонню торгівлю зкривавим московським режимом», - йдеться у повідомленні.</text:p>
      <text:p text:style-name="P4">
Також у посольстві додали, що поки український народ, у тому числі його значнаєврейська громада, стікає кров’ю через атаки російських ракет та іранськихбезпілотників, ізраїльське керівництво, прикриваючись словесною демагогієющодо свого нейтралітету, активно налагоджує відносини з РФ.</text:p>
      <text:p text:style-name="P4">
<text:span text:style-name="T4">
Читайте також:</text:span>
 <text:a xlink:type="simple" xlink:href="https://www.ukrinform.ua/rubric-polytics/3725906-zelenskij-nazvav-putina-drugim-korolem-antisemitizmu-pisla-gitlera.html" text:style-name="Internet_20_link" text:visited-style-name="Visited_20_Internet_20_Link">
 Зеленський назвав Путіна другим королем антисемітизмупісля Гітлера </text:a>
</text:p>
      <text:p text:style-name="P4">
Посольство наголошує, що «нейтралітет» ізраїльського уряду розцінюється якявна проросійська позиція.</text:p>
      <text:p text:style-name="P4">
«На жаль, ізраїльський уряд мало зважає на думку власного народу та ігноруєзаклики світової єврейської діаспори, яка однозначно підтримує Україну в їїборотьбі з російським державним тероризмом. Ми закликаємо ізраїльський урядзмінити свою позицію і підтримати Україну оборонними засобами, підтримати її уборотьбі з російським державним тероризмом», - резюмувало посольство України усвоїй заяві.</text:p>
      <text:p text:style-name="P4">
<text:span text:style-name="T4">
Читайте також:</text:span>
 <text:a xlink:type="simple" xlink:href="https://www.ukrinform.ua/rubric-society/3725553-u-erusalimi-vidkrili-aleu-na-cest-ukrainciv-aki-ratuvali-evreiv-vid-nacistiv-zelenska.html" text:style-name="Internet_20_link" text:visited-style-name="Visited_20_Internet_20_Link">
 У <text:span text:style-name="T4">
Єрусалим</text:span>
 і відкрили алею на честь українців, якірятували євреїв від нацистів - Зеленська </text:a>
</text:p>
      <text:p text:style-name="P4">
Як повідомляв Укрінформ, <text:a xlink:type="simple" xlink:href="https://www.ukrinform.ua/rubric-polytics/3726815-netanagu-poasniv-poziciu-izrailu-sodo-vijskovoi-dopomogi-ukraini.html" text:style-name="Internet_20_link" text:visited-style-name="Visited_20_Internet_20_Link">
 голова уряду Ізраїлю Біньямін Нетаньягу</text:a>
 в інтерв’ю The Jerusalem Postзаявив, що його країна перебуває в особливій ситуації, яка відрізняється відПольщі, Німеччини, Франції чи будь-якої із західних країн, які допомагаютьУкраїні. За словами Нетаньягу, Ізраїль також стурбований тим, що будь-якісистеми, надані Україні, будуть використані проти них, оскільки можутьпотрапити до Ірану. На його думку, збалансований спосіб, в який діє Ізраїль, єправильним.</text:p>
      <text:p text:style-name="P4">
Source: <text:a xlink:type="simple" xlink:href="https://www.ukrinform.ua/rubric-polytics/3727558-posolstvo-ukraini-rozkritikuvalo-politiku-uradu-izrailu-sodo-rf-i-zaklikalo-pidtrimati-kiiv.html" text:style-name="Internet_20_link" text:visited-style-name="Visited_20_Internet_20_Link">
https://www.ukrinform.ua/rubric-polytics/3727558-posolstvo-ukraini-rozkritikuvalo-politiku-uradu-izrailu-sodo-rf-i-zaklikalo-pidtrimati-kiiv.html</text:a>
</text:p>
      <!--NEWS-->
      <text:h text:style-name="P10" text:outline-level="1">
<text:span text:style-name="T4">
Буданов — про загрозу підриву ЗАЕС: Ніколи ситуація не була такою серйозною, як зараз</text:span>
</text:h>
      <text:p text:style-name="P4">
Authors: Ukrinform (Person)</text:p>
      <text:p text:style-name="P4">
Publisher: Укринформ (Organization)</text:p>
      <text:p text:style-name="P4">
Published Time: 2023-06-25T18:28:00+03:00</text:p>
      <text:p text:style-name="P4">
Modified Time: 2023-06-25T18:28:00+03:00</text:p>
      <text:p text:style-name="P4">
Description: Російські війська розмістили техніку з вибухівкою біля 4 із 6 енергоблоків Запорізької атомної електростанції. </text:p>
      <text:p text:style-name="P4">
— Укрінформ.</text:p>
      <text:p text:style-name="P4">
Images: ['<text:a xlink:type="simple" xlink:href="https://static.ukrinform.com/photos/2022_08/thumb_files/630_360_1661542844-154.jpeg" text:style-name="Internet_20_link" text:visited-style-name="Visited_20_Internet_20_Link">
630_360_16615...</text:a>
']</text:p>
      <text:p text:style-name="P4">
Tags: ['Радіація', 'Теракт', 'Запорізька АЕС', 'Буданов', 'Війна з Росією']</text:p>
      <text:p text:style-name="P4">
Type: Article</text:p>
      <!--METADATA-->
      <text:p text:style-name="P4">
<draw:frame draw:style-name="fr1" draw:name="Image178" text:anchor-type="as-char" svg:width="6.9236in" svg:height="3.956343in" draw:z-index="0">
<draw:image xlink:href="../Images/yкринформ/2023-06-25T18-28-00-03-00/630_360_1661542844-154.jpeg" xlink:type="simple" xlink:show="embed" xlink:actuate="onLoad" draw:mime-type="image/jpeg"/>
</draw:frame>
 Російськівійська розмістили техніку з вибухівкою біля 4 із 6 енергоблоків Запорізькоїатомної електростанції.</text:p>
      <text:p text:style-name="P4">
Як передає Укрінформ, про це інтерв’ю британському виданню The New Statementзаявив начальник Головного управління розвідки Міністерства оборони Українигенерал-майор Кирило Буданов, повідомляє <text:a xlink:type="simple" xlink:href="https://gur.gov.ua/content/bilia-4-iz-6-enerhoblokiv-zaes-rosiiski-viiska-rozmistyly-tekhniku-z-vybukhivkoiu.html" text:style-name="Internet_20_link" text:visited-style-name="Visited_20_Internet_20_Link">
 ГУР</text:a>
 .</text:p>
      <text:p text:style-name="P4">
“План теракту на ЗАЕС повністю розроблений та затверджений. Для прискореннякатастрофи вони можуть використати технічні засоби”, - заявив Буданов.</text:p>
      <text:p text:style-name="P4">
За його словами, ядерні реактори без охолодження можуть розплавитись за періодвід 10 годин до 14 днів.</text:p>
      <text:p text:style-name="P4">
<text:span text:style-name="T4">
Читайте також:</text:span>
 <text:a xlink:type="simple" xlink:href="https://www.ukrinform.ua/rubric-ato/3726957-kislica-zaklikav-svit-serjozno-postavitisa-do-zagrozi-adernogo-teroru-na-zaes.html" text:style-name="Internet_20_link" text:visited-style-name="Visited_20_Internet_20_Link">
 Кислиця закликав світ серйозно поставитися до загрозиядерного терору на <text:span text:style-name="T4">
ЗАЕС</text:span>
 </text:a>
</text:p>
      <text:p text:style-name="P4">
До аварії на ЗАЕС також може призвести підвищення росіянами напруги на лініяхелектропостачання до станції.</text:p>
      <text:p text:style-name="P4">
Керівник ГУР МО нагадав про мінування російськими військами ставка-охолоджувача ЗАЕС, а також повідомив про розміщення окупантами начиненоївибухівкою техніки біля 4 із 6 енергоблоків станції.</text:p>
      <text:p text:style-name="P4">
<text:span text:style-name="T4">
“Ніколи ситуація не була такою серйозною, як зараз”, - наголосив він.</text:span>
</text:p>
      <text:p text:style-name="P4">
За його словами, наказ держави-агресора вчинити теракт на ЗАЕС може бутиспричинений поразкою російських військ на лівому березі Дніпра. А створеннязони ядерного лиха Росія розглядає як запобіжник подальшого просування Силбезпеки та оборони України.</text:p>
      <text:p text:style-name="P4">
<text:span text:style-name="T4">
Читайте також:</text:span>
 <text:a xlink:type="simple" xlink:href="https://www.ukrinform.ua/rubric-society/3727180-u-moz-rozpovili-so-mae-buti-v-apteckah-ziteliv-50kilometrovoi-zoni-navkolo-zaes.html" text:style-name="Internet_20_link" text:visited-style-name="Visited_20_Internet_20_Link">
 У МОЗ розповіли, що має бути в аптечках жителів50-кілометрової зони навколо <text:span text:style-name="T4">
ЗАЕС</text:span>
 </text:a>
</text:p>
      <text:p text:style-name="P4">
Водночас, за оцінкою Буданова, існує ризик, що Москва може здійснити атаку наЗАЕС із витоком радіації як “превентивний захід”, аби зупинити наступальнуоперацію України та заморозити лінію фронту в нинішньому вигляді.</text:p>
      <text:p text:style-name="P4">
Як повідомляв Укрінформ, Президент Володимир Зеленський заявив, що <text:a xlink:type="simple" xlink:href="https://www.ukrinform.ua/tag-rosia" text:style-name="Internet_20_link" text:visited-style-name="Visited_20_Internet_20_Link">
 Росія</text:a>
 розглядає сценарій влаштуваннятерористичного акту на Запорізькій АЕС і все підготувала для цього.</text:p>
      <text:p text:style-name="P4">
Source: <text:a xlink:type="simple" xlink:href="https://www.ukrinform.ua/rubric-ato/3727559-budanov-pro-zagrozu-pidrivu-zaes-nikoli-situacia-ne-bula-takou-serjoznou-ak-zaraz.html" text:style-name="Internet_20_link" text:visited-style-name="Visited_20_Internet_20_Link">
https://www.ukrinform.ua/rubric-ato/3727559-budanov-pro-zagrozu-pidrivu-zaes-nikoli-situacia-ne-bula-takou-serjoznou-ak-zaraz.html</text:a>
</text:p>
      <!--NEWS-->
      <text:h text:style-name="P10" text:outline-level="1">
<text:span text:style-name="T4">
Тисячі вірян зібралися у Манявському скиті на спільну молитву, яку очолив Епіфаній</text:span>
</text:h>
      <text:p text:style-name="P4">
Authors: Ukrinform (Person)</text:p>
      <text:p text:style-name="P4">
Publisher: Укринформ (Organization)</text:p>
      <text:p text:style-name="P4">
Published Time: 2023-06-25T18:32:00+03:00</text:p>
      <text:p text:style-name="P4">
Modified Time: 2023-06-25T18:32:00+03:00</text:p>
      <text:p text:style-name="P4">
Description: На Прикарпатті до Манявського скиту прийшли тисячі вірян на спільну подячну молитву, яку очолив Предстоятель ПЦУ Митрополит Епіфаній. — Укрінформ.</text:p>
      <text:p text:style-name="P4">
Images: ['<text:a xlink:type="simple" xlink:href="https://static.ukrinform.com/photos/2023_06/thumb_files/630_360_1687706942-400.jpg" text:style-name="Internet_20_link" text:visited-style-name="Visited_20_Internet_20_Link">
630_360_16877...</text:a>
']</text:p>
      <text:p text:style-name="P4">
Tags: ['Прикарпаття', 'Молитва', 'Епіфаній', 'Православна церква України', 'Монастир']</text:p>
      <text:p text:style-name="P4">
Type: Article</text:p>
      <!--METADATA-->
      <text:p text:style-name="P4">
<draw:frame draw:style-name="fr1" draw:name="Image179" text:anchor-type="as-char" svg:width="6.9236in" svg:height="3.956343in" draw:z-index="0">
<draw:image xlink:href="../Images/yкринформ/2023-06-25T18-32-00-03-00/630_360_1687706942-400.jpg" xlink:type="simple" xlink:show="embed" xlink:actuate="onLoad" draw:mime-type="image/jpeg"/>
</draw:frame>
 НаПрикарпатті до Манявського скиту прийшли тисячі вірян на спільну подячнумолитву, яку очолив Предстоятель ПЦУ Митрополит Епіфаній.</text:p>
      <text:p text:style-name="P4">
Про це у <text:a xlink:type="simple" xlink:href="https://www.facebook.com/SavchukOks/posts/pfbid09b4drC41MLkFCwSMy1AxJHsBbWRo7ZjqPPW1YMw4zFxsEEdhK9Z7dY9veyHkEY25l" text:style-name="Internet_20_link" text:visited-style-name="Visited_20_Internet_20_Link">
</text:a>
<text:a xlink:type="simple" xlink:href="https://www.facebook.com/SavchukOks/posts/pfbid09b4drC41MLkFCwSMy1AxJHsBbWRo7ZjqPPW1YMw4zFxsEEdhK9Z7dY9veyHkEY25l" text:style-name="Internet_20_link" text:visited-style-name="Visited_20_Internet_20_Link">
 Фейсбуці</text:a>
повідомила народна депутатка Оксана Савчук, передає Укрінформ.</text:p>
      <text:p text:style-name="P4">
«Тисячі вірян прийшли в Український Афон. Хресто-Воздвиженський Манявськийчоловічий монастир на спільну подячну молитву, яку очолив МитрополитЕпіфаній», - зазначила Савчук.</text:p>
      <text:p text:style-name="P4">
За її словами, у Манявському скиті знаходиться ікона Божої Матері«Ізбавительниця», яка повернулася сюди у 2003 році.</text:p>
      <text:p text:style-name="P4">
Предстоятель ПЦУ Митрополит <text:a xlink:type="simple" xlink:href="https://www.ukrinform.ua/tag-epifanij" text:style-name="Internet_20_link" text:visited-style-name="Visited_20_Internet_20_Link">
 Епіфаній </text:a>
 під час молитви закликав вірян разом прямувати до перемоги.</text:p>
      <text:p text:style-name="P4">
<text:span text:style-name="T4">
Читайте також:</text:span>
 <text:a xlink:type="simple" xlink:href="https://www.ukrinform.ua/rubric-kyiv/3726838-v-ukraini-vidbuvsa-vipusk-vijskovih-kapelaniv.html" text:style-name="Internet_20_link" text:visited-style-name="Visited_20_Internet_20_Link">
 У «Софії Київській» відбувся випуск військових<text:span text:style-name="T4">
капелан</text:span>
 ів </text:a>
</text:p>
      <text:p text:style-name="P4">
«Ми володіємо великим даром свободи і незалежності: як державної, так іцерковної, про що омріяно не одним поколінням українців. Нині ми йдемо шляхомправди - ми крокуємо до перемоги. Бо світло перемагає темряву, а життя —смерть. Зло неодмінно буде покаране!», — запевнив Епіфаній.</text:p>
      <text:p text:style-name="P4">
Скит Манявський (Український Афон, Хресто-Воздвиженський чоловічий монастир) —православний монастир, заснований Йовом Княгиницьким та Іваном Вишенським у1606 р. біля села Манява , пам'ятка архітектури початку XVII ст. МанявськийСкит являє собою аскетичний чоловічий монастир східного обряду, визначнийосередок духовності, культури і мистецтва України.</text:p>
      <text:p text:style-name="P4">
<text:span text:style-name="T5">
Фото: Оксана Савчук, Facebook</text:span>
</text:p>
      <text:p text:style-name="P4">
Source: <text:a xlink:type="simple" xlink:href="https://www.ukrinform.ua/rubric-regions/3727562-tisaci-viran-zibralisa-u-manavskomu-skiti-na-spilnu-molitvu-aku-ocoliv-epifanij.html" text:style-name="Internet_20_link" text:visited-style-name="Visited_20_Internet_20_Link">
https://www.ukrinform.ua/rubric-regions/3727562-tisaci-viran-zibralisa-u-manavskomu-skiti-na-spilnu-molitvu-aku-ocoliv-epifanij.html</text:a>
</text:p>
      <!--NEWS-->
      <text:h text:style-name="P10" text:outline-level="1">
<text:span text:style-name="T4">
На Хмельниччині віряни УПЦ МП кричали «ганьба» родичам загиблого на війні</text:span>
</text:h>
      <text:p text:style-name="P4">
Authors: Ukrinform (Person)</text:p>
      <text:p text:style-name="P4">
Publisher: Укринформ (Organization)</text:p>
      <text:p text:style-name="P4">
Published Time: 2023-06-25T18:45:00+03:00</text:p>
      <text:p text:style-name="P4">
Modified Time: 2023-06-25T18:45:00+03:00</text:p>
      <text:p text:style-name="P4">
Description: На Хмельниччині в місті Красилів віряни УПЦ МП кричали «ганьба!» родичам загиблого, які виходили після панахиди з храму. Панахиду за полеглим проводила ПЦУ. — Укрінформ.</text:p>
      <text:p text:style-name="P4">
Images: ['<text:a xlink:type="simple" xlink:href="https://static.ukrinform.com/photos/2023_06/thumb_files/630_360_1687707710-705.jpg" text:style-name="Internet_20_link" text:visited-style-name="Visited_20_Internet_20_Link">
630_360_16877...</text:a>
']</text:p>
      <text:p text:style-name="P4">
Tags: ['Хмельниччина', 'Похорон', 'УПЦ МП', 'Військові', 'Православна церква України', 'Війна з Росією']</text:p>
      <text:p text:style-name="P4">
Type: Article</text:p>
      <!--METADATA-->
      <text:p text:style-name="P4">
<draw:frame draw:style-name="fr1" draw:name="Image180" text:anchor-type="as-char" svg:width="6.9236in" svg:height="3.956343in" draw:z-index="0">
<draw:image xlink:href="../Images/yкринформ/2023-06-25T18-45-00-03-00/630_360_1687707710-705.jpg" xlink:type="simple" xlink:show="embed" xlink:actuate="onLoad" draw:mime-type="image/jpeg"/>
</draw:frame>
 НаХмельниччині в місті Красилів віряни УПЦ МП кричали «ганьба!» родичамзагиблого, які виходили після панахиди з храму. Панахиду за полеглим проводилаПЦУ.</text:p>
      <text:p text:style-name="P4">
Про це у <text:a xlink:type="simple" xlink:href="https://www.facebook.com/watch/" text:style-name="Internet_20_link" text:visited-style-name="Visited_20_Internet_20_Link">
 Фейсбуці </text:a>
повідомив військовий Олександр Грамарчук «Гром», передає Укрінформ.</text:p>
      <text:p text:style-name="P4">
</text:p>
      <text:p text:style-name="P4">
«Це якийсь сюр…У Красилові (Хмельницька область) прихожани РПЦ кричали"ганьба!" військовим і родичам загиблого Героя, які виходили з храму післяпанахиди за загиблим, яку проводила ПЦУ», - наголосив Грамарчук.</text:p>
      <text:p text:style-name="P4">
</text:p>
      <text:p text:style-name="P4">
На відео, яке він опублікував, віряни ще кричать про те, що вони не хочутьПЦУ.</text:p>
      <text:p text:style-name="P4">
Як повідомляють місцеві ЗМІ, раніше віряни московського патріархату заявилинібито про "спробу захоплення" Свято-Воскресенського храму у Красилові.</text:p>
      <text:p text:style-name="P4">
<text:span text:style-name="T4">
Читайте також:</text:span>
 <text:a xlink:type="simple" xlink:href="https://www.ukrinform.ua/rubric-regions/3725657-u-nizini-ne-zmogli-zaboroniti-dialnist-upc-mp.html" text:style-name="Internet_20_link" text:visited-style-name="Visited_20_Internet_20_Link">
 У <text:span text:style-name="T4">
Ніжині</text:span>
 не змогли заборонити діяльність УПЦ МП</text:a>
</text:p>
      <text:p text:style-name="P4">
За інформацією <text:a xlink:type="simple" xlink:href="https://www.facebook.com/krasylivrada/posts/pfbid0E5RLTMLiakLceyRJdhi9fqANhXUiv52RNxsDm8LS8riZJhcCPrk9anJSsDEJSdZ9l" text:style-name="Internet_20_link" text:visited-style-name="Visited_20_Internet_20_Link">
 Красилівської міської ради</text:a>
, 30 травня завершено оформлення правовстановлюючих документів, пов’язаних ізпереходом організації "Релігійна громада Свято-Воскресенського храму м.Красилів" до Православної церкви України.</text:p>
      <text:p text:style-name="P4">
10 квітня на площі перед приміщенням храму в Красилові понад 1 500 прихожан –членів релігійної громади - проголосували за перехід Свято-Воскресенськогохраму УПЦ (МП) до ПЦУ.</text:p>
      <text:p text:style-name="P4">
<text:span text:style-name="T5">
Фото: Красилівська міськрада, Facebook, Еспресо</text:span>
</text:p>
      <text:p text:style-name="P4">
Source: <text:a xlink:type="simple" xlink:href="https://www.ukrinform.ua/rubric-regions/3727565-na-hmelniccini-virani-upc-mp-kricali-ganba-rodicam-zagiblogo-na-vijni.html" text:style-name="Internet_20_link" text:visited-style-name="Visited_20_Internet_20_Link">
https://www.ukrinform.ua/rubric-regions/3727565-na-hmelniccini-virani-upc-mp-kricali-ganba-rodicam-zagiblogo-na-vijni.html</text:a>
</text:p>
      <!--NEWS-->
      <text:h text:style-name="P10" text:outline-level="1">
<text:span text:style-name="T4">
На Таврійському напрямку за добу росіяни втратили майже три роти</text:span>
</text:h>
      <text:p text:style-name="P4">
Authors: Ukrinform (Person)</text:p>
      <text:p text:style-name="P4">
Publisher: Укринформ (Organization)</text:p>
      <text:p text:style-name="P4">
Published Time: 2023-06-25T18:54:22+03:00</text:p>
      <text:p text:style-name="P4">
Modified Time: 2023-06-25T18:54:22+03:00</text:p>
      <text:p text:style-name="P4">
Description: На Таврійському напрямку російські війська за добу втратили вбитими і пораненими майже три роти, знищено 16 одиниць військової техніки. — Укрінформ.</text:p>
      <text:p text:style-name="P4">
Images: ['<text:a xlink:type="simple" xlink:href="https://static.ukrinform.com/photos/2022_04/thumb_files/630_360_1649246846-820.jpg" text:style-name="Internet_20_link" text:visited-style-name="Visited_20_Internet_20_Link">
630_360_16492...</text:a>
']</text:p>
      <text:p text:style-name="P4">
Tags: ['Оборона', 'ЗСУ', 'Російські військові', 'Війна з Росією']</text:p>
      <text:p text:style-name="P4">
Type: Article</text:p>
      <!--METADATA-->
      <text:p text:style-name="P4">
<draw:frame draw:style-name="fr1" draw:name="Image183" text:anchor-type="as-char" svg:width="6.9236in" svg:height="3.956343in" draw:z-index="0">
<draw:image xlink:href="../Images/yкринформ/2023-06-25T18-54-22-03-00/630_360_1649246846-820.jpg" xlink:type="simple" xlink:show="embed" xlink:actuate="onLoad" draw:mime-type="image/jpeg"/>
</draw:frame>
 НаТаврійському напрямку російські війська за добу втратили вбитими і пораненимимайже три роти, знищено 16 одиниць військової техніки.</text:p>
      <text:p text:style-name="P4">
Як передає Укрінформ, про це командувач оперативно-стратегічного угрупованнявійськ «Таврія» генерал Олександр Тарнавський повідомив у <text:a xlink:type="simple" xlink:href="http://t.me/otarnavskiy/133" text:style-name="Internet_20_link" text:visited-style-name="Visited_20_Internet_20_Link">
 Телеграмі</text:a>
 .</text:p>
      <text:p text:style-name="P4">
"Підрозділи ракетних військ та артилерії Сил <text:a xlink:type="simple" xlink:href="https://www.ukrinform.ua/tag-oborona" text:style-name="Internet_20_link" text:visited-style-name="Visited_20_Internet_20_Link">
 оборони</text:a>
 протягом доби виконали 1093 вогневихзавдання. За останню добу втрати ворога вбитими та пораненими склали майже трироти", - ідеться у повідомленні.</text:p>
      <text:p text:style-name="P4">
Знищено 16 одиниць військової техніки агресора. Зокрема, танк, 2 ББМ, 2 БпЛА“Орлан-10”, БпЛА “Zala”, гаубиця 2А65 “Мста-Б”, РСЗВ БМ-27 “Ураган”.</text:p>
      <text:p text:style-name="P4">
Також було знищено п'ять складів боєприпасів ворога.</text:p>
      <text:p text:style-name="P4">
<text:span text:style-name="T4">
Читайте також:</text:span>
 <text:a xlink:type="simple" xlink:href="https://www.ukrinform.ua/rubric-ato/3727270-zsu-zvilnili-teritorii-pid-krasnogorivkou-aki-buli-okupovani-z-2014-roku.html" text:style-name="Internet_20_link" text:visited-style-name="Visited_20_Internet_20_Link">
 ЗСУ звільнили території під Красногорівкою, рух силтриває - Тарнавський </text:a>
</text:p>
      <text:p text:style-name="P4">
Як повідомляв Укрінформ, Сили оборони України з 19 по 25 червня <text:a xlink:type="simple" xlink:href="https://www.ukrinform.ua/rubric-ato/3727551-sili-oboroni-ukraini-za-tizden-znisili-majze-pat-tisac-vijskovih-rf.html" text:style-name="Internet_20_link" text:visited-style-name="Visited_20_Internet_20_Link">
 знищили</text:a>
 майже п'ять тисяч військовихРосійської Федерації та 187 артилерійських систем.</text:p>
      <text:p text:style-name="P4">
Source: <text:a xlink:type="simple" xlink:href="https://www.ukrinform.ua/rubric-ato/3727568-na-tavrijskomu-napramku-za-dobu-rosiani-vtratili-majze-tri-roti.html" text:style-name="Internet_20_link" text:visited-style-name="Visited_20_Internet_20_Link">
https://www.ukrinform.ua/rubric-ato/3727568-na-tavrijskomu-napramku-za-dobu-rosiani-vtratili-majze-tri-roti.html</text:a>
</text:p>
      <!--NEWS-->
      <text:h text:style-name="P10" text:outline-level="1">
<text:span text:style-name="T4">
Китай підтримує Росію у збереженні національної стабільності – заява МЗС</text:span>
</text:h>
      <text:p text:style-name="P4">
Authors: Ukrinform (Person)</text:p>
      <text:p text:style-name="P4">
Publisher: Укринформ (Organization)</text:p>
      <text:p text:style-name="P4">
Published Time: 2023-06-25T18:57:56+03:00</text:p>
      <text:p text:style-name="P4">
Modified Time: 2023-06-25T18:57:56+03:00</text:p>
      <text:p text:style-name="P4">
Description: Китай підтримує зусилля влади Росії зі стабілізації ситуації в країні після демаршу очільника ПВК «Вагнер» Євгена Пригожина проти керівництва Міноборони РФ. — Укрінформ.</text:p>
      <text:p text:style-name="P4">
Images: ['<text:a xlink:type="simple" xlink:href="https://static.ukrinform.com/photos/2023_06/thumb_files/630_360_1687616055-443.jpg" text:style-name="Internet_20_link" text:visited-style-name="Visited_20_Internet_20_Link">
630_360_16876...</text:a>
']</text:p>
      <text:p text:style-name="P4">
Tags: ['Китай', 'Росія', 'ПВК "Вагнера"', 'Пригожин']</text:p>
      <text:p text:style-name="P4">
Type: Article</text:p>
      <!--METADATA-->
      <text:p text:style-name="P4">
<draw:frame draw:style-name="fr1" draw:name="Image184" text:anchor-type="as-char" svg:width="6.9236in" svg:height="3.956343in" draw:z-index="0">
<draw:image xlink:href="../Images/yкринформ/2023-06-25T18-57-56-03-00/630_360_1687616055-443.jpg" xlink:type="simple" xlink:show="embed" xlink:actuate="onLoad" draw:mime-type="image/jpeg"/>
</draw:frame>
 Китайпідтримує зусилля влади Росії зі стабілізації ситуації в країні після демаршуочільника ПВК «Вагнер» Євгена Пригожина проти керівництва Міноборони РФ.</text:p>
      <text:p text:style-name="P4">
Про це йдеться в <text:a xlink:type="simple" xlink:href="http://www.fmprc.gov.cn/fyrbt_673021/202306/t20230625_11103402.shtml" text:style-name="Internet_20_link" text:visited-style-name="Visited_20_Internet_20_Link">
 заяві</text:a>
речника МЗС Китаю, передає власний кореспондент Укрінформу.</text:p>
      <text:p text:style-name="P4">
«Як дружній сусід і стратегічний партнер, Китай підтримує Росію в забезпеченнінаціональної стабільності та досягненні розвитку і процвітання», - йдеться взаяві, опублікованій в неділю.</text:p>
      <text:p text:style-name="P4">
Самі події, пов’язані з демаршем Пригожина, в ній названі «внутрішньою справою<text:a xlink:type="simple" xlink:href="https://www.ukrinform.ua/tag-rosia" text:style-name="Internet_20_link" text:visited-style-name="Visited_20_Internet_20_Link">
 Росії </text:a>
 ».</text:p>
      <text:p text:style-name="P4">
Раніше цього ж дня МЗС КНР повідомило про переговори в Пекіні очільникавідомства Цінь Гана з заступником міністра закордонних справ Росії АндріємРуденком, в ході яких вони «обмінялись думками щодо китайсько-російськихвідносин, а також міжнародних і регіональних питань, що становлять спільнийінтерес». Про жодні подробиці переговорів у дипломатичному відомстві нерозповіли.</text:p>
      <text:p text:style-name="P4">
Водночас ні китайська, ні російська сторона раніше не анонсували цього візитуй не повідомили, коли Руденко прибув до Пекіна та чи був його візит до Китаю,ключового союзника Росії, пов’язаний зі спробою заколоту Пригожина.</text:p>
      <text:p text:style-name="P4">
<text:span text:style-name="T4">
Читайте також:</text:span>
 <text:a xlink:type="simple" xlink:href="https://www.ukrinform.ua/rubric-polytics/3727513-glava-mzs-italii-pro-zakolot-prigozina-mif-pro-ednist-putinskoi-rosii-zakincivsa.html" text:style-name="Internet_20_link" text:visited-style-name="Visited_20_Internet_20_Link">
 Глава МЗС Італії - про заколот <text:span text:style-name="T4">
Пригожина</text:span>
 : Міф проєдність путінської Росії закінчився </text:a>
</text:p>
      <text:p text:style-name="P4">
Як повідомлялося, очільник ПВК «Вагнер» Євген Пригожин 23 червня оголосивдемарш проти російського військового керівництва, зокрема проти міністраоборони Сергія Шойгу.</text:p>
      <text:p text:style-name="P4">
За його словами, Шойгу прилітав у Ростов-на-Дону, де особисто провів операціюзі знищення «вагнерівців».</text:p>
      <text:p text:style-name="P4">
«Вагнер» установив контроль над військовими об’єктами у Ростові-на-Дону.Пригожин заявив про намір дійти до Москви.</text:p>
      <text:p text:style-name="P4">
<text:span text:style-name="T4">
Читайте також:</text:span>
 <text:a xlink:type="simple" xlink:href="https://www.ukrinform.ua/rubric-world/3727554-blinken-pro-zakolot-prigozina-ne-dumau-so-mi-bacili-finalnij-akt.html" text:style-name="Internet_20_link" text:visited-style-name="Visited_20_Internet_20_Link">
 Блінкен — про заколот <text:span text:style-name="T4">
Пригожина</text:span>
 : Не думаю, що мибачили фінальний акт </text:a>
</text:p>
      <text:p text:style-name="P4">
24 червня Олександр Лукашенко за погодженням з президентом РФ ВолодимиромПутіним провів переговори з Євгеном Пригожиним. За результатами перемовиночільник ПВК «Вагнер» заявив, що розвертає бійців угруповання до польовихтаборів.</text:p>
      <text:p text:style-name="P4">
Source: <text:a xlink:type="simple" xlink:href="https://www.ukrinform.ua/rubric-world/3727569-kitaj-pidtrimue-rosiu-u-zberezenni-nacionalnoi-stabilnosti-zaava-mzs.html" text:style-name="Internet_20_link" text:visited-style-name="Visited_20_Internet_20_Link">
https://www.ukrinform.ua/rubric-world/3727569-kitaj-pidtrimue-rosiu-u-zberezenni-nacionalnoi-stabilnosti-zaava-mzs.html</text:a>
</text:p>
      <!--NEWS-->
      <text:h text:style-name="P10" text:outline-level="1">
<text:span text:style-name="T4">
У Польщі не виключають посилення напруженості на кордоні з Білоруссю</text:span>
</text:h>
      <text:p text:style-name="P4">
Authors: Ukrinform (Person)</text:p>
      <text:p text:style-name="P4">
Publisher: Укринформ (Organization)</text:p>
      <text:p text:style-name="P4">
Published Time: 2023-06-25T19:09:00+03:00</text:p>
      <text:p text:style-name="P4">
Modified Time: 2023-06-25T19:09:00+03:00</text:p>
      <text:p text:style-name="P4">
Description: На тлі останніх подій в Росії у Польщі не виключають, що на кордоні з Білоруссю можлива ескалація напруження. — Укрінформ.</text:p>
      <text:p text:style-name="P4">
Images: ['<text:a xlink:type="simple" xlink:href="https://static.ukrinform.com/photos/2021_08/thumb_files/630_360_1629789777-988.jpg" text:style-name="Internet_20_link" text:visited-style-name="Visited_20_Internet_20_Link">
630_360_16297...</text:a>
']</text:p>
      <text:p text:style-name="P4">
Tags: ['Білорусь', 'Ескалація', 'Польща', 'Кордон']</text:p>
      <text:p text:style-name="P4">
Type: Article</text:p>
      <!--METADATA-->
      <text:p text:style-name="P4">
<draw:frame draw:style-name="fr1" draw:name="Image185" text:anchor-type="as-char" svg:width="6.9236in" svg:height="3.956343in" draw:z-index="0">
<draw:image xlink:href="../Images/yкринформ/2023-06-25T19-09-00-03-00/630_360_1629789777-988.jpg" xlink:type="simple" xlink:show="embed" xlink:actuate="onLoad" draw:mime-type="image/jpeg"/>
</draw:frame>
 На тліостанніх подій в Росії у Польщі не виключають, що на кордоні з Білоруссюможлива ескалація напруження.</text:p>
      <text:p text:style-name="P4">
Про це сказав уповноважений польського уряду з питань безпеки інформаційногопростору, речник міністра - координатора з питань спецслужб РП СтаніславЖарин, передає Укрінформ з посиланням на <text:a xlink:type="simple" xlink:href="https://www.polskieradio.pl/398/7856/Artykul/3196317,%D1%81%D1%82%D0%B0%D0%BD%D1%96%D1%81%D0%BB%D0%B0%D0%B2-%D0%B6%D0%B0%D1%80%D0%B8%D0%BD-%D0%BD%D0%B0-%D0%BA%D0%BE%D1%80%D0%B4%D0%BE%D0%BD%D1%96-%D0%BF%D0%BE%D0%BB%D1%8C%D1%89%D1%96-%D1%82%D0%B0-%D0%B1%D1%96%D0%BB%D0%BE%D1%80%D1%83%D1%81%D1%96-%D0%BC%D0%BE%D0%B6%D0%BB%D0%B8%D0%B2%D0%B0-%D0%B5%D1%81%D0%BA%D0%B0%D0%BB%D0%B0%D1%86%D1%96%D1%8F" text:style-name="Internet_20_link" text:visited-style-name="Visited_20_Internet_20_Link">
 Польське радіо</text:a>
.</text:p>
      <text:p text:style-name="P4">
«Не можемо виключити, що Пригожина в <text:a xlink:type="simple" xlink:href="https://www.ukrinform.ua/tag-bilorus" text:style-name="Internet_20_link" text:visited-style-name="Visited_20_Internet_20_Link">
 Білорусі</text:a>
 використовуватимуть, щоб посилюватихоча б цю гібридну операцію, яка вдаряє прямо в Польщу. Це, звісно, питання,яке необхідно моніторити, і польські служби, безперечно, будуть це робити», -сказав Жарин.</text:p>
      <text:p text:style-name="P4">
На його думку, події в Росії, які сталися 24 червня, не були спробою змінитивладу. Жарин додав, що "ми маємо справу лише із суперництвом фракцій, якікерують Росією".</text:p>
      <text:p text:style-name="P4">
«Ми маємо справу з певними конфліктами різних груп, задіяних у воєнні діїпроти України. Але треба чітко сказати: до сьогодні в Росії ані в елітахвлади, ані у війську, ані в суспільстві немає ніяких сильних рухів опорустосовно головних стратегічних цілей і дій», - сказав уповноважений польськогоуряду.</text:p>
      <text:p text:style-name="P4">
Він також висловив думку, що події в РФ, які проходили 24 червня, могли бутилише дезінформаційною кампанією, яка мала приховати справжні дії проти Заходу.</text:p>
      <text:p text:style-name="P4">
Як <text:a xlink:type="simple" xlink:href="https://www.ukrinform.ua/rubric-other_news/3727120-zakolot-prigozina-vse-so-vidomo-na-cej-moment.html" text:style-name="Internet_20_link" text:visited-style-name="Visited_20_Internet_20_Link">
 повідомлялося </text:a>
 ,ватажок ПВК «Вагнер» Євген Пригожин 23 червня оголосив демарш протиросійського військового керівництва, зокрема проти міністра оборони СергіяШойгу. Він узяв під контроль Ростов-на-Дону та частину Воронезької області,після чого «вагнерівці» вирушили на Москву.</text:p>
      <text:p text:style-name="P4">
<text:span text:style-name="T4">
Читайте також:</text:span>
 <text:a xlink:type="simple" xlink:href="https://www.ukrinform.ua/rubric-ato/3727471-pvk-vagner-moze-atakuvati-kiiv-z-bilorusi-britanskij-general.html" text:style-name="Internet_20_link" text:visited-style-name="Visited_20_Internet_20_Link">
 ПВК «Вагнер» може атакувати Київ з <text:span text:style-name="T4">
Білорусі</text:span>
 -британський генерал </text:a>
</text:p>
      <text:p text:style-name="P4">
Увечері 24 червня самопроголошений президент Білорусі Олександр Лукашенкозаявив, що за погодженням з Путіним провів переговори з Пригожиним. Післяцього ватажок ПВК «Вагнер» оголосив, що <text:a xlink:type="simple" xlink:href="https://www.ukrinform.ua/rubric-world/3727347-prigozin-rozvertae-koloni-vagnerivciv-do-polovih-taboriv-roszmi.html" text:style-name="Internet_20_link" text:visited-style-name="Visited_20_Internet_20_Link">
 розвертає своїх найманців назад до«польових таборів» </text:a>
 .</text:p>
      <text:p text:style-name="P4">
Секретар Ради національної безпеки та оборони України Олексій Данілов назвавспробу заколоту ватажка ПВК «Вагнер» Євгена Пригожина <text:a xlink:type="simple" xlink:href="https://www.ukrinform.ua/rubric-polytics/3727477-danilov-nazvav-zakolot-prigozina-persim-etapom-demontazu-putinskoi-sistemi.html" text:style-name="Internet_20_link" text:visited-style-name="Visited_20_Internet_20_Link">
 першим етапомдемонтажу системи </text:a>
президента Росії Володимира Путіна.</text:p>
      <text:p text:style-name="P4">
Source: <text:a xlink:type="simple" xlink:href="https://www.ukrinform.ua/rubric-world/3727570-u-polsi-ne-viklucaut-posilenna-napruzenosti-na-kordoni-z-bilorussu.html" text:style-name="Internet_20_link" text:visited-style-name="Visited_20_Internet_20_Link">
https://www.ukrinform.ua/rubric-world/3727570-u-polsi-ne-viklucaut-posilenna-napruzenosti-na-kordoni-z-bilorussu.html</text:a>
</text:p>
      <!--NEWS-->
      <text:h text:style-name="P10" text:outline-level="1">
<text:span text:style-name="T4">
Артета: Наступний сезон буде найважчим в історії Прем'єр-ліги</text:span>
</text:h>
      <text:p text:style-name="P4">
Authors: Ukrinform (Person)</text:p>
      <text:p text:style-name="P4">
Publisher: Укринформ (Organization)</text:p>
      <text:p text:style-name="P4">
Published Time: 2023-06-25T19:11:39+03:00</text:p>
      <text:p text:style-name="P4">
Modified Time: 2023-06-25T19:11:39+03:00</text:p>
      <text:p text:style-name="P4">
Description: Головний тренер «Арсенала» Мікель Артета зробив прогноз на наступний сезон Англійської прем'єр-ліги. — Укрінформ.</text:p>
      <text:p text:style-name="P4">
Images: ['<text:a xlink:type="simple" xlink:href="https://static.ukrinform.com/photos/2023_06/thumb_files/630_360_1687709420-156.jpeg" text:style-name="Internet_20_link" text:visited-style-name="Visited_20_Internet_20_Link">
630_360_16877...</text:a>
']</text:p>
      <text:p text:style-name="P4">
Tags: ['Арсенал', 'Футбол', 'АПЛ']</text:p>
      <text:p text:style-name="P4">
Type: Article</text:p>
      <!--METADATA-->
      <text:p text:style-name="P4">
<draw:frame draw:style-name="fr1" draw:name="Image186" text:anchor-type="as-char" svg:width="6.9236in" svg:height="3.956343in" draw:z-index="0">
<draw:image xlink:href="../Images/yкринформ/2023-06-25T19-11-39-03-00/630_360_1687709420-156.jpeg" xlink:type="simple" xlink:show="embed" xlink:actuate="onLoad" draw:mime-type="image/jpeg"/>
</draw:frame>
 Головнийтренер «Арсенала» Мікель Артета зробив прогноз на наступний сезон Англійськоїпрем'єр-ліги.</text:p>
      <text:p text:style-name="P4">
Про це повідомила <text:a xlink:type="simple" xlink:href="https://www.marca.com/futbol/premier-league/2023/06/25/6496fbda46163f58b98b45dc.html" text:style-name="Internet_20_link" text:visited-style-name="Visited_20_Internet_20_Link">
 Marca </text:a>
 , передає Укрінформ.</text:p>
      <text:p text:style-name="P4">
«Завоювання титулом було б подвигом. Це «Арсенал», і рівень вимог до клубувисокий. Мені й досі дуже боляче, що нам не вдалося виграти чемпіонат після10-місячної боротьби із «Ман Сіті». Водночас я чітко усвідомлюю, що те, що мидосягли з такою молодою командою – теж є заслугою», - сказав головний тренер«Арсенала».</text:p>
      <text:p text:style-name="P4">
Він також зауважив, що рівень конкуренції в лізі є найбільшим за 22 роки.</text:p>
      <text:p text:style-name="P4">
«Чи зможемо ми виграти в наступному сезоні? Якби не могли – я б тут не сидів.Це наші амбіції. Ми знаємо, з якими труднощами доведеться зіткнутися. Ценайкраща ліга у світі, і наступний сезон буде найважчим в історії Прем'єр-ліги. Я тут вже 22 роки, і ніколи не бачив такого рівня конкуренції. Щобвиграти АПЛ – треба бути найкращими, тому нам потрібно посилюватися», —пояснив Артета.</text:p>
      <text:p text:style-name="P4">
<text:span text:style-name="T4">
Читайте також:</text:span>
 <text:a xlink:type="simple" xlink:href="https://www.ukrinform.ua/rubric-sports/3725914-fabio-kannavaro-zigrae-u-blagodijnomu-matci-na-pidtrimku-ukraini.html" text:style-name="Internet_20_link" text:visited-style-name="Visited_20_Internet_20_Link">
 Фабіо Каннаваро зіграє у благодійному матчі на підтримкуУкраїни </text:a>
</text:p>
      <text:p text:style-name="P4">
Як повідомлялося, «Арсенал» посів другу сходинку в АПЛ.</text:p>
      <text:p text:style-name="P4">
Фото: Getty Images</text:p>
      <text:p text:style-name="P4">
Source: <text:a xlink:type="simple" xlink:href="https://www.ukrinform.ua/rubric-sports/3727571-arteta-nastupnij-sezon-bude-najvazcim-v-istorii-premerligi.html" text:style-name="Internet_20_link" text:visited-style-name="Visited_20_Internet_20_Link">
https://www.ukrinform.ua/rubric-sports/3727571-arteta-nastupnij-sezon-bude-najvazcim-v-istorii-premerligi.html</text:a>
</text:p>
      <!--NEWS-->
      <text:h text:style-name="P10" text:outline-level="1">
<text:span text:style-name="T4">
Під час заколоту Пригожина «Путіна не було ніде» - ЗМІ</text:span>
</text:h>
      <text:p text:style-name="P4">
Authors: Ukrinform (Person)</text:p>
      <text:p text:style-name="P4">
Publisher: Укринформ (Organization)</text:p>
      <text:p text:style-name="P4">
Published Time: 2023-06-25T19:12:00+03:00</text:p>
      <text:p text:style-name="P4">
Modified Time: 2023-06-25T19:12:00+03:00</text:p>
      <text:p text:style-name="P4">
Description: У суботу, 24 червня, під час розгортання заколоту Євгенія Пригожина та ПВК "Вагнер", президента і верховного головнокомандуючого РФ Володимира Путіна "не було ніде",тому тепер йому буде складніше "збирати вертикаль влади". — Укрінформ.</text:p>
      <text:p text:style-name="P4">
Images: ['<text:a xlink:type="simple" xlink:href="https://static.ukrinform.com/photos/2023_06/thumb_files/630_360_1685633331-599.jpg" text:style-name="Internet_20_link" text:visited-style-name="Visited_20_Internet_20_Link">
630_360_16856...</text:a>
']</text:p>
      <text:p text:style-name="P4">
Tags: ['Лукашенко', 'Путін', 'Росія', 'Російські військові', 'ПВК "Вагнера"', 'Пригожин', 'Переворот', 'Шойгу']</text:p>
      <text:p text:style-name="P4">
Type: Article</text:p>
      <!--METADATA-->
      <text:p text:style-name="P4">
<draw:frame draw:style-name="fr1" draw:name="Image187" text:anchor-type="as-char" svg:width="6.9236in" svg:height="3.956343in" draw:z-index="0">
<draw:image xlink:href="../Images/yкринформ/2023-06-25T19-12-00-03-00/630_360_1685633331-599.jpg" xlink:type="simple" xlink:show="embed" xlink:actuate="onLoad" draw:mime-type="image/jpeg"/>
</draw:frame>
 У суботу,24 червня, під час розгортання заколоту Євгенія Пригожина та ПВК "Вагнер",президента і верховного головнокомандуючого РФ Володимира Путіна "не булоніде",тому тепер йому буде складніше "збирати вертикаль влади".</text:p>
      <text:p text:style-name="P4">
Як передає Укрінформ, про це пише <text:a xlink:type="simple" xlink:href="https://meduza.io/feature/2023/06/25/putina-ne-bylo-nigde" text:style-name="Internet_20_link" text:visited-style-name="Visited_20_Internet_20_Link">
 "Медуза"</text:a>
 з посиланням наджерела з владних кіл РФ.</text:p>
      <text:p text:style-name="P4">
Співрозмовники, близькі до Кремля, визнають, що заколот послабив позиції <text:a xlink:type="simple" xlink:href="https://www.ukrinform.ua/tag-putin" text:style-name="Internet_20_link" text:visited-style-name="Visited_20_Internet_20_Link">
Путіна </text:a>
 . "Він не міг спуститися доПригожина, але його вчора [після телезвернення] не було ніде. Він "цар“,„перший“, але бляха-муха, коли треба — втрутися, а не змушуй за себе світитифасадом Лукашенка та перемовлятися силовиків", - сказало джерело.</text:p>
      <text:p text:style-name="P4">
За оцінкою одного зі співрозмовників "Медузи", близького до адміністраціїпрезидента, тепер Путіну буде складніше "збирати вертикаль влади" - а спроб"перевлаштувати систему" з боку "російських еліт" стане тільки більше.</text:p>
      <text:p text:style-name="P4">
Як стверджують джерела "Медузи", близькі до адміністрації президента РФ,приблизно в середині дня 24 червня Пригожин, з яким влада до того намагалисядомовитися, почав уже сам виходити на зв'язок з Кремлем. І нібито навіть"намагався додзвонитися до Путіна, але президент не хотів із ним говорити".</text:p>
      <text:p text:style-name="P4">
<text:span text:style-name="T4">
Читайте також:</text:span>
 <text:a xlink:type="simple" xlink:href="https://www.ukrinform.ua/rubric-polytics/3727477-danilov-nazvav-zakolot-prigozina-persim-etapom-demontazu-putinskoi-sistemi.html" text:style-name="Internet_20_link" text:visited-style-name="Visited_20_Internet_20_Link">
 <text:span text:style-name="T4">
Данілов</text:span>
 назвав заколот Пригожина першим етапомдемонтажу путінської системи </text:a>
</text:p>
      <text:p text:style-name="P4">
За оцінкою співрозмовників видання, близьких до Кремля та уряду РФ, швидше завсе, Пригожин зрозумів, що "перейшов межу", а "перспективи руху його колонтуманні". На той момент найманці перебували вже недалеко від річки Оки — саметам російська армія та Росгвардія вирішили збудувати першу лінію оборони відвагнерівців. При цьому, незважаючи на заяви Пригожина про те, що з ним готовіпіти «пів армії» (і незважаючи на те, що в регіонах він не отримав жодноївідсічі з боку силовиків), додаткової підтримки за перші години повстання уПВК не з'явилося.</text:p>
      <text:p text:style-name="P4">
Побачивши настрій Пригожина, Кремль нібито вирішив не йти на «кривавезіткнення». При цьому фінальними переговорами займалася велика групачиновників, до якої серед інших входили голова адміністрації президента АнтонВайно, секретар Ради безпеки РФ Микола Патрушев та посол Росії у БілорусіБорис Гризлов. "Фронтменом" цього гурту виступив Олександр Лукашенко.</text:p>
      <text:p text:style-name="P4">
<text:span text:style-name="T4">
Читайте також:</text:span>
 <text:a xlink:type="simple" xlink:href="https://www.ukrinform.ua/rubric-world/3727554-blinken-pro-zakolot-prigozina-ne-dumau-so-mi-bacili-finalnij-akt.html" text:style-name="Internet_20_link" text:visited-style-name="Visited_20_Internet_20_Link">
 Блінкен — про заколот <text:span text:style-name="T4">
Пригожин</text:span>
 а: Не думаю, що мибачили фінальний акт </text:a>
</text:p>
      <text:p text:style-name="P4">
За словами джерела, близького до Кремля, Пригожин наполягав, аби у переговорахбрали участь перші особи. «Пригожину потрібен був гідний конфідент, щоб вийтизі гри [зберігши обличчя]. Таким є Лукашенко. Він любить піар і розумієвигоду, тому й погодився», — стверджує співрозмовник.</text:p>
      <text:p text:style-name="P4">
Джерела «Медузи», близькі до Кремля та уряду РФ, сходяться на думці, що запідсумками радикального виступу Пригожин програв: «Він витіснений із Росії.Президент такого не прощає». За їхніми словами, сторони ще «обговорюватимуть»подробиці угоди щодо нового становища Пригожина, але «колишнього впливу таресурсів у нього не буде».</text:p>
      <text:p text:style-name="P4">
<text:span text:style-name="T4">
Читайте також:</text:span>
 <text:a xlink:type="simple" xlink:href="https://www.ukrinform.ua/rubric-polytics/3727502-podolak-pro-zakolot-prigozina-mi-b-hotili-trohi-insih-rezultativ.html" text:style-name="Internet_20_link" text:visited-style-name="Visited_20_Internet_20_Link">
 <text:span text:style-name="T4">
Подоляк</text:span>
 про заколот Пригожина: Ми б хотіли трохиінших результатів </text:a>
</text:p>
      <text:p text:style-name="P4">
Водночас співрозмовник, близький до Кремля, не виключив, що за підсумкамизаколоту можуть бути кадрові зміни в керівництві міноборони: «Але не на вимогуПригожина, а через самоусунення міністерства оборони». При цьому ні СергійШойгу, ані Валерій Герасимов досі не сказали ні слова про повстання Пригожина.Також невідомо, де вони весь цей час перебували.</text:p>
      <text:p text:style-name="P4">
Як повідомлялося, очільник ПВК "Вагнера" Євген Пригожин 23 червня оголосивдемарш проти російського військового керівництва, зокрема проти міністраоборони РФ Сергія Шойгу. "Вагнер" встановив контроль над військовими об’єктамиу Ростові-на-Дону. Пригожин заявив про намір дійти до Москви. Ввечері 24червня Пригожин заявив, що розвертає бійців угруповання до польових таборів.</text:p>
      <text:p text:style-name="P4">
<text:span text:style-name="T5">
Фото: EPA</text:span>
</text:p>
      <text:p text:style-name="P4">
Source: <text:a xlink:type="simple" xlink:href="https://www.ukrinform.ua/rubric-world/3727573-pid-cas-zakolotu-prigozina-putina-ne-bulo-nide-zmi.html" text:style-name="Internet_20_link" text:visited-style-name="Visited_20_Internet_20_Link">
https://www.ukrinform.ua/rubric-world/3727573-pid-cas-zakolotu-prigozina-putina-ne-bulo-nide-zmi.html</text:a>
</text:p>
      <!--NEWS-->
      <text:h text:style-name="P10" text:outline-level="1">
<text:span text:style-name="T4">
Українські бійці за добу просунулись на флангах навколо Бахмута до кілометра - Череватий</text:span>
</text:h>
      <text:p text:style-name="P4">
Authors: Ukrinform (Person)</text:p>
      <text:p text:style-name="P4">
Publisher: Укринформ (Organization)</text:p>
      <text:p text:style-name="P4">
Published Time: 2023-06-25T19:31:00+03:00</text:p>
      <text:p text:style-name="P4">
Modified Time: 2023-06-25T19:31:00+03:00</text:p>
      <text:p text:style-name="P4">
Description: За добу Сили оборони пройшли на південному та північному флангах навколо Бахмута від 600 до 1000 метрів. — Укрінформ.</text:p>
      <text:p text:style-name="P4">
Images: ['<text:a xlink:type="simple" xlink:href="https://static.ukrinform.com/photos/2023_02/thumb_files/630_360_1675335452-443.jpg" text:style-name="Internet_20_link" text:visited-style-name="Visited_20_Internet_20_Link">
630_360_16753...</text:a>
']</text:p>
      <text:p text:style-name="P4">
Tags: ['Бахмут', 'Війна з Росією', 'Контрнаступ', 'Єдині новини']</text:p>
      <text:p text:style-name="P4">
Type: Article</text:p>
      <!--METADATA-->
      <text:p text:style-name="P4">
<draw:frame draw:style-name="fr1" draw:name="Image188" text:anchor-type="as-char" svg:width="6.9236in" svg:height="3.956343in" draw:z-index="0">
<draw:image xlink:href="../Images/yкринформ/2023-06-25T19-31-00-03-00/630_360_1675335452-443.jpg" xlink:type="simple" xlink:show="embed" xlink:actuate="onLoad" draw:mime-type="image/jpeg"/>
</draw:frame>
 За добуСили оборони пройшли на південному та північному флангах навколо Бахмута від600 до 1000 метрів.</text:p>
      <text:p text:style-name="P4">
Як повідомляє кореспондент Укрінформу, про це сказав речник Східногоугруповання військ ЗСУ Сергій Череватий в ефірі телемарафону "Єдині новини".</text:p>
      <text:p text:style-name="P4">
"На Бахмутському напрямку Сили оборони тримають ініціативу і продовжуютьштурмові дії, тіснять <text:a xlink:type="simple" xlink:href="https://www.ukrinform.ua/tag-rosijski-vijskovi" text:style-name="Internet_20_link" text:visited-style-name="Visited_20_Internet_20_Link">
 ворога </text:a>
 . За добу було пройдено на південному, північному флангах навколоБахмута від 600 до 1000 метрів", - сказав Череватий.</text:p>
      <text:p text:style-name="P4">
Він зазначив, що Сили оборони за добу знищили 186 окупантів, поранили 224 тавзяли у полон 8 осіб. Також було знищено танк, бойову машину піхоти, двісамохідні артилерійські установки, дві реактивні системи залпового вогню"Град", три протитанкових комплекси, три гармати "Мста-Б", зенітно-ракетнийкомплекс "Стріла-10", шість польових складів з боєприпасами, три дрони-камікадзе "Ланцет" та один безпілотник "Орлан-10".</text:p>
      <text:p text:style-name="P4">
<text:span text:style-name="T4">
Читайте також:</text:span>
 <text:a xlink:type="simple" xlink:href="https://www.ukrinform.ua/rubric-ato/3726811-na-bahmutskomu-napramku-sili-oboroni-znisili-tri-skladi-boepripasiv-voroga-cerevatij.html" text:style-name="Internet_20_link" text:visited-style-name="Visited_20_Internet_20_Link">
 На Бахмутському напрямку Сили оборони знищили три складибоєприпасів ворога - <text:span text:style-name="T4">
Череватий</text:span>
 </text:a>
</text:p>
      <text:p text:style-name="P4">
Як повідомляв <text:a xlink:type="simple" xlink:href="https://www.ukrinform.ua/rubric-ato/3727551-sili-oboroni-ukraini-za-tizden-znisili-majze-pat-tisac-vijskovih-rf.html" text:style-name="Internet_20_link" text:visited-style-name="Visited_20_Internet_20_Link">
 Укрінформ </text:a>
 , Силиоборони України з 19 по 25 червня знищили майже п'ять тисяч військовихРосійської Федерації та 187 артилерійських систем.</text:p>
      <text:p text:style-name="P4">
Source: <text:a xlink:type="simple" xlink:href="https://www.ukrinform.ua/rubric-ato/3727579-ukrainski-bijci-za-dobu-prosunulis-na-flangah-navkolo-bahmuta-do-kilometra-cerevatij.html" text:style-name="Internet_20_link" text:visited-style-name="Visited_20_Internet_20_Link">
https://www.ukrinform.ua/rubric-ato/3727579-ukrainski-bijci-za-dobu-prosunulis-na-flangah-navkolo-bahmuta-do-kilometra-cerevatij.html</text:a>
</text:p>
      <!--NEWS-->
      <text:h text:style-name="P10" text:outline-level="1">
<text:span text:style-name="T4">
Президент розповів про сьогоднішні контакти зі світовими лідерами</text:span>
</text:h>
      <text:p text:style-name="P4">
Authors: Ukrinform (Person)</text:p>
      <text:p text:style-name="P4">
Publisher: Укринформ (Organization)</text:p>
      <text:p text:style-name="P4">
Published Time: 2023-06-25T19:36:00+03:00</text:p>
      <text:p text:style-name="P4">
Modified Time: 2023-06-25T23:36:00+03:00</text:p>
      <text:p text:style-name="P4">
Description: Володимир Зеленський 25 червня провів телефонні розмови з Джо Байденом, Джастіном Трюдо та Анджеєм Дудою. — Укрінформ.</text:p>
      <text:p text:style-name="P4">
Images: ['<text:a xlink:type="simple" xlink:href="https://static.ukrinform.com/photos/2022_05/thumb_files/630_360_1652263772-452.jpeg" text:style-name="Internet_20_link" text:visited-style-name="Visited_20_Internet_20_Link">
630_360_16522...</text:a>
']</text:p>
      <text:p text:style-name="P4">
Tags: ['Байден', 'Дуда', 'Переговори', 'Трюдо', 'Зеленський', 'Війна з Росією']</text:p>
      <text:p text:style-name="P4">
Type: Article</text:p>
      <!--METADATA-->
      <text:p text:style-name="P4">
<draw:frame draw:style-name="fr1" draw:name="Image189" text:anchor-type="as-char" svg:width="6.9236in" svg:height="3.956343in" draw:z-index="0">
<draw:image xlink:href="../Images/yкринформ/2023-06-25T19-36-00-03-00/630_360_1652263772-452.jpeg" xlink:type="simple" xlink:show="embed" xlink:actuate="onLoad" draw:mime-type="image/jpeg"/>
</draw:frame>
 ВолодимирЗеленський 25 червня провів телефонні розмови з Джо Байденом, Джастіном Трюдота Анджеєм Дудою.</text:p>
      <text:p text:style-name="P4">
Як повідомляє Укрінформу, про це Президент України розповів у <text:a xlink:type="simple" xlink:href="https://www.youtube.com/watch" text:style-name="Internet_20_link" text:visited-style-name="Visited_20_Internet_20_Link">
 вечірньомувідеозверненні. </text:a>
</text:p>
      <text:p text:style-name="P4">
"Звичайно, ми обговорили бойові дії на передовій, наші активні дії. Яподякував партнерам за надану підтримку – вона дуже вагома й реально допомагаєнашим воїнам рухатися вперед. Зараз російські окупанти зазнають втрат, які намі потрібні. Кожна їхня втрата – це довгострокове посилення свободи. Обговорилий подальше зміцнення українських воїнів, і я дякую партнерам за розуміннянаших потреб – далекобійних потреб", - сказав він.</text:p>
      <text:p text:style-name="P4">
_Відео:<text:a xlink:type="simple" xlink:href="https://www.facebook.com/president.gov.ua/videos/1276926429863532" text:style-name="Internet_20_link" text:visited-style-name="Visited_20_Internet_20_Link">
 Офіс Президента</text:a>
 _</text:p>
      <text:p text:style-name="P4">
Президент зазначив, що також обговорив питання посилення українськоїартилерії. Зеленський висловив особливу подяку Байдену і Сполученим Штатам –за надійність систем Patriot.</text:p>
      <text:p text:style-name="P4">
<text:span text:style-name="T4">
Читайте також:</text:span>
 <text:a xlink:type="simple" xlink:href="https://www.ukrinform.ua/rubric-polytics/3727614-zelenskij-proviv-rozmovu-z-bajdenom.html" text:style-name="Internet_20_link" text:visited-style-name="Visited_20_Internet_20_Link">
 Зеленський обговорив з <text:span text:style-name="T4">
Байден</text:span>
 ом розширення оборонноїспівпраці України та США </text:a>
</text:p>
      <text:p text:style-name="P4">
Глава держави додав, що залишається всього 15 днів до початку <text:a xlink:type="simple" xlink:href="https://www.ukrinform.ua/tag-samit-nato" text:style-name="Internet_20_link" text:visited-style-name="Visited_20_Internet_20_Link">
 саміту НАТО</text:a>
 у Вільнюсі, і українська владаробить все, щоб він мав реальний та сильний зміст.</text:p>
      <text:p text:style-name="P4">
"Позитивні рішення для України у Вільнюсі – це єдині можливі позитивні рішеннядля нашої спільної безпеки у Європі та загалом в Альянсі", - наголосивЗеленський.</text:p>
      <text:p text:style-name="P4">
Як повідомлялося, саміт НАТО відбудеться у Вільнюсі 11-12 липня.</text:p>
      <text:p text:style-name="P4">
<text:span text:style-name="T5">
Фото: ОП</text:span>
</text:p>
      <text:p text:style-name="P4">
Source: <text:a xlink:type="simple" xlink:href="https://www.ukrinform.ua/rubric-polytics/3727626-prezident-rozpoviv-pro-sogodnisni-kontakti-zi-svitovimi-liderami.html" text:style-name="Internet_20_link" text:visited-style-name="Visited_20_Internet_20_Link">
https://www.ukrinform.ua/rubric-polytics/3727626-prezident-rozpoviv-pro-sogodnisni-kontakti-zi-svitovimi-liderami.html</text:a>
</text:p>
      <!--NEWS-->
      <text:h text:style-name="P10" text:outline-level="1">
<text:span text:style-name="T4">
ЗСУ за добу вразили три артпідрозділи та пункт управління росіян</text:span>
</text:h>
      <text:p text:style-name="P4">
Authors: Ukrinform (Person)</text:p>
      <text:p text:style-name="P4">
Publisher: Укринформ (Organization)</text:p>
      <text:p text:style-name="P4">
Published Time: 2023-06-25T19:45:00+03:00</text:p>
      <text:p text:style-name="P4">
Modified Time: 2023-06-25T19:45:00+03:00</text:p>
      <text:p text:style-name="P4">
Description: Сили оборони України за добу уразили три артилерійські підрозділи на вогневих позиціях, пункт управління та склад боєприпасів російської армії. — Укрінформ.</text:p>
      <text:p text:style-name="P4">
Images: ['<text:a xlink:type="simple" xlink:href="https://static.ukrinform.com/photos/2023_06/thumb_files/630_360_1687346859-983.jpg" text:style-name="Internet_20_link" text:visited-style-name="Visited_20_Internet_20_Link">
630_360_16873...</text:a>
']</text:p>
      <text:p text:style-name="P4">
Tags: ['Генштаб', 'ЗСУ', 'Російські військові', 'Війна з Росією', '#stoprussia']</text:p>
      <text:p text:style-name="P4">
Type: Article</text:p>
      <!--METADATA-->
      <text:p text:style-name="P4">
<draw:frame draw:style-name="fr1" draw:name="Image190" text:anchor-type="as-char" svg:width="6.9236in" svg:height="3.956343in" draw:z-index="0">
<draw:image xlink:href="../Images/yкринформ/2023-06-25T19-45-00-03-00/630_360_1687346859-983.jpg" xlink:type="simple" xlink:show="embed" xlink:actuate="onLoad" draw:mime-type="image/jpeg"/>
</draw:frame>
 Силиоборони України за добу уразили три артилерійські підрозділи на вогневихпозиціях, пункт управління та склад боєприпасів російської армії.</text:p>
      <text:p text:style-name="P4">
Як передає Укрінформ, про це Генеральний штаб Збройних сил України повідомляєу <text:a xlink:type="simple" xlink:href="https://www.facebook.com/GeneralStaff.ua/posts/pfbid0h6auhdncgscLYSDXCioujycedJMhht18rZg4tkdKZHo6vXUXmjNytm6jN9jrn1sbl" text:style-name="Internet_20_link" text:visited-style-name="Visited_20_Internet_20_Link">
 Фейсбуці</text:a>
.</text:p>
      <text:p text:style-name="P4">
“Підрозділи ракетних військ і артилерії протягом доби уразили пунктуправління, три райони зосередження особового складу та військової техніки,склад боєприпасів, станцію РЕБ та три ворожих артилерійських підрозділи навогневих позиціях”, - ідеться у повідомленні.</text:p>
      <text:p text:style-name="P4">
Окрім того, Авіація сил оборони за добу завдала шістьох ударів по районахзосередження особового складу російських військ. Також <text:a xlink:type="simple" xlink:href="https://www.ukrinform.ua/tag-zsu" text:style-name="Internet_20_link" text:visited-style-name="Visited_20_Internet_20_Link">
 українські захисники</text:a>
 знищили розвідувальний безпілотникоперативно-тактичного рівня.</text:p>
      <text:p text:style-name="P4">
У Генштабі підкреслюють, що Російська Федерація продовжує вбивати мирненаселення України, і надалі ігнорує закони та звичаї війни, використовуєтактику терору, завдає ударів, здійснює обстріли як по військових, так і поцивільних об’єктах.</text:p>
      <text:p text:style-name="P4">
<text:span text:style-name="T4">
Читайте також:</text:span>
 <text:a xlink:type="simple" xlink:href="https://www.ukrinform.ua/rubric-ato/3727471-pvk-vagner-moze-atakuvati-kiiv-z-bilorusi-britanskij-general.html" text:style-name="Internet_20_link" text:visited-style-name="Visited_20_Internet_20_Link">
 ПВК «Вагнер» може атакувати Київ з <text:span text:style-name="T4">
Білорусі</text:span>
 -британський генерал </text:a>
</text:p>
      <text:p text:style-name="P4">
Так, сьогодні вночі росіяни застосували 6 зенітних керованих ракет із С-300 поцивільних об’єктах на території Запорізької області. Крім того, протягом добиворог завдав 25 авіаційних ударів, також здійснив понад 30 обстрілів зреактивних систем залпового вогню по позиціях українських військ та населенихпунктах.</text:p>
      <text:p text:style-name="P4">
Ймовірність завдання ракетних та авіаційних ударів по всій території Українизалишається високою.</text:p>
      <text:p text:style-name="P4">
Російські війська і надалі зосереджують основні зусилля на <text:span text:style-name="T4">
Лиманському,</text:span>
<text:span text:style-name="T4">
Бахмутському</text:span>
 та <text:span text:style-name="T4">
Мар’їнському</text:span>
 напрямках, протягом доби відбулися понад20 бойових зіткнень.</text:p>
      <text:p text:style-name="P4">
На <text:span text:style-name="T4">
Волинському</text:span>
 та <text:span text:style-name="T4">
Поліському</text:span>
 напрямках оперативна ситуація безсуттєвих змін. Ознак формування наступальних угруповань не виявлено.</text:p>
      <text:p text:style-name="P4">
На <text:span text:style-name="T4">
Сіверському</text:span>
 та <text:span text:style-name="T4">
Слобожанському</text:span>
 напрямках агресор зберігає військовуприсутність, продовжує диверсійно-розвідувальну діяльність у прикордонних зУкраїною районах.</text:p>
      <text:p text:style-name="P4">
<text:span text:style-name="T4">
Читайте також:</text:span>
 <text:a xlink:type="simple" xlink:href="https://www.ukrinform.ua/rubric-ato/3727568-na-tavrijskomu-napramku-za-dobu-rosiani-vtratili-majze-tri-roti.html" text:style-name="Internet_20_link" text:visited-style-name="Visited_20_Internet_20_Link">
 На Таврійському напрямку за добу росіяни втратили майжетри роти </text:a>
</text:p>
      <text:p text:style-name="P4">
Росіяни минулої доби в районі населеного пункту Родіонівка Сумської областіздійснили невдалу спробу проникнення диверсійно-розвідувальної групи черездержкордон України. Ворог зазнав втрат та відступив.</text:p>
      <text:p text:style-name="P4">
Також агресор здійснив мінометні та артилерійські обстріли населених пунктівГрем'ячка, Тимоновичі Чернігівської області; Ходине, Малушине, Козаче,Ворожба, Іскрисківщина, Павлівка, Катеринівка Сумської області, а також Уди,Ветеринарне, Гранів, Козача Лопань, Красне, Стариця, Огірцеве, Гатище,Вовчанськ, Бочкове, Охрімівка, Миколаївка, Нестерне, Бударки, Кругле,Землянки, Вільхуватка, Чугунівка, Григорівка, Одрадне на Харківщині.</text:p>
      <text:p text:style-name="P4">
На <text:span text:style-name="T4">
Куп’янському</text:span>
 напрямку артилерійських і мінометних обстрілів російськихвійськ зазнали Колодязне, Красне Перше, Фиголівка, Новомлинськ, Дворічна,Западне, Масютівка, Кислівка та Берестове Харківської області.</text:p>
      <text:p text:style-name="P4">
На <text:span text:style-name="T4">
Лиманському</text:span>
 напрямку агресор здійснив безуспішні наступальні дії внапрямку Роздолівки. Артилерійських обстрілів зазнали Невське і БілогорівкаЛуганської області та Торське, Серебрянка, Верхньокам’янське, Спірне іРоздолівка на Донеччині.</text:p>
      <text:p text:style-name="P4">
<text:span text:style-name="T4">
Читайте також:</text:span>
 <text:a xlink:type="simple" xlink:href="https://www.ukrinform.ua/rubric-ato/3727011-bilij-dim-zalisae-pravo-komentuvati-tempi-ta-riven-skladnosti-kontrnastupu-za-ukrainou.html" text:style-name="Internet_20_link" text:visited-style-name="Visited_20_Internet_20_Link">
 Білий дім залишає право коментувати темпи та рівеньскладності <text:span text:style-name="T4">
контрнаступ</text:span>
 у за Україною </text:a>
</text:p>
      <text:p text:style-name="P4">
На <text:span text:style-name="T4">
Бахмутському</text:span>
 напрямку російські війська вели безуспішні наступальні діїв районах Григорівки та Міньківки Донецької області. Завдали авіаційного ударубіля Сухої Балки на Донеччині. Від ворожих артилерійських обстрілівпостраждали Васюківка, Міньківка, Оріхово-Василівка, Богданівка, Часів Яр,Іванівське, Озарянівка та Нью-Йорк Донецької області.</text:p>
      <text:p text:style-name="P4">
На <text:span text:style-name="T4">
Авдіївському</text:span>
 напрямку ворог завдав авіаційного удару в районі Авдіївки.Здійснив артилерійські обстріли районів населених пунктів Бердичі, Авдіївка,Водяне, Карлівка та Первомайське.</text:p>
      <text:p text:style-name="P4">
На <text:span text:style-name="T4">
Мар’їнському</text:span>
 напрямку російська армія проводила наступальні дії врайоні Мар’їнки, успіху не мала. Також агресор завдав авіаційного удару біляКрасногорівки. В той же час ворог здійснив артилерійські обстріли населенихпунктів Гостре, Георгіївка та Мар’їнка Донецької області.</text:p>
      <text:p text:style-name="P4">
На <text:span text:style-name="T4">
Шахтарському</text:span>
 напрямку ворог завдав авіаційних ударів в районахПречистівки та Благодатного. Окрім того, здійснив обстріли населених пунктівПарасковіївка, Новомихайлівка, Вугледар, Сторожеве, Макарівка, Новосілка таНовопіль Донецької області.</text:p>
      <text:p text:style-name="P4">
<text:span text:style-name="T4">
Читайте також:</text:span>
 <text:a xlink:type="simple" xlink:href="https://www.ukrinform.ua/rubric-ato/3727260-nimeccina-u-spivpraci-zi-ssa-planue-cogoric-postaviti-v-ukrainu-se-do-30-gepard.html" text:style-name="Internet_20_link" text:visited-style-name="Visited_20_Internet_20_Link">
 Німеччина у співпраці зі США планує цьогоріч поставити вУкраїну ще до 30 Gepard </text:a>
</text:p>
      <text:p text:style-name="P4">
На <text:span text:style-name="T4">
Запорізькому</text:span>
 та <text:span text:style-name="T4">
Херсонському</text:span>
 напрямках російська армія зосереджуєосновні зусилля на недопущенні просування українських військ. Росіянибезуспішно намагалися відновити втрачене положення в районі НоводарівкиЗапорізької області.</text:p>
      <text:p text:style-name="P4">
Окрім того, ворог здійснив артилерійські обстріли близько 30 населенихпунктів, серед яких - Темирівка, Новодарівка, Левадне, Ольгівське, Малинівка,Зелений Гай, Затишшя Гуляйполе Запорізької області; Нікополь Дніпропетровськоїобласті; Милове, Берислав, Козацьке, Львове, Микільське, Антонівка, Зеленівка,Херсон, Дніпровське Херсонської області та Очаків на Миколаївщині.</text:p>
      <text:p text:style-name="P4">
Як повідомляв Укрінформ, Сили оборони України <text:a xlink:type="simple" xlink:href="https://www.ukrinform.ua/rubric-ato/3727399-sili-oboroni-likviduvali-vze-224-630-rosian.html" text:style-name="Internet_20_link" text:visited-style-name="Visited_20_Internet_20_Link">
</text:a>
 з 24 лютого 2022 року по 25 червня 2023 рокуліквідували близько <text:a xlink:type="simple" xlink:href="https://www.ukrinform.ua/rubric-ato/3727399-sili-oboroni-likviduvali-vze-224-630-rosian.html" text:style-name="Internet_20_link" text:visited-style-name="Visited_20_Internet_20_Link">
 224 тисяч 630 російських загарбників</text:a>
 , і ще 720 осіб - за минулу добу.</text:p>
      <text:p text:style-name="P4">
Source: <text:a xlink:type="simple" xlink:href="https://www.ukrinform.ua/rubric-ato/3727580-zsu-za-dobu-vrazili-tri-artpidrozdili-punkt-upravlinna-ta-sklad-boepripasiv-rosian.html" text:style-name="Internet_20_link" text:visited-style-name="Visited_20_Internet_20_Link">
https://www.ukrinform.ua/rubric-ato/3727580-zsu-za-dobu-vrazili-tri-artpidrozdili-punkt-upravlinna-ta-sklad-boepripasiv-rosian.html</text:a>
</text:p>
      <!--NEWS-->
      <text:h text:style-name="P10" text:outline-level="1">
<text:span text:style-name="T4">
У Рівному сталася бійка з різаниною - трьох людей госпіталізували</text:span>
</text:h>
      <text:p text:style-name="P4">
Authors: Ukrinform (Person)</text:p>
      <text:p text:style-name="P4">
Publisher: Укринформ (Organization)</text:p>
      <text:p text:style-name="P4">
Published Time: 2023-06-25T19:46:00+03:00</text:p>
      <text:p text:style-name="P4">
Modified Time: 2023-06-25T19:46:00+03:00</text:p>
      <text:p text:style-name="P4">
Description: У Рівному після нічної бійки у середмісті госпіталізували трьох людей з ножовими пораненнями. — Укрінформ.</text:p>
      <text:p text:style-name="P4">
Images: ['<text:a xlink:type="simple" xlink:href="https://static.ukrinform.com/photos/2023_06/thumb_files/630_360_1687711400-435.jpg" text:style-name="Internet_20_link" text:visited-style-name="Visited_20_Internet_20_Link">
630_360_16877...</text:a>
']</text:p>
      <text:p text:style-name="P4">
Tags: ['Бійка', 'Поранені', 'Рівне', 'Різанина']</text:p>
      <text:p text:style-name="P4">
Type: Article</text:p>
      <!--METADATA-->
      <text:p text:style-name="P4">
<draw:frame draw:style-name="fr1" draw:name="Image191" text:anchor-type="as-char" svg:width="6.9236in" svg:height="3.956343in" draw:z-index="0">
<draw:image xlink:href="../Images/yкринформ/2023-06-25T19-46-00-03-00/630_360_1687711400-435.jpg" xlink:type="simple" xlink:show="embed" xlink:actuate="onLoad" draw:mime-type="image/jpeg"/>
</draw:frame>
 У Рівномупісля нічної бійки у середмісті госпіталізували трьох людей з ножовимипораненнями.</text:p>
      <text:p text:style-name="P4">
Про це у <text:a xlink:type="simple" xlink:href="https://www.facebook.com/police.in.Rivne.region/posts/pfbid0SgN513RQ15sC6F5Y4ea4ZGGEghaA2vbRXfhV4rkTKFQxPLQQYvpPBUX2iqqWYnNjl" text:style-name="Internet_20_link" text:visited-style-name="Visited_20_Internet_20_Link">
 Фейсбуці</text:a>
повідомляє Поліція Рівненської області, передає Укрінформ.</text:p>
      <text:p text:style-name="P4">
«24 червня о 23:55 до поліції надійшло повідомлення медиків, що працівники«швидкої» надавали допомогу трьом чоловікам із ножовими <text:a xlink:type="simple" xlink:href="https://www.ukrinform.ua/tag-poraneni" text:style-name="Internet_20_link" text:visited-style-name="Visited_20_Internet_20_Link">
 пораненнями</text:a>
 », - йдеться у повідомленні поліціїобласті.</text:p>
      <text:p text:style-name="P4">
</text:p>
      <text:p text:style-name="P4">
За їхньою інформацією, інцидент стався на вулиці Соборній. Попередньо відомо,що бійка відбулася під час раптового конфлікту між вісьмома чоловіками. Підчас сутички та шарпанини один із них дістав ніж, яким завдав удари опонентам.</text:p>
      <text:p text:style-name="P4">
</text:p>
      <text:p text:style-name="P4">
У поліції уточнили, що 26-річного рівнянина із проникаючим пораненням грудноїклітки госпіталізували. Крім того, у 21-річного жителя села Малинськдіагностували колото-ножове поранення руки, а у його 26-річного односельця -колото-ножове поранення ноги: медичну допомогу їм надали на місці події.</text:p>
      <text:p text:style-name="P4">
<text:span text:style-name="T4">
Читайте також:</text:span>
 <text:a xlink:type="simple" xlink:href="https://www.ukrinform.ua/rubric-world/3720015-u-francii-colovik-vlastuvav-rizaninu-na-ditacomu-majdanciku-e-poraneni.html" text:style-name="Internet_20_link" text:visited-style-name="Visited_20_Internet_20_Link">
 У Франції чоловік влаштував <text:span text:style-name="T4">
різанину</text:span>
 на дитячомумайданчику, є поранені </text:a>
</text:p>
      <text:p text:style-name="P4">
Слідчі Рівненського РУП розпочали досудове розслідування.</text:p>
      <text:p text:style-name="P4">
<text:span text:style-name="T5">
Фото: Поліція Рівненської області</text:span>
</text:p>
      <text:p text:style-name="P4">
Source: <text:a xlink:type="simple" xlink:href="https://www.ukrinform.ua/rubric-regions/3727581-u-rivnomu-stalasa-bijka-z-rizaninou-troh-ludej-gospitalizuvali.html" text:style-name="Internet_20_link" text:visited-style-name="Visited_20_Internet_20_Link">
https://www.ukrinform.ua/rubric-regions/3727581-u-rivnomu-stalasa-bijka-z-rizaninou-troh-ludej-gospitalizuvali.html</text:a>
</text:p>
      <!--NEWS-->
      <text:h text:style-name="P10" text:outline-level="1">
<text:span text:style-name="T4">
У Луцьку провели фестиваль фольклору українсько-польського прикордоння</text:span>
</text:h>
      <text:p text:style-name="P4">
Authors: Ukrinform (Person)</text:p>
      <text:p text:style-name="P4">
Publisher: Укринформ (Organization)</text:p>
      <text:p text:style-name="P4">
Published Time: 2023-06-25T1:25:00+03:00</text:p>
      <text:p text:style-name="P4">
Modified Time: 2023-06-25T20:25:00+03:00</text:p>
      <text:p text:style-name="P4">
Description: У Луцьку в неділю відбувся транскордонний фестиваль «Етнокультура – сила, що єднає!» в рамках проєкту «Спільна культурна спадщина: відродження фольклору на українсько-польському прикордонні». — Укрінформ.</text:p>
      <text:p text:style-name="P4">
Images: ['<text:a xlink:type="simple" xlink:href="https://static.ukrinform.com/photos/2023_06/thumb_files/630_360_1687713845-148.jpg" text:style-name="Internet_20_link" text:visited-style-name="Visited_20_Internet_20_Link">
630_360_16877...</text:a>
']</text:p>
      <text:p text:style-name="P4">
Tags: ['Фестиваль', 'Культура', 'Луцьк', 'Фольклор']</text:p>
      <text:p text:style-name="P4">
Type: Article</text:p>
      <!--METADATA-->
      <text:p text:style-name="P4">
<draw:frame draw:style-name="fr1" draw:name="Image194" text:anchor-type="as-char" svg:width="6.9236in" svg:height="3.956343in" draw:z-index="0">
<draw:image xlink:href="../Images/yкринформ/2023-06-25T1-25-00-03-00/630_360_1687713845-148.jpg" xlink:type="simple" xlink:show="embed" xlink:actuate="onLoad" draw:mime-type="image/jpeg"/>
</draw:frame>
 У Луцьку внеділю відбувся транскордонний фестиваль «Етнокультура – сила, що єднає!» врамках проєкту «Спільна культурна спадщина: відродження фольклору наукраїнсько-польському прикордонні».</text:p>
      <text:p text:style-name="P4">
Про це повідомляє <text:a xlink:type="simple" xlink:href="https://www.lutskrada.gov.ua/publications/u-palatsi-kultury-lutska-vidbuvsia-etnofestyval" text:style-name="Internet_20_link" text:visited-style-name="Visited_20_Internet_20_Link">
 Луцька міська рада</text:a>
 , передає Укрінформ.</text:p>
      <text:p text:style-name="P4">
«У Палаці культури відбувся транскордонний фестиваль «Етнокультура – сила, щоєднає!». Захід організовано в межах реалізації проєкту «Спільна <text:a xlink:type="simple" xlink:href="https://www.ukrinform.ua/tag-kultura" text:style-name="Internet_20_link" text:visited-style-name="Visited_20_Internet_20_Link">
 культурна</text:a>
 спадщина: відродження фольклору наукраїнсько-польському прикордонні», - йдеться у повідомленні міської ради.</text:p>
      <text:p text:style-name="P4">
</text:p>
      <text:p text:style-name="P4">
</text:p>
      <text:p text:style-name="P4">
Зазначається, що проєкт фінансується Європейським Союзом в межах Програмитранскордонного співробітництва ЄІС Польща-Україна.</text:p>
      <text:p text:style-name="P4">
</text:p>
      <text:p text:style-name="P4">
«Етнокультура – сила, що єднає!» покликаний через пісні, ігри та танці, щозібрали дослідники, передати усю чарівність традицій сусідніх народів», -додають у міській раді.</text:p>
      <text:p text:style-name="P4">
<text:span text:style-name="T4">
Читайте також:</text:span>
 <text:a xlink:type="simple" xlink:href="https://www.ukrinform.ua/rubric-diaspora/3726274-u-telavivi-provedut-ukrainskij-festival-kulturnoi-spadsini-etnohutir.html" text:style-name="Internet_20_link" text:visited-style-name="Visited_20_Internet_20_Link">
 У Тель-Авіві проведуть український <text:span text:style-name="T4">
фестиваль</text:span>
культурної спадщини «ЕтноХутір» </text:a>
</text:p>
      <text:p text:style-name="P4">
Організатори фесту запевняють, що попри важкі часи в Україні їм вдалосяздійснити дослідження фольклорної спадщини обох регіонів, підготувати збірникз піснями та обрядами, придбати музичні інструменти, сценічні костюми,провести літню мистецьку школу для творчо обдарованих дітей і пісеннийфестиваль у Польщі.</text:p>
      <text:p text:style-name="P4">
<text:span text:style-name="T5">
Фото: www.lutskrada.gov.ua</text:span>
</text:p>
      <text:p text:style-name="P4">
Source: <text:a xlink:type="simple" xlink:href="https://www.ukrinform.ua/rubric-culture/3727591-u-lucku-proveli-festival-folkloru-ukrainskopolskogo-prikordonna.html" text:style-name="Internet_20_link" text:visited-style-name="Visited_20_Internet_20_Link">
https://www.ukrinform.ua/rubric-culture/3727591-u-lucku-proveli-festival-folkloru-ukrainskopolskogo-prikordonna.html</text:a>
</text:p>
      <!--NEWS-->
      <text:h text:style-name="P10" text:outline-level="1">
<text:span text:style-name="T4">
Резніков прокоментував поточний контрнаступ як «підготовчу операцію»</text:span>
</text:h>
      <text:p text:style-name="P4">
Authors: Ukrinform (Person)</text:p>
      <text:p text:style-name="P4">
Publisher: Укринформ (Organization)</text:p>
      <text:p text:style-name="P4">
Published Time: 2023-06-25T20:01:00+03:00</text:p>
      <text:p text:style-name="P4">
Modified Time: 2023-06-25T20:01:00+03:00</text:p>
      <text:p text:style-name="P4">
Description: Міністр оборони Олексій Резніков вважає, що 2023 рік стане переломним і Україна повинна перемогти у війні. — Укрінформ.</text:p>
      <text:p text:style-name="P4">
Images: ['<text:a xlink:type="simple" xlink:href="https://static.ukrinform.com/photos/2023_03/thumb_files/630_360_1678276922-524.jpg" text:style-name="Internet_20_link" text:visited-style-name="Visited_20_Internet_20_Link">
630_360_16782...</text:a>
']</text:p>
      <text:p text:style-name="P4">
Tags: ['ЗСУ', 'Резніков', 'Війна з Росією', 'Контрнаступ']</text:p>
      <text:p text:style-name="P4">
Type: Article</text:p>
      <!--METADATA-->
      <text:p text:style-name="P4">
<draw:frame draw:style-name="fr1" draw:name="Image200" text:anchor-type="as-char" svg:width="6.9236in" svg:height="3.956343in" draw:z-index="0">
<draw:image xlink:href="../Images/yкринформ/2023-06-25T20-01-00-03-00/630_360_1678276922-524.jpg" xlink:type="simple" xlink:show="embed" xlink:actuate="onLoad" draw:mime-type="image/jpeg"/>
</draw:frame>
 Міністроборони Олексій Резніков вважає, що 2023 рік стане переломним і Українаповинна перемогти у війні.</text:p>
      <text:p text:style-name="P4">
Про це він сказав в інтервʼю <text:a xlink:type="simple" xlink:href="https://www.foxnews.com/world/reporters-notebook-one-step-closer-victory-ukraine-counteroffensive-underway" text:style-name="Internet_20_link" text:visited-style-name="Visited_20_Internet_20_Link">
 Fox News</text:a>
 , передає Укрінформ.</text:p>
      <text:p text:style-name="P4">
"Я відчуваю, що ми переможемо у цій війні, тому що ми воюємо за свою країну.Цей рік стане переломним", - сказав він, додавши, що ми повинні перемогти, боце наша ідея.</text:p>
      <text:p text:style-name="P4">
За його словами, очікування результату від контрнаступу ЗСУ були завищеними, асама Україна дуже обережна, щоб не наражати на небезпеку своїх хоробрих імотивованих бійців. "Ми намагаємося врятувати їхні (українських військових –ред.) життя", - сказав Резніков. Він описав російський підхід до використаннясвоїх військ як "м'ясорубку".</text:p>
      <text:p text:style-name="P4">
Він додав, що поточні дії ЗСУ не є головним наступом. Міністр описав ціманеври як певну "підготовчу операцію", визнавши, що <text:a xlink:type="simple" xlink:href="https://www.ukrinform.ua/tag-rosijski-vijskovi" text:style-name="Internet_20_link" text:visited-style-name="Visited_20_Internet_20_Link">
 росіяни</text:a>
 побудували "дуже сильніоборонні лінії".</text:p>
      <text:p text:style-name="P4">
Однак, за його словами, як тільки контрнаступ повністю розпочнеться, він будеуспішним.</text:p>
      <text:p text:style-name="P4">
Резніков також заявив, що вважає реалістичним вступ України до НАТО. "Явпевнений, що ми будемо повноправним членом (НАТО – ред.), але на це потрібенчас", – зазначив він, додавши, що це в інтересах самих країн Альянсу, тому щоУкраїна знає, як "перемогти і стримати російські збройні сили", - наголосиввін.</text:p>
      <text:p text:style-name="P4">
Щодо ядерних погроз Путіна, міністр заявив, що вважає це блефом. "Особисто длямене це звучить як блеф. Я думаю, що у цивілізованого світу є аргументи протицього, щоб переконати його", - сказав він.</text:p>
      <text:p text:style-name="P4">
<text:span text:style-name="T4">
Читайте також:</text:span>
 <text:a xlink:type="simple" xlink:href="https://www.ukrinform.ua/rubric-ato/3727449-zsu-vikoristovuut-dosvid-persih-tizniv-nastupu-ta-dosagaut-progresu-britanska-rozvidka.html" text:style-name="Internet_20_link" text:visited-style-name="Visited_20_Internet_20_Link">
 ЗСУ використовують досвід перших тижнів наступу тадосягають прогресу - британська розвідка </text:a>
</text:p>
      <text:p text:style-name="P4">
Резніков, коментуючи слова держсекретаря США Ентоні Блінкена про те, що успіхив контрнаступі можуть поставити Київ у кращу позицію на переговорах з Москвою,заявив, що не буде жодних переговорів з Росією, доки не будуть відновленікордони України 1991 року.</text:p>
      <text:p text:style-name="P4">
"Ми будемо готові обговорювати післявоєнне співіснування з Росією, коли вонизаберуться з нашої землі", - сказав він.</text:p>
      <text:p text:style-name="P4">
Як <text:a xlink:type="simple" xlink:href="https://www.ukrinform.ua/rubric-ato/3727399-sili-oboroni-likviduvali-vze-224-630-rosian.html" text:style-name="Internet_20_link" text:visited-style-name="Visited_20_Internet_20_Link">
 повідомлялося </text:a>
 , Сили оборони України з 24 лютого 2022року ліквідували близько 223 тисяч 910 російських загарбників.</text:p>
      <text:p text:style-name="P4">
Source: <text:a xlink:type="simple" xlink:href="https://www.ukrinform.ua/rubric-ato/3727585-reznikov-prokomentuvav-potocnij-kontrnastup-ak-pidgotovcu-operaciu.html" text:style-name="Internet_20_link" text:visited-style-name="Visited_20_Internet_20_Link">
https://www.ukrinform.ua/rubric-ato/3727585-reznikov-prokomentuvav-potocnij-kontrnastup-ak-pidgotovcu-operaciu.html</text:a>
</text:p>
      <!--NEWS-->
      <text:h text:style-name="P10" text:outline-level="1">
<text:span text:style-name="T4">
Після невдалого заколоту два літаки Путіна повернулися в Москву – росЗМІ</text:span>
</text:h>
      <text:p text:style-name="P4">
Authors: Ukrinform (Person)</text:p>
      <text:p text:style-name="P4">
Publisher: Укринформ (Organization)</text:p>
      <text:p text:style-name="P4">
Published Time: 2023-06-25T20:13:00+03:00</text:p>
      <text:p text:style-name="P4">
Modified Time: 2023-06-25T20:13:00+03:00</text:p>
      <text:p text:style-name="P4">
Description: Два літаки спеціального льотного загону "Росія", якими користується президент РФ Володимир Путін, повернулися до Москви в ніч проти 25 червня після невдалого заколоту ПВК «Вагнер» на чолі з Євгеном Пригожиним. — Укрінформ.</text:p>
      <text:p text:style-name="P4">
Images: ['<text:a xlink:type="simple" xlink:href="https://static.ukrinform.com/photos/2018_09/thumb_files/630_360_1536748525-9826.jpg" text:style-name="Internet_20_link" text:visited-style-name="Visited_20_Internet_20_Link">
630_360_15367...</text:a>
']</text:p>
      <text:p text:style-name="P4">
Tags: ['Літак', 'Путін', 'Росія', 'Пригожин']</text:p>
      <text:p text:style-name="P4">
Type: Article</text:p>
      <!--METADATA-->
      <text:p text:style-name="P4">
<draw:frame draw:style-name="fr1" draw:name="Image201" text:anchor-type="as-char" svg:width="6.9236in" svg:height="3.956343in" draw:z-index="0">
<draw:image xlink:href="../Images/yкринформ/2023-06-25T20-13-00-03-00/630_360_1536748525-9826.jpg" xlink:type="simple" xlink:show="embed" xlink:actuate="onLoad" draw:mime-type="image/jpeg"/>
</draw:frame>
 Двалітаки спеціального льотного загону "Росія", якими користується президент РФВолодимир Путін, повернулися до Москви в ніч проти 25 червня після невдалогозаколоту ПВК «Вагнер» на чолі з Євгеном Пригожиним.</text:p>
      <text:p text:style-name="P4">
Як передає Укрінформ, це випливає із даних сервісу Flightradar24, на якізвернуло увагу « <text:a xlink:type="simple" xlink:href="https://t.me/agentstvonews/3564" text:style-name="Internet_20_link" text:visited-style-name="Visited_20_Internet_20_Link">
 Агентство </text:a>
 ».</text:p>
      <text:p text:style-name="P4">
Йдеться про два <text:a xlink:type="simple" xlink:href="https://www.ukrinform.ua/tag-litak" text:style-name="Internet_20_link" text:visited-style-name="Visited_20_Internet_20_Link">
 літаки </text:a>
 — Іл-96-300ПУ збортовим номером RA-96021 та ІЛ-96-300ПУ з бортовим номером RA-96022.</text:p>
      <text:p text:style-name="P4">
</text:p>
      <text:p text:style-name="P4">
РосЗМІ писали у суботу, що літак Путіна Іл-96-300 ПУ, оснащений обладнаннямдля управління армією, вилетів з аеропорту Внуково в напрямку Санкт-Петербурга24 червня о 14:16 за московським часом. У районі Твері, де знаходиться одна зрезиденцій Путіна, літак зник із радарів.</text:p>
      <text:p text:style-name="P4">
</text:p>
      <text:p text:style-name="P4">
За даними сервісу Flightradar24, перший літак у ніч на 25 червня близько 02:00увімкнув систему виявлення над Тверською областю. Долетівши до Москви, вінпротягом 15 хвилин кружляв над підмосковним містом Чеховим і приземлився о03:43.</text:p>
      <text:p text:style-name="P4">
</text:p>
      <text:p text:style-name="P4">
Інший літак увімкнув систему виявлення о 01:13 також у районі Тверськоїобласті. Він приземлився у Москві о 01:50. Звідки летіли обидва літаки,невідомо.</text:p>
      <text:p text:style-name="P4">
Речник президента РФ Дмитро Пєсков заперечував, що Путін залишав Москву 24червня. Він стверджував, що президент працює у Кремлі.</text:p>
      <text:p text:style-name="P4">
<text:span text:style-name="T4">
Читайте також:</text:span>
 <text:a xlink:type="simple" xlink:href="https://www.ukrinform.ua/rubric-world/3727525-u-prigozina-zaavili-so-vin-ne-na-zvazku-zmi.html" text:style-name="Internet_20_link" text:visited-style-name="Visited_20_Internet_20_Link">
 У Пригожина заявили, що він «не на зв'язку» – ЗМІ</text:a>
</text:p>
      <text:p text:style-name="P4">
Як <text:a xlink:type="simple" xlink:href="https://www.ukrinform.ua/rubric-other_news/3727120-zakolot-prigozina-vse-so-vidomo-na-cej-moment.html" text:style-name="Internet_20_link" text:visited-style-name="Visited_20_Internet_20_Link">
 повідомлялося </text:a>
 ,очільник ПВК «Вагнера» Євген Пригожин 23 червня оголосив демарш протиросійського військового керівництва, зокрема проти міністра оборони РФ СергіяШойгу. «Вагнер» встановив контроль над військовими об’єктами у Ростові-на-Дону. Пригожин заявив про намір дійти до Москви, а ввечері 24 червняповідомив, що <text:a xlink:type="simple" xlink:href="https://www.ukrinform.ua/rubric-world/3727347-prigozin-rozvertae-koloni-vagnerivciv-do-polovih-taboriv-roszmi.html" text:style-name="Internet_20_link" text:visited-style-name="Visited_20_Internet_20_Link">
 розвертає бійців угруповання до польових таборів</text:a>
 .</text:p>
      <text:p text:style-name="P4">
Видання "Медуза" писало, що в суботу, 24 червня, під час розгортання заколотуЄвгенія Пригожина та ПВК Вагнер, президента і верховного головнокомандуючогоРФ Володимира <text:a xlink:type="simple" xlink:href="https://www.ukrinform.ua/rubric-world/3727573-pid-cas-zakolotu-prigozina-putina-ne-bulo-nide-zmi.html" text:style-name="Internet_20_link" text:visited-style-name="Visited_20_Internet_20_Link">
 Путіна «не було ніде» </text:a>
 .</text:p>
      <text:p text:style-name="P4">
Source: <text:a xlink:type="simple" xlink:href="https://www.ukrinform.ua/rubric-world/3727588-pisla-nevdalogo-zakolotu-dva-litaki-putina-povernulisa-v-moskvu-roszmi.html" text:style-name="Internet_20_link" text:visited-style-name="Visited_20_Internet_20_Link">
https://www.ukrinform.ua/rubric-world/3727588-pisla-nevdalogo-zakolotu-dva-litaki-putina-povernulisa-v-moskvu-roszmi.html</text:a>
</text:p>
      <!--NEWS-->
      <text:h text:style-name="P10" text:outline-level="1">
<text:span text:style-name="T4">
Магучіх завоювала золоту медаль у стрибках у висоту на Європейських іграх</text:span>
</text:h>
      <text:p text:style-name="P4">
Authors: Ukrinform (Person)</text:p>
      <text:p text:style-name="P4">
Publisher: Укринформ (Organization)</text:p>
      <text:p text:style-name="P4">
Published Time: 2023-06-25T20:13:07+03:00</text:p>
      <text:p text:style-name="P4">
Modified Time: 2023-06-25T20:13:07+03:00</text:p>
      <text:p text:style-name="P4">
Description: Українська легкоатлетка Ярослава Магучіх здобула золоту медаль на Європейських іграх. — Укрінформ.</text:p>
      <text:p text:style-name="P4">
Images: ['<text:a xlink:type="simple" xlink:href="https://static.ukrinform.com/photos/2023_06/thumb_files/630_360_1687713118-825.jpg" text:style-name="Internet_20_link" text:visited-style-name="Visited_20_Internet_20_Link">
630_360_16877...</text:a>
']</text:p>
      <text:p text:style-name="P4">
Tags: ['Легка атлетика', 'Ярослава Магучіх', 'Європейські ігри']</text:p>
      <text:p text:style-name="P4">
Type: Article</text:p>
      <!--METADATA-->
      <text:p text:style-name="P4">
<draw:frame draw:style-name="fr1" draw:name="Image205" text:anchor-type="as-char" svg:width="6.9236in" svg:height="3.956343in" draw:z-index="0">
<draw:image xlink:href="../Images/yкринформ/2023-06-25T20-13-07-03-00/630_360_1687713118-825.jpg" xlink:type="simple" xlink:show="embed" xlink:actuate="onLoad" draw:mime-type="image/jpeg"/>
</draw:frame>
 Українськалегкоатлетка Ярослава Магучіх здобула золоту медаль на Європейських іграх.</text:p>
      <text:p text:style-name="P4">
У стрибках у висоту вона показала результат 1,97 метра та стала найкращою удругому дивізіоні, передає Укрінформ.</text:p>
      <text:p text:style-name="P4">
Ніхто зі спортсменок першого та третього дивізіонів не змогли перевершитирезультат українки.</text:p>
      <text:p text:style-name="P4">
<text:span text:style-name="T4">
Читайте також:</text:span>
 <text:a xlink:type="simple" xlink:href="https://www.ukrinform.ua/rubric-sports/3727544-sereda-ta-boluh-zavouvali-zoloto-u-sinhronnih-stribkah-u-vodu-z-10metrovoi-viski-na-evropejskih-igrah.html" text:style-name="Internet_20_link" text:visited-style-name="Visited_20_Internet_20_Link">
 <text:span text:style-name="T4">
Середа</text:span>
 та Болюх завоювали «золото» у синхроннихстрибках у воду з 10-метрової вишки на Європейських іграх</text:a>
</text:p>
      <text:p text:style-name="P4">
Це 11-те золото українки на всіх змаганнях сезону-2023. Лише одного разуМагучіх закінчувала змагання другою — у кваліфікації Євро-2023 в приміщенні,де врешті здобула «золото» у фіналі.</text:p>
      <text:p text:style-name="P4">
Фото: Getty Images</text:p>
      <text:p text:style-name="P4">
Source: <text:a xlink:type="simple" xlink:href="https://www.ukrinform.ua/rubric-sports/3727587-magucih-zavouvala-zolotu-medal-u-stribkah-u-visotu-na-evropejskih-igrah.html" text:style-name="Internet_20_link" text:visited-style-name="Visited_20_Internet_20_Link">
https://www.ukrinform.ua/rubric-sports/3727587-magucih-zavouvala-zolotu-medal-u-stribkah-u-visotu-na-evropejskih-igrah.html</text:a>
</text:p>
      <!--NEWS-->
      <text:h text:style-name="P10" text:outline-level="1">
<text:span text:style-name="T4">
В операційну зону Східного угруповання росіяни стягують всі види військ - Череватий</text:span>
</text:h>
      <text:p text:style-name="P4">
Authors: Ukrinform (Person)</text:p>
      <text:p text:style-name="P4">
Publisher: Укринформ (Organization)</text:p>
      <text:p text:style-name="P4">
Published Time: 2023-06-25T20:14:00+03:00</text:p>
      <text:p text:style-name="P4">
Modified Time: 2023-06-25T20:14:00+03:00</text:p>
      <text:p text:style-name="P4">
Description: В операційну зону Східного угруповання військ ворог стягує всі можливі види військ, зокрема повітряно-десантні війська та низку ПВК. — Укрінформ.</text:p>
      <text:p text:style-name="P4">
Images: ['<text:a xlink:type="simple" xlink:href="https://static.ukrinform.com/photos/2023_02/thumb_files/630_360_1675335446-850.jpg" text:style-name="Internet_20_link" text:visited-style-name="Visited_20_Internet_20_Link">
630_360_16753...</text:a>
']</text:p>
      <text:p text:style-name="P4">
Tags: ['ЗСУ', 'Російські військові', 'Війна з Росією', '#stoprussia', 'Єдині новини']</text:p>
      <text:p text:style-name="P4">
Type: Article</text:p>
      <!--METADATA-->
      <text:p text:style-name="P4">
<draw:frame draw:style-name="fr1" draw:name="Image206" text:anchor-type="as-char" svg:width="6.9236in" svg:height="3.956343in" draw:z-index="0">
<draw:image xlink:href="../Images/yкринформ/2023-06-25T20-14-00-03-00/630_360_1675335446-850.jpg" xlink:type="simple" xlink:show="embed" xlink:actuate="onLoad" draw:mime-type="image/jpeg"/>
</draw:frame>
 Вопераційну зону Східного угруповання військ ворог стягує всі можливі видивійськ, зокрема повітряно-десантні війська та низку ПВК.</text:p>
      <text:p text:style-name="P4">
Як повідомляє кореспондент Укрінформу, про це заявив речник Східногоугруповання військ ЗСУ Сергій Череватий в ефірі телемарафону "Єдині новини".</text:p>
      <text:p text:style-name="P4">
"Вони стягують в нашу операційну зону всі види - це повітряно-десантніпідрозділи, піхоту, боєвий армійський резерв так званий "Барс", територіальні<text:a xlink:type="simple" xlink:href="https://www.ukrinform.ua/tag-rosijski-vijskovi" text:style-name="Internet_20_link" text:visited-style-name="Visited_20_Internet_20_Link">
 війська, </text:a>
 ряд інших більшмілкіших ПВК типу "Патріот", "Факел", "Ветерани". І останні - були штурмовіроти "Шторм Z". Це при воєнкоматах створена така репліка на "Вагнер". Їх внашій операційній зоні напевно більше 170 тисяч", - зазначив Череватий.</text:p>
      <text:p text:style-name="P4">
Він наголосив, що кількість - це єдина перевага, яка залишається у ворога,проте Сили оборони України не дають цю перевагу використати для реальнихвеликих успіхів.</text:p>
      <text:p text:style-name="P4">
<text:span text:style-name="T4">
Читайте також:</text:span>
 <text:a xlink:type="simple" xlink:href="https://www.ukrinform.ua/rubric-ato/3727585-reznikov-prokomentuvav-potocnij-kontrnastup-ak-pidgotovcu-operaciu.html" text:style-name="Internet_20_link" text:visited-style-name="Visited_20_Internet_20_Link">
 Резніков прокоментував поточний контрнаступ як«підготовчу операцію» </text:a>
</text:p>
      <text:p text:style-name="P4">
За його словами, підрозділи Збройних сил України, підрозділи Нацгвардії таЦентр спеціальних операцій "А" СБУ знищують техніку ворога з максимальноюточністю. Череватий підкреслив, що майже кожна ворожа ціль вражається зодного-двох пострілів.</text:p>
      <text:p text:style-name="P4">
"Ворог не має такої точності, тому що, на жаль, у нього поки що є доситьвеликий об'єм цих снарядів. У нас немає такої розкоші, тому це змусило насбути максимально якісними", - пояснив він.</text:p>
      <text:p text:style-name="P4">
Як повідомляв Укрінформ, за добу <text:a xlink:type="simple" xlink:href="https://www.ukrinform.ua/rubric-ato/3727579-ukrainski-bijci-za-dobu-prosunulis-na-flangah-navkolo-bahmuta-do-kilometra-cerevatij.html" text:style-name="Internet_20_link" text:visited-style-name="Visited_20_Internet_20_Link">
 Сили оборони пройшли</text:a>
 напівденному та північному флангах навколо Бахмута від 600 до 1 000 метрів.</text:p>
      <text:p text:style-name="P4">
<text:span text:style-name="T5">
Фото: armyinform</text:span>
</text:p>
      <text:p text:style-name="P4">
Source: <text:a xlink:type="simple" xlink:href="https://www.ukrinform.ua/rubric-ato/3727589-v-operacijnu-zonu-shidnogo-ugrupovanna-rosiani-staguut-vsi-vidi-vijsk-cerevatij.html" text:style-name="Internet_20_link" text:visited-style-name="Visited_20_Internet_20_Link">
https://www.ukrinform.ua/rubric-ato/3727589-v-operacijnu-zonu-shidnogo-ugrupovanna-rosiani-staguut-vsi-vidi-vijsk-cerevatij.html</text:a>
</text:p>
      <!--NEWS-->
      <text:h text:style-name="P10" text:outline-level="1">
<text:span text:style-name="T4">
Жіноча збірна України з волейболу обіграла Чехію у півфіналі Золотої Євроліги</text:span>
</text:h>
      <text:p text:style-name="P4">
Authors: Ukrinform (Person)</text:p>
      <text:p text:style-name="P4">
Publisher: Укринформ (Organization)</text:p>
      <text:p text:style-name="P4">
Published Time: 2023-06-25T20:16:18+03:00</text:p>
      <text:p text:style-name="P4">
Modified Time: 2023-06-25T20:16:18+03:00</text:p>
      <text:p text:style-name="P4">
Description: Сьогодні, 25 червня, жіноча збірна України з волейболу провела півфінальний матч Золотої Євроліги. — Укрінформ.</text:p>
      <text:p text:style-name="P4">
Images: ['<text:a xlink:type="simple" xlink:href="https://static.ukrinform.com/photos/2023_06/thumb_files/630_360_1687713319-128.jpg" text:style-name="Internet_20_link" text:visited-style-name="Visited_20_Internet_20_Link">
630_360_16877...</text:a>
']</text:p>
      <text:p text:style-name="P4">
Tags: ['Євроліга', 'Волейбол', 'Збірна України']</text:p>
      <text:p text:style-name="P4">
Type: Article</text:p>
      <!--METADATA-->
      <text:p text:style-name="P4">
<draw:frame draw:style-name="fr1" draw:name="Image207" text:anchor-type="as-char" svg:width="6.9236in" svg:height="3.956343in" draw:z-index="0">
<draw:image xlink:href="../Images/yкринформ/2023-06-25T20-16-18-03-00/630_360_1687713319-128.jpg" xlink:type="simple" xlink:show="embed" xlink:actuate="onLoad" draw:mime-type="image/jpeg"/>
</draw:frame>
 Сьогодні,25 червня, жіноча збірна України з волейболу провела півфінальний матч ЗолотоїЄвроліги.</text:p>
      <text:p text:style-name="P4">
Українки обіграли Чехію - 3:0, повідомляє Укрінформ.</text:p>
      <text:p text:style-name="P4">
У іншому півфіналі Швеція обіграла Бельгію - 3:2. Другі матчі пройдуть 28червня.</text:p>
      <text:p text:style-name="P4">
<text:span text:style-name="T4">
Читайте також:</text:span>
 <text:a xlink:type="simple" xlink:href="https://www.ukrinform.ua/rubric-sports/3727429-sogodni-ukraina-zigrae-proti-tureccini-u-finali-zolotoi-evroligi-z-volejbolu.html" text:style-name="Internet_20_link" text:visited-style-name="Visited_20_Internet_20_Link">
 Сьогодні Україна зіграє проти Туреччини у фіналі ЗолотоїЄвроліги з <text:span text:style-name="T4">
волейбол</text:span>
 у </text:a>
</text:p>
      <text:p text:style-name="P4">
Як повідомлялося, у 2017 році українська збірна здобула титул.</text:p>
      <text:p text:style-name="P4">
Фото: CEV</text:p>
      <text:p text:style-name="P4">
Source: <text:a xlink:type="simple" xlink:href="https://www.ukrinform.ua/rubric-sports/3727590-zinoca-zbirna-ukraini-z-volejbolu-obigrala-cehiu-u-pivfinali-zolotoi-evroligi.html" text:style-name="Internet_20_link" text:visited-style-name="Visited_20_Internet_20_Link">
https://www.ukrinform.ua/rubric-sports/3727590-zinoca-zbirna-ukraini-z-volejbolu-obigrala-cehiu-u-pivfinali-zolotoi-evroligi.html</text:a>
</text:p>
      <!--NEWS-->
      <text:h text:style-name="P10" text:outline-level="1">
<text:span text:style-name="T4">
У Луцьку провели фестиваль фольклору українсько-польського прикордоння</text:span>
</text:h>
      <text:p text:style-name="P4">
Authors: Ukrinform (Person)</text:p>
      <text:p text:style-name="P4">
Publisher: Укринформ (Organization)</text:p>
      <text:p text:style-name="P4">
Published Time: 2023-06-25T20:25:00+03:00</text:p>
      <text:p text:style-name="P4">
Modified Time: 2023-06-25T20:25:00+03:00</text:p>
      <text:p text:style-name="P4">
Description: У Луцьку в неділю відбувся транскордонний фестиваль «Етнокультура – сила, що єднає!» в рамках проєкту «Спільна культурна спадщина: відродження фольклору на українсько-польському прикордонні». — Укрінформ.</text:p>
      <text:p text:style-name="P4">
Images: ['<text:a xlink:type="simple" xlink:href="https://static.ukrinform.com/photos/2023_06/thumb_files/630_360_1687713845-148.jpg" text:style-name="Internet_20_link" text:visited-style-name="Visited_20_Internet_20_Link">
630_360_16877...</text:a>
']</text:p>
      <text:p text:style-name="P4">
Tags: ['Фестиваль', 'Культура', 'Луцьк', 'Фольклор']</text:p>
      <text:p text:style-name="P4">
Type: Article</text:p>
      <!--METADATA-->
      <text:p text:style-name="P4">
<draw:frame draw:style-name="fr1" draw:name="Image208" text:anchor-type="as-char" svg:width="6.9236in" svg:height="3.956343in" draw:z-index="0">
<draw:image xlink:href="../Images/yкринформ/2023-06-25T20-25-00-03-00/630_360_1687713845-148.jpg" xlink:type="simple" xlink:show="embed" xlink:actuate="onLoad" draw:mime-type="image/jpeg"/>
</draw:frame>
 У Луцьку внеділю відбувся транскордонний фестиваль «Етнокультура – сила, що єднає!» врамках проєкту «Спільна культурна спадщина: відродження фольклору наукраїнсько-польському прикордонні».</text:p>
      <text:p text:style-name="P4">
Про це повідомляє <text:a xlink:type="simple" xlink:href="https://www.lutskrada.gov.ua/publications/u-palatsi-kultury-lutska-vidbuvsia-etnofestyval" text:style-name="Internet_20_link" text:visited-style-name="Visited_20_Internet_20_Link">
 Луцька міська рада</text:a>
 , передає Укрінформ.</text:p>
      <text:p text:style-name="P4">
«У Палаці культури відбувся транскордонний фестиваль «Етнокультура – сила, щоєднає!». Захід організовано в межах реалізації проєкту «Спільна <text:a xlink:type="simple" xlink:href="https://www.ukrinform.ua/tag-kultura" text:style-name="Internet_20_link" text:visited-style-name="Visited_20_Internet_20_Link">
 культурна</text:a>
 спадщина: відродження фольклору наукраїнсько-польському прикордонні», - йдеться у повідомленні міської ради.</text:p>
      <text:p text:style-name="P4">
</text:p>
      <text:p text:style-name="P4">
</text:p>
      <text:p text:style-name="P4">
Зазначається, що проєкт фінансується Європейським Союзом в межах Програмитранскордонного співробітництва ЄІС Польща-Україна.</text:p>
      <text:p text:style-name="P4">
</text:p>
      <text:p text:style-name="P4">
«Етнокультура – сила, що єднає!» покликаний через пісні, ігри та танці, щозібрали дослідники, передати усю чарівність традицій сусідніх народів», -додають у міській раді.</text:p>
      <text:p text:style-name="P4">
<text:span text:style-name="T4">
Читайте також:</text:span>
 <text:a xlink:type="simple" xlink:href="https://www.ukrinform.ua/rubric-diaspora/3726274-u-telavivi-provedut-ukrainskij-festival-kulturnoi-spadsini-etnohutir.html" text:style-name="Internet_20_link" text:visited-style-name="Visited_20_Internet_20_Link">
 У Тель-Авіві проведуть український <text:span text:style-name="T4">
фестиваль</text:span>
культурної спадщини «ЕтноХутір» </text:a>
</text:p>
      <text:p text:style-name="P4">
Організатори фесту запевняють, що попри важкі часи в Україні їм вдалосяздійснити дослідження фольклорної спадщини обох регіонів, підготувати збірникз піснями та обрядами, придбати музичні інструменти, сценічні костюми,провести літню мистецьку школу для творчо обдарованих дітей і пісеннийфестиваль у Польщі.</text:p>
      <text:p text:style-name="P4">
<text:span text:style-name="T5">
Фото: www.lutskrada.gov.ua</text:span>
</text:p>
      <text:p text:style-name="P4">
Source: <text:a xlink:type="simple" xlink:href="https://www.ukrinform.ua/rubric-culture/3727591-u-lucku-proveli-festival-folkloru-ukrainskopolskogo-prikordonna.html" text:style-name="Internet_20_link" text:visited-style-name="Visited_20_Internet_20_Link">
https://www.ukrinform.ua/rubric-culture/3727591-u-lucku-proveli-festival-folkloru-ukrainskopolskogo-prikordonna.html</text:a>
</text:p>
      <!--NEWS-->
      <text:h text:style-name="P10" text:outline-level="1">
<text:span text:style-name="T4">
Херсонщина знову потрапила під обстріл ворога, серед поранених - вагітна жінка</text:span>
</text:h>
      <text:p text:style-name="P4">
Authors: Ukrinform (Person)</text:p>
      <text:p text:style-name="P4">
Publisher: Укринформ (Organization)</text:p>
      <text:p text:style-name="P4">
Published Time: 2023-06-25T20:34:05+03:00</text:p>
      <text:p text:style-name="P4">
Modified Time: 2023-06-25T20:34:05+03:00</text:p>
      <text:p text:style-name="P4">
Description: На Херсонщині ворожі війська обстріляли Антонівку - поранення зазнав 29-річний чоловік. У Бургунці поранена вагітна жінка. — Укрінформ.</text:p>
      <text:p text:style-name="P4">
Images: ['<text:a xlink:type="simple" xlink:href="https://static.ukrinform.com/photos/2017_03/thumb_files/630_360_1489683842-3979.jpg" text:style-name="Internet_20_link" text:visited-style-name="Visited_20_Internet_20_Link">
630_360_14896...</text:a>
']</text:p>
      <text:p text:style-name="P4">
Tags: ['Херсонщина', 'Обстріл', 'Російські військові', 'Війна з Росією']</text:p>
      <text:p text:style-name="P4">
Type: Article</text:p>
      <!--METADATA-->
      <text:p text:style-name="P4">
<draw:frame draw:style-name="fr1" draw:name="Image214" text:anchor-type="as-char" svg:width="6.9236in" svg:height="3.956343in" draw:z-index="0">
<draw:image xlink:href="../Images/yкринформ/2023-06-25T20-34-05-03-00/630_360_1489683842-3979.jpg" xlink:type="simple" xlink:show="embed" xlink:actuate="onLoad" draw:mime-type="image/jpeg"/>
</draw:frame>
 НаХерсонщині ворожі війська обстріляли Антонівку - поранення зазнав 29-річнийчоловік. У Бургунці поранена вагітна жінка.</text:p>
      <text:p text:style-name="P4">
Про це у <text:a xlink:type="simple" xlink:href="https://t.me/khersonskaODA/7371" text:style-name="Internet_20_link" text:visited-style-name="Visited_20_Internet_20_Link">
 Телеграмі </text:a>
 повідомляє ХерсонськаОВА, передає Укрінформ.</text:p>
      <text:p text:style-name="P4">
«армія рф знову обстріляла Антонівку. Поранення отримав 29-річний чоловік.Йому надана необхідна допомога», - повідомляє Херсонська ОВА.</text:p>
      <text:p text:style-name="P4">
За їхньою інформацією, також під вогнем була Бургунка.</text:p>
      <text:p text:style-name="P4">
<text:span text:style-name="T4">
Читайте також:</text:span>
 <text:a xlink:type="simple" xlink:href="https://www.ukrinform.ua/rubric-ato/3727503-vorog-obstrilav-prikordonna-cernigivsini-i-sumsini.html" text:style-name="Internet_20_link" text:visited-style-name="Visited_20_Internet_20_Link">
 Ворог <text:span text:style-name="T4">
обстріл</text:span>
 яв прикордоння Чернігівщини і Сумщини</text:a>
</text:p>
      <text:p text:style-name="P4">
«З тяжкими пораненнями госпіталізовано чоловіка. Під цей обстріл попала йвагітна жінка. Зараз медики надають допомогу майбутній матері, щоб запобігтипередчасним пологам», - йдеться у повідомленні.</text:p>
      <text:p text:style-name="P4">
Як стало відомо, росіяни знову скинули авіаційні бомби на Козацьке та Веселе.За даними ОВА, там люди не постраждали.</text:p>
      <text:p text:style-name="P4">
Source: <text:a xlink:type="simple" xlink:href="https://www.ukrinform.ua/rubric-ato/3727594-hersonsina-znovu-potrapila-pid-obstril-voroga-sered-poranenih-vagitna-zinka.html" text:style-name="Internet_20_link" text:visited-style-name="Visited_20_Internet_20_Link">
https://www.ukrinform.ua/rubric-ato/3727594-hersonsina-znovu-potrapila-pid-obstril-voroga-sered-poranenih-vagitna-zinka.html</text:a>
</text:p>
      <!--NEWS-->
      <text:h text:style-name="P10" text:outline-level="1">
<text:span text:style-name="T4">
У Держдумі заявили, що ПВК «Вагнера» немає за що забороняти</text:span>
</text:h>
      <text:p text:style-name="P4">
Authors: Ukrinform (Person)</text:p>
      <text:p text:style-name="P4">
Publisher: Укринформ (Organization)</text:p>
      <text:p text:style-name="P4">
Published Time: 2023-06-25T20:35:00+03:00</text:p>
      <text:p text:style-name="P4">
Modified Time: 2023-06-25T20:35:00+03:00</text:p>
      <text:p text:style-name="P4">
Description: Голова комітету Держдуми з оборони РФ Андрій Картаполов вважає, що ПВК "Вагнера", які брали участь у заколоті її очільника Євгена Пригожина, нема за що забороняти. — Укрінформ.</text:p>
      <text:p text:style-name="P4">
Images: ['<text:a xlink:type="simple" xlink:href="https://static.ukrinform.com/photos/2016_12/thumb_files/630_360_1482326512-5954.jpg" text:style-name="Internet_20_link" text:visited-style-name="Visited_20_Internet_20_Link">
630_360_14823...</text:a>
']</text:p>
      <text:p text:style-name="P4">
Tags: ['Держдума РФ', 'Росія', 'ПВК "Вагнера"', 'Пригожин']</text:p>
      <text:p text:style-name="P4">
Type: Article</text:p>
      <!--METADATA-->
      <text:p text:style-name="P4">
<draw:frame draw:style-name="fr1" draw:name="Image215" text:anchor-type="as-char" svg:width="6.9236in" svg:height="3.956343in" draw:z-index="0">
<draw:image xlink:href="../Images/yкринформ/2023-06-25T20-35-00-03-00/630_360_1482326512-5954.jpg" xlink:type="simple" xlink:show="embed" xlink:actuate="onLoad" draw:mime-type="image/jpeg"/>
</draw:frame>
 Головакомітету Держдуми з оборони РФ Андрій Картаполов вважає, що ПВК "Вагнера", якібрали участь у заколоті її очільника Євгена Пригожина, нема за що забороняти.</text:p>
      <text:p text:style-name="P4">
Про це він сказав росЗМІ, передає Укрінформ із посиланням на <text:a xlink:type="simple" xlink:href="https://meduza.io/news/2023/06/25/glava-komiteta-gosdumy-po-oborone-zayavil-chto-v-rossii-nuzhen-zakon-o-chvk-on-schitaet-chto-vagnerovtsy-nichego-predosuditelnogo-ne-delali" text:style-name="Internet_20_link" text:visited-style-name="Visited_20_Internet_20_Link">
 Медузу</text:a>
 .</text:p>
      <text:p text:style-name="P4">
За його словами, учасники <text:a xlink:type="simple" xlink:href="https://www.ukrinform.ua/tag-pvk-vagnera" text:style-name="Internet_20_link" text:visited-style-name="Visited_20_Internet_20_Link">
 ПВК "Вагнера" </text:a>
 , які були у Ростові-на-Дону, "нічого поганого не робили", оскільки"виконували накази свого командування". На його думку, вони "нікого неображали, нічого не ламали" і до них ні в кого немає претензій - "ні у жителівРостова, ні у військовослужбовців Південного військового округу, ні управоохоронних органів".</text:p>
      <text:p text:style-name="P4">
Картаполов зазначив, що на сьогоднішній день доля самої ПВК "Вагнера" до кінцяне визначена. При цьому він вважає, що забороняти її не потрібно.</text:p>
      <text:p text:style-name="P4">
"За що її забороняти? Адже тут усі питання до керівника ПВК... Той, хто піднявзаколот, той і повинен відповідати. У нас звикли рубати все під корінь", —сказав російський депутат, додавши, що ПВК "Вагнер" — найбоєздатнішийпідрозділ у Росії, і "розігнати" його буде "найкращим подарунком для НАТО таУкраїни".</text:p>
      <text:p text:style-name="P4">
<text:span text:style-name="T4">
Читайте також:</text:span>
 <text:a xlink:type="simple" xlink:href="https://www.ukrinform.ua/rubric-world/3727554-blinken-pro-zakolot-prigozina-ne-dumau-so-mi-bacili-finalnij-akt.html" text:style-name="Internet_20_link" text:visited-style-name="Visited_20_Internet_20_Link">
 Блінкен — про заколот <text:span text:style-name="T4">
Пригожин</text:span>
 а: Не думаю, що мибачили фінальний акт </text:a>
</text:p>
      <text:p text:style-name="P4">
За його словами, зараз у Держдумі продовжують працювати за всіма напрямкамидіяльності збройної структури держави, а ПВК є одним із її компонентів.</text:p>
      <text:p text:style-name="P4">
Як <text:a xlink:type="simple" xlink:href="https://www.ukrinform.ua/rubric-other_news/3727120-zakolot-prigozina-vse-so-vidomo-na-cej-moment.html" text:style-name="Internet_20_link" text:visited-style-name="Visited_20_Internet_20_Link">
 повідомлялося </text:a>
 ,очільник ПВК "Вагнера" Євген Пригожин 23 червня оголосив демарш протиросійського військового керівництва, зокрема проти міністра оборони РФ СергіяШойгу. "Вагнер" встановив контроль над військовими об’єктами у Ростові-на-Дону. Пригожин заявив про намір дійти до Москви, а ввечері 24 червняповідомив, що розвертає бійців угруповання до <text:a xlink:type="simple" xlink:href="https://www.ukrinform.ua/rubric-world/3727347-prigozin-rozvertae-koloni-vagnerivciv-do-polovih-taboriv-roszmi.html" text:style-name="Internet_20_link" text:visited-style-name="Visited_20_Internet_20_Link">
 польових таборів</text:a>
 .</text:p>
      <text:p text:style-name="P4">
Source: <text:a xlink:type="simple" xlink:href="https://www.ukrinform.ua/rubric-world/3727595-u-derzdumi-zaavili-so-pvk-vagnera-nemae-za-so-zaboronati.html" text:style-name="Internet_20_link" text:visited-style-name="Visited_20_Internet_20_Link">
https://www.ukrinform.ua/rubric-world/3727595-u-derzdumi-zaavili-so-pvk-vagnera-nemae-za-so-zaboronati.html</text:a>
</text:p>
      <!--NEWS-->
      <text:h text:style-name="P10" text:outline-level="1">
<text:span text:style-name="T4">
Ердоган і Столтенберг обговорили події в Росії та вступ Швеції до НАТО</text:span>
</text:h>
      <text:p text:style-name="P4">
Authors: Ukrinform (Person)</text:p>
      <text:p text:style-name="P4">
Publisher: Укринформ (Organization)</text:p>
      <text:p text:style-name="P4">
Published Time: 2023-06-25T20:41:00+03:00</text:p>
      <text:p text:style-name="P4">
Modified Time: 2023-06-25T23:41:00+03:00</text:p>
      <text:p text:style-name="P4">
Description: Президент Туреччини Реджеп Тайїп Ердоган і генсек НАТО Єнс Столтенберг у телефонній розмові обговорили останні події в Росії та членство Швеції в Альянсі. — Укрінформ.</text:p>
      <text:p text:style-name="P4">
Images: ['<text:a xlink:type="simple" xlink:href="https://static.ukrinform.com/photos/2023_02/thumb_files/630_360_1676549292-322.jpg" text:style-name="Internet_20_link" text:visited-style-name="Visited_20_Internet_20_Link">
630_360_16765...</text:a>
']</text:p>
      <text:p text:style-name="P4">
Tags: ['Ердоган', 'НАТО', 'Столтенберг', 'Швеція', 'Росія']</text:p>
      <text:p text:style-name="P4">
Type: Article</text:p>
      <!--METADATA-->
      <text:p text:style-name="P4">
<draw:frame draw:style-name="fr1" draw:name="Image216" text:anchor-type="as-char" svg:width="6.9236in" svg:height="3.956343in" draw:z-index="0">
<draw:image xlink:href="../Images/yкринформ/2023-06-25T20-41-00-03-00/630_360_1676549292-322.jpg" xlink:type="simple" xlink:show="embed" xlink:actuate="onLoad" draw:mime-type="image/jpeg"/>
</draw:frame>
 ПрезидентТуреччини Реджеп Тайїп Ердоган і генсек НАТО Єнс Столтенберг у телефоннійрозмові обговорили останні події в Росії та членство Швеції в Альянсі.</text:p>
      <text:p text:style-name="P4">
Про це повідомляє Укрінформ із посиланням на <text:a xlink:type="simple" xlink:href="https://www.iletisim.gov.tr/english/haberler/detay/president-erdogan-nato-secretary-general-stoltenberg-talk-over-phone-25-06-23" text:style-name="Internet_20_link" text:visited-style-name="Visited_20_Internet_20_Link">
 Департамент з комунікаційадміністрації президента Туреччини</text:a>
 .</text:p>
      <text:p text:style-name="P4">
«Генеральному секретарю НАТО Столтенбергу було передано побажання, щоб події вРосії стали новою віхою на шляху до справедливого миру в Україні», - йдеться уповідомленні.</text:p>
      <text:p text:style-name="P4">
Під час розмови сторони також обговорювали членство Швеції в НАТО. Турецькийлідер підкреслив, що Анкара зберігає свою конструктивну позицію в цьомупитанні. Однак при цьому він зазначив, що поки прихильники терористичноїорганізації PKK/PYD/YPG вільно діють у Швеції, внесення змін до їїантитерористичного законодавства не має сенсу.</text:p>
      <text:p text:style-name="P4">
<text:span text:style-name="T4">
Читайте також:</text:span>
 <text:a xlink:type="simple" xlink:href="https://www.ukrinform.ua/rubric-world/3724287-erdogan-i-fon-der-laen-obgovorili-perspektivi-clenstva-tureccini-v-es.html" text:style-name="Internet_20_link" text:visited-style-name="Visited_20_Internet_20_Link">
 <text:span text:style-name="T4">
Ердоган</text:span>
 і фон дер Ляєн обговорили перспективичленства Туреччини в ЄС </text:a>
</text:p>
      <text:p text:style-name="P4">
Крім того, з турецького боку було наголошено, що несправедливість, з якоюстикнулася Анкара в контексті поставок їй винищувачів F-35, а також спробипов'язати запити щодо винищувачів F-16 із членством Швеції в НАТО, насампередзавдають шкоди Альянсу та його безпеці, а не Туреччині.</text:p>
      <text:p text:style-name="P4">
Столтенберг у <text:a xlink:type="simple" xlink:href="http://twitter.com/jensstoltenberg/status/1672983367397015553" text:style-name="Internet_20_link" text:visited-style-name="Visited_20_Internet_20_Link">
 Твіттері</text:a>
 зазначив, щоТуреччина та НАТО продовжать спільну роботу стосовно членства Швеції вАльянсі.</text:p>
      <text:p text:style-name="P4">
«Добра розмова з президентом Ердоганом напередодні <text:a xlink:type="simple" xlink:href="https://www.ukrinform.ua/tag-samit-nato" text:style-name="Internet_20_link" text:visited-style-name="Visited_20_Internet_20_Link">
 саміту НАТО</text:a>
 , де ми ухвалимо важливі рішеннящодо тероризму, стримування й оборони. Ми продовжимо працювати разом надвступом Швеції до НАТО», - написав він.</text:p>
      <text:p text:style-name="P4">
<text:span text:style-name="T4">
Читайте також:</text:span>
 <text:a xlink:type="simple" xlink:href="https://www.ukrinform.ua/rubric-polytics/3726349-kuleba-i-stoltenberg-obgovorili-zmist-risenna-nato-pro-perspektivi-clenstva-ukraini.html" text:style-name="Internet_20_link" text:visited-style-name="Visited_20_Internet_20_Link">
 Кулеба і <text:span text:style-name="T4">
Столтенберг</text:span>
 обговорили зміст рішення НАТОпро перспективи членства України </text:a>
</text:p>
      <text:p text:style-name="P4">
Як повідомлялося, ватажок ПВК «Вагнера» Євген Пригожин 23 червня оголосивдемарш проти російського військового керівництва, зокрема проти міністраоборони Сергія Шойгу. Він узяв під контроль Ростов-на-Дону та частинуВоронезької області, після чого «вагнерівці» вирушили на Москву.</text:p>
      <text:p text:style-name="P4">
Увечері 24 червня самопроголошений президент Білорусі Олександр Лукашенкозаявив, що за погодженням з Путіним провів переговори з Пригожиним. Післяцього ватажок ПВК «Вагнера» оголосив, що розвертає своїх найманців назад до«польових таборів».</text:p>
      <text:p text:style-name="P4">
Секретар РНБО України Олексій Данілов назвав спробу заколоту ватажка ПВК«Вагнера» Євгена Пригожина першим етапом демонтажу системи президента РосіїВолодимира Путіна.</text:p>
      <text:p text:style-name="P4">
<text:span text:style-name="T5">
Фото: APA</text:span>
</text:p>
      <text:p text:style-name="P4">
Source: <text:a xlink:type="simple" xlink:href="https://www.ukrinform.ua/rubric-world/3727612-erdogan-i-stoltenberg-obgovorili-podii-v-rosii-ta-vstup-svecii-do-nato.html" text:style-name="Internet_20_link" text:visited-style-name="Visited_20_Internet_20_Link">
https://www.ukrinform.ua/rubric-world/3727612-erdogan-i-stoltenberg-obgovorili-podii-v-rosii-ta-vstup-svecii-do-nato.html</text:a>
</text:p>
      <!--NEWS-->
      <text:h text:style-name="P10" text:outline-level="1">
<text:span text:style-name="T4">
НАТО треба зміцнити східний фланг, якщо Білорусь стане притулком для Пригожина - Науседа</text:span>
</text:h>
      <text:p text:style-name="P4">
Authors: Ukrinform (Person)</text:p>
      <text:p text:style-name="P4">
Publisher: Укринформ (Organization)</text:p>
      <text:p text:style-name="P4">
Published Time: 2023-06-25T21:02:00+03:00</text:p>
      <text:p text:style-name="P4">
Modified Time: 2023-06-25T21:02:00+03:00</text:p>
      <text:p text:style-name="P4">
Description: Президент Литви Гітанас Науседа попередив, що НАТО треба буде зміцнити свій східний фланг, якщо Білорусь стане притутком для глави ПВК «Вагнера» Євгена Пригожина. — Укрінформ.</text:p>
      <text:p text:style-name="P4">
Images: ['<text:a xlink:type="simple" xlink:href="https://static.ukrinform.com/photos/2023_03/thumb_files/630_360_1678873066-877.jpg" text:style-name="Internet_20_link" text:visited-style-name="Visited_20_Internet_20_Link">
630_360_16788...</text:a>
']</text:p>
      <text:p text:style-name="P4">
Tags: ['Білорусь', 'Литва', 'НАТО', 'Російські військові', 'ПВК "Вагнера"', 'Пригожин', 'Ґітанас Науседа']</text:p>
      <text:p text:style-name="P4">
Type: Article</text:p>
      <!--METADATA-->
      <text:p text:style-name="P4">
<draw:frame draw:style-name="fr1" draw:name="Image217" text:anchor-type="as-char" svg:width="6.9236in" svg:height="3.956343in" draw:z-index="0">
<draw:image xlink:href="../Images/yкринформ/2023-06-25T21-02-00-03-00/630_360_1678873066-877.jpg" xlink:type="simple" xlink:show="embed" xlink:actuate="onLoad" draw:mime-type="image/jpeg"/>
</draw:frame>
 ПрезидентЛитви Гітанас Науседа попередив, що НАТО треба буде зміцнити свій східнийфланг, якщо Білорусь стане притутком для глави ПВК «Вагнера» Євгена Пригожина.</text:p>
      <text:p text:style-name="P4">
Про це він сказав після засідання Ради державної безпеки щодо спроби групинайманців ПВК «Вагнера» повстати проти російського військового керівництва,передає Укрінформ з посиланням нa <text:a xlink:type="simple" xlink:href="https://www.theguardian.com/world/live/2023/jun/25/russia-ukraine-war-live-prigozhin-to-go-to-belarus-as-rebellion-ends-and-wagner-troops-withdraw-from-rostov#top-of-blog" text:style-name="Internet_20_link" text:visited-style-name="Visited_20_Internet_20_Link">
 The Guardian</text:a>
 .</text:p>
      <text:p text:style-name="P4">
«Якщо Пригожин або частина групи <text:a xlink:type="simple" xlink:href="https://www.ukrinform.ua/tag-pvk-vagnera" text:style-name="Internet_20_link" text:visited-style-name="Visited_20_Internet_20_Link">
 "Вагнера" </text:a>
 опиниться в Білорусі з незрозумілими планами і незрозумілиминамірами, це означатиме лише те, що нам потрібно ще більше зміцнювати безпекунаших східних кордонів», - сказав Науседа.</text:p>
      <text:p text:style-name="P4">
Він додав, що говорить не лише про Литву, а й про весь Альянс.</text:p>
      <text:p text:style-name="P4">
<text:span text:style-name="T4">
Читайте також:</text:span>
 <text:a xlink:type="simple" xlink:href="https://www.ukrinform.ua/rubric-polytics/3719252-povtoren-pro-vidkriti-dveri-nato-dla-ukraini-vze-nedostatno-nauseda.html" text:style-name="Internet_20_link" text:visited-style-name="Visited_20_Internet_20_Link">
 Повторень про «відкриті двері» НАТО для України вженедостатньо - <text:span text:style-name="T4">
Науседа</text:span>
 </text:a>
</text:p>
      <text:p text:style-name="P4">
За словами президента Литви, його країна виділить додаткові розвідувальніможливості для вивчення «політичних і безпекових аспектів Білорусі».</text:p>
      <text:p text:style-name="P4">
На його думку, президент Росії Володимир Путін може зіткнутися з новимипроблемами для свого керівництва.</text:p>
      <text:p text:style-name="P4">
<text:span text:style-name="T4">
Читайте також:</text:span>
 <text:a xlink:type="simple" xlink:href="https://www.ukrinform.ua/rubric-economy/3725527-mitnica-litvi-posilue-pravila-provezenna-tovariv-cerez-rf-ta-bilorus.html" text:style-name="Internet_20_link" text:visited-style-name="Visited_20_Internet_20_Link">
 Митниця <text:span text:style-name="T4">
Литви</text:span>
 посилює правила провезення товарівчерез РФ та Білорусь </text:a>
</text:p>
      <text:p text:style-name="P4">
Як повідомлялося, очільник ПВК "Вагнера" Євген Пригожин 23 червня оголосивдемарш проти російського військового керівництва, зокрема проти міністраоборони РФ Сергія Шойгу. "Вагнер" встановив контроль над військовими об’єктамиу Ростові-на-Дону. Пригожин заявив про намір дійти до Москви, а ввечері 24червня повідомив, що розвертає бійців угруповання до польових таборів.</text:p>
      <text:p text:style-name="P4">
Колишній голова Генерального штабу Великої Британії генерал Річард Даннаттвважає, що Україна має остерігатися можливого нападу на Київ "вагнерівців" начолі з Євгеном Пригожиним, який після спроби заколоту виїхав у Білорусь.</text:p>
      <text:p text:style-name="P4">
<text:span text:style-name="T5">
Фото: DELFI/Andrius Ufartas</text:span>
</text:p>
      <text:p text:style-name="P4">
Source: <text:a xlink:type="simple" xlink:href="https://www.ukrinform.ua/rubric-world/3727599-nato-treba-zmicniti-shidnij-flang-akso-bilorus-stane-pritulkom-dla-prigozina-nauseda.html" text:style-name="Internet_20_link" text:visited-style-name="Visited_20_Internet_20_Link">
https://www.ukrinform.ua/rubric-world/3727599-nato-treba-zmicniti-shidnij-flang-akso-bilorus-stane-pritulkom-dla-prigozina-nauseda.html</text:a>
</text:p>
      <!--NEWS-->
      <text:h text:style-name="P10" text:outline-level="1">
<text:span text:style-name="T4">
Зеленський телефоном обговорив із Трюдо ситуацію на полі бою та загрозу на ЗАЕС</text:span>
</text:h>
      <text:p text:style-name="P4">
Authors: Ukrinform (Person)</text:p>
      <text:p text:style-name="P4">
Publisher: Укринформ (Organization)</text:p>
      <text:p text:style-name="P4">
Published Time: 2023-06-25T21:15:00+03:00</text:p>
      <text:p text:style-name="P4">
Modified Time: 2023-06-25T21:15:00+03:00</text:p>
      <text:p text:style-name="P4">
Description: Президент України Володимир Зеленський обговорив із Премʼєр-міністром Канади Джастіном Трюдо ситуацію на полі бою та загрозу, яку окупаційні війська створили на Запорізькій АЕС. — Укрінформ.</text:p>
      <text:p text:style-name="P4">
Images: ['<text:a xlink:type="simple" xlink:href="https://static.ukrinform.com/photos/2023_06/thumb_files/630_360_1687716784-578.jpg" text:style-name="Internet_20_link" text:visited-style-name="Visited_20_Internet_20_Link">
630_360_16877...</text:a>
']</text:p>
      <text:p text:style-name="P4">
Tags: ['Трюдо', 'Зеленський', 'Запорізька АЕС', 'Війна з Росією']</text:p>
      <text:p text:style-name="P4">
Type: Article</text:p>
      <!--METADATA-->
      <text:p text:style-name="P4">
<draw:frame draw:style-name="fr1" draw:name="Image218" text:anchor-type="as-char" svg:width="6.9236in" svg:height="3.956343in" draw:z-index="0">
<draw:image xlink:href="../Images/yкринформ/2023-06-25T21-15-00-03-00/630_360_1687716784-578.jpg" xlink:type="simple" xlink:show="embed" xlink:actuate="onLoad" draw:mime-type="image/jpeg"/>
</draw:frame>
 ПрезидентУкраїни Володимир Зеленський обговорив із Премʼєр-міністром Канади ДжастіномТрюдо ситуацію на полі бою та загрозу, яку окупаційні війська створили наЗапорізькій АЕС.</text:p>
      <text:p text:style-name="P4">
Як передає Укрінформ, про це глава держави повідомив у <text:a xlink:type="simple" xlink:href="https://t.me/V_Zelenskiy_official/6704" text:style-name="Internet_20_link" text:visited-style-name="Visited_20_Internet_20_Link">
 Телеграмі</text:a>
 .</text:p>
      <text:p text:style-name="P4">
"Провів першу із серії важливих телефонних розмов – із Премʼєр-міністромКанади <text:a xlink:type="simple" xlink:href="https://www.ukrinform.ua/tag-trudo" text:style-name="Internet_20_link" text:visited-style-name="Visited_20_Internet_20_Link">
 Джастіном Трюдо </text:a>
 . Дякую занещодавній візит до Києва, а Канаді й усім канадійцям – за постійну підтримкуУкраїни", - написав Зеленський.</text:p>
      <text:p text:style-name="P4">
Він зазначив, що розповів Трюдо про актуальну ситуацію на полі бою таподілився українськими оцінками спроби заколоту в Росії й впливу цієї ситуаціїна перебіг бойових дій.</text:p>
      <text:p text:style-name="P4">
Президент також звернув увагу Прем’єр-міністра на загрозливу ситуацію, якуокупаційні війська створили на Запорізькій АЕС.</text:p>
      <text:p text:style-name="P4">
Зеленський наголосив, що недостатня реакція світу на підрив Росією гребліКаховської ГЕС і спробу підриву дамби на Криворізькому водосховищі даєокупантам змогу готувати теракт із витоком радіації на ЗАЕС.</text:p>
      <text:p text:style-name="P4">
<text:span text:style-name="T4">
Читайте також:</text:span>
 <text:a xlink:type="simple" xlink:href="https://www.ukrinform.ua/rubric-ato/3727559-budanov-pro-zagrozu-pidrivu-zaes-nikoli-situacia-ne-bula-takou-serjoznou-ak-zaraz.html" text:style-name="Internet_20_link" text:visited-style-name="Visited_20_Internet_20_Link">
 Буданов — про загрозу підриву <text:span text:style-name="T4">
ЗАЕС</text:span>
 : Ніколи ситуаціяне була такою серйозною, як зараз </text:a>
</text:p>
      <text:p text:style-name="P4">
За його словами, принципову реакцію партнери України повинні продемонструвати,зокрема, і на Вільнюському саміті НАТО.</text:p>
      <text:p text:style-name="P4">
Як повідомляв <text:a xlink:type="simple" xlink:href="https://www.ukrinform.ua/rubric-polytics/3720965-dzastin-trudo-pribuv-do-kieva.html" text:style-name="Internet_20_link" text:visited-style-name="Visited_20_Internet_20_Link">
 Укрінформ </text:a>
 , Трюдо здійснивнеанонсований візит до Києва 10 червня 2023 року.</text:p>
      <text:p text:style-name="P4">
<text:span text:style-name="T5">
Фото: ОП</text:span>
</text:p>
      <text:p text:style-name="P4">
Source: <text:a xlink:type="simple" xlink:href="https://www.ukrinform.ua/rubric-polytics/3727602-zelenskij-telefonom-obgovoriv-iz-trudo-situaciu-na-poli-bou-ta-zagrozu-na-zaes.html" text:style-name="Internet_20_link" text:visited-style-name="Visited_20_Internet_20_Link">
https://www.ukrinform.ua/rubric-polytics/3727602-zelenskij-telefonom-obgovoriv-iz-trudo-situaciu-na-poli-bou-ta-zagrozu-na-zaes.html</text:a>
</text:p>
      <!--NEWS-->
      <text:h text:style-name="P10" text:outline-level="1">
<text:span text:style-name="T4">
На виборах у Греції перемогу здобуває владна партія «Нова демократія» - екзитпол</text:span>
</text:h>
      <text:p text:style-name="P4">
Authors: Ukrinform (Person)</text:p>
      <text:p text:style-name="P4">
Publisher: Укринформ (Organization)</text:p>
      <text:p text:style-name="P4">
Published Time: 2023-06-25T21:34:00+03:00</text:p>
      <text:p text:style-name="P4">
Modified Time: 2023-06-25T21:34:00+03:00</text:p>
      <text:p text:style-name="P4">
Description: На парламентських виборах у Греції, за попередніми даними, перемогу здобуває консервативна партія "Нова демократія" прем'єра Кіріакоса Міцотакіса. — Укрінформ.</text:p>
      <text:p text:style-name="P4">
Images: ['<text:a xlink:type="simple" xlink:href="https://static.ukrinform.com/photos/2023_06/thumb_files/630_360_1687674600-252.jpg" text:style-name="Internet_20_link" text:visited-style-name="Visited_20_Internet_20_Link">
630_360_16876...</text:a>
']</text:p>
      <text:p text:style-name="P4">
Tags: ['Греція', 'Парламент', 'Вибори', 'Екзитпол']</text:p>
      <text:p text:style-name="P4">
Type: Article</text:p>
      <!--METADATA-->
      <text:p text:style-name="P4">
<draw:frame draw:style-name="fr1" draw:name="Image219" text:anchor-type="as-char" svg:width="6.9236in" svg:height="3.956343in" draw:z-index="0">
<draw:image xlink:href="../Images/yкринформ/2023-06-25T21-34-00-03-00/630_360_1687674600-252.jpg" xlink:type="simple" xlink:show="embed" xlink:actuate="onLoad" draw:mime-type="image/jpeg"/>
</draw:frame>
 Напарламентських виборах у Греції, за попередніми даними, перемогу здобуваєконсервативна партія "Нова демократія" прем'єра Кіріакоса Міцотакіса.</text:p>
      <text:p text:style-name="P4">
Такі дані екзитполів наводить <text:a xlink:type="simple" xlink:href="https://www.dw.com/uk/na-viborah-u-grecii-peremogli-konservatori-premera-micotakisa-ekzitpoli/a-66027497" text:style-name="Internet_20_link" text:visited-style-name="Visited_20_Internet_20_Link">
 DW </text:a>
 ,передає Укрінформ</text:p>
      <text:p text:style-name="P4">
Як свідчить екзитпол, проведений державною телерадіокомпанією ERT, за "Новудемократію" проголосували від 40% до 44% виборців.</text:p>
      <text:p text:style-name="P4">
На другому місці - ліва партія СІРІЗА експрем'єра Алексіса Ципраса зпоказником від 16% до 19% голосів. Далі йде Всегрецький соціалістичний рухPASOK (10-13%).</text:p>
      <text:p text:style-name="P4">
Ці вибори, нагадує DW, проводяться за новим виборчим законодавством -посиленою пропорційною системою, яка передбачає автоматичний бонус у виглядівід 20 до 50 додаткових мандатів для партії-переможниці.</text:p>
      <text:p text:style-name="P4">
<text:span text:style-name="T4">
Читайте також:</text:span>
 <text:a xlink:type="simple" xlink:href="https://www.ukrinform.ua/rubric-world/3727415-u-grecii-prohodat-parlamentski-vibori.html" text:style-name="Internet_20_link" text:visited-style-name="Visited_20_Internet_20_Link">
 У Греції проходять парламентські вибори</text:a>
</text:p>
      <text:p text:style-name="P4">
Таким чином, якщо "Новій демократії" вдасться набрати близько 40%, воназабезпечить собі абсолютну більшість в <text:a xlink:type="simple" xlink:href="https://www.ukrinform.ua/tag-parlament" text:style-name="Internet_20_link" text:visited-style-name="Visited_20_Internet_20_Link">
 парламенті</text:a>
 та матиме змогу сформувати уряд.</text:p>
      <text:p text:style-name="P4">
Нагадаємо, "Нова демократія" перемогла на виборах 21 травня, випередивши на20% ліву партію СІРІЗА.</text:p>
      <text:p text:style-name="P4">
Однак консерватори не набрали абсолютної більшості, необхідної для формуванняуряду без коаліції, тож було оголошено нові вибори.</text:p>
      <text:p text:style-name="P4">
<text:span text:style-name="T5">
Фото: NURPHOTO VIA GETTY IMAGES</text:span>
</text:p>
      <text:p text:style-name="P4">
Source: <text:a xlink:type="simple" xlink:href="https://www.ukrinform.ua/rubric-world/3727604-na-viborah-u-grecii-peremogu-zdobuvae-vladna-partia-nova-demokratia-ekzitpol.html" text:style-name="Internet_20_link" text:visited-style-name="Visited_20_Internet_20_Link">
https://www.ukrinform.ua/rubric-world/3727604-na-viborah-u-grecii-peremogu-zdobuvae-vladna-partia-nova-demokratia-ekzitpol.html</text:a>
</text:p>
      <!--NEWS-->
      <text:h text:style-name="P10" text:outline-level="1">
<text:span text:style-name="T4">
Світ приділяє недостатньо уваги ситуації на ЗАЕС - Зеленський</text:span>
</text:h>
      <text:p text:style-name="P4">
Authors: Ukrinform (Person)</text:p>
      <text:p text:style-name="P4">
Publisher: Укринформ (Organization)</text:p>
      <text:p text:style-name="P4">
Published Time: 2023-06-25T21:43:00+03:00</text:p>
      <text:p text:style-name="P4">
Modified Time: 2023-06-25T23:43:00+03:00</text:p>
      <text:p text:style-name="P4">
Description: Президент України Володимир Зеленський вважає, що світ приділяє недостатньо уваги російській загрозі на Запорізькій атомній електростанції. — Укрінформ.</text:p>
      <text:p text:style-name="P4">
Images: ['<text:a xlink:type="simple" xlink:href="https://static.ukrinform.com/photos/2022_10/thumb_files/630_360_1665719857-744.png" text:style-name="Internet_20_link" text:visited-style-name="Visited_20_Internet_20_Link">
630_360_16657...</text:a>
']</text:p>
      <text:p text:style-name="P4">
Tags: ['Світ', 'Зеленський', 'Запорізька АЕС', 'Війна з Росією']</text:p>
      <text:p text:style-name="P4">
Type: Article</text:p>
      <!--METADATA-->
      <text:p text:style-name="P4">
<draw:frame draw:style-name="fr1" draw:name="Image220" text:anchor-type="as-char" svg:width="6.9236in" svg:height="3.956343in" draw:z-index="0">
<draw:image xlink:href="../Images/yкринформ/2023-06-25T21-43-00-03-00/630_360_1665719857-744.png" xlink:type="simple" xlink:show="embed" xlink:actuate="onLoad" draw:mime-type="image/png"/>
</draw:frame>
 ПрезидентУкраїни Володимир Зеленський вважає, що світ приділяє недостатньо увагиросійській загрозі на Запорізькій атомній електростанції.</text:p>
      <text:p text:style-name="P4">
Як повідомляє кореспондент Укрінформу, про це він сказав у вечірньому <text:a xlink:type="simple" xlink:href="https://t.me/V_Zelenskiy_official/6707" text:style-name="Internet_20_link" text:visited-style-name="Visited_20_Internet_20_Link">
відеозверненні </text:a>
 .</text:p>
      <text:p text:style-name="P4">
"Ситуація на Запорізькій атомній станції. Увага світу до наявної російськоїзагрози на Запорізькій <text:a xlink:type="simple" xlink:href="https://www.ukrinform.ua/tag-aes" text:style-name="Internet_20_link" text:visited-style-name="Visited_20_Internet_20_Link">
 станції </text:a>
 , нажаль, поки недостатня. Як була недостатньою і реакція на російський підривКаховської гідроелектростанції та свідоме намагання російських терористіввлучити в дамбу іншого водосховища у Кривому Розі", - заявив Зеленський.</text:p>
      <text:p text:style-name="P4">
_Відео:<text:a xlink:type="simple" xlink:href="https://t.me/V_Zelenskiy_official/6707" text:style-name="Internet_20_link" text:visited-style-name="Visited_20_Internet_20_Link">
 ОП </text:a>
 _</text:p>
      <text:p text:style-name="P4">
Він зазначив, що під час телефонних розмов із Президентом Сполучених ШтатівБайденом, із Премʼєр-міністром Канади Трюдо, із Президентом Польщі АнджеємДудою довів партнерам інформацію, яка є в української розвідки про російськийсценарій з мінуванням Запорізької АЕС.</text:p>
      <text:p text:style-name="P4">
<text:span text:style-name="T4">
Читайте також:</text:span>
 <text:a xlink:type="simple" xlink:href="https://www.ukrinform.ua/rubric-polytics/3727602-zelenskij-telefonom-obgovoriv-iz-trudo-situaciu-na-poli-bou-ta-zagrozu-na-zaes.html" text:style-name="Internet_20_link" text:visited-style-name="Visited_20_Internet_20_Link">
 Зеленський телефоном обговорив із Трюдо ситуацію на полібою та загрозу на <text:span text:style-name="T4">
ЗАЕС</text:span>
 </text:a>
</text:p>
      <text:p text:style-name="P4">
За словами Глави Держави, сценарій з мінуванням ЗАЕС очевидно вже затвердженийдля терористів.</text:p>
      <text:p text:style-name="P4">
"Маємо й мусимо зробити – всі разом у світі – цілком конкретні кроки, щоб недопустити будь-яких радіаційних інцидентів", - наголосив Президент.</text:p>
      <text:p text:style-name="P4">
Як повідомляв <text:a xlink:type="simple" xlink:href="https://www.ukrinform.ua/rubric-ato/3727559-budanov-pro-zagrozu-pidrivu-zaes-nikoli-situacia-ne-bula-takou-serjoznou-ak-zaraz.html" text:style-name="Internet_20_link" text:visited-style-name="Visited_20_Internet_20_Link">
 Укрінформ </text:a>
 , начальник Головного управління розвідкиМіністерства оборони України генерал-майор Кирило Буданов заявив, що російськівійська розмістили техніку з вибухівкою біля 4 із 6 енергоблоків Запорізькоїатомної електростанції.</text:p>
      <text:p text:style-name="P4">
Source: <text:a xlink:type="simple" xlink:href="https://www.ukrinform.ua/rubric-polytics/3727627-svit-pridilae-nedostatno-uvagi-situacii-na-zaes-prezident.html" text:style-name="Internet_20_link" text:visited-style-name="Visited_20_Internet_20_Link">
https://www.ukrinform.ua/rubric-polytics/3727627-svit-pridilae-nedostatno-uvagi-situacii-na-zaes-prezident.html</text:a>
</text:p>
      <!--NEWS-->
      <text:h text:style-name="P10" text:outline-level="1">
<text:span text:style-name="T4">
Співачка Лобода образила юну харків'янку: «Хто тобі дав гроші?»</text:span>
</text:h>
      <text:p text:style-name="P4">
Authors: Ukrinform (Person)</text:p>
      <text:p text:style-name="P4">
Publisher: Укринформ (Organization)</text:p>
      <text:p text:style-name="P4">
Published Time: 2023-06-25T21:55:00+03:00</text:p>
      <text:p text:style-name="P4">
Modified Time: 2023-06-25T21:55:00+03:00</text:p>
      <text:p text:style-name="P4">
Description: Під час вуличного виступу в Харкові співачка Світлана Лобода неадекватно зреагувала на плакат «Харків без Лободи», образивши дівчину, яка його тримала. — Укрінформ.</text:p>
      <text:p text:style-name="P4">
Images: ['<text:a xlink:type="simple" xlink:href="https://static.ukrinform.com/photos/2017_08/thumb_files/630_360_1501838993-5570.jpg" text:style-name="Internet_20_link" text:visited-style-name="Visited_20_Internet_20_Link">
630_360_15018...</text:a>
']</text:p>
      <text:p text:style-name="P4">
Tags: ['Лобода', 'Скандал', 'Харків', 'Співачка']</text:p>
      <text:p text:style-name="P4">
Type: Article</text:p>
      <!--METADATA-->
      <text:p text:style-name="P4">
<draw:frame draw:style-name="fr1" draw:name="Image221" text:anchor-type="as-char" svg:width="6.9236in" svg:height="3.956343in" draw:z-index="0">
<draw:image xlink:href="../Images/yкринформ/2023-06-25T21-55-00-03-00/630_360_1501838993-5570.jpg" xlink:type="simple" xlink:show="embed" xlink:actuate="onLoad" draw:mime-type="image/jpeg"/>
</draw:frame>
 Під часвуличного виступу в Харкові співачка Світлана Лобода неадекватно зреагувала наплакат «Харків без Лободи», образивши дівчину, яка його тримала.</text:p>
      <text:p text:style-name="P4">
Про це у <text:a xlink:type="simple" xlink:href="https://www.facebook.com/100079822684002/videos/pcb.251014070902681/570428321962549" text:style-name="Internet_20_link" text:visited-style-name="Visited_20_Internet_20_Link">
 Фейсбуці</text:a>
повідомляє рух «Чесно», передає Укрінформ.</text:p>
      <text:p text:style-name="P4">
«Це Світлана Лобода виступає у Харкові та принижує дівчину, яка прийшла зплакатом «Харків без Лободи». Особливо бридко звучить питання «хто тобі давгроші?», виходить у світі Свєти позиція може бути лише за гроші?», - риторичнозапитує «Чесно».</text:p>
      <text:p text:style-name="P4">
Поряд з відео рух оприлюднив фото матері Світлани Лободи, Наталії. ДепутаткаІрпінської міської ради від «Нових облич» у 2017 році привезла у Москву тортикна передачу «Пусть говорят». Рух «Чесно» зауважив, що кампанія за позбавленняїї мандата була дуже тривалою, але врешті-решт успішною.</text:p>
      <text:p text:style-name="P4">
Відео, на якому Лобода ображає дівчинку-підлітка у <text:a xlink:type="simple" xlink:href="https://www.ukrinform.ua/tag-harkiv" text:style-name="Internet_20_link" text:visited-style-name="Visited_20_Internet_20_Link">
 Харкові</text:a>
 , облетіло соцмережі. Люди переконані,що співачка фактично цькує дитину за проукраїнську позицію.</text:p>
      <text:p text:style-name="P4">
«Ще раз - доросла, відома жінка принижує дитину за проукраїнську позицію наочах кількох десятків людей, які їй за це аплодують», - написала <text:a xlink:type="simple" xlink:href="http://www.facebook.com/sevgil.musaieva" text:style-name="Internet_20_link" text:visited-style-name="Visited_20_Internet_20_Link">
 СевгільМусаєва </text:a>
 .</text:p>
      <text:p text:style-name="P4">
<text:span text:style-name="T4">
Читайте також:</text:span>
 <text:a xlink:type="simple" xlink:href="https://www.ukrinform.ua/rubric-culture/3625691-u-litvi-vse-z-skasuvali-koncerti-spivacki-lobodi-zmi.html" text:style-name="Internet_20_link" text:visited-style-name="Visited_20_Internet_20_Link">
 У Литві все ж скасували концерти співачки <text:span text:style-name="T4">
Лободи</text:span>
 –ЗМІ </text:a>
</text:p>
      <text:p text:style-name="P4">
«Хлопці у камуфляжі намагались вмовити її піти, до неї підходили, щось казали,дівчина стоїть незворушливо», - зазначила <text:a xlink:type="simple" xlink:href="http://m.facebook.com/story.php" text:style-name="Internet_20_link" text:visited-style-name="Visited_20_Internet_20_Link">
 Валерія Володимирівна</text:a>
з Харкова. Вона додала, що дівчина стоїть навпроти натовпу спокійна, бо знає,що співачка - зрадниця, які не потрібні Харкову.</text:p>
      <text:p text:style-name="P4">
Як повідомлялося, Світлана Лобода активно виступала в Росії з моменту окупаціїКриму, а 2015 року вона співала на заході на честь «перемоги РадянськогоСоюзу» у Другій світовій війні 9 травня.</text:p>
      <text:p text:style-name="P4">
Source: <text:a xlink:type="simple" xlink:href="https://www.ukrinform.ua/rubric-regions/3727607-spivacka-loboda-obrazila-unu-harkivanku-hto-tobi-dav-grosi.html" text:style-name="Internet_20_link" text:visited-style-name="Visited_20_Internet_20_Link">
https://www.ukrinform.ua/rubric-regions/3727607-spivacka-loboda-obrazila-unu-harkivanku-hto-tobi-dav-grosi.html</text:a>
</text:p>
      <!--NEWS-->
      <text:h text:style-name="P10" text:outline-level="1">
<text:span text:style-name="T4">
Резніков і Остін обговорили слабкість російської влади та контрнаступ ЗСУ</text:span>
</text:h>
      <text:p text:style-name="P4">
Authors: Ukrinform (Person)</text:p>
      <text:p text:style-name="P4">
Publisher: Укринформ (Organization)</text:p>
      <text:p text:style-name="P4">
Published Time: 2023-06-25T22:05:00+03:00</text:p>
      <text:p text:style-name="P4">
Modified Time: 2023-06-25T22:05:00+03:00</text:p>
      <text:p text:style-name="P4">
Description: Міністр оборони України Олексій Резніков у ході телефонної розмови з американським колегою Ллойдом Остіном обговорив останні події в Росії та український контрнаступ. — Укрінформ.</text:p>
      <text:p text:style-name="P4">
Images: ['<text:a xlink:type="simple" xlink:href="https://static.ukrinform.com/photos/2023_03/thumb_files/630_360_1677842583-533.jpg" text:style-name="Internet_20_link" text:visited-style-name="Visited_20_Internet_20_Link">
630_360_16778...</text:a>
']</text:p>
      <text:p text:style-name="P4">
Tags: ['Резніков', 'Остін', 'Війна з Росією', 'Контрнаступ']</text:p>
      <text:p text:style-name="P4">
Type: Article</text:p>
      <!--METADATA-->
      <text:p text:style-name="P4">
<draw:frame draw:style-name="fr1" draw:name="Image222" text:anchor-type="as-char" svg:width="6.9236in" svg:height="3.956343in" draw:z-index="0">
<draw:image xlink:href="../Images/yкринформ/2023-06-25T22-05-00-03-00/630_360_1677842583-533.jpg" xlink:type="simple" xlink:show="embed" xlink:actuate="onLoad" draw:mime-type="image/jpeg"/>
</draw:frame>
 Міністроборони України Олексій Резніков у ході телефонної розмови з американськимколегою Ллойдом Остіном обговорив останні події в Росії та українськийконтрнаступ.</text:p>
      <text:p text:style-name="P4">
Про це Резніков написав у <text:a xlink:type="simple" xlink:href="https://twitter.com/oleksiireznikov/status/1673024465410588673" text:style-name="Internet_20_link" text:visited-style-name="Visited_20_Internet_20_Link">
 Твіттері</text:a>
 , передаєУкрінформ.</text:p>
      <text:p text:style-name="P4">
«Мав телефонну розмову з моїм другом і колегою Ллойдом Остіном. Ми говорилипро останні події в <text:a xlink:type="simple" xlink:href="https://www.ukrinform.ua/tag-rosia" text:style-name="Internet_20_link" text:visited-style-name="Visited_20_Internet_20_Link">
 Росії </text:a>
 . Ми згодніз тим, що російська влада слабка і що виведення російських військ з України єнайкращим вибором для Кремля. Росії було б краще зайнятися вирішенням власнихпроблем», — йдеться у дописі.</text:p>
      <text:p text:style-name="P4">
Сторони також обговорили контрнаступ ЗСУ та подальші кроки у зміцненні Силоборони України.</text:p>
      <text:p text:style-name="P4">
«Справи рухаються в правильному напрямку. Україна переможе», — зазначивРезніков.</text:p>
      <text:p text:style-name="P4">
Як <text:a xlink:type="simple" xlink:href="https://www.ukrinform.ua/rubric-other_news/3727120-zakolot-prigozina-vse-so-vidomo-na-cej-moment.html" text:style-name="Internet_20_link" text:visited-style-name="Visited_20_Internet_20_Link">
 повідомлялося </text:a>
 ,ватажок ПВК «Вагнера» Євген Пригожин 23 червня оголосив демарш протиросійського військового керівництва, зокрема проти міністра оборони СергіяШойгу. Він узяв під контроль Ростов-на-Дону та частину Воронезької області,після чого «вагнерівці» вирушили на Москву.</text:p>
      <text:p text:style-name="P4">
<text:span text:style-name="T4">
Читайте також:</text:span>
 <text:a xlink:type="simple" xlink:href="https://www.ukrinform.ua/rubric-ato/3727585-reznikov-prokomentuvav-potocnij-kontrnastup-ak-pidgotovcu-operaciu.html" text:style-name="Internet_20_link" text:visited-style-name="Visited_20_Internet_20_Link">
 <text:span text:style-name="T4">
Резніков</text:span>
 прокоментував поточний контрнаступ як«підготовчу операцію» </text:a>
</text:p>
      <text:p text:style-name="P4">
Увечері 24 червня самопроголошений президент Білорусі Олександр Лукашенкозаявив, що за погодженням з Путіним провів переговори з Пригожиним. Післяцього ватажок ПВК «Вагнера» оголосив, що <text:a xlink:type="simple" xlink:href="https://www.ukrinform.ua/rubric-world/3727347-prigozin-rozvertae-koloni-vagnerivciv-do-polovih-taboriv-roszmi.html" text:style-name="Internet_20_link" text:visited-style-name="Visited_20_Internet_20_Link">
 розвертає своїх найманців назад до«польових таборів» </text:a>
 .</text:p>
      <text:p text:style-name="P4">
Секретар Ради національної безпеки та оборони України Олексій Данілов назвавспробу заколоту ватажка ПВК «Вагнера» Євгена Пригожина <text:a xlink:type="simple" xlink:href="https://www.ukrinform.ua/rubric-polytics/3727477-danilov-nazvav-zakolot-prigozina-persim-etapom-demontazu-putinskoi-sistemi.html" text:style-name="Internet_20_link" text:visited-style-name="Visited_20_Internet_20_Link">
 першим етапомдемонтажу системи </text:a>
президента Росії Володимира Путіна.</text:p>
      <text:p text:style-name="P4">
Source: <text:a xlink:type="simple" xlink:href="https://www.ukrinform.ua/rubric-ato/3727611-reznikov-obgovoriv-z-ostinom-slabkist-rosijskoi-vladi-ta-kontrnastup-zsu.html" text:style-name="Internet_20_link" text:visited-style-name="Visited_20_Internet_20_Link">
https://www.ukrinform.ua/rubric-ato/3727611-reznikov-obgovoriv-z-ostinom-slabkist-rosijskoi-vladi-ta-kontrnastup-zsu.html</text:a>
</text:p>
      <!--NEWS-->
      <text:h text:style-name="P10" text:outline-level="1">
<text:span text:style-name="T4">
Метальник списа Фельфнер став бронзовим призером Європейських ігор</text:span>
</text:h>
      <text:p text:style-name="P4">
Authors: Ukrinform (Person)</text:p>
      <text:p text:style-name="P4">
Publisher: Укринформ (Organization)</text:p>
      <text:p text:style-name="P4">
Published Time: 2023-06-25T22:05:43+03:00</text:p>
      <text:p text:style-name="P4">
Modified Time: 2023-06-25T22:05:43+03:00</text:p>
      <text:p text:style-name="P4">
Description: Український метальник списа Артур Фельфнер став бронзовим призером Європейських ігор-2023. — Укрінформ.</text:p>
      <text:p text:style-name="P4">
Images: ['<text:a xlink:type="simple" xlink:href="https://static.ukrinform.com/photos/2023_06/thumb_files/630_360_1687719880-585.jpg" text:style-name="Internet_20_link" text:visited-style-name="Visited_20_Internet_20_Link">
630_360_16877...</text:a>
']</text:p>
      <text:p text:style-name="P4">
Tags: ['Європейські ігри']</text:p>
      <text:p text:style-name="P4">
Type: Article</text:p>
      <!--METADATA-->
      <text:p text:style-name="P4">
<draw:frame draw:style-name="fr1" draw:name="Image223" text:anchor-type="as-char" svg:width="6.9236in" svg:height="3.956343in" draw:z-index="0">
<draw:image xlink:href="../Images/yкринформ/2023-06-25T22-05-43-03-00/630_360_1687719880-585.jpg" xlink:type="simple" xlink:show="embed" xlink:actuate="onLoad" draw:mime-type="image/jpeg"/>
</draw:frame>
Український метальник списа Артур Фельфнер став бронзовим призеромЄвропейських ігор-2023.</text:p>
      <text:p text:style-name="P4">
Спортсмен показав результат у 82,24 метра декілька днів тому, і за підсумкамивиступів спортсменів зі всіх трьох дивізіонів опинився на третьому місці,повідомляє Укрінформ.</text:p>
      <text:p text:style-name="P4">
Як повідомлялося, 19-річний українець встановив рекорд континенту серед молодів сезоні.</text:p>
      <text:p text:style-name="P4">
<text:span text:style-name="T4">
Читайте також:</text:span>
 <text:a xlink:type="simple" xlink:href="https://www.ukrinform.ua/rubric-sports/3727587-magucih-zavouvala-zolotu-medal-u-stribkah-u-visotu-na-evropejskih-igrah.html" text:style-name="Internet_20_link" text:visited-style-name="Visited_20_Internet_20_Link">
 <text:span text:style-name="T4">
Магучіх</text:span>
 завоювала золоту медаль у стрибках у висотуна Європейських іграх </text:a>
</text:p>
      <text:p text:style-name="P4">
Кращий результат показали Едіс Матусевічус з Литви(84.22 метра) та Юліан Веберз Німеччини(86,26 метра).</text:p>
      <text:p text:style-name="P4">
Фото: World Athletics</text:p>
      <text:p text:style-name="P4">
Source: <text:a xlink:type="simple" xlink:href="https://www.ukrinform.ua/rubric-sports/3727610-metalnik-spisa-felfner-stav-bronzovim-prizerom-evropejskih-igor.html" text:style-name="Internet_20_link" text:visited-style-name="Visited_20_Internet_20_Link">
https://www.ukrinform.ua/rubric-sports/3727610-metalnik-spisa-felfner-stav-bronzovim-prizerom-evropejskih-igor.html</text:a>
</text:p>
      <!--NEWS-->
      <text:h text:style-name="P10" text:outline-level="1">
<text:span text:style-name="T4">
Зеленський обговорив з Байденом розширення оборонної співпраці України та США</text:span>
</text:h>
      <text:p text:style-name="P4">
Authors: Ukrinform (Person)</text:p>
      <text:p text:style-name="P4">
Publisher: Укринформ (Organization)</text:p>
      <text:p text:style-name="P4">
Published Time: 2023-06-25T22:19:00+03:00</text:p>
      <text:p text:style-name="P4">
Modified Time: 2023-06-25T22:19:00+03:00</text:p>
      <text:p text:style-name="P4">
Description: Президент України Володимир Зеленський провів телефонну розмову з главою Білого дому Джо Байденом - ішлося про розширення оборонної співпраці з акцентом на далекобійних засобах ураження. — Укрінформ.</text:p>
      <text:p text:style-name="P4">
Images: ['<text:a xlink:type="simple" xlink:href="https://static.ukrinform.com/photos/2022_06/thumb_files/630_360_1655321433-213.jpeg" text:style-name="Internet_20_link" text:visited-style-name="Visited_20_Internet_20_Link">
630_360_16553...</text:a>
']</text:p>
      <text:p text:style-name="P4">
Tags: ['Байден', 'Зброя', 'Зеленський', 'Війна з Росією']</text:p>
      <text:p text:style-name="P4">
Type: Article</text:p>
      <!--METADATA-->
      <text:p text:style-name="P4">
<draw:frame draw:style-name="fr1" draw:name="Image224" text:anchor-type="as-char" svg:width="6.9236in" svg:height="3.956343in" draw:z-index="0">
<draw:image xlink:href="../Images/yкринформ/2023-06-25T22-19-00-03-00/630_360_1655321433-213.jpeg" xlink:type="simple" xlink:show="embed" xlink:actuate="onLoad" draw:mime-type="image/jpeg"/>
</draw:frame>
 ПрезидентУкраїни Володимир Зеленський провів телефонну розмову з главою Білого дому ДжоБайденом - ішлося про розширення оборонної співпраці з акцентом надалекобійних засобах ураження.</text:p>
      <text:p text:style-name="P4">
Про це Президент України повідомив у <text:a xlink:type="simple" xlink:href="https://t.me/V_Zelenskiy_official/6705" text:style-name="Internet_20_link" text:visited-style-name="Visited_20_Internet_20_Link">
 Телеграмі</text:a>
 , передає Укрінформ.</text:p>
      <text:p text:style-name="P4">
"Говорив із Президентом США Джозефом Байденом. Позитивна й надихаюча розмова.Обговорили перебіг бойових дій і процеси, які відбуваються в Росії. Світповинен тиснути на Росію до відновлення міжнародного порядку", - зазначивЗеленський</text:p>
      <text:p text:style-name="P4">
Він подякував Байдену за неослабну підтримку України, особливо за системи ППОPatriot.</text:p>
      <text:p text:style-name="P4">
Президент України наголосив на важливості подальшого збільшення спроможностінашої країни щодо захисту неба. У цьому контексті він подякував і за підтримкукоаліції винищувачів.</text:p>
      <text:p text:style-name="P4">
Сторони також обговорили подальше розширення оборонної співпраці з акцентом надалекобійних засобах ураження.</text:p>
      <text:p text:style-name="P4">
<text:span text:style-name="T4">
Читайте також:</text:span>
 <text:a xlink:type="simple" xlink:href="https://www.ukrinform.ua/rubric-ato/3726456-bajden-vvazae-zagrozu-udaru-rf-adernou-zbroeu-realnou-so-robiti-svitovi-j-ukraini.html" text:style-name="Internet_20_link" text:visited-style-name="Visited_20_Internet_20_Link">
 <text:span text:style-name="T4">
Байден</text:span>
 вважає загрозу удару РФ ядерною зброєюреальною. Що робити світові й Україні </text:a>
</text:p>
      <text:p text:style-name="P4">
"Вдячний за готовність США й американського народу стояти пліч-о-пліч зУкраїною до повного звільнення всіх наших території в міжнародно визнанихкордонах", - зазначив <text:a xlink:type="simple" xlink:href="https://www.ukrinform.ua/tag-zelenskij" text:style-name="Internet_20_link" text:visited-style-name="Visited_20_Internet_20_Link">
 Зеленський </text:a>
 .</text:p>
      <text:p text:style-name="P4">
Окрім того, президенти України та США скоординували позиції напередодніВільнюського саміту НАТО, обговорили продовження роботи над реалізацієюУкраїнської формули миру та підготовку до Глобального саміту миру.</text:p>
      <text:p text:style-name="P4">
Як повідомляв Укрінформ, 25 червня <text:a xlink:type="simple" xlink:href="https://www.ukrinform.ua/rubric-polytics/3727602-zelenskij-telefonom-obgovoriv-iz-trudo-situaciu-na-poli-bou-ta-zagrozu-na-zaes.html" text:style-name="Internet_20_link" text:visited-style-name="Visited_20_Internet_20_Link">
 Володимир Зеленський обговорив ізпремʼєр-міністром Канади Джастіном Трюдо </text:a>
 ситуацію на полі бою та загрозу, яку російськіокупаційні війська створили на Запорізькій АЕС.</text:p>
      <text:p text:style-name="P4">
<text:span text:style-name="T5">
Фото: ОП</text:span>
</text:p>
      <text:p text:style-name="P4">
Source: <text:a xlink:type="simple" xlink:href="https://www.ukrinform.ua/rubric-polytics/3727614-zelenskij-proviv-rozmovu-z-bajdenom.html" text:style-name="Internet_20_link" text:visited-style-name="Visited_20_Internet_20_Link">
https://www.ukrinform.ua/rubric-polytics/3727614-zelenskij-proviv-rozmovu-z-bajdenom.html</text:a>
</text:p>
      <!--NEWS-->
      <text:h text:style-name="P10" text:outline-level="1">
<text:span text:style-name="T4">
Ворог за день 16 разів обстріляв Сумщину - пошкоджені будинки та поранена людина</text:span>
</text:h>
      <text:p text:style-name="P4">
Authors: Ukrinform (Person)</text:p>
      <text:p text:style-name="P4">
Publisher: Укринформ (Organization)</text:p>
      <text:p text:style-name="P4">
Published Time: 2023-06-25T22:33:00+03:00</text:p>
      <text:p text:style-name="P4">
Modified Time: 2023-06-25T22:33:00+03:00</text:p>
      <text:p text:style-name="P4">
Description: Російські війська протягом 25 червня 16 разів обстріляли Сумську область, внаслідок обстрілів пошкоджено будинки та поранено цивільну особу.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Поранені', 'Сумщина', 'Війна з Росією']</text:p>
      <text:p text:style-name="P4">
Type: Article</text:p>
      <!--METADATA-->
      <text:p text:style-name="P4">
<draw:frame draw:style-name="fr1" draw:name="Image225" text:anchor-type="as-char" svg:width="6.9236in" svg:height="3.956343in" draw:z-index="0">
<draw:image xlink:href="../Images/yкринформ/2023-06-25T22-33-00-03-00/630_360_1669987737-966.jpg" xlink:type="simple" xlink:show="embed" xlink:actuate="onLoad" draw:mime-type="image/jpeg"/>
</draw:frame>
 Російськівійська протягом 25 червня 16 разів обстріляли Сумську область, внаслідокобстрілів пошкоджено будинки та поранено цивільну особу.</text:p>
      <text:p text:style-name="P4">
Як передає Укрінформ, про це Сумська обласна військова адміністраціяповідомляє у <text:a xlink:type="simple" xlink:href="https://t.me/Sumy_news_ODA/17302" text:style-name="Internet_20_link" text:visited-style-name="Visited_20_Internet_20_Link">
 Телеграмі</text:a>
 .</text:p>
      <text:p text:style-name="P4">
“Протягом дня росіяни здійснили 16 обстрілів прикордоння. Зафіксовано 76вибухів. <text:a xlink:type="simple" xlink:href="https://www.ukrinform.ua/tag-obstril" text:style-name="Internet_20_link" text:visited-style-name="Visited_20_Internet_20_Link">
 Обстрілів </text:a>
 зазналиМиропільська, Краснопільська, Юнаківська, Шалигинська та Новослобідськагромади”, - ідеться в повідомленні.</text:p>
      <text:p text:style-name="P4">
Новослобідську громаду росіяни обстріляли з міномета, зафіксовано один вибух.</text:p>
      <text:p text:style-name="P4">
Білопільську громаду російські війська обстріляли з мінометів (зафіксовано 16вибухів) та артилерії (6 вибухів). Внаслідок одного з мінометних обстрілівпошкоджено сарай та вибиті вікна в одному з домогосподарств. Також ворогобстрілював громаду зі станкового протитанкового гранатомета, зафіксовано 9вибухів.</text:p>
      <text:p text:style-name="P4">
По Миропільській громаді росіяни били з мінометів, випустивши 12 мін.Внаслідок одного з обстрілів одна цивільна особа отримала поранення.Пошкоджено два житлові будинки, гаражне приміщення, літню кухню та легковийавтомобіль.</text:p>
      <text:p text:style-name="P4">
Шалигинську громаду агресор обстріляв з артилерії, випустивши 11 снарядів.Внаслідок одного з обстрілів зазнали пошкоджень цивільні будинки.</text:p>
      <text:p text:style-name="P4">
<text:span text:style-name="T4">
Читайте також:</text:span>
 <text:a xlink:type="simple" xlink:href="https://www.ukrinform.ua/rubric-ato/3727503-vorog-obstrilav-prikordonna-cernigivsini-i-sumsini.html" text:style-name="Internet_20_link" text:visited-style-name="Visited_20_Internet_20_Link">
 Ворог обстріляв прикордоння Чернігівщини і <text:span text:style-name="T4">
Сумщини</text:span>
</text:a>
</text:p>
      <text:p text:style-name="P4">
Краснопільську громаду росіяни обстрілювали з мінометів, випустивши 7 мін. Узв'язку одним з обстрілів відбулося загорання сухої трави.</text:p>
      <text:p text:style-name="P4">
На Юнаківську громаду агресор скинув 10 мін.</text:p>
      <text:p text:style-name="P4">
Як повідомляв <text:a xlink:type="simple" xlink:href="https://www.ukrinform.ua/rubric-ato/3727580-zsu-za-dobu-vrazili-tri-artpidrozdili-punkt-upravlinna-ta-sklad-boepripasiv-rosian.html" text:style-name="Internet_20_link" text:visited-style-name="Visited_20_Internet_20_Link">
 Укрінформ </text:a>
 , росіяни минулої доби в районі населеного пункту РодіонівкаСумської області здійснили невдалу спробу проникнення диверсійно-розвідувальної групи через держкордон України.</text:p>
      <text:p text:style-name="P4">
Source: <text:a xlink:type="simple" xlink:href="https://www.ukrinform.ua/rubric-regions/3727616-vorog-za-den-16-raziv-obstrilav-sumsinu-poskodzeni-budinki-ta-poranena-ludina.html" text:style-name="Internet_20_link" text:visited-style-name="Visited_20_Internet_20_Link">
https://www.ukrinform.ua/rubric-regions/3727616-vorog-za-den-16-raziv-obstrilav-sumsinu-poskodzeni-budinki-ta-poranena-ludina.html</text:a>
</text:p>
      <!--NEWS-->
      <text:h text:style-name="P10" text:outline-level="1">
<text:span text:style-name="T4">
Заколот Пригожина підкреслив розбіжності в російській владі - Макрон</text:span>
</text:h>
      <text:p text:style-name="P4">
Authors: Ukrinform (Person)</text:p>
      <text:p text:style-name="P4">
Publisher: Укринформ (Organization)</text:p>
      <text:p text:style-name="P4">
Published Time: 2023-06-25T22:56:00+03:00</text:p>
      <text:p text:style-name="P4">
Modified Time: 2023-06-25T22:56:00+03:00</text:p>
      <text:p text:style-name="P4">
Description: Президент Франції Еммануель Макрон вважає, що заколот найманців ПВК «Вагнер» підкреслює розбіжності, наявні у владних колах Російської Федерації. — Укрінформ.</text:p>
      <text:p text:style-name="P4">
Images: ['<text:a xlink:type="simple" xlink:href="https://static.ukrinform.com/photos/2022_04/thumb_files/630_360_1650825731-404.jpeg" text:style-name="Internet_20_link" text:visited-style-name="Visited_20_Internet_20_Link">
630_360_16508...</text:a>
']</text:p>
      <text:p text:style-name="P4">
Tags: ['Макрон', 'Росія', 'ПВК "Вагнера"', 'Пригожин']</text:p>
      <text:p text:style-name="P4">
Type: Article</text:p>
      <!--METADATA-->
      <text:p text:style-name="P4">
<draw:frame draw:style-name="fr1" draw:name="Image226" text:anchor-type="as-char" svg:width="6.9236in" svg:height="3.956343in" draw:z-index="0">
<draw:image xlink:href="../Images/yкринформ/2023-06-25T22-56-00-03-00/630_360_1650825731-404.jpeg" xlink:type="simple" xlink:show="embed" xlink:actuate="onLoad" draw:mime-type="image/jpeg"/>
</draw:frame>
 ПрезидентФранції Еммануель Макрон вважає, що заколот найманців ПВК «Вагнер» підкреслюєрозбіжності, наявні у владних колах Російської Федерації.</text:p>
      <text:p text:style-name="P4">
Про це повідомляє <text:a xlink:type="simple" xlink:href="http://www.theguardian.com/world/live/2023/jun/25/russia-ukraine-war-live-prigozhin-to-go-to-belarus-as-rebellion-ends-and-wagner-troops-withdraw-from-rostov#top-of-blog" text:style-name="Internet_20_link" text:visited-style-name="Visited_20_Internet_20_Link">
 The Guardian</text:a>
 , передає Укрінформ.</text:p>
      <text:p text:style-name="P4">
В інтерв’ю газеті Provence Макрон сказав, що марш ПВК «Вагнер» на Москву, якийраптово зупинився, «показує розбіжності, що існують у російському таборі, ікрихкість як його військових, так і допоміжних сил».</text:p>
      <text:p text:style-name="P4">
Французький лідер додав, що «ситуація ще розвивається», і він стежить заподіями.</text:p>
      <text:p text:style-name="P4">
«Все це має зробити нас дуже пильними і повністю виправдовує підтримку, яку минадаємо українцям у їхньому опорі», – наголосив <text:a xlink:type="simple" xlink:href="https://www.ukrinform.ua/tag-makron" text:style-name="Internet_20_link" text:visited-style-name="Visited_20_Internet_20_Link">
 Макрон</text:a>
 .</text:p>
      <text:p text:style-name="P4">
<text:span text:style-name="T4">
Читайте також:</text:span>
 <text:a xlink:type="simple" xlink:href="https://www.ukrinform.ua/rubric-world/3726709-makron-vizme-sluhavku-akso-putin-zatelefonue-ale-sam-jomu-dzvoniti-ne-bude.html" text:style-name="Internet_20_link" text:visited-style-name="Visited_20_Internet_20_Link">
 <text:span text:style-name="T4">
Макрон</text:span>
 візьме слухавку, якщо Путін зателефонує, алесам йому дзвонити не буде </text:a>
</text:p>
      <text:p text:style-name="P4">
Як повідомлялося, ватажок ПВК «Вагнер» Євген Пригожин 23 червня оголосивдемарш проти російського військового керівництва, зокрема проти міністраоборони Сергія Шойгу. Він узяв під контроль Ростов-на-Дону та частинуВоронезької області, після чого «вагнерівці» вирушили на Москву.</text:p>
      <text:p text:style-name="P4">
Увечері 24 червня самопроголошений президент Білорусі Олександр Лукашенкозаявив, що за погодженням з Путіним провів переговори з Пригожиним. Післяцього ватажок ПВК «Вагнер» оголосив, що розвертає своїх найманців назад до«польових таборів».</text:p>
      <text:p text:style-name="P4">
Source: <text:a xlink:type="simple" xlink:href="https://www.ukrinform.ua/rubric-world/3727613-zakolot-prigozina-pidkresliv-rozbiznosti-v-rosijskij-vladi-makron.html" text:style-name="Internet_20_link" text:visited-style-name="Visited_20_Internet_20_Link">
https://www.ukrinform.ua/rubric-world/3727613-zakolot-prigozina-pidkresliv-rozbiznosti-v-rosijskij-vladi-makron.html</text:a>
</text:p>
      <!--NEWS-->
      <text:h text:style-name="P10" text:outline-level="1">
<text:span text:style-name="T4">
Збірна України з волейболу поступилася Турції в фіналі Золотої Євроліги</text:span>
</text:h>
      <text:p text:style-name="P4">
Authors: Ukrinform (Person)</text:p>
      <text:p text:style-name="P4">
Publisher: Укринформ (Organization)</text:p>
      <text:p text:style-name="P4">
Published Time: 2023-06-25T22:57:57+03:00</text:p>
      <text:p text:style-name="P4">
Modified Time: 2023-06-25T23:57:57+03:00</text:p>
      <text:p text:style-name="P4">
Description: Сьогодні, 25 червня, чоловіча збірна України з волейболу поступилася Турції у фіналі Золотої Євроліги. — Укрінформ.</text:p>
      <text:p text:style-name="P4">
Images: ['<text:a xlink:type="simple" xlink:href="https://static.ukrinform.com/photos/2023_06/thumb_files/630_360_1687726598-537.jpeg" text:style-name="Internet_20_link" text:visited-style-name="Visited_20_Internet_20_Link">
630_360_16877...</text:a>
']</text:p>
      <text:p text:style-name="P4">
Tags: ['Євроліга', 'Волейбол', 'Збірна України']</text:p>
      <text:p text:style-name="P4">
Type: Article</text:p>
      <!--METADATA-->
      <text:p text:style-name="P4">
<draw:frame draw:style-name="fr1" draw:name="Image227" text:anchor-type="as-char" svg:width="6.9236in" svg:height="3.956343in" draw:z-index="0">
<draw:image xlink:href="../Images/yкринформ/2023-06-25T22-57-57-03-00/630_360_1687726598-537.jpeg" xlink:type="simple" xlink:show="embed" xlink:actuate="onLoad" draw:mime-type="image/jpeg"/>
</draw:frame>
 Сьогодні,25 червня, чоловіча збірна України з волейболу поступилася Турції у фіналіЗолотої Євроліги.</text:p>
      <text:p text:style-name="P4">
Українці програли туркам - 2:3, повідомляє Укрінформ.</text:p>
      <text:p text:style-name="P4">
Україна на шляху до фіналу здолала збірну Хорватії (3:1), Туреччина – Чехію(3:2).</text:p>
      <text:p text:style-name="P4">
Як повідомлялося, збірна України грала у фіналі Золотої Євроліги вдруге за трироки – у 2021-му саме Туреччина обіграла нашу команду у фіналі.</text:p>
      <text:p text:style-name="P4">
<text:span text:style-name="T4">
Читайте також:</text:span>
 <text:a xlink:type="simple" xlink:href="https://www.ukrinform.ua/rubric-sports/3727590-zinoca-zbirna-ukraini-z-volejbolu-obigrala-cehiu-u-pivfinali-zolotoi-evroligi.html" text:style-name="Internet_20_link" text:visited-style-name="Visited_20_Internet_20_Link">
 Жіноча збірна України з <text:span text:style-name="T4">
волейбол</text:span>
 у обіграла Чехію упівфіналі Золотої Євроліги </text:a>
</text:p>
      <text:p text:style-name="P4">
У 2017 році українська команда здобула титул.</text:p>
      <text:p text:style-name="P4">
Фото: cev.eu</text:p>
      <text:p text:style-name="P4">
Source: <text:a xlink:type="simple" xlink:href="https://www.ukrinform.ua/rubric-sports/3727629-zbirna-ukraini-z-volejbolu-postupilasa-turcii-v-finali-zolotoi-evroligi.html" text:style-name="Internet_20_link" text:visited-style-name="Visited_20_Internet_20_Link">
https://www.ukrinform.ua/rubric-sports/3727629-zbirna-ukraini-z-volejbolu-postupilasa-turcii-v-finali-zolotoi-evroligi.html</text:a>
</text:p>
      <!--NEWS-->
      <text:h text:style-name="P10" text:outline-level="1">
<text:span text:style-name="T4">
Зеленський розповів Дуді про ситуацію на Запорізькій АЕС</text:span>
</text:h>
      <text:p text:style-name="P4">
Authors: Ukrinform (Person)</text:p>
      <text:p text:style-name="P4">
Publisher: Укринформ (Organization)</text:p>
      <text:p text:style-name="P4">
Published Time: 2023-06-25T23:06:00+03:00</text:p>
      <text:p text:style-name="P4">
Modified Time: 2023-06-25T23:06:00+03:00</text:p>
      <text:p text:style-name="P4">
Description: Президент України Володимир Зеленський провів телефонну розмову з польським колегою Анджеєм Дудою, зокрема розповів про загрозливу ситуацію, яку окупанти створили на Запорізькій АЕС. — Укрінформ.</text:p>
      <text:p text:style-name="P4">
Images: ['<text:a xlink:type="simple" xlink:href="https://static.ukrinform.com/photos/2022_05/thumb_files/630_360_1653230044-377.jpeg" text:style-name="Internet_20_link" text:visited-style-name="Visited_20_Internet_20_Link">
630_360_16532...</text:a>
']</text:p>
      <text:p text:style-name="P4">
Tags: ['Дуда', 'Зеленський', 'Запорізька АЕС', 'Війна з Росією']</text:p>
      <text:p text:style-name="P4">
Type: Article</text:p>
      <!--METADATA-->
      <text:p text:style-name="P4">
<draw:frame draw:style-name="fr1" draw:name="Image228" text:anchor-type="as-char" svg:width="6.9236in" svg:height="3.956343in" draw:z-index="0">
<draw:image xlink:href="../Images/yкринформ/2023-06-25T23-06-00-03-00/630_360_1653230044-377.jpeg" xlink:type="simple" xlink:show="embed" xlink:actuate="onLoad" draw:mime-type="image/jpeg"/>
</draw:frame>
 ПрезидентУкраїни Володимир Зеленський провів телефонну розмову з польським колегоюАнджеєм Дудою, зокрема розповів про загрозливу ситуацію, яку окупанти створилина Запорізькій АЕС.</text:p>
      <text:p text:style-name="P4">
Про це Президент України повідомив у <text:a xlink:type="simple" xlink:href="https://t.me/s/V_Zelenskiy_official" text:style-name="Internet_20_link" text:visited-style-name="Visited_20_Internet_20_Link">
 Телеграмі</text:a>
 , передає Укрінформ.</text:p>
      <text:p text:style-name="P4">
«Остання на сьогодні з розмов із нашими партнерами – із Президентом ПольщіАнджеєм Дудою. Обговорили останні події в Росії та те, як вони можуть вплинутина перебіг бойових дій і на безпекову ситуацію в регіоні», - зазначивЗеленський.</text:p>
      <text:p text:style-name="P4">
Президент додав, що розповів польському колезі про стан справ на полі бою тазагрозливу ситуацію, яку окупанти створили на Запорізькій АЕС.</text:p>
      <text:p text:style-name="P4">
<text:span text:style-name="T4">
Читайте також:</text:span>
 <text:a xlink:type="simple" xlink:href="https://www.ukrinform.ua/rubric-polytics/3727602-zelenskij-telefonom-obgovoriv-iz-trudo-situaciu-na-poli-bou-ta-zagrozu-na-zaes.html" text:style-name="Internet_20_link" text:visited-style-name="Visited_20_Internet_20_Link">
 Зеленський телефоном обговорив із <text:span text:style-name="T4">
Трюдо</text:span>
 ситуацію наполі бою та загрозу на ЗАЕС </text:a>
</text:p>
      <text:p text:style-name="P4">
Як повідомлялося, Володимир Зеленський провів телефонну розмову з главоюБілого дому Джо Байденом - ішлося про розширення оборонної співпраці закцентом на далекобійних засобах ураження.</text:p>
      <text:p text:style-name="P4">
<text:span text:style-name="T5">
Фото: ОП</text:span>
</text:p>
      <text:p text:style-name="P4">
Source: <text:a xlink:type="simple" xlink:href="https://www.ukrinform.ua/rubric-polytics/3727621-zelenskij-rozpoviv-dudi-pro-situaciu-na-zaes.html" text:style-name="Internet_20_link" text:visited-style-name="Visited_20_Internet_20_Link">
https://www.ukrinform.ua/rubric-polytics/3727621-zelenskij-rozpoviv-dudi-pro-situaciu-na-zaes.html</text:a>
</text:p>
      <!--NEWS-->
      <text:h text:style-name="P10" text:outline-level="1">
<text:span text:style-name="T4">
У Києві та низці областей - повітряна тривога</text:span>
</text:h>
      <text:p text:style-name="P4">
Authors: Ukrinform (Person)</text:p>
      <text:p text:style-name="P4">
Publisher: Укринформ (Organization)</text:p>
      <text:p text:style-name="P4">
Published Time: 2023-06-25T23:12:00+03:00</text:p>
      <text:p text:style-name="P4">
Modified Time: 2023-06-25T23:12:00+03:00</text:p>
      <text:p text:style-name="P4">
Description: У столиці та низці областей оголошено повітряну тривогу. — Укрінформ.</text:p>
      <text:p text:style-name="P4">
Images: ['<text:a xlink:type="simple" xlink:href="https://static.ukrinform.com/photos/2022_02/thumb_files/630_360_1645871571-868.jpg" text:style-name="Internet_20_link" text:visited-style-name="Visited_20_Internet_20_Link">
630_360_16458...</text:a>
']</text:p>
      <text:p text:style-name="P4">
Tags: ['Київ', 'Війна з Росією', 'Повітряна тривога']</text:p>
      <text:p text:style-name="P4">
Type: Article</text:p>
      <!--METADATA-->
      <text:p text:style-name="P4">
<draw:frame draw:style-name="fr1" draw:name="Image229" text:anchor-type="as-char" svg:width="6.9236in" svg:height="3.956343in" draw:z-index="0">
<draw:image xlink:href="../Images/yкринформ/2023-06-25T23-12-00-03-00/630_360_1645871571-868.jpg" xlink:type="simple" xlink:show="embed" xlink:actuate="onLoad" draw:mime-type="image/jpeg"/>
</draw:frame>
 У столиціта низці областей оголошено повітряну тривогу.</text:p>
      <text:p text:style-name="P4">
Про це повідомляє Укрінформ із посиланням на <text:a xlink:type="simple" xlink:href="https://alerts.in.ua/" text:style-name="Internet_20_link" text:visited-style-name="Visited_20_Internet_20_Link">
 мапу </text:a>
повітряних тривог.</text:p>
      <text:p text:style-name="P4">
</text:p>
      <text:p text:style-name="P4">
Водночас Повітряні сили ЗСУ <text:a xlink:type="simple" xlink:href="https://t.me/s/kpszsu" text:style-name="Internet_20_link" text:visited-style-name="Visited_20_Internet_20_Link">
 попереджають </text:a>
 проракетну небезпеку.</text:p>
      <text:p text:style-name="P4">
"Київська, Чернігівська, Черкаська області - ракетна небезпека!" - йдеться вдописі.</text:p>
      <text:p text:style-name="P4">
<text:span text:style-name="T4">
Читайте також:</text:span>
 <text:a xlink:type="simple" xlink:href="https://www.ukrinform.ua/rubric-ato/3727048-ukrainou-znovu-siritsa-povitrana-trivoga-povidomlaut-pro-raketnu-nebezpeku.html" text:style-name="Internet_20_link" text:visited-style-name="Visited_20_Internet_20_Link">
 Україною знову шириться повітряна <text:span text:style-name="T4">
тривога</text:span>
 :повідомляють про ракетну небезпеку </text:a>
</text:p>
      <text:p text:style-name="P4">
Раніше Повітряні сили попередили про загрозу застосування ворогом ударнихбезпілотників у Полтавській і Сумській областях.</text:p>
      <text:p text:style-name="P4">
Source: <text:a xlink:type="simple" xlink:href="https://www.ukrinform.ua/rubric-ato/3727622-u-kievi-ta-nizci-oblastej-povitrana-trivoga.html" text:style-name="Internet_20_link" text:visited-style-name="Visited_20_Internet_20_Link">
https://www.ukrinform.ua/rubric-ato/3727622-u-kievi-ta-nizci-oblastej-povitrana-trivoga.html</text:a>
</text:p>
      <!--NEWS-->
      <text:h text:style-name="P10" text:outline-level="1">
<text:span text:style-name="T4">
Зеленський: Що довше триває агресія, то більшу деградацію вона викликає в самій Росії</text:span>
</text:h>
      <text:p text:style-name="P4">
Authors: Ukrinform (Person)</text:p>
      <text:p text:style-name="P4">
Publisher: Укринформ (Organization)</text:p>
      <text:p text:style-name="P4">
Published Time: 2023-06-25T23:21:00+03:00</text:p>
      <text:p text:style-name="P4">
Modified Time: 2023-06-25T23:21:00+03:00</text:p>
      <text:p text:style-name="P4">
Description: Що довше триває російська агресія проти України, то більшу деградацію вона викликає і в самій Росії.  — Укрінформ.</text:p>
      <text:p text:style-name="P4">
Images: ['<text:a xlink:type="simple" xlink:href="https://static.ukrinform.com/photos/2022_07/thumb_files/630_360_1657829957-221.jpeg" text:style-name="Internet_20_link" text:visited-style-name="Visited_20_Internet_20_Link">
630_360_16578...</text:a>
']</text:p>
      <text:p text:style-name="P4">
Tags: ['Україна', 'Зеленський', 'Війна з Росією']</text:p>
      <text:p text:style-name="P4">
Type: Article</text:p>
      <!--METADATA-->
      <text:p text:style-name="P4">
<draw:frame draw:style-name="fr1" draw:name="Image231" text:anchor-type="as-char" svg:width="6.9236in" svg:height="3.956343in" draw:z-index="0">
<draw:image xlink:href="../Images/yкринформ/2023-06-25T23-21-00-03-00/630_360_1657829957-221.jpeg" xlink:type="simple" xlink:show="embed" xlink:actuate="onLoad" draw:mime-type="image/jpeg"/>
</draw:frame>
 Що довшетриває російська агресія проти України, то більшу деградацію вона викликає і всамій Росії.</text:p>
      <text:p text:style-name="P4">
Про це у <text:a xlink:type="simple" xlink:href="https://www.youtube.com/watch" text:style-name="Internet_20_link" text:visited-style-name="Visited_20_Internet_20_Link">
 відеозверненні </text:a>
сказав Володимир Зеленський, передає Укрінформ.</text:p>
      <text:p text:style-name="P4">
_Відео:<text:a xlink:type="simple" xlink:href="https://www.facebook.com/president.gov.ua/videos/1276926429863532" text:style-name="Internet_20_link" text:visited-style-name="Visited_20_Internet_20_Link">
 Офіс Президента</text:a>
 _</text:p>
      <text:p text:style-name="P4">
<text:span text:style-name="T4">
Бажаю здоровʼя, шановні українці!</text:span>
</text:p>
      <text:p text:style-name="P4">
Щойно завершив серію міжнародних розмов – із Президентом Сполучених ШтатівБайденом, із Премʼєр-міністром Канади Трюдо, із Президентом Польщі АнджеємДудою. Позитивні розмови, дуже потрібні саме зараз для всіх нас.</text:p>
      <text:p text:style-name="P4">
Перше. Звичайно, ми обговорили бойові дії на передовій, наші активні дії. Яподякував партнерам за надану підтримку – вона дуже вагома й реально допомагаєнашим воїнам рухатися вперед. Зараз російські окупанти зазнають втрат, які намі потрібні. Кожна їхня втрата – це довгострокове посилення свободи.</text:p>
      <text:p text:style-name="P4">
Обговорили й подальше зміцнення українських воїнів, і я дякую партнерам зарозуміння наших потреб – далекобійних потреб. Особливо я вдячний ПрезидентуБайдену і Сполученим Штатам за надійність «Петріотів». Обговорили посиленнянашої артилерії, MLRS та іншого.</text:p>
      <text:p text:style-name="P4">
Друге. Ситуація на Запорізькій атомній станції. Увага світу до наявноїросійської загрози на Запорізькій станції, на жаль, поки недостатня. Як буланедостатньою і реакція на російський підрив Каховської гідроелектростанції тасвідоме намагання російських терористів влучити в дамбу іншого водосховища уКривому Розі.</text:p>
      <text:p text:style-name="P4">
Довів партнерам інформацію, яка є в нас, у нашої розвідки про російськийсценарій з мінуванням Запорізької АЕС, який для терористів, очевидно,затверджено. Маємо й мусимо зробити – всі разом у світі – цілком конкретнікроки, щоб не допустити будь-яких радіаційних інцидентів.</text:p>
      <text:p text:style-name="P4">
Третє. Що довше триває російська агресія, то більшу деградацію вона викликає ів самій Росії. Один із проявів такої деградації – те, що російська агресіяпоступово повертається в рідну гавань. Ми обмінялися в розмовах із лідерамиоцінками того, що відбувається в Росії. Бачимо розвиток ситуації однаково ізнаємо, як реагувати.</text:p>
      <text:p text:style-name="P4">
І ще одне. Дуже важливі зустрічі відбулися сьогодні в Копенгагені. Форматполітичних радників. Команда Офісу – Андрій Єрмак, а також Андрій Сибіга, атакож Ігор Жовква, зустрілися з політичними радниками лідерів Туреччини,Індії, Японії, Південної Африки та інституцій Європейського Союзу. Наближаємореалізацію Формули миру, і для цього залучаємо якнайширше коло партнерів.Незмінним топ-пріоритетом є й відносини з Євросоюзом, щотижня додаємо ґрунтудля набуття повноправного членства.</text:p>
      <text:p text:style-name="P4">
Залишається всього лише 15 днів до початку саміту НАТО у Вільнюсі, і ми робимовсе, щоб саміт мав реальний зміст. Сильний зміст. Позитивні рішення дляУкраїни у Вільнюсі – це єдині можливі позитивні рішення для нашої спільноїбезпеки у Європі та загалом в Альянсі.</text:p>
      <text:p text:style-name="P4">
Дякую всім, хто підтримує Україну! Дякую пану Президенту Байдену, Конгресу,обом партіям та всім американцям за історичне зміцнення свободи у світі! Дякуюпану Прем’єр-міністру Трюдо та всім канадцям за незмінну підтримку! Дякую пануПрезиденту Дуді й кожному в Польщі, хто стоїть з Україною пліч-о-пліч узахисті Європи!</text:p>
      <text:p text:style-name="P4">
Слава нашим воїнам! Слава кожній бригаді, яка зараз на фронті рухаєтьсявперед… Таврійський напрямок – ви молодці! Дякую!</text:p>
      <text:p text:style-name="P4">
<text:span text:style-name="T4">
Слава Україні!</text:span>
</text:p>
      <text:p text:style-name="P4">
<text:span text:style-name="T5">
Фото: ОП</text:span>
</text:p>
      <text:p text:style-name="P4">
Source: <text:a xlink:type="simple" xlink:href="https://www.ukrinform.ua/rubric-ato/3727624-zelenskij-so-dovse-trivae-agresia-to-bilsu-degradaciu-vona-viklikae-v-samij-rosii.html" text:style-name="Internet_20_link" text:visited-style-name="Visited_20_Internet_20_Link">
https://www.ukrinform.ua/rubric-ato/3727624-zelenskij-so-dovse-trivae-agresia-to-bilsu-degradaciu-vona-viklikae-v-samij-rosii.html</text:a>
</text:p>
      <!--NEWS-->
      <text:h text:style-name="P10" text:outline-level="1">
<text:span text:style-name="T4">
Президент розповів про сьогоднішні контакти зі світовими лідерами</text:span>
</text:h>
      <text:p text:style-name="P4">
Authors: Ukrinform (Person)</text:p>
      <text:p text:style-name="P4">
Publisher: Укринформ (Organization)</text:p>
      <text:p text:style-name="P4">
Published Time: 2023-06-25T23:36:00+03:00</text:p>
      <text:p text:style-name="P4">
Modified Time: 2023-06-25T23:36:00+03:00</text:p>
      <text:p text:style-name="P4">
Description: Володимир Зеленський 25 червня провів телефонні розмови з Джо Байденом, Джастіном Трюдо та Анджеєм Дудою. — Укрінформ.</text:p>
      <text:p text:style-name="P4">
Images: ['<text:a xlink:type="simple" xlink:href="https://static.ukrinform.com/photos/2022_05/thumb_files/630_360_1652263772-452.jpeg" text:style-name="Internet_20_link" text:visited-style-name="Visited_20_Internet_20_Link">
630_360_16522...</text:a>
']</text:p>
      <text:p text:style-name="P4">
Tags: ['Байден', 'Дуда', 'Переговори', 'Трюдо', 'Зеленський', 'Війна з Росією']</text:p>
      <text:p text:style-name="P4">
Type: Article</text:p>
      <!--METADATA-->
      <text:p text:style-name="P4">
<draw:frame draw:style-name="fr1" draw:name="Image232" text:anchor-type="as-char" svg:width="6.9236in" svg:height="3.956343in" draw:z-index="0">
<draw:image xlink:href="../Images/yкринформ/2023-06-25T23-36-00-03-00/630_360_1652263772-452.jpeg" xlink:type="simple" xlink:show="embed" xlink:actuate="onLoad" draw:mime-type="image/jpeg"/>
</draw:frame>
 ВолодимирЗеленський 25 червня провів телефонні розмови з Джо Байденом, Джастіном Трюдота Анджеєм Дудою.</text:p>
      <text:p text:style-name="P4">
Як повідомляє Укрінформу, про це Президент України розповів у <text:a xlink:type="simple" xlink:href="https://www.youtube.com/watch" text:style-name="Internet_20_link" text:visited-style-name="Visited_20_Internet_20_Link">
 вечірньомувідеозверненні. </text:a>
</text:p>
      <text:p text:style-name="P4">
"Звичайно, ми обговорили бойові дії на передовій, наші активні дії. Яподякував партнерам за надану підтримку – вона дуже вагома й реально допомагаєнашим воїнам рухатися вперед. Зараз російські окупанти зазнають втрат, які намі потрібні. Кожна їхня втрата – це довгострокове посилення свободи. Обговорилий подальше зміцнення українських воїнів, і я дякую партнерам за розуміннянаших потреб – далекобійних потреб", - сказав він.</text:p>
      <text:p text:style-name="P4">
_Відео:<text:a xlink:type="simple" xlink:href="https://www.facebook.com/president.gov.ua/videos/1276926429863532" text:style-name="Internet_20_link" text:visited-style-name="Visited_20_Internet_20_Link">
 Офіс Президента</text:a>
 _</text:p>
      <text:p text:style-name="P4">
Президент зазначив, що також обговорив питання посилення українськоїартилерії. Зеленський висловив особливу подяку Байдену і Сполученим Штатам –за надійність систем Patriot.</text:p>
      <text:p text:style-name="P4">
<text:span text:style-name="T4">
Читайте також:</text:span>
 <text:a xlink:type="simple" xlink:href="https://www.ukrinform.ua/rubric-polytics/3727614-zelenskij-proviv-rozmovu-z-bajdenom.html" text:style-name="Internet_20_link" text:visited-style-name="Visited_20_Internet_20_Link">
 Зеленський обговорив з <text:span text:style-name="T4">
Байден</text:span>
 ом розширення оборонноїспівпраці України та США </text:a>
</text:p>
      <text:p text:style-name="P4">
Глава держави додав, що залишається всього 15 днів до початку <text:a xlink:type="simple" xlink:href="https://www.ukrinform.ua/tag-samit-nato" text:style-name="Internet_20_link" text:visited-style-name="Visited_20_Internet_20_Link">
 саміту НАТО</text:a>
 у Вільнюсі, і українська владаробить все, щоб він мав реальний та сильний зміст.</text:p>
      <text:p text:style-name="P4">
"Позитивні рішення для України у Вільнюсі – це єдині можливі позитивні рішеннядля нашої спільної безпеки у Європі та загалом в Альянсі", - наголосивЗеленський.</text:p>
      <text:p text:style-name="P4">
Як повідомлялося, саміт НАТО відбудеться у Вільнюсі 11-12 липня.</text:p>
      <text:p text:style-name="P4">
<text:span text:style-name="T5">
Фото: ОП</text:span>
</text:p>
      <text:p text:style-name="P4">
Source: <text:a xlink:type="simple" xlink:href="https://www.ukrinform.ua/rubric-polytics/3727626-prezident-rozpoviv-pro-sogodnisni-kontakti-zi-svitovimi-liderami.html" text:style-name="Internet_20_link" text:visited-style-name="Visited_20_Internet_20_Link">
https://www.ukrinform.ua/rubric-polytics/3727626-prezident-rozpoviv-pro-sogodnisni-kontakti-zi-svitovimi-liderami.html</text:a>
</text:p>
      <!--NEWS-->
      <text:h text:style-name="P10" text:outline-level="1">
<text:span text:style-name="T4">
Ердоган і Столтенберг обговорили події в Росії та вступ Швеції до НАТО</text:span>
</text:h>
      <text:p text:style-name="P4">
Authors: Ukrinform (Person)</text:p>
      <text:p text:style-name="P4">
Publisher: Укринформ (Organization)</text:p>
      <text:p text:style-name="P4">
Published Time: 2023-06-25T23:41:00+03:00</text:p>
      <text:p text:style-name="P4">
Modified Time: 2023-06-25T23:41:00+03:00</text:p>
      <text:p text:style-name="P4">
Description: Президент Туреччини Реджеп Тайїп Ердоган і генсек НАТО Єнс Столтенберг у телефонній розмові обговорили останні події в Росії та членство Швеції в Альянсі. — Укрінформ.</text:p>
      <text:p text:style-name="P4">
Images: ['<text:a xlink:type="simple" xlink:href="https://static.ukrinform.com/photos/2023_02/thumb_files/630_360_1676549292-322.jpg" text:style-name="Internet_20_link" text:visited-style-name="Visited_20_Internet_20_Link">
630_360_16765...</text:a>
']</text:p>
      <text:p text:style-name="P4">
Tags: ['Ердоган', 'НАТО', 'Столтенберг', 'Швеція', 'Росія']</text:p>
      <text:p text:style-name="P4">
Type: Article</text:p>
      <!--METADATA-->
      <text:p text:style-name="P4">
<draw:frame draw:style-name="fr1" draw:name="Image233" text:anchor-type="as-char" svg:width="6.9236in" svg:height="3.956343in" draw:z-index="0">
<draw:image xlink:href="../Images/yкринформ/2023-06-25T23-41-00-03-00/630_360_1676549292-322.jpg" xlink:type="simple" xlink:show="embed" xlink:actuate="onLoad" draw:mime-type="image/jpeg"/>
</draw:frame>
 ПрезидентТуреччини Реджеп Тайїп Ердоган і генсек НАТО Єнс Столтенберг у телефоннійрозмові обговорили останні події в Росії та членство Швеції в Альянсі.</text:p>
      <text:p text:style-name="P4">
Про це повідомляє Укрінформ із посиланням на <text:a xlink:type="simple" xlink:href="https://www.iletisim.gov.tr/english/haberler/detay/president-erdogan-nato-secretary-general-stoltenberg-talk-over-phone-25-06-23" text:style-name="Internet_20_link" text:visited-style-name="Visited_20_Internet_20_Link">
 Департамент з комунікаційадміністрації президента Туреччини</text:a>
 .</text:p>
      <text:p text:style-name="P4">
«Генеральному секретарю НАТО Столтенбергу було передано побажання, щоб події вРосії стали новою віхою на шляху до справедливого миру в Україні», - йдеться уповідомленні.</text:p>
      <text:p text:style-name="P4">
Під час розмови сторони також обговорювали членство Швеції в НАТО. Турецькийлідер підкреслив, що Анкара зберігає свою конструктивну позицію в цьомупитанні. Однак при цьому він зазначив, що поки прихильники терористичноїорганізації PKK/PYD/YPG вільно діють у Швеції, внесення змін до їїантитерористичного законодавства не має сенсу.</text:p>
      <text:p text:style-name="P4">
<text:span text:style-name="T4">
Читайте також:</text:span>
 <text:a xlink:type="simple" xlink:href="https://www.ukrinform.ua/rubric-world/3724287-erdogan-i-fon-der-laen-obgovorili-perspektivi-clenstva-tureccini-v-es.html" text:style-name="Internet_20_link" text:visited-style-name="Visited_20_Internet_20_Link">
 <text:span text:style-name="T4">
Ердоган</text:span>
 і фон дер Ляєн обговорили перспективичленства Туреччини в ЄС </text:a>
</text:p>
      <text:p text:style-name="P4">
Крім того, з турецького боку було наголошено, що несправедливість, з якоюстикнулася Анкара в контексті поставок їй винищувачів F-35, а також спробипов'язати запити щодо винищувачів F-16 із членством Швеції в НАТО, насампередзавдають шкоди Альянсу та його безпеці, а не Туреччині.</text:p>
      <text:p text:style-name="P4">
Столтенберг у <text:a xlink:type="simple" xlink:href="http://twitter.com/jensstoltenberg/status/1672983367397015553" text:style-name="Internet_20_link" text:visited-style-name="Visited_20_Internet_20_Link">
 Твіттері</text:a>
 зазначив, щоТуреччина та НАТО продовжать спільну роботу стосовно членства Швеції вАльянсі.</text:p>
      <text:p text:style-name="P4">
«Добра розмова з президентом Ердоганом напередодні <text:a xlink:type="simple" xlink:href="https://www.ukrinform.ua/tag-samit-nato" text:style-name="Internet_20_link" text:visited-style-name="Visited_20_Internet_20_Link">
 саміту НАТО</text:a>
 , де ми ухвалимо важливі рішеннящодо тероризму, стримування й оборони. Ми продовжимо працювати разом надвступом Швеції до НАТО», - написав він.</text:p>
      <text:p text:style-name="P4">
<text:span text:style-name="T4">
Читайте також:</text:span>
 <text:a xlink:type="simple" xlink:href="https://www.ukrinform.ua/rubric-polytics/3726349-kuleba-i-stoltenberg-obgovorili-zmist-risenna-nato-pro-perspektivi-clenstva-ukraini.html" text:style-name="Internet_20_link" text:visited-style-name="Visited_20_Internet_20_Link">
 Кулеба і <text:span text:style-name="T4">
Столтенберг</text:span>
 обговорили зміст рішення НАТОпро перспективи членства України </text:a>
</text:p>
      <text:p text:style-name="P4">
Як повідомлялося, ватажок ПВК «Вагнера» Євген Пригожин 23 червня оголосивдемарш проти російського військового керівництва, зокрема проти міністраоборони Сергія Шойгу. Він узяв під контроль Ростов-на-Дону та частинуВоронезької області, після чого «вагнерівці» вирушили на Москву.</text:p>
      <text:p text:style-name="P4">
Увечері 24 червня самопроголошений президент Білорусі Олександр Лукашенкозаявив, що за погодженням з Путіним провів переговори з Пригожиним. Післяцього ватажок ПВК «Вагнера» оголосив, що розвертає своїх найманців назад до«польових таборів».</text:p>
      <text:p text:style-name="P4">
Секретар РНБО України Олексій Данілов назвав спробу заколоту ватажка ПВК«Вагнера» Євгена Пригожина першим етапом демонтажу системи президента РосіїВолодимира Путіна.</text:p>
      <text:p text:style-name="P4">
<text:span text:style-name="T5">
Фото: APA</text:span>
</text:p>
      <text:p text:style-name="P4">
Source: <text:a xlink:type="simple" xlink:href="https://www.ukrinform.ua/rubric-world/3727612-erdogan-i-stoltenberg-obgovorili-podii-v-rosii-ta-vstup-svecii-do-nato.html" text:style-name="Internet_20_link" text:visited-style-name="Visited_20_Internet_20_Link">
https://www.ukrinform.ua/rubric-world/3727612-erdogan-i-stoltenberg-obgovorili-podii-v-rosii-ta-vstup-svecii-do-nato.html</text:a>
</text:p>
      <!--NEWS-->
      <text:h text:style-name="P10" text:outline-level="1">
<text:span text:style-name="T4">
Світ приділяє недостатньо уваги ситуації на ЗАЕС - Зеленський</text:span>
</text:h>
      <text:p text:style-name="P4">
Authors: Ukrinform (Person)</text:p>
      <text:p text:style-name="P4">
Publisher: Укринформ (Organization)</text:p>
      <text:p text:style-name="P4">
Published Time: 2023-06-25T23:43:00+03:00</text:p>
      <text:p text:style-name="P4">
Modified Time: 2023-06-25T23:43:00+03:00</text:p>
      <text:p text:style-name="P4">
Description: Президент України Володимир Зеленський вважає, що світ приділяє недостатньо уваги російській загрозі на Запорізькій атомній електростанції. — Укрінформ.</text:p>
      <text:p text:style-name="P4">
Images: ['<text:a xlink:type="simple" xlink:href="https://static.ukrinform.com/photos/2022_10/thumb_files/630_360_1665719857-744.png" text:style-name="Internet_20_link" text:visited-style-name="Visited_20_Internet_20_Link">
630_360_16657...</text:a>
']</text:p>
      <text:p text:style-name="P4">
Tags: ['Світ', 'Зеленський', 'Запорізька АЕС', 'Війна з Росією']</text:p>
      <text:p text:style-name="P4">
Type: Article</text:p>
      <!--METADATA-->
      <text:p text:style-name="P4">
<draw:frame draw:style-name="fr1" draw:name="Image234" text:anchor-type="as-char" svg:width="6.9236in" svg:height="3.956343in" draw:z-index="0">
<draw:image xlink:href="../Images/yкринформ/2023-06-25T23-43-00-03-00/630_360_1665719857-744.png" xlink:type="simple" xlink:show="embed" xlink:actuate="onLoad" draw:mime-type="image/png"/>
</draw:frame>
 ПрезидентУкраїни Володимир Зеленський вважає, що світ приділяє недостатньо увагиросійській загрозі на Запорізькій атомній електростанції.</text:p>
      <text:p text:style-name="P4">
Як повідомляє кореспондент Укрінформу, про це він сказав у вечірньому <text:a xlink:type="simple" xlink:href="https://t.me/V_Zelenskiy_official/6707" text:style-name="Internet_20_link" text:visited-style-name="Visited_20_Internet_20_Link">
відеозверненні </text:a>
 .</text:p>
      <text:p text:style-name="P4">
"Ситуація на Запорізькій атомній станції. Увага світу до наявної російськоїзагрози на Запорізькій <text:a xlink:type="simple" xlink:href="https://www.ukrinform.ua/tag-aes" text:style-name="Internet_20_link" text:visited-style-name="Visited_20_Internet_20_Link">
 станції </text:a>
 , нажаль, поки недостатня. Як була недостатньою і реакція на російський підривКаховської гідроелектростанції та свідоме намагання російських терористіввлучити в дамбу іншого водосховища у Кривому Розі", - заявив Зеленський.</text:p>
      <text:p text:style-name="P4">
_Відео:<text:a xlink:type="simple" xlink:href="https://t.me/V_Zelenskiy_official/6707" text:style-name="Internet_20_link" text:visited-style-name="Visited_20_Internet_20_Link">
 ОП </text:a>
 _</text:p>
      <text:p text:style-name="P4">
Він зазначив, що під час телефонних розмов із Президентом Сполучених ШтатівБайденом, із Премʼєр-міністром Канади Трюдо, із Президентом Польщі АнджеємДудою довів партнерам інформацію, яка є в української розвідки про російськийсценарій з мінуванням Запорізької АЕС.</text:p>
      <text:p text:style-name="P4">
<text:span text:style-name="T4">
Читайте також:</text:span>
 <text:a xlink:type="simple" xlink:href="https://www.ukrinform.ua/rubric-polytics/3727602-zelenskij-telefonom-obgovoriv-iz-trudo-situaciu-na-poli-bou-ta-zagrozu-na-zaes.html" text:style-name="Internet_20_link" text:visited-style-name="Visited_20_Internet_20_Link">
 Зеленський телефоном обговорив із Трюдо ситуацію на полібою та загрозу на <text:span text:style-name="T4">
ЗАЕС</text:span>
 </text:a>
</text:p>
      <text:p text:style-name="P4">
За словами Глави Держави, сценарій з мінуванням ЗАЕС очевидно вже затвердженийдля терористів.</text:p>
      <text:p text:style-name="P4">
"Маємо й мусимо зробити – всі разом у світі – цілком конкретні кроки, щоб недопустити будь-яких радіаційних інцидентів", - наголосив Президент.</text:p>
      <text:p text:style-name="P4">
Як повідомляв <text:a xlink:type="simple" xlink:href="https://www.ukrinform.ua/rubric-ato/3727559-budanov-pro-zagrozu-pidrivu-zaes-nikoli-situacia-ne-bula-takou-serjoznou-ak-zaraz.html" text:style-name="Internet_20_link" text:visited-style-name="Visited_20_Internet_20_Link">
 Укрінформ </text:a>
 , начальник Головного управління розвідкиМіністерства оборони України генерал-майор Кирило Буданов заявив, що російськівійська розмістили техніку з вибухівкою біля 4 із 6 енергоблоків Запорізькоїатомної електростанції.</text:p>
      <text:p text:style-name="P4">
Source: <text:a xlink:type="simple" xlink:href="https://www.ukrinform.ua/rubric-polytics/3727627-svit-pridilae-nedostatno-uvagi-situacii-na-zaes-prezident.html" text:style-name="Internet_20_link" text:visited-style-name="Visited_20_Internet_20_Link">
https://www.ukrinform.ua/rubric-polytics/3727627-svit-pridilae-nedostatno-uvagi-situacii-na-zaes-prezident.html</text:a>
</text:p>
      <!--NEWS-->
      <text:h text:style-name="P10" text:outline-level="1">
<text:span text:style-name="T4">
Збірна України з волейболу поступилася Турції в фіналі Золотої Євроліги</text:span>
</text:h>
      <text:p text:style-name="P4">
Authors: Ukrinform (Person)</text:p>
      <text:p text:style-name="P4">
Publisher: Укринформ (Organization)</text:p>
      <text:p text:style-name="P4">
Published Time: 2023-06-25T23:57:57+03:00</text:p>
      <text:p text:style-name="P4">
Modified Time: 2023-06-25T23:57:57+03:00</text:p>
      <text:p text:style-name="P4">
Description: Сьогодні, 25 червня, чоловіча збірна України з волейболу поступилася Турції у фіналі Золотої Євроліги. — Укрінформ.</text:p>
      <text:p text:style-name="P4">
Images: ['<text:a xlink:type="simple" xlink:href="https://static.ukrinform.com/photos/2023_06/thumb_files/630_360_1687726598-537.jpeg" text:style-name="Internet_20_link" text:visited-style-name="Visited_20_Internet_20_Link">
630_360_16877...</text:a>
']</text:p>
      <text:p text:style-name="P4">
Tags: ['Євроліга', 'Волейбол', 'Збірна України']</text:p>
      <text:p text:style-name="P4">
Type: Article</text:p>
      <!--METADATA-->
      <text:p text:style-name="P4">
<draw:frame draw:style-name="fr1" draw:name="Image235" text:anchor-type="as-char" svg:width="6.9236in" svg:height="3.956343in" draw:z-index="0">
<draw:image xlink:href="../Images/yкринформ/2023-06-25T23-57-57-03-00/630_360_1687726598-537.jpeg" xlink:type="simple" xlink:show="embed" xlink:actuate="onLoad" draw:mime-type="image/jpeg"/>
</draw:frame>
 Сьогодні,25 червня, чоловіча збірна України з волейболу поступилася Турції у фіналіЗолотої Євроліги.</text:p>
      <text:p text:style-name="P4">
Українці програли туркам - 2:3, повідомляє Укрінформ.</text:p>
      <text:p text:style-name="P4">
Україна на шляху до фіналу здолала збірну Хорватії (3:1), Туреччина – Чехію(3:2).</text:p>
      <text:p text:style-name="P4">
Як повідомлялося, збірна України грала у фіналі Золотої Євроліги вдруге за трироки – у 2021-му саме Туреччина обіграла нашу команду у фіналі.</text:p>
      <text:p text:style-name="P4">
<text:span text:style-name="T4">
Читайте також:</text:span>
 <text:a xlink:type="simple" xlink:href="https://www.ukrinform.ua/rubric-sports/3727590-zinoca-zbirna-ukraini-z-volejbolu-obigrala-cehiu-u-pivfinali-zolotoi-evroligi.html" text:style-name="Internet_20_link" text:visited-style-name="Visited_20_Internet_20_Link">
 Жіноча збірна України з <text:span text:style-name="T4">
волейбол</text:span>
 у обіграла Чехію упівфіналі Золотої Євроліги </text:a>
</text:p>
      <text:p text:style-name="P4">
У 2017 році українська команда здобула титул.</text:p>
      <text:p text:style-name="P4">
Фото: cev.eu</text:p>
      <text:p text:style-name="P4">
Source: <text:a xlink:type="simple" xlink:href="https://www.ukrinform.ua/rubric-sports/3727629-zbirna-ukraini-z-volejbolu-postupilasa-turcii-v-finali-zolotoi-evroligi.html" text:style-name="Internet_20_link" text:visited-style-name="Visited_20_Internet_20_Link">
https://www.ukrinform.ua/rubric-sports/3727629-zbirna-ukraini-z-volejbolu-postupilasa-turcii-v-finali-zolotoi-evroligi.html</text:a>
</text:p>
      <!--NEWS-->
      <text:h text:style-name="P10" text:outline-level="1">
<text:span text:style-name="T4">
Херсонщина знову потрапила під обстріл ворога, серед поранених - вагітна жінка</text:span>
</text:h>
      <text:p text:style-name="P4">
Authors: Ukrinform (Person)</text:p>
      <text:p text:style-name="P4">
Publisher: Укринформ (Organization)</text:p>
      <text:p text:style-name="P4">
Published Time: 2023-06-25T2:34:05+03:00</text:p>
      <text:p text:style-name="P4">
Modified Time: 2023-06-25T20:34:05+03:00</text:p>
      <text:p text:style-name="P4">
Description: На Херсонщині ворожі війська обстріляли Антонівку - поранення зазнав 29-річний чоловік. У Бургунці поранена вагітна жінка. — Укрінформ.</text:p>
      <text:p text:style-name="P4">
Images: ['<text:a xlink:type="simple" xlink:href="https://static.ukrinform.com/photos/2017_03/thumb_files/630_360_1489683842-3979.jpg" text:style-name="Internet_20_link" text:visited-style-name="Visited_20_Internet_20_Link">
630_360_14896...</text:a>
']</text:p>
      <text:p text:style-name="P4">
Tags: ['Херсонщина', 'Обстріл', 'Російські військові', 'Війна з Росією']</text:p>
      <text:p text:style-name="P4">
Type: Article</text:p>
      <!--METADATA-->
      <text:p text:style-name="P4">
<draw:frame draw:style-name="fr1" draw:name="Image236" text:anchor-type="as-char" svg:width="6.9236in" svg:height="3.956343in" draw:z-index="0">
<draw:image xlink:href="../Images/yкринформ/2023-06-25T2-34-05-03-00/630_360_1489683842-3979.jpg" xlink:type="simple" xlink:show="embed" xlink:actuate="onLoad" draw:mime-type="image/jpeg"/>
</draw:frame>
 НаХерсонщині ворожі війська обстріляли Антонівку - поранення зазнав 29-річнийчоловік. У Бургунці поранена вагітна жінка.</text:p>
      <text:p text:style-name="P4">
Про це у <text:a xlink:type="simple" xlink:href="https://t.me/khersonskaODA/7371" text:style-name="Internet_20_link" text:visited-style-name="Visited_20_Internet_20_Link">
 Телеграмі </text:a>
 повідомляє ХерсонськаОВА, передає Укрінформ.</text:p>
      <text:p text:style-name="P4">
«армія рф знову обстріляла Антонівку. Поранення отримав 29-річний чоловік.Йому надана необхідна допомога», - повідомляє Херсонська ОВА.</text:p>
      <text:p text:style-name="P4">
За їхньою інформацією, також під вогнем була Бургунка.</text:p>
      <text:p text:style-name="P4">
<text:span text:style-name="T4">
Читайте також:</text:span>
 <text:a xlink:type="simple" xlink:href="https://www.ukrinform.ua/rubric-ato/3727503-vorog-obstrilav-prikordonna-cernigivsini-i-sumsini.html" text:style-name="Internet_20_link" text:visited-style-name="Visited_20_Internet_20_Link">
 Ворог <text:span text:style-name="T4">
обстріл</text:span>
 яв прикордоння Чернігівщини і Сумщини</text:a>
</text:p>
      <text:p text:style-name="P4">
«З тяжкими пораненнями госпіталізовано чоловіка. Під цей обстріл попала йвагітна жінка. Зараз медики надають допомогу майбутній матері, щоб запобігтипередчасним пологам», - йдеться у повідомленні.</text:p>
      <text:p text:style-name="P4">
Як стало відомо, росіяни знову скинули авіаційні бомби на Козацьке та Веселе.За даними ОВА, там люди не постраждали.</text:p>
      <text:p text:style-name="P4">
Source: <text:a xlink:type="simple" xlink:href="https://www.ukrinform.ua/rubric-ato/3727594-hersonsina-znovu-potrapila-pid-obstril-voroga-sered-poranenih-vagitna-zinka.html" text:style-name="Internet_20_link" text:visited-style-name="Visited_20_Internet_20_Link">
https://www.ukrinform.ua/rubric-ato/3727594-hersonsina-znovu-potrapila-pid-obstril-voroga-sered-poranenih-vagitna-zinka.html</text:a>
</text:p>
      <!--NEWS-->
      <text:h text:style-name="P10" text:outline-level="1">
<text:span text:style-name="T4">
ПАРЄ ухвалила резолюцію щодо політичних наслідків агресії рф проти України</text:span>
</text:h>
      <text:p text:style-name="P4">
Author: ['АРМІЯINFORM']</text:p>
      <text:p text:style-name="P4">
Time: 2023-06-25T32:00:00-04:00</text:p>
      <text:p text:style-name="P4">
Description: У підготовленому документі Парламентська асамблея Ради Європи закликає держави-чле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00.jpg" text:style-name="Internet_20_link" text:visited-style-name="Visited_20_Internet_20_Link">
100.jpg</text:a>
']</text:p>
      <text:p text:style-name="P4">
Tags: ['ВСТУП УКРАЇНИ ДО НАТО', 'ДОПОМОГА ПАРТНЕРІВ', 'ПАРЄ', 'СВІТ ПІДТРИМУЄ УКРАЇНУ']</text:p>
      <text:p text:style-name="P4">
Category: News</text:p>
      <!--METADATA-->
      <text:p text:style-name="P4">
<draw:frame draw:style-name="fr1" draw:name="Image237" text:anchor-type="as-char" svg:width="6.9236in" svg:height="3.623351in" draw:z-index="0">
<draw:image xlink:href="../Images/AРМІЯINFORM/2023-06-25T32-00-00-04-00/100.jpg" xlink:type="simple" xlink:show="embed" xlink:actuate="onLoad" draw:mime-type="image/jpeg"/>
</draw:frame>
</text:p>
      <text:p text:style-name="P4">
У підготовленому документі Парламентська асамблея Ради Європи закликаєдержави-члени підтримати членство України в НАТО.</text:p>
      <text:p text:style-name="P4">
А також — асамблея підтримує Формулу миру Президента Володимира Зеленського тавітає створення Реєстру збитків, завданих агресією рф.</text:p>
      <text:p text:style-name="P4">
Про це<text:a xlink:type="simple" xlink:href="https://www.facebook.com/verkhovna.rada.ukraine/posts/pfbid02BYkR1UZ2g4Xw13M16Fzs5AvyKNbymKZJ2dajvJ3g976j1SHKJmtKSH9Win1AwSBZl" text:style-name="Internet_20_link" text:visited-style-name="Visited_20_Internet_20_Link">
повідомляється</text:a>
на фейсбук-сторінці Верховної Ради України.</text:p>
      <text:p text:style-name="P4">
Серед іншого в ухваленому ПАРЄ рішенні запропоновано:</text:p>
      <ul>
        <li>
визнати рф винною у воєнному злочині – підриві Каховської ГЕС;  * розширити список фізичних та юридичних осіб, які підпадають під санкції у рф, білорусі й третіх країнах;  * продовжити посилення додаткової цивільної та військової допомоги Україні;  * створення стратегічної економічної автономії від російських газу та нафти;  * створити публічний Реєстр компаній та осіб, які працюють на користь російських інтересів;  * визнати режим рф таким, що наслідує небезпечну ідеологію рашизму та пропагує злочин геноциду;  * запустити процес створення механізму моніторингу дотримання санкцій та відстеження за їх ухиленням;  * визнати пвк «вагнер» та інші воєнізовані формування терористичними угрупованнями.</li>
      </ul>
      <text:p text:style-name="P4">
Source: <text:a xlink:type="simple" xlink:href="https://armyinform.com.ua/2023/06/25/parye-uhvalyla-rezolyucziyu-shhodo-politychnyh-naslidkiv-agresiyi-rf-proty-ukrayiny/" text:style-name="Internet_20_link" text:visited-style-name="Visited_20_Internet_20_Link">
https://armyinform.com.ua/2023/06/25/parye-uhvalyla-rezolyucziyu-shhodo-politychnyh-naslidkiv-agresiyi-rf-proty-ukrayiny/</text:a>
</text:p>
      <!--NEWS-->
      <text:h text:style-name="P10" text:outline-level="1">
<text:span text:style-name="T4">
У Координаційному штабі обговорили аспекти проведення ДНК-експертиз та впізнання тіл загиблих</text:span>
</text:h>
      <text:p text:style-name="P4">
Author: ['АРМІЯINFORM']</text:p>
      <text:p text:style-name="P4">
Time: 2023-06-25T34:00:00-04:00</text:p>
      <text:p text:style-name="P4">
Description: У Координаційному штабі відбулася зустріч рідних військовослужбовців, які постраждали аб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815679580902633599_w.jpg" text:style-name="Internet_20_link" text:visited-style-name="Visited_20_Internet_20_Link">
photo_5815679580902633599_w.jpg</text:a>
']</text:p>
      <text:p text:style-name="P4">
Tags: ['ВБИВСТВО В ОЛЕНІВЦІ', 'ВІЙСЬКОВОПОЛОНЕНІ', 'КООРДИНАЦІЙНИЙ ШТАБ З ПИТАНЬ ПОВОДЖЕННЯ З ВІЙСЬКОВОПОЛОНЕНИМИ', 'ТЕРАКТ']</text:p>
      <text:p text:style-name="P4">
Category: News</text:p>
      <!--METADATA-->
      <text:p text:style-name="P4">
<draw:frame draw:style-name="fr1" draw:name="Image238" text:anchor-type="as-char" svg:width="6.9236in" svg:height="3.888755in" draw:z-index="0">
<draw:image xlink:href="../Images/AРМІЯINFORM/2023-06-25T34-00-00-04-00/photo_5815679580902633599_w.jpg" xlink:type="simple" xlink:show="embed" xlink:actuate="onLoad" draw:mime-type="image/jpeg"/>
</draw:frame>
</text:p>
      <text:p text:style-name="P4">
У Координаційному штабі відбулася зустріч рідних військовослужбовців, якіпостраждали або загинули під час теракту в Оленівці.</text:p>
      <text:p text:style-name="P4">
Про це <text:a xlink:type="simple" xlink:href="https://t.me/Koord_shtab/1322" text:style-name="Internet_20_link" text:visited-style-name="Visited_20_Internet_20_Link">
йдеться</text:a>
 на сторінці штабу у Telegram.</text:p>
      <text:p text:style-name="P4">
Запитання близьких військовослужбовців передусім стосувалися окремих аспектівпроведення ДНК-експертиз та впізнання тіл загиблих. Зокрема родичі вимагалипроведення повторних експертиз за кордоном, позаяк, на їхню думку, не в усіхвипадках експертиза в Україні давала оперативний та однозначний результат.</text:p>
      <text:p text:style-name="P4">
Крім того, родичі оборонців цікавилися у слідчих, за якими критеріямиросійські терористи відбирали бійців для переміщення в ангар, де відбувсятеракт. Слідчі пояснили, що окупанти відбирали людей, не пов’язаних між собоюочевидними критеріями: різного віку, різних військових звань, важкостіпоранень.</text:p>
      <text:p text:style-name="P4">
«Ми зможемо з упевненістю сказати, чи полонені, які перебували в підірваномуангарі, були або не були вибрані за певними критеріями лише після завершеннянеобхідних слідчих дій. Зокрема оглянемо місце злочину, екстрадуємо в Українуй допитаємо підозрюваних у справі. Тобто щонайменше після деокупації тієїтериторії», — пояснив представник «Азову».</text:p>
      <text:p text:style-name="P4">
Source: <text:a xlink:type="simple" xlink:href="https://armyinform.com.ua/2023/06/25/u-koordynaczijnomu-shtabi-obgovoryly-aspekty-provedennya-dnk-ekspertyz-ta-opiznannya-til-zagyblyh/" text:style-name="Internet_20_link" text:visited-style-name="Visited_20_Internet_20_Link">
https://armyinform.com.ua/2023/06/25/u-koordynaczijnomu-shtabi-obgovoryly-aspekty-provedennya-dnk-ekspertyz-ta-opiznannya-til-zagyblyh/</text:a>
</text:p>
      <!--NEWS-->
      <text:h text:style-name="P10" text:outline-level="1">
<text:span text:style-name="T4">
Затримано помічника російського олігарха: керував вивезенням з України титану для виробництва «калібрів»</text:span>
</text:h>
      <text:p text:style-name="P4">
Author: ['АРМІЯINFORM']</text:p>
      <text:p text:style-name="P4">
Time: 2023-06-25T36:00:00-04:00</text:p>
      <text:p text:style-name="P4">
Description: Затримано «праву руку» російського підсанкційного мільярдера михайла шелкова, як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8/1-naruchnyky-arest.jpeg" text:style-name="Internet_20_link" text:visited-style-name="Visited_20_Internet_20_Link">
1-naruchnyky-arest.jpeg</text:a>
']</text:p>
      <text:p text:style-name="P4">
Tags: ['ЗЛОЧИНИ ОКУПАНТІВ', 'СБУ']</text:p>
      <text:p text:style-name="P4">
Category: News</text:p>
      <!--METADATA-->
      <text:p text:style-name="P4">
<draw:frame draw:style-name="fr1" draw:name="Image239" text:anchor-type="as-char" svg:width="6.9236in" svg:height="4.604194in" draw:z-index="0">
<draw:image xlink:href="../Images/AРМІЯINFORM/2023-06-25T36-00-00-04-00/1-naruchnyky-arest.jpeg" xlink:type="simple" xlink:show="embed" xlink:actuate="onLoad" draw:mime-type="image/jpeg"/>
</draw:frame>
</text:p>
      <text:p text:style-name="P4">
Затримано «праву руку» російського підсанкційного мільярдера михайла шелкова,який керував вивезенням з України титану для виробництва ракет «калібр».</text:p>
      <text:p text:style-name="P4">
Про це <text:a xlink:type="simple" xlink:href="https://ssu.gov.ua/novyny/sbu-zatrymala-pravu-ruku-rosiiskoho-oliharkha-yakyi-keruvav-vyvezenniam-z-ukrainy-tytanu-dlia-vyrobnytstva-kalibriv" text:style-name="Internet_20_link" text:visited-style-name="Visited_20_Internet_20_Link">
повідомляє</text:a>
 Служба безпеки України.</text:p>
      <text:p text:style-name="P4">
«Ці особи організували схему прихованого вивезення з України до росіїтитанової сировини. Там її використовували у військово-промисловому комплексі,у тому числі для виробництва ракет типу «калібр», бойових літаків МіГ-35 таСУ-35, вертольотів Ка-52», – розповіли в СБУ.</text:p>
      <text:p text:style-name="P4">
Зазначається, що офіційна посада затриманого — радник гендиректораметалургійної корпорації «ВСМПО-АВІСМА», яка належить російському мільярдеру.Саме через неї шелков налагодив постачання до рф корисних копалин з родовищпідконтрольного йому демурінського гірничо-збагачувального комбінату наДніпропетровщині. За його дорученням федосеєв ще до 24 лютого 2022 року прибувв Україну для контролю за цим нелегальним бізнесом.</text:p>
      <text:p text:style-name="P4">
За наявними даними, організатори «схеми» переправили до росії майже 11 тоннмінералів загальною вартістю майже 2 млн дол.</text:p>
      <text:p text:style-name="P4">
Співробітники СБУ задокументували оборудку і проводили комплексні заходи дляпритягнення її організаторів до відповідальності. Під час обшуку у федосеєввиявлено російський паспорт і документи з доказами незаконної діяльності.</text:p>
      <text:p text:style-name="P4">
Нагадаємо, раніше слідчі СБУ повідомили шелкову і федосеєву про підозру за ч.3 ст. 110-2 Кримінального кодексу України (фінансування дій, вчинених з метоюнасильницької зміни чи повалення конституційного ладу або захоплення державноївлади, зміни меж території або державного кордону України).</text:p>
      <text:p text:style-name="P4">
Наразі суд обрав Федосеєву запобіжний захід у виді тримання під вартою.</text:p>
      <text:p text:style-name="P4">
Source: <text:a xlink:type="simple" xlink:href="https://armyinform.com.ua/2023/06/25/zatrymala-pomichnyka-rosijskogo-oligarha-keruvav-vyvezennyam-z-ukrayiny-tytanu-dlya-vyrobnycztva-kalibriv/" text:style-name="Internet_20_link" text:visited-style-name="Visited_20_Internet_20_Link">
https://armyinform.com.ua/2023/06/25/zatrymala-pomichnyka-rosijskogo-oligarha-keruvav-vyvezennyam-z-ukrayiny-tytanu-dlya-vyrobnycztva-kalibriv/</text:a>
</text:p>
      <!--NEWS-->
      <text:h text:style-name="P10" text:outline-level="1">
<text:span text:style-name="T4">
Уряд затвердив порядок підвищення кваліфікації працівників для роботи на деокупованих територіях: що відомо</text:span>
</text:h>
      <text:p text:style-name="P4">
Author: ['АРМІЯINFORM']</text:p>
      <text:p text:style-name="P4">
Time: 2023-06-25T38:00:00-04:00</text:p>
      <text:p text:style-name="P4">
Description: Сьогодні Кабмін прийняв постанову, яка визначає механізм реалізації експерименталь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6/kabmin-1.jpg" text:style-name="Internet_20_link" text:visited-style-name="Visited_20_Internet_20_Link">
kabmin-1.jpg</text:a>
']</text:p>
      <text:p text:style-name="P4">
Tags: ['ДЕОКУПОВАНІ ТЕРИТОРІЇ', 'МІНРЕІНТЕГРАЦІЇ']</text:p>
      <text:p text:style-name="P4">
Category: News</text:p>
      <!--METADATA-->
      <text:p text:style-name="P4">
<draw:frame draw:style-name="fr1" draw:name="Image240" text:anchor-type="as-char" svg:width="6.9236in" svg:height="4.269553in" draw:z-index="0">
<draw:image xlink:href="../Images/AРМІЯINFORM/2023-06-25T38-00-00-04-00/kabmin-1.jpg" xlink:type="simple" xlink:show="embed" xlink:actuate="onLoad" draw:mime-type="image/jpeg"/>
</draw:frame>
</text:p>
      <text:p text:style-name="P4">
Сьогодні Кабмін прийняв постанову, яка визначає механізм реалізаціїекспериментального проєкту щодо підвищення кваліфікації осіб, які виявилибажання працювати на деокупованих територіях. Йдеться перш за все про керівнихпрацівників та спеціалістів державного управління.</text:p>
      <text:p text:style-name="P4">
Про це <text:a xlink:type="simple" xlink:href="https://t.me/minre_ua/3628" text:style-name="Internet_20_link" text:visited-style-name="Visited_20_Internet_20_Link">
повідомляє</text:a>
 Мінреінтеграції.</text:p>
      <text:p text:style-name="P4">
«Таке навчання здійснюватиме Київський національний університет імені ТарасаШевченка. Саме цей заклад вищої освіти є провідним у підготовці фахівців заспеціальністю 281 «Публічне управління та адміністрування»», — йдеться уповідомленні.</text:p>
      <text:p text:style-name="P4">
Ухвалене сьогодні рішення розроблено на виконання Урядової постанови «Прореалізацію експериментального проєкту щодо створення резерву працівниківдержавних органів для роботи на деокупованих територіях України».</text:p>
      <text:p text:style-name="P4">
Нагадаємо, що цей документ був напрацьований Мінреінтеграції спільно зНаціональним агентством з питань державної служби та ПредставництвомПрезидента України в АР Крим.</text:p>
      <text:p text:style-name="P4">
Затверджений Урядом порядок направлений на підготовку кадрів для реінтеграціїдеокупованих територій України.</text:p>
      <text:p text:style-name="P4">
Source: <text:a xlink:type="simple" xlink:href="https://armyinform.com.ua/2023/06/25/uryad-zatverdyv-poryadok-pidvyshhennya-kvalifikacziyi-praczivnykiv-dlya-roboty-na-deokupovanyh-terytoriyah-shho-vidomo/" text:style-name="Internet_20_link" text:visited-style-name="Visited_20_Internet_20_Link">
https://armyinform.com.ua/2023/06/25/uryad-zatverdyv-poryadok-pidvyshhennya-kvalifikacziyi-praczivnykiv-dlya-roboty-na-deokupovanyh-terytoriyah-shho-vidomo/</text:a>
</text:p>
      <!--NEWS-->
      <text:h text:style-name="P10" text:outline-level="1">
<text:span text:style-name="T4">
У Держдумі заявили, що ПВК «Вагнера» немає за що забороняти</text:span>
</text:h>
      <text:p text:style-name="P4">
Authors: Ukrinform (Person)</text:p>
      <text:p text:style-name="P4">
Publisher: Укринформ (Organization)</text:p>
      <text:p text:style-name="P4">
Published Time: 2023-06-25T3:35:00+03:00</text:p>
      <text:p text:style-name="P4">
Modified Time: 2023-06-25T20:35:00+03:00</text:p>
      <text:p text:style-name="P4">
Description: Голова комітету Держдуми з оборони РФ Андрій Картаполов вважає, що ПВК "Вагнера", які брали участь у заколоті її очільника Євгена Пригожина, нема за що забороняти. — Укрінформ.</text:p>
      <text:p text:style-name="P4">
Images: ['<text:a xlink:type="simple" xlink:href="https://static.ukrinform.com/photos/2016_12/thumb_files/630_360_1482326512-5954.jpg" text:style-name="Internet_20_link" text:visited-style-name="Visited_20_Internet_20_Link">
630_360_14823...</text:a>
']</text:p>
      <text:p text:style-name="P4">
Tags: ['Держдума РФ', 'Росія', 'ПВК "Вагнера"', 'Пригожин']</text:p>
      <text:p text:style-name="P4">
Type: Article</text:p>
      <!--METADATA-->
      <text:p text:style-name="P4">
<draw:frame draw:style-name="fr1" draw:name="Image241" text:anchor-type="as-char" svg:width="6.9236in" svg:height="3.956343in" draw:z-index="0">
<draw:image xlink:href="../Images/yкринформ/2023-06-25T3-35-00-03-00/630_360_1482326512-5954.jpg" xlink:type="simple" xlink:show="embed" xlink:actuate="onLoad" draw:mime-type="image/jpeg"/>
</draw:frame>
 Головакомітету Держдуми з оборони РФ Андрій Картаполов вважає, що ПВК "Вагнера", якібрали участь у заколоті її очільника Євгена Пригожина, нема за що забороняти.</text:p>
      <text:p text:style-name="P4">
Про це він сказав росЗМІ, передає Укрінформ із посиланням на <text:a xlink:type="simple" xlink:href="https://meduza.io/news/2023/06/25/glava-komiteta-gosdumy-po-oborone-zayavil-chto-v-rossii-nuzhen-zakon-o-chvk-on-schitaet-chto-vagnerovtsy-nichego-predosuditelnogo-ne-delali" text:style-name="Internet_20_link" text:visited-style-name="Visited_20_Internet_20_Link">
 Медузу</text:a>
 .</text:p>
      <text:p text:style-name="P4">
За його словами, учасники <text:a xlink:type="simple" xlink:href="https://www.ukrinform.ua/tag-pvk-vagnera" text:style-name="Internet_20_link" text:visited-style-name="Visited_20_Internet_20_Link">
 ПВК "Вагнера" </text:a>
 , які були у Ростові-на-Дону, "нічого поганого не робили", оскільки"виконували накази свого командування". На його думку, вони "нікого неображали, нічого не ламали" і до них ні в кого немає претензій - "ні у жителівРостова, ні у військовослужбовців Південного військового округу, ні управоохоронних органів".</text:p>
      <text:p text:style-name="P4">
Картаполов зазначив, що на сьогоднішній день доля самої ПВК "Вагнера" до кінцяне визначена. При цьому він вважає, що забороняти її не потрібно.</text:p>
      <text:p text:style-name="P4">
"За що її забороняти? Адже тут усі питання до керівника ПВК... Той, хто піднявзаколот, той і повинен відповідати. У нас звикли рубати все під корінь", —сказав російський депутат, додавши, що ПВК "Вагнер" — найбоєздатнішийпідрозділ у Росії, і "розігнати" його буде "найкращим подарунком для НАТО таУкраїни".</text:p>
      <text:p text:style-name="P4">
<text:span text:style-name="T4">
Читайте також:</text:span>
 <text:a xlink:type="simple" xlink:href="https://www.ukrinform.ua/rubric-world/3727554-blinken-pro-zakolot-prigozina-ne-dumau-so-mi-bacili-finalnij-akt.html" text:style-name="Internet_20_link" text:visited-style-name="Visited_20_Internet_20_Link">
 Блінкен — про заколот <text:span text:style-name="T4">
Пригожин</text:span>
 а: Не думаю, що мибачили фінальний акт </text:a>
</text:p>
      <text:p text:style-name="P4">
За його словами, зараз у Держдумі продовжують працювати за всіма напрямкамидіяльності збройної структури держави, а ПВК є одним із її компонентів.</text:p>
      <text:p text:style-name="P4">
Як <text:a xlink:type="simple" xlink:href="https://www.ukrinform.ua/rubric-other_news/3727120-zakolot-prigozina-vse-so-vidomo-na-cej-moment.html" text:style-name="Internet_20_link" text:visited-style-name="Visited_20_Internet_20_Link">
 повідомлялося </text:a>
 ,очільник ПВК "Вагнера" Євген Пригожин 23 червня оголосив демарш протиросійського військового керівництва, зокрема проти міністра оборони РФ СергіяШойгу. "Вагнер" встановив контроль над військовими об’єктами у Ростові-на-Дону. Пригожин заявив про намір дійти до Москви, а ввечері 24 червняповідомив, що розвертає бійців угруповання до <text:a xlink:type="simple" xlink:href="https://www.ukrinform.ua/rubric-world/3727347-prigozin-rozvertae-koloni-vagnerivciv-do-polovih-taboriv-roszmi.html" text:style-name="Internet_20_link" text:visited-style-name="Visited_20_Internet_20_Link">
 польових таборів</text:a>
 .</text:p>
      <text:p text:style-name="P4">
Source: <text:a xlink:type="simple" xlink:href="https://www.ukrinform.ua/rubric-world/3727595-u-derzdumi-zaavili-so-pvk-vagnera-nemae-za-so-zaboronati.html" text:style-name="Internet_20_link" text:visited-style-name="Visited_20_Internet_20_Link">
https://www.ukrinform.ua/rubric-world/3727595-u-derzdumi-zaavili-so-pvk-vagnera-nemae-za-so-zaboronati.html</text:a>
</text:p>
      <!--NEWS-->
      <text:h text:style-name="P10" text:outline-level="1">
<text:span text:style-name="T4">
«Сидимо без їжі. Один сухарик на вісьмох ділимо» — перехоплення ГУР</text:span>
</text:h>
      <text:p text:style-name="P4">
Author: ['АРМІЯINFORM']</text:p>
      <text:p text:style-name="P4">
Time: 2023-06-25T40:00:00-04:00</text:p>
      <text:p text:style-name="P4">
Description: Військовий рф скаржиться у телефонній розмові на погане харчування, а також про тоталь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okupanty-strilby.jpg" text:style-name="Internet_20_link" text:visited-style-name="Visited_20_Internet_20_Link">
okupanty-strilby.jpg</text:a>
']</text:p>
      <text:p text:style-name="P4">
Tags: ['ГУР МО УКРАЇНИ', 'ГУР ПЕРЕХОПЛЕННЯ', 'ДУТА ВЕЛИЧ РОСАРМІЇ']</text:p>
      <text:p text:style-name="P4">
Category: News</text:p>
      <!--METADATA-->
      <text:p text:style-name="P4">
<draw:frame draw:style-name="fr1" draw:name="Image242" text:anchor-type="as-char" svg:width="6.9236in" svg:height="4.33302in" draw:z-index="0">
<draw:image xlink:href="../Images/AРМІЯINFORM/2023-06-25T40-00-00-04-00/okupanty-strilby.jpg" xlink:type="simple" xlink:show="embed" xlink:actuate="onLoad" draw:mime-type="image/jpeg"/>
</draw:frame>
Ілюстративне фото</text:p>
      <text:p text:style-name="P4">
Військовий рф скаржиться у телефонній розмові на погане харчування, а такожпро тотальну відсутність військового обладнання та допомоги.</text:p>
      <text:p text:style-name="P4">
Про це <text:a xlink:type="simple" xlink:href="https://www.youtube.com/watch" text:style-name="Internet_20_link" text:visited-style-name="Visited_20_Internet_20_Link">
йдеться</text:a>
 вчерговому перехопленні ГУР МОУ.</text:p>
      <text:p text:style-name="P4">
«Сидимо без їжі. Один сухарик на вісьмох ділимо», — каже солдат рф.</text:p>
      <text:p text:style-name="P4">
Також окупанти розповідають, що в підрозділах рф починаються бунти.</text:p>
      <text:p text:style-name="P4">
«Нас кидають за 500–300 метрів до «укропів», 2 ріжка дають і все. А позадустоять кулеметники, якщо назад рухатись — вони розстріляють», — йдеться врозмові.</text:p>
      <text:p text:style-name="P4">
Source: <text:a xlink:type="simple" xlink:href="https://armyinform.com.ua/2023/06/25/sydymo-bez-yizhi-odyn-suharyk-na-vismoh-dilymo-perehoplennya-gur/" text:style-name="Internet_20_link" text:visited-style-name="Visited_20_Internet_20_Link">
https://armyinform.com.ua/2023/06/25/sydymo-bez-yizhi-odyn-suharyk-na-vismoh-dilymo-perehoplennya-gur/</text:a>
</text:p>
      <!--NEWS-->
      <text:h text:style-name="P10" text:outline-level="1">
<text:span text:style-name="T4">
ПАРЄ визнала рф винною у скоєнні злочину екоциду шляхом підриву Каховської ГЕС: резолюція</text:span>
</text:h>
      <text:p text:style-name="P4">
Author: ['АРМІЯINFORM']</text:p>
      <text:p text:style-name="P4">
Time: 2023-06-25T42:00:00-04:00</text:p>
      <text:p text:style-name="P4">
Description: Парламентська Асамблея Ради Європи ухвалила резолюцію, у якій визнала рф винною у скоєн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70002.jpg" text:style-name="Internet_20_link" text:visited-style-name="Visited_20_Internet_20_Link">
270002.jpg</text:a>
']</text:p>
      <text:p text:style-name="P4">
Tags: ['КАХОВСЬКА ГЕС', 'КАХОВСЬКА ГЕС/ШТАБ INFO', 'ПАРЄ', 'РЕЗОЛЮЦІЯ']</text:p>
      <text:p text:style-name="P4">
Category: News</text:p>
      <!--METADATA-->
      <text:p text:style-name="P4">
<draw:frame draw:style-name="fr1" draw:name="Image243" text:anchor-type="as-char" svg:width="6.9236in" svg:height="3.983579in" draw:z-index="0">
<draw:image xlink:href="../Images/AРМІЯINFORM/2023-06-25T42-00-00-04-00/270002.jpg" xlink:type="simple" xlink:show="embed" xlink:actuate="onLoad" draw:mime-type="image/jpeg"/>
</draw:frame>
</text:p>
      <text:p text:style-name="P4">
Парламентська Асамблея Ради Європи ухвалила резолюцію, у якій визнала рфвинною у скоєнні злочину екоциду шляхом підриву Каховської ГЕС.</text:p>
      <text:p text:style-name="P4">
Про це <text:a xlink:type="simple" xlink:href="https://t.me/shtab_kakhovska_hes/1220" text:style-name="Internet_20_link" text:visited-style-name="Visited_20_Internet_20_Link">
повідомляє</text:a>
 Штаб з ліквідаціїнаслідків підриву Каховської ГЕС.</text:p>
      <text:p text:style-name="P4">
За ухвалення документа було зібрано 80 голосів.</text:p>
      <text:p text:style-name="P4">
«Він містить низку пунктів, пов’язаних із політичними наслідками агресії рфпроти України, серед яких і визнання країни-агресора винною у причетності доскоєння воєнного злочину — екоциду — шляхом підриву дамби Каховської ГЕС», —йдеться в повідомленні.</text:p>
      <text:p text:style-name="P4">
Source: <text:a xlink:type="simple" xlink:href="https://armyinform.com.ua/2023/06/25/parye-vyznala-rf-vynnoyu-u-skoyenni-zlochynu-ekoczydu-shlyahom-pidryvu-kahovskoyi-ges-rezolyucziya/" text:style-name="Internet_20_link" text:visited-style-name="Visited_20_Internet_20_Link">
https://armyinform.com.ua/2023/06/25/parye-vyznala-rf-vynnoyu-u-skoyenni-zlochynu-ekoczydu-shlyahom-pidryvu-kahovskoyi-ges-rezolyucziya/</text:a>
</text:p>
      <!--NEWS-->
      <text:h text:style-name="P10" text:outline-level="1">
<text:span text:style-name="T4">
Олексій Резніков показав, як Сили оборони знищили три російські танки неподалік Бахмута</text:span>
</text:h>
      <text:p text:style-name="P4">
Author: ['АРМІЯINFORM']</text:p>
      <text:p text:style-name="P4">
Time: 2023-06-25T44:00:00-04:00</text:p>
      <text:p text:style-name="P4">
Description: Міністр оборони України Олексій Резніков опублікував відео знищення Силами оборони трьо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ЗНИЩЕННЯ РОСІЙСЬКОЇ ВІЙСЬКОВОЇ ТЕХНІКИ', 'ОЛЕКСІЙ РЕЗНІКОВ', 'ОФІЦІЙНО']</text:p>
      <text:p text:style-name="P4">
Category: News</text:p>
      <!--METADATA-->
      <text:p text:style-name="P4">
Міністр оборони України Олексій Резніков опублікував відео знищення Силамиоборони трьох російських танків у районі Курдюмівки, що неподалік Бахмута.</text:p>
      <text:p text:style-name="P4">
Про це<text:a xlink:type="simple" xlink:href="https://twitter.com/oleksiireznikov/status/1672702196322902018" text:style-name="Internet_20_link" text:visited-style-name="Visited_20_Internet_20_Link">
йдеться</text:a>
у його Twitter.</text:p>
      <text:p text:style-name="P4">
«Ми не сходимо зі свого шляху. Лише за добу на одній ділянці фронту в районіКурдюмівки наші війська знищили три російські танки», — написав ОлексійРезніков.</text:p>
      <text:p text:style-name="P4">
Source: <text:a xlink:type="simple" xlink:href="https://armyinform.com.ua/2023/06/25/oleksij-reznikov-pokazav-yak-syly-oborony-znyshhyly-try-rosijski-tanky-nepodalik-bahmuta/" text:style-name="Internet_20_link" text:visited-style-name="Visited_20_Internet_20_Link">
https://armyinform.com.ua/2023/06/25/oleksij-reznikov-pokazav-yak-syly-oborony-znyshhyly-try-rosijski-tanky-nepodalik-bahmuta/</text:a>
</text:p>
      <!--NEWS-->
      <text:h text:style-name="P10" text:outline-level="1">
<text:span text:style-name="T4">
У центральній районній лікарні Каланчака окупанти облаштували військовий шпиталь</text:span>
</text:h>
      <text:p text:style-name="P4">
Author: ['АРМІЯINFORM']</text:p>
      <text:p text:style-name="P4">
Time: 2023-06-25T46:00:00-04:00</text:p>
      <text:p text:style-name="P4">
Description: Противник продовжує зазнавати великих втрат в живій силі та військовій техніці. П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7_main-v1660280985.jpg" text:style-name="Internet_20_link" text:visited-style-name="Visited_20_Internet_20_Link">
37_main-v1660280985.jpg</text:a>
']</text:p>
      <text:p text:style-name="P4">
Tags: ['ГЕНЕРАЛЬНИЙ ШТАБ ЗС УКРАЇНИ', 'ОПЕРАТИВНА ОБСТАНОВКА']</text:p>
      <text:p text:style-name="P4">
Category: News</text:p>
      <!--METADATA-->
      <text:p text:style-name="P4">
<draw:frame draw:style-name="fr1" draw:name="Image244" text:anchor-type="as-char" svg:width="6.9236in" svg:height="4.61903in" draw:z-index="0">
<draw:image xlink:href="../Images/AРМІЯINFORM/2023-06-25T46-00-00-04-00/37_main-v1660280985.jpg" xlink:type="simple" xlink:show="embed" xlink:actuate="onLoad" draw:mime-type="image/jpeg"/>
</draw:frame>
 Ілюстративне фото</text:p>
      <text:p text:style-name="P4">
Противник продовжує зазнавати великих втрат в живій силі та військовійтехніці. При цьому, з метою приховування втрат, використовує інфраструктурутимчасово захоплених населених пунктів для надання медичної допомоги своїмпораненим військовослужбовцям. Зокрема, в населеному пункті КаланчакХерсонської області, в приміщені центральної районної лікарні, противникоблаштував військовий шпиталь. В ньому перебуває близько 100 російськихвійськовослужбовців. У свою чергу, надавати медичну допомогу цивільномунаселенню заборонено.</text:p>
      <text:p text:style-name="P4">
Source: <text:a xlink:type="simple" xlink:href="https://armyinform.com.ua/2023/06/25/u-czentralnij-rajonnij-likarni-kalanchaka-okupanty-oblashtuvaly-vijskovyj-shpytal/" text:style-name="Internet_20_link" text:visited-style-name="Visited_20_Internet_20_Link">
https://armyinform.com.ua/2023/06/25/u-czentralnij-rajonnij-likarni-kalanchaka-okupanty-oblashtuvaly-vijskovyj-shpytal/</text:a>
</text:p>
      <!--NEWS-->
      <text:h text:style-name="P10" text:outline-level="1">
<text:span text:style-name="T4">
Втрати ворога за добу: 720 окупантів ліквідовано, знищено 6 танків і 19 артсистем</text:span>
</text:h>
      <text:p text:style-name="P4">
Author: ['АРМІЯINFORM']</text:p>
      <text:p text:style-name="P4">
Time: 2023-06-25T48:00:00-04:00</text:p>
      <text:p text:style-name="P4">
Description: Загальні бойові втрати противника з 24.02.22 по 25.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vtraty_06-25-2023-scaled.jpg" text:style-name="Internet_20_link" text:visited-style-name="Visited_20_Internet_20_Link">
vtraty_06-25-2023-scaled.jpg</text:a>
']</text:p>
      <text:p text:style-name="P4">
Tags: ['АГРЕСІЯ РФ', 'ВТОРГНЕННЯ РФ', 'ВТРАТИ ВОРОГА', 'ГШ ЗСУ']</text:p>
      <text:p text:style-name="P4">
Category: News</text:p>
      <!--METADATA-->
      <text:p text:style-name="P4">
<draw:frame draw:style-name="fr1" draw:name="Image245" text:anchor-type="as-char" svg:width="6.9236in" svg:height="6.975527in" draw:z-index="0">
<draw:image xlink:href="../Images/AРМІЯINFORM/2023-06-25T48-00-00-04-00/vtraty_06-25-2023-scaled.jpg" xlink:type="simple" xlink:show="embed" xlink:actuate="onLoad" draw:mime-type="image/jpeg"/>
</draw:frame>
</text:p>
      <text:p text:style-name="P4">
Загальні бойові втрати противника з 24.02.22 по 25.06.23 орієнтовностановлять:</text:p>
      <ul>
        <li>
<text:span text:style-name="T4">
особового складу ‒</text:span>
 224630 (+720) осіб ліквідовано  * <text:span text:style-name="T4">
танків ‒</text:span>
 4030 (+6)  * <text:span text:style-name="T4">
бойових броньованих машин ‒</text:span>
 7806 (+2)  * <text:span text:style-name="T4">
артилерійських систем ‒</text:span>
 4034 (+19)  * <text:span text:style-name="T4">
РСЗВ ‒</text:span>
 624 (+5)  * <text:span text:style-name="T4">
засоби ППО ‒</text:span>
 385 (+2)  * <text:span text:style-name="T4">
літаків ‒</text:span>
 314 (0)  * <text:span text:style-name="T4">
гелікоптерів ‒</text:span>
 308 (0)  * <text:span text:style-name="T4">
БПЛА оперативно-тактичного рівня ‒</text:span>
 3472 (+12)  * <text:span text:style-name="T4">
крилаті ракети ‒</text:span>
 1259 (+41)  * <text:span text:style-name="T4">
кораблі / катери ‒</text:span>
 18 (0)  * <text:span text:style-name="T4">
автомобільної техніки та автоцистерн ‒</text:span>
 6735 (+4)  * <text:span text:style-name="T4">
спеціальна техніка ‒</text:span>
 552 (+4)</li>
      </ul>
      <text:p text:style-name="P4">
Дані уточнюються…</text:p>
      <text:p text:style-name="P4">
УВАГА! Загальну цифру втрат крилатих ракет подано з урахуванням уточнень запопередній період.</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5.06.23.</text:p>
      <text:p text:style-name="P4">
Source: <text:a xlink:type="simple" xlink:href="https://armyinform.com.ua/2023/06/25/vtraty-voroga-za-dobu-720-okupantiv-likvidovano-znyshheno-6-tankiv-i-19-artsystem/" text:style-name="Internet_20_link" text:visited-style-name="Visited_20_Internet_20_Link">
https://armyinform.com.ua/2023/06/25/vtraty-voroga-za-dobu-720-okupantiv-likvidovano-znyshheno-6-tankiv-i-19-artsystem/</text:a>
</text:p>
      <!--NEWS-->
      <text:h text:style-name="P10" text:outline-level="1">
<text:span text:style-name="T4">
В Україні хвилина мовчання</text:span>
</text:h>
      <text:p text:style-name="P4">
Author: ['АРМІЯINFORM']</text:p>
      <text:p text:style-name="P4">
Time: 2023-06-25T50: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46" text:anchor-type="as-char" svg:width="6.9236in" svg:height="3.895992in" draw:z-index="0">
<draw:image xlink:href="../Images/AРМІЯINFORM/2023-06-25T50-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6/25/v-ukrayini-hvylyna-movchannya/" text:style-name="Internet_20_link" text:visited-style-name="Visited_20_Internet_20_Link">
https://armyinform.com.ua/2023/06/25/v-ukrayini-hvylyna-movchannya/</text:a>
</text:p>
      <!--NEWS-->
      <text:h text:style-name="P10" text:outline-level="1">
<text:span text:style-name="T4">
Нам потрібні ракети ATACMS, здатні приносити дуже вагомі результати — Юрій Ігнат</text:span>
</text:h>
      <text:p text:style-name="P4">
Author: ['Ігор Березинський']</text:p>
      <text:p text:style-name="P4">
Time: 2023-06-25T52:00:00-04:00</text:p>
      <text:p text:style-name="P4">
Description: — Порівняно спокійна доба. Ворог застосовував різні типи озброєння. Серед серйозних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2_mlrs_atacms.jpg" text:style-name="Internet_20_link" text:visited-style-name="Visited_20_Internet_20_Link">
2_mlrs_atacms.jpg</text:a>
']</text:p>
      <text:p text:style-name="P4">
Tags: ['ATACMS', 'ПОВІТРЯНІ СИЛИ ЗСУ', 'ЮРІЙ ІГНАТ']</text:p>
      <text:p text:style-name="P4">
Category: News</text:p>
      <!--METADATA-->
      <text:p text:style-name="P4">
<draw:frame draw:style-name="fr1" draw:name="Image247" text:anchor-type="as-char" svg:width="6.9236in" svg:height="4.004149in" draw:z-index="0">
<draw:image xlink:href="../Images/AРМІЯINFORM/2023-06-25T52-00-00-04-00/2_mlrs_atacms.jpg" xlink:type="simple" xlink:show="embed" xlink:actuate="onLoad" draw:mime-type="image/jpeg"/>
</draw:frame>
</text:p>
      <text:p text:style-name="P4">
— Порівняно спокійна доба. Ворог застосовував різні типи озброєння. Середсерйозних — С-300 у Запорізькій області. Реагування на такий комплекс повиннобути швидким, адже ракета летить доволі таки недовго. Нещодавно ми бачили, яканавала ракет була випущена ворогом — понад пів сотні з різних напрямків, —повідомив в ефірі телемарафону «Єдині новини» речник Командування ПовітрянихСил ЗСУ полковник Юрій Ігнат.</text:p>
      <text:p text:style-name="P4">
Він додав, що нам потрібні ракети ATACMS, які використовуються в оперативно-тактичному комплексі та здатні приносити дуже вагомі результати. Це балістичнаракета дальністю до 300 кілометрів, яку можна направляти з систем HIMARS. Вонане залишає ворогу шансів: знищує його тилові пункти управління, командніпункти, склади з боєприпасами тощо.</text:p>
      <text:p text:style-name="P4">
— У нас є ракети дальнього радіуса дії у вигляді крилатих ракет Storm Shadow,завдяки яким маємо позитивний результат. Перебивати ворогу логістичні шляхи —це ключ до нашого успіху, водночас як і перевага в повітрі. Наші льотчики напочатку широкомасштабного вторгнення нищили колони росіян дуже швидко йефективно, здійснюючи авіанальоти. Сьогодні авіація та далекобійна зброя єнадважливою для України. Ракети, що були в нас на озброєнні найдальшогорадіуса дії, — це «Точка-У». Їхній радіус дії — 120 кілометрів, мивикористовуємо їх досі. У росії є «Іскандери-М» і аеробалістичний «Кинджал», —підсумував Юрій Ігнат.</text:p>
      <text:p text:style-name="P4">
<text:span text:style-name="T5">
Фото ілюстративне</text:span>
</text:p>
      <text:p text:style-name="P4">
Source: <text:a xlink:type="simple" xlink:href="https://armyinform.com.ua/2023/06/25/nam-potribni-rakety-atacms-zdatni-prynosyty-duzhe-vagomi-rezultaty-yurij-ignat/" text:style-name="Internet_20_link" text:visited-style-name="Visited_20_Internet_20_Link">
https://armyinform.com.ua/2023/06/25/nam-potribni-rakety-atacms-zdatni-prynosyty-duzhe-vagomi-rezultaty-yurij-ignat/</text:a>
</text:p>
      <!--NEWS-->
      <text:h text:style-name="P10" text:outline-level="1">
<text:span text:style-name="T4">
Триває ретельна підготовка до утилізації ворогів України</text:span>
</text:h>
      <text:p text:style-name="P4">
Author: ['АРМІЯINFORM']</text:p>
      <text:p text:style-name="P4">
Time: 2023-06-25T54:00:00-04:00</text:p>
      <text:p text:style-name="P4">
Description: Активно триває відпрацювання нальотів на позиції противника під час тактичних д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5882610_644827047691287_3809117544816452030_n.jpg" text:style-name="Internet_20_link" text:visited-style-name="Visited_20_Internet_20_Link">
355882610_644827047691287_3809117544816452030_n.jpg</text:a>
', '<text:a xlink:type="simple" xlink:href="https://armyinform.com.ua/wp-content/uploads/2023/06/355869008_644827161024609_3025661675980625786_n-150x150.jpg" text:style-name="Internet_20_link" text:visited-style-name="Visited_20_Internet_20_Link">
355869008_644827161024609_3025661675980625786_n-150x150.jpg</text:a>
', '<text:a xlink:type="simple" xlink:href="https://armyinform.com.ua/wp-content/uploads/2023/06/356073356_644827064357952_2030325524676258930_n-150x150.jpg" text:style-name="Internet_20_link" text:visited-style-name="Visited_20_Internet_20_Link">
356073356_644827064357952_2030325524676258930_n-150x150.jpg</text:a>
', '<text:a xlink:type="simple" xlink:href="https://armyinform.com.ua/wp-content/uploads/2023/06/356063604_644827231024602_2054433414037175443_n-150x150.jpg" text:style-name="Internet_20_link" text:visited-style-name="Visited_20_Internet_20_Link">
356063604_644827231024602_2054433414037175443_n-150x150.jpg</text:a>
', '<text:a xlink:type="simple" xlink:href="https://armyinform.com.ua/wp-content/uploads/2023/06/356077627_644827067691285_7925898782544380219_n-150x150.jpg" text:style-name="Internet_20_link" text:visited-style-name="Visited_20_Internet_20_Link">
356077627_644827067691285_7925898782544380219_n-150x150.jpg</text:a>
', '<text:a xlink:type="simple" xlink:href="https://armyinform.com.ua/wp-content/uploads/2023/06/356229199_644827247691267_6060934071272547677_n-150x150.jpg" text:style-name="Internet_20_link" text:visited-style-name="Visited_20_Internet_20_Link">
356229199_644827247691267_6060934071272547677_n-150x150.jpg</text:a>
', '<text:a xlink:type="simple" xlink:href="https://armyinform.com.ua/wp-content/uploads/2023/06/355876854_644827124357946_3878671740405888268_n-150x150.jpg" text:style-name="Internet_20_link" text:visited-style-name="Visited_20_Internet_20_Link">
355876854_644827124357946_3878671740405888268_n-150x150.jpg</text:a>
', '<text:a xlink:type="simple" xlink:href="https://armyinform.com.ua/wp-content/uploads/2023/06/356197086_644827251024600_8641132073510736492_n-150x150.jpg" text:style-name="Internet_20_link" text:visited-style-name="Visited_20_Internet_20_Link">
356197086_644827251024600_8641132073510736492_n-150x150.jpg</text:a>
']</text:p>
      <text:p text:style-name="P4">
Tags: ['ДШВ', 'ЗЛАГОДЖЕННЯ', 'РОЗВІДКА']</text:p>
      <text:p text:style-name="P4">
Category: News</text:p>
      <!--METADATA-->
      <text:p text:style-name="P4">
<draw:frame draw:style-name="fr1" draw:name="Image248" text:anchor-type="as-char" svg:width="6.9236in" svg:height="4.615733in" draw:z-index="0">
<draw:image xlink:href="../Images/AРМІЯINFORM/2023-06-25T54-00-00-04-00/355882610_644827047691287_3809117544816452030_n.jpg" xlink:type="simple" xlink:show="embed" xlink:actuate="onLoad" draw:mime-type="image/jpeg"/>
</draw:frame>
</text:p>
      <text:p text:style-name="P4">
Активно триває відпрацювання нальотів на позиції противника під час тактичнихдій у рамках курсу злагодження розвідувальних підрозділів Десантно-штурмовихвійськ Збройних Сил України.</text:p>
      <text:p text:style-name="P4">
<text:a xlink:type="simple" xlink:href="https://armyinform.com.ua/wp-content/uploads/2023/06/355869008_644827161024609_3025661675980625786_n.jpg" text:style-name="Internet_20_link" text:visited-style-name="Visited_20_Internet_20_Link">
<draw:frame draw:style-name="fr1" draw:name="Image249" text:anchor-type="as-char" svg:width="6.9236in" svg:height="6.9236in" draw:z-index="0">
<draw:image xlink:href="../Images/AРМІЯINFORM/2023-06-25T54-00-00-04-00/355869008_644827161024609_3025661675980625786_n-150x150.jpg" xlink:type="simple" xlink:show="embed" xlink:actuate="onLoad" draw:mime-type="image/jpeg"/>
</draw:frame>
</text:a>
</text:p>
      <text:p text:style-name="P4">
<text:a xlink:type="simple" xlink:href="https://armyinform.com.ua/wp-content/uploads/2023/06/356073356_644827064357952_2030325524676258930_n.jpg" text:style-name="Internet_20_link" text:visited-style-name="Visited_20_Internet_20_Link">
<draw:frame draw:style-name="fr1" draw:name="Image250" text:anchor-type="as-char" svg:width="6.9236in" svg:height="6.9236in" draw:z-index="0">
<draw:image xlink:href="../Images/AРМІЯINFORM/2023-06-25T54-00-00-04-00/356073356_644827064357952_2030325524676258930_n-150x150.jpg" xlink:type="simple" xlink:show="embed" xlink:actuate="onLoad" draw:mime-type="image/jpeg"/>
</draw:frame>
</text:a>
</text:p>
      <text:p text:style-name="P4">
<text:a xlink:type="simple" xlink:href="https://armyinform.com.ua/wp-content/uploads/2023/06/356063604_644827231024602_2054433414037175443_n.jpg" text:style-name="Internet_20_link" text:visited-style-name="Visited_20_Internet_20_Link">
<draw:frame draw:style-name="fr1" draw:name="Image251" text:anchor-type="as-char" svg:width="6.9236in" svg:height="6.9236in" draw:z-index="0">
<draw:image xlink:href="../Images/AРМІЯINFORM/2023-06-25T54-00-00-04-00/356063604_644827231024602_2054433414037175443_n-150x150.jpg" xlink:type="simple" xlink:show="embed" xlink:actuate="onLoad" draw:mime-type="image/jpeg"/>
</draw:frame>
</text:a>
</text:p>
      <text:p text:style-name="P4">
<text:a xlink:type="simple" xlink:href="https://armyinform.com.ua/wp-content/uploads/2023/06/356077627_644827067691285_7925898782544380219_n.jpg" text:style-name="Internet_20_link" text:visited-style-name="Visited_20_Internet_20_Link">
<draw:frame draw:style-name="fr1" draw:name="Image252" text:anchor-type="as-char" svg:width="6.9236in" svg:height="6.9236in" draw:z-index="0">
<draw:image xlink:href="../Images/AРМІЯINFORM/2023-06-25T54-00-00-04-00/356077627_644827067691285_7925898782544380219_n-150x150.jpg" xlink:type="simple" xlink:show="embed" xlink:actuate="onLoad" draw:mime-type="image/jpeg"/>
</draw:frame>
</text:a>
</text:p>
      <text:p text:style-name="P4">
<text:a xlink:type="simple" xlink:href="https://armyinform.com.ua/wp-content/uploads/2023/06/356229199_644827247691267_6060934071272547677_n.jpg" text:style-name="Internet_20_link" text:visited-style-name="Visited_20_Internet_20_Link">
<draw:frame draw:style-name="fr1" draw:name="Image253" text:anchor-type="as-char" svg:width="6.9236in" svg:height="6.9236in" draw:z-index="0">
<draw:image xlink:href="../Images/AРМІЯINFORM/2023-06-25T54-00-00-04-00/356229199_644827247691267_6060934071272547677_n-150x150.jpg" xlink:type="simple" xlink:show="embed" xlink:actuate="onLoad" draw:mime-type="image/jpeg"/>
</draw:frame>
</text:a>
</text:p>
      <text:p text:style-name="P4">
<text:a xlink:type="simple" xlink:href="https://armyinform.com.ua/wp-content/uploads/2023/06/355876854_644827124357946_3878671740405888268_n.jpg" text:style-name="Internet_20_link" text:visited-style-name="Visited_20_Internet_20_Link">
<draw:frame draw:style-name="fr1" draw:name="Image254" text:anchor-type="as-char" svg:width="6.9236in" svg:height="6.9236in" draw:z-index="0">
<draw:image xlink:href="../Images/AРМІЯINFORM/2023-06-25T54-00-00-04-00/355876854_644827124357946_3878671740405888268_n-150x150.jpg" xlink:type="simple" xlink:show="embed" xlink:actuate="onLoad" draw:mime-type="image/jpeg"/>
</draw:frame>
</text:a>
</text:p>
      <text:p text:style-name="P4">
<text:a xlink:type="simple" xlink:href="https://armyinform.com.ua/wp-content/uploads/2023/06/356197086_644827251024600_8641132073510736492_n.jpg" text:style-name="Internet_20_link" text:visited-style-name="Visited_20_Internet_20_Link">
<draw:frame draw:style-name="fr1" draw:name="Image255" text:anchor-type="as-char" svg:width="6.9236in" svg:height="6.9236in" draw:z-index="0">
<draw:image xlink:href="../Images/AРМІЯINFORM/2023-06-25T54-00-00-04-00/356197086_644827251024600_8641132073510736492_n-150x150.jpg" xlink:type="simple" xlink:show="embed" xlink:actuate="onLoad" draw:mime-type="image/jpeg"/>
</draw:frame>
</text:a>
</text:p>
      <text:p text:style-name="P4">
<text:span text:style-name="T4">
Джерело:</text:span>
<text:a xlink:type="simple" xlink:href="https://www.facebook.com/uaairborne/posts/pfbid0gUDbnupZhbNtigLmjn5wXNXdTn5go2cBHPCu58k8GYmYiaLAzYdBN2JoAyXB9xcPl" text:style-name="Internet_20_link" text:visited-style-name="Visited_20_Internet_20_Link">
Командування Десантно-штурмових військ Збройних СилУкраїни</text:a>
</text:p>
      <text:p text:style-name="P4">
Source: <text:a xlink:type="simple" xlink:href="https://armyinform.com.ua/2023/06/25/tryvaye-retelna-pidgotovka-do-utylizacziyi-vorogiv-ukrayiny/" text:style-name="Internet_20_link" text:visited-style-name="Visited_20_Internet_20_Link">
https://armyinform.com.ua/2023/06/25/tryvaye-retelna-pidgotovka-do-utylizacziyi-vorogiv-ukrayiny/</text:a>
</text:p>
      <!--NEWS-->
      <text:h text:style-name="P10" text:outline-level="1">
<text:span text:style-name="T4">
У перервах між боями сапери навчають піхотинців знешкоджувати та розрізняти міни</text:span>
</text:h>
      <text:p text:style-name="P4">
Author: ['Ольга Вікарчук']</text:p>
      <text:p text:style-name="P4">
Time: 2023-06-25T56:00:00-04:00</text:p>
      <text:p text:style-name="P4">
Description: Сапери — це ті відважні військовослужбовці, які першими заходять усюди, щоб розмінову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oto-41.jpg" text:style-name="Internet_20_link" text:visited-style-name="Visited_20_Internet_20_Link">
foto-41.jpg</text:a>
', '<text:a xlink:type="simple" xlink:href="https://armyinform.com.ua/wp-content/uploads/2023/06/foto-1-19.jpg" text:style-name="Internet_20_link" text:visited-style-name="Visited_20_Internet_20_Link">
foto-1-19.jpg</text:a>
', '<text:a xlink:type="simple" xlink:href="https://armyinform.com.ua/wp-content/uploads/2023/06/foto-2-18-150x150.jpg" text:style-name="Internet_20_link" text:visited-style-name="Visited_20_Internet_20_Link">
foto-2-18-150x150.jpg</text:a>
', '<text:a xlink:type="simple" xlink:href="https://armyinform.com.ua/wp-content/uploads/2023/06/foto-3-16-150x150.jpg" text:style-name="Internet_20_link" text:visited-style-name="Visited_20_Internet_20_Link">
foto-3-16-150x150.jpg</text:a>
', '<text:a xlink:type="simple" xlink:href="https://armyinform.com.ua/wp-content/uploads/2023/06/foto-5-14.jpg" text:style-name="Internet_20_link" text:visited-style-name="Visited_20_Internet_20_Link">
foto-5-14.jpg</text:a>
', '<text:a xlink:type="simple" xlink:href="https://armyinform.com.ua/wp-content/uploads/2023/06/foto-6-14-150x150.jpg" text:style-name="Internet_20_link" text:visited-style-name="Visited_20_Internet_20_Link">
foto-6-14-150x150.jpg</text:a>
', '<text:a xlink:type="simple" xlink:href="https://armyinform.com.ua/wp-content/uploads/2023/06/foto-7-12-150x150.jpg" text:style-name="Internet_20_link" text:visited-style-name="Visited_20_Internet_20_Link">
foto-7-12-150x150.jpg</text:a>
', '<text:a xlink:type="simple" xlink:href="https://armyinform.com.ua/wp-content/uploads/2023/06/golovne-foto-4-150x150.jpg" text:style-name="Internet_20_link" text:visited-style-name="Visited_20_Internet_20_Link">
golovne-foto-4-150x150.jpg</text:a>
', '<text:a xlink:type="simple" xlink:href="https://armyinform.com.ua/wp-content/uploads/2023/06/foto-8-13.jpg" text:style-name="Internet_20_link" text:visited-style-name="Visited_20_Internet_20_Link">
foto-8-13.jpg</text:a>
']</text:p>
      <text:p text:style-name="P4">
Tags: ['STOPRUSSIA', 'ВТОРГНЕННЯ РФ', 'РОЗМІНУВАННЯ', 'САПЕРИ']</text:p>
      <text:p text:style-name="P4">
Category: News</text:p>
      <!--METADATA-->
      <text:p text:style-name="P4">
<draw:frame draw:style-name="fr1" draw:name="Image256" text:anchor-type="as-char" svg:width="6.9236in" svg:height="3.727205in" draw:z-index="0">
<draw:image xlink:href="../Images/AРМІЯINFORM/2023-06-25T56-00-00-04-00/foto-41.jpg" xlink:type="simple" xlink:show="embed" xlink:actuate="onLoad" draw:mime-type="image/jpeg"/>
</draw:frame>
</text:p>
      <text:p text:style-name="P4">
Сапери — це ті відважні військовослужбовці, які першими заходять усюди, щоброзміновувати територію. Але піхотинці теж повинні мати базові знання з того,як правильно розпізнати міни та як діяти у разі, якщо наткнуться на них.</text:p>
      <text:p text:style-name="P4">
Захисники однієї з окремих механізованих бригад у перервах між боямивлаштовують такі навчальні заходи для постійного поліпшення своїх навичок.</text:p>
      <text:p text:style-name="P4">
<draw:frame draw:style-name="fr1" draw:name="Image257" text:anchor-type="as-char" svg:width="6.9236in" svg:height="5.1927in" draw:z-index="0">
<draw:image xlink:href="../Images/AРМІЯINFORM/2023-06-25T56-00-00-04-00/foto-1-19.jpg" xlink:type="simple" xlink:show="embed" xlink:actuate="onLoad" draw:mime-type="image/jpeg"/>
</draw:frame>
</text:p>
      <text:p text:style-name="P4">
— Зважаючи на теперішню ситуацію, ми постійно знешкоджуємо або встановлюємоміни, — розповідає сапер Ігор. — Іноді виходить так, що за місяць у нас немаєжодного вихідного дня, адже дуже багато роботи. Якщо нам ставлять завданнязамінувати певну місцевість, то треба відразу розуміти, що це доволі великийвідрізок території.</text:p>
      <text:p text:style-name="P4">
<text:a xlink:type="simple" xlink:href="https://armyinform.com.ua/wp-content/uploads/2023/06/foto-2-18.jpg" text:style-name="Internet_20_link" text:visited-style-name="Visited_20_Internet_20_Link">
<draw:frame draw:style-name="fr1" draw:name="Image258" text:anchor-type="as-char" svg:width="6.9236in" svg:height="6.9236in" draw:z-index="0">
<draw:image xlink:href="../Images/AРМІЯINFORM/2023-06-25T56-00-00-04-00/foto-2-18-150x150.jpg" xlink:type="simple" xlink:show="embed" xlink:actuate="onLoad" draw:mime-type="image/jpeg"/>
</draw:frame>
</text:a>
</text:p>
      <text:p text:style-name="P4">
<text:a xlink:type="simple" xlink:href="https://armyinform.com.ua/wp-content/uploads/2023/06/foto-3-16.jpg" text:style-name="Internet_20_link" text:visited-style-name="Visited_20_Internet_20_Link">
<draw:frame draw:style-name="fr1" draw:name="Image259" text:anchor-type="as-char" svg:width="6.9236in" svg:height="6.9236in" draw:z-index="0">
<draw:image xlink:href="../Images/AРМІЯINFORM/2023-06-25T56-00-00-04-00/foto-3-16-150x150.jpg" xlink:type="simple" xlink:show="embed" xlink:actuate="onLoad" draw:mime-type="image/jpeg"/>
</draw:frame>
</text:a>
</text:p>
      <text:p text:style-name="P4">
Також сапер говорить, що перед тим, як отримати завдання на роботу, першимийдуть розвідники, які перевіряють територію, яку треба замінувати чирозмінувати.</text:p>
      <text:p text:style-name="P4">
— Все залежить від завдання. Інколи треба зупинити ворожу піхоту, а інодіброньовану техніку. Здебільшого ми встановлюємо протитанкові міни, адже піхотупротивника наші побратими дуже влучно знищують, — доповнює військовослужбовецьІгор.</text:p>
      <text:p text:style-name="P4">
За його словами, вони з побратимами постійно стикаються з особливоюжорстокістю та підлістю ворога. Після звільнення правого берега Херсонщини доїхнього підрозділу зверталися мешканці деокупованих сіл із проханнямирозмінувати їхні домівки.</text:p>
      <text:p text:style-name="P4">
<draw:frame draw:style-name="fr1" draw:name="Image260" text:anchor-type="as-char" svg:width="6.9236in" svg:height="4.275323in" draw:z-index="0">
<draw:image xlink:href="../Images/AРМІЯINFORM/2023-06-25T56-00-00-04-00/foto-5-14.jpg" xlink:type="simple" xlink:show="embed" xlink:actuate="onLoad" draw:mime-type="image/jpeg"/>
</draw:frame>
</text:p>
      <text:p text:style-name="P4">
— Це було в селі Правдине. Насправді доволі важко розміновувати будинки людей,адже саме там на нас очікували пастки від окупантів у найбільш неочікуванихмісцях. Один з таких випадків трапився, коли нас покликала додому жінка здітьми. Противник вигнав її і сам жив у хатині. Коли зайшли в будинок, товідразу помітили сім розтяжок. Після цього оглядали все дуже ретельно, і колинам здавалося, що вже нічого не залишилося, то нашу увагу привернула купаодягу. Як виявилося, вони і його замінували. Нелюди просто, — згадує Ігор.</text:p>
      <text:p text:style-name="P4">
Зараз головне завдання саперного взводу — навчити в максимально короткітерміни українських піхотинців розрізняти міни та у критичній ситуаціїзнешкоджувати їх.</text:p>
      <text:p text:style-name="P4">
Після теоретичного засвоєння основних фактів про міни та їхню різновидністьсапери разом із піхотинцями встановлюють танкову міну і здійснюютьдистанційний підрив.</text:p>
      <text:p text:style-name="P4">
<text:a xlink:type="simple" xlink:href="https://armyinform.com.ua/wp-content/uploads/2023/06/foto-6-14.jpg" text:style-name="Internet_20_link" text:visited-style-name="Visited_20_Internet_20_Link">
<draw:frame draw:style-name="fr1" draw:name="Image261" text:anchor-type="as-char" svg:width="6.9236in" svg:height="6.9236in" draw:z-index="0">
<draw:image xlink:href="../Images/AРМІЯINFORM/2023-06-25T56-00-00-04-00/foto-6-14-150x150.jpg" xlink:type="simple" xlink:show="embed" xlink:actuate="onLoad" draw:mime-type="image/jpeg"/>
</draw:frame>
</text:a>
</text:p>
      <text:p text:style-name="P4">
<text:a xlink:type="simple" xlink:href="https://armyinform.com.ua/wp-content/uploads/2023/06/foto-7-12.jpg" text:style-name="Internet_20_link" text:visited-style-name="Visited_20_Internet_20_Link">
<draw:frame draw:style-name="fr1" draw:name="Image262" text:anchor-type="as-char" svg:width="6.9236in" svg:height="6.9236in" draw:z-index="0">
<draw:image xlink:href="../Images/AРМІЯINFORM/2023-06-25T56-00-00-04-00/foto-7-12-150x150.jpg" xlink:type="simple" xlink:show="embed" xlink:actuate="onLoad" draw:mime-type="image/jpeg"/>
</draw:frame>
</text:a>
</text:p>
      <text:p text:style-name="P4">
<text:a xlink:type="simple" xlink:href="https://armyinform.com.ua/wp-content/uploads/2023/06/golovne-foto-4.jpg" text:style-name="Internet_20_link" text:visited-style-name="Visited_20_Internet_20_Link">
<draw:frame draw:style-name="fr1" draw:name="Image263" text:anchor-type="as-char" svg:width="6.9236in" svg:height="6.9236in" draw:z-index="0">
<draw:image xlink:href="../Images/AРМІЯINFORM/2023-06-25T56-00-00-04-00/golovne-foto-4-150x150.jpg" xlink:type="simple" xlink:show="embed" xlink:actuate="onLoad" draw:mime-type="image/jpeg"/>
</draw:frame>
</text:a>
</text:p>
      <text:p text:style-name="P4">
— Коли ми перебуваємо не на бойовому виїзді, то це означає, що ми маємо часнавчитися чогось нового. Навчання від саперів реально корисні для нас, аджепіхота завжди перебуває «на нулі». Здобуті знання дають змогу врятувати життята здоров’я. Що більше й краще ми тренуватимемося й вчитимемося тут, то більшев нас буде можливості скоріше зупинити ворога на «передку», — говоритьпіхотинець з позивним «Алі».</text:p>
      <text:p text:style-name="P4">
<draw:frame draw:style-name="fr1" draw:name="Image264" text:anchor-type="as-char" svg:width="6.9236in" svg:height="3.721435in" draw:z-index="0">
<draw:image xlink:href="../Images/AРМІЯINFORM/2023-06-25T56-00-00-04-00/foto-8-13.jpg" xlink:type="simple" xlink:show="embed" xlink:actuate="onLoad" draw:mime-type="image/jpeg"/>
</draw:frame>
</text:p>
      <text:p text:style-name="P4">
<text:span text:style-name="T5">
Фото автора</text:span>
</text:p>
      <text:p text:style-name="P4">
Source: <text:a xlink:type="simple" xlink:href="https://armyinform.com.ua/2023/06/25/u-perervah-mizh-boyamy-sapery-navchayut-pihotyncziv-zneshkodzhuvaty-ta-rozriznyaty-miny/" text:style-name="Internet_20_link" text:visited-style-name="Visited_20_Internet_20_Link">
https://armyinform.com.ua/2023/06/25/u-perervah-mizh-boyamy-sapery-navchayut-pihotyncziv-zneshkodzhuvaty-ta-rozriznyaty-miny/</text:a>
</text:p>
      <!--NEWS-->
      <text:h text:style-name="P10" text:outline-level="1">
<text:span text:style-name="T4">
На правобережжі Херсонщини досі підтоплені два населені пункти</text:span>
</text:h>
      <text:p text:style-name="P4">
Author: ['АРМІЯINFORM']</text:p>
      <text:p text:style-name="P4">
Time: 2023-06-25T58:00:00-04:00</text:p>
      <text:p text:style-name="P4">
Description: У Херсонській області на правому березі Дніпра після підриву росіянами Каховської ГЕ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mceu-89957784931687674625853.jpg" text:style-name="Internet_20_link" text:visited-style-name="Visited_20_Internet_20_Link">
mceu-89957784931687674625853.jpg</text:a>
', '<text:a xlink:type="simple" xlink:href="https://armyinform.com.ua/wp-content/uploads/2023/06/imagetools1-150x150.jpg" text:style-name="Internet_20_link" text:visited-style-name="Visited_20_Internet_20_Link">
imagetools1-150x150.jpg</text:a>
', '<text:a xlink:type="simple" xlink:href="https://armyinform.com.ua/wp-content/uploads/2023/06/mceu-37588830941687674649983-150x150.jpg" text:style-name="Internet_20_link" text:visited-style-name="Visited_20_Internet_20_Link">
mceu-37588830941687674649983-150x150.jpg</text:a>
', '<text:a xlink:type="simple" xlink:href="https://armyinform.com.ua/wp-content/uploads/2023/06/mceu-95088223281687674942909-150x150.jpg" text:style-name="Internet_20_link" text:visited-style-name="Visited_20_Internet_20_Link">
mceu-95088223281687674942909-150x150.jpg</text:a>
']</text:p>
      <text:p text:style-name="P4">
Tags: ['STOPRUSSIA', 'ВТОРГНЕННЯ РФ', 'КАХОВСЬКА ГЕС', 'ХЕРСОНЩИНА']</text:p>
      <text:p text:style-name="P4">
Category: News</text:p>
      <!--METADATA-->
      <text:p text:style-name="P4">
<draw:frame draw:style-name="fr1" draw:name="Image265" text:anchor-type="as-char" svg:width="6.9236in" svg:height="4.615733in" draw:z-index="0">
<draw:image xlink:href="../Images/AРМІЯINFORM/2023-06-25T58-00-00-04-00/mceu-89957784931687674625853.jpg" xlink:type="simple" xlink:show="embed" xlink:actuate="onLoad" draw:mime-type="image/jpeg"/>
</draw:frame>
</text:p>
      <text:p text:style-name="P4">
У Херсонській області на правому березі Дніпра після підриву росіянамиКаховської ГЕС залишаються підтопленими два населені пункти.</text:p>
      <text:p text:style-name="P4">
Про це <text:a xlink:type="simple" xlink:href="https://dsns.gov.ua/uk/news/nadzvicaini-podiyi/xersonska-oblast-operativna-informaciia-shhodo-likvidaciyi-naslidkiv-pidrivu-kaxovskoyi-ges-stanom-na-900-25-cervnia" text:style-name="Internet_20_link" text:visited-style-name="Visited_20_Internet_20_Link">
повідомляє</text:a>
 ДСНС України.</text:p>
      <text:p text:style-name="P4">
«На річці Дніпро у створі поста „Херсон“ спостерігається поступове зниженнярівня води та перевищує норму на 3 см (з початку доби рівень знизився на 3см). На Каховському водосховищі у створі поста „Нікополь“ з причини втратигідравлічного зв’язку з основною частиною водосховища подальші спостереження устворі поста неможливі. Підтопленими залишаються 2 населені пункти (2 будинки)на правому березі р. Дніпро та 17 населених пунктів на тимчасово окупованійтериторії», — ідеться в повідомленні.</text:p>
      <text:p text:style-name="P4">
<text:a xlink:type="simple" xlink:href="https://armyinform.com.ua/wp-content/uploads/2023/06/imagetools1.jpg" text:style-name="Internet_20_link" text:visited-style-name="Visited_20_Internet_20_Link">
<draw:frame draw:style-name="fr1" draw:name="Image266" text:anchor-type="as-char" svg:width="6.9236in" svg:height="6.9236in" draw:z-index="0">
<draw:image xlink:href="../Images/AРМІЯINFORM/2023-06-25T58-00-00-04-00/imagetools1-150x150.jpg" xlink:type="simple" xlink:show="embed" xlink:actuate="onLoad" draw:mime-type="image/jpeg"/>
</draw:frame>
</text:a>
</text:p>
      <text:p text:style-name="P4">
<text:a xlink:type="simple" xlink:href="https://armyinform.com.ua/wp-content/uploads/2023/06/mceu-37588830941687674649983.jpg" text:style-name="Internet_20_link" text:visited-style-name="Visited_20_Internet_20_Link">
<draw:frame draw:style-name="fr1" draw:name="Image267" text:anchor-type="as-char" svg:width="6.9236in" svg:height="6.9236in" draw:z-index="0">
<draw:image xlink:href="../Images/AРМІЯINFORM/2023-06-25T58-00-00-04-00/mceu-37588830941687674649983-150x150.jpg" xlink:type="simple" xlink:show="embed" xlink:actuate="onLoad" draw:mime-type="image/jpeg"/>
</draw:frame>
</text:a>
</text:p>
      <text:p text:style-name="P4">
<text:a xlink:type="simple" xlink:href="https://armyinform.com.ua/wp-content/uploads/2023/06/mceu-95088223281687674942909.jpg" text:style-name="Internet_20_link" text:visited-style-name="Visited_20_Internet_20_Link">
<draw:frame draw:style-name="fr1" draw:name="Image268" text:anchor-type="as-char" svg:width="6.9236in" svg:height="6.9236in" draw:z-index="0">
<draw:image xlink:href="../Images/AРМІЯINFORM/2023-06-25T58-00-00-04-00/mceu-95088223281687674942909-150x150.jpg" xlink:type="simple" xlink:show="embed" xlink:actuate="onLoad" draw:mime-type="image/jpeg"/>
</draw:frame>
</text:a>
</text:p>
      <text:p text:style-name="P4">
Також повідомляється, що в Херсонській області евакуйовано 2 тис. 783 особи (ут.ч. 309 дітей та 80 маломобільних осіб) та 284 тварини. Крім того, розгорнутороботу 14 евакуаційних пунктів.</text:p>
      <text:p text:style-name="P4">
Source: <text:a xlink:type="simple" xlink:href="https://armyinform.com.ua/2023/06/25/na-pravoberezhzhi-hersonshhyny-dosi-pidtopleni-dva-naseleni-punkty/" text:style-name="Internet_20_link" text:visited-style-name="Visited_20_Internet_20_Link">
https://armyinform.com.ua/2023/06/25/na-pravoberezhzhi-hersonshhyny-dosi-pidtopleni-dva-naseleni-punkty/</text:a>
</text:p>
      <!--NEWS-->
      <text:h text:style-name="P10" text:outline-level="1">
<text:span text:style-name="T4">
НАТО треба зміцнити східний фланг, якщо Білорусь стане притулком для Пригожина - Науседа</text:span>
</text:h>
      <text:p text:style-name="P4">
Authors: Ukrinform (Person)</text:p>
      <text:p text:style-name="P4">
Publisher: Укринформ (Organization)</text:p>
      <text:p text:style-name="P4">
Published Time: 2023-06-25T5:02:00+03:00</text:p>
      <text:p text:style-name="P4">
Modified Time: 2023-06-25T21:02:00+03:00</text:p>
      <text:p text:style-name="P4">
Description: Президент Литви Гітанас Науседа попередив, що НАТО треба буде зміцнити свій східний фланг, якщо Білорусь стане притутком для глави ПВК «Вагнера» Євгена Пригожина. — Укрінформ.</text:p>
      <text:p text:style-name="P4">
Images: ['<text:a xlink:type="simple" xlink:href="https://static.ukrinform.com/photos/2023_03/thumb_files/630_360_1678873066-877.jpg" text:style-name="Internet_20_link" text:visited-style-name="Visited_20_Internet_20_Link">
630_360_16788...</text:a>
']</text:p>
      <text:p text:style-name="P4">
Tags: ['Білорусь', 'Литва', 'НАТО', 'Російські військові', 'ПВК "Вагнера"', 'Пригожин', 'Ґітанас Науседа']</text:p>
      <text:p text:style-name="P4">
Type: Article</text:p>
      <!--METADATA-->
      <text:p text:style-name="P4">
<draw:frame draw:style-name="fr1" draw:name="Image269" text:anchor-type="as-char" svg:width="6.9236in" svg:height="3.956343in" draw:z-index="0">
<draw:image xlink:href="../Images/yкринформ/2023-06-25T5-02-00-03-00/630_360_1678873066-877.jpg" xlink:type="simple" xlink:show="embed" xlink:actuate="onLoad" draw:mime-type="image/jpeg"/>
</draw:frame>
 ПрезидентЛитви Гітанас Науседа попередив, що НАТО треба буде зміцнити свій східнийфланг, якщо Білорусь стане притутком для глави ПВК «Вагнера» Євгена Пригожина.</text:p>
      <text:p text:style-name="P4">
Про це він сказав після засідання Ради державної безпеки щодо спроби групинайманців ПВК «Вагнера» повстати проти російського військового керівництва,передає Укрінформ з посиланням нa <text:a xlink:type="simple" xlink:href="https://www.theguardian.com/world/live/2023/jun/25/russia-ukraine-war-live-prigozhin-to-go-to-belarus-as-rebellion-ends-and-wagner-troops-withdraw-from-rostov#top-of-blog" text:style-name="Internet_20_link" text:visited-style-name="Visited_20_Internet_20_Link">
 The Guardian</text:a>
 .</text:p>
      <text:p text:style-name="P4">
«Якщо Пригожин або частина групи <text:a xlink:type="simple" xlink:href="https://www.ukrinform.ua/tag-pvk-vagnera" text:style-name="Internet_20_link" text:visited-style-name="Visited_20_Internet_20_Link">
 "Вагнера" </text:a>
 опиниться в Білорусі з незрозумілими планами і незрозумілиминамірами, це означатиме лише те, що нам потрібно ще більше зміцнювати безпекунаших східних кордонів», - сказав Науседа.</text:p>
      <text:p text:style-name="P4">
Він додав, що говорить не лише про Литву, а й про весь Альянс.</text:p>
      <text:p text:style-name="P4">
<text:span text:style-name="T4">
Читайте також:</text:span>
 <text:a xlink:type="simple" xlink:href="https://www.ukrinform.ua/rubric-polytics/3719252-povtoren-pro-vidkriti-dveri-nato-dla-ukraini-vze-nedostatno-nauseda.html" text:style-name="Internet_20_link" text:visited-style-name="Visited_20_Internet_20_Link">
 Повторень про «відкриті двері» НАТО для України вженедостатньо - <text:span text:style-name="T4">
Науседа</text:span>
 </text:a>
</text:p>
      <text:p text:style-name="P4">
За словами президента Литви, його країна виділить додаткові розвідувальніможливості для вивчення «політичних і безпекових аспектів Білорусі».</text:p>
      <text:p text:style-name="P4">
На його думку, президент Росії Володимир Путін може зіткнутися з новимипроблемами для свого керівництва.</text:p>
      <text:p text:style-name="P4">
<text:span text:style-name="T4">
Читайте також:</text:span>
 <text:a xlink:type="simple" xlink:href="https://www.ukrinform.ua/rubric-economy/3725527-mitnica-litvi-posilue-pravila-provezenna-tovariv-cerez-rf-ta-bilorus.html" text:style-name="Internet_20_link" text:visited-style-name="Visited_20_Internet_20_Link">
 Митниця <text:span text:style-name="T4">
Литви</text:span>
 посилює правила провезення товарівчерез РФ та Білорусь </text:a>
</text:p>
      <text:p text:style-name="P4">
Як повідомлялося, очільник ПВК "Вагнера" Євген Пригожин 23 червня оголосивдемарш проти російського військового керівництва, зокрема проти міністраоборони РФ Сергія Шойгу. "Вагнер" встановив контроль над військовими об’єктамиу Ростові-на-Дону. Пригожин заявив про намір дійти до Москви, а ввечері 24червня повідомив, що розвертає бійців угруповання до польових таборів.</text:p>
      <text:p text:style-name="P4">
Колишній голова Генерального штабу Великої Британії генерал Річард Даннаттвважає, що Україна має остерігатися можливого нападу на Київ "вагнерівців" начолі з Євгеном Пригожиним, який після спроби заколоту виїхав у Білорусь.</text:p>
      <text:p text:style-name="P4">
<text:span text:style-name="T5">
Фото: DELFI/Andrius Ufartas</text:span>
</text:p>
      <text:p text:style-name="P4">
Source: <text:a xlink:type="simple" xlink:href="https://www.ukrinform.ua/rubric-world/3727599-nato-treba-zmicniti-shidnij-flang-akso-bilorus-stane-pritulkom-dla-prigozina-nauseda.html" text:style-name="Internet_20_link" text:visited-style-name="Visited_20_Internet_20_Link">
https://www.ukrinform.ua/rubric-world/3727599-nato-treba-zmicniti-shidnij-flang-akso-bilorus-stane-pritulkom-dla-prigozina-nauseda.html</text:a>
</text:p>
      <!--NEWS-->
      <text:h text:style-name="P10" text:outline-level="1">
<text:span text:style-name="T4">
рашисти вдарили по житлових кварталах Херсона, є загиблий</text:span>
</text:h>
      <text:p text:style-name="P4">
Author: ['АРМІЯINFORM']</text:p>
      <text:p text:style-name="P4">
Time: 2023-06-25T60:00:00-04:00</text:p>
      <text:p text:style-name="P4">
Description: Уранці окупанти обстріляли Херсон, внаслідок удару зс рф під завалами загинув чолові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5854206_638341901661208_8029842831084799672_n.jpg" text:style-name="Internet_20_link" text:visited-style-name="Visited_20_Internet_20_Link">
355854206_638341901661208_8029842831084799672_n.jpg</text:a>
', '<text:a xlink:type="simple" xlink:href="https://armyinform.com.ua/wp-content/uploads/2023/06/356240426_638341891661209_5783758417431613444_n.jpg" text:style-name="Internet_20_link" text:visited-style-name="Visited_20_Internet_20_Link">
356240426_638341891661209_5783758417431613444_n.jpg</text:a>
']</text:p>
      <text:p text:style-name="P4">
Tags: ['STOPRUSSIA', 'ВОЄННІ ЗЛОЧИНИ ЗС РФ', 'ВТОРГНЕННЯ РФ', 'ПРОКУРАТУРА', 'ХЕРСОН']</text:p>
      <text:p text:style-name="P4">
Category: News</text:p>
      <!--METADATA-->
      <text:p text:style-name="P4">
<draw:frame draw:style-name="fr1" draw:name="Image270" text:anchor-type="as-char" svg:width="6.9236in" svg:height="5.963777in" draw:z-index="0">
<draw:image xlink:href="../Images/AРМІЯINFORM/2023-06-25T60-00-00-04-00/355854206_638341901661208_8029842831084799672_n.jpg" xlink:type="simple" xlink:show="embed" xlink:actuate="onLoad" draw:mime-type="image/jpeg"/>
</draw:frame>
</text:p>
      <text:p text:style-name="P4">
Уранці окупанти обстріляли Херсон, внаслідок удару зс рф під завалами загинувчоловік. За процесуального керівництва Херсонської окружної прокуратурирозпочато досудове розслідування у кримінальному провадженні за фактомпорушення законів та звичаїв війни (ч. 2 ст. 438 КК України),<text:a xlink:type="simple" xlink:href="https://www.facebook.com/pho.gov.ua/posts/pfbid021Dqm9HE5LLSkoegyspGPg5FDY5oVA3H9BNCnPC5PqcRFgnRiB7esdJ4KJx8Adr63l" text:style-name="Internet_20_link" text:visited-style-name="Visited_20_Internet_20_Link">
повідомляє</text:a>
Херсонська обласна прокуратура.</text:p>
      <text:p text:style-name="P4">
«За даними слідства, 25 червня 2023 року близько 03:20 ранку збройні сили рфобстріляли житлові квартали міста Херсона. Внаслідок влучення снаряду впʼятиповерховий житловий будинок під завалами загинув чоловік», — йдеться уповідомленні.</text:p>
      <text:p text:style-name="P4">
<draw:frame draw:style-name="fr1" draw:name="Image271" text:anchor-type="as-char" svg:width="6.9236in" svg:height="8.156866in" draw:z-index="0">
<draw:image xlink:href="../Images/AРМІЯINFORM/2023-06-25T60-00-00-04-00/356240426_638341891661209_5783758417431613444_n.jpg" xlink:type="simple" xlink:show="embed" xlink:actuate="onLoad" draw:mime-type="image/jpeg"/>
</draw:frame>
</text:p>
      <text:p text:style-name="P4">
Зазначається, що за попередніми даними, російські війська атакували обласнийцентр артилерією. Пошкоджено приватні та багатоквартирні будинки. Прокурориспільно зі слідчими поліції проводять необхідні слідчі дії.</text:p>
      <text:p text:style-name="P4">
Source: <text:a xlink:type="simple" xlink:href="https://armyinform.com.ua/2023/06/25/rashysty-vdaryly-po-zhytlovym-kvartalam-hersonu-ye-zagyblyj/" text:style-name="Internet_20_link" text:visited-style-name="Visited_20_Internet_20_Link">
https://armyinform.com.ua/2023/06/25/rashysty-vdaryly-po-zhytlovym-kvartalam-hersonu-ye-zagyblyj/</text:a>
</text:p>
      <!--NEWS-->
      <text:h text:style-name="P10" text:outline-level="1">
<text:span text:style-name="T4">
Підписуєш контракт з військом — отримай допомогу до 26,8 тисячі гривень</text:span>
</text:h>
      <text:p text:style-name="P4">
Author: ['АРМІЯINFORM']</text:p>
      <text:p text:style-name="P4">
Time: 2023-06-25T62:00:00-04:00</text:p>
      <text:p text:style-name="P4">
Description: У Міністерстві оборони пояснили, як отримати одноразову грошову допомогу в раз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2022-08-19-nova-groshova-shhomisyachna-dopomoga-1-1.jpg" text:style-name="Internet_20_link" text:visited-style-name="Visited_20_Internet_20_Link">
2022-08-19-nova-groshova-shhomisyachna-dopomoga-1-1.jpg</text:a>
']</text:p>
      <text:p text:style-name="P4">
Tags: ['ГРОШОВА ДОПОМОГА']</text:p>
      <text:p text:style-name="P4">
Category: News</text:p>
      <!--METADATA-->
      <text:p text:style-name="P4">
<draw:frame draw:style-name="fr1" draw:name="Image272" text:anchor-type="as-char" svg:width="6.9236in" svg:height="3.4618in" draw:z-index="0">
<draw:image xlink:href="../Images/AРМІЯINFORM/2023-06-25T62-00-00-04-00/2022-08-19-nova-groshova-shhomisyachna-dopomoga-1-1.jpg" xlink:type="simple" xlink:show="embed" xlink:actuate="onLoad" draw:mime-type="image/jpeg"/>
</draw:frame>
</text:p>
      <text:p text:style-name="P4">
У Міністерстві оборони <text:a xlink:type="simple" xlink:href="https://t.me/ministry_of_defense_ua/7716" text:style-name="Internet_20_link" text:visited-style-name="Visited_20_Internet_20_Link">
пояснили</text:a>
,як отримати одноразову грошову допомогу в разі підписання контракту зі ЗСУ.</text:p>
      <text:p text:style-name="P4">
21 472 грн — для осіб рядового складу</text:p>
      <text:p text:style-name="P4">
24 156 грн — для осіб сержантського та старшинського складу</text:p>
      <text:p text:style-name="P4">
26 840 грн — для осіб офіцерського складу</text:p>
      <text:p text:style-name="P4">
Виплачується одразу.</text:p>
      <text:p text:style-name="P4">
Передбачена військовим:</text:p>
      <ul>
        <li>
<text:span text:style-name="T5">
які приймаються на посади рядового складу строком на 3 роки;</text:span>
  * <text:span text:style-name="T5">
на посади сержантського та старшинського складу на 3 роки й більше;</text:span>
  * <text:span text:style-name="T5">
офіцерського — рік і більше;</text:span>
  * <text:span text:style-name="T5">
на 5 років і більше — призначенні на посади сержантського, старшинського та офіцерського складу після закінчення ВВНЗ.</text:span>
</li>
      </ul>
      <text:p text:style-name="P4">
Щоб отримати допомогу, потрібно написати рапорт на ім’я командира.</text:p>
      <text:p text:style-name="P4">
Грошова допомога не виплачується:</text:p>
      <ul>
        <li>
особам рядового складу, які під час служби за контрактом уклали інший — на посаду сержантського та старшинського складу;  * особам сержантського та старшинського складу, яких під час дії контракту прийнято на службу за контрактом осіб офіцерського складу.  * особам офіцерського складу, які під час проходження кадрової служби підпишуть контракт.</li>
      </ul>
      <text:p text:style-name="P4">
Source: <text:a xlink:type="simple" xlink:href="https://armyinform.com.ua/2023/06/25/pidpysuyesh-kontrakt-z-vijskom-otrymaj-dopomogu-do-268-tysyach-gryven/" text:style-name="Internet_20_link" text:visited-style-name="Visited_20_Internet_20_Link">
https://armyinform.com.ua/2023/06/25/pidpysuyesh-kontrakt-z-vijskom-otrymaj-dopomogu-do-268-tysyach-gryven/</text:a>
</text:p>
      <!--NEWS-->
      <text:h text:style-name="P10" text:outline-level="1">
<text:span text:style-name="T4">
«Це честь для мене — зберігати шеврони наших воїнів» — Президент України</text:span>
</text:h>
      <text:p text:style-name="P4">
Author: ['АРМІЯINFORM']</text:p>
      <text:p text:style-name="P4">
Time: 2023-06-25T64:00:00-04:00</text:p>
      <text:p text:style-name="P4">
Description: Кожен шеврон — це людина. Людина, яка поставила своє життя стіною проти зла. Людина, я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42686636733615116_y.jpg" text:style-name="Internet_20_link" text:visited-style-name="Visited_20_Internet_20_Link">
photo_5242686636733615116_y.jpg</text:a>
', '<text:a xlink:type="simple" xlink:href="https://armyinform.com.ua/wp-content/uploads/2023/06/photo_5242686636733615117_y-150x150.jpg" text:style-name="Internet_20_link" text:visited-style-name="Visited_20_Internet_20_Link">
photo_5242686636733615117_y-150x150.jpg</text:a>
', '<text:a xlink:type="simple" xlink:href="https://armyinform.com.ua/wp-content/uploads/2023/06/photo_5242686636733615118_y-150x150.jpg" text:style-name="Internet_20_link" text:visited-style-name="Visited_20_Internet_20_Link">
photo_5242686636733615118_y-150x150.jpg</text:a>
', '<text:a xlink:type="simple" xlink:href="https://armyinform.com.ua/wp-content/uploads/2023/06/photo_5242686636733615121_y-150x150.jpg" text:style-name="Internet_20_link" text:visited-style-name="Visited_20_Internet_20_Link">
photo_5242686636733615121_y-150x150.jpg</text:a>
', '<text:a xlink:type="simple" xlink:href="https://armyinform.com.ua/wp-content/uploads/2023/06/photo_5242686636733615119_y-150x150.jpg" text:style-name="Internet_20_link" text:visited-style-name="Visited_20_Internet_20_Link">
photo_5242686636733615119_y-150x150.jpg</text:a>
', '<text:a xlink:type="simple" xlink:href="https://armyinform.com.ua/wp-content/uploads/2023/06/photo_5242686636733615120_y-150x150.jpg" text:style-name="Internet_20_link" text:visited-style-name="Visited_20_Internet_20_Link">
photo_5242686636733615120_y-150x150.jpg</text:a>
']</text:p>
      <text:p text:style-name="P4">
Tags: ['ПРЕЗИДЕНТ УКРАЇНИ', 'ШИВРОН']</text:p>
      <text:p text:style-name="P4">
Category: News</text:p>
      <!--METADATA-->
      <text:p text:style-name="P4">
<draw:frame draw:style-name="fr1" draw:name="Image273" text:anchor-type="as-char" svg:width="6.9236in" svg:height="6.9236in" draw:z-index="0">
<draw:image xlink:href="../Images/AРМІЯINFORM/2023-06-25T64-00-00-04-00/photo_5242686636733615116_y.jpg" xlink:type="simple" xlink:show="embed" xlink:actuate="onLoad" draw:mime-type="image/jpeg"/>
</draw:frame>
</text:p>
      <text:p text:style-name="P4">
Кожен шеврон — це людина. Людина, яка поставила своє життя стіною проти зла.Людина, яка захищає Україну та українців, нашу свободу та мрію всіх народівжити вільно. Про це <text:a xlink:type="simple" xlink:href="https://t.me/V_Zelenskiy_official/6703/" text:style-name="Internet_20_link" text:visited-style-name="Visited_20_Internet_20_Link">
повідомив</text:a>
Володимир Зеленський у Телеграм-каналі.</text:p>
      <text:p text:style-name="P4">
Кожен шеврон дає нам історію. Історію битв та стійкості, успіхів та, на жаль,втрат. Кожен шеврон — це кров і біль, це друзі, які загинули, і це життя, яківдалося врятувати попри все.</text:p>
      <text:p text:style-name="P4">
Коли ми бачимо шеврони наших воїнів, ми бачимо контури нашої перемоги. Мибачимо її символи, її настрій, її творців — наших героїв, яким ми завждибудемо вдячні.</text:p>
      <text:p text:style-name="P4">
«Це честь для мене — зберігати шеврони наших воїнів. Частину з них меніпередали на фронті, частину — рідні героїв, які віддали своє життя за Україну.Кожен важливий. Кожен заслуговує, щоб Україна знала й памʼятала, чиї долістають перемогою», — зазначив Глава держави.</text:p>
      <text:p text:style-name="P4">
<text:a xlink:type="simple" xlink:href="https://armyinform.com.ua/wp-content/uploads/2023/06/photo_5242686636733615117_y.jpg" text:style-name="Internet_20_link" text:visited-style-name="Visited_20_Internet_20_Link">
<draw:frame draw:style-name="fr1" draw:name="Image274" text:anchor-type="as-char" svg:width="6.9236in" svg:height="6.9236in" draw:z-index="0">
<draw:image xlink:href="../Images/AРМІЯINFORM/2023-06-25T64-00-00-04-00/photo_5242686636733615117_y-150x150.jpg" xlink:type="simple" xlink:show="embed" xlink:actuate="onLoad" draw:mime-type="image/jpeg"/>
</draw:frame>
</text:a>
</text:p>
      <text:p text:style-name="P4">
<text:a xlink:type="simple" xlink:href="https://armyinform.com.ua/wp-content/uploads/2023/06/photo_5242686636733615118_y.jpg" text:style-name="Internet_20_link" text:visited-style-name="Visited_20_Internet_20_Link">
<draw:frame draw:style-name="fr1" draw:name="Image275" text:anchor-type="as-char" svg:width="6.9236in" svg:height="6.9236in" draw:z-index="0">
<draw:image xlink:href="../Images/AРМІЯINFORM/2023-06-25T64-00-00-04-00/photo_5242686636733615118_y-150x150.jpg" xlink:type="simple" xlink:show="embed" xlink:actuate="onLoad" draw:mime-type="image/jpeg"/>
</draw:frame>
</text:a>
</text:p>
      <text:p text:style-name="P4">
<text:a xlink:type="simple" xlink:href="https://armyinform.com.ua/wp-content/uploads/2023/06/photo_5242686636733615121_y.jpg" text:style-name="Internet_20_link" text:visited-style-name="Visited_20_Internet_20_Link">
<draw:frame draw:style-name="fr1" draw:name="Image276" text:anchor-type="as-char" svg:width="6.9236in" svg:height="6.9236in" draw:z-index="0">
<draw:image xlink:href="../Images/AРМІЯINFORM/2023-06-25T64-00-00-04-00/photo_5242686636733615121_y-150x150.jpg" xlink:type="simple" xlink:show="embed" xlink:actuate="onLoad" draw:mime-type="image/jpeg"/>
</draw:frame>
</text:a>
</text:p>
      <text:p text:style-name="P4">
<text:a xlink:type="simple" xlink:href="https://armyinform.com.ua/wp-content/uploads/2023/06/photo_5242686636733615119_y.jpg" text:style-name="Internet_20_link" text:visited-style-name="Visited_20_Internet_20_Link">
<draw:frame draw:style-name="fr1" draw:name="Image277" text:anchor-type="as-char" svg:width="6.9236in" svg:height="6.9236in" draw:z-index="0">
<draw:image xlink:href="../Images/AРМІЯINFORM/2023-06-25T64-00-00-04-00/photo_5242686636733615119_y-150x150.jpg" xlink:type="simple" xlink:show="embed" xlink:actuate="onLoad" draw:mime-type="image/jpeg"/>
</draw:frame>
</text:a>
</text:p>
      <text:p text:style-name="P4">
<text:a xlink:type="simple" xlink:href="https://armyinform.com.ua/wp-content/uploads/2023/06/photo_5242686636733615120_y.jpg" text:style-name="Internet_20_link" text:visited-style-name="Visited_20_Internet_20_Link">
<draw:frame draw:style-name="fr1" draw:name="Image278" text:anchor-type="as-char" svg:width="6.9236in" svg:height="6.9236in" draw:z-index="0">
<draw:image xlink:href="../Images/AРМІЯINFORM/2023-06-25T64-00-00-04-00/photo_5242686636733615120_y-150x150.jpg" xlink:type="simple" xlink:show="embed" xlink:actuate="onLoad" draw:mime-type="image/jpeg"/>
</draw:frame>
</text:a>
</text:p>
      <text:p text:style-name="P4">
Як написав Президент України, минулого місяця в День морської піхоти напередових позиціях ЗСУ морпіхи передали йому свій прапор, пам’ятну плакетку ташеврони частин морської піхоти. Велика вдячність і велика гордість за те, яків нас захисники, які в нас люди, яка в нас Україна.</text:p>
      <text:p text:style-name="P4">
«241-й навчальний центр, 35-та окрема бригада морської піхоти імені контр-адмірала Михайла Остроградського, 36-та окрема бригада морської піхоти іменіконтр-адмірала Михайла Білинського, 140-й окремий розвідувальний батальйон,командування морської піхоти Військово-Морських сил України, 37-ма окремабригада морської піхоти, 32-й реактивний артилерійський полк, 406-та окремаартилерійська бригада імені генерал-хорунжого Олексія Алмазова, 38-ма окремабригада морської піхоти. Дякую вам!», — йдеться в повідомленні.</text:p>
      <text:p text:style-name="P4">
Володимир Зеленський подякував кожному нашому захиснику і кожній нашізахисниці, які щодня впевнено доводять: ворогу не місце на нашій землі. Слававсім нашим героям!</text:p>
      <text:p text:style-name="P4">
Source: <text:a xlink:type="simple" xlink:href="https://armyinform.com.ua/2023/06/25/cze-chest-dlya-mene-zberigaty-shevrony-nashyh-voyiniv-prezydent-ukrayiny/" text:style-name="Internet_20_link" text:visited-style-name="Visited_20_Internet_20_Link">
https://armyinform.com.ua/2023/06/25/cze-chest-dlya-mene-zberigaty-shevrony-nashyh-voyiniv-prezydent-ukrayiny/</text:a>
</text:p>
      <!--NEWS-->
      <text:h text:style-name="P10" text:outline-level="1">
<text:span text:style-name="T4">
Зафіксовано факт скидання забороненого хімбоєприпасу на одну із позицій, проте вітер був у бік противника — Валерій Шершень</text:span>
</text:h>
      <text:p text:style-name="P4">
Author: ['Ігор Березинський']</text:p>
      <text:p text:style-name="P4">
Time: 2023-06-25T66:00:00-04:00</text:p>
      <text:p text:style-name="P4">
Description: — За минулу добу на Таврійському напрямку характер бойових дій не змінився. В оборо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valerij-shershen-1.jpg" text:style-name="Internet_20_link" text:visited-style-name="Visited_20_Internet_20_Link">
valerij-shershen-1.jpg</text:a>
']</text:p>
      <text:p text:style-name="P4">
Tags: ['АГРЕСІЯ РФ', 'ВАЛЕРІЙ ШЕРШЕНЬ', 'ТАВРІЙСЬКИЙ НАПРЯМОК', 'ХІМІЧНА АТАКА']</text:p>
      <text:p text:style-name="P4">
Category: News</text:p>
      <!--METADATA-->
      <text:p text:style-name="P4">
<draw:frame draw:style-name="fr1" draw:name="Image279" text:anchor-type="as-char" svg:width="6.9236in" svg:height="4.61393in" draw:z-index="0">
<draw:image xlink:href="../Images/AРМІЯINFORM/2023-06-25T66-00-00-04-00/valerij-shershen-1.jpg" xlink:type="simple" xlink:show="embed" xlink:actuate="onLoad" draw:mime-type="image/jpeg"/>
</draw:frame>
 Валерій Шершень</text:p>
      <text:p text:style-name="P4">
— За минулу добу на Таврійському напрямку характер бойових дій не змінився. Вобороні тримаємо позиції та проводимо заходи з поліпшення тактичногоположення. Під час ведення наступальних дій маємо частковий успіх. Ворогзазнає великих втрат у живій силі, озброєнні та військовій техніці, протезастосовує штурми наших позицій на Авдіївському та Мар’їнському напрямках. Тутвідбулося 13 бойових зіткнень, й усі в районі Мар’їнки. Ворог здійснив понад440 обстрілів наших позицій. Зафіксовано факт скидання на нашу позиціюзабороненого хімічного боєприпасу аерозольно-задушливої дії. На Авдіївськомунапрямку завдано авіаційних ударів у районах Авдіївки та Сєверного, — розповівв ефірі телемарафону «Єдині новини» речник Об’єднаного пресцентру Сил оборониТаврійського напрямку Валерій Шершень.</text:p>
      <text:p text:style-name="P4">
Він також зазначив, що підрозділи ракетних військ і артилерії Сил оборониТаврійського напрямку протягом доби виконали понад 1090 вогневих завдань.Втрати ворога вбитими й пораненими становлять 242 окупантів, знищено 16одиниць озброєння та військової техніки, 5 складів з боєприпасами. Нещодавноодин з наших підрозділів захопив і російський танк Т-80.</text:p>
      <text:p text:style-name="P4">
Source: <text:a xlink:type="simple" xlink:href="https://armyinform.com.ua/2023/06/25/na-odnu-iz-pozyczij-zafiksovano-fakt-skydannya-zaboronenogo-himboyeprypasu-prote-viter-buv-u-bik-protyvnyka-valerij-shershen/" text:style-name="Internet_20_link" text:visited-style-name="Visited_20_Internet_20_Link">
https://armyinform.com.ua/2023/06/25/na-odnu-iz-pozyczij-zafiksovano-fakt-skydannya-zaboronenogo-himboyeprypasu-prote-viter-buv-u-bik-protyvnyka-valerij-shershen/</text:a>
</text:p>
      <!--NEWS-->
      <text:h text:style-name="P10" text:outline-level="1">
<text:span text:style-name="T4">
Що має бути в аптечках жителів 50-кілометрової зони навколо ЗАЕС — поради МОЗ</text:span>
</text:h>
      <text:p text:style-name="P4">
Author: ['АРМІЯINFORM']</text:p>
      <text:p text:style-name="P4">
Time: 2023-06-25T67:00:00-04:00</text:p>
      <text:p text:style-name="P4">
Description: Міністерство охорони здоров’я продовжує інформувати про те, як підготуватися до можлив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40496525535202960_y.jpg" text:style-name="Internet_20_link" text:visited-style-name="Visited_20_Internet_20_Link">
photo_5240496525535202960_y.jpg</text:a>
']</text:p>
      <text:p text:style-name="P4">
Tags: ['ЗАЕС', 'МОЗ УКРАЇНИ']</text:p>
      <text:p text:style-name="P4">
Category: News</text:p>
      <!--METADATA-->
      <text:p text:style-name="P4">
<draw:frame draw:style-name="fr1" draw:name="Image280" text:anchor-type="as-char" svg:width="6.9236in" svg:height="6.9236in" draw:z-index="0">
<draw:image xlink:href="../Images/AРМІЯINFORM/2023-06-25T67-00-00-04-00/photo_5240496525535202960_y.jpg" xlink:type="simple" xlink:show="embed" xlink:actuate="onLoad" draw:mime-type="image/jpeg"/>
</draw:frame>
</text:p>
      <text:p text:style-name="P4">
Міністерство охорони здоров’я продовжує інформувати про те, як підготуватисядо можливих надзвичайних подій на Запорізькій АЕС, яка тимчасово захопленаросіянами.</text:p>
      <text:p text:style-name="P4">
Про це <text:a xlink:type="simple" xlink:href="https://t.me/mozofficial/3541" text:style-name="Internet_20_link" text:visited-style-name="Visited_20_Internet_20_Link">
йдеться</text:a>
 на сторінці МОЗ у Telegram.</text:p>
      <text:p text:style-name="P4">
У повідомленні наголошується, що ця інформація <text:span text:style-name="T4">
стосується лише жителів50-кілометрової зони навколо ЗАЕС</text:span>
 і не є релевантною для людей, якіпроживають поза цим радіусом.</text:p>
      <text:p text:style-name="P4">
У МОЗ радять подбати, щоб у домашній аптечці був калій йодид, якийвикористовується, щоб у разі аварії на ядерних об’єктах зменшити негативнийвплив радіоактивного йоду на щитоподібну залозу.</text:p>
      <text:p text:style-name="P4">
<text:span text:style-name="T4">
Приймати потрібну дозу калію йодиду слід тільки після офіційногооповіщення!</text:span>
 Таке оповіщення проводиться місцевими органами виконавчої владита Державною службою з надзвичайних ситуацій через засоби масової інформації.</text:p>
      <text:p text:style-name="P4">
«Оптимально прийняти препарат після оповіщення за 6 і менше годин донадходження радіоактивної хмари, проте калій йодид залишається ефективнимодночасно з надходженням «хмари» та через 6 годин після нього.  Не рекомендований прийом препарату через 24 години після надходження хмари», —йдеться у повідомленні.</text:p>
      <text:p text:style-name="P4">
Також в аптечці мають бути <text:span text:style-name="T4">
алюмінієво-антацидні сорбенти.</text:span>
 Така групазасобів містить активну речовину гідроксид алюмінію і використовуються дляприскорення нейтралізації, зв’язування та виведення радіонуклідів з організмуі, таким чином, зниження ризику для здоров'я внаслідок їх надходження.</text:p>
      <text:p text:style-name="P4">
Крім того, слід подбати про наявність альгінатів, активна речовина — натріюальгінат. Він cтворює захисний бар’єру на поверхні рідкого вмісту шлунку. Цейбар’єр запобігає всотуванню небезпечних речовин організмом.</text:p>
      <text:p text:style-name="P4">
Також в аптечку слід покласти <text:span text:style-name="T4">
натрію бікарбонат</text:span>
 , засіб для відновленнялужного стану крові та корекції метаболічного ацидозу (стану, щохарактеризується порушенням хімічного балансу кислот та лугів у крові).</text:p>
      <text:p text:style-name="P4">
У домашній аптечці обовʼязково має бути <text:span text:style-name="T4">
маска</text:span>
 , яка є засобом фізичногозахисту для зменшення потрапляння в організм небезпечних речовин.</text:p>
      <text:p text:style-name="P4">
Source: <text:a xlink:type="simple" xlink:href="https://armyinform.com.ua/2023/06/25/shho-maye-buty-v-aptechkah-zhyteliv-50-kilometrovoyi-zony-navkolo-zaes-porady-moz/" text:style-name="Internet_20_link" text:visited-style-name="Visited_20_Internet_20_Link">
https://armyinform.com.ua/2023/06/25/shho-maye-buty-v-aptechkah-zhyteliv-50-kilometrovoyi-zony-navkolo-zaes-porady-moz/</text:a>
</text:p>
      <!--NEWS-->
      <text:h text:style-name="P10" text:outline-level="1">
<text:span text:style-name="T4">
За підтримки Нідерландів в Україні можуть з’явитися сучасні центри допомоги ветеранам</text:span>
</text:h>
      <text:p text:style-name="P4">
Author: ['АРМІЯINFORM']</text:p>
      <text:p text:style-name="P4">
Time: 2023-06-25T68:00:00-04:00</text:p>
      <text:p text:style-name="P4">
Description: Нідерланди заявили про продовження підтримки України у лікуванні і реабіліт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whatsapp-image-2023-06-24-at-13.20.09.jpg" text:style-name="Internet_20_link" text:visited-style-name="Visited_20_Internet_20_Link">
whatsapp-image-2023-06-24-at-13.20.09.jpg</text:a>
', '<text:a xlink:type="simple" xlink:href="https://armyinform.com.ua/wp-content/uploads/2023/06/whatsapp-image-2023-06-24-at-13.20.15-150x150.jpg" text:style-name="Internet_20_link" text:visited-style-name="Visited_20_Internet_20_Link">
whatsapp-image-2023-06-24-at-13.20.15-150x150.jpg</text:a>
', '<text:a xlink:type="simple" xlink:href="https://armyinform.com.ua/wp-content/uploads/2023/06/whatsapp-image-2023-06-24-at-13.20.17-150x150.jpg" text:style-name="Internet_20_link" text:visited-style-name="Visited_20_Internet_20_Link">
whatsapp-image-2023-06-24-at-13.20.17-150x150.jpg</text:a>
', '<text:a xlink:type="simple" xlink:href="https://armyinform.com.ua/wp-content/uploads/2023/06/whatsapp-image-2023-06-24-at-13.20.12-150x150.jpg" text:style-name="Internet_20_link" text:visited-style-name="Visited_20_Internet_20_Link">
whatsapp-image-2023-06-24-at-13.20.12-150x150.jpg</text:a>
', '<text:a xlink:type="simple" xlink:href="https://armyinform.com.ua/wp-content/uploads/2023/06/whatsapp-image-2023-06-24-at-14.03.21-150x150.jpg" text:style-name="Internet_20_link" text:visited-style-name="Visited_20_Internet_20_Link">
whatsapp-image-2023-06-24-at-14.03.21-150x150.jpg</text:a>
', '<text:a xlink:type="simple" xlink:href="https://armyinform.com.ua/wp-content/uploads/2023/06/whatsapp-image-2023-06-24-at-13.20.10-150x150.jpg" text:style-name="Internet_20_link" text:visited-style-name="Visited_20_Internet_20_Link">
whatsapp-image-2023-06-24-at-13.20.10-150x150.jpg</text:a>
', '<text:a xlink:type="simple" xlink:href="https://armyinform.com.ua/wp-content/uploads/2023/06/whatsapp-image-2023-06-24-at-13.20.14-150x150.jpg" text:style-name="Internet_20_link" text:visited-style-name="Visited_20_Internet_20_Link">
whatsapp-image-2023-06-24-at-13.20.14-150x150.jpg</text:a>
', '<text:a xlink:type="simple" xlink:href="https://armyinform.com.ua/wp-content/uploads/2023/06/whatsapp-image-2023-06-24-at-13.20.05-150x150.jpg" text:style-name="Internet_20_link" text:visited-style-name="Visited_20_Internet_20_Link">
whatsapp-image-2023-06-24-at-13.20.05-150x150.jpg</text:a>
', '<text:a xlink:type="simple" xlink:href="https://armyinform.com.ua/wp-content/uploads/2023/06/whatsapp-image-2023-06-24-at-13.20.03-150x150.jpg" text:style-name="Internet_20_link" text:visited-style-name="Visited_20_Internet_20_Link">
whatsapp-image-2023-06-24-at-13.20.03-150x150.jpg</text:a>
', '<text:a xlink:type="simple" xlink:href="https://armyinform.com.ua/wp-content/uploads/2023/06/whatsapp-image-2023-06-24-at-13.20.06-150x150.jpg" text:style-name="Internet_20_link" text:visited-style-name="Visited_20_Internet_20_Link">
whatsapp-image-2023-06-24-at-13.20.06-150x150.jpg</text:a>
']</text:p>
      <text:p text:style-name="P4">
Tags: ['ВЕТЕРАНИ', 'НІДЕРЛАНДИ', 'РЕАБІЛІТАЦІЯ', 'ЮЛІЯ ЛАПУТІНА']</text:p>
      <text:p text:style-name="P4">
Category: News</text:p>
      <!--METADATA-->
      <text:p text:style-name="P4">
<draw:frame draw:style-name="fr1" draw:name="Image281" text:anchor-type="as-char" svg:width="6.9236in" svg:height="4.713818in" draw:z-index="0">
<draw:image xlink:href="../Images/AРМІЯINFORM/2023-06-25T68-00-00-04-00/whatsapp-image-2023-06-24-at-13.20.09.jpg" xlink:type="simple" xlink:show="embed" xlink:actuate="onLoad" draw:mime-type="image/jpeg"/>
</draw:frame>
</text:p>
      <text:p text:style-name="P4">
Нідерланди заявили про продовження підтримки України у лікуванні іреабілітації українських Воїнів. Це відбулося в ході спільного візиту міністрау справах ветеранів України Юлії Лапутіної та міністра оборони НідерландівКайси Оллонгрен, яка окреслила наміри нідерландської сторони щодо продовженняі розширення підтримки України. Про це<text:a xlink:type="simple" xlink:href="https://mva.gov.ua/ua/news/yuliya-laputina-sistema-reabilitaciyi-veteraniv-ce-vazhlivij-bezpekovij-komponent" text:style-name="Internet_20_link" text:visited-style-name="Visited_20_Internet_20_Link">
повідомляє</text:a>
 Міністерство у справах ветеранівУкраїни.</text:p>
      <text:p text:style-name="P4">
Досвід Нідерландів щодо реабілітації надзвичайно важливий для України.</text:p>
      <text:p text:style-name="P4">
«Ми розуміємо, що ми потребуємо не тільки того, щоб наші захисники проходилиреабілітацію в Нідерландах. Ми створюємо інфраструктуру, щоб в Україніфункціонувала система реабілітації на загальнодержавному рівні, а також нарівні регіональному. Ми також проводимо перемовини щодо того, щоб зробитиможливим тренінгові місії для наших реабілітологів і психологів у центрахреабілітації в Нідерландах з метою передачі досвіду для опрацювання нашимифахівцями нових методик, але разом з цим ми також розробляємо пропозиції, щодорозбудови, за підтримки наших нідерландських партнерів, в Україні на базіМіністерства у справах ветеранів сучасних центрів допомоги нашим ветеранам. Миплануємо вивчити такий досвід Нідерландів і, можливо, розробити спільнийпроєкт», — підкреслила міністр у справах ветеранів України Юлія Лапутіна.</text:p>
      <text:p text:style-name="P4">
<text:a xlink:type="simple" xlink:href="https://armyinform.com.ua/wp-content/uploads/2023/06/whatsapp-image-2023-06-24-at-13.20.15.jpg" text:style-name="Internet_20_link" text:visited-style-name="Visited_20_Internet_20_Link">
<draw:frame draw:style-name="fr1" draw:name="Image282" text:anchor-type="as-char" svg:width="6.9236in" svg:height="6.9236in" draw:z-index="0">
<draw:image xlink:href="../Images/AРМІЯINFORM/2023-06-25T68-00-00-04-00/whatsapp-image-2023-06-24-at-13.20.15-150x150.jpg" xlink:type="simple" xlink:show="embed" xlink:actuate="onLoad" draw:mime-type="image/jpeg"/>
</draw:frame>
</text:a>
</text:p>
      <text:p text:style-name="P4">
<text:a xlink:type="simple" xlink:href="https://armyinform.com.ua/wp-content/uploads/2023/06/whatsapp-image-2023-06-24-at-13.20.17.jpg" text:style-name="Internet_20_link" text:visited-style-name="Visited_20_Internet_20_Link">
<draw:frame draw:style-name="fr1" draw:name="Image283" text:anchor-type="as-char" svg:width="6.9236in" svg:height="6.9236in" draw:z-index="0">
<draw:image xlink:href="../Images/AРМІЯINFORM/2023-06-25T68-00-00-04-00/whatsapp-image-2023-06-24-at-13.20.17-150x150.jpg" xlink:type="simple" xlink:show="embed" xlink:actuate="onLoad" draw:mime-type="image/jpeg"/>
</draw:frame>
</text:a>
</text:p>
      <text:p text:style-name="P4">
<text:a xlink:type="simple" xlink:href="https://armyinform.com.ua/wp-content/uploads/2023/06/whatsapp-image-2023-06-24-at-13.20.12.jpg" text:style-name="Internet_20_link" text:visited-style-name="Visited_20_Internet_20_Link">
<draw:frame draw:style-name="fr1" draw:name="Image284" text:anchor-type="as-char" svg:width="6.9236in" svg:height="6.9236in" draw:z-index="0">
<draw:image xlink:href="../Images/AРМІЯINFORM/2023-06-25T68-00-00-04-00/whatsapp-image-2023-06-24-at-13.20.12-150x150.jpg" xlink:type="simple" xlink:show="embed" xlink:actuate="onLoad" draw:mime-type="image/jpeg"/>
</draw:frame>
</text:a>
</text:p>
      <text:p text:style-name="P4">
<text:a xlink:type="simple" xlink:href="https://armyinform.com.ua/wp-content/uploads/2023/06/whatsapp-image-2023-06-24-at-14.03.21.jpg" text:style-name="Internet_20_link" text:visited-style-name="Visited_20_Internet_20_Link">
<draw:frame draw:style-name="fr1" draw:name="Image285" text:anchor-type="as-char" svg:width="6.9236in" svg:height="6.9236in" draw:z-index="0">
<draw:image xlink:href="../Images/AРМІЯINFORM/2023-06-25T68-00-00-04-00/whatsapp-image-2023-06-24-at-14.03.21-150x150.jpg" xlink:type="simple" xlink:show="embed" xlink:actuate="onLoad" draw:mime-type="image/jpeg"/>
</draw:frame>
</text:a>
</text:p>
      <text:p text:style-name="P4">
<text:a xlink:type="simple" xlink:href="https://armyinform.com.ua/wp-content/uploads/2023/06/whatsapp-image-2023-06-24-at-13.20.10.jpg" text:style-name="Internet_20_link" text:visited-style-name="Visited_20_Internet_20_Link">
<draw:frame draw:style-name="fr1" draw:name="Image286" text:anchor-type="as-char" svg:width="6.9236in" svg:height="6.9236in" draw:z-index="0">
<draw:image xlink:href="../Images/AРМІЯINFORM/2023-06-25T68-00-00-04-00/whatsapp-image-2023-06-24-at-13.20.10-150x150.jpg" xlink:type="simple" xlink:show="embed" xlink:actuate="onLoad" draw:mime-type="image/jpeg"/>
</draw:frame>
</text:a>
</text:p>
      <text:p text:style-name="P4">
<text:a xlink:type="simple" xlink:href="https://armyinform.com.ua/wp-content/uploads/2023/06/whatsapp-image-2023-06-24-at-13.20.14.jpg" text:style-name="Internet_20_link" text:visited-style-name="Visited_20_Internet_20_Link">
<draw:frame draw:style-name="fr1" draw:name="Image287" text:anchor-type="as-char" svg:width="6.9236in" svg:height="6.9236in" draw:z-index="0">
<draw:image xlink:href="../Images/AРМІЯINFORM/2023-06-25T68-00-00-04-00/whatsapp-image-2023-06-24-at-13.20.14-150x150.jpg" xlink:type="simple" xlink:show="embed" xlink:actuate="onLoad" draw:mime-type="image/jpeg"/>
</draw:frame>
</text:a>
</text:p>
      <text:p text:style-name="P4">
<text:a xlink:type="simple" xlink:href="https://armyinform.com.ua/wp-content/uploads/2023/06/whatsapp-image-2023-06-24-at-13.20.05.jpg" text:style-name="Internet_20_link" text:visited-style-name="Visited_20_Internet_20_Link">
<draw:frame draw:style-name="fr1" draw:name="Image288" text:anchor-type="as-char" svg:width="6.9236in" svg:height="6.9236in" draw:z-index="0">
<draw:image xlink:href="../Images/AРМІЯINFORM/2023-06-25T68-00-00-04-00/whatsapp-image-2023-06-24-at-13.20.05-150x150.jpg" xlink:type="simple" xlink:show="embed" xlink:actuate="onLoad" draw:mime-type="image/jpeg"/>
</draw:frame>
</text:a>
</text:p>
      <text:p text:style-name="P4">
<text:a xlink:type="simple" xlink:href="https://armyinform.com.ua/wp-content/uploads/2023/06/whatsapp-image-2023-06-24-at-13.20.03.jpg" text:style-name="Internet_20_link" text:visited-style-name="Visited_20_Internet_20_Link">
<draw:frame draw:style-name="fr1" draw:name="Image289" text:anchor-type="as-char" svg:width="6.9236in" svg:height="6.9236in" draw:z-index="0">
<draw:image xlink:href="../Images/AРМІЯINFORM/2023-06-25T68-00-00-04-00/whatsapp-image-2023-06-24-at-13.20.03-150x150.jpg" xlink:type="simple" xlink:show="embed" xlink:actuate="onLoad" draw:mime-type="image/jpeg"/>
</draw:frame>
</text:a>
</text:p>
      <text:p text:style-name="P4">
<text:a xlink:type="simple" xlink:href="https://armyinform.com.ua/wp-content/uploads/2023/06/whatsapp-image-2023-06-24-at-13.20.06.jpg" text:style-name="Internet_20_link" text:visited-style-name="Visited_20_Internet_20_Link">
<draw:frame draw:style-name="fr1" draw:name="Image290" text:anchor-type="as-char" svg:width="6.9236in" svg:height="6.9236in" draw:z-index="0">
<draw:image xlink:href="../Images/AРМІЯINFORM/2023-06-25T68-00-00-04-00/whatsapp-image-2023-06-24-at-13.20.06-150x150.jpg" xlink:type="simple" xlink:show="embed" xlink:actuate="onLoad" draw:mime-type="image/jpeg"/>
</draw:frame>
</text:a>
</text:p>
      <text:p text:style-name="P4">
Крім того, вона зазначила, що в межах візиту з нагоди Дня ветеранів, щотрадиційно відзначається в Нідерландах в останню суботу червня, українськаделегація також відвідала військову базу,, де проходять підготовку нашізахисники.</text:p>
      <text:p text:style-name="P4">
Source: <text:a xlink:type="simple" xlink:href="https://armyinform.com.ua/2023/06/25/yuliya-laputina-systema-reabilitacziyi-veteraniv-cze-vazhlyvyj-bezpekovyj-komponent/" text:style-name="Internet_20_link" text:visited-style-name="Visited_20_Internet_20_Link">
https://armyinform.com.ua/2023/06/25/yuliya-laputina-systema-reabilitacziyi-veteraniv-cze-vazhlyvyj-bezpekovyj-komponent/</text:a>
</text:p>
      <!--NEWS-->
      <text:h text:style-name="P10" text:outline-level="1">
<text:span text:style-name="T4">
рф не надає офіційної інформації про стан здоров’я військовополонених — Координаційний штаб</text:span>
</text:h>
      <text:p text:style-name="P4">
Author: ['АРМІЯINFORM']</text:p>
      <text:p text:style-name="P4">
Time: 2023-06-25T69:00:00-04:00</text:p>
      <text:p text:style-name="P4">
Description: Офіційної інформації про стан здоров’я військовополоненого чи його місцезнаходж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38051727071104318_w.jpg" text:style-name="Internet_20_link" text:visited-style-name="Visited_20_Internet_20_Link">
photo_5238051727071104318_w.jpg</text:a>
']</text:p>
      <text:p text:style-name="P4">
Tags: ['ВІЙНА', 'ВІЙСЬКОВОПОЛОНЕНІ', 'КООРДИНАЦІЙНИЙ ШТАБ З ПИТАНЬ ПОВОДЖЕННЯ З ВІЙСЬКОВОПОЛОНЕНИМИ']</text:p>
      <text:p text:style-name="P4">
Category: News</text:p>
      <!--METADATA-->
      <text:p text:style-name="P4">
<draw:frame draw:style-name="fr1" draw:name="Image291" text:anchor-type="as-char" svg:width="6.9236in" svg:height="3.888755in" draw:z-index="0">
<draw:image xlink:href="../Images/AРМІЯINFORM/2023-06-25T69-00-00-04-00/photo_5238051727071104318_w.jpg" xlink:type="simple" xlink:show="embed" xlink:actuate="onLoad" draw:mime-type="image/jpeg"/>
</draw:frame>
</text:p>
      <text:p text:style-name="P4">
Офіційної інформації про стан здоров’я військовополоненого чи йогомісцезнаходження країна-агресорка не надає.</text:p>
      <text:p text:style-name="P4">
Про це <text:a xlink:type="simple" xlink:href="https://t.me/Koord_shtab/1320" text:style-name="Internet_20_link" text:visited-style-name="Visited_20_Internet_20_Link">
йшлося</text:a>
 під час зустрічі з родинамибійців 503-го окремого батальйону морської піхоти у Координаційному штабі зпитань поводження з військовослужбовцями.</text:p>
      <text:p text:style-name="P4">
Військовослужбовців у полоні росіяни з різних причин можуть перемістити доіншої колонії чи ізолятора.</text:p>
      <text:p text:style-name="P4">
У штабі також зазначили, що відомості про зниклих безвісти військовослужбовцівможна отримати з відкритих джерел, свідчень визволених з полону захисників, атакож, в окремих випадках, з відповідей на запити незалежних адвокатів.</text:p>
      <text:p text:style-name="P4">
Поява нової інформації про зниклого безвісти військовослужбовця може бутипідставою для зміни його облікової категорії. Важливу інформацію надають івійськові частини.</text:p>
      <text:p text:style-name="P4">
«Ми розмовляємо з усіма, хто повертається з полону, – додав представниккомандування ВМС. – Отриману інформацію передаємо до Коордштабу».</text:p>
      <text:p text:style-name="P4">
Source: <text:a xlink:type="simple" xlink:href="https://armyinform.com.ua/2023/06/25/rf-ne-nadaye-oficzijnoyi-informacziyi-pro-stan-zdorovya-vijskovopolonenogo-koordynaczijnyj-shtab/" text:style-name="Internet_20_link" text:visited-style-name="Visited_20_Internet_20_Link">
https://armyinform.com.ua/2023/06/25/rf-ne-nadaye-oficzijnoyi-informacziyi-pro-stan-zdorovya-vijskovopolonenogo-koordynaczijnyj-shtab/</text:a>
</text:p>
      <!--NEWS-->
      <text:h text:style-name="P10" text:outline-level="1">
<text:span text:style-name="T4">
Зеленський телефоном обговорив із Трюдо ситуацію на полі бою та загрозу на ЗАЕС</text:span>
</text:h>
      <text:p text:style-name="P4">
Authors: Ukrinform (Person)</text:p>
      <text:p text:style-name="P4">
Publisher: Укринформ (Organization)</text:p>
      <text:p text:style-name="P4">
Published Time: 2023-06-25T6:15:00+03:00</text:p>
      <text:p text:style-name="P4">
Modified Time: 2023-06-25T21:15:00+03:00</text:p>
      <text:p text:style-name="P4">
Description: Президент України Володимир Зеленський обговорив із Премʼєр-міністром Канади Джастіном Трюдо ситуацію на полі бою та загрозу, яку окупаційні війська створили на Запорізькій АЕС. — Укрінформ.</text:p>
      <text:p text:style-name="P4">
Images: ['<text:a xlink:type="simple" xlink:href="https://static.ukrinform.com/photos/2023_06/thumb_files/630_360_1687716784-578.jpg" text:style-name="Internet_20_link" text:visited-style-name="Visited_20_Internet_20_Link">
630_360_16877...</text:a>
']</text:p>
      <text:p text:style-name="P4">
Tags: ['Трюдо', 'Зеленський', 'Запорізька АЕС', 'Війна з Росією']</text:p>
      <text:p text:style-name="P4">
Type: Article</text:p>
      <!--METADATA-->
      <text:p text:style-name="P4">
<draw:frame draw:style-name="fr1" draw:name="Image292" text:anchor-type="as-char" svg:width="6.9236in" svg:height="3.956343in" draw:z-index="0">
<draw:image xlink:href="../Images/yкринформ/2023-06-25T6-15-00-03-00/630_360_1687716784-578.jpg" xlink:type="simple" xlink:show="embed" xlink:actuate="onLoad" draw:mime-type="image/jpeg"/>
</draw:frame>
 ПрезидентУкраїни Володимир Зеленський обговорив із Премʼєр-міністром Канади ДжастіномТрюдо ситуацію на полі бою та загрозу, яку окупаційні війська створили наЗапорізькій АЕС.</text:p>
      <text:p text:style-name="P4">
Як передає Укрінформ, про це глава держави повідомив у <text:a xlink:type="simple" xlink:href="https://t.me/V_Zelenskiy_official/6704" text:style-name="Internet_20_link" text:visited-style-name="Visited_20_Internet_20_Link">
 Телеграмі</text:a>
 .</text:p>
      <text:p text:style-name="P4">
"Провів першу із серії важливих телефонних розмов – із Премʼєр-міністромКанади <text:a xlink:type="simple" xlink:href="https://www.ukrinform.ua/tag-trudo" text:style-name="Internet_20_link" text:visited-style-name="Visited_20_Internet_20_Link">
 Джастіном Трюдо </text:a>
 . Дякую занещодавній візит до Києва, а Канаді й усім канадійцям – за постійну підтримкуУкраїни", - написав Зеленський.</text:p>
      <text:p text:style-name="P4">
Він зазначив, що розповів Трюдо про актуальну ситуацію на полі бою таподілився українськими оцінками спроби заколоту в Росії й впливу цієї ситуаціїна перебіг бойових дій.</text:p>
      <text:p text:style-name="P4">
Президент також звернув увагу Прем’єр-міністра на загрозливу ситуацію, якуокупаційні війська створили на Запорізькій АЕС.</text:p>
      <text:p text:style-name="P4">
Зеленський наголосив, що недостатня реакція світу на підрив Росією гребліКаховської ГЕС і спробу підриву дамби на Криворізькому водосховищі даєокупантам змогу готувати теракт із витоком радіації на ЗАЕС.</text:p>
      <text:p text:style-name="P4">
<text:span text:style-name="T4">
Читайте також:</text:span>
 <text:a xlink:type="simple" xlink:href="https://www.ukrinform.ua/rubric-ato/3727559-budanov-pro-zagrozu-pidrivu-zaes-nikoli-situacia-ne-bula-takou-serjoznou-ak-zaraz.html" text:style-name="Internet_20_link" text:visited-style-name="Visited_20_Internet_20_Link">
 Буданов — про загрозу підриву <text:span text:style-name="T4">
ЗАЕС</text:span>
 : Ніколи ситуаціяне була такою серйозною, як зараз </text:a>
</text:p>
      <text:p text:style-name="P4">
За його словами, принципову реакцію партнери України повинні продемонструвати,зокрема, і на Вільнюському саміті НАТО.</text:p>
      <text:p text:style-name="P4">
Як повідомляв <text:a xlink:type="simple" xlink:href="https://www.ukrinform.ua/rubric-polytics/3720965-dzastin-trudo-pribuv-do-kieva.html" text:style-name="Internet_20_link" text:visited-style-name="Visited_20_Internet_20_Link">
 Укрінформ </text:a>
 , Трюдо здійснивнеанонсований візит до Києва 10 червня 2023 року.</text:p>
      <text:p text:style-name="P4">
<text:span text:style-name="T5">
Фото: ОП</text:span>
</text:p>
      <text:p text:style-name="P4">
Source: <text:a xlink:type="simple" xlink:href="https://www.ukrinform.ua/rubric-polytics/3727602-zelenskij-telefonom-obgovoriv-iz-trudo-situaciu-na-poli-bou-ta-zagrozu-na-zaes.html" text:style-name="Internet_20_link" text:visited-style-name="Visited_20_Internet_20_Link">
https://www.ukrinform.ua/rubric-polytics/3727602-zelenskij-telefonom-obgovoriv-iz-trudo-situaciu-na-poli-bou-ta-zagrozu-na-zaes.html</text:a>
</text:p>
      <!--NEWS-->
      <text:h text:style-name="P10" text:outline-level="1">
<text:span text:style-name="T4">
російські війська вчергове обстріляли прикордонні території Чернігівської та Сумської областей</text:span>
</text:h>
      <text:p text:style-name="P4">
Author: ['АРМІЯINFORM']</text:p>
      <text:p text:style-name="P4">
Time: 2023-06-25T70:00:00-04:00</text:p>
      <text:p text:style-name="P4">
Description: Станом на 13:00 25 червня російські війська вчергове обстріляли прикордонні територ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obstrilyaly-sumshhynu.jpg" text:style-name="Internet_20_link" text:visited-style-name="Visited_20_Internet_20_Link">
obstrilyaly-sumshhynu.jpg</text:a>
']</text:p>
      <text:p text:style-name="P4">
Tags: ['ОБСТРІЛ', 'СУМЩИНА', 'ЧЕРНІГІВЩИНА']</text:p>
      <text:p text:style-name="P4">
Category: News</text:p>
      <!--METADATA-->
      <text:p text:style-name="P4">
<draw:frame draw:style-name="fr1" draw:name="Image293" text:anchor-type="as-char" svg:width="6.9236in" svg:height="4.615733in" draw:z-index="0">
<draw:image xlink:href="../Images/AРМІЯINFORM/2023-06-25T70-00-00-04-00/obstrilyaly-sumshhynu.jpg" xlink:type="simple" xlink:show="embed" xlink:actuate="onLoad" draw:mime-type="image/jpeg"/>
</draw:frame>
 Ілюстративне фото</text:p>
      <text:p text:style-name="P4">
Станом на 13:00 25 червня російські війська вчергове обстріляли прикордоннітериторії Чернігівської та Сумської областей. Про це<text:a xlink:type="simple" xlink:href="https://www.facebook.com/kommander.nord/posts/pfbid02EQ6RSnW1uLjZWjLyLCX9sRZRtSFugB6UN5zZ7qEG5pgHRt3T35AoVHeg7CUZbpqml" text:style-name="Internet_20_link" text:visited-style-name="Visited_20_Internet_20_Link">
повідомляє</text:a>
оперативне командування «Північ».</text:p>
      <text:p text:style-name="P4">
<text:span text:style-name="T4">
Чернігівська область</text:span>
</text:p>
      <text:p text:style-name="P4">
З 02:10 до 02:30 зафіксовано 5 приходів, ймовірно з міномета 120 мм, в районін.п. Грем’ячка. Про втрати серед місцевого населення чи пошкодження цивільноїінфраструктури інформація не надходила.</text:p>
      <text:p text:style-name="P4">
З 10:40 до 10:53 зафіксовано 3 приходи, ймовірно з міномета 120 мм, в районін.п. Тимоновичі. Про втрати серед місцевого населення чи пошкодження цивільноїінфраструктури інформація не надходила.</text:p>
      <text:p text:style-name="P4">
<text:span text:style-name="T4">
Сумська область</text:span>
</text:p>
      <text:p text:style-name="P4">
З 06:32 до 07:01 зафіксовано 11 приходів, орієнтовно міномет, в районіМалушине. Про втрати серед місцевого населення, пошкодження цивільноїінфраструктури інформація уточнюється.</text:p>
      <text:p text:style-name="P4">
Близько 06:46 зафіксовано 2 приходи, орієнтовно міномет, в районі н.п. Ходине.Про втрати серед місцевого населення, пошкодження цивільної інфраструктуриінформація уточнюється.</text:p>
      <text:p text:style-name="P4">
Source: <text:a xlink:type="simple" xlink:href="https://armyinform.com.ua/2023/06/25/rosijski-vijska-vchergove-obstrilyaly-prykordonni-terytoriyi-chernigivskoyi-ta-sumskoyi-oblastej-2/" text:style-name="Internet_20_link" text:visited-style-name="Visited_20_Internet_20_Link">
https://armyinform.com.ua/2023/06/25/rosijski-vijska-vchergove-obstrilyaly-prykordonni-terytoriyi-chernigivskoyi-ta-sumskoyi-oblastej-2/</text:a>
</text:p>
      <!--NEWS-->
      <text:h text:style-name="P10" text:outline-level="1">
<text:span text:style-name="T4">
Авіація Сил оборони за минулу добу завдала 18 ударів по ворогу</text:span>
</text:h>
      <text:p text:style-name="P4">
Author: ['АРМІЯINFORM']</text:p>
      <text:p text:style-name="P4">
Time: 2023-06-25T71:00:00-04:00</text:p>
      <text:p text:style-name="P4">
Description: Авіація Сил оборони за минулу добу завдала 18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ГЕНЕРАЛЬНИЙ ШТАБ ЗС УКРАЇНИ', 'ОПЕРАТИВНА ОБСТАНОВКА', 'ХРОНІКА ОБОРОНИ']</text:p>
      <text:p text:style-name="P4">
Category: News</text:p>
      <!--METADATA-->
      <text:p text:style-name="P4">
<draw:frame draw:style-name="fr1" draw:name="Image294" text:anchor-type="as-char" svg:width="6.9236in" svg:height="3.894525in" draw:z-index="0">
<draw:image xlink:href="../Images/AРМІЯINFORM/2023-06-25T71-00-00-04-00/aviacziya-syl-oborony-ukrayiny.jpg" xlink:type="simple" xlink:show="embed" xlink:actuate="onLoad" draw:mime-type="image/jpeg"/>
</draw:frame>
 Ілюстративне фото</text:p>
      <text:p text:style-name="P4">
Авіація Сил оборони за минулу добу завдала 18 ударів по районах зосередженняособового складу противника та знищила 1 зенітно-ракетний комплекс ворога.Також наші захисники знищили 6 розвідувальних БПЛА.</text:p>
      <text:p text:style-name="P4">
Підрозділи ракетних військ і артилерії протягом минулої доби вразили 1зенітний ракетний комплекс “Стріла”, 3 райони зосередження особового складу тавійськової техніки, 12 гармат на вогневих позиціях та 2 станції РЕБпротивника.</text:p>
      <text:p text:style-name="P4">
Джерело - <text:a xlink:type="simple" xlink:href="https://www.facebook.com/GeneralStaff.ua/posts/611373421175740" text:style-name="Internet_20_link" text:visited-style-name="Visited_20_Internet_20_Link">
Генеральний штабЗСУ</text:a>
.</text:p>
      <text:p text:style-name="P4">
Source: <text:a xlink:type="simple" xlink:href="https://armyinform.com.ua/2023/06/25/aviacziya-syl-oborony-za-mynulu-dobu-zavdala-18-udariv-po-vorogu/" text:style-name="Internet_20_link" text:visited-style-name="Visited_20_Internet_20_Link">
https://armyinform.com.ua/2023/06/25/aviacziya-syl-oborony-za-mynulu-dobu-zavdala-18-udariv-po-vorogu/</text:a>
</text:p>
      <!--NEWS-->
      <text:h text:style-name="P10" text:outline-level="1">
<text:span text:style-name="T4">
Іноземні компоненти для ВПК агресора потрапляють в рф через країни, які не приєднались до санкцій США та ЄС</text:span>
</text:h>
      <text:p text:style-name="P4">
Author: ['АРМІЯINFORM']</text:p>
      <text:p text:style-name="P4">
Time: 2023-06-25T72:00:00-04:00</text:p>
      <text:p text:style-name="P4">
Description: Іноземні компоненти, які росія використовує для виробництва зброї, потрапля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230625-01.jpeg" text:style-name="Internet_20_link" text:visited-style-name="Visited_20_Internet_20_Link">
20230625-01.jpeg</text:a>
']</text:p>
      <text:p text:style-name="P4">
Tags: ['АГРЕСІЯ РФ', 'ГУР МОУ']</text:p>
      <text:p text:style-name="P4">
Category: News</text:p>
      <!--METADATA-->
      <text:p text:style-name="P4">
<draw:frame draw:style-name="fr1" draw:name="Image295" text:anchor-type="as-char" svg:width="6.9236in" svg:height="4.246114in" draw:z-index="0">
<draw:image xlink:href="../Images/AРМІЯINFORM/2023-06-25T72-00-00-04-00/20230625-01.jpeg" xlink:type="simple" xlink:show="embed" xlink:actuate="onLoad" draw:mime-type="image/jpeg"/>
</draw:frame>
</text:p>
      <text:p text:style-name="P4">
Іноземні компоненти, які росія використовує для виробництва зброї, потрапляютьдо держави-агресора через країни, які не приєднались до санкцій Заходу. Про це<text:a xlink:type="simple" xlink:href="https://gur.gov.ua/content/inozemni-komponenty-dlia-vpk-ahresora-potrapliaiut-v-rf-cherez-krainy-iaki-ne-pryiednalys-do-sanktsii-ssha-ta-ies.html" text:style-name="Internet_20_link" text:visited-style-name="Visited_20_Internet_20_Link">
повідомляє</text:a>
 Головне управління розвідки МОУ.</text:p>
      <text:p text:style-name="P4">
Так, представник Головного управління розвідки Міністерства оборони УкраїниВадим Скібіцький зазначив, що низка складових для військової промисловостіагресора потрапляють до росії під виглядом побутових товарів, а одним ізпоширених механізмів обходу санкцій є створення фірм-одноденок.</text:p>
      <text:p text:style-name="P4">
«У деяких країнах рф створює або спільні підприємства, або відкриваєпідприємства, що існують один день, тиждень: завозиться продукція, і потім цепідприємство зникає», ― пояснив представник воєнної розвідки України.</text:p>
      <text:p text:style-name="P4">
За словами представника ГУР МО України, вирішення проблеми обходу санкційзначною мірою залежить від ефективного експортного контролю.</text:p>
      <text:p text:style-name="P4">
«Йдеться, до речі, не тільки про компоненти. Є й інші питання, пов’язані звиготовленням озброєння: сучасні верстати, програмне забезпечення, окреміматеріали і речовини, які необхідні росії. Все це сьогодні на першочерговомуконтролі. Аби не дозволити відновити і наростити виробництво на територіїросії, наше завдання зараз — чітко виявити, що необхідно російському ВПК, якікомпоненти використовує держава-агресор та в чому вона має дефіцит», ― сказавВадим Скібіцький, зазначивши, що Україна приділяє значну увагу проблемі обходуросією санкцій та працює з міжнародними партнерами над її вирішенням.</text:p>
      <text:p text:style-name="P4">
Source: <text:a xlink:type="simple" xlink:href="https://armyinform.com.ua/2023/06/25/inozemni-komponenty-dlya-vpk-agresora-potraplyayut-v-rf-cherez-krayiny-yaki-ne-pryyednalys-do-sankczij-ssha-ta-yes/" text:style-name="Internet_20_link" text:visited-style-name="Visited_20_Internet_20_Link">
https://armyinform.com.ua/2023/06/25/inozemni-komponenty-dlya-vpk-agresora-potraplyayut-v-rf-cherez-krayiny-yaki-ne-pryyednalys-do-sankczij-ssha-ta-yes/</text:a>
</text:p>
      <!--NEWS-->
      <text:h text:style-name="P10" text:outline-level="1">
<text:span text:style-name="T4">
Колаборанти  тікають з Херсонщини до тимчасово окупованого Криму</text:span>
</text:h>
      <text:p text:style-name="P4">
Author: ['АРМІЯINFORM']</text:p>
      <text:p text:style-name="P4">
Time: 2023-06-25T73:00:00-04:00</text:p>
      <text:p text:style-name="P4">
Description: Про це повідомляє ГШ ЗС України.    «На тимчасово захопленій Херсонщині відзначаєть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icturepicture-165651190498739023395035-90887.jpeg" text:style-name="Internet_20_link" text:visited-style-name="Visited_20_Internet_20_Link">
picturepicture-165651190498739023395035-90887.jpeg</text:a>
']</text:p>
      <text:p text:style-name="P4">
Tags: ['STOPRUSSIA', 'ВТОРГНЕННЯ РФ', 'ГШ ЗС УКРАЇНИ', 'ХЕРСОНЩИНА']</text:p>
      <text:p text:style-name="P4">
Category: News</text:p>
      <!--METADATA-->
      <text:p text:style-name="P4">
<draw:frame draw:style-name="fr1" draw:name="Image296" text:anchor-type="as-char" svg:width="6.9236in" svg:height="4.269553in" draw:z-index="0">
<draw:image xlink:href="../Images/AРМІЯINFORM/2023-06-25T73-00-00-04-00/picturepicture-165651190498739023395035-90887.jpeg" xlink:type="simple" xlink:show="embed" xlink:actuate="onLoad" draw:mime-type="image/jpeg"/>
</draw:frame>
<text:span text:style-name="T4">
🔥 Ситуація щодо російського вторгнення</text:span>
</text:p>
      <text:p text:style-name="P4">
Про це<text:a xlink:type="simple" xlink:href="https://www.facebook.com/GeneralStaff.ua/posts/611373421175740" text:style-name="Internet_20_link" text:visited-style-name="Visited_20_Internet_20_Link">
повідомляє</text:a>
ГШ ЗС України.</text:p>
      <text:p text:style-name="P4">
«На тимчасово захопленій Херсонщині відзначається активізація процесуевакуації місцевих колаборантів з російськими паспортами на власнихавтомобілях до тимчасово окупованого українського Криму. Однак, співробітникифсб рф здійснюють фільтраційні заходи стосовно кожного зрадника», — йдеться уповідомленні.</text:p>
      <text:p text:style-name="P4">
Source: <text:a xlink:type="simple" xlink:href="https://armyinform.com.ua/2023/06/25/kolaboranty-tikayut-z-hersonshhyny-do-tymchasovo-okupovanogo-krymu/" text:style-name="Internet_20_link" text:visited-style-name="Visited_20_Internet_20_Link">
https://armyinform.com.ua/2023/06/25/kolaboranty-tikayut-z-hersonshhyny-do-tymchasovo-okupovanogo-krymu/</text:a>
</text:p>
      <!--NEWS-->
      <text:h text:style-name="P10" text:outline-level="1">
<text:span text:style-name="T4">
У пріоритеті — законність, виваженість, ввічливість: в Одеському ОТЦК та СП провели службову нараду</text:span>
</text:h>
      <text:p text:style-name="P4">
Author: ['АРМІЯINFORM']</text:p>
      <text:p text:style-name="P4">
Time: 2023-06-25T74:00:00-04:00</text:p>
      <text:p text:style-name="P4">
Description: За розпорядженням командувача оперативного командування «Південь» в Одеському ОТЦК та СП...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5860185_591380589788854_4076977489260827005_n.jpg" text:style-name="Internet_20_link" text:visited-style-name="Visited_20_Internet_20_Link">
355860185_591380589788854_4076977489260827005_n.jpg</text:a>
', '<text:a xlink:type="simple" xlink:href="https://armyinform.com.ua/wp-content/uploads/2023/06/356420529_591380649788848_3988491479911740545_n.jpg" text:style-name="Internet_20_link" text:visited-style-name="Visited_20_Internet_20_Link">
356420529_591380649788848_3988491479911740545_n.jpg</text:a>
']</text:p>
      <text:p text:style-name="P4">
Tags: ['СЛУЖБОВА НАРАДА', 'ТЦК ТА СП']</text:p>
      <text:p text:style-name="P4">
Category: News</text:p>
      <!--METADATA-->
      <text:p text:style-name="P4">
<draw:frame draw:style-name="fr1" draw:name="Image297" text:anchor-type="as-char" svg:width="6.9236in" svg:height="4.615733in" draw:z-index="0">
<draw:image xlink:href="../Images/AРМІЯINFORM/2023-06-25T74-00-00-04-00/355860185_591380589788854_4076977489260827005_n.jpg" xlink:type="simple" xlink:show="embed" xlink:actuate="onLoad" draw:mime-type="image/jpeg"/>
</draw:frame>
</text:p>
      <text:p text:style-name="P4">
За розпорядженням командувача оперативного командування «Південь» в ОдеськомуОТЦК та СП відбулася службова нарада за участі керівників, начальниківвідділів РТЦК та СП області.</text:p>
      <text:p text:style-name="P4">
Помічник військового комісара з правової роботи Одеського ОТЦК та СП,розкриваючи питання протидії корупції, наголосив на необхідності неухильногодотримання всіма працівниками ТЦК та СП вимог антикорупційного законодавства,недопущення виникнення конфлікту інтересів та уникнення передумов для вчиненнякорупційних правопорушень, дотримання культури поведінки та етики державногослужбовця під час прийому громадян.</text:p>
      <text:p text:style-name="P4">
Присутнім детально був роз’яснений алгоритм дій командира (начальника) в разівживання його підлеглим алкогольних напоїв.</text:p>
      <text:p text:style-name="P4">
Окремо було обговорене одне з питань удосконалення роботи військово-лікарськихкомісій, а саме: чи потрібно сьогодні масово замінювати старших лікаріввійськово-лікарських комісій РТЦК та СП?</text:p>
      <text:p text:style-name="P4">
<draw:frame draw:style-name="fr1" draw:name="Image298" text:anchor-type="as-char" svg:width="6.9236in" svg:height="4.615733in" draw:z-index="0">
<draw:image xlink:href="../Images/AРМІЯINFORM/2023-06-25T74-00-00-04-00/356420529_591380649788848_3988491479911740545_n.jpg" xlink:type="simple" xlink:show="embed" xlink:actuate="onLoad" draw:mime-type="image/jpeg"/>
</draw:frame>
</text:p>
      <text:p text:style-name="P4">
На нараді було детально проаналізовано практичні ситуації, які виникають підчас особистого вручення людині повістки з вимогою прийти до ТЦК та СП дляуточнення його даних у воєнний час.</text:p>
      <text:p text:style-name="P4">
Було зазначено, що під час вручення повісток співробітникам територіальнихцентрів комплектування потрібно уникати емоційних впливів та реакцій. Акерівникам цього процесу необхідно відповідально підходити до організаційнихпитань: навчати персонал, якісно його інструктувати, забезпечувати якіснийконтроль за їхньою діяльністю.</text:p>
      <text:p text:style-name="P4">
<text:span text:style-name="T4">
Джерело:</text:span>
 <text:a xlink:type="simple" xlink:href="https://www.facebook.com/OperationalCommandSouth/posts/pfbid0zKXgnCi2eMH4118Yx86gUwMrGysXFf2NoZcYFoMb6ZBPX8T3Sa4CU7TjCJXfSntGl" text:style-name="Internet_20_link" text:visited-style-name="Visited_20_Internet_20_Link">
Оперативне командування«Південь»</text:a>
</text:p>
      <text:p text:style-name="P4">
Source: <text:a xlink:type="simple" xlink:href="https://armyinform.com.ua/2023/06/25/u-prioryteti-zakonnist-vyvazhenist-vvichlyvist-v-odeskomu-otczk-ta-sp-provely-sluzhbovu-naradu/" text:style-name="Internet_20_link" text:visited-style-name="Visited_20_Internet_20_Link">
https://armyinform.com.ua/2023/06/25/u-prioryteti-zakonnist-vyvazhenist-vvichlyvist-v-odeskomu-otczk-ta-sp-provely-sluzhbovu-naradu/</text:a>
</text:p>
      <!--NEWS-->
      <text:h text:style-name="P10" text:outline-level="1">
<text:span text:style-name="T4">
Ірина Верещук доручила взяти на особливий контроль усиновлення під час війни</text:span>
</text:h>
      <text:p text:style-name="P4">
Author: ['АРМІЯINFORM']</text:p>
      <text:p text:style-name="P4">
Time: 2023-06-25T75:00:00-04:00</text:p>
      <text:p text:style-name="P4">
Description: Під головуванням Віцепрем’єр-міністра Ірини Верещук відбулося чергове засід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6/usynovlennya-1.jpg" text:style-name="Internet_20_link" text:visited-style-name="Visited_20_Internet_20_Link">
usynovlennya-1.jpg</text:a>
']</text:p>
      <text:p text:style-name="P4">
Tags: ['ДІТИ', 'ІРИНА ВЕРЕЩУК', 'УСИНОВЛЕННЯ']</text:p>
      <text:p text:style-name="P4">
Category: News</text:p>
      <!--METADATA-->
      <text:p text:style-name="P4">
<draw:frame draw:style-name="fr1" draw:name="Image299" text:anchor-type="as-char" svg:width="6.9236in" svg:height="4.585631in" draw:z-index="0">
<draw:image xlink:href="../Images/AРМІЯINFORM/2023-06-25T75-00-00-04-00/usynovlennya-1.jpg" xlink:type="simple" xlink:show="embed" xlink:actuate="onLoad" draw:mime-type="image/jpeg"/>
</draw:frame>
</text:p>
      <text:p text:style-name="P4">
Під головуванням Віцепрем’єр-міністра Ірини Верещук відбулося черговезасідання Координаційного штабу з питань захисту прав дитини в умовах воєнногостану. Про це <text:a xlink:type="simple" xlink:href="https://minre.gov.ua/2023/06/24/pid-golovuvannyam-viczepremyer-ministra-iryny-vereshhuk-vidbulosya-chergove-zasidannya-koordynaczijnogo-shtabu-z-pytan-zahystu-prav-dytyny-v-umovah-voyennogo-stanu/" text:style-name="Internet_20_link" text:visited-style-name="Visited_20_Internet_20_Link">
повідомляє</text:a>
Міністерство з питань реінтеграції тимчасово окупованих територій України.</text:p>
      <text:p text:style-name="P4">
У засіданні взяли участь представники Мінреінтеграції, МОЗ, Мінсоцполітики,Нацсоцслужби, Національного інформаційного бюро, Офісу Генпрокурора,Нацполіції, інших органів центральної та місцевої влади.</text:p>
      <text:p text:style-name="P4">
Обговорювали питання статусних дітей, тобто дітей-сиріт та дітей, позбавленихбатьківського піклування. Зокрема, заслухали інформацію щодо статусних дітей,які перебувають у медичних закладах.</text:p>
      <text:p text:style-name="P4">
Ірина Верещук наголосила: відповідальні служби мають не просто збиратистатистичні дані, а й ретельно їх аналізувати. Для того, щоб розуміти процеси,координувати дії та вчасно реагувати на проблеми.</text:p>
      <text:p text:style-name="P4">
Посадовиця доручила відповідним службам взяти під особливий контроль всіусиновлення, які відбуваються під час війни. Перевірити дотримання цієїпроцедури й облік. Перш ніж віддавати дитину під опіку — ретельно перевірятисім’ю, умови проживання та інші фактори.</text:p>
      <text:p text:style-name="P4">
Також підіймалося питання дітей, які наразі перебувають у Польщі й Туреччині.Присутні наголосили на тому, що у разі повернення в Україну вони обов’язковомають бути взяті під соціальний супровід відповідальних служб.</text:p>
      <text:p text:style-name="P4">
« <text:span text:style-name="T5">
Всі області також мають підготувати вичерпну інформацію щодо того, скількидітей виїхало за кордон, скільки планується створити прийомних сімей для їхповернення, скільки з них будуть поміщені в інституційні заклади тощо. Загаломкожна область має впроваджувати свою регіональну політику щодо поверненнядітей, які наразі знаходяться за кордоном»</text:span>
 , — резюмувала Ірина Верещук.</text:p>
      <text:p text:style-name="P4">
Source: <text:a xlink:type="simple" xlink:href="https://armyinform.com.ua/2023/06/25/iryna-vereshhuk-doruchyla-vzyaty-na-osoblyvyj-kontrol-usynovlennya-pid-chas-vijny/" text:style-name="Internet_20_link" text:visited-style-name="Visited_20_Internet_20_Link">
https://armyinform.com.ua/2023/06/25/iryna-vereshhuk-doruchyla-vzyaty-na-osoblyvyj-kontrol-usynovlennya-pid-chas-vijny/</text:a>
</text:p>
      <!--NEWS-->
      <text:h text:style-name="P10" text:outline-level="1">
<text:span text:style-name="T4">
Велика Британія спрямує Україні 3 млрд фунтів на наступні три роки</text:span>
</text:h>
      <text:p text:style-name="P4">
Author: ['АРМІЯINFORM']</text:p>
      <text:p text:style-name="P4">
Time: 2023-06-25T76:00:00-04:00</text:p>
      <text:p text:style-name="P4">
Description: На Конференції з відновлення України в Лондоні (Ukraine Recovery Conference) вдало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455.jpg" text:style-name="Internet_20_link" text:visited-style-name="Visited_20_Internet_20_Link">
455.jpg</text:a>
']</text:p>
      <text:p text:style-name="P4">
Tags: ['INNOVATEUKRAINE', 'ВЕЛИКА БРИТАНІЯ', 'ДЕНИС ШМИГАЛЬ', 'ДОПОМОГА ПАРТНЕРІВ']</text:p>
      <text:p text:style-name="P4">
Category: News</text:p>
      <!--METADATA-->
      <text:p text:style-name="P4">
<draw:frame draw:style-name="fr1" draw:name="Image300" text:anchor-type="as-char" svg:width="6.9236in" svg:height="2.858937in" draw:z-index="0">
<draw:image xlink:href="../Images/AРМІЯINFORM/2023-06-25T76-00-00-04-00/455.jpg" xlink:type="simple" xlink:show="embed" xlink:actuate="onLoad" draw:mime-type="image/jpeg"/>
</draw:frame>
</text:p>
      <text:p text:style-name="P4">
На Конференції з відновлення України в Лондоні (Ukraine Recovery Conference)вдалося залучити близько 60 мільярдів доларів на відбудову, зокрема ВеликаБританія спрямує Україні 3 млрд фунтів на наступні три роки.</text:p>
      <text:p text:style-name="P4">
Про це<text:a xlink:type="simple" xlink:href="https://www.facebook.com/dshmyhal/posts/pfbid02EbEWVTV2beuowWpQUMDL1cdU3K2UbL3FLf3tWuM53p2qDGqUiEDKMvBs9HsxHGZCl" text:style-name="Internet_20_link" text:visited-style-name="Visited_20_Internet_20_Link">
повідомив</text:a>
прем’єр-міністр України Денис Шмигаль у фейсбуці.</text:p>
      <text:p text:style-name="P4">
Зокрема ЄС анонсував 50 млрд євро на 4 роки. Завдяки цим грошам плануєтьсязакрити дефіцит держбюджету та профінансувати проєкти з відновлення.</text:p>
      <text:p text:style-name="P4">
«Велика Британія спрямує Україні 3 млрд фунтів на наступні три роки. 240 млнфунтів на цей рік. Також Україна і Британія створять Фонд викликів у сферізелених інновацій „InnovateUkraine“ обсягом 62 млн фунтів», — написав ДенисШмигаль.</text:p>
      <text:p text:style-name="P4">
Зазначається також, що Світовий банк надасть пакет допомоги на 1,76 млрддоларів для фінансування соціальних виплат.</text:p>
      <text:p text:style-name="P4">
«Анонсовані програми фінансової підтримки від окремих країн: США — додатково1,3 млрд доларів на транспортну інфраструктуру, цифровізацію та енергетику,Німеччина — додатково 381 млн євро, зокрема на гуманітарне розмінування,Швейцарія — 1,5 млрд франків у межах середньострокової програми підтримки», —додав Денис Шмигаль.</text:p>
      <text:p text:style-name="P4">
Source: <text:a xlink:type="simple" xlink:href="https://armyinform.com.ua/2023/06/25/velyka-brytaniya-spryamuye-ukrayini-3-mlrd-funtiv-na-nastupni-try-roky/" text:style-name="Internet_20_link" text:visited-style-name="Visited_20_Internet_20_Link">
https://armyinform.com.ua/2023/06/25/velyka-brytaniya-spryamuye-ukrayini-3-mlrd-funtiv-na-nastupni-try-roky/</text:a>
</text:p>
      <!--NEWS-->
      <text:h text:style-name="P10" text:outline-level="1">
<text:span text:style-name="T4">
Понад 95 тисяч воєнних злочинів задокументував Офіс Генпрокурора України</text:span>
</text:h>
      <text:p text:style-name="P4">
Author: ['АРМІЯINFORM']</text:p>
      <text:p text:style-name="P4">
Time: 2023-06-25T77:00:00-04:00</text:p>
      <text:p text:style-name="P4">
Description: Офіс Генерального прокурора України повідомляє про задокументовані злочини, вчине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warcrime-25062023ua.jpg" text:style-name="Internet_20_link" text:visited-style-name="Visited_20_Internet_20_Link">
warcrime-25062023ua.jpg</text:a>
', '<text:a xlink:type="simple" xlink:href="https://armyinform.com.ua/wp-content/uploads/2023/06/warcrime-25062023en.jpg" text:style-name="Internet_20_link" text:visited-style-name="Visited_20_Internet_20_Link">
warcrime-25062023en.jpg</text:a>
']</text:p>
      <text:p text:style-name="P4">
Tags: ['АГРЕСІЯ РФ', 'ВІЙСЬКОВІ ЗЛОЧИНИ РФ', 'ВТОРГНЕННЯ РФ', 'ОФІС ГЕНЕРАЛЬНОГО ПРОКУРОРА']</text:p>
      <text:p text:style-name="P4">
Category: News</text:p>
      <!--METADATA-->
      <text:p text:style-name="P4">
<draw:frame draw:style-name="fr1" draw:name="Image301" text:anchor-type="as-char" svg:width="6.9236in" svg:height="4.448413in" draw:z-index="0">
<draw:image xlink:href="../Images/AРМІЯINFORM/2023-06-25T77-00-00-04-00/warcrime-2506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Станом на 25 червня зареєстровано:</text:p>
      <ul>
        <li>
95 349 воєнних злочинів,  * 17 262 злочини проти національної безпеки України.</li>
      </ul>
      <text:p text:style-name="P4">
Крім того, за офіційними даними ювенальних прокурорів, 1502 дитини постраждаливнаслідок агресії рф, з них:</text:p>
      <ul>
        <li>
490 — дітей загинули,  * 1030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302" text:anchor-type="as-char" svg:width="6.9236in" svg:height="4.448413in" draw:z-index="0">
<draw:image xlink:href="../Images/AРМІЯINFORM/2023-06-25T77-00-00-04-00/warcrime-25062023en.jpg" xlink:type="simple" xlink:show="embed" xlink:actuate="onLoad" draw:mime-type="image/jpeg"/>
</draw:frame>
</text:p>
      <text:p text:style-name="P4">
Source: <text:a xlink:type="simple" xlink:href="https://armyinform.com.ua/2023/06/25/ponad-95-tysyach-voyennyh-zlochyniv-zadokumentuvav-ofis-genprokurora-ukrayiny/" text:style-name="Internet_20_link" text:visited-style-name="Visited_20_Internet_20_Link">
https://armyinform.com.ua/2023/06/25/ponad-95-tysyach-voyennyh-zlochyniv-zadokumentuvav-ofis-genprokurora-ukrayiny/</text:a>
</text:p>
      <!--NEWS-->
      <text:h text:style-name="P10" text:outline-level="1">
<text:span text:style-name="T4">
Біля чотирьох енергоблоків ЗАЕС російські війська розмістили техніку з вибухівкою</text:span>
</text:h>
      <text:p text:style-name="P4">
Author: ['АРМІЯINFORM']</text:p>
      <text:p text:style-name="P4">
Time: 2023-06-25T78:00:00-04:00</text:p>
      <text:p text:style-name="P4">
Description: Терористична росія завершила підготовку до теракту на Запорізькій атомній електростан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230625-02.jpg" text:style-name="Internet_20_link" text:visited-style-name="Visited_20_Internet_20_Link">
20230625-02.jpg</text:a>
']</text:p>
      <text:p text:style-name="P4">
Tags: ['АГРЕСІЯ РФ', 'ГУР МОУ', 'ЗАЕС', 'КИРИЛО БУДАНОВ']</text:p>
      <text:p text:style-name="P4">
Category: News</text:p>
      <!--METADATA-->
      <text:p text:style-name="P4">
<draw:frame draw:style-name="fr1" draw:name="Image303" text:anchor-type="as-char" svg:width="6.9236in" svg:height="3.894525in" draw:z-index="0">
<draw:image xlink:href="../Images/AРМІЯINFORM/2023-06-25T78-00-00-04-00/20230625-02.jpg" xlink:type="simple" xlink:show="embed" xlink:actuate="onLoad" draw:mime-type="image/jpeg"/>
</draw:frame>
</text:p>
      <text:p text:style-name="P4">
Терористична росія завершила підготовку до теракту на Запорізькій атомнійелектростанції.</text:p>
      <text:p text:style-name="P4">
Про це в інтерв’ю британському виданню The New Statement заявив начальникГоловного управління розвідки Міністерства оборони України генерал-майорКирило Буданов.</text:p>
      <text:p text:style-name="P4">
За його словами, ядерні реактори без охолодження можуть розплавитись за періодвід 10 годин до 14 днів.</text:p>
      <text:p text:style-name="P4">
До аварії на ЗАЕС також може призвести підвищення росіянами напруги на лініяхелектропостачання до станції.</text:p>
      <text:p text:style-name="P4">
«План теракту на ЗАЕС повністю розроблений та затверджений. Для прискореннякатастрофи вони можуть використати технічні засоби», ― зазначив КирилоБуданов.</text:p>
      <text:p text:style-name="P4">
Керівник ГУР МО України нагадав про мінування російськими військами ставка-охолоджувача ЗАЕС, а також повідомив про розміщення окупантами начиненоївибухівкою техніки біля 4 із 6 енергоблоків станції.</text:p>
      <text:p text:style-name="P4">
«Ніколи ситуація не була такою серйозною, як зараз», ― підкреслив КирилоБуданов.</text:p>
      <text:p text:style-name="P4">
За словами начальника ГУР МО України, наказ держави-агресора вчинити теракт наЗАЕС може бути спричинений поразкою російсько-окупаційних військ на лівомуберезі Дніпра ― створення зони ядерного лиха росія розглядає як запобіжникподальшого просування Сил безпеки та оборони України.</text:p>
      <text:p text:style-name="P4">
Водночас, за оцінкою Кирила Буданова, існує ризик, що московія може здійснитиатаку на ЗАЕС із витоком радіації як «превентивний захід», аби зупинитинаступальну операцію України та заморозити лінію фронту в нинішньому вигляді.</text:p>
      <text:p text:style-name="P4">
<text:span text:style-name="T4">
Джерело:</text:span>
 <text:a xlink:type="simple" xlink:href="https://gur.gov.ua/content/bilia-4-iz-6-enerhoblokiv-zaes-rosiiski-viiska-rozmistyly-tekhniku-z-vybukhivkoiu.html" text:style-name="Internet_20_link" text:visited-style-name="Visited_20_Internet_20_Link">
Головне управління розвідкиМОУ</text:a>
</text:p>
      <text:p text:style-name="P4">
Source: <text:a xlink:type="simple" xlink:href="https://armyinform.com.ua/2023/06/25/bilya-4-iz-6-energoblokiv-zaes-rosijski-vijska-rozmistyly-tehniku-z-vybuhivkoyu/" text:style-name="Internet_20_link" text:visited-style-name="Visited_20_Internet_20_Link">
https://armyinform.com.ua/2023/06/25/bilya-4-iz-6-energoblokiv-zaes-rosijski-vijska-rozmistyly-tehniku-z-vybuhivkoyu/</text:a>
</text:p>
      <!--NEWS-->
      <text:h text:style-name="P10" text:outline-level="1">
<text:span text:style-name="T4">
Правильно, щоб наші люди, наші діти знали, кому ми завдячуємо своїм життям і свободою України — Володимир Зеленський</text:span>
</text:h>
      <text:p text:style-name="P4">
Author: ['АРМІЯINFORM']</text:p>
      <text:p text:style-name="P4">
Time: 2023-06-25T79:00:00-04:00</text:p>
      <text:p text:style-name="P4">
Description: Дорогі українці, українки!    Хочу присвятити це моє звернення передусім подяці наш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ace2c2d5274c19490305b5e6a52fb4e2_1687681234.jpeg" text:style-name="Internet_20_link" text:visited-style-name="Visited_20_Internet_20_Link">
ace2c2d5274c19490305b5e6a52fb4e2_1687681234.jpeg</text:a>
']</text:p>
      <text:p text:style-name="P4">
Tags: ['ВІДЕОЗВЕРНЕННЯ', 'ВОЛОДИМИР ЗЕЛЕНСЬКИЙ']</text:p>
      <text:p text:style-name="P4">
Category: News</text:p>
      <!--METADATA-->
      <text:p text:style-name="P4">
<draw:frame draw:style-name="fr1" draw:name="Image304" text:anchor-type="as-char" svg:width="6.9236in" svg:height="3.889116in" draw:z-index="0">
<draw:image xlink:href="../Images/AРМІЯINFORM/2023-06-25T79-00-00-04-00/ace2c2d5274c19490305b5e6a52fb4e2_1687681234.jpeg" xlink:type="simple" xlink:show="embed" xlink:actuate="onLoad" draw:mime-type="image/jpeg"/>
</draw:frame>
</text:p>
      <text:p text:style-name="P4">
<text:span text:style-name="T4">
<text:span text:style-name="T5">
Дорогі українці, українки!</text:span>
</text:span>
</text:p>
      <text:p text:style-name="P4">
Хочу присвятити це моє звернення передусім подяці нашим воїнам. Усім тим, хтобореться зараз у найтяжчих боях, усім тим, хто веде цю війну до українськоїперемоги.</text:p>
      <text:p text:style-name="P4">
Звичайно, зосереджуся на підрозділах ОСУВ «Таврія» — тих, які цього тижнявиконали найбільше роботи на фронті.</text:p>
      <text:p text:style-name="P4">
Морпіхи 35-ї та 36-ї окремих бригад. Дякую вам, хлопці! 110-та окремамеханізована бригада імені генерал-хорунжого Марка Безручка. Дякую вам, воїни!Артилеристи 55-ї бригади «Запорізька Січ». Пишаюся вами, і це для мене щоразупочесно — відзначати вас, наші герої! Десантники 79-ї окремої бригади — зновуй знову я дякую вам, хлопці, за вашу надзвичайну силу! 128-ма окрема гірсько-штурмова Закарпатська бригада… Дякую вам, воїни! Дякую за кожен ваш результатдля України!</text:p>
      <text:p text:style-name="P4">
Персонально відзначу сьогодні старшого лейтенанта Івана Грисюка, молодшогосержанта Миколу Комісара та солдата Володимира Кононученка. Дякую вам за вашуміцність і влучність!</text:p>
      <text:p text:style-name="P4">
Наші прикордонники. Краматорський, Львівський та Донецький прикордонні загонита воїни мобільного прикордонного загону «Дозор». Дякую всім вам! А особливовідзначу старшого сержанта Олександра Копровського з групи повітряноїрозвідки, старшого солдата Віктора Поліщука, солдата Романа Бориса. Дякую вам,хлопці!</text:p>
      <text:p text:style-name="P4">
Наші нацгвардійці. 4-та бригада оперативного призначення Нацгвардії. Воює наДонеччині. Дякую, воїни! Зокрема, відзначу аеророзвідників — старшого солдатаОлександра Погореного та солдата Максима Бобруєнка. Ваша майстерність, хлопці,дуже допомагає!</text:p>
      <text:p text:style-name="P4">
І мені б хотілося, щоб усі наші люди, кожен і кожна в Україні, дякували нашимвоїнам саме так — персонально. Вашим рідним і друзям, які на фронті. Вашимзнайомим. Тим, про кого ви чули. Тим, на кого ви підписані в соціальнихмережах. Тим, чиїх рідних ви знаєте. Будь ласка, дякуйте, підтримуйте йрозповідайте своїм друзям, своїм дітям, людям світу про те, які в нас воїни.Наші воїни на це заслуговують. Вони справжні герої.</text:p>
      <text:p text:style-name="P4">
І ще одне.</text:p>
      <text:p text:style-name="P4">
Іноді тут, у моєму кабінеті, буває мій син. Іноді, однак… І найбільше його тутцікавлять ось ці шеврони. Їх мені передають військові, волонтери, рідні нашихвоїнів. На фронті і в Києві, у шпиталях, під час церемоній нагородження героїву Маріїнському палаці. Ця дошка для шевронів заповнюється дуже повільно, бощоразу син забирає. І я щасливий, що його цікавить саме це. Наші герої, нашаоборона, українські шеврони.</text:p>
      <text:p text:style-name="P4">
Уже давно я хотів зробити спеціальну таку серію публікацій у моїх соцмережахпро ці шеврони. Про те, звідки вони. Хто їх передав. Які це підрозділи. І самесьогодні ми почнемо такі публікації.</text:p>
      <text:p text:style-name="P4">
Можливо, хтось іще захоче розказати про шеврони, які є у вас. Я думаю, цеправильно. Правильно, щоб наші люди, наші діти знали, кому ми завдячуємо нашимжиттям і свободою України. Дякую вам, воїни! Дякую всім, хто б’ється і працюєзаради України!</text:p>
      <text:p text:style-name="P4">
<text:span text:style-name="T4">
<text:span text:style-name="T5">
Слава Україні!</text:span>
</text:span>
</text:p>
      <text:p text:style-name="P4">
<text:span text:style-name="T4">
Джерело:</text:span>
 <text:a xlink:type="simple" xlink:href="https://www.president.gov.ua/news/pravilno-shob-nashi-lyudi-nashi-diti-znali-komu-mi-zavdyachu-83785" text:style-name="Internet_20_link" text:visited-style-name="Visited_20_Internet_20_Link">
Офіс ПрезидентаУкраїни</text:a>
</text:p>
      <text:p text:style-name="P4">
Source: <text:a xlink:type="simple" xlink:href="https://armyinform.com.ua/2023/06/25/pravylno-shhob-nashi-lyudy-nashi-dity-znaly-komu-my-zavdyachuyemo-svoyim-zhyttyam-i-svobodoyu-ukrayiny-volodymyr-zelenskyj/" text:style-name="Internet_20_link" text:visited-style-name="Visited_20_Internet_20_Link">
https://armyinform.com.ua/2023/06/25/pravylno-shhob-nashi-lyudy-nashi-dity-znaly-komu-my-zavdyachuyemo-svoyim-zhyttyam-i-svobodoyu-ukrayiny-volodymyr-zelenskyj/</text:a>
</text:p>
      <!--NEWS-->
      <text:h text:style-name="P10" text:outline-level="1">
<text:span text:style-name="T4">
На виборах у Греції перемогу здобуває владна партія «Нова демократія» - екзитпол</text:span>
</text:h>
      <text:p text:style-name="P4">
Authors: Ukrinform (Person)</text:p>
      <text:p text:style-name="P4">
Publisher: Укринформ (Organization)</text:p>
      <text:p text:style-name="P4">
Published Time: 2023-06-25T7:34:00+03:00</text:p>
      <text:p text:style-name="P4">
Modified Time: 2023-06-25T21:34:00+03:00</text:p>
      <text:p text:style-name="P4">
Description: На парламентських виборах у Греції, за попередніми даними, перемогу здобуває консервативна партія "Нова демократія" прем'єра Кіріакоса Міцотакіса. — Укрінформ.</text:p>
      <text:p text:style-name="P4">
Images: ['<text:a xlink:type="simple" xlink:href="https://static.ukrinform.com/photos/2023_06/thumb_files/630_360_1687674600-252.jpg" text:style-name="Internet_20_link" text:visited-style-name="Visited_20_Internet_20_Link">
630_360_16876...</text:a>
']</text:p>
      <text:p text:style-name="P4">
Tags: ['Греція', 'Парламент', 'Вибори', 'Екзитпол']</text:p>
      <text:p text:style-name="P4">
Type: Article</text:p>
      <!--METADATA-->
      <text:p text:style-name="P4">
<draw:frame draw:style-name="fr1" draw:name="Image305" text:anchor-type="as-char" svg:width="6.9236in" svg:height="3.956343in" draw:z-index="0">
<draw:image xlink:href="../Images/yкринформ/2023-06-25T7-34-00-03-00/630_360_1687674600-252.jpg" xlink:type="simple" xlink:show="embed" xlink:actuate="onLoad" draw:mime-type="image/jpeg"/>
</draw:frame>
 Напарламентських виборах у Греції, за попередніми даними, перемогу здобуваєконсервативна партія "Нова демократія" прем'єра Кіріакоса Міцотакіса.</text:p>
      <text:p text:style-name="P4">
Такі дані екзитполів наводить <text:a xlink:type="simple" xlink:href="https://www.dw.com/uk/na-viborah-u-grecii-peremogli-konservatori-premera-micotakisa-ekzitpoli/a-66027497" text:style-name="Internet_20_link" text:visited-style-name="Visited_20_Internet_20_Link">
 DW </text:a>
 ,передає Укрінформ</text:p>
      <text:p text:style-name="P4">
Як свідчить екзитпол, проведений державною телерадіокомпанією ERT, за "Новудемократію" проголосували від 40% до 44% виборців.</text:p>
      <text:p text:style-name="P4">
На другому місці - ліва партія СІРІЗА експрем'єра Алексіса Ципраса зпоказником від 16% до 19% голосів. Далі йде Всегрецький соціалістичний рухPASOK (10-13%).</text:p>
      <text:p text:style-name="P4">
Ці вибори, нагадує DW, проводяться за новим виборчим законодавством -посиленою пропорційною системою, яка передбачає автоматичний бонус у виглядівід 20 до 50 додаткових мандатів для партії-переможниці.</text:p>
      <text:p text:style-name="P4">
<text:span text:style-name="T4">
Читайте також:</text:span>
 <text:a xlink:type="simple" xlink:href="https://www.ukrinform.ua/rubric-world/3727415-u-grecii-prohodat-parlamentski-vibori.html" text:style-name="Internet_20_link" text:visited-style-name="Visited_20_Internet_20_Link">
 У Греції проходять парламентські вибори</text:a>
</text:p>
      <text:p text:style-name="P4">
Таким чином, якщо "Новій демократії" вдасться набрати близько 40%, воназабезпечить собі абсолютну більшість в <text:a xlink:type="simple" xlink:href="https://www.ukrinform.ua/tag-parlament" text:style-name="Internet_20_link" text:visited-style-name="Visited_20_Internet_20_Link">
 парламенті</text:a>
 та матиме змогу сформувати уряд.</text:p>
      <text:p text:style-name="P4">
Нагадаємо, "Нова демократія" перемогла на виборах 21 травня, випередивши на20% ліву партію СІРІЗА.</text:p>
      <text:p text:style-name="P4">
Однак консерватори не набрали абсолютної більшості, необхідної для формуванняуряду без коаліції, тож було оголошено нові вибори.</text:p>
      <text:p text:style-name="P4">
<text:span text:style-name="T5">
Фото: NURPHOTO VIA GETTY IMAGES</text:span>
</text:p>
      <text:p text:style-name="P4">
Source: <text:a xlink:type="simple" xlink:href="https://www.ukrinform.ua/rubric-world/3727604-na-viborah-u-grecii-peremogu-zdobuvae-vladna-partia-nova-demokratia-ekzitpol.html" text:style-name="Internet_20_link" text:visited-style-name="Visited_20_Internet_20_Link">
https://www.ukrinform.ua/rubric-world/3727604-na-viborah-u-grecii-peremogu-zdobuvae-vladna-partia-nova-demokratia-ekzitpol.html</text:a>
</text:p>
      <!--NEWS-->
      <text:h text:style-name="P10" text:outline-level="1">
<text:span text:style-name="T4">
Авіація Сил оборони за добу завдала 6 ударів по районах зосередження особового складу противника</text:span>
</text:h>
      <text:p text:style-name="P4">
Author: ['АРМІЯINFORM']</text:p>
      <text:p text:style-name="P4">
Time: 2023-06-25T80:00:00-04:00</text:p>
      <text:p text:style-name="P4">
Description: Також наші захисники знищили розвідувальний БПЛА оперативно-тактичного рівня.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ukrayinska-aviacziya.jpg" text:style-name="Internet_20_link" text:visited-style-name="Visited_20_Internet_20_Link">
ukrayinska-aviacziya.jpg</text:a>
']</text:p>
      <text:p text:style-name="P4">
Tags: ['STOPRUSSIA', 'АВІАЦІЯ ЗСУ', 'ВТОРГНЕННЯ РФ', 'ГШ ЗСУ', 'ОПЕРАТИВНА ІНФОРМАЦІЯ', 'ХРОНІКА ОБОРОНИ']</text:p>
      <text:p text:style-name="P4">
Category: News</text:p>
      <!--METADATA-->
      <text:p text:style-name="P4">
<draw:frame draw:style-name="fr1" draw:name="Image306" text:anchor-type="as-char" svg:width="6.9236in" svg:height="5.185007in" draw:z-index="0">
<draw:image xlink:href="../Images/AРМІЯINFORM/2023-06-25T80-00-00-04-00/ukrayinska-aviacziya.jpg" xlink:type="simple" xlink:show="embed" xlink:actuate="onLoad" draw:mime-type="image/jpeg"/>
</draw:frame>
 Ілюстративне фото <text:span text:style-name="T4">
🔥 Ситуація щодо російського вторгнення</text:span>
</text:p>
      <text:p text:style-name="P4">
Також наші захисники знищили розвідувальний БПЛА оперативно-тактичного рівня.Про це<text:a xlink:type="simple" xlink:href="https://www.facebook.com/GeneralStaff.ua/posts/pfbid0h6auhdncgscLYSDXCioujycedJMhht18rZg4tkdKZHo6vXUXmjNytm6jN9jrn1sbl" text:style-name="Internet_20_link" text:visited-style-name="Visited_20_Internet_20_Link">
повідомляє</text:a>
Генеральний штаб ЗСУ.</text:p>
      <text:p text:style-name="P4">
Підрозділи ракетних військ і артилерії протягом доби вразили пункт управління,3 райони зосередження особового складу та військової техніки, складбоєприпасів, станцію РЕБ та 3 ворожі артилерійські підрозділи на вогневихпозиціях.</text:p>
      <text:p text:style-name="P4">
Source: <text:a xlink:type="simple" xlink:href="https://armyinform.com.ua/2023/06/25/aviacziya-syl-oborony-za-dobu-zavdala-6-udariv-po-rajonah-zoseredzhennya-osobovogo-skladu-protyvnyka/" text:style-name="Internet_20_link" text:visited-style-name="Visited_20_Internet_20_Link">
https://armyinform.com.ua/2023/06/25/aviacziya-syl-oborony-za-dobu-zavdala-6-udariv-po-rajonah-zoseredzhennya-osobovogo-skladu-protyvnyka/</text:a>
</text:p>
      <!--NEWS-->
      <text:h text:style-name="P10" text:outline-level="1">
<text:span text:style-name="T4">
Число жертв ракетного удару зс рф по Києву зросло</text:span>
</text:h>
      <text:p text:style-name="P4">
Author: ['АРМІЯINFORM']</text:p>
      <text:p text:style-name="P4">
Time: 2023-06-25T81:00:00-04:00</text:p>
      <text:p text:style-name="P4">
Description: Під завалами в будинку в Соломʼянському районі рятувальники виявили тіла ще дво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40074244350659668_y.jpg" text:style-name="Internet_20_link" text:visited-style-name="Visited_20_Internet_20_Link">
photo_5240074244350659668_y.jpg</text:a>
']</text:p>
      <text:p text:style-name="P4">
Tags: ['ВОЄННІ ЗЛОЧИНИ ЗС РФ', 'КИЇВ', 'РАКЕТНА АТАКА']</text:p>
      <text:p text:style-name="P4">
Category: News</text:p>
      <!--METADATA-->
      <text:p text:style-name="P4">
<draw:frame draw:style-name="fr1" draw:name="Image307" text:anchor-type="as-char" svg:width="6.9236in" svg:height="5.065767in" draw:z-index="0">
<draw:image xlink:href="../Images/AРМІЯINFORM/2023-06-25T81-00-00-04-00/photo_5240074244350659668_y.jpg" xlink:type="simple" xlink:show="embed" xlink:actuate="onLoad" draw:mime-type="image/jpeg"/>
</draw:frame>
</text:p>
      <text:p text:style-name="P4">
Під завалами в будинку в Соломʼянському районі рятувальники виявили тіла щедвох загиблих. Загалом у будинку, куди влучили уламки російської ракети,загинули пʼятеро людей.</text:p>
      <text:p text:style-name="P4">
Про це<text:a xlink:type="simple" xlink:href="https://t.me/vitaliy_klitschko/2133" text:style-name="Internet_20_link" text:visited-style-name="Visited_20_Internet_20_Link">
 повідомив</text:a>
 мер Києва ВіталійКличко.</text:p>
      <text:p text:style-name="P4">
«Під завалами в будинку в Соломʼянському районі рятувальники виявили тіла щедвох загиблих. Операція з ліквідації наслідків ворожої атаки триває.Рятувальники ще працюють у пошкодженому будинку», — йдеться у повідомленні.</text:p>
      <text:p text:style-name="P4">
Загалом у будинку, куди влучили уламки російської ракети, загинули п’ятеролюдей, уточнив мер столиці.</text:p>
      <text:p text:style-name="P4">
Раніше <text:a xlink:type="simple" xlink:href="https://armyinform.com.ua/2023/06/24/u-dsns-pokazaly-naslidky-padinnya-ulamkiv-na-zhytlovyj-budynok-u-kyyevi/" text:style-name="Internet_20_link" text:visited-style-name="Visited_20_Internet_20_Link">
повідомлялось</text:a>
, що внаслідокракетної атаки зс рф 24 червня у Києві загинуло троє людей, травмовано 11осіб, з них чотири госпіталізовано, сімом надана медична допомога на місці.</text:p>
      <text:p text:style-name="P4">
Source: <text:a xlink:type="simple" xlink:href="https://armyinform.com.ua/2023/06/25/chyslo-zhertv-raketnogo-udaru-zs-rf-po-kyyevu-zroslo/" text:style-name="Internet_20_link" text:visited-style-name="Visited_20_Internet_20_Link">
https://armyinform.com.ua/2023/06/25/chyslo-zhertv-raketnogo-udaru-zs-rf-po-kyyevu-zroslo/</text:a>
</text:p>
      <!--NEWS-->
      <text:h text:style-name="P10" text:outline-level="1">
<text:span text:style-name="T4">
Ймовірність завдавання ракетних та авіаударів по всій території України залишається високою — Генштаб ЗСУ</text:span>
</text:h>
      <text:p text:style-name="P4">
Author: ['АРМІЯINFORM']</text:p>
      <text:p text:style-name="P4">
Time: 2023-06-25T82:00:00-04:00</text:p>
      <text:p text:style-name="P4">
Description: «Сьогодні вночі ворог застосував 6 зенітних керованих ракет із С-300 по цивіль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2022-10-06-vorog-znov-obstrilyav-raketamy.jpg" text:style-name="Internet_20_link" text:visited-style-name="Visited_20_Internet_20_Link">
2022-10-06-vorog-znov-obstrilyav-raketamy.jpg</text:a>
']</text:p>
      <text:p text:style-name="P4">
Tags: ['STOPRUSSIA', 'АВІАУДАРИ', 'ВТОРГНЕННЯ РФ', 'ГШ ЗСУ', 'ОПЕРАТИВНА ІНФОРМАЦІЯ', 'РАКЕТНИЙ УДАР']</text:p>
      <text:p text:style-name="P4">
Category: News</text:p>
      <!--METADATA-->
      <text:p text:style-name="P4">
<draw:frame draw:style-name="fr1" draw:name="Image308" text:anchor-type="as-char" svg:width="6.9236in" svg:height="3.893007in" draw:z-index="0">
<draw:image xlink:href="../Images/AРМІЯINFORM/2023-06-25T82-00-00-04-00/2022-10-06-vorog-znov-obstrilyav-raketamy.jpg" xlink:type="simple" xlink:show="embed" xlink:actuate="onLoad" draw:mime-type="image/jpeg"/>
</draw:frame>
 Ілюстративне фото <text:span text:style-name="T4">
🔥 Ситуація щодо російськоговторгнення</text:span>
</text:p>
      <text:p text:style-name="P4">
«Сьогодні вночі ворог застосував 6 зенітних керованих ракет із С-300 поцивільних об’єктах на території Запорізької області. Крім того, протягом добизавдав 25 авіаційних ударів, також здійснив понад 30 обстрілів з реактивнихсистем залпового вогню по позиціях наших військ та населених пунктах.Ймовірність завдання ракетних та авіаударів по всій території Українизалишається високою», — йдеться в оперативній<text:a xlink:type="simple" xlink:href="https://www.facebook.com/GeneralStaff.ua/posts/pfbid0h6auhdncgscLYSDXCioujycedJMhht18rZg4tkdKZHo6vXUXmjNytm6jN9jrn1sbl" text:style-name="Internet_20_link" text:visited-style-name="Visited_20_Internet_20_Link">
інформації</text:a>
Генерального штабу ЗСУ.</text:p>
      <text:p text:style-name="P4">
Source: <text:a xlink:type="simple" xlink:href="https://armyinform.com.ua/2023/06/25/jmovirnist-zavdannya-raketnyh-ta-aviaudariv-po-vsij-terytoriyi-ukrayiny-zalyshayetsya-vysokoyu-genshtab-zsu/" text:style-name="Internet_20_link" text:visited-style-name="Visited_20_Internet_20_Link">
https://armyinform.com.ua/2023/06/25/jmovirnist-zavdannya-raketnyh-ta-aviaudariv-po-vsij-terytoriyi-ukrayiny-zalyshayetsya-vysokoyu-genshtab-zsu/</text:a>
</text:p>
      <!--NEWS-->
      <text:h text:style-name="P10" text:outline-level="1">
<text:span text:style-name="T4">
Один російський ракетоносій із «Калібрами» перебуває в Чорному морі</text:span>
</text:h>
      <text:p text:style-name="P4">
Author: ['АРМІЯINFORM']</text:p>
      <text:p text:style-name="P4">
Time: 2023-06-25T83:00:00-04:00</text:p>
      <text:p text:style-name="P4">
Description: У Чорному морі на бойовому чергуванні перебувають чотири російські кораблі, серед я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raketa-kalibr-pusk-chorne-more.jpg" text:style-name="Internet_20_link" text:visited-style-name="Visited_20_Internet_20_Link">
raketa-kalibr-pusk-chorne-more.jpg</text:a>
', '<text:a xlink:type="simple" xlink:href="https://armyinform.com.ua/wp-content/uploads/2023/06/355684892_651395970361322_3221579004308704907_n.jpg" text:style-name="Internet_20_link" text:visited-style-name="Visited_20_Internet_20_Link">
355684892_651395970361322_3221579004308704907_n.jpg</text:a>
']</text:p>
      <text:p text:style-name="P4">
Tags: ['ВМС ЗСУ', 'КАЛІБР', 'ЧОРНЕ МОРЕ']</text:p>
      <text:p text:style-name="P4">
Category: News</text:p>
      <!--METADATA-->
      <text:p text:style-name="P4">
<draw:frame draw:style-name="fr1" draw:name="Image309" text:anchor-type="as-char" svg:width="6.9236in" svg:height="4.615733in" draw:z-index="0">
<draw:image xlink:href="../Images/AРМІЯINFORM/2023-06-25T83-00-00-04-00/raketa-kalibr-pusk-chorne-more.jpg" xlink:type="simple" xlink:show="embed" xlink:actuate="onLoad" draw:mime-type="image/jpeg"/>
</draw:frame>
 Ілюстративне фото</text:p>
      <text:p text:style-name="P4">
У Чорному морі на бойовому чергуванні перебувають чотири російські кораблі,серед яких один носій крилатих ракет «Калібр».</text:p>
      <text:p text:style-name="P4">
Про це<text:a xlink:type="simple" xlink:href="https://www.facebook.com/navy.mil.gov.ua/posts/pfbid02z7QXpV2tAShD2HVmKrXpQAuxLTZqpu76bfrWBVPjfuWEhoPXtR7nE1A3hFxPyXCXl" text:style-name="Internet_20_link" text:visited-style-name="Visited_20_Internet_20_Link">
повідомляють</text:a>
у ВМС Збройних Сил України.</text:p>
      <text:p text:style-name="P4">
«Станом на 12:00 25.06.2023: в Чорному морі на бойовому чергуванні перебувають4 ворожі кораблі, серед яких один носій крилатих ракет „Калібр“; в Азовськомуморі — один ворожий корабель», — ідеться у повідомленні.</text:p>
      <text:p text:style-name="P4">
<draw:frame draw:style-name="fr1" draw:name="Image310" text:anchor-type="as-char" svg:width="6.9236in" svg:height="8.6545in" draw:z-index="0">
<draw:image xlink:href="../Images/AРМІЯINFORM/2023-06-25T83-00-00-04-00/355684892_651395970361322_3221579004308704907_n.jpg" xlink:type="simple" xlink:show="embed" xlink:actuate="onLoad" draw:mime-type="image/jpeg"/>
</draw:frame>
</text:p>
      <text:p text:style-name="P4">
Також зазначається, що в Середземному морі на бойовому чергуванні перебуваютьдо 8 ворожих кораблів, серед яких є один носій крилатих ракет «Калібр», іззагальним залпом до 16 ракет.</text:p>
      <text:p text:style-name="P4">
Source: <text:a xlink:type="simple" xlink:href="https://armyinform.com.ua/2023/06/25/odyn-rosijsky-raketonosij-iz-kalibramy-perebuvaye-u-chornomu-mori/" text:style-name="Internet_20_link" text:visited-style-name="Visited_20_Internet_20_Link">
https://armyinform.com.ua/2023/06/25/odyn-rosijsky-raketonosij-iz-kalibramy-perebuvaye-u-chornomu-mori/</text:a>
</text:p>
      <!--NEWS-->
      <text:h text:style-name="P10" text:outline-level="1">
<text:span text:style-name="T4">
На Таврійському напрямку за добу росіяни втратили майже три роти</text:span>
</text:h>
      <text:p text:style-name="P4">
Author: ['АРМІЯINFORM']</text:p>
      <text:p text:style-name="P4">
Time: 2023-06-25T84:00:00-04:00</text:p>
      <text:p text:style-name="P4">
Description: Підрозділи ракетних військ та артилерії Сил оборони протягом доби виконали 1093 вогнев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40182756699391846_y.jpg" text:style-name="Internet_20_link" text:visited-style-name="Visited_20_Internet_20_Link">
photo_5240182756699391846_y.jpg</text:a>
']</text:p>
      <text:p text:style-name="P4">
Tags: ['ВТРАТИ ПРОТИВНИКА', 'ОЛЕКСАНДР ТАРНАВСЬКИЙ', 'ТАВРІЙСЬКИЙ НАПРЯМОК']</text:p>
      <text:p text:style-name="P4">
Category: News</text:p>
      <!--METADATA-->
      <text:p text:style-name="P4">
<draw:frame draw:style-name="fr1" draw:name="Image311" text:anchor-type="as-char" svg:width="6.9236in" svg:height="4.615733in" draw:z-index="0">
<draw:image xlink:href="../Images/AРМІЯINFORM/2023-06-25T84-00-00-04-00/photo_5240182756699391846_y.jpg" xlink:type="simple" xlink:show="embed" xlink:actuate="onLoad" draw:mime-type="image/jpeg"/>
</draw:frame>
</text:p>
      <text:p text:style-name="P4">
Підрозділи ракетних військ та артилерії Сил оборони протягом доби виконали1093 вогневі завдання. Про це <text:a xlink:type="simple" xlink:href="https://t.me/otarnavskiy/133" text:style-name="Internet_20_link" text:visited-style-name="Visited_20_Internet_20_Link">
повідомляє</text:a>
командувач оперативно-стратегічного угруповання військ «Таврія» генералОлександр Тарнавський.</text:p>
      <text:p text:style-name="P4">
«За останню добу втрати ворога вбитими та пораненими становлять майже трироти. Знищено 16 одиниць військової техніки противника. Зокрема, танк, 2 ББМ,2 БПЛА „Орлан-10“, БПЛА Zala, гаубиця 2А65 „Мста-Б“, РСЗВ БМ-27 „Ураган“.Також було знищено 5 складів боєприпасів ворога», — йдеться в повідомленні.</text:p>
      <text:p text:style-name="P4">
Source: <text:a xlink:type="simple" xlink:href="https://armyinform.com.ua/2023/06/25/na-tavrijskomu-napryamku-za-dobu-rosiyany-vtratyly-majzhe-try-roty/" text:style-name="Internet_20_link" text:visited-style-name="Visited_20_Internet_20_Link">
https://armyinform.com.ua/2023/06/25/na-tavrijskomu-napryamku-za-dobu-rosiyany-vtratyly-majzhe-try-roty/</text:a>
</text:p>
      <!--NEWS-->
      <text:h text:style-name="P10" text:outline-level="1">
<text:span text:style-name="T4">
У Херсоні вода в Дніпрі повернулась у межі русла — Міндовкілля</text:span>
</text:h>
      <text:p text:style-name="P4">
Author: ['АРМІЯINFORM']</text:p>
      <text:p text:style-name="P4">
Time: 2023-06-25T85:00:00-04:00</text:p>
      <text:p text:style-name="P4">
Description: Станом на 25 червня річка Дніпро в м. Херсон повернулась у межі русла. Рівень води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03ec098-933f-4741-85d8-f883a75615cd.jpg" text:style-name="Internet_20_link" text:visited-style-name="Visited_20_Internet_20_Link">
303ec098-933f-4741-85d8-f883a75615cd.jpg</text:a>
', '<text:a xlink:type="simple" xlink:href="https://armyinform.com.ua/wp-content/uploads/2023/06/photo_2023-06-25_13-44-19.jpg" text:style-name="Internet_20_link" text:visited-style-name="Visited_20_Internet_20_Link">
photo_2023-06-25_13-44-19.jpg</text:a>
']</text:p>
      <text:p text:style-name="P4">
Tags: ['ВЕЛИКИЙ ЛУГ', 'ВОЄННІ ЗЛОЧИНИ ЗС РФ', 'ДНІПРО', 'КАХОВСЬКА ГЕС', 'КАХОВСЬКА ГЕС/ШТАБ INFO']</text:p>
      <text:p text:style-name="P4">
Category: News</text:p>
      <!--METADATA-->
      <text:p text:style-name="P4">
<draw:frame draw:style-name="fr1" draw:name="Image312" text:anchor-type="as-char" svg:width="6.9236in" svg:height="4.622144in" draw:z-index="0">
<draw:image xlink:href="../Images/AРМІЯINFORM/2023-06-25T85-00-00-04-00/303ec098-933f-4741-85d8-f883a75615cd.jpg" xlink:type="simple" xlink:show="embed" xlink:actuate="onLoad" draw:mime-type="image/jpeg"/>
</draw:frame>
 Ілюстративнефото</text:p>
      <text:p text:style-name="P4">
Станом на 25 червня річка Дніпро в м. Херсон повернулась у межі русла. Рівеньводи на позначці «Херсон» становить 0,33 м за балтійською системою. За добурівень знизився на 4 см, сумарний спад з часу підриву Каховської ГЕС – 5,35 м.</text:p>
      <text:p text:style-name="P4">
Про це <text:a xlink:type="simple" xlink:href="https://t.me/shtab_kakhovska_hes/1231" text:style-name="Internet_20_link" text:visited-style-name="Visited_20_Internet_20_Link">
повідомляє</text:a>
 Штаб з ліквідаціїнаслідків підриву Каховської ГЕС з посиланням на Міндовкілля.</text:p>
      <text:p text:style-name="P4">
Зазначається, що в районі природного парку «Нижньодніпровський» середнійрівень води близько 0,30 м.</text:p>
      <text:p text:style-name="P4">
Продовжується обміління акваторії в нацпарку «Великий Луг». Під загрозоюосушення залишається водно-болотне угіддя «Сім маяків». Архіпелаг «Великі таМалі Кучугури» повністю осушений.</text:p>
      <text:p text:style-name="P4">
<draw:frame draw:style-name="fr1" draw:name="Image313" text:anchor-type="as-char" svg:width="6.9236in" svg:height="5.740818in" draw:z-index="0">
<draw:image xlink:href="../Images/AРМІЯINFORM/2023-06-25T85-00-00-04-00/photo_2023-06-25_13-44-19.jpg" xlink:type="simple" xlink:show="embed" xlink:actuate="onLoad" draw:mime-type="image/jpeg"/>
</draw:frame>
</text:p>
      <text:p text:style-name="P4">
Крім того, у нацпарку «Кам'янська Січ» рівень знизився орієнтовно на понад 13м.</text:p>
      <text:p text:style-name="P4">
Source: <text:a xlink:type="simple" xlink:href="https://armyinform.com.ua/2023/06/25/u-hersoni-voda-u-dnipri-povernulas-u-mezhi-rusla-mindovkillya/" text:style-name="Internet_20_link" text:visited-style-name="Visited_20_Internet_20_Link">
https://armyinform.com.ua/2023/06/25/u-hersoni-voda-u-dnipri-povernulas-u-mezhi-rusla-mindovkillya/</text:a>
</text:p>
      <!--NEWS-->
      <text:h text:style-name="P10" text:outline-level="1">
<text:span text:style-name="T4">
За добу було пройдено на південному та північному флангах навколо Бахмута від 600 до 1000 метрів — Сергій Череватий</text:span>
</text:h>
      <text:p text:style-name="P4">
Author: ['Ігор Березинський']</text:p>
      <text:p text:style-name="P4">
Time: 2023-06-25T86:00:00-04:00</text:p>
      <text:p text:style-name="P4">
Description: — На Бахмутському напрямку Сили оборони продовжують штурмові дії та тіснять ворог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herevatyj-2.jpg" text:style-name="Internet_20_link" text:visited-style-name="Visited_20_Internet_20_Link">
cherevatyj-2.jpg</text:a>
']</text:p>
      <text:p text:style-name="P4">
Tags: ['БАХМУТСЬКИЙ НАПРЯМОК', 'ВТРАТИ ПРОТИВНИКА', 'СЕРГІЙ ЧЕРЕВАТИЙ']</text:p>
      <text:p text:style-name="P4">
Category: News</text:p>
      <!--METADATA-->
      <text:p text:style-name="P4">
<draw:frame draw:style-name="fr1" draw:name="Image314" text:anchor-type="as-char" svg:width="6.9236in" svg:height="4.61393in" draw:z-index="0">
<draw:image xlink:href="../Images/AРМІЯINFORM/2023-06-25T86-00-00-04-00/cherevatyj-2.jpg" xlink:type="simple" xlink:show="embed" xlink:actuate="onLoad" draw:mime-type="image/jpeg"/>
</draw:frame>
</text:p>
      <text:p text:style-name="P4">
— На Бахмутському напрямку Сили оборони продовжують штурмові дії та тіснятьворога. За добу було пройдено на південному та північному флангах навколоБахмута від 600 до 1000 метрів, знищено 186 окупантів, 224 поранено, 8 взято вполон. Також знищено танк, БМП, 2 САУ, 2 РСЗВ «Град», 3 протитанковікомплекси, 3 гармати «Мста-Б», зенітно-ракетний комплекс «Стріла-10», 6польових складів з боєприпасами, 3 дрони-камікадзе «Ланцет» і 1 безпілотник«Орлан-10», — розповів в ефірі телемарафону «Єдині новини» речник Східногоугруповання військ полковник Сергій Череватий.</text:p>
      <text:p text:style-name="P4">
За словами офіцера, ворог підтягує в район Бахмута повітряно-десантніпідрозділи, піхоту, бойовий армійський резерв, територіальні війська, іншіпідрозділи ПВК типу «патріот», «факел», «ветерани», штурмові роти «z»,виявляючи велике бажання утримати це місто. Окупанти за 10 місяців не моглизахопити його. Тож втратити Бахмут — для росіян стане апогеєм їхньої ганьби.</text:p>
      <text:p text:style-name="P4">
— Проте ми знаємо їхні наміри, підрозділи, командирів, тактику. І все цевраховано в наших планах, і їм нічого вже не допоможе завдяки героїзму,професіоналізму і мотивації наших воїнів. Поруч із цим ситуація на фронтівплинула і на ситуацію з «вагнерівцями», адже сама поразка на фронтіспричинила те, що «вагнерівці» ганебно тікали. Тож це спричинило розкол вїхніх рядах. Єдина головна їхня позитивна сторона наразі — це кількістьособового складу. Ми не даємо їм конвертувати численну перевагу в будь-якіуспіхи, і будучи більш навченими і мотивованими, змушуємо ворога відступати.Кожну ціль ми вражаємо з 1–2 пострілів, — повідомив Сергій Череватий.</text:p>
      <text:p text:style-name="P4">
Source: <text:a xlink:type="simple" xlink:href="https://armyinform.com.ua/2023/06/25/za-dobu-bulo-projdeno-na-pivdennomu-ta-pivnichnomu-flangah-navkolo-bahmuta-vid-600-do-1000-metriv-sergij-cherevatyj/" text:style-name="Internet_20_link" text:visited-style-name="Visited_20_Internet_20_Link">
https://armyinform.com.ua/2023/06/25/za-dobu-bulo-projdeno-na-pivdennomu-ta-pivnichnomu-flangah-navkolo-bahmuta-vid-600-do-1000-metriv-sergij-cherevatyj/</text:a>
</text:p>
      <!--NEWS-->
      <text:h text:style-name="P10" text:outline-level="1">
<text:span text:style-name="T4">
У Британії відбувся симпозіум, присвячений вивченню уроків, аналізу та узагальненню досвіду підготовки ЗСУ</text:span>
</text:h>
      <text:p text:style-name="P4">
Author: ['АРМІЯINFORM']</text:p>
      <text:p text:style-name="P4">
Time: 2023-06-25T87:00:00-04:00</text:p>
      <text:p text:style-name="P4">
Description: Під загальним керівництвом 11-ї Бригади сприяння силам безпеки Сухопутних військ З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5089313_611539017825847_2764076142022456180_n.jpg" text:style-name="Internet_20_link" text:visited-style-name="Visited_20_Internet_20_Link">
355089313_611539017825847_2764076142022456180_n.jpg</text:a>
', '<text:a xlink:type="simple" xlink:href="https://armyinform.com.ua/wp-content/uploads/2023/06/355681569_611539097825839_7456844239311536201_n-150x150.jpg" text:style-name="Internet_20_link" text:visited-style-name="Visited_20_Internet_20_Link">
355681569_611539097825839_7456844239311536201_n-150x150.jpg</text:a>
', '<text:a xlink:type="simple" xlink:href="https://armyinform.com.ua/wp-content/uploads/2023/06/355110559_611538991159183_3233245160793725738_n-150x150.jpg" text:style-name="Internet_20_link" text:visited-style-name="Visited_20_Internet_20_Link">
355110559_611538991159183_3233245160793725738_n-150x150.jpg</text:a>
', '<text:a xlink:type="simple" xlink:href="https://armyinform.com.ua/wp-content/uploads/2023/06/355099751_611539171159165_792745326951948205_n-150x150.jpg" text:style-name="Internet_20_link" text:visited-style-name="Visited_20_Internet_20_Link">
355099751_611539171159165_792745326951948205_n-150x150.jpg</text:a>
', '<text:a xlink:type="simple" xlink:href="https://armyinform.com.ua/wp-content/uploads/2023/06/354605525_611539127825836_4648406544896074073_n-150x150.jpg" text:style-name="Internet_20_link" text:visited-style-name="Visited_20_Internet_20_Link">
354605525_611539127825836_4648406544896074073_n-150x150.jpg</text:a>
']</text:p>
      <text:p text:style-name="P4">
Tags: ['INTERFLEX', 'ВЕЛИКА БРИТАНІЯ', 'ДОПОМОГА ПАРТНЕРІВ', 'ЮНІФАЄР']</text:p>
      <text:p text:style-name="P4">
Category: News</text:p>
      <!--METADATA-->
      <text:p text:style-name="P4">
<draw:frame draw:style-name="fr1" draw:name="Image315" text:anchor-type="as-char" svg:width="6.9236in" svg:height="4.615733in" draw:z-index="0">
<draw:image xlink:href="../Images/AРМІЯINFORM/2023-06-25T87-00-00-04-00/355089313_611539017825847_2764076142022456180_n.jpg" xlink:type="simple" xlink:show="embed" xlink:actuate="onLoad" draw:mime-type="image/jpeg"/>
</draw:frame>
</text:p>
      <text:p text:style-name="P4">
Під загальним керівництвом 11-ї Бригади сприяння силам безпеки Сухопутнихвійськ ЗС Великої Британії відбувся симпозіум, присвячений вивченню уроків,аналізу та узагальнення досвіду проведення базової загальновійськовоїпідготовки особового складу Збройних Сил України і навчанню молодших лідерівта лідерок українського війська.</text:p>
      <text:p text:style-name="P4">
Симпозіум проходив в Академії оборони Сполученого Королівства Великої Британіїта Північної Ірландії (<text:a xlink:type="simple" xlink:href="https://www.facebook.com/defenceacademyuk" text:style-name="Internet_20_link" text:visited-style-name="Visited_20_Internet_20_Link">
Defence Academy of the UnitedKingdom</text:a>
).У його роботі взяли участь інструктори та інструкторки, представники тапредставниці навчально-тренувальних операцій та програм із різних країн, якібезпосередньо організовують, сприяють, логістично забезпечують та проводятьпідготовку українських військових як на території Великої Британії, так й вкраїнах Європейського Союзу.</text:p>
      <text:p text:style-name="P4">
Зокрема, командами інструкторів Збройних Сил Великої Британії та України бувпредставлений та проаналізований річний досвід щодо базової загальновійськовоїпідготовки в рамках багатонаціональної навчальної операції «ІНТЕРФЛЕКС»протягом 2022 та 2023 років на території Сполученого Королівства. Також, уконтексті навчальної операції «ІНТЕРФЛЕКС» представники Збройних Сил Канадирозповіли про їхній досвід навчання військовослужбовців в рамках канадськоїнавчальної місії «ЮНІФАЄР».</text:p>
      <text:p text:style-name="P4">
Окремо представники Збройних Сил України також поділилися необхіднимиспостереженнями для визначення можливих модифікацій поточної підготовки наоснові їхнього реального бойового досвіду з російсько-української війни.</text:p>
      <text:p text:style-name="P4">
<text:a xlink:type="simple" xlink:href="https://armyinform.com.ua/wp-content/uploads/2023/06/355681569_611539097825839_7456844239311536201_n.jpg" text:style-name="Internet_20_link" text:visited-style-name="Visited_20_Internet_20_Link">
<draw:frame draw:style-name="fr1" draw:name="Image316" text:anchor-type="as-char" svg:width="6.9236in" svg:height="6.9236in" draw:z-index="0">
<draw:image xlink:href="../Images/AРМІЯINFORM/2023-06-25T87-00-00-04-00/355681569_611539097825839_7456844239311536201_n-150x150.jpg" xlink:type="simple" xlink:show="embed" xlink:actuate="onLoad" draw:mime-type="image/jpeg"/>
</draw:frame>
</text:a>
</text:p>
      <text:p text:style-name="P4">
<text:a xlink:type="simple" xlink:href="https://armyinform.com.ua/wp-content/uploads/2023/06/355110559_611538991159183_3233245160793725738_n.jpg" text:style-name="Internet_20_link" text:visited-style-name="Visited_20_Internet_20_Link">
<draw:frame draw:style-name="fr1" draw:name="Image317" text:anchor-type="as-char" svg:width="6.9236in" svg:height="6.9236in" draw:z-index="0">
<draw:image xlink:href="../Images/AРМІЯINFORM/2023-06-25T87-00-00-04-00/355110559_611538991159183_3233245160793725738_n-150x150.jpg" xlink:type="simple" xlink:show="embed" xlink:actuate="onLoad" draw:mime-type="image/jpeg"/>
</draw:frame>
</text:a>
</text:p>
      <text:p text:style-name="P4">
<text:a xlink:type="simple" xlink:href="https://armyinform.com.ua/wp-content/uploads/2023/06/355099751_611539171159165_792745326951948205_n.jpg" text:style-name="Internet_20_link" text:visited-style-name="Visited_20_Internet_20_Link">
<draw:frame draw:style-name="fr1" draw:name="Image318" text:anchor-type="as-char" svg:width="6.9236in" svg:height="6.9236in" draw:z-index="0">
<draw:image xlink:href="../Images/AРМІЯINFORM/2023-06-25T87-00-00-04-00/355099751_611539171159165_792745326951948205_n-150x150.jpg" xlink:type="simple" xlink:show="embed" xlink:actuate="onLoad" draw:mime-type="image/jpeg"/>
</draw:frame>
</text:a>
</text:p>
      <text:p text:style-name="P4">
<text:a xlink:type="simple" xlink:href="https://armyinform.com.ua/wp-content/uploads/2023/06/354605525_611539127825836_4648406544896074073_n.jpg" text:style-name="Internet_20_link" text:visited-style-name="Visited_20_Internet_20_Link">
<draw:frame draw:style-name="fr1" draw:name="Image319" text:anchor-type="as-char" svg:width="6.9236in" svg:height="6.9236in" draw:z-index="0">
<draw:image xlink:href="../Images/AРМІЯINFORM/2023-06-25T87-00-00-04-00/354605525_611539127825836_4648406544896074073_n-150x150.jpg" xlink:type="simple" xlink:show="embed" xlink:actuate="onLoad" draw:mime-type="image/jpeg"/>
</draw:frame>
</text:a>
</text:p>
      <text:p text:style-name="P4">
У симпозіумі взяли участь представники та представниці близько 20 країн зНАТО, партнерів Альянсу та ЄС. Так, було представлено та обговорено досвідМісії Європейського Союзу з надання військової допомоги Україні в навчанніукраїнських військових у різних країнах Європи та досвід координаціїнавчальних зусиль «Групою сприяння безпеці — Україна» для продовженнязбільшення тренувальних спроможностей для Збройних Сил України, якіпротистоять жорстокій загарбницькій війні росії.</text:p>
      <text:p text:style-name="P4">
Командувач 11-ї Бригади сприяння силам безпеки Сухопутних військ ЗС ВеликоїБританії бригадний генерал Джастін Стенхаус зазначив, що операція «INTERFLEX»є двостороннім навчанням для всіх учасників.</text:p>
      <text:p text:style-name="P4">
<text:span text:style-name="T5">
Операція «ІНТЕРФЛЕКС» — це навчальна програма, яка призначена для новобранцівЗбройних Сил України із невеликим або без попереднього військового досвіду.</text:span>
</text:p>
      <text:p text:style-name="P4">
<text:span text:style-name="T5">
У реалізації багатонаціональної навчальної операції «ІНТЕРФЛЕКС» у 2023 роціза участі найкращих інструкторів та інструкторок Збройних Сил СполученогоКоролівства Великої Британії і Північної Ірландії, Австралійського Союзу,Королівства Данії, Канади, Литовської Республіки, Королівства Нідерландів,Нової Зеландії, Королівства Норвегії, Фінляндії, Королівства Швеції та Українизаплановано підготувати близько 20 тисяч українських військовослужбовців тавійськовослужбовець Збройних Сил України.</text:span>
</text:p>
      <text:p text:style-name="P4">
<text:span text:style-name="T5">
Тренування проводиться на об’єктах навчально-матеріальної бази Міністерстваоборони Великої Британії. Кожний навчальний курс триває п’ять тижнів іпроводиться під загальним керівництвом 11-ї Бригади сприяння силам безпекиСухопутних військ ЗС Великої Британії.</text:span>
</text:p>
      <text:p text:style-name="P4">
Джерело: <text:a xlink:type="simple" xlink:href="https://www.facebook.com/GeneralStaff.ua/posts/pfbid02PVuYYH8niH7DLoggXpDXihwj7MqnNcptxAvRPrM26Emg74maJx2SJEjoPz3nEqdwl" text:style-name="Internet_20_link" text:visited-style-name="Visited_20_Internet_20_Link">
ГШ ЗСУкраїни</text:a>
</text:p>
      <text:p text:style-name="P4">
Source: <text:a xlink:type="simple" xlink:href="https://armyinform.com.ua/2023/06/25/u-brytaniyi-vidbuvsya-sympozium-prysvyachenyj-vyvchennyu-urokiv-analizu-ta-uzagalnennya-dosvidu-pidgotovky-zsu/" text:style-name="Internet_20_link" text:visited-style-name="Visited_20_Internet_20_Link">
https://armyinform.com.ua/2023/06/25/u-brytaniyi-vidbuvsya-sympozium-prysvyachenyj-vyvchennyu-urokiv-analizu-ta-uzagalnennya-dosvidu-pidgotovky-zsu/</text:a>
</text:p>
      <!--NEWS-->
      <text:h text:style-name="P10" text:outline-level="1">
<text:span text:style-name="T4">
На Сумщині ворог здійснив невдалу спробу проникнення ДРГ через держкордон України</text:span>
</text:h>
      <text:p text:style-name="P4">
Author: ['АРМІЯINFORM']</text:p>
      <text:p text:style-name="P4">
Time: 2023-06-25T88:00:00-04:00</text:p>
      <text:p text:style-name="P4">
Description: Про це повідомляє Генеральний штаб ЗСУ.    «Противник і надалі зосереджує основ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ilyustratyvne-foto_large-2.jpg" text:style-name="Internet_20_link" text:visited-style-name="Visited_20_Internet_20_Link">
ilyustratyvne-foto_large-2.jpg</text:a>
']</text:p>
      <text:p text:style-name="P4">
Tags: ['STOPRUSSIA', 'ВОРОЖА ДРГ', 'ВТОРГНЕННЯ РФ', 'СУМЩИНА']</text:p>
      <text:p text:style-name="P4">
Category: News</text:p>
      <!--METADATA-->
      <text:p text:style-name="P4">
<draw:frame draw:style-name="fr1" draw:name="Image320" text:anchor-type="as-char" svg:width="6.9236in" svg:height="4.621807in" draw:z-index="0">
<draw:image xlink:href="../Images/AРМІЯINFORM/2023-06-25T88-00-00-04-00/ilyustratyvne-foto_large-2.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h6auhdncgscLYSDXCioujycedJMhht18rZg4tkdKZHo6vXUXmjNytm6jN9jrn1sbl" text:style-name="Internet_20_link" text:visited-style-name="Visited_20_Internet_20_Link">
повідомляє</text:a>
Генеральний штаб ЗСУ.</text:p>
      <text:p text:style-name="P4">
«Противник і надалі зосереджує основні зусилля на Лиманському, Бахмутському таМар’їнському напрямках — протягом доби відбулось понад 20 бойових зіткнень. НаВолинському та Поліському напрямках оперативна обстановка без суттєвих змін.Ознак формування наступальних угруповань не виявлено.</text:p>
      <text:p text:style-name="P4">
На Сіверському та Слобожанському напрямках противник зберігає військовуприсутність, продовжує диверсійно-розвідувальну діяльність у прикордонних зУкраїною районах. Минулої доби, в районі населеного пункту Родіонівка Сумськоїобласті, ворог здійснив невдалу спробу проникнення ДРГ через держкордонУкраїни, зазнав втрат та відступив. Здійснив мінометні та артилерійськіобстріли населених пунктів Грем’ячка, Тимоновичі Чернігівської області;Ходине, Малушине, Козаче, Ворожба, Іскрисківщина, Павлівка, КатеринівкаСумської області, а також Уди, Ветеринарне, Гранів, Козача Лопань, Красне,Стариця, Огірцеве, Гатище, Вовчанськ, Бочкове, Охрімівка, Миколаївка,Нестерне, Бударки, Кругле, Землянки, Вільхуватка, Чугунівка, Григорівка,Одрадне на Харківщині», — йдеться у повідомленні.</text:p>
      <text:p text:style-name="P4">
Source: <text:a xlink:type="simple" xlink:href="https://armyinform.com.ua/2023/06/25/na-sumshhyni-vorog-zdijsnyv-nevdalu-sprobu-pronyknennya-drg-cherez-derzhkordon-ukrayiny/" text:style-name="Internet_20_link" text:visited-style-name="Visited_20_Internet_20_Link">
https://armyinform.com.ua/2023/06/25/na-sumshhyni-vorog-zdijsnyv-nevdalu-sprobu-pronyknennya-drg-cherez-derzhkordon-ukrayiny/</text:a>
</text:p>
      <!--NEWS-->
      <text:h text:style-name="P10" text:outline-level="1">
<text:span text:style-name="T4">
Напад «вагнерівців» на Україну з боку білорусі стане для них самогубством — Сергій Наєв</text:span>
</text:h>
      <text:p text:style-name="P4">
Author: ['АРМІЯINFORM']</text:p>
      <text:p text:style-name="P4">
Time: 2023-06-25T89:00:00-04:00</text:p>
      <text:p text:style-name="P4">
Description: Якщо пвк «вагнер» наважиться здійснити напад на нашу територію з боку республі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25_17-45-56.jpg" text:style-name="Internet_20_link" text:visited-style-name="Visited_20_Internet_20_Link">
photo_2023-06-25_17-45-56.jpg</text:a>
']</text:p>
      <text:p text:style-name="P4">
Tags: ['MILITARY MEDIA CENTER', 'БІЛОРУСЬ', 'СЕРГІЙ НАЄВ']</text:p>
      <text:p text:style-name="P4">
Category: News</text:p>
      <!--METADATA-->
      <text:p text:style-name="P4">
<draw:frame draw:style-name="fr1" draw:name="Image321" text:anchor-type="as-char" svg:width="6.9236in" svg:height="4.619339in" draw:z-index="0">
<draw:image xlink:href="../Images/AРМІЯINFORM/2023-06-25T89-00-00-04-00/photo_2023-06-25_17-45-56.jpg" xlink:type="simple" xlink:show="embed" xlink:actuate="onLoad" draw:mime-type="image/jpeg"/>
</draw:frame>
</text:p>
      <text:p text:style-name="P4">
Якщо пвк «вагнер» наважиться здійснити напад на нашу територію з бокуреспубліки білорусь, для неї це буде нічим іншим, як самогубством.</text:p>
      <text:p text:style-name="P4">
Про це сказав командувач Об’єднаних Сил ЗСУ генерал-лейтенант Сергій Наєв,<text:a xlink:type="simple" xlink:href="https://t.me/militarymediacenter/2349" text:style-name="Internet_20_link" text:visited-style-name="Visited_20_Internet_20_Link">
повідомляє </text:a>
Military Media Center</text:p>
      <text:p text:style-name="P4">
«З приводу заяв щодо можливої участі ПВК „Вагнер“ у нападі на нашу територію збоку республіки білорусь. Хочу всіх запевнити, що ситуація у північнійопераційній зоні залишається стабільною та контрольованою. Наші військапродовжують нарощувати оборонні засоби. У посиленому режимі працюють всіслужби від розвідки до інженерних військ. Наразі не спостерігається анінарощування техніки, ані живої сили противника. Кордон держави під надійнимзахистом в режимі 24/7.</text:p>
      <text:p text:style-name="P4">
Якщо ж таке станеться і ворог спробує перетнути державний кордон, для них цебуде ніщо інше, як самогубство. Наші воїни готові дати гідну відповідь будь-кому, хто наважується перетнути державний рубіж зі зброєю в руках. СлаваУкраїні! Разом переможемо!» — заявив він.</text:p>
      <text:p text:style-name="P4">
Source: <text:a xlink:type="simple" xlink:href="https://armyinform.com.ua/2023/06/25/napad-vagenerivcziv-na-ukrayinu-z-boku-bilorusi-stane-dlya-nyh-samogubstvom-sergij-nayev/" text:style-name="Internet_20_link" text:visited-style-name="Visited_20_Internet_20_Link">
https://armyinform.com.ua/2023/06/25/napad-vagenerivcziv-na-ukrayinu-z-boku-bilorusi-stane-dlya-nyh-samogubstvom-sergij-nayev/</text:a>
</text:p>
      <!--NEWS-->
      <text:h text:style-name="P10" text:outline-level="1">
<text:span text:style-name="T4">
Співачка Лобода образила юну харків'янку: «Хто тобі дав гроші?»</text:span>
</text:h>
      <text:p text:style-name="P4">
Authors: Ukrinform (Person)</text:p>
      <text:p text:style-name="P4">
Publisher: Укринформ (Organization)</text:p>
      <text:p text:style-name="P4">
Published Time: 2023-06-25T8:55:00+03:00</text:p>
      <text:p text:style-name="P4">
Modified Time: 2023-06-25T21:55:00+03:00</text:p>
      <text:p text:style-name="P4">
Description: Під час вуличного виступу в Харкові співачка Світлана Лобода неадекватно зреагувала на плакат «Харків без Лободи», образивши дівчину, яка його тримала. — Укрінформ.</text:p>
      <text:p text:style-name="P4">
Images: ['<text:a xlink:type="simple" xlink:href="https://static.ukrinform.com/photos/2017_08/thumb_files/630_360_1501838993-5570.jpg" text:style-name="Internet_20_link" text:visited-style-name="Visited_20_Internet_20_Link">
630_360_15018...</text:a>
']</text:p>
      <text:p text:style-name="P4">
Tags: ['Лобода', 'Скандал', 'Харків', 'Співачка']</text:p>
      <text:p text:style-name="P4">
Type: Article</text:p>
      <!--METADATA-->
      <text:p text:style-name="P4">
<draw:frame draw:style-name="fr1" draw:name="Image322" text:anchor-type="as-char" svg:width="6.9236in" svg:height="3.956343in" draw:z-index="0">
<draw:image xlink:href="../Images/yкринформ/2023-06-25T8-55-00-03-00/630_360_1501838993-5570.jpg" xlink:type="simple" xlink:show="embed" xlink:actuate="onLoad" draw:mime-type="image/jpeg"/>
</draw:frame>
 Під часвуличного виступу в Харкові співачка Світлана Лобода неадекватно зреагувала наплакат «Харків без Лободи», образивши дівчину, яка його тримала.</text:p>
      <text:p text:style-name="P4">
Про це у <text:a xlink:type="simple" xlink:href="https://www.facebook.com/100079822684002/videos/pcb.251014070902681/570428321962549" text:style-name="Internet_20_link" text:visited-style-name="Visited_20_Internet_20_Link">
 Фейсбуці</text:a>
повідомляє рух «Чесно», передає Укрінформ.</text:p>
      <text:p text:style-name="P4">
«Це Світлана Лобода виступає у Харкові та принижує дівчину, яка прийшла зплакатом «Харків без Лободи». Особливо бридко звучить питання «хто тобі давгроші?», виходить у світі Свєти позиція може бути лише за гроші?», - риторичнозапитує «Чесно».</text:p>
      <text:p text:style-name="P4">
Поряд з відео рух оприлюднив фото матері Світлани Лободи, Наталії. ДепутаткаІрпінської міської ради від «Нових облич» у 2017 році привезла у Москву тортикна передачу «Пусть говорят». Рух «Чесно» зауважив, що кампанія за позбавленняїї мандата була дуже тривалою, але врешті-решт успішною.</text:p>
      <text:p text:style-name="P4">
Відео, на якому Лобода ображає дівчинку-підлітка у <text:a xlink:type="simple" xlink:href="https://www.ukrinform.ua/tag-harkiv" text:style-name="Internet_20_link" text:visited-style-name="Visited_20_Internet_20_Link">
 Харкові</text:a>
 , облетіло соцмережі. Люди переконані,що співачка фактично цькує дитину за проукраїнську позицію.</text:p>
      <text:p text:style-name="P4">
«Ще раз - доросла, відома жінка принижує дитину за проукраїнську позицію наочах кількох десятків людей, які їй за це аплодують», - написала <text:a xlink:type="simple" xlink:href="http://www.facebook.com/sevgil.musaieva" text:style-name="Internet_20_link" text:visited-style-name="Visited_20_Internet_20_Link">
 СевгільМусаєва </text:a>
 .</text:p>
      <text:p text:style-name="P4">
<text:span text:style-name="T4">
Читайте також:</text:span>
 <text:a xlink:type="simple" xlink:href="https://www.ukrinform.ua/rubric-culture/3625691-u-litvi-vse-z-skasuvali-koncerti-spivacki-lobodi-zmi.html" text:style-name="Internet_20_link" text:visited-style-name="Visited_20_Internet_20_Link">
 У Литві все ж скасували концерти співачки <text:span text:style-name="T4">
Лободи</text:span>
 –ЗМІ </text:a>
</text:p>
      <text:p text:style-name="P4">
«Хлопці у камуфляжі намагались вмовити її піти, до неї підходили, щось казали,дівчина стоїть незворушливо», - зазначила <text:a xlink:type="simple" xlink:href="http://m.facebook.com/story.php" text:style-name="Internet_20_link" text:visited-style-name="Visited_20_Internet_20_Link">
 Валерія Володимирівна</text:a>
з Харкова. Вона додала, що дівчина стоїть навпроти натовпу спокійна, бо знає,що співачка - зрадниця, які не потрібні Харкову.</text:p>
      <text:p text:style-name="P4">
Як повідомлялося, Світлана Лобода активно виступала в Росії з моменту окупаціїКриму, а 2015 року вона співала на заході на честь «перемоги РадянськогоСоюзу» у Другій світовій війні 9 травня.</text:p>
      <text:p text:style-name="P4">
Source: <text:a xlink:type="simple" xlink:href="https://www.ukrinform.ua/rubric-regions/3727607-spivacka-loboda-obrazila-unu-harkivanku-hto-tobi-dav-grosi.html" text:style-name="Internet_20_link" text:visited-style-name="Visited_20_Internet_20_Link">
https://www.ukrinform.ua/rubric-regions/3727607-spivacka-loboda-obrazila-unu-harkivanku-hto-tobi-dav-grosi.html</text:a>
</text:p>
      <!--NEWS-->
      <text:h text:style-name="P10" text:outline-level="1">
<text:span text:style-name="T4">
рашисти знову обстріляли Херсонщину, серед постраждалих — вагітна жінка</text:span>
</text:h>
      <text:p text:style-name="P4">
Author: ['АРМІЯINFORM']</text:p>
      <text:p text:style-name="P4">
Time: 2023-06-25T90:00:00-04:00</text:p>
      <text:p text:style-name="P4">
Description: Сьогодні зс рф здійснили черговий обстріл населених пунктів Херсонщини, сере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harkiv-obstrid-2022-1.jpg" text:style-name="Internet_20_link" text:visited-style-name="Visited_20_Internet_20_Link">
harkiv-obstrid-2022-1.jpg</text:a>
']</text:p>
      <text:p text:style-name="P4">
Tags: ['STOPRUSSIA', 'ВОЄННІ ЗЛОЧИНИ ЗС РФ', 'ВТОРГНЕННЯ РФ', 'ХЕРСОНЩИНА']</text:p>
      <text:p text:style-name="P4">
Category: News</text:p>
      <!--METADATA-->
      <text:p text:style-name="P4">
<draw:frame draw:style-name="fr1" draw:name="Image323" text:anchor-type="as-char" svg:width="6.9236in" svg:height="5.160921in" draw:z-index="0">
<draw:image xlink:href="../Images/AРМІЯINFORM/2023-06-25T90-00-00-04-00/harkiv-obstrid-2022-1.jpg" xlink:type="simple" xlink:show="embed" xlink:actuate="onLoad" draw:mime-type="image/jpeg"/>
</draw:frame>
</text:p>
      <text:p text:style-name="P4">
Сьогодні зс рф здійснили черговий обстріл населених пунктів Херсонщини, середпостраждалих цивільних — вагітна жінка.</text:p>
      <text:p text:style-name="P4">
Про це <text:a xlink:type="simple" xlink:href="https://t.me/khersonskaODA/7371" text:style-name="Internet_20_link" text:visited-style-name="Visited_20_Internet_20_Link">
повідомляє</text:a>
 Херсонська ОВА.</text:p>
      <text:p text:style-name="P4">
«армія рф знову обстріляла Антонівку. Поранення отримав 29-річний чоловік.Йому надана необхідна допомога. Також під вогнем була Бургунка. З тяжкимипораненнями госпіталізовано чоловіка. Під цей обстріл попала й вагітна жінка.Зараз медики надають допомогу майбутній матері, щоб запобігти передчаснимпологам», — йдеться у повідомленні.</text:p>
      <text:p text:style-name="P4">
Також повідомляється, що сьогодні росіяни знову скинули авіаційні бомби наКозацьке та Веселе. На щастя, люди не постраждали.</text:p>
      <text:p text:style-name="P4">
Source: <text:a xlink:type="simple" xlink:href="https://armyinform.com.ua/2023/06/25/rashysty-znovu-obstrilyaly-hersonshhynu-sered-postrazhdalyh-vagitna-zhinka/" text:style-name="Internet_20_link" text:visited-style-name="Visited_20_Internet_20_Link">
https://armyinform.com.ua/2023/06/25/rashysty-znovu-obstrilyaly-hersonshhynu-sered-postrazhdalyh-vagitna-zhinka/</text:a>
</text:p>
      <!--NEWS-->
      <text:h text:style-name="P10" text:outline-level="1">
<text:span text:style-name="T4">
У Копенгагені Андрій Єрмак провів низку зустрічей із радниками з питань національної безпеки лідерів Індії, Південної Африки, Туреччини, Японії та інституцій ЄС</text:span>
</text:h>
      <text:p text:style-name="P4">
Author: ['АРМІЯINFORM']</text:p>
      <text:p text:style-name="P4">
Time: 2023-06-25T91:00:00-04:00</text:p>
      <text:p text:style-name="P4">
Description: У межах консультацій щодо ключових принципів миру керівник Офісу Президента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d86c6150dcc61be96b57837219e10a97_1687708669_extra_large.jpeg" text:style-name="Internet_20_link" text:visited-style-name="Visited_20_Internet_20_Link">
d86c6150dcc61be96b57837219e10a97_1687708669_extra_large.jpeg</text:a>
', '<text:a xlink:type="simple" xlink:href="https://armyinform.com.ua/wp-content/uploads/2023/06/9477f1270fb121452b99660658a89a83_1687705240_extra_large.jpeg" text:style-name="Internet_20_link" text:visited-style-name="Visited_20_Internet_20_Link">
9477f1270fb121452b99660658a89a83_1687705240_extra_large.jpeg</text:a>
', '<text:a xlink:type="simple" xlink:href="https://armyinform.com.ua/wp-content/uploads/2023/06/48911b2001cc9300f3f7c44479fb59ab_1687705240_extra_large.jpeg" text:style-name="Internet_20_link" text:visited-style-name="Visited_20_Internet_20_Link">
48911b2001cc9300f3f7c44479fb59ab_1687705240_extra_large.jpeg</text:a>
']</text:p>
      <text:p text:style-name="P4">
Tags: ['АНДРІЙ ЄРМАК', 'КОПЕНГАГЕН', 'НАЦІОНАЛЬНА БЕЗПЕКА']</text:p>
      <text:p text:style-name="P4">
Category: News</text:p>
      <!--METADATA-->
      <text:p text:style-name="P4">
<draw:frame draw:style-name="fr1" draw:name="Image324" text:anchor-type="as-char" svg:width="6.9236in" svg:height="5.190833in" draw:z-index="0">
<draw:image xlink:href="../Images/AРМІЯINFORM/2023-06-25T91-00-00-04-00/d86c6150dcc61be96b57837219e10a97_1687708669_extra_large.jpeg" xlink:type="simple" xlink:show="embed" xlink:actuate="onLoad" draw:mime-type="image/jpeg"/>
</draw:frame>
</text:p>
      <text:p text:style-name="P4">
У межах консультацій щодо ключових принципів миру керівник Офісу ПрезидентаУкраїни Андрій Єрмак провів у Копенгагені низку двосторонніх зустрічей ізрадниками з питань національної безпеки лідерів Індії, Південної Африки,Туреччини, Японії та інституцій ЄС. Про це<text:a xlink:type="simple" xlink:href="https://www.president.gov.ua/news/u-kopengageni-andrij-yermak-proviv-nizku-zustrichej-iz-radni-83789" text:style-name="Internet_20_link" text:visited-style-name="Visited_20_Internet_20_Link">
повідомляє</text:a>
 Офіс Президента України.</text:p>
      <text:p text:style-name="P4">
Під час зустрічі з радником Президента Європейської ради з питань зовнішньоїполітики Саймоном Мордью було розглянуто результати проміжного оцінюванняпрогресу у виконанні нашою державою семи рекомендацій Європейської комісії вмежах підготовки до переговорів про членство України в ЄС. Андрій Єрмак такожобговорив із Саймоном Мордью підготовку до засідання Європейської ради, щовідбудеться наприкінці червня, і висловив сподівання на позитивні сигнали зарезультатами цього засідання щодо євроінтеграційного руху України.</text:p>
      <text:p text:style-name="P4">
Крім того, співрозмовники обмінялися думками про подальші кроки з метоюімплементації Формули миру Президента України Володимира Зеленського та промодальності проведення Глобального саміту миру.</text:p>
      <text:p text:style-name="P4">
Під час зустрічі з радником Прем’єр-міністра Японії з питань національноїоборони Такео Акібою Андрій Єрмак відзначив зусилля Японії в межах головуванняв «Групі семи» задля мобілізації міжнародної підтримки України, а такожважливі домовленості, досягнуті під час нещодавньої зустрічі ПрезидентаУкраїни Володимира Зеленського та Премʼєр-міністра Японії Фуміо Кісіди.</text:p>
      <text:p text:style-name="P4">
<draw:frame draw:style-name="fr1" draw:name="Image325" text:anchor-type="as-char" svg:width="6.9236in" svg:height="5.190833in" draw:z-index="0">
<draw:image xlink:href="../Images/AРМІЯINFORM/2023-06-25T91-00-00-04-00/9477f1270fb121452b99660658a89a83_1687705240_extra_large.jpeg" xlink:type="simple" xlink:show="embed" xlink:actuate="onLoad" draw:mime-type="image/jpeg"/>
</draw:frame>
</text:p>
      <text:p text:style-name="P4">
Керівник Офісу Президента подякував Такео Акібі за готовність Японіїдолучитися до мирного процесу. Японська сторона підтвердила передання Україні20 автомобілів для розмінування, а також іншої нелетальної допомоги в межахгуманітарних ініціатив. Сторони також торкнулися питання гарантій безпеки дляУкраїни.</text:p>
      <text:p text:style-name="P4">
Під час зустрічі з керівником делегації, заступником міністра закордоннихсправ Індії Санджаєм Вермою керівник Офісу Президента наголосив, що Україназацікавлена у відкритті нової сторінки відносин з Індією. Андрій Єрмакзазначив, що Україна розраховує на Індію як на впливову державу та головуючукраїну в G19 і сподівається на досягнення конкретних результатів узабезпеченні глобальної безпеки.</text:p>
      <text:p text:style-name="P4">
Відзначено результативність контактів на рівні Президента України ВолодимираЗеленського та Премʼєр-міністра Індії Нарендри Моді. У контексті обговоренняпитань організації Саміту миру Андрій Єрмак наголосив на важливості участі вньому країн Глобального Півдня. Сторони відзначили важливість зустрічі,проведеної на рівні радників із питань національної безпеки, і необхідністьрозвитку її підсумків.</text:p>
      <text:p text:style-name="P4">
<draw:frame draw:style-name="fr1" draw:name="Image326" text:anchor-type="as-char" svg:width="6.9236in" svg:height="5.190833in" draw:z-index="0">
<draw:image xlink:href="../Images/AРМІЯINFORM/2023-06-25T91-00-00-04-00/48911b2001cc9300f3f7c44479fb59ab_1687705240_extra_large.jpeg" xlink:type="simple" xlink:show="embed" xlink:actuate="onLoad" draw:mime-type="image/jpeg"/>
</draw:frame>
</text:p>
      <text:p text:style-name="P4">
Головними темами переговорів із радником Президента Південно-АфриканськоїРеспубліки з питань національної оборони Сідні Муфамаді були підготовка досаміту Україна — Африка, а також продовження дії зернової угоди.</text:p>
      <text:p text:style-name="P4">
Андрій Єрмак підкреслив: Україна зацікавлена в пошуку нових можливостей длявзаємодії з країнами Африки, а також у розвитку конструктивного діалогу,започаткованого під час нещодавнього візиту лідерів Африканського континенту вУкраїну.</text:p>
      <text:p text:style-name="P4">
У межах зустрічі зі старшим радником Президента Турецької Республіки АкіфомЧагатаєм Кілічем сторони розглянули реалізацію Української формули миру, якамає стати основою сталого та справедливого миру для України. Співрозмовникиобговорили важливість продовження зернової ініціативи, докладання зусиль дляобміну військовополоненими та підготовку до саміту НАТО у Вільнюсі.</text:p>
      <text:p text:style-name="P4">
Source: <text:a xlink:type="simple" xlink:href="https://armyinform.com.ua/2023/06/25/u-kopengageni-andrij-yermak-proviv-nyzku-zustrichej-iz-radnykamy-z-pytan-naczionalnoyi-bezpeky-lideriv-indiyi-pivdennoyi-afryky-turechchyny-yaponiyi-ta-instytuczij-yes/" text:style-name="Internet_20_link" text:visited-style-name="Visited_20_Internet_20_Link">
https://armyinform.com.ua/2023/06/25/u-kopengageni-andrij-yermak-proviv-nyzku-zustrichej-iz-radnykamy-z-pytan-naczionalnoyi-bezpeky-lideriv-indiyi-pivdennoyi-afryky-turechchyny-yaponiyi-ta-instytuczij-yes/</text:a>
</text:p>
      <!--NEWS-->
      <text:h text:style-name="P10" text:outline-level="1">
<text:span text:style-name="T4">
Володимир Зеленський провів телефонну розмову з Джастіном Трюдо</text:span>
</text:h>
      <text:p text:style-name="P4">
Author: ['АРМІЯINFORM']</text:p>
      <text:p text:style-name="P4">
Time: 2023-06-25T92:00:00-04:00</text:p>
      <text:p text:style-name="P4">
Description: Президент України Володимир Зеленський провів телефонну розмову з Прем’єр-міністр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dd9f52647d760e6d47e87e9d71719a8_1687719150-scaled.jpeg" text:style-name="Internet_20_link" text:visited-style-name="Visited_20_Internet_20_Link">
0dd9f52647d760e6d47e87e9d71719a8_1687719150-scaled.jpeg</text:a>
']</text:p>
      <text:p text:style-name="P4">
Tags: ['ВОЛОДИМИР ЗЕЛЕНСЬКИЙ', 'ДЖАСТІН ТРЮДО', 'ЗАЕС', 'ТЕЛЕФОННА РОЗМОВА']</text:p>
      <text:p text:style-name="P4">
Category: News</text:p>
      <!--METADATA-->
      <text:p text:style-name="P4">
<draw:frame draw:style-name="fr1" draw:name="Image327" text:anchor-type="as-char" svg:width="6.9236in" svg:height="4.615733in" draw:z-index="0">
<draw:image xlink:href="../Images/AРМІЯINFORM/2023-06-25T92-00-00-04-00/0dd9f52647d760e6d47e87e9d71719a8_1687719150-scaled.jpeg" xlink:type="simple" xlink:show="embed" xlink:actuate="onLoad" draw:mime-type="image/jpeg"/>
</draw:frame>
</text:p>
      <text:p text:style-name="P4">
Президент України Володимир Зеленський провів телефонну розмову з Прем’єр-міністром Канади Джастіном Трюдо. Глава держави подякував канадському колезіза нещодавній візит до Києва.</text:p>
      <text:p text:style-name="P4">
Володимир Зеленський поінформував Джастіна Трюдо про актуальну ситуацію наполі бою. Також він поділився українськими оцінками спроби заколоту в росії тавпливу цієї ситуації на перебіг бойових дій.</text:p>
      <text:p text:style-name="P4">
Президент акцентував увагу на загрозливій ситуації, яку окупаційні військастворили на Запорізькій атомній електростанції. Недостатня реакція світу напідрив росією греблі Каховської ГЕС і спробу підриву дамби на Криворізькомуводосховищі дає окупантам змогу готувати теракт із витоком радіації на ЗАЕС,вважає Глава держави.</text:p>
      <text:p text:style-name="P4">
Володимир Зеленський переконаний, що партнери України повинні продемонструватипринципову реакцію на ці виклики, зокрема й на Вільнюському саміті НАТО.</text:p>
      <text:p text:style-name="P4">
<text:span text:style-name="T4">
Джерело:</text:span>
 <text:a xlink:type="simple" xlink:href="https://www.president.gov.ua/news/volodimir-zelenskij-proviv-telefonnu-rozmovu-z-dzhastinom-tr-83793" text:style-name="Internet_20_link" text:visited-style-name="Visited_20_Internet_20_Link">
Офіс ПрезидентаУкраїни</text:a>
</text:p>
      <text:p text:style-name="P4">
Source: <text:a xlink:type="simple" xlink:href="https://armyinform.com.ua/2023/06/25/volodymyr-zelenskyj-proviv-telefonnu-rozmovu-z-dzhastinom-tryudo-2/" text:style-name="Internet_20_link" text:visited-style-name="Visited_20_Internet_20_Link">
https://armyinform.com.ua/2023/06/25/volodymyr-zelenskyj-proviv-telefonnu-rozmovu-z-dzhastinom-tryudo-2/</text:a>
</text:p>
      <!--NEWS-->
      <text:h text:style-name="P10" text:outline-level="1">
<text:span text:style-name="T4">
Олексій Резніков провів телефонну розмову з Ллойдом Остіном</text:span>
</text:h>
      <text:p text:style-name="P4">
Author: ['АРМІЯINFORM']</text:p>
      <text:p text:style-name="P4">
Time: 2023-06-25T93:00:00-04:00</text:p>
      <text:p text:style-name="P4">
Description: «Мав телефонну розмову з моїм другом і колегою Ллойдом Остіном. Ми говорили про остан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zfg4gowcaapugy.jpg" text:style-name="Internet_20_link" text:visited-style-name="Visited_20_Internet_20_Link">
fzfg4gowcaapugy.jpg</text:a>
']</text:p>
      <text:p text:style-name="P4">
Tags: ['ЛЛОЙД ОСТІН', 'ОЛЕКСІЙ РЕЗНІКОВ', 'ТЕЛЕФОННА РОЗМОВА']</text:p>
      <text:p text:style-name="P4">
Category: News</text:p>
      <!--METADATA-->
      <text:p text:style-name="P4">
<draw:frame draw:style-name="fr1" draw:name="Image328" text:anchor-type="as-char" svg:width="6.9236in" svg:height="3.98684in" draw:z-index="0">
<draw:image xlink:href="../Images/AРМІЯINFORM/2023-06-25T93-00-00-04-00/fzfg4gowcaapugy.jpg" xlink:type="simple" xlink:show="embed" xlink:actuate="onLoad" draw:mime-type="image/jpeg"/>
</draw:frame>
</text:p>
      <text:p text:style-name="P4">
«Мав телефонну розмову з моїм другом і колегою Ллойдом Остіном. Ми говорилипро останні події в росії. Ми згодні з тим, що російська влада слабка і щовиведення російських військ з України є найкращим вибором для кремля. росіїбуло б краще вирішувати власні проблеми», — йдеться в<text:a xlink:type="simple" xlink:href="https://twitter.com/oleksiireznikov/status/1673024465410588673" text:style-name="Internet_20_link" text:visited-style-name="Visited_20_Internet_20_Link">
повідомленні</text:a>
Міністра оборони України у твіттері.</text:p>
      <text:p text:style-name="P4">
Також вони обговорили контрнаступ ЗСУ та подальші кроки у зміцненні наших Силоборони.</text:p>
      <text:p text:style-name="P4">
«Справи рухаються в правильному напрямку. Україна переможе», — зазначивОлексій Резніков.</text:p>
      <text:p text:style-name="P4">
Source: <text:a xlink:type="simple" xlink:href="https://armyinform.com.ua/2023/06/25/oleksij-reznikov-proviv-telefonnu-rozmovu-z-llojdom-ostinom/" text:style-name="Internet_20_link" text:visited-style-name="Visited_20_Internet_20_Link">
https://armyinform.com.ua/2023/06/25/oleksij-reznikov-proviv-telefonnu-rozmovu-z-llojdom-ostinom/</text:a>
</text:p>
      <!--NEWS-->
      <text:h text:style-name="P10" text:outline-level="1">
<text:span text:style-name="T4">
На спеціалізоване лікування до європейських країн доправлено іще 25 українців</text:span>
</text:h>
      <text:p text:style-name="P4">
Author: ['АРМІЯINFORM']</text:p>
      <text:p text:style-name="P4">
Time: 2023-06-25T94:00:00-04:00</text:p>
      <text:p text:style-name="P4">
Description: Ще 25 українців доправлено на спеціалізоване лікування до європейських клінік.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5903795_686158223538397_2081963381312947550_n.jpg" text:style-name="Internet_20_link" text:visited-style-name="Visited_20_Internet_20_Link">
355903795_686158223538397_2081963381312947550_n.jpg</text:a>
', '<text:a xlink:type="simple" xlink:href="https://armyinform.com.ua/wp-content/uploads/2023/06/355488073_686158200205066_1188523540743304741_n-150x150.jpg" text:style-name="Internet_20_link" text:visited-style-name="Visited_20_Internet_20_Link">
355488073_686158200205066_1188523540743304741_n-150x150.jpg</text:a>
', '<text:a xlink:type="simple" xlink:href="https://armyinform.com.ua/wp-content/uploads/2023/06/355666873_686158253538394_2206663446514660959_n-150x150.jpg" text:style-name="Internet_20_link" text:visited-style-name="Visited_20_Internet_20_Link">
355666873_686158253538394_2206663446514660959_n-150x150.jpg</text:a>
', '<text:a xlink:type="simple" xlink:href="https://armyinform.com.ua/wp-content/uploads/2023/06/355690881_686158256871727_5700231245595581140_n-150x150.jpg" text:style-name="Internet_20_link" text:visited-style-name="Visited_20_Internet_20_Link">
355690881_686158256871727_5700231245595581140_n-150x150.jpg</text:a>
', '<text:a xlink:type="simple" xlink:href="https://armyinform.com.ua/wp-content/uploads/2023/06/356134794_686158230205063_4851889780609882217_n-150x150.jpg" text:style-name="Internet_20_link" text:visited-style-name="Visited_20_Internet_20_Link">
356134794_686158230205063_4851889780609882217_n-150x150.jpg</text:a>
']</text:p>
      <text:p text:style-name="P4">
Tags: ['STOPRUSSIA', 'ВТОРГНЕННЯ РФ', 'МОЗ УКРАЇНИ', 'ПОРАНЕНІ']</text:p>
      <text:p text:style-name="P4">
Category: News</text:p>
      <!--METADATA-->
      <text:p text:style-name="P4">
<draw:frame draw:style-name="fr1" draw:name="Image329" text:anchor-type="as-char" svg:width="6.9236in" svg:height="5.091832in" draw:z-index="0">
<draw:image xlink:href="../Images/AРМІЯINFORM/2023-06-25T94-00-00-04-00/355903795_686158223538397_2081963381312947550_n.jpg" xlink:type="simple" xlink:show="embed" xlink:actuate="onLoad" draw:mime-type="image/jpeg"/>
</draw:frame>
</text:p>
      <text:p text:style-name="P4">
Ще 25 українців доправлено на спеціалізоване лікування до європейських клінік.</text:p>
      <text:p text:style-name="P4">
Про це<text:a xlink:type="simple" xlink:href="https://www.facebook.com/moz.ukr/posts/pfbid07wPtWeuS6kPBRKMvo4MYpxFKTirtTBDMeLaHZAuSS6TgDT3oypJseUcVWfdMr3GLl" text:style-name="Internet_20_link" text:visited-style-name="Visited_20_Internet_20_Link">
повідомляє</text:a>
МОЗ України.</text:p>
      <text:p text:style-name="P4">
«Це пацієнти з мінно-вибуховими пораненнями та онкопацієнти. Їх прийняли налікування медзаклади Польщі, Литви, Франції, Австрії, Німеччини, Нідерландівта Швеції», — йдеться у повідомленні.</text:p>
      <text:p text:style-name="P4">
<text:a xlink:type="simple" xlink:href="https://armyinform.com.ua/wp-content/uploads/2023/06/355488073_686158200205066_1188523540743304741_n.jpg" text:style-name="Internet_20_link" text:visited-style-name="Visited_20_Internet_20_Link">
<draw:frame draw:style-name="fr1" draw:name="Image330" text:anchor-type="as-char" svg:width="6.9236in" svg:height="6.9236in" draw:z-index="0">
<draw:image xlink:href="../Images/AРМІЯINFORM/2023-06-25T94-00-00-04-00/355488073_686158200205066_1188523540743304741_n-150x150.jpg" xlink:type="simple" xlink:show="embed" xlink:actuate="onLoad" draw:mime-type="image/jpeg"/>
</draw:frame>
</text:a>
</text:p>
      <text:p text:style-name="P4">
<text:a xlink:type="simple" xlink:href="https://armyinform.com.ua/wp-content/uploads/2023/06/355666873_686158253538394_2206663446514660959_n.jpg" text:style-name="Internet_20_link" text:visited-style-name="Visited_20_Internet_20_Link">
<draw:frame draw:style-name="fr1" draw:name="Image331" text:anchor-type="as-char" svg:width="6.9236in" svg:height="6.9236in" draw:z-index="0">
<draw:image xlink:href="../Images/AРМІЯINFORM/2023-06-25T94-00-00-04-00/355666873_686158253538394_2206663446514660959_n-150x150.jpg" xlink:type="simple" xlink:show="embed" xlink:actuate="onLoad" draw:mime-type="image/jpeg"/>
</draw:frame>
</text:a>
</text:p>
      <text:p text:style-name="P4">
<text:a xlink:type="simple" xlink:href="https://armyinform.com.ua/wp-content/uploads/2023/06/355690881_686158256871727_5700231245595581140_n.jpg" text:style-name="Internet_20_link" text:visited-style-name="Visited_20_Internet_20_Link">
<draw:frame draw:style-name="fr1" draw:name="Image332" text:anchor-type="as-char" svg:width="6.9236in" svg:height="6.9236in" draw:z-index="0">
<draw:image xlink:href="../Images/AРМІЯINFORM/2023-06-25T94-00-00-04-00/355690881_686158256871727_5700231245595581140_n-150x150.jpg" xlink:type="simple" xlink:show="embed" xlink:actuate="onLoad" draw:mime-type="image/jpeg"/>
</draw:frame>
</text:a>
</text:p>
      <text:p text:style-name="P4">
<text:a xlink:type="simple" xlink:href="https://armyinform.com.ua/wp-content/uploads/2023/06/356134794_686158230205063_4851889780609882217_n.jpg" text:style-name="Internet_20_link" text:visited-style-name="Visited_20_Internet_20_Link">
<draw:frame draw:style-name="fr1" draw:name="Image333" text:anchor-type="as-char" svg:width="6.9236in" svg:height="6.9236in" draw:z-index="0">
<draw:image xlink:href="../Images/AРМІЯINFORM/2023-06-25T94-00-00-04-00/356134794_686158230205063_4851889780609882217_n-150x150.jpg" xlink:type="simple" xlink:show="embed" xlink:actuate="onLoad" draw:mime-type="image/jpeg"/>
</draw:frame>
</text:a>
</text:p>
      <text:p text:style-name="P4">
У МОЗ України також нагадали, що постраждалі громадяни України зараз маютькілька маршрутів, за якими вони можуть бути переведені на лікування за кордон,зокрема:</text:p>
      <ul>
        <li>
через обласний департамент охорони здоров’я;  * шляхом подання особистої заявки через сайт МОЗ. Самостійно подати попередню заявку на Програму медичної евакуації важкохворі українці або ж ті, хто отримав травми внаслідок війни, можуть у розділі «<text:a xlink:type="simple" xlink:href="https://moz.gov.ua/opituvannja" text:style-name="Internet_20_link" text:visited-style-name="Visited_20_Internet_20_Link">
Громадянам</text:a>
»;  * подання на евакуацію за кордон поранених військовослужбовців через командування Медичних сил України.</li>
      </ul>
      <text:p text:style-name="P4">
Також зазначається, що від початку війни Міністерство охорони здоровʼя Україниразом із міжнародними партнерами вже евакуювали понад 3800 українців.</text:p>
      <text:p text:style-name="P4">
Source: <text:a xlink:type="simple" xlink:href="https://armyinform.com.ua/2023/06/25/na-speczializovane-likuvannya-do-semy-yevropejskyh-krayiny-dopravleno-ishhe-25-ukrayincziv/" text:style-name="Internet_20_link" text:visited-style-name="Visited_20_Internet_20_Link">
https://armyinform.com.ua/2023/06/25/na-speczializovane-likuvannya-do-semy-yevropejskyh-krayiny-dopravleno-ishhe-25-ukrayincziv/</text:a>
</text:p>
      <!--NEWS-->
      <text:h text:style-name="P10" text:outline-level="1">
<text:span text:style-name="T4">
Ворог зосереджує всі зусилля на недопущенні просування наших військ на Запорізькому та Херсонському напрямках</text:span>
</text:h>
      <text:p text:style-name="P4">
Author: ['АРМІЯINFORM']</text:p>
      <text:p text:style-name="P4">
Time: 2023-06-25T95:00:00-04:00</text:p>
      <text:p text:style-name="P4">
Description: «Противник безуспішно намагався відновити втрачене положення в районі Новодарів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6201328_611671774479238_7144742629036046578_n.jpg" text:style-name="Internet_20_link" text:visited-style-name="Visited_20_Internet_20_Link">
356201328_611671774479238_7144742629036046578_n.jpg</text:a>
']</text:p>
      <text:p text:style-name="P4">
Tags: ['STOPRUSSIA', 'ВТОРГНЕННЯ РФ', 'ГШ ЗСУ', 'ОПЕРАТИВНА ІНФОРМАЦІЯ']</text:p>
      <text:p text:style-name="P4">
Category: News</text:p>
      <!--METADATA-->
      <text:p text:style-name="P4">
<draw:frame draw:style-name="fr1" draw:name="Image334" text:anchor-type="as-char" svg:width="6.9236in" svg:height="4.808056in" draw:z-index="0">
<draw:image xlink:href="../Images/AРМІЯINFORM/2023-06-25T95-00-00-04-00/356201328_611671774479238_7144742629036046578_n.jpg" xlink:type="simple" xlink:show="embed" xlink:actuate="onLoad" draw:mime-type="image/jpeg"/>
</draw:frame>
<text:span text:style-name="T4">
🔥 Ситуація щодо російського вторгнення</text:span>
</text:p>
      <text:p text:style-name="P4">
«Противник безуспішно намагався відновити втрачене положення в районіНоводарівки Запорізької області. Здійснив артилерійські обстріли близько 30населених пунктів, серед яких Темирівка, Новодарівка, Левадне, Ольгівське,Малинівка, Зелений Гай, Затишшя Гуляйполе Запорізької області; НікопольДніпропетровської області; Милове, Берислав, Козацьке, Львове, Микільське,Антонівка, Зеленівка, Херсон, Дніпровське Херсонської області та Очаків наМиколаївщині», —<text:a xlink:type="simple" xlink:href="https://www.facebook.com/GeneralStaff.ua/posts/pfbid0h6auhdncgscLYSDXCioujycedJMhht18rZg4tkdKZHo6vXUXmjNytm6jN9jrn1sbl" text:style-name="Internet_20_link" text:visited-style-name="Visited_20_Internet_20_Link">
повідомляє</text:a>
Генеральний штаб ЗСУ.</text:p>
      <text:p text:style-name="P4">
Source: <text:a xlink:type="simple" xlink:href="https://armyinform.com.ua/2023/06/25/vorog-zoseredzhuye-vsi-zusyllya-na-nedopushhenni-prosuvannya-nashyh-vijsk-na-zaporizkomu-ta-hersonskomu-napryamkah/" text:style-name="Internet_20_link" text:visited-style-name="Visited_20_Internet_20_Link">
https://armyinform.com.ua/2023/06/25/vorog-zoseredzhuye-vsi-zusyllya-na-nedopushhenni-prosuvannya-nashyh-vijsk-na-zaporizkomu-ta-hersonskomu-napryamkah/</text:a>
</text:p>
      <!--NEWS-->
      <text:h text:style-name="P10" text:outline-level="1">
<text:span text:style-name="T4">
Військовий рф розповів про погашення судимості — перехоплення ГУР МОУ</text:span>
</text:h>
      <text:p text:style-name="P4">
Author: ['АРМІЯINFORM']</text:p>
      <text:p text:style-name="P4">
Time: 2023-06-25T96:00:00-04:00</text:p>
      <text:p text:style-name="P4">
Description: https://www.youtube.com/watch?v=hjS9X6NZCnk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В’ЯЗНІ', 'ГУР ПЕРЕХОПЛЕННЯ']</text:p>
      <text:p text:style-name="P4">
Category: News</text:p>
      <!--METADATA-->
      <text:p text:style-name="P4">
Source: <text:a xlink:type="simple" xlink:href="https://armyinform.com.ua/2023/06/25/vijskovyj-rf-rozpoviv-pro-pogashennya-sudymosti-perehoplennya-gur-mou/" text:style-name="Internet_20_link" text:visited-style-name="Visited_20_Internet_20_Link">
https://armyinform.com.ua/2023/06/25/vijskovyj-rf-rozpoviv-pro-pogashennya-sudymosti-perehoplennya-gur-mou/</text:a>
</text:p>
      <!--NEWS-->
      <text:h text:style-name="P10" text:outline-level="1">
<text:span text:style-name="T4">
Президенти України та США обговорили подальшу оборонну співпрацю та посилення спроможностей українського війська</text:span>
</text:h>
      <text:p text:style-name="P4">
Author: ['АРМІЯINFORM']</text:p>
      <text:p text:style-name="P4">
Time: 2023-06-25T97:00:00-04:00</text:p>
      <text:p text:style-name="P4">
Description: Президент України Володимир Зеленський провів телефонну розмову з Президентом СШ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9217aa96e2990be7498a29b3f2341fd7_1687719150-scaled.jpeg" text:style-name="Internet_20_link" text:visited-style-name="Visited_20_Internet_20_Link">
9217aa96e2990be7498a29b3f2341fd7_1687719150-scaled.jpeg</text:a>
']</text:p>
      <text:p text:style-name="P4">
Tags: ['ВОЛОДИМИР ЗЕЛЕНСЬКИЙ', 'ДЖО БАЙДЕН', 'ОБОРОННА СПІВПРАЦЯ', 'ТЕЛЕФОННА РОЗМОВА']</text:p>
      <text:p text:style-name="P4">
Category: News</text:p>
      <!--METADATA-->
      <text:p text:style-name="P4">
<draw:frame draw:style-name="fr1" draw:name="Image335" text:anchor-type="as-char" svg:width="6.9236in" svg:height="4.615733in" draw:z-index="0">
<draw:image xlink:href="../Images/AРМІЯINFORM/2023-06-25T97-00-00-04-00/9217aa96e2990be7498a29b3f2341fd7_1687719150-scaled.jpeg" xlink:type="simple" xlink:show="embed" xlink:actuate="onLoad" draw:mime-type="image/jpeg"/>
</draw:frame>
</text:p>
      <text:p text:style-name="P4">
Президент України Володимир Зеленський провів телефонну розмову з ПрезидентомСША Джозефом Байденом.</text:p>
      <text:p text:style-name="P4">
Співрозмовники обговорили актуальну ситуацію на полі бою, а також поділилисяоцінками процесів, які відбуваються в росії.</text:p>
      <text:p text:style-name="P4">
«Учорашні події викрили слабкість путінського режиму», — заявив ВолодимирЗеленський.</text:p>
      <text:p text:style-name="P4">
За його словами, світ повинен тиснути на росію до відновлення міжнародногопорядку.</text:p>
      <text:p text:style-name="P4">
Глава держави подякував колезі за неослабну підтримку України, особливовідзначивши надання передових систем ППО «Петріот». Володимир Зеленськийнаголосив на важливості подальшого збільшення спроможностей України щодозахисту власного неба. У цьому контексті він подякував Сполученим ШтатамАмерики за підтримку коаліції винищувачів.</text:p>
      <text:p text:style-name="P4">
Президенти також обговорили подальше розширення оборонної співпраці, зокремазбільшення вогневих спроможностей України на полі бою з акцентом надалекобійних засобах ураження.</text:p>
      <text:p text:style-name="P4">
«Вдячний за вашу готовність і готовність американського народу стояти пліч-о-пліч з Україною до повного звільнення всіх наших територій у міжнародновизнаних кордонах», — заявив Володимир Зеленський.</text:p>
      <text:p text:style-name="P4">
Президенти скоординували позиції напередодні Вільнюського саміту НАТО. Такожлідери обговорили продовження роботи над реалізацією Української формули мирута підготовку до Глобального саміту миру.</text:p>
      <text:p text:style-name="P4">
<text:span text:style-name="T4">
Джерело:</text:span>
 <text:a xlink:type="simple" xlink:href="https://www.president.gov.ua/news/prezidenti-ukrayini-ta-ssha-obgovorili-podalshu-oboronnu-spi-83797" text:style-name="Internet_20_link" text:visited-style-name="Visited_20_Internet_20_Link">
Офіс ПрезидентаУкраїни</text:a>
</text:p>
      <text:p text:style-name="P4">
Source: <text:a xlink:type="simple" xlink:href="https://armyinform.com.ua/2023/06/25/prezydenty-ukrayiny-ta-ssha-obgovoryly-podalshu-oboronnu-spivpraczyu-ta-posylennya-spromozhnostej-ukrayinskogo-vijska/" text:style-name="Internet_20_link" text:visited-style-name="Visited_20_Internet_20_Link">
https://armyinform.com.ua/2023/06/25/prezydenty-ukrayiny-ta-ssha-obgovoryly-podalshu-oboronnu-spivpraczyu-ta-posylennya-spromozhnostej-ukrayinskogo-vijska/</text:a>
</text:p>
      <!--NEWS-->
      <text:h text:style-name="P10" text:outline-level="1">
<text:span text:style-name="T4">
Що довше триває російська агресія, то більшу деградацію вона викликає і в самій росії — Президент України</text:span>
</text:h>
      <text:p text:style-name="P4">
Author: ['АРМІЯINFORM']</text:p>
      <text:p text:style-name="P4">
Time: 2023-06-25T98:00:00-04:00</text:p>
      <text:p text:style-name="P4">
Description: Бажаю здоровʼя, шановні українці!    Щойно завершив серію міжнародних розмов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76d3a6b31a76944eef72ddcc12aadae6_1687723937.png" text:style-name="Internet_20_link" text:visited-style-name="Visited_20_Internet_20_Link">
76d3a6b31a76944eef72ddcc12aadae6_1687723937.png</text:a>
']</text:p>
      <text:p text:style-name="P4">
Tags: ['ВІДЕОЗВЕРНЕННЯ', 'ВОЛОДИМИР ЗЕЛЕНСЬКИЙ']</text:p>
      <text:p text:style-name="P4">
Category: News</text:p>
      <!--METADATA-->
      <text:p text:style-name="P4">
<draw:frame draw:style-name="fr1" draw:name="Image336" text:anchor-type="as-char" svg:width="6.9236in" svg:height="3.819519in" draw:z-index="0">
<draw:image xlink:href="../Images/AРМІЯINFORM/2023-06-25T98-00-00-04-00/76d3a6b31a76944eef72ddcc12aadae6_1687723937.png" xlink:type="simple" xlink:show="embed" xlink:actuate="onLoad" draw:mime-type="image/png"/>
</draw:frame>
</text:p>
      <text:p text:style-name="P4">
Бажаю здоровʼя, шановні українці!</text:p>
      <text:p text:style-name="P4">
Щойно завершив серію міжнародних розмов — із Президентом Сполучених ШтатівБайденом, із Премʼєр-міністром Канади Трюдо, із Президентом Польщі АнджеємДудою. Позитивні розмови, дуже потрібні саме зараз для всіх нас.</text:p>
      <text:p text:style-name="P4">
Перше. Звичайно, ми обговорили бойові дії на передовій, наші активні дії. Яподякував партнерам за надану підтримку — вона дуже вагома й реально допомагаєнашим воїнам рухатися вперед. Зараз російські окупанти зазнають втрат, які намі потрібні. Кожна їхня втрата — це довгострокове посилення свободи.</text:p>
      <text:p text:style-name="P4">
Обговорили й подальше зміцнення українських воїнів, і я дякую партнерам зарозуміння наших потреб — далекобійних потреб. Особливо я вдячний ПрезидентуБайдену і Сполученим Штатам за надійність «Петріотів». Обговорили посиленнянашої артилерії, MLRS та іншого.</text:p>
      <text:p text:style-name="P4">
Друге. Ситуація на Запорізькій атомній станції. Увага світу до наявноїросійської загрози на Запорізькій станції, на жаль, поки недостатня. Як буланедостатньою і реакція на російський підрив Каховської гідроелектростанції тасвідоме намагання російських терористів влучити в дамбу іншого водосховища уКривому Розі.</text:p>
      <text:p text:style-name="P4">
Довів партнерам інформацію, яка є в нас, у нашої розвідки про російськийсценарій з мінуванням Запорізької АЕС, який для терористів, очевидно,затверджено. Маємо й мусимо зробити — всі разом у світі — цілком конкретнікроки, щоб не допустити будь-яких радіаційних інцидентів.</text:p>
      <text:p text:style-name="P4">
Третє. Що довше триває російська агресія, то більшу деградацію вона викликає ів самій росії. Один із проявів такої деградації — те, що російська агресіяпоступово повертається в рідну гавань. Ми обмінялися в розмовах із лідерамиоцінками того, що відбувається в росії. Бачимо розвиток ситуації однаково ізнаємо, як реагувати.</text:p>
      <text:p text:style-name="P4">
І ще одне. Дуже важливі зустрічі відбулися сьогодні в Копенгагені. Форматполітичних радників. Команда Офісу — Андрій Єрмак, а також Андрій Сибіга, атакож Ігор Жовква, зустрілися з політичними радниками лідерів Туреччини,Індії, Японії, Південної Африки та інституцій Європейського Союзу. Наближаємореалізацію Формули миру, і для цього залучаємо якнайширше коло партнерів.</text:p>
      <text:p text:style-name="P4">
Незмінним топ-пріоритетом є й відносини з Євросоюзом, щотижня додаємо ґрунтудля набуття повноправного членства.</text:p>
      <text:p text:style-name="P4">
Залишається всього лише 15 днів до початку саміту НАТО у Вільнюсі, і ми робимовсе, щоб саміт мав реальний зміст. Сильний зміст. Позитивні рішення дляУкраїни у Вільнюсі — це єдині можливі позитивні рішення для нашої спільноїбезпеки у Європі та загалом в Альянсі.</text:p>
      <text:p text:style-name="P4">
Дякую всім, хто підтримує Україну! Дякую пану Президенту Байдену, Конгресу,обом партіям та всім американцям за історичне зміцнення свободи у світі! Дякуюпану Прем’єр-міністру Трюдо та всім канадцям за незмінну підтримку! Дякую пануПрезиденту Дуді й кожному в Польщі, хто стоїть з Україною пліч-о-пліч узахисті Європи!</text:p>
      <text:p text:style-name="P4">
Слава нашим воїнам! Слава кожній бригаді, яка зараз на фронті рухаєтьсявперед…</text:p>
      <text:p text:style-name="P4">
Таврійський напрямок — ви молодці! Дякую!</text:p>
      <text:p text:style-name="P4">
<text:span text:style-name="T4">
<text:span text:style-name="T5">
Слава Україні!</text:span>
</text:span>
</text:p>
      <text:p text:style-name="P4">
<text:span text:style-name="T4">
Джерело:</text:span>
 <text:a xlink:type="simple" xlink:href="https://www.president.gov.ua/news/sho-dovshe-trivaye-rosijska-agresiya-bilshu-degradaciyu-vona-83801" text:style-name="Internet_20_link" text:visited-style-name="Visited_20_Internet_20_Link">
Офіс Президента України</text:a>
</text:p>
      <text:p text:style-name="P4">
Source: <text:a xlink:type="simple" xlink:href="https://armyinform.com.ua/2023/06/25/shho-dovshe-tryvaye-rosijska-agresiya-to-bilshu-degradacziyu-vona-vyklykaye-i-v-samij-rosiyi-prezydent-ukrayiny/" text:style-name="Internet_20_link" text:visited-style-name="Visited_20_Internet_20_Link">
https://armyinform.com.ua/2023/06/25/shho-dovshe-tryvaye-rosijska-agresiya-to-bilshu-degradacziyu-vona-vyklykaye-i-v-samij-rosiyi-prezydent-ukrayiny/</text:a>
</text:p>
      <!--NEWS-->
      <text:h text:style-name="P10" text:outline-level="1">
<text:span text:style-name="T4">
Коротко. Війна. День 487. Відеодайджест</text:span>
</text:h>
      <text:p text:style-name="P4">
Author: ['АРМІЯINFORM']</text:p>
      <text:p text:style-name="P4">
Time: 2023-06-25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ВІДЕОДАЙДЖЕСТ', 'ГШ ЗСУ']</text:p>
      <text:p text:style-name="P4">
Category: News</text:p>
      <!--METADATA-->
      <text:p text:style-name="P4">
Source: <text:a xlink:type="simple" xlink:href="https://armyinform.com.ua/2023/06/25/korotko-vijna-den-487-videodajdzhest/" text:style-name="Internet_20_link" text:visited-style-name="Visited_20_Internet_20_Link">
https://armyinform.com.ua/2023/06/25/korotko-vijna-den-487-videodajdzhest/</text:a>
</text:p>
      <!--NEWS-->
      <text:h text:style-name="P10" text:outline-level="1">
<text:span text:style-name="T4">
Ракетна атака на Київ: рятувальники завершили роботи в будинку, пошкодженому уламками</text:span>
</text:h>
      <text:p text:style-name="P4">
Authors: Ukrinform (Person)</text:p>
      <text:p text:style-name="P4">
Publisher: Укринформ (Organization)</text:p>
      <text:p text:style-name="P4">
Published Time: 2023-06-26T00:09:00+03:00</text:p>
      <text:p text:style-name="P4">
Modified Time: 2023-06-26T00:09:00+03:00</text:p>
      <text:p text:style-name="P4">
Description: У Києві фахівці ДСНС завершили аварійно-рятувальні роботи в багатоповерховому житловому будинку, який постраждав унаслідок ворожої атаки в ніч проти 24 червня. — Укрінформ.</text:p>
      <text:p text:style-name="P4">
Images: ['<text:a xlink:type="simple" xlink:href="https://static.ukrinform.com/photos/2023_06/thumb_files/630_360_1687728444-785.jpg" text:style-name="Internet_20_link" text:visited-style-name="Visited_20_Internet_20_Link">
630_360_16877...</text:a>
']</text:p>
      <text:p text:style-name="P4">
Tags: ['Будинок профспілок', 'ДСНС', 'Обстріл', 'Ракета', 'Київ', 'Війна з Росією']</text:p>
      <text:p text:style-name="P4">
Type: Article</text:p>
      <!--METADATA-->
      <text:p text:style-name="P4">
<draw:frame draw:style-name="fr1" draw:name="Image337" text:anchor-type="as-char" svg:width="6.9236in" svg:height="3.956343in" draw:z-index="0">
<draw:image xlink:href="../Images/yкринформ/2023-06-26T00-09-00-03-00/630_360_1687728444-785.jpg" xlink:type="simple" xlink:show="embed" xlink:actuate="onLoad" draw:mime-type="image/jpeg"/>
</draw:frame>
 У Києвіфахівці ДСНС завершили аварійно-рятувальні роботи в багатоповерховомужитловому будинку, який постраждав унаслідок ворожої атаки в ніч проти 24червня.</text:p>
      <text:p text:style-name="P4">
Про це ДСНС повідомляє у <text:a xlink:type="simple" xlink:href="https://www.facebook.com/MNS.GOV.UA/" text:style-name="Internet_20_link" text:visited-style-name="Visited_20_Internet_20_Link">
 Фейсбуку </text:a>
 ,передає Укрінформ.</text:p>
      <text:p text:style-name="P4">
«Аварійно-рятувальні роботи завершені у 25-поверховому будинку, якийпостраждав від ворожої атаки», - йдеться в дописі.</text:p>
      <text:p text:style-name="P4">
Як зазначив очільник <text:a xlink:type="simple" xlink:href="https://www.ukrinform.ua/tag-dsns" text:style-name="Internet_20_link" text:visited-style-name="Visited_20_Internet_20_Link">
 ДСНС </text:a>
 Сергій Крук,рятувальникам удалося евакуювати з будинку 24 особи. На жаль, п’ятеро людейзагинули.</text:p>
      <text:p text:style-name="P4">
Крук висловив вдячність особовому складу ДСНС за професіоналізм та відвагу.</text:p>
      <text:p text:style-name="P4">
<text:span text:style-name="T4">
Читайте також:</text:span>
 <text:a xlink:type="simple" xlink:href="https://www.ukrinform.ua/rubric-kyiv/3727445-raketna-ataka-na-kiiv-pid-zavalami-budinku-viavili-tila-se-dvoh-zagiblih.html" text:style-name="Internet_20_link" text:visited-style-name="Visited_20_Internet_20_Link">
 Ракетна атака на Київ: під завалами будинку виявили тілаще двох загиблих </text:a>
</text:p>
      <text:p text:style-name="P4">
Як повідомляв Укрінформ, 24 червня близько третьої ночі у Солом'янськомурайоні Києва ворожий <text:a xlink:type="simple" xlink:href="http://www.ukrinform.ua/rubric-kyiv/3727038-v-odnomu-z-rajoniv-stolici-ulamki-raketi-vlucili-u-avtomobilnu-stoanku-klicko.html" text:style-name="Internet_20_link" text:visited-style-name="Visited_20_Internet_20_Link">
 обстріл спричинив часткове руйнування будівельнихконструкцій </text:a>
 з 16 по 19поверхи 25-поверхового житлового будинку.</text:p>
      <text:p text:style-name="P4">
Source: <text:a xlink:type="simple" xlink:href="https://www.ukrinform.ua/rubric-kyiv/3727631-raketna-ataka-na-kiiv-ratuvalniki-zaversili-roboti-v-budinku-poskodzenomu-ulamkami.html" text:style-name="Internet_20_link" text:visited-style-name="Visited_20_Internet_20_Link">
https://www.ukrinform.ua/rubric-kyiv/3727631-raketna-ataka-na-kiiv-ratuvalniki-zaversili-roboti-v-budinku-poskodzenomu-ulamkami.html</text:a>
</text:p>
      <!--NEWS-->
      <text:h text:style-name="P10" text:outline-level="1">
<text:span text:style-name="T4">
Спека відступає: у понеділок Україні прогнозують дощі та грози</text:span>
</text:h>
      <text:p text:style-name="P4">
Authors: Ukrinform (Person)</text:p>
      <text:p text:style-name="P4">
Publisher: Укринформ (Organization)</text:p>
      <text:p text:style-name="P4">
Published Time: 2023-06-26T00:24:00+03:00</text:p>
      <text:p text:style-name="P4">
Modified Time: 2023-06-26T00:24:00+03:00</text:p>
      <text:p text:style-name="P4">
Description: В Україні у понеділок, 26 червня, очікується хмарна з проясненнями погода, місцями короткочасні дощі, грози, на Лівобережжі місцями значні дощі. — Укрінформ.</text:p>
      <text:p text:style-name="P4">
Images: ['<text:a xlink:type="simple" xlink:href="https://static.ukrinform.com/photos/2019_05/thumb_files/630_360_1558511876-237.jpg" text:style-name="Internet_20_link" text:visited-style-name="Visited_20_Internet_20_Link">
630_360_15585...</text:a>
']</text:p>
      <text:p text:style-name="P4">
Tags: ['Дощ', 'Гроза', 'Погода', 'Літо']</text:p>
      <text:p text:style-name="P4">
Type: Article</text:p>
      <!--METADATA-->
      <text:p text:style-name="P4">
<draw:frame draw:style-name="fr1" draw:name="Image338" text:anchor-type="as-char" svg:width="6.9236in" svg:height="3.956343in" draw:z-index="0">
<draw:image xlink:href="../Images/yкринформ/2023-06-26T00-24-00-03-00/630_360_1558511876-237.jpg" xlink:type="simple" xlink:show="embed" xlink:actuate="onLoad" draw:mime-type="image/jpeg"/>
</draw:frame>
 В Україніу понеділок, 26 червня, очікується хмарна з проясненнями погода, місцямикороткочасні дощі, грози, на Лівобережжі місцями значні дощі.</text:p>
      <text:p text:style-name="P4">
Про це Укрінформу повідомили в Українському гідрометцентрі.</text:p>
      <text:p text:style-name="P4">
Вітер переважно північно-західний, 7-12 м/с, у північних, центральних тасхідних областях вдень місцями пориви 15-20 м/с.</text:p>
      <text:p text:style-name="P4">
Температура вночі становитиме 11-16°, вдень 20-25°, у північно-східнихобластях 15-20°; у південній частині вночі 17-22°, вдень 24-29°.</text:p>
      <text:p text:style-name="P4">
У Києві та Київській області 26 червня місцями короткочасний дощ, гроза.Температура у столиці вночі 14-16°, вдень 21-23°; по області вночі 11-16°,вдень 20-25°.</text:p>
      <text:p text:style-name="P4">
<text:span text:style-name="T4">
Читайте також:</text:span>
 <text:a xlink:type="simple" xlink:href="https://www.ukrinform.ua/rubric-world/3726793-speka-u-pekini-perevisila-41-pobitij-poperednij-rekord.html" text:style-name="Internet_20_link" text:visited-style-name="Visited_20_Internet_20_Link">
 Спека у Пекіні перевищила 41°, побитий попередній рекорд</text:a>
</text:p>
      <text:p text:style-name="P4">
У вівторок, 27 червня, синоптики прогнозують дощі з грозами у східних,північно-східних, вдень і в західних областях, на решті території без опадів;28 червня вночі буде без опадів, вдень в Україні, крім більшості північних тацентральних областей, місцями короткочасні грозові дощі.</text:p>
      <text:p text:style-name="P4">
Температура вночі 11-16°, вдень 20-25°; у південній частині вночі 15-20°,вдень 24-29°.</text:p>
      <text:p text:style-name="P4">
У столичному регіоні 27-28 червня без опадів. Температура у <text:a xlink:type="simple" xlink:href="https://www.ukrinform.ua/tag-kiiv" text:style-name="Internet_20_link" text:visited-style-name="Visited_20_Internet_20_Link">
 Києві</text:a>
 вночі 14-16°, вдень 22-24°; по областівночі 11-16°, вдень 20-25°.</text:p>
      <text:p text:style-name="P4">
Впродовж 29-30 червня в Україні, за прогнозами синоптиків, часом дощі, місцямигрози, 30 червня в західних областях без опадів.</text:p>
      <text:p text:style-name="P4">
<text:span text:style-name="T4">
Читайте також:</text:span>
 <text:a xlink:type="simple" xlink:href="https://www.ukrinform.ua/rubric-world/3724973-torisne-lito-u-evropi-bulo-najteplisim-v-istorii-klimatologi.html" text:style-name="Internet_20_link" text:visited-style-name="Visited_20_Internet_20_Link">
 Торішнє літо у Європі було найтеплішим в історії -<text:span text:style-name="T4">
кліматолог</text:span>
 и </text:a>
</text:p>
      <text:p text:style-name="P4">
Температура вночі 10-16°, вдень 17-23°; у південній частині вночі 14-20°,вдень 21-27°.</text:p>
      <text:p text:style-name="P4">
У Києві 29-30 червня часом дощ, температура вночі 12-14°, вдень 21-23°.</text:p>
      <text:p text:style-name="P4">
Source: <text:a xlink:type="simple" xlink:href="https://www.ukrinform.ua/rubric-regions/3727489-speka-vidstupae-u-ponedilok-ukraini-prognozuut-dosi-ta-grozi.html" text:style-name="Internet_20_link" text:visited-style-name="Visited_20_Internet_20_Link">
https://www.ukrinform.ua/rubric-regions/3727489-speka-vidstupae-u-ponedilok-ukraini-prognozuut-dosi-ta-grozi.html</text:a>
</text:p>
      <!--NEWS-->
      <text:h text:style-name="P10" text:outline-level="1">
<text:span text:style-name="T4">
Унаслідок російських авіаударів у Сирії загинули щонайменше 13 людей</text:span>
</text:h>
      <text:p text:style-name="P4">
Authors: Ukrinform (Person)</text:p>
      <text:p text:style-name="P4">
Publisher: Укринформ (Organization)</text:p>
      <text:p text:style-name="P4">
Published Time: 2023-06-26T00:40:00+03:00</text:p>
      <text:p text:style-name="P4">
Modified Time: 2023-06-26T00:40:00+03:00</text:p>
      <text:p text:style-name="P4">
Description: Унаслідок ударів російської авіації на північному заході Сирії у неділю загинуло щонайменше 13 людей. — Укрінформ.</text:p>
      <text:p text:style-name="P4">
Images: ['<text:a xlink:type="simple" xlink:href="https://static.ukrinform.com/photos/2021_12/thumb_files/630_360_1640330796-210.jpeg" text:style-name="Internet_20_link" text:visited-style-name="Visited_20_Internet_20_Link">
630_360_16403...</text:a>
']</text:p>
      <text:p text:style-name="P4">
Tags: ['Обстріл', 'Сирія', 'Загибель', 'Війна з Росією']</text:p>
      <text:p text:style-name="P4">
Type: Article</text:p>
      <!--METADATA-->
      <text:p text:style-name="P4">
<draw:frame draw:style-name="fr1" draw:name="Image339" text:anchor-type="as-char" svg:width="6.9236in" svg:height="3.956343in" draw:z-index="0">
<draw:image xlink:href="../Images/yкринформ/2023-06-26T00-40-00-03-00/630_360_1640330796-210.jpeg" xlink:type="simple" xlink:show="embed" xlink:actuate="onLoad" draw:mime-type="image/jpeg"/>
</draw:frame>
 Унаслідокударів російської авіації на північному заході Сирії у неділю загинулощонайменше 13 людей.</text:p>
      <text:p text:style-name="P4">
Про це повідомили в Сирійській обсерваторії з прав людини, передає Укрінформ зпосиланням на <text:a xlink:type="simple" xlink:href="https://www.abc.net.au/news/2023-06-26/russian-strikes-kill-13-in-rebel-held-syria/102521954" text:style-name="Internet_20_link" text:visited-style-name="Visited_20_Internet_20_Link">
 ABC </text:a>
 .</text:p>
      <text:p text:style-name="P4">
Як зазначається, щонайменше дев'ять мирних жителів, у тому числі двоє дітей,були серед загиблих внаслідок <text:a xlink:type="simple" xlink:href="https://www.ukrinform.ua/tag-obstril" text:style-name="Internet_20_link" text:visited-style-name="Visited_20_Internet_20_Link">
 удару </text:a>
у неділю по фруктово-овочевому ринку в Джіср-ель-Шугурі в регіоні Ідліб.</text:p>
      <text:p text:style-name="P4">
Ще троє цивільних, серед яких двоє дітей, було вбито в результаті атаки впередмісті Ідліба. Також загинув бойовик-джихадист. Поранення внаслідокросійських авіанальотів отримали ще не менше 30 осіб.</text:p>
      <text:p text:style-name="P4">
«Ці російські удари є найбільш смертоносними в Сирії цього року», — сказавРамі Абдель Рахман, який очолює британську групу «Сирійська обсерваторія зправ людини».</text:p>
      <text:p text:style-name="P4">
<text:span text:style-name="T4">
Читайте також:</text:span>
 <text:a xlink:type="simple" xlink:href="https://www.ukrinform.ua/rubric-world/3715386-izrail-zavdav-aviaudariv-po-vijskovih-obektah-bila-stolici-sirii.html" text:style-name="Internet_20_link" text:visited-style-name="Visited_20_Internet_20_Link">
 Ізраїль завдав авіаударів по військових об’єктах білястолиці Сирії </text:a>
</text:p>
      <text:p text:style-name="P4">
За його словами, кількість жертв та постраждалих може зрости.</text:p>
      <text:p text:style-name="P4">
Як повідомлялося, міжнародна спільнота неодноразово вимагала від Росіїприпинити авіаудари в Сирії, зокрема у сирійських провінціях Ідліб та Хама.</text:p>
      <text:p text:style-name="P4">
Внаслідок воєнних дій у Сирії з 2011 року загинуло близько 500 тисяч людей,свої будинки залишили близько половини жителів країни.</text:p>
      <text:p text:style-name="P4">
Source: <text:a xlink:type="simple" xlink:href="https://www.ukrinform.ua/rubric-ato/3727605-unaslidok-rosijskih-aviaudariv-u-sirii-zaginuli-sonajmense-13-ludej.html" text:style-name="Internet_20_link" text:visited-style-name="Visited_20_Internet_20_Link">
https://www.ukrinform.ua/rubric-ato/3727605-unaslidok-rosijskih-aviaudariv-u-sirii-zaginuli-sonajmense-13-ludej.html</text:a>
</text:p>
      <!--NEWS-->
      <text:h text:style-name="P10" text:outline-level="1">
<text:span text:style-name="T4">
Генерал-майор Браян Меннес привітав випускників ВІКНУ імені Тараса Шевченка</text:span>
</text:h>
      <text:p text:style-name="P4">
Author: ['АРМІЯINFORM']</text:p>
      <text:p text:style-name="P4">
Time: 2023-06-26T98:00:00-04:00</text:p>
      <text:p text:style-name="P4">
Description: Привітання випускникам Військового інституту КНУ імені Тараса Шевченка від генерал-майор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mennes.jpg" text:style-name="Internet_20_link" text:visited-style-name="Visited_20_Internet_20_Link">
mennes.jpg</text:a>
']</text:p>
      <text:p text:style-name="P4">
Tags: ['ВИПУСКНИКИ', 'ВІКНУ', 'ПРИВІТАННЯ']</text:p>
      <text:p text:style-name="P4">
Category: News</text:p>
      <!--METADATA-->
      <text:p text:style-name="P4">
<draw:frame draw:style-name="fr1" draw:name="Image340" text:anchor-type="as-char" svg:width="6.9236in" svg:height="3.790671in" draw:z-index="0">
<draw:image xlink:href="../Images/AРМІЯINFORM/2023-06-26T98-00-00-04-00/mennes.jpg" xlink:type="simple" xlink:show="embed" xlink:actuate="onLoad" draw:mime-type="image/jpeg"/>
</draw:frame>
</text:p>
      <text:p text:style-name="P4">
Привітання випускникам Військового інституту КНУ імені Тараса Шевченка відгенерал-майора Браяна Меннеса із Форту Ліберті, Збройні сили Сполучених ШтатівАмерики.</text:p>
      <text:p text:style-name="P4">
— Мої вітання з Форту Ліберті, раніше відомого як Форт Брегг, ПівнічнаКароліна, найбільшої за чисельністю військової бази у світі, а також місця, щославиться своєю історією та відданістю цінностям свободи.</text:p>
      <text:p text:style-name="P4">
Я хочу висловити свою вдячність бригадному генералу Анатолію Шевченку AnatoliiShevchenko за можливість поділитися з вами кількома порадами, оскільки вашзаклад готує випускників, які ризикуючи власним життям, беруть на себезобов’язання виконувати завдання, що безсумнівно допоможуть захиститисуверенітет України.</text:p>
      <text:p text:style-name="P4">
Лиш нещодавно я звільнився з посади заступника командувача 18-го повітряно-десантного корпусу. Свого часу, ми були підрозділом Збройних Сил США, якийнадавав підтримку Збройним Силам України з лютого до грудня 2022 року. ЗбройніСили України та народ України неймовірно вразили нас.</text:p>
      <text:p text:style-name="P4">
У 2000 році, понад 23 роки тому, я брав участь в одних із перших навчань запрограмою «Партнерство заради миру» на заході України, поблизу Львова, девідповідав за спільне стратегічне планування разом з тодішнім командувачемАеромобільних військ ЗСУ, полковником Іваном Якубцем. Для мене це бувнеймовірний досвід. Порівнюючи стан вашого війська тоді і зараз, я враженийтим, наскільки Збройні Сили України зміцнились, зокрема, й завдяки такимкомандирам як ви.</text:p>
      <text:p text:style-name="P4">
Понад 35 років тому я закінчив академію у Вест-Пойнті. Серед вихідців академіїіснує повір’я, що якщо під час церемонії випуску дощить, то випускники підутьна війну. Так сталося у нашому випадку, повір’я справдилося. Понад п’ять роківя здійснював управління бойовими діями в Іраку та Афганістані, а такожвідповідав за планування дій Об’єднаного Командування спеціальних операцій напочаткових етапах розгортання у цих країнах. Також виконував обов’язкикомандира батальйону та бригади у 82-й повітряно-десантній дивізії, командирапершого батальйону «Рейнджер» та командира 10-ї гірської дивізії.</text:p>
      <text:p text:style-name="P4">
Визнаю, що я не мав за своїми плечима такого бойового досвіду як той, якийзараз здобувають в Україні, проте, я глибоко переконаний, що існують непорушніякості, якими повинні володіти командири:</text:p>
      <ul>
        <li>
          <text:p text:style-name="P4">
бути фізично й розумово сильним. Командири повинні вміти робити те, що роблять їхні підлеглі, і показувати їм власний приклад, розвивати витривалість, кмітливість та емоційну стійкість, які не поступаються фізичній силі на полі бою;  * бути працелюбним. Командири повинні присвячувати стільки часу підготовці, скільки потрібно;</text:p>
        </li>
        <li>
          <text:p text:style-name="P4">
бути технічно обізнаним. Командири повинні бути експертами у своїй галузі;</text:p>
        </li>
        <li>
          <text:p text:style-name="P4">
бути справжнім наставником. Командири повинні здійснювати підготовку підрозділу загалом, та кожного військовослужбовця зокрема, для забезпечення злагодженості дій;  * бути уважним до своїх підлеглих. Командири повинні піклуватися про підлеглих більше, аніж про самого себе та ставитися до них як до членів родини;  * бути чесним. У військовій справі чесність є надважливою. Командири повинні завжди бути чесними, неупередженими та надійними. Ваші товариші по службі поважатимуть вас за це;  * дотримуватися порядку підпорядкування. У військовій справі є визначений порядок підпорядкування, і важливо його дотримуватися. Ви повинні зважати на мудрість і досвід старших командирів, а також завжди поважати молодших;  * безперервно навчатися.</text:p>
        </li>
      </ul>
      <text:p text:style-name="P4">
Світ не стоїть на місці, як і виклики з якими ми стикаємося. Командири повиннібути відкритими до нових знань, опановувати нові тактики, технології тастратегії. Навчання має бути безперервним.</text:p>
      <text:p text:style-name="P4">
І найважливіше — командири повинні бути вірними своїй країні та завждидотримуватися свого слова. Відданість та мета військової служби не маютьпіддаватися сумніву.</text:p>
      <text:p text:style-name="P4">
Вашою основною мотивацією має бути захист та відстоювання положень КонституціїУкраїни. У важкі часи військовий обов’язок та захист своєї країни є головнимпокликанням. Ви все робите правильно, якщо отримуєте задоволення від часу,проведеного на службі. Будьте уважними до військовослужбовців та виховуйтепідлеглих, які цінуватимуть ваші командирські якості.</text:p>
      <text:p text:style-name="P4">
Могутність армії — у її єдності. Успішне виконання завдання завжди є спільнимзусиллям.</text:p>
      <text:p text:style-name="P4">
І насамкінець, знайдіть час згадати тих, хто служив до нас, був жертовним ймужнім та неоціненний досвід яких тепер є для нас важливим уроком. Вшануйте їхта робіть усе можливе, щоб зберегти принципи, за які вони боролися. Ясподіваюся, що ви будете керуватися цими порадами під час своєї служби. Будьтехоробрими, сильними та гідними.</text:p>
      <text:p text:style-name="P4">
Дякую за можливість привітати вас. Я справді захоплююся вами! Міцного здоров’ята щасти вам! Молюся, щоб одного дня в Україні настав мир.</text:p>
      <text:p text:style-name="P4">
<text:span text:style-name="T4">
Джерело:</text:span>
 <text:a xlink:type="simple" xlink:href="https://www.facebook.com/watch/" text:style-name="Internet_20_link" text:visited-style-name="Visited_20_Internet_20_Link">
Генеральний штабЗСУ</text:a>
</text:p>
      <text:p text:style-name="P4">
Source: <text:a xlink:type="simple" xlink:href="https://armyinform.com.ua/2023/06/26/general-major-brayan-mennes-pryvitav-vypusknykiv-viknu-imeni-tarasa-shevchenka/" text:style-name="Internet_20_link" text:visited-style-name="Visited_20_Internet_20_Link">
https://armyinform.com.ua/2023/06/26/general-major-brayan-mennes-pryvitav-vypusknykiv-viknu-imeni-tarasa-shevchenka/</text:a>
</text:p>
      <!--NEWS-->
      <text:h text:style-name="P10" text:outline-level="1">
<text:span text:style-name="T4">
Артилерія рашистів поцілила по Нікополю, є жертви серед цивільних</text:span>
</text:h>
      <text:p text:style-name="P4">
Author: ['АРМІЯINFORM']</text:p>
      <text:p text:style-name="P4">
Time: 2023-06-26T99:00:00-04:00</text:p>
      <text:p text:style-name="P4">
Description: У Нікополі окупанти вбили чоловіка та ще одного поранили — поліцейські задокументув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6066500_601786052091429_8095105881567161038_n.jpg" text:style-name="Internet_20_link" text:visited-style-name="Visited_20_Internet_20_Link">
356066500_601786052091429_8095105881567161038_n.jpg</text:a>
', '<text:a xlink:type="simple" xlink:href="https://armyinform.com.ua/wp-content/uploads/2023/06/356033154_601786068758094_2933138452501796479_n-150x150.jpg" text:style-name="Internet_20_link" text:visited-style-name="Visited_20_Internet_20_Link">
356033154_601786068758094_2933138452501796479_n-150x150.jpg</text:a>
', '<text:a xlink:type="simple" xlink:href="https://armyinform.com.ua/wp-content/uploads/2023/06/356394509_601786038758097_1803609968729518911_n-150x150.jpg" text:style-name="Internet_20_link" text:visited-style-name="Visited_20_Internet_20_Link">
356394509_601786038758097_1803609968729518911_n-150x150.jpg</text:a>
']</text:p>
      <text:p text:style-name="P4">
Tags: ['STOPRUSSIA', 'ВОЄННІ ЗЛОЧИНИ ЗС РФ', 'ВТОРГНЕННЯ РФ', 'НІКОПОЛЬ']</text:p>
      <text:p text:style-name="P4">
Category: News</text:p>
      <!--METADATA-->
      <text:p text:style-name="P4">
<draw:frame draw:style-name="fr1" draw:name="Image341" text:anchor-type="as-char" svg:width="6.9236in" svg:height="5.302496in" draw:z-index="0">
<draw:image xlink:href="../Images/AРМІЯINFORM/2023-06-26T99-00-00-04-00/356066500_601786052091429_8095105881567161038_n.jpg" xlink:type="simple" xlink:show="embed" xlink:actuate="onLoad" draw:mime-type="image/jpeg"/>
</draw:frame>
</text:p>
      <text:p text:style-name="P4">
У Нікополі окупанти вбили чоловіка та ще одного поранили — поліцейськізадокументували наслідки обстрілів на місцях атаки,<text:a xlink:type="simple" xlink:href="https://www.facebook.com/UA.National.Police/posts/pfbid0fCW3qM1ntgvtEFFKFkf6hjVnxEcU9Joj7qUWkuRXnA15oZQo9tYra3tffBs3RPnGl" text:style-name="Internet_20_link" text:visited-style-name="Visited_20_Internet_20_Link">
повідомляє</text:a>
пресслужба НПУ.</text:p>
      <text:p text:style-name="P4">
«24 червня російська артилерія поцілила по Нікополю, Покровській таМарганецькій громадах. У районному центрі ворожі снаряди вбили 70-річногочоловіка. Пошкоджено будівлі на території двох приватних підприємств, 8гаражів, 6 приватних житлових будинків, 7 господарчих споруд, легковийавтомобіль, газопровід і лінію електропередач. В приміщеннях вилетіли вікна,понівечило стіни та фасади, побило осколками дах», — йдеться у повідомленні.</text:p>
      <text:p text:style-name="P4">
<text:a xlink:type="simple" xlink:href="https://armyinform.com.ua/wp-content/uploads/2023/06/356033154_601786068758094_2933138452501796479_n.jpg" text:style-name="Internet_20_link" text:visited-style-name="Visited_20_Internet_20_Link">
<draw:frame draw:style-name="fr1" draw:name="Image342" text:anchor-type="as-char" svg:width="6.9236in" svg:height="6.9236in" draw:z-index="0">
<draw:image xlink:href="../Images/AРМІЯINFORM/2023-06-26T99-00-00-04-00/356033154_601786068758094_2933138452501796479_n-150x150.jpg" xlink:type="simple" xlink:show="embed" xlink:actuate="onLoad" draw:mime-type="image/jpeg"/>
</draw:frame>
</text:a>
</text:p>
      <text:p text:style-name="P4">
<text:a xlink:type="simple" xlink:href="https://armyinform.com.ua/wp-content/uploads/2023/06/356394509_601786038758097_1803609968729518911_n.jpg" text:style-name="Internet_20_link" text:visited-style-name="Visited_20_Internet_20_Link">
<draw:frame draw:style-name="fr1" draw:name="Image343" text:anchor-type="as-char" svg:width="6.9236in" svg:height="6.9236in" draw:z-index="0">
<draw:image xlink:href="../Images/AРМІЯINFORM/2023-06-26T99-00-00-04-00/356394509_601786038758097_1803609968729518911_n-150x150.jpg" xlink:type="simple" xlink:show="embed" xlink:actuate="onLoad" draw:mime-type="image/jpeg"/>
</draw:frame>
</text:a>
</text:p>
      <text:p text:style-name="P4">
Крім того, близько 21.20 години армія рф повторно поцілила по приватномусектору міста. Поранення отримав 47-річний чоловік — поліцейські передали йогомедикам. Також є пошкодження приватних будинків.</text:p>
      <text:p text:style-name="P4">
В трьох населених пунктах Покровської та Марганецької громади, на щастя,обійшлося без жертв та значних руйнувань.</text:p>
      <text:p text:style-name="P4">
Source: <text:a xlink:type="simple" xlink:href="https://armyinform.com.ua/2023/06/26/artyleriya-rashystiv-poczilyla-po-nikopolyu-ye-zhertvy-sered-czyvilnyh/" text:style-name="Internet_20_link" text:visited-style-name="Visited_20_Internet_20_Link">
https://armyinform.com.ua/2023/06/26/artyleriya-rashystiv-poczilyla-po-nikopolyu-ye-zhertvy-sered-czyvilnyh/</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